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Kharkiv, Kharkivska Oblast(18:31). Red Alert: aerial threat. Sirens sounding. Take cover now!</text:span>
</text:h>
      <text:p text:style-name="P4">
Authors: liveuamap (Language: en)</text:p>
      <text:p text:style-name="P4">
Time: 2023-04-12T-34:32:00</text:p>
      <text:p text:style-name="P4">
Location: Kharkiv (Latitude:49.98044 Longtitude:36.25157)</text:p>
      <text:p text:style-name="P4">
Videos: []</text:p>
      <text:p text:style-name="P4">
Images: []</text:p>
      <text:p text:style-name="P4">
Tags: ["Europe", "Central and Eastern Europe"]</text:p>
      <text:p text:style-name="P4">
Id: 22555643</text:p>
      <!--METADATA-->
      <text:p text:style-name="P4">
Kharkiv, Kharkiv region(18:31). Red Alert: aerial threat. Sirens sounding.Take cover now!</text:p>
      <text:p text:style-name="P4">
News Collection Link: <text:a xlink:type="simple" xlink:href="https://liveuamap.com/en/2023/12-april-kharkiv-kharkivska-oblast1831-red-alg" text:style-name="Internet_20_link" text:visited-style-name="Visited_20_Internet_20_Link">
https://liveuamap.com/en/2023/12-april-kharkiv-kharkivska-oblast1831-red-alg</text:a>
</text:p>
      <text:p text:style-name="P4">
News Source: <text:a xlink:type="simple" xlink:href="https://t.me/air_alert_ua/42941" text:style-name="Internet_20_link" text:visited-style-name="Visited_20_Internet_20_Link">
https://t.me/air_alert_ua/42941</text:a>
</text:p>
      <!--NEWS-->
      <text:h text:style-name="P10" text:outline-level="1">
<text:span text:style-name="T4">
JSC Kupiansk Directio Rusian Army Shelled well, Kamyanka, Poplar, Red First, rarely ...</text:span>
</text:h>
      <text:p text:style-name="P4">
Authors: liveuamap (Language: en)</text:p>
      <text:p text:style-name="P4">
Time: 2023-04-12T-51:19:00</text:p>
      <text:p text:style-name="P4">
Location: Kharkiv (Latitude:49.51875 Longtitude:37.95467)</text:p>
      <text:p text:style-name="P4">
Videos: []</text:p>
      <text:p text:style-name="P4">
Images: []</text:p>
      <text:p text:style-name="P4">
Tags: ["Russia"]</text:p>
      <text:p text:style-name="P4">
Id: 22555560</text:p>
      <!--METADATA-->
      <text:p text:style-name="P4">
At Kupiansk direction Russian army shelled Kolodyazne, Kamyanka, Topoli,Krasne Pershe, Ridkodub, Novomlynsk, Dvorichna, Kindrashivka, Pischane andBerestove of Kharkiv region and Novoselivske of Luhansk region, - GeneralStaff of Armed Forces of Ukraine says in the morning report</text:p>
      <text:p text:style-name="P4">
News Collection Link: <text:a xlink:type="simple" xlink:href="https://liveuamap.com/en/2023/12-april-at-kupiansk-direction-russian-army-shelled-kolodyazne" text:style-name="Internet_20_link" text:visited-style-name="Visited_20_Internet_20_Link">
https://liveuamap.com/en/2023/12-april-at-kupiansk-direction-russian-army-shelled-kolodyazne</text:a>
</text:p>
      <text:p text:style-name="P4">
News Source: <text:a xlink:type="simple" xlink:href="https://t.me/lumsrc/4471" text:style-name="Internet_20_link" text:visited-style-name="Visited_20_Internet_20_Link">
https://t.me/lumsrc/4471</text:a>
</text:p>
      <!--NEWS-->
      <text:h text:style-name="P10" text:outline-level="1">
<text:span text:style-name="T4">
At Lyman direction Russian army shelled Makiyivka, Nevske, Bilohorivka of Luhansk region and ...</text:span>
</text:h>
      <text:p text:style-name="P4">
Authors: liveuamap (Language: en)</text:p>
      <text:p text:style-name="P4">
Time: 2023-04-12T-53:19:00</text:p>
      <text:p text:style-name="P4">
Location: Bakhmut (Latitude:48.80607 Longtitude:38.24444)</text:p>
      <text:p text:style-name="P4">
Videos: []</text:p>
      <text:p text:style-name="P4">
Images: []</text:p>
      <text:p text:style-name="P4">
Tags: ["Russia"]</text:p>
      <text:p text:style-name="P4">
Id: 22555559</text:p>
      <!--METADATA-->
      <text:p text:style-name="P4">
At Lyman direction Russian army shelled Makiyivka, Nevske, Bilohorivka ofLuhansk region and Yampolivka, Torske, Spirne of Donetsk region, - GeneralStaff of Armed Forces of Ukraine says in the morning report</text:p>
      <text:p text:style-name="P4">
News Collection Link: <text:a xlink:type="simple" xlink:href="https://liveuamap.com/en/2023/12-april-at-lyman-direction-russian-army-shelled-makiyivka" text:style-name="Internet_20_link" text:visited-style-name="Visited_20_Internet_20_Link">
https://liveuamap.com/en/2023/12-april-at-lyman-direction-russian-army-shelled-makiyivka</text:a>
</text:p>
      <text:p text:style-name="P4">
News Source: <text:a xlink:type="simple" xlink:href="https://t.me/lumsrc/4472" text:style-name="Internet_20_link" text:visited-style-name="Visited_20_Internet_20_Link">
https://t.me/lumsrc/4472</text:a>
</text:p>
      <!--NEWS-->
      <text:h text:style-name="P10" text:outline-level="1">
<text:span text:style-name="T4">
At Avdiyivka and Maryinka directions Russian army shelled Novokalynove, Orlivka, Avdiyivka, T...</text:span>
</text:h>
      <text:p text:style-name="P4">
Authors: liveuamap (Language: en)</text:p>
      <text:p text:style-name="P4">
Time: 2023-04-12T-55:19:00</text:p>
      <text:p text:style-name="P4">
Location: Donetsk Oblast (Latitude:47.91588 Longtitude:37.46441)</text:p>
      <text:p text:style-name="P4">
Videos: []</text:p>
      <text:p text:style-name="P4">
Images: []</text:p>
      <text:p text:style-name="P4">
Tags: ["Russia"]</text:p>
      <text:p text:style-name="P4">
Id: 22555557</text:p>
      <!--METADATA-->
      <text:p text:style-name="P4">
At Avdiyivka and Maryinka directions Russian army shelled Novokalynove,Orlivka, Avdiyivka, Tonenke, Syeverne, Pervomayske, Netaylove, Karlivka,Krasnohorivka, Heorhiyivka, Maryinka and Pobyeda of Donetsk region, - GeneralStaff of Armed Forces of Ukraine says in the morning report</text:p>
      <text:p text:style-name="P4">
News Collection Link: <text:a xlink:type="simple" xlink:href="https://liveuamap.com/en/2023/12-april-at-avdiyivka-and-maryinka-directions-russian-army" text:style-name="Internet_20_link" text:visited-style-name="Visited_20_Internet_20_Link">
https://liveuamap.com/en/2023/12-april-at-avdiyivka-and-maryinka-directions-russian-army</text:a>
</text:p>
      <text:p text:style-name="P4">
News Source: <text:a xlink:type="simple" xlink:href="https://t.me/lumsrc/4474" text:style-name="Internet_20_link" text:visited-style-name="Visited_20_Internet_20_Link">
https://t.me/lumsrc/4474</text:a>
</text:p>
      <!--NEWS-->
      <text:h text:style-name="P10" text:outline-level="1">
<text:span text:style-name="T4">
AT Shakhtarsk Directive Rossian Army Sheled Novomikhailivka, Shakhotrsk, NovoKoCheKANIK, led ...</text:span>
</text:h>
      <text:p text:style-name="P4">
Authors: liveuamap (Language: en)</text:p>
      <text:p text:style-name="P4">
Time: 2023-04-12T-57:19:00</text:p>
      <text:p text:style-name="P4">
Location: Vuhledar (Latitude:47.83229 Longtitude:37.10289)</text:p>
      <text:p text:style-name="P4">
Videos: []</text:p>
      <text:p text:style-name="P4">
Images: []</text:p>
      <text:p text:style-name="P4">
Tags: ["Russia"]</text:p>
      <text:p text:style-name="P4">
Id: 22555556</text:p>
      <!--METADATA-->
      <text:p text:style-name="P4">
At Shaktarske direction Russian army shelled Novomykhaylivka, Shakhtarske,Novoukrayinka, Velyka Novosilka, Vuhledar, Prechystivka of Donetsk region, -General Staff of Armed Forces of Ukraine says in the morning report</text:p>
      <text:p text:style-name="P4">
News Collection Link: <text:a xlink:type="simple" xlink:href="https://liveuamap.com/en/2023/12-april-at-shaktarske-direction-russian-army-shelled-novomykhaylivka" text:style-name="Internet_20_link" text:visited-style-name="Visited_20_Internet_20_Link">
https://liveuamap.com/en/2023/12-april-at-shaktarske-direction-russian-army-shelled-novomykhaylivka</text:a>
</text:p>
      <text:p text:style-name="P4">
News Source: <text:a xlink:type="simple" xlink:href="https://t.me/lumsrc/4475" text:style-name="Internet_20_link" text:visited-style-name="Visited_20_Internet_20_Link">
https://t.me/lumsrc/4475</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2T-59:19:00</text:p>
      <text:p text:style-name="P4">
Location: Kherson (Latitude:46.63863 Longtitude:32.61265)</text:p>
      <text:p text:style-name="P4">
Videos: []</text:p>
      <text:p text:style-name="P4">
Images: []</text:p>
      <text:p text:style-name="P4">
Tags: ["Russia"]</text:p>
      <text:p text:style-name="P4">
Id: 22555555</text:p>
      <!--METADATA-->
      <text:p text:style-name="P4">
At Zaporizhzhia and Kherson Directions Russian Army Shelled Vremivka, Novopilof Donetsk Region; Novosilka, Olhivske, Malynivka, Chervone, Huliaipole, Charivne, Mala Tokmachka, Orikhiv of Zaporizhzhia Region;</text:p>
      <text:p text:style-name="P4">
News Collection Link: <text:a xlink:type="simple" xlink:href="https://liveuamap.com/en/2023/12-april-at-zaporizhzhia-and-kherson-directions-russian-army" text:style-name="Internet_20_link" text:visited-style-name="Visited_20_Internet_20_Link">
https://liveuamap.com/en/2023/12-pril-zaporizhia-kherson-directions-russian -army</text:a>
</text:p>
      <text:p text:style-name="P4">
News Source: <text:a xlink:type="simple" xlink:href="https://t.me/lumsrc/4476" text:style-name="Internet_20_link" text:visited-style-name="Visited_20_Internet_20_Link">
https://t.me/lumsrc/4476</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2T-61:19:00</text:p>
      <text:p text:style-name="P4">
Location: Marinka, Donetsk Oblast (Latitude:47.94349 Longtitude:37.50149)</text:p>
      <text:p text:style-name="P4">
Videos: []</text:p>
      <text:p text:style-name="P4">
Images: []</text:p>
      <text:p text:style-name="P4">
Tags: ["Russia"]</text:p>
      <text:p text:style-name="P4">
Id: 22555554</text:p>
      <!--METADATA-->
      <text:p text:style-name="P4">
Russian forces conducting offensive actions at Lyman, Bakhmut, Avdiivka andMaryinka directions. Ukrainian military repelled 72 Russian attacks. Russianforces attempting to advance near Bilohorivka and Spirne, Bakhmut andBohdanivka, Avdiyivka, Pervomayske, Nevelske and Maryinka of Donetsk region, -General Staff of Armed Forces of Ukraine says in the morning report</text:p>
      <text:p text:style-name="P4">
News Collection Link: <text:a xlink:type="simple" xlink:href="https://liveuamap.com/en/2023/12-april-russian-forces-conducting-offensive-actions-at-lyman" text:style-name="Internet_20_link" text:visited-style-name="Visited_20_Internet_20_Link">
https://liveuamap.com/en/2023/12-april-russian-forces-conducting-offensive-actions-at-lyman</text:a>
</text:p>
      <text:p text:style-name="P4">
News Source: <text:a xlink:type="simple" xlink:href="https://t.me/lumsrc/4477" text:style-name="Internet_20_link" text:visited-style-name="Visited_20_Internet_20_Link">
https://t.me/lumsrc/4477</text:a>
</text:p>
      <!--NEWS-->
      <text:h text:style-name="P10" text:outline-level="1">
<text:span text:style-name="T4">
Dnipro, Dnipropetrovska Oblast(18:31). Red Alert: aerial threat. Sirens sounding. Take cover ...</text:span>
</text:h>
      <text:p text:style-name="P4">
Authors: liveuamap (Language: en)</text:p>
      <text:p text:style-name="P4">
Time: 2023-04-12T12:31:00</text:p>
      <text:p text:style-name="P4">
Location: Dnipro (Latitude:48.45805 Longtitude:35.03951)</text:p>
      <text:p text:style-name="P4">
Videos: []</text:p>
      <text:p text:style-name="P4">
Images: []</text:p>
      <text:p text:style-name="P4">
Tags: ["Europe", "Central and Eastern Europe"]</text:p>
      <text:p text:style-name="P4">
Id: 22555642</text:p>
      <!--METADATA-->
      <text:p text:style-name="P4">
Dnipro, Dnipropetrovsk region(18:31). Red Alert: aerial threat. Sirenssounding. Take cover now!</text:p>
      <text:p text:style-name="P4">
News Collection Link: <text:a xlink:type="simple" xlink:href="https://liveuamap.com/en/2023/12-april-dnipro-dnipropetrovska-oblast1831-reg" text:style-name="Internet_20_link" text:visited-style-name="Visited_20_Internet_20_Link">
https://liveuamap.com/en/2023/12-april-dnipro-dnipropetrovska-oblast1831-reg</text:a>
</text:p>
      <text:p text:style-name="P4">
News Source: <text:a xlink:type="simple" xlink:href="https://t.me/suspilnednipro/14320" text:style-name="Internet_20_link" text:visited-style-name="Visited_20_Internet_20_Link">
https://t.me/suspilnednipro/14320</text:a>
</text:p>
      <!--NEWS-->
      <text:h text:style-name="P10" text:outline-level="1">
<text:span text:style-name="T4">
Zaporizka Oblast(18:31). Red Alert: aerial threat. Sirens sounding. Take cover now!</text:span>
</text:h>
      <text:p text:style-name="P4">
Authors: liveuamap (Language: en)</text:p>
      <text:p text:style-name="P4">
Time: 2023-04-12T12:32:00</text:p>
      <text:p text:style-name="P4">
Location: Zaporizka Oblast (Latitude:47.612691 Longtitude:35.766471)</text:p>
      <text:p text:style-name="P4">
Videos: []</text:p>
      <text:p text:style-name="P4">
Images: []</text:p>
      <text:p text:style-name="P4">
Tags: ["Europe", "Central and Eastern Europe"]</text:p>
      <text:p text:style-name="P4">
Id: 22555644</text:p>
      <!--METADATA-->
      <text:p text:style-name="P4">
Zaporizhzhia region(18:31). Red Alert: aerial threat. Sirens sounding. Take covernow!</text:p>
      <text:p text:style-name="P4">
News Collection Link: <text:a xlink:type="simple" xlink:href="https://liveuamap.com/en/2023/12-april-zaporizka-oblast1831-red-alert-aeriag" text:style-name="Internet_20_link" text:visited-style-name="Visited_20_Internet_20_Link">
https://liveuamap.com/en/2023/12-april-zaporizka-oblast1831-red-alert-aeriag</text:a>
</text:p>
      <text:p text:style-name="P4">
News Source: <text:a xlink:type="simple" xlink:href="https://t.me/suspilnezaporizhzhya/12052" text:style-name="Internet_20_link" text:visited-style-name="Visited_20_Internet_20_Link">
https://t.me/suspilnezaporizhzhya/12052</text:a>
</text:p>
      <!--NEWS-->
      <text:h text:style-name="P10" text:outline-level="1">
<text:span text:style-name="T4">
Poltavska Oblast(18:31). Red Alert: aerial threat. Sirens sounding. Take cover now!</text:span>
</text:h>
      <text:p text:style-name="P4">
Authors: liveuamap (Language: en)</text:p>
      <text:p text:style-name="P4">
Time: 2023-04-12T12:33:00</text:p>
      <text:p text:style-name="P4">
Location: Poltavska Oblast (Latitude:49.47657 Longtitude:33.81761)</text:p>
      <text:p text:style-name="P4">
Videos: []</text:p>
      <text:p text:style-name="P4">
Images: []</text:p>
      <text:p text:style-name="P4">
Tags: ["Europe", "Central and Eastern Europe"]</text:p>
      <text:p text:style-name="P4">
Id: 22555645</text:p>
      <!--METADATA-->
      <text:p text:style-name="P4">
Poltava(18:31). Red Alert: aerial threat. Sirens sounding. Take covernow!</text:p>
      <text:p text:style-name="P4">
News Collection Link: <text:a xlink:type="simple" xlink:href="https://liveuamap.com/en/2023/12-april-poltavska-oblast1831-red-alert-aeriag" text:style-name="Internet_20_link" text:visited-style-name="Visited_20_Internet_20_Link">
https://liveuamap.com/en/2023/12-april-poltavska-oblast1831-red-alert-aeriag</text:a>
</text:p>
      <text:p text:style-name="P4">
News Source: <text:a xlink:type="simple" xlink:href="https://t.me/suspilnepoltava/10760" text:style-name="Internet_20_link" text:visited-style-name="Visited_20_Internet_20_Link">
https://t.me/suspilnepoltava/10760</text:a>
</text:p>
      <!--NEWS-->
      <text:h text:style-name="P10" text:outline-level="1">
<text:span text:style-name="T4">
Donetsk Oblast(18:32). Red Alert: aerial threat. Sirens sounding. Take cover now!</text:span>
</text:h>
      <text:p text:style-name="P4">
Authors: liveuamap (Language: en)</text:p>
      <text:p text:style-name="P4">
Time: 2023-04-12T12:34:00</text:p>
      <text:p text:style-name="P4">
Location: Donetsk Oblast (Latitude:48.72719 Longtitude:37.57819)</text:p>
      <text:p text:style-name="P4">
Videos: []</text:p>
      <text:p text:style-name="P4">
Images: []</text:p>
      <text:p text:style-name="P4">
Tags: ["Europe", "Central and Eastern Europe"]</text:p>
      <text:p text:style-name="P4">
Id: 22555646</text:p>
      <!--METADATA-->
      <text:p text:style-name="P4">
Donetsk Oblast(18:32). Red Alert: aerial threat. Sirens sounding. Take covernow!</text:p>
      <text:p text:style-name="P4">
News Collection Link: <text:a xlink:type="simple" xlink:href="https://liveuamap.com/en/2023/12-april-donetsk-oblast1832-red-alert-aerial-g" text:style-name="Internet_20_link" text:visited-style-name="Visited_20_Internet_20_Link">
https://liveuamap.com/en/2023/12-april-donetsk-oblast1832-red-alert-aerial-g</text:a>
</text:p>
      <text:p text:style-name="P4">
News Source: <text:a xlink:type="simple" xlink:href="https://t.me/air_alert_ua/42945" text:style-name="Internet_20_link" text:visited-style-name="Visited_20_Internet_20_Link">
https://t.me/air_alert_ua/42945</text:a>
</text:p>
      <!--NEWS-->
      <text:h text:style-name="P10" text:outline-level="1">
<text:span text:style-name="T4">
Donetsk Oblast(19:26). Red Alert: aerial threat. Sirens sounding. Take cover now!</text:span>
</text:h>
      <text:p text:style-name="P4">
Authors: liveuamap (Language: en)</text:p>
      <text:p text:style-name="P4">
Time: 2023-04-12T13:26:00</text:p>
      <text:p text:style-name="P4">
Location: Donetsk Oblast (Latitude:48.72731 Longtitude:37.57744)</text:p>
      <text:p text:style-name="P4">
Videos: []</text:p>
      <text:p text:style-name="P4">
Images: []</text:p>
      <text:p text:style-name="P4">
Tags: ["Europe", "Central and Eastern Europe"]</text:p>
      <text:p text:style-name="P4">
Id: 22555666</text:p>
      <!--METADATA-->
      <text:p text:style-name="P4">
Donetsk Oblast(19:26). Red Alert: aerial threat. Sirens sounding. Take covernow!</text:p>
      <text:p text:style-name="P4">
News Collection Link: <text:a xlink:type="simple" xlink:href="https://liveuamap.com/en/2023/12-april-donetsk-oblast1926-red-alert-aerial-g" text:style-name="Internet_20_link" text:visited-style-name="Visited_20_Internet_20_Link">
https://liveuamap.com/en/2023/12-april-donetsk-oblast1926-red-alert-aerial-g</text:a>
</text:p>
      <text:p text:style-name="P4">
News Source: <text:a xlink:type="simple" xlink:href="https://t.me/air_alert_ua/42951" text:style-name="Internet_20_link" text:visited-style-name="Visited_20_Internet_20_Link">
https://t.me/air_alert_ua/42951</text:a>
</text:p>
      <!--NEWS-->
      <text:h text:style-name="P10" text:outline-level="1">
<text:span text:style-name="T4">
Kherson, Khersonska Oblast(20:38). Red Alert: aerial threat. Sirens sounding. Take cover now!</text:span>
</text:h>
      <text:p text:style-name="P4">
Authors: liveuamap (Language: en)</text:p>
      <text:p text:style-name="P4">
Time: 2023-04-12T14:39:00</text:p>
      <text:p text:style-name="P4">
Location: Kherson (Latitude:46.65581000 Longtitude:32.61780000)</text:p>
      <text:p text:style-name="P4">
Videos: []</text:p>
      <text:p text:style-name="P4">
Images: []</text:p>
      <text:p text:style-name="P4">
Tags: ["Europe", "Central and Eastern Europe"]</text:p>
      <text:p text:style-name="P4">
Id: 22555679</text:p>
      <!--METADATA-->
      <text:p text:style-name="P4">
Kherson, Kherson region(20:38). Red Alert: aerial threat. Sirens sounding.Take cover now!</text:p>
      <text:p text:style-name="P4">
News Collection Link: <text:a xlink:type="simple" xlink:href="https://liveuamap.com/en/2023/12-april-kherson-khersonska-oblast2038-red-alg" text:style-name="Internet_20_link" text:visited-style-name="Visited_20_Internet_20_Link">
https://liveuamap.com/en/2023/12-april-kherson-khersonska-oblast2038-red-alg</text:a>
</text:p>
      <text:p text:style-name="P4">
News Source: <text:a xlink:type="simple" xlink:href="https://t.me/air_alert_ua/42953" text:style-name="Internet_20_link" text:visited-style-name="Visited_20_Internet_20_Link">
https://t.me/air_alert_ua/42953</text:a>
</text:p>
      <!--NEWS-->
      <text:h text:style-name="P10" text:outline-level="1">
<text:span text:style-name="T4">
Donetsk Oblast(22:49). Red Alert: aerial threat. Sirens sounding. Take cover now!</text:span>
</text:h>
      <text:p text:style-name="P4">
Authors: liveuamap (Language: en)</text:p>
      <text:p text:style-name="P4">
Time: 2023-04-12T16:50:00</text:p>
      <text:p text:style-name="P4">
Location: Donetsk Oblast (Latitude:48.72757 Longtitude:37.57817)</text:p>
      <text:p text:style-name="P4">
Videos: []</text:p>
      <text:p text:style-name="P4">
Images: []</text:p>
      <text:p text:style-name="P4">
Tags: ["Europe", "Central and Eastern Europe"]</text:p>
      <text:p text:style-name="P4">
Id: 22555686</text:p>
      <!--METADATA-->
      <text:p text:style-name="P4">
Donetsk Oblast(22:49). Red Alert: aerial threat. Sirens sounding. Take covernow!</text:p>
      <text:p text:style-name="P4">
News Collection Link: <text:a xlink:type="simple" xlink:href="https://liveuamap.com/en/2023/12-april-donetsk-oblast2249-red-alert-aerial-g" text:style-name="Internet_20_link" text:visited-style-name="Visited_20_Internet_20_Link">
https://liveuamap.com/en/2023/12-april-donetsk-oblast2249-red-alert-aerial-g</text:a>
</text:p>
      <text:p text:style-name="P4">
News Source: <text:a xlink:type="simple" xlink:href="https://t.me/air_alert_ua/42956" text:style-name="Internet_20_link" text:visited-style-name="Visited_20_Internet_20_Link">
https://t.me/air_alert_ua/42956</text:a>
</text:p>
      <!--NEWS-->
      <text:h text:style-name="P10" text:outline-level="1">
<text:span text:style-name="T4">
Kharkiv, Kharkivska Oblast(00:26). Red Alert: aerial threat. Sirens sounding. Take cover now!</text:span>
</text:h>
      <text:p text:style-name="P4">
Authors: liveuamap (Language: en)</text:p>
      <text:p text:style-name="P4">
Time: 2023-04-12T18:26:00</text:p>
      <text:p text:style-name="P4">
Location: Kharkiv (Latitude:49.98081000 Longtitude:36.25272000)</text:p>
      <text:p text:style-name="P4">
Videos: []</text:p>
      <text:p text:style-name="P4">
Images: []</text:p>
      <text:p text:style-name="P4">
Tags: ["Europe", "Central and Eastern Europe"]</text:p>
      <text:p text:style-name="P4">
Id: 22555687</text:p>
      <!--METADATA-->
      <text:p text:style-name="P4">
Kharkiv, Kharkiv region(00:26). Red Alert: aerial threat. Sirens sounding.Take cover now!</text:p>
      <text:p text:style-name="P4">
News Collection Link: <text:a xlink:type="simple" xlink:href="https://liveuamap.com/en/2023/12-april-kharkiv-kharkivska-oblast0026-red-alg" text:style-name="Internet_20_link" text:visited-style-name="Visited_20_Internet_20_Link">
https://liveuamap.com/en/2023/12-april-kharkiv-kharkivska-oblast0026-red-alg</text:a>
</text:p>
      <text:p text:style-name="P4">
News Source: <text:a xlink:type="simple" xlink:href="https://t.me/air_alert_ua/42958" text:style-name="Internet_20_link" text:visited-style-name="Visited_20_Internet_20_Link">
https://t.me/air_alert_ua/42958</text:a>
</text:p>
      <!--NEWS-->
      <text:h text:style-name="P10" text:outline-level="1">
<text:span text:style-name="T4">
Donetsk Oblast(00:26). Red Alert: aerial threat. Sirens sounding. Take cover now!</text:span>
</text:h>
      <text:p text:style-name="P4">
Authors: liveuamap (Language: en)</text:p>
      <text:p text:style-name="P4">
Time: 2023-04-12T18:29:00</text:p>
      <text:p text:style-name="P4">
Location: Donetsk Oblast (Latitude:48.72744 Longtitude:37.5781)</text:p>
      <text:p text:style-name="P4">
Videos: []</text:p>
      <text:p text:style-name="P4">
Images: []</text:p>
      <text:p text:style-name="P4">
Tags: ["Europe", "Central and Eastern Europe"]</text:p>
      <text:p text:style-name="P4">
Id: 22555688</text:p>
      <!--METADATA-->
      <text:p text:style-name="P4">
Donetsk Oblast(00:26). Red Alert: aerial threat. Sirens sounding. Take covernow!</text:p>
      <text:p text:style-name="P4">
News Collection Link: <text:a xlink:type="simple" xlink:href="https://liveuamap.com/en/2023/12-april-donetsk-oblast0026-red-alert-aerial-g" text:style-name="Internet_20_link" text:visited-style-name="Visited_20_Internet_20_Link">
https://liveuamap.com/en/2023/12-april-donetsk-oblast0026-red-alert-aerial-g</text:a>
</text:p>
      <text:p text:style-name="P4">
News Source: <text:a xlink:type="simple" xlink:href="https://t.me/air_alert_ua/42959" text:style-name="Internet_20_link" text:visited-style-name="Visited_20_Internet_20_Link">
https://t.me/air_alert_ua/42959</text:a>
</text:p>
      <!--NEWS-->
      <text:h text:style-name="P10" text:outline-level="1">
<text:span text:style-name="T4">
Last September the Russian pilot had misinterpreted what a radar operator on the ground was s...</text:span>
</text:h>
      <text:p text:style-name="P4">
Authors: liveuamap (Language: en)</text:p>
      <text:p text:style-name="P4">
Time: 2023-04-12T20:47:00</text:p>
      <text:p text:style-name="P4">
Location: Black Sea (Latitude:43.33692 Longtitude:33.15605)</text:p>
      <text:p text:style-name="P4">
Videos: []</text:p>
      <text:p text:style-name="P4">
Images: ["<text:a xlink:type="simple" xlink:href="https://liveuamap.com/pics/2023/04/13/22555713_0.png" text:style-name="Internet_20_link" text:visited-style-name="Visited_20_Internet_20_Link">
22555713_0.png</text:a>
"]</text:p>
      <text:p text:style-name="P4">
Tags: ["Russia", "UK"]</text:p>
      <text:p text:style-name="P4">
Id: 22555713</text:p>
      <!--METADATA-->
      <text:p text:style-name="P4">
Last September the Russian pilot had misinterpreted what a radar operator onthe ground was saying to him and thought he had permission to fire. The pilot,who had locked on the British aircraft, fired, but the missile did not launchproperly</text:p>
      <text:p text:style-name="P4">
<draw:frame draw:style-name="fr1" draw:name="Image2" text:anchor-type="as-char" svg:width="6.9236in" svg:height="3.798213in" draw:z-index="0">
<draw:image xlink:href="../Images/liveuamap/2023-04-12T20-47-00/22555713_0.png" xlink:type="simple" xlink:show="embed" xlink:actuate="onLoad" draw:mime-type="image/png"/>
</draw:frame>
News Collection Link: <text:a xlink:type="simple" xlink:href="https://liveuamap.com/en/2023/13-april-last-september-the-russian-pilot-had-misinterpreted" text:style-name="Internet_20_link" text:visited-style-name="Visited_20_Internet_20_Link">
https://liveuamap.com/en/2023/13-april-last-september-the-russian-pilot-had-misinterpreted</text:a>
</text:p>
      <text:p text:style-name="P4">
News Source: <text:a xlink:type="simple" xlink:href="https://twitter.com/RALee85/status/1646298946552352768" text:style-name="Internet_20_link" text:visited-style-name="Visited_20_Internet_20_Link">
https://twitter.com/RALee85/status/1646298946552352768</text:a>
</text:p>
      <!--NEWS-->
      <text:h text:style-name="P10" text:outline-level="1">
<text:span text:style-name="T4">
The Verkhovna Rada banned the use of fireworks and salutes in Ukraine</text:span>
</text:h>
      <text:p text:style-name="P4">
Author: ['АРМІЯINFORM']</text:p>
      <text:p text:style-name="P4">
Time: 2023-04-12T28:00:00-04:00</text:p>
      <text:p text:style-name="P4">
Description: Verkhovna Rada of Ukraine Skoronni Vikoristanni on the Teritors of Ukraine Feurverkiv that Salyut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ejerverky.jpg" text:style-name="Internet_20_link" text:visited-style-name="Visited_20_Internet_20_Link">
fejerverky.jpg</text:a>
']</text:p>
      <text:p text:style-name="P4">
Tags: ['STOPRUSSIA', 'АГРЕСІЯ РФ', 'ВЕРХОВНА РАДА УКРАЇНИ']</text:p>
      <text:p text:style-name="P4">
Category: News</text:p>
      <!--METADATA-->
      <text:p text:style-name="P4">
<draw:frame draw:style-name="fr1" draw:name="Image3" text:anchor-type="as-char" svg:width="6.9236in" svg:height="4.235614in" draw:z-index="0">
<draw:image xlink:href="../Images/AРМІЯINFORM/2023-04-12T28-00-00-04-00/fejerverky.jpg" xlink:type="simple" xlink:show="embed" xlink:actuate="onLoad" draw:mime-type="image/jpeg"/>
</draw:frame>
The Verkhovna Rada of Ukraine has banned the use of Saluti fireworks in Ukraine.</text:p>
      <text:p text:style-name="P4">
For the bill <text:a xlink:type="simple" xlink:href="https://itd.rada.gov.ua/billInfo/Bills/Card/39750" text:style-name="Internet_20_link" text:visited-style-name="Visited_20_Internet_20_Link">
No. 7438</text:a>
290 People's Deputies of Ukraine voted.</text:p>
      <text:p text:style-name="P4">
The purpose of the law is to introduce European humane values of tastandards against humans and animals in the field of pyrotechnic.</text:p>
      <text:p text:style-name="P4">
The document is aimed at enhancing the control over the use and circulation of products. It is a ban on the use, sale and transmission of salates and firecrackers.</text:p>
      <text:p text:style-name="P4">
"Safe use and controlled circulation of pyrotechnic products of Ukraine is an important key to maintaining public order, protecting human life and health, as well as environmental protection, in particular animals, from the negative consequences of such use," - said the bill to the bill.</text:p>
      <text:p text:style-name="P4">
However, during the holidays established by law and non -working days, days of cities, other holidays according to the decision of the local council, the conduct of sports competition allows the use of fireworks only class F1, which have a very low -level danger and a small noise level not exceeding 60 dB, as well as stage pyrotechnic products .</text:p>
      <text:p text:style-name="P4">
News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Volodymyr Zelenskyy with an American businessman discussed the assistance of Ukraine</text:span>
</text:h>
      <text:p text:style-name="P4">
Author: ['АРМІЯINFORM']</text:p>
      <text:p text:style-name="P4">
Time: 2023-04-12T29:00:00-04:00</text:p>
      <text:p text:style-name="P4">
Description: President of Ukraine Volodymyr Zelensky Zustiv with American Businessman 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Tags: ['ПРЕЗИДЕНТ']</text:p>
      <text:p text:style-name="P4">
Category: News</text:p>
      <!--METADATA-->
      <text:p text:style-name="P4">
<draw:frame draw:style-name="fr1" draw:name="Image4" text:anchor-type="as-char" svg:width="6.9236in" svg:height="4.617948in" draw:z-index="0">
<draw:image xlink:href="../Images/AРМІЯINFORM/2023-04-12T29-00-00-04-00/3c9cbd6a234adb68e70cdac981ad4cac_1681236630_extra_large.jpeg" xlink:type="simple" xlink:show="embed" xlink:actuate="onLoad" draw:mime-type="image/jpeg"/>
</draw:frame>
President of Ukraine Volodymyr Zelensky met with American Businessman and Philanthropus Howard Buffette, who is in our country with a cotton.</text:p>
      <text:p text:style-name="P4">
About it <text:a xlink:type="simple" xlink:href="https://www.president.gov.ua/news/volodimir-zelenskij-i-govard-baffet-obgovorili-dopomogu-ukra-82201" text:style-name="Internet_20_link" text:visited-style-name="Visited_20_Internet_20_Link">
reports</text:a>
Office of the President of Ukraine.</text:p>
      <text:p text:style-name="P4">
The head of state thanked Howard of Buffett for the support of the Ukrainian people and projects, which the philanthropist embodies in Ukraine. In particular, the President noted the Kukhkhkhkhkhkhkhkhkhkhkhkhkhkhkhkhkhkhkhkhkhkhkhkhkhkhkhkhkhkhkhkhkhkhkhkhkhkhn.</text:p>
      <text:p text:style-name="P4">
Volodymyr Zelensky informed the businessman about the situation in our country Tavidsich Russian armed aggression on the battlefield. He emphasized the desire to take steps that would ensure the sustainability of Ukrainian soldiers, supported society and business.</text:p>
      <text:p text:style-name="P4">
"We are trying to bring the victory closer every day," the head of state stated.</text:p>
      <text:p text:style-name="P4">
For his part, the American businessman noted that, in addition to supporting a number of projects directly in our country, he tries to talk about the Ukrainian people in the United States on various public sites.</text:p>
      <text:p text:style-name="P4">
During the meeting, Volodymyr Zelensky and Howard Buffet discussed issues of aid in the humanitarian demining of Ukrainian lands, in particular the territory of the Herson region.</text:p>
      <text:p text:style-name="P4">
News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NEWS-->
      <text:h text:style-name="P10" text:outline-level="1">
<text:span text:style-name="T4">
As servicemen to get free legal aid - an explanation of the government</text:span>
</text:h>
      <text:p text:style-name="P4">
Author: ['АРМІЯINFORM']</text:p>
      <text:p text:style-name="P4">
Time: 2023-04-12T30:00:00-04:00</text:p>
      <text:p text:style-name="P4">
Description: VIISKOVOVOVOVSKI, Yakim Trerthna Drazov’s Drazov'vnni Pedan, good ZI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1513_1521813278_613x415_3_0-e1681194977677.jpg" text:style-name="Internet_20_link" text:visited-style-name="Visited_20_Internet_20_Link">
1513_1521813278_613x415_3_0-e1681194977677.jpg</text:a>
']</text:p>
      <text:p text:style-name="P4">
Tags: ['STOPRUSSIA', 'ВЕТЕРАНИ ВІЙНИ', 'ПРАВОВА ДОПОМОГА', 'СОЦЗАХИСТ ПІД ЧАС ВІЙНИ']</text:p>
      <text:p text:style-name="P4">
Category: News</text:p>
      <!--METADATA-->
      <text:p text:style-name="P4">
<draw:frame draw:style-name="fr1" draw:name="Image5" text:anchor-type="as-char" svg:width="6.9236in" svg:height="5.19583in" draw:z-index="0">
<draw:image xlink:href="../Images/AРМІЯINFORM/2023-04-12T30-00-00-04-00/1513_1521813278_613x415_3_0-e1681194977677.jpg" xlink:type="simple" xlink:show="embed" xlink:actuate="onLoad" draw:mime-type="image/jpeg"/>
</draw:frame>
Soldiers who need legal assistance in resolving issues related to the service or other life situations may receive it with free legal aid proportions(BPD).</text:p>
      <text:p text:style-name="P4">
Про це <text:a xlink:type="simple" xlink:href="https://www.kmu.gov.ua/news/yak-viiskovosluzhbovtsiam-otrymaty-bezoplatnu-pravovu-dopomohu" text:style-name="Internet_20_link" text:visited-style-name="Visited_20_Internet_20_Link">
повідомляє</text:a>
Cabinet of Ministers of Ukraine.</text:p>
      <text:p text:style-name="P4">
According to experts of the free legal aid system experts, legal services can be obtained remotely or fundamental to the Legal Aid Bureau.</text:p>
      <text:p text:style-name="P4">
Yes, all servicemen can receive a primary legal aid for free. These are legal services such as: legal information, legal advice and clarification, assistance in drawing up applications, complaints and other documents of a legal nature(In addition to procedural).</text:p>
      <text:p text:style-name="P4">
Ті, хто мають статус учасників бойових дій, ветеранів війни, осіб зінвалідністю внаслідок війни, учасників війни можуть отримати безоплатно івторинну правову допомогу: захист і здійснення представництва інтересів всудах, інших державних органах, органах місцевого самоврядування, перед іншимиособами, складення документів процесуального характеру.</text:p>
      <text:p text:style-name="P4">
Зокрема, система БПД надає правову підтримку щодо:</text:p>
      <ul>
        <li>
отримання належного грошового забезпечення військовослужбовцями;  * оформлення грошової допомоги у зв’язку з пораненням військовослужбовця;  * оскарження рішення ВЛК, дії чи бездіяльності військової частини, органів влади;  * використання належної відпустки;  * звільнення з військової служби;  * вирішення сімейних та соціальних питань (divorce, alimony, inheritance, etc.); * recalculation of pension, other social payments and benefits and other legal problems.</li>
      </ul>
      <text:p text:style-name="P4">
_ <text:span text:style-name="T4">
 How to get free legal aid? </text:span>
 _</text:p>
      <text:p text:style-name="P4">
Oral consultation can be obtained at the Contact Center of the Free Law System: 0 800 213 103(Calls within Ukraine are free). Номердля дзвінків з <text:a xlink:type="simple" xlink:href="https://t.me/+380677213103" text:style-name="Internet_20_link" text:visited-style-name="Visited_20_Internet_20_Link">
Telegram</text:a>
.</text:p>
      <text:p text:style-name="P4">
Якщо потрібно отримати правову допомогу письмово — напишіть у <text:a xlink:type="simple" xlink:href="https://t.me/LegalAidUkraineBo" text:style-name="Internet_20_link" text:visited-style-name="Visited_20_Internet_20_Link">
телеграм-бот</text:a>
.</text:p>
      <text:p text:style-name="P4">
Також можна одразу звертатися до найближчого <text:a xlink:type="simple" xlink:href="https://bit.ly/bpd_buro" text:style-name="Internet_20_link" text:visited-style-name="Visited_20_Internet_20_Link">
бюро</text:a>
.</text:p>
      <text:p text:style-name="P4">
News Source: <text:a xlink:type="simple" xlink:href="https://armyinform.com.ua/2023/04/12/yak-vijskovosluzhbovczyam-otrymaty-bezoplatnu-pravovu-dopomogu-rozyasnennya-uryadu/" text:style-name="Internet_20_link" text:visited-style-name="Visited_20_Internet_20_Link">
https://armyinform.com.ua/2023/04/12/yak-vijskovosluzhbovczyam-otrymaty-bezoplatnu-pravovu-dopomogu-rozyasnennya-uryadu/</text:a>
</text:p>
      <!--NEWS-->
      <text:h text:style-name="P10" text:outline-level="1">
<text:span text:style-name="T4">
Dmytro Kuleba discussed with Canada Foreign Minister assistance to Ukraine and the future NATO summit</text:span>
</text:h>
      <text:p text:style-name="P4">
Author: ['АРМІЯINFORM']</text:p>
      <text:p text:style-name="P4">
Time: 2023-04-12T31:00:00-04:00</text:p>
      <text:p text:style-name="P4">
Description: The Ministry of Lawlessness of the Lawless Association of Ukraine Dmitro Kuleba who was pop -up with the wrap of the hogl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387b6cd9d3a1385785854.jpg" text:style-name="Internet_20_link" text:visited-style-name="Visited_20_Internet_20_Link">
6387b6cd9d3a1385785854.jpg</text:a>
']</text:p>
      <text:p text:style-name="P4">
Tags: ['STOPRUSSIA', 'ГЛАВА МЗС УКРАЇНИ', 'ДМИТРО КУЛЕБА']</text:p>
      <text:p text:style-name="P4">
Category: News</text:p>
      <!--METADATA-->
      <text:p text:style-name="P4">
<draw:frame draw:style-name="fr1" draw:name="Image6" text:anchor-type="as-char" svg:width="6.9236in" svg:height="4.116547in" draw:z-index="0">
<draw:image xlink:href="../Images/AРМІЯINFORM/2023-04-12T31-00-00-04-00/6387b6cd9d3a1385785854.jpg" xlink:type="simple" xlink:show="embed" xlink:actuate="onLoad" draw:mime-type="image/jpeg"/>
</draw:frame>
Foreign Minister of Ukraine Dmytro Kuleba spoke with the Ministry of Law of Canada, Melanie Zoli.</text:p>
      <text:p text:style-name="P4">
He <text:a xlink:type="simple" xlink:href="https://twitter.com/DmytroKuleba/status/1645819915922808832" text:style-name="Internet_20_link" text:visited-style-name="Visited_20_Internet_20_Link">
reported</text:a>
In Twitter.</text:p>
      <text:p text:style-name="P4">
"During the conversation, Melanie Jelly and I discussed ways to accelerate the assistance of the channel in the guarantee of Ukraine's security and the future NATO summit in Vilnius," he wrote.</text:p>
      <text:p text:style-name="P4">
Dmytro Kuleba also thanked Canada for the support of Ukraine.</text:p>
      <text:p text:style-name="P4">
It is known that the NATO summit will take place in Vilnius on July 11-12. It will take some 40 delegations of members and partners of the Alliance.</text:p>
      <text:p text:style-name="P4">
News Source: <text:a xlink:type="simple" xlink:href="https://armyinform.com.ua/2023/04/12/dmytro-kuleba-obgovoryv-iz-glavoyu-mzs-kanady-dopomogu-ukrayini-ta-majbutnij-samit-nato/" text:style-name="Internet_20_link" text:visited-style-name="Visited_20_Internet_20_Link">
https://armyinform.com.ua/2023/04/12/dmytro-kuleba-obgovoryv-iz-glavoyu-mzs-kanady-dopomogu-ukrayini-ta-majbutnij-samit-nato/</text:a>
</text:p>
      <!--NEWS-->
      <text:h text:style-name="P10" text:outline-level="1">
<text:span text:style-name="T4">
On collected through United24 money will buy another 40 "fast"</text:span>
</text:h>
      <text:p text:style-name="P4">
Author: ['АРМІЯINFORM']</text:p>
      <text:p text:style-name="P4">
Time: 2023-04-12T32:00:00-04:00</text:p>
      <text:p text:style-name="P4">
Description: Medic -Vlakhovlka Ukrainians threw contracts on the dodbann 40 Automobiliv Duphomog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5494-photo_2023_04_10_22_14_40.jpg" text:style-name="Internet_20_link" text:visited-style-name="Visited_20_Internet_20_Link">
45494-photo_2023_04_10_22_14_40.jpg</text:a>
']</text:p>
      <text:p text:style-name="P4">
Tags: ['STOPRUSSIA', 'МОЗ']</text:p>
      <text:p text:style-name="P4">
Category: News</text:p>
      <!--METADATA-->
      <text:p text:style-name="P4">
<draw:frame draw:style-name="fr1" draw:name="Image7" text:anchor-type="as-char" svg:width="6.9236in" svg:height="4.599594in" draw:z-index="0">
<draw:image xlink:href="../Images/AРМІЯINFORM/2023-04-12T32-00-00-04-00/45494-photo_2023_04_10_22_14_40.jpg" xlink:type="simple" xlink:show="embed" xlink:actuate="onLoad" draw:mime-type="image/jpeg"/>
</draw:frame>
Medical procurement of Ukraine has concluded contracts for the purchase of 40 ambulance cars for the funds collected through the United24 platform.</text:p>
      <text:p text:style-name="P4">
About it <text:a xlink:type="simple" xlink:href="https://moz.gov.ua/article/news/na-104-mln-grn-ukladeno-kontrakti-na-zakupivlju-sche-40-shvidkih-za-koshti-zibrani-cherez-united24" text:style-name="Internet_20_link" text:visited-style-name="Visited_20_Internet_20_Link">
reports</text:a>
Ministry of Health.</text:p>
      <text:p text:style-name="P4">
"According to the decision of the Commission on the distribution of funds for the satisfaction of health care, medical procurement of Ukraine concluded contracts of 40 ambulance cars with a total value of UAH 104,000,000 for the medical sector for the funds collected through the Fandssering Platformunited24," the statement reads.</text:p>
      <text:p text:style-name="P4">
The Ministry of Health noted that these are ambulances of type C, which are needed. In particular, oxygen cylinders, cardiomonators, defibrillators, electrocardiographs and apparatus of artificial lung ventilation. They can save a person in the case of cardiogenic shock, provide assistance during childbirth, resuscitated patients, carry out general anesthesia, primary surgical treatment of wounds.</text:p>
      <text:p text:style-name="P4">
“The replenishment of fleets of emergency care centers and medicine crash is extremely important. After all, in the conditions of war 103 "fast" is damaged, 250 - destroyed, 125 are captured. New cars will help our brigades e(O)In difficult wartime conditions, MDNAVES have successfully fulfilled the challenges of illnesses, ”said Maria Karchevich, Deputy Minister of Health on Issue Development.</text:p>
      <text:p text:style-name="P4">
In total, 176 units have already been purchased or contract.</text:p>
      <text:p text:style-name="P4">
News Source: <text:a xlink:type="simple" xlink:href="https://armyinform.com.ua/2023/04/12/na-zibrani-cherez-united24-groshi-zakuplyat-ishhe-40-shvydkyh/" text:style-name="Internet_20_link" text:visited-style-name="Visited_20_Internet_20_Link">
https://armyinform.com.ua/2023/04/12/na-zibrani-cherez-united24-groshi-zakuplyat-ishhe-40-shvydkyh/</text:a>
</text:p>
      <!--NEWS-->
      <text:h text:style-name="P10" text:outline-level="1">
<text:span text:style-name="T4">
The occupier asks his wife to contact the prosecutor's office as soon</text:span>
</text:h>
      <text:p text:style-name="P4">
Author: ['АРМІЯINFORM']</text:p>
      <text:p text:style-name="P4">
Time: 2023-04-12T33:00:00-04:00</text:p>
      <text:p text:style-name="P4">
Description: VIISKOVOVOVOVEV RF ROZPOVIDAH TO AND TO ASKLY ASSIDED JAMOSOGOSOGOSHKOSHIDSHEA LOV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ГУР ПЕРЕХОПЛЕННЯ']</text:p>
      <text:p text:style-name="P4">
Category: News</text:p>
      <!--METADATA-->
      <text:p text:style-name="P4">
<draw:frame draw:style-name="fr1" draw:name="Image8" text:anchor-type="as-char" svg:width="6.9236in" svg:height="3.894525in" draw:z-index="0">
<draw:image xlink:href="../Images/AРМІЯINFORM/2023-04-12T33-00-00-04-00/gurperehoplennya.jpg" xlink:type="simple" xlink:show="embed" xlink:actuate="onLoad" draw:mime-type="image/jpeg"/>
</draw:frame>
The Russian serviceman tells about losses and asks his wife as quickly as possible to the prosecutor's office to pull him out of Ukraine:</text:p>
      <text:p text:style-name="P4">
This conversation in Telegram <text:a xlink:type="simple" xlink:href="https://t.me/DIUkraine" text:style-name="Internet_20_link" text:visited-style-name="Visited_20_Internet_20_Link">
published</text:a>
Main Department of Intelligence of Ukraine of the Ministry of Defense of Ukraine.</text:p>
      <text:p text:style-name="P4">
"It's all beautiful in Putin on TV. We are here like cannon, ”the message goes.</text:p>
      <ul>
        <li>
"Here the line of environment soon, apparently, will get"; * There should be 100 people in the mouth, but 35 remained; * "Home only 300-m, if only or 200-m"; * the occupier expresses skeptical expectations for vacation; * "The commander is here on the drum, they are at the headquarters, if something happens, they will flee the first"; * "No money is paid, there is no supply, no rotation, nothing."</li>
      </ul>
      <text:p text:style-name="P4">
News Source: <text:a xlink:type="simple" xlink:href="https://armyinform.com.ua/2023/04/12/okupant-prosyt-druzhynu-yakomoga-shvydshe-zvernutys-do-prokuratury-shhob-vytyagnuty-jogo-z-ukrayiny-perehoplennya-gur/" text:style-name="Internet_20_link" text:visited-style-name="Visited_20_Internet_20_Link">
https://armyinform.com.ua/2023/04/12/okupant-prosyt-druzhynu-yakomoga-shvydshe-zvernutys-do-prokuratury-shhob-vytyagnuty-jogo-z-ukrayiny-perehoplennya-gur/</text:a>
</text:p>
      <!--NEWS-->
      <text:h text:style-name="P10" text:outline-level="1">
<text:span text:style-name="T4">
"Legalized" the occupation of Ukraine: judges of the Constitutional Court of the Russian Federation threatens life imprisonment</text:span>
</text:h>
      <text:p text:style-name="P4">
Author: ['АРМІЯINFORM']</text:p>
      <text:p text:style-name="P4">
Time: 2023-04-12T34:00:00-04:00</text:p>
      <text:p text:style-name="P4">
Description: The specially leisure of the Roslijiduvannya Schodo 10 Constitutional Court of the Russian Federation, Yaki ... War with Ukraine 2022, the war with Ukraine, the latest news with Ukraine 2022, will be the late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55792678896297.webp" text:style-name="Internet_20_link" text:visited-style-name="Visited_20_Internet_20_Link">
755792678896297.webp</text:a>
']</text:p>
      <text:p text:style-name="P4">
Tags: ['STOPRUSSIA', 'СБУ']</text:p>
      <text:p text:style-name="P4">
Category: News</text:p>
      <!--METADATA-->
      <text:p text:style-name="P4">
<draw:frame draw:style-name="fr1" draw:name="Image9" text:anchor-type="as-char" svg:width="6.9236in" svg:height="4.281093in" draw:z-index="0">
<draw:image xlink:href="../ConvertedIMGs/AРМІЯINFORM/2023-04-12T34-00-00-04-00/755792678896297.png" xlink:type="simple" xlink:show="embed" xlink:actuate="onLoad" draw:mime-type="image/png"/>
</draw:frame>
Special pre -trial investigations into 10 judges of the Constitutional Court of the Russian Federation, which are involved in the "legitimization" of the Kremlin regime in temporarily seized regions of Ukraine have been completed.</text:p>
      <text:p text:style-name="P4">
About it <text:a xlink:type="simple" xlink:href="https://ssu.gov.ua/novyny/za-materialamy-sbu-dovichne-uviaznennia-zahrozhuie-suddiam-konstytutsiinoho-sudu-rf-yaki-uzakonyly-okupatsiiu-ukrainy" text:style-name="Internet_20_link" text:visited-style-name="Visited_20_Internet_20_Link">
reported</text:a>
SBU press service.</text:p>
      <text:p text:style-name="P4">
Currently, the indictment has been sent to court.</text:p>
      <text:p text:style-name="P4">
According to the investigation, on October 2, 2022, Russian judges signed the resolutions of admission to the aggressor country of the so-called "Donetsk and Luhansk national republics", as well as parts of Kherson and Zaporizhzhya regions.</text:p>
      <text:p text:style-name="P4">
“In doing so, they recognized the Kremlin treaties on the" accession "of DORF temporarily occupied territories of Ukraine.</text:p>
      <text:p text:style-name="P4">
At that time, the Constitutional Court of Russia consisted of 10 current judges, including the chairman of this institution. Thus, for crimes against Ukraine, the full composition of the COP, which supported this decision, is responsible.</text:p>
      <text:p text:style-name="P4">
On the basis of the evidence collected, investigators of the Security Service informed the Russian Suddies of suspicion of aiding and abetting on the territorial integrity of Ukraine.</text:p>
      <text:p text:style-name="P4">
The attackers are threatened with punishment of up to 15 years in prison or life imprisonment with confiscation of property, ”the message reads.</text:p>
      <text:p text:style-name="P4">
News Source: <text:a xlink:type="simple" xlink:href="https://armyinform.com.ua/2023/04/12/uzakonyly-okupacziyu-ukrayiny-suddyam-konstytuczijnogo-sudu-rf-zagrozhuye-dovichne-uvyaznennya/" text:style-name="Internet_20_link" text:visited-style-name="Visited_20_Internet_20_Link">
https://armyinform.com.ua/2023/04/12/uzakonyly-okupacziyu-ukrayiny-suddyam-konstytuczijnogo-sudu-rf-zagrozhuye-dovichne-uvyaznennya/</text:a>
</text:p>
      <!--NEWS-->
      <text:h text:style-name="P10" text:outline-level="1">
<text:span text:style-name="T4">
A grant program for business development for veterans has started in Ukraine</text:span>
</text:h>
      <text:p text:style-name="P4">
Author: ['АРМІЯINFORM']</text:p>
      <text:p text:style-name="P4">
Time: 2023-04-12T35:00:00-04:00</text:p>
      <text:p text:style-name="P4">
Description: For іnizіativativ prem'r-Ministra, Ekononiki Ukrainian, at SPVPRACII ZMINTEARAV,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0220628144913.jpg" text:style-name="Internet_20_link" text:visited-style-name="Visited_20_Internet_20_Link">
20220628144913.jpg</text:a>
', '<text:a xlink:type="simple" xlink:href="https://armyinform.com.ua/wp-content/uploads/2023/04/340308269_1188385798518563_8189021030872496306_n.jpg" text:style-name="Internet_20_link" text:visited-style-name="Visited_20_Internet_20_Link">
340308269_1188385798518563_8189021030872496306_n.jpg</text:a>
']</text:p>
      <text:p text:style-name="P4">
Tags: []</text:p>
      <text:p text:style-name="P4">
Category: News</text:p>
      <!--METADATA-->
      <text:p text:style-name="P4">
<draw:frame draw:style-name="fr1" draw:name="Image10" text:anchor-type="as-char" svg:width="6.9236in" svg:height="3.724058in" draw:z-index="0">
<draw:image xlink:href="../Images/AРМІЯINFORM/2023-04-12T35-00-00-04-00/20220628144913.jpg" xlink:type="simple" xlink:show="embed" xlink:actuate="onLoad" draw:mime-type="image/jpeg"/>
</draw:frame>
Illustrative photo</text:p>
      <text:p text:style-name="P4">
At the initiative of the Prime Minister, the Ministry of Economy of Ukraine in cooperation of replacements, Ministry of Justice, Ministry of Justice, other state institutions of the Tavetrans community launched a grant program for financing the creation or development of their own business veterans.</text:p>
      <text:p text:style-name="P4">
Grants are available for veterans and veterans and their wives/men. Obtained financing will allow you to start your own business or expand the business to everyone, wants to plan, the necessary skills and desires.</text:p>
      <text:p text:style-name="P4">
<draw:frame draw:style-name="fr1" draw:name="Image11" text:anchor-type="as-char" svg:width="6.9236in" svg:height="6.9236in" draw:z-index="0">
<draw:image xlink:href="../Images/AРМІЯINFORM/2023-04-12T35-00-00-04-00/340308269_1188385798518563_8189021030872496306_n.jpg" xlink:type="simple" xlink:show="embed" xlink:actuate="onLoad" draw:mime-type="image/jpeg"/>
</draw:frame>
The program provides the following grants:</text:p>
      <ul>
        <li>
250 thousand UAH - for a participant of hostilities and/or persons with disabilities as a result of war, provided that one workplace is created; * 500 thousand UAH - for the wife/husband of a participant of hostilities and/or persons with disabilities as a result of war, subject to the creation of two jobs; * 1 million UAH - for a participant in hostilities and/or persons with disabilities due to a war registered as a FOP for at least 3 years, subject to the creation of four jobs, at least 2 of whom will occupy veterans or persons with disabilities as a result of war.</li>
      </ul>
      <text:p text:style-name="P4">
In addition, participants of the program will be able to obtain free assistance in the form of training in the organization and conduct of entrepreneurial activity, as well as free consultations in regional centers.</text:p>
      <text:p text:style-name="P4">
You can send electronic applications for participation in the program, as well as to read the program of the program on the portal by <text:a xlink:type="simple" xlink:href="https://diia.gov.ua/services/grant-dlya-veteraniv-ta-chleniv-yihnih-simej" text:style-name="Internet_20_link" text:visited-style-name="Visited_20_Internet_20_Link">
reference</text:a>
.</text:p>
      <text:p text:style-name="P4">
<text:span text:style-name="T5">
Джерело:<text:a xlink:type="simple" xlink:href="https://mva.gov.ua/ua/news/vid-250-tis-do-1-mln-grn-v-ukrayini-startuvala-grantova-programa-na-rozvitok-biznesu-dlya-veteraniv" text:style-name="Internet_20_link" text:visited-style-name="Visited_20_Internet_20_Link">
Міністерство у справах ветеранівУкраїни</text:a>
</text:span>
</text:p>
      <text:p text:style-name="P4">
News Source: <text:a xlink:type="simple" xlink:href="https://armyinform.com.ua/2023/04/12/v-ukrayini-startuvala-grantova-programa-na-rozvytok-biznesu-dlya-veteraniv/" text:style-name="Internet_20_link" text:visited-style-name="Visited_20_Internet_20_Link">
https://armyinform.com.ua/2023/04/12/v-ukrayini-startuvala-grantova-programa-na-rozvytok-biznesu-dlya-veteraniv/</text:a>
</text:p>
      <!--NEWS-->
      <text:h text:style-name="P10" text:outline-level="1">
<text:span text:style-name="T4">
The Armed Forces destroyed two eagle-10 drones and two stations of Reb occupiers</text:span>
</text:h>
      <text:p text:style-name="P4">
Author: ['АРМІЯINFORM']</text:p>
      <text:p text:style-name="P4">
Time: 2023-04-12T36:00:00-04:00</text:p>
      <text:p text:style-name="P4">
Description: Our Zahisniki for DOBU DOBLIA 2 WHOLOWS OF ORLAN-10, and TAKOZH 2 Stones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ГШ ЗСУ', 'ОПЕРАТИВНА ІНФОРМАЦІЯ']</text:p>
      <text:p text:style-name="P4">
Category: News</text:p>
      <!--METADATA-->
      <text:p text:style-name="P4">
<draw:frame draw:style-name="fr1" draw:name="Image12" text:anchor-type="as-char" svg:width="6.9236in" svg:height="4.615733in" draw:z-index="0">
<draw:image xlink:href="../Images/AРМІЯINFORM/2023-04-12T36-00-00-04-00/340836873_228535893058660_7842946212120837350_n.jpg" xlink:type="simple" xlink:show="embed" xlink:actuate="onLoad" draw:mime-type="image/jpeg"/>
</draw:frame>
<text:span text:style-name="T4">
<text:span text:style-name="T5">
* 🔥 Situation on Russian invasion </text:span>
</text:span>
*</text:p>
      <text:p text:style-name="P4">
Our defenders have shot down 2 enemy UAVs of the Orlan-10, as well as 2 stations of radiolectronic struggle of the enemy.</text:p>
      <text:p text:style-name="P4">
About it <text:a xlink:type="simple" xlink:href="https://m.facebook.com/story.php" text:style-name="Internet_20_link" text:visited-style-name="Visited_20_Internet_20_Link">
reports</text:a>
General Staff of the Armed Forces of Ukraine.</text:p>
      <text:p text:style-name="P4">
Aviation of Defense Forces made 13 strokes in the areas of concentration of personnel of the military equipment of the occupiers.</text:p>
      <text:p text:style-name="P4">
Units of rocket troops and artillery during the day were struck by 5 districts of living power, weapons and military equipment.</text:p>
      <text:p text:style-name="P4">
News Source: <text:a xlink:type="simple" xlink:href="https://armyinform.com.ua/2023/04/12/zsu-znyshhyly-dva-bezpilotnyka-orlan-10-ta-dvi-stancziyi-reb-okupantiv/" text:style-name="Internet_20_link" text:visited-style-name="Visited_20_Internet_20_Link">
https://armyinform.com.ua/2023/04/12/zsu-znyshhyly-dva-bezpilotnyka-orlan-10-ta-dvi-stancziyi-reb-okupantiv/</text:a>
</text:p>
      <!--NEWS-->
      <text:h text:style-name="P10" text:outline-level="1">
<text:span text:style-name="T4">
During the last day, the invaders fired at more than one hundred settlements of Ukraine</text:span>
</text:h>
      <text:p text:style-name="P4">
Author: ['АРМІЯINFORM']</text:p>
      <text:p text:style-name="P4">
Time: 2023-04-12T37:00:00-04:00</text:p>
      <text:p text:style-name="P4">
Description: Lent out the opponent of the head of the 1st missile 21 AvIATSISIA, HAVE HAVE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kramatorsk-1.jpeg" text:style-name="Internet_20_link" text:visited-style-name="Visited_20_Internet_20_Link">
kramatorsk-1.jpeg</text:a>
']</text:p>
      <text:p text:style-name="P4">
Tags: ['ГШ ЗСУ', 'ОПЕРАТИВНА ІНФОРМАЦІЯ']</text:p>
      <text:p text:style-name="P4">
Category: News</text:p>
      <!--METADATA-->
      <text:p text:style-name="P4">
<draw:frame draw:style-name="fr1" draw:name="Image13" text:anchor-type="as-char" svg:width="6.9236in" svg:height="4.32725in" draw:z-index="0">
<draw:image xlink:href="../Images/AРМІЯINFORM/2023-04-12T37-00-00-04-00/kramatorsk-1.jpeg" xlink:type="simple" xlink:show="embed" xlink:actuate="onLoad" draw:mime-type="image/jpeg"/>
</draw:frame>
<text:span text:style-name="T4">
<text:span text:style-name="T5">
* 🔥 Situation on Russian invasion </text:span>
</text:span>
*</text:p>
      <text:p text:style-name="P4">
Over the past day, the enemy struck 1 rocket and 21 aviation strike, and made 33 shelling of rocket launchers on the positions of our Yavsk and civil infrastructure of settlements.</text:p>
      <text:p text:style-name="P4">
About it <text:a xlink:type="simple" xlink:href="https://m.facebook.com/story.php" text:style-name="Internet_20_link" text:visited-style-name="Visited_20_Internet_20_Link">
reports</text:a>
General Staff of the Armed Forces of Ukraine.</text:p>
      <text:p text:style-name="P4">
During the last day, the enemy fired at the settlements of Bleshny, Kamyansk Sloboda, Gremyach of Chernihiv region; Volfine, Katerynivkasum region, as well as veterinary, deep, Hatyshche, Vovchansk, Zibyne, Volokhivka, Okhrimivka, Chernyakov, Komarov, Budarki and Dovzhanka in Kharkiv region.</text:p>
      <text:p text:style-name="P4">
In the Kupyansk direction of enemy shelling, the settlements of Kolodyazne, Kamianka, Poplar, Krasne, Ridkoodub, Novomlinsk, two -year, Kindrashivka, Peschane and Berestovo, Kharkiv region and Novoselovsk Luhansk region, were suffered.</text:p>
      <text:p text:style-name="P4">
In the Liman direction during the last day, the enemy conducted unsuccessful actions near the settlements of Bigorivka and controversial. The artillery shelling was suffered by Makeevka, Nevskoye, Bigorivka of the Luhansk region and Yampolivka, Thorsky, disputed Donetsk region.</text:p>
      <text:p text:style-name="P4">
In the Bakhmut direction, the enemy continues to take offensive actions, tries to take full control of the city of Bakhmut, the battles continue. Over the past, the opponent conducted unsuccessful offensive actions near the settlement. Nikiforivka, Vasyukivka, Minskivka, Orikhovo-Vasylivka, Novomarkove, Markovo, Bakhmut, Chrome, Yar, Yar, Ivanivske, Stupochka, Predict, Oleksandr-Shultine, Kurdynumivka, Zalaryanivka, Friendship, and News, and NEWRKA, DOCEMA, DOETERKA, DOCEMAKA, DOCKYNIVKA, DOONYUKA, KURDYNIVKA, KURDYNIVKA, KURDYNIVKA, KURDYNIVKA, KURDYNIVKA, KURDYNIVKA, KURDYMOVKA, KURDYMOVKA, KURDYMOVKA, KURDYMOVKA.</text:p>
      <text:p text:style-name="P4">
In the Avdeevsky and Marinsky directions, the enemy conducted the offensive actions of the settlements of the settlements of Avdiivka, Pervomaisko, Nevel and Marinkakadonnets region, and had no success. The most fierce battles last for Marinka. At that time, hostile shelling was suffered by the settlements of Novokalinovo, Orlovka, Avdiivka, Tonenko, Severene, Pervomaisko, Netaylovo, Karlovka, Krasnogorivka, St. George, Marinka and Vagoda of Donetsk region.</text:p>
      <text:p text:style-name="P4">
In the mineral direction during the past day, the enemy of offensive actions was not. He fired at the settlements of Novomykhailivka, Shakhtarskoe, Novoukrainka, Veliky Novosilka, Kalledar, Prychistivka in Donetsk region.</text:p>
      <text:p text:style-name="P4">
News Source: <text:a xlink:type="simple" xlink:href="https://armyinform.com.ua/2023/04/12/protyagom-mynuloyi-doby-zagarbnyky-obstrilyaly-bilshe-sta-naselenyh-punktiv-ukrayiny/" text:style-name="Internet_20_link" text:visited-style-name="Visited_20_Internet_20_Link">
https://armyinform.com.ua/2023/04/12/protyagom-mynuloyi-doby-zagarbnyky-obstrilyaly-bilshe-sta-naselenyh-punktiv-ukrayiny/</text:a>
</text:p>
      <!--NEWS-->
      <text:h text:style-name="P10" text:outline-level="1">
<text:span text:style-name="T4">
Bakhmut and Marinka's brutal battles continue - the Armed Forces General Staff</text:span>
</text:h>
      <text:p text:style-name="P4">
Author: ['АРМІЯINFORM']</text:p>
      <text:p text:style-name="P4">
Time: 2023-04-12T38: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9274231_166620776310712_7462345269416254200_n-640x360-1.webp" text:style-name="Internet_20_link" text:visited-style-name="Visited_20_Internet_20_Link">
339274231_166620776310712_7462345269416254200_n-640x360-1.webp</text:a>
']</text:p>
      <text:p text:style-name="P4">
Tags: ['ГШ ЗСУ', 'ОПЕРАТИВНА ІНФОРМАЦІЯ']</text:p>
      <text:p text:style-name="P4">
Category: News</text:p>
      <!--METADATA-->
      <text:p text:style-name="P4">
<draw:frame draw:style-name="fr1" draw:name="Image14" text:anchor-type="as-char" svg:width="6.9236in" svg:height="3.894525in" draw:z-index="0">
<draw:image xlink:href="../ConvertedIMGs/AРМІЯINFORM/2023-04-12T38-00-00-04-00/339274231_166620776310712_7462345269416254200_n-640x360-1.png" xlink:type="simple" xlink:show="embed" xlink:actuate="onLoad" draw:mime-type="image/png"/>
</draw:frame>
<text:span text:style-name="T4">
 🔥 Situation on Russian invasion </text:span>
</text:p>
      <text:p text:style-name="P4">
In the Bakhmut direction, the enemy continues to take offensive actions, tries to take full control of the city of Bakhmut, the battles continue.</text:p>
      <text:p text:style-name="P4">
About it <text:a xlink:type="simple" xlink:href="https://m.facebook.com/story.php" text:style-name="Internet_20_link" text:visited-style-name="Visited_20_Internet_20_Link">
reports</text:a>
General Staff of the Armed Forces of Ukraine.</text:p>
      <text:p text:style-name="P4">
Over the past day, the enemy conducted unsuccessful offensive actions near Bogdanivka. Nikiforivka, Vasyukivka, Minskivka, Orikhovo-Vasylivka, Novomarkove, Markovo, Bakhmut, Chrome, Yar, Yar, Ivanivske, Stupochka, Predict, Oleksandr-Shultine, Kurdynumivka, Zalaryanivka, Friendship, and News, and NEWRKA, DOCEMA, DOETERKA, DOCEMAKA, DOCKYNIVKA, DOONYUKA, KURDYNIVKA, KURDYNIVKA, KURDYNIVKA, KURDYNIVKA, KURDYNIVKA, KURDYNIVKA, KURDYMOVKA, KURDYMOVKA, KURDYMOVKA, KURDYMOVKA.</text:p>
      <text:p text:style-name="P4">
In the Avdeevsky and Marinsky directions, the enemy conducted the offensive actions of the settlements of the settlements of Avdiivka, Pervomaisko, Nevel and Marinkakadonnets region, and had no success.</text:p>
      <text:p text:style-name="P4">
The most fierce battles last for Marinka. At the same time, hostile shellings were affected by Novokalinovo, Orlovka, Avdiivka, Tonny, Severene, Pervomaisko, Netaylovo, Karlovka, Krasnogorivka, Georgiyivka, Marinka Tapobed Donetsk region.</text:p>
      <text:p text:style-name="P4">
News Source: <text:a xlink:type="simple" xlink:href="https://armyinform.com.ua/2023/04/12/tryvayut-zhorstoki-boyi-za-bahmut-ta-maryinku-genshtab-zsu/" text:style-name="Internet_20_link" text:visited-style-name="Visited_20_Internet_20_Link">
https://armyinform.com.ua/2023/04/12/tryvayut-zhorstoki-boyi-za-bahmut-ta-maryinku-genshtab-zsu/</text:a>
</text:p>
      <!--NEWS-->
      <text:h text:style-name="P10" text:outline-level="1">
<text:span text:style-name="T4">
More than 180,000 soldiers have lost the army of the Russian Federation since the beginning of large -scale aggression</text:span>
</text:h>
      <text:p text:style-name="P4">
Author: ['АРМІЯINFORM']</text:p>
      <text:p text:style-name="P4">
Time: 2023-04-12T39:00:00-04:00</text:p>
      <text:p text:style-name="P4">
Description: Zagalni Boyov, Find the enemy on 02/24/22 to 04/1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b979308-b6ca-4de8-a941-706d8e91f3be.jpg" text:style-name="Internet_20_link" text:visited-style-name="Visited_20_Internet_20_Link">
3b979308-b6ca-4de8-a941-706d8e91f3be.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75919in" draw:z-index="0">
<draw:image xlink:href="../Images/AРМІЯINFORM/2023-04-12T39-00-00-04-00/3b979308-b6ca-4de8-a941-706d8e91f3be.jpg" xlink:type="simple" xlink:show="embed" xlink:actuate="onLoad" draw:mime-type="image/jpeg"/>
</draw:frame>
The total fighting loss of the enemy from 24.02.22 to 12.04.23 will be orientated:</text:p>
      <text:p text:style-name="P4">
<text:span text:style-name="T4">
<text:span text:style-name="T5">
 Personnel - </text:span>
* 180050(+730)persons eliminated</text:span>
<text:span text:style-name="T5">
 tanks - </text:span>
<text:span text:style-name="T5">
 3646(+2)</text:span>
<text:span text:style-name="T4">
 combat armored vehicles - </text:span>
 7043(+5)<text:span text:style-name="T4">
<text:span text:style-name="T5">
 Artillery Systems - </text:span>
<text:span text:style-name="T5">
 2770(+5)</text:span>
 </text:span>
 RSZV - <text:span text:style-name="T4">
 535(0)</text:span>
<text:span text:style-name="T5">
 air defense - </text:span>
<text:span text:style-name="T5">
 282(0)</text:span>
<text:span text:style-name="T4">
 aircraft - </text:span>
 307(0)<text:span text:style-name="T4">
<text:span text:style-name="T5">
 helicopters - </text:span>
* 293(0)</text:span>
<text:span text:style-name="T5">
 UAV Operative-tactical level-</text:span>
<text:span text:style-name="T5">
 2334(+2)</text:span>
<text:span text:style-name="T4">
 Winged missiles - </text:span>
 911(0)<text:span text:style-name="T4">
<text:span text:style-name="T5">
 ships / boats - </text:span>
* 18(0)</text:span>
<text:span text:style-name="T5">
 Automobile equipment and tanks - </text:span>
<text:span text:style-name="T5">
 5630(+10)</text:span>
<text:span text:style-name="T4">
 Special equipment - </text:span>
 319(+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2.04.23.</text:p>
      <text:p text:style-name="P4">
News Source: <text:a xlink:type="simple" xlink:href="https://armyinform.com.ua/2023/04/12/ponad-180-tysyach-vijskovyh-vtratyla-armiya-rf-z-pochatku-shyrokomasshtabnoyi-agresiyi/" text:style-name="Internet_20_link" text:visited-style-name="Visited_20_Internet_20_Link">
https://armyinform.com.ua/2023/04/12/ponad-180-tysyach-vijskovyh-vtratyla-armiya-rf-z-pochatku-shyrokomasshtabnoyi-agresiyi/</text:a>
</text:p>
      <!--NEWS-->
      <text:h text:style-name="P10" text:outline-level="1">
<text:span text:style-name="T4">
The enemy retains military presence in border areas with Ukraine</text:span>
</text:h>
      <text:p text:style-name="P4">
Author: ['АРМІЯINFORM']</text:p>
      <text:p text:style-name="P4">
Time: 2023-04-12T40:00:00-04:00</text:p>
      <text:p text:style-name="P4">
Description: Vorog I Nadali Zberiga Vіskov’s presence at the Prordordonnnits with Ukrainian district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ryhovana-mobilizacziya.jpg" text:style-name="Internet_20_link" text:visited-style-name="Visited_20_Internet_20_Link">
pryhovana-mobilizacziya.jpg</text:a>
']</text:p>
      <text:p text:style-name="P4">
Tags: ['STOPRUSSIA', 'ГШ ЗСУ', 'ОПЕРАТИВНА ІНФОРМАЦІЯ']</text:p>
      <text:p text:style-name="P4">
Category: News</text:p>
      <!--METADATA-->
      <text:p text:style-name="P4">
<draw:frame draw:style-name="fr1" draw:name="Image16" text:anchor-type="as-char" svg:width="6.9236in" svg:height="3.952222in" draw:z-index="0">
<draw:image xlink:href="../Images/AРМІЯINFORM/2023-04-12T40-00-00-04-00/pryhovana-mobilizacziya.jpg" xlink:type="simple" xlink:show="embed" xlink:actuate="onLoad" draw:mime-type="image/jpeg"/>
</draw:frame>
<text:span text:style-name="T4">
 🔥 Situation on Russian invasion </text:span>
</text:p>
      <text:p text:style-name="P4">
The enemy continues to retain military presence in the border with Ukraine district of Kursk and Belgorod regions, continues to carry out engineering equipment.</text:p>
      <text:p text:style-name="P4">
About it <text:a xlink:type="simple" xlink:href="https://m.facebook.com/story.php" text:style-name="Internet_20_link" text:visited-style-name="Visited_20_Internet_20_Link">
reports</text:a>
General Staff of the Armed Forces of Ukraine.</text:p>
      <text:p text:style-name="P4">
In the Volyn, Polissya, Siversky and Slobozhansky directions, operational and without significant changes. The defined units of the territorial military service forces of the Russian Federation continue to stay in the territory of the Republic of Belarus.</text:p>
      <text:p text:style-name="P4">
News Source: <text:a xlink:type="simple" xlink:href="https://armyinform.com.ua/2023/04/12/vorog-zberigaye-vijskovu-prysutnist-u-prykordonnyh-z-ukrayinoyu-rajonah-2/" text:style-name="Internet_20_link" text:visited-style-name="Visited_20_Internet_20_Link">
https://armyinform.com.ua/2023/04/12/vorog-zberigaye-vijskovu-prysutnist-u-prykordonnyh-z-ukrayinoyu-rajonah-2/</text:a>
</text:p>
      <!--NEWS-->
      <text:h text:style-name="P10" text:outline-level="1">
<text:span text:style-name="T4">
The main source of prisoners' information is the evidence of the released defenders - the coordination headquarters</text:span>
</text:h>
      <text:p text:style-name="P4">
Author: ['АРМІЯINFORM']</text:p>
      <text:p text:style-name="P4">
Time: 2023-04-12T41:00:00-04:00</text:p>
      <text:p text:style-name="P4">
Description: At the coordinating headquarters, Zustinich Zustinov was sodonikh muzikanthi orchestr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5.jpg" text:style-name="Internet_20_link" text:visited-style-name="Visited_20_Internet_20_Link">
bez-imeni-5.jpg</text:a>
']</text:p>
      <text:p text:style-name="P4">
Tags: ['ВІЙСЬКОВОПОЛОНЕНІ', 'ВТОРГНЕННЯ РФ', 'КООРДИНАЦІЙНИЙ ШТАБ З ПИТАНЬ ПОВОДЖЕННЯ З ВІЙСЬКОВОПОЛОНЕНИМИ', 'НЕКОМБАТАНТИ']</text:p>
      <text:p text:style-name="P4">
Category: News</text:p>
      <!--METADATA-->
      <text:p text:style-name="P4">
<draw:frame draw:style-name="fr1" draw:name="Image17" text:anchor-type="as-char" svg:width="6.9236in" svg:height="3.900523in" draw:z-index="0">
<draw:image xlink:href="../Images/AРМІЯINFORM/2023-04-12T41-00-00-04-00/bez-imeni-5.jpg" xlink:type="simple" xlink:show="embed" xlink:actuate="onLoad" draw:mime-type="image/jpeg"/>
</draw:frame>
A meeting with the families of the prisoners of the Musicians of the Marine infantry brigade named after counter -admiral Mikhail Bilynsky took place at the Coordination Staff. Representatives of the coordination headquarters of Taministerism of Ukraine responded to the name of the loved ones.</text:p>
      <text:p text:style-name="P4">
About it <text:a xlink:type="simple" xlink:href="https://t.me/Koord_shtab/831" text:style-name="Internet_20_link" text:visited-style-name="Visited_20_Internet_20_Link">
reports</text:a>
Coordinating headquarters for the issue of prisoners of war.</text:p>
      <text:p text:style-name="P4">
The meeting was also attended by representatives of human rights organizations. With the words, one of the options for finding the location of Ukrainian-towed in the territory of the aggressor country-lawyer's requests. Protadosi is one of the main sources of prisoners' information that returned from captivity.</text:p>
      <text:p text:style-name="P4">
Participants in the military orchestra under international humanitarian law by the Enekombatants, that is, servicemen who do not participate in combatants.</text:p>
      <text:p text:style-name="P4">
News Source: <text:a xlink:type="simple" xlink:href="https://armyinform.com.ua/2023/04/12/osnovnym-dzherelom-informacziyi-pro-polonenyh-ye-svidchennya-zvilnenyh-zahysnykiv-koordynaczijnyj-shtab/" text:style-name="Internet_20_link" text:visited-style-name="Visited_20_Internet_20_Link">
https://armyinform.com.ua/2023/04/12/osnovnym-dzherelom-informacziyi-pro-polonenyh-ye-svidchennya-zvilnenyh-zahysnykiv-koordynaczijnyj-shtab/</text:a>
</text:p>
      <!--NEWS-->
      <text:h text:style-name="P10" text:outline-level="1">
<text:span text:style-name="T4">
Despite numerous losses, Russian invaders try to take full control of Bakhmut</text:span>
</text:h>
      <text:p text:style-name="P4">
Author: ['АРМІЯINFORM']</text:p>
      <text:p text:style-name="P4">
Time: 2023-04-12T86: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hmut-3.jpg" text:style-name="Internet_20_link" text:visited-style-name="Visited_20_Internet_20_Link">
bahmut-3.jpg</text:a>
']</text:p>
      <text:p text:style-name="P4">
Tags: ['STOPRUSSIA', 'БАХМУТСЬКИЙ НАПРЯМОК', 'ВІЙНА', 'ВТОРГНЕННЯ РФ', 'ГШ ЗСУ']</text:p>
      <text:p text:style-name="P4">
Category: News</text:p>
      <!--METADATA-->
      <text:p text:style-name="P4">
<draw:frame draw:style-name="fr1" draw:name="Image18" text:anchor-type="as-char" svg:width="6.9236in" svg:height="3.894525in" draw:z-index="0">
<draw:image xlink:href="../Images/AРМІЯINFORM/2023-04-12T86-00-00-04-00/bahmut-3.jpg" xlink:type="simple" xlink:show="embed" xlink:actuate="onLoad" draw:mime-type="image/jpeg"/>
</draw:frame>
** 🔥I</text:p>
      <text:p text:style-name="P4">
In the Bakhmut direction, the enemy continues to take offensive actions, tries to take full control of the city of Bakhmut, and brutal battles continue. Throughout the picking, there were unsuccessful offensive actions in the area north of the chrome and Bubbanivka. The defense units repelled about 18 attacks by the enemy of the Front. From enemy shelling, in particular, Vasyukivka, Grigorivka, Bogdanivka, Bakhmut, Ivanivske, Kurdyumivka, Friendship of the Donetsk region were injured, [reports] <text:a xlink:type="simple" xlink:href="https://www.facebook.com/GeneralStaff.ua/posts/pfbid02tiNNw4Z8rmn7hnkNGBLtuPeLajrHiKU8nsAC89XmYKoRs3BUq2oD84u4nH8aejjNl" text:style-name="Internet_20_link" text:visited-style-name="Visited_20_Internet_20_Link">
reports</text:a>
The General Staff of the Armed Forces of Ukraine.</text:p>
      <text:p text:style-name="P4">
In the Avdeevsky and Marinsky directions, the enemy took offensive actions, the markets of Marinka, Viceda and Novomikhailivka of Donetsk region. At the same time, hostile shellings were inhabited: ceramics, Novokalinovo, Krasnogorivka, Avdiivka, Vodyane, Netaylovo, Nevelskoye, Karlovka, Georgiyivka, Marinka Donetsk region.</text:p>
      <text:p text:style-name="P4">
In the mineral direction during the day the enemy did not carry out the firing of settlements of Novomykhailivka, Shakhtarske, Novoukrainka, Veliky Novosilka, Khaledar, Prechistivka of Donetsk region.</text:p>
      <text:p text:style-name="P4">
News Source: <text:a xlink:type="simple" xlink:href="https://armyinform.com.ua/2023/04/12/ne-zvazhayuchy-na-chyselni-vtraty-rosijski-zagarbnyky-namagayutsya-vzyaty-pid-povnyj-kontrol-bahmut/" text:style-name="Internet_20_link" text:visited-style-name="Visited_20_Internet_20_Link">
https://armyinform.com.ua/2023/04/12/ne-zvazhayuchy-na-chyselni-vtraty-rosijski-zagarbnyky-namagayutsya-vzyaty-pid-povnyj-kontrol-bahmut/</text:a>
</text:p>
      <!--NEWS-->
      <text:h text:style-name="P10" text:outline-level="1">
<text:span text:style-name="T4">
Spain will put 6 Leopard tanks and 20 APCs by the end of April in Ukraine</text:span>
</text:h>
      <text:p text:style-name="P4">
Author: ['В’ячеслав Ржеуцький']</text:p>
      <text:p text:style-name="P4">
Time: 2023-04-12T93:00:00-04:00</text:p>
      <text:p text:style-name="P4">
Description: Ispaniya to Kinzi Kvіtyn to put in Ukrainian 6 Basitsovi Tanks Leopard, Yaki Buli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ministr-2.jpg" text:style-name="Internet_20_link" text:visited-style-name="Visited_20_Internet_20_Link">
ministr-2.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19" text:anchor-type="as-char" svg:width="6.9236in" svg:height="5.103575in" draw:z-index="0">
<draw:image xlink:href="../Images/AРМІЯINFORM/2023-04-12T93-00-00-04-00/ministr-2.jpg" xlink:type="simple" xlink:show="embed" xlink:actuate="onLoad" draw:mime-type="image/jpeg"/>
</draw:frame>
By the end of April, Spain will put 6 main LEOPARD combat tanks in Ukraine, which have been restored from the country's government as part of the relevant obligations.</text:p>
      <text:p text:style-name="P4">
This was reported by the Minister of Defense of Spain Margarita Robles at a joint press conference with the Minister of Defense of Ukraine Alexei Reznikov on Tuesday, April 12, in Madrid.</text:p>
      <text:p text:style-name="P4">
“There will be 6 Leopards from Spain soon, which have been restored, and we will also have 20 APCs with them. We expect that by the end of the month they have to reach Ukraine, ”said Margarita Robles, adding that 4 Leopard is currently being restored, which is also planned to be sent to Ukraine later.</text:p>
      <text:p text:style-name="P4">
Margarita Robles also reported that the results of today's meeting were the continuation of the preparation of Ukrainian military servicemen in Spain, noting that today Spancastoron has already conducted appropriate training of 1,000 Ukrainian soldiers.</text:p>
      <text:p text:style-name="P4">
She added that in the framework of a meeting with a Ukrainian colleague, the parties also considered other important ways of further cooperation.</text:p>
      <ul>
        <li>
Ukraine now not only protects its sovereignty and its territorial complexity, it protects our common values. That is why our support, as well as supporting the whole of Europe, will continue and will continue as much as it will be necessary, - said Margarita Robles.</li>
      </ul>
      <text:p text:style-name="P4">
For his part, the Minister of Defense of Ukraine Alexei Reznikov thanked the Tanarod government of Spain for the defense and humanitarian aid provided to Ukraine, emphasizing that Spain was one of the initiators of the creation of "tank coalition", through which Ukraine receives modern combat vehicles.</text:p>
      <text:p text:style-name="P4">
-It is a special priority for me to preserve the life of our warriors on the battlefield, and so I am very grateful that we receive combat vehicles from Spain-tankers, M-113, and I hope we will get even more. Spain joined the "tank coalition", which was created in the fields of the Ramstein Club, so at the end of the month, I hope that in Ukraine will be heard as Leopard growl with a spanish accent, - said Alexei Reznikov.</text:p>
      <text:p text:style-name="P4">
News Source: <text:a xlink:type="simple" xlink:href="https://armyinform.com.ua/2023/04/12/ispaniya-postavyt-v-ukrayinu-6-tankiv-leopard-j-20-btr-do-kinczya-kvitnya/" text:style-name="Internet_20_link" text:visited-style-name="Visited_20_Internet_20_Link">
https://armyinform.com.ua/2023/04/12/ispaniya-postavyt-v-ukrayinu-6-tankiv-leopard-j-20-btr-do-kinczya-kvitnya/</text:a>
</text:p>
      <!--NEWS-->
      <text:h text:style-name="P10" text:outline-level="1">
<text:span text:style-name="T4">
Free legal aid for internally displaced persons and citizens from temporarily occupied territories will become even more accessible</text:span>
</text:h>
      <text:p text:style-name="P4">
Author: ['АРМІЯINFORM']</text:p>
      <text:p text:style-name="P4">
Time: 2023-04-12T94:00:00-04:00</text:p>
      <text:p text:style-name="P4">
Description: Verkhovna Rada praised the law (Prochkt No. 7473-D), Yaki Rodshiriy, access to the IMASIAN IS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1/minreintegracziyi-01.jpg" text:style-name="Internet_20_link" text:visited-style-name="Visited_20_Internet_20_Link">
minreintegracziyi-01.jpg</text:a>
']</text:p>
      <text:p text:style-name="P4">
Tags: ['ВНУТРІШНЬО ПЕРЕМІЩЕНІ ОСОБИ', 'ДОПОМОГА ВПО', 'МІНРЕІНТЕГРАЦІЇ']</text:p>
      <text:p text:style-name="P4">
Category: News</text:p>
      <!--METADATA-->
      <text:p text:style-name="P4">
<draw:frame draw:style-name="fr1" draw:name="Image20" text:anchor-type="as-char" svg:width="6.9236in" svg:height="5.1927in" draw:z-index="0">
<draw:image xlink:href="../Images/AРМІЯINFORM/2023-04-12T94-00-00-04-00/minreintegracziyi-01.jpg" xlink:type="simple" xlink:show="embed" xlink:actuate="onLoad" draw:mime-type="image/jpeg"/>
</draw:frame>
The Verkhovna Rada approved the law(In 7473 to Prote), which expands the access of IDPs from temporarily occupied territories to free secondary legal aid, <text:a xlink:type="simple" xlink:href="https://minre.gov.ua/2023/04/12/bezoplatna-pravnycha-dopomoga-dlya-vnutrishno-peremishhenyh-osib-ta-gromadyan-iz-tymchasovo-okupovanyh-terytorij-stane-shhe-dostupnishoyu-rishennya-vru/" text:style-name="Internet_20_link" text:visited-style-name="Visited_20_Internet_20_Link">
reports</text:a>
Ministry of Reintegration.</text:p>
      <text:p text:style-name="P4">
It is about the following types of legal services:</text:p>
      <ul>
        <li>
implementation of representation of interests in courts, other state bodies, local self -government bodies, before other persons; * Drawing documents of a procedural nature.</li>
      </ul>
      <text:p text:style-name="P4">
In particular, citizens living on a tot will be able to seek free law for damages as a result of destruction of real estate damage in connection with Russia's aggression.</text:p>
      <text:p text:style-name="P4">
It is envisaged that you can seek this help with a phone or online.</text:p>
      <text:p text:style-name="P4">
News Source: <text:a xlink:type="simple" xlink:href="https://armyinform.com.ua/2023/04/12/bezoplatna-pravnycha-dopomoga-dlya-vnutrishno-peremishhenyh-osib-ta-gromadyan-iz-tymchasovo-okupovanyh-terytorij-stane-shhe-dostupnishoyu/" text:style-name="Internet_20_link" text:visited-style-name="Visited_20_Internet_20_Link">
https://armyinform.com.ua/2023/04/12/bezoplatna-pravnycha-dopomoga-dlya-vnutrishno-peremishhenyh-osib-ta-gromadyan-iz-tymchasovo-okupovanyh-terytorij-stane-shhe-dostupnishoyu/</text:a>
</text:p>
      <!--NEWS-->
      <text:h text:style-name="P10" text:outline-level="1">
<text:span text:style-name="T4">
Ukraine and Spain discussed the issues of cooperation in the field of naval operations</text:span>
</text:h>
      <text:p text:style-name="P4">
Author: ['В’ячеслав Ржеуцький']</text:p>
      <text:p text:style-name="P4">
Time: 2023-04-12T96:00:00-04:00</text:p>
      <text:p text:style-name="P4">
Description: Mainstrostya of the Ukrainian Defense of Ukraine PID Hour Sogodnichnіkh negotiation from Madridi was discussed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599734550-215.jpg" text:style-name="Internet_20_link" text:visited-style-name="Visited_20_Internet_20_Link">
630_360_1599734550-215.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21" text:anchor-type="as-char" svg:width="6.9236in" svg:height="3.956343in" draw:z-index="0">
<draw:image xlink:href="../Images/AРМІЯINFORM/2023-04-12T96-00-00-04-00/630_360_1599734550-215.jpg" xlink:type="simple" xlink:show="embed" xlink:actuate="onLoad" draw:mime-type="image/jpeg"/>
</draw:frame>
The Ministers of Defense of Ukraine and Spain during today's negotiations in Madridididyrobidized the issues of cooperation in the field of naval operations. The Minister of Defense of Ukraine Oleksiy Reznikov was reported about this at a press conference.</text:p>
      <text:p text:style-name="P4">
According to him, the parties discussed, in particular, the issue of strengthening the capacity of Ukraine to ensure the de -occupation of the Ukrainian coast of the Black Seas of the Black Seas, the demining of the waters within the territorial waters of Ukraine, as well as the technical and training strengthening of the Navy of the Navy of the Navy.</text:p>
      <text:p text:style-name="P4">
“We are interested in the experience and examination of the Spanish fleet in the direction of amphibian surveys. Our Marines have the opportunity to obtain a training course and use the Spanish fleet, ”said Ministry of Treasury Alexei Reznikov, noting that the parties will continue to discuss the possible assistance, which does not reduce the disability of the Navy of Spain.</text:p>
      <text:p text:style-name="P4">
News Source: <text:a xlink:type="simple" xlink:href="https://armyinform.com.ua/2023/04/12/ukrayina-i-ispaniya-obgovoryly-pytannya-spivrobitnycztva-u-sferi-vijskovo-morskyh-operaczij/" text:style-name="Internet_20_link" text:visited-style-name="Visited_20_Internet_20_Link">
https://armyinform.com.ua/2023/04/12/ukrayina-i-ispaniya-obgovoryly-pytannya-spivrobitnycztva-u-sferi-vijskovo-morskyh-operaczij/</text:a>
</text:p>
      <!--NEWS-->
      <text:h text:style-name="P10" text:outline-level="1">
<text:span text:style-name="T4">
Volodymyr Zelenskyy: There will be no ruins in Ukraine - this is our goal</text:span>
</text:h>
      <text:p text:style-name="P4">
Author: ['АРМІЯINFORM']</text:p>
      <text:p text:style-name="P4">
Time: 2023-04-12T97:00:00-04:00</text:p>
      <text:p text:style-name="P4">
Description: I am healthy, Shanovna Ukrainian!Puppying a fate with a special format from Zustrichi ... The war with Ukraine 2022, the war with Ukraine is the latest news today, the war with Ukraine 2022 is the last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p>
      <text:p text:style-name="P4">
Tags: ['STOPRUSSIA', 'ВІДЕОЗВЕРНЕННЯ ПРЕЗИДЕНТА УКРАЇНИ', 'ВІЙНА', 'ВОЛОДИМИР ЗЕЛЕНСЬКИЙ', 'ВТОРГНЕННЯ РФ', 'ПРЕЗИДЕНТ УКРАЇНИ']</text:p>
      <text:p text:style-name="P4">
Category: News</text:p>
      <!--METADATA-->
      <text:p text:style-name="P4">
<text:span text:style-name="T4">
 _ I wish health, dear Ukrainians!_ </text:span>
</text:p>
      <text:p text:style-name="P4">
He has just participated in the meeting of a special format of support of Ukraine - financial. This event takes place in Washington and unites ministers of financial democracies - our partners, the European Commission, Heads of International Financial Institutions: the IMF, the World Bank, the European Bank for Reconstruction and Development. The theme is first and foremost recovery. Restoration of our country after the battlefields.</text:p>
      <text:p text:style-name="P4">
I thanked my partners for helping us to maintain sustainability, our financial stability. And he urged to be more active so that Ukrainians could be more active in rebuilding, returning to Ukrainians a normal life.</text:p>
      <text:p text:style-name="P4">
There will be no ruins in Ukraine. This is our goal. And it will be quite a specific dioxide of the full loss of the terrorist state.</text:p>
      <text:p text:style-name="P4">
Moreover, the world knows the decisions - about the assets of Russia, Russian officials, oligarchs, who were rich, while their state became a terrorist ... All these are activated to compensate for losses to those to whom Russia brought pain and suffering. . The war should be the most expensive for the aggressor. And we do everything for that. Thank the partners who support us.</text:p>
      <text:p text:style-name="P4">
He met today in Kiev with a delegation of the US Senate - a two -party delegation. I informed what is happening on the battlefield now and about our opportunities. As well as we always, we have demonstrated that our relations with America in the supply of weapons, in financial support are completely clean, completely transparent. The partners have a full vision of each unit and every unit of weapons. And it is important that no artificial manipulations are spoiled by our trust.</text:p>
      <text:p text:style-name="P4">
Of course, I was pleased to hear from our guests from the United States positive words about Ukraine and what we manage to achieve together the fate of terror.</text:p>
      <text:p text:style-name="P4">
It was very emotionally and honorable to me today to congratulate our young police and rescuers of the SES with completion of study. More than 3 thousand youth - professional and patriotic - are now joining those who want to protect the safety and normality of life. They will also work in the Quaregions, where it is most dangerous. The distribution will be served in frontlines, in the border - in Kharkiv, Sumy region. There are those who will fight the new assault teams.I believe that today's graduates of the Ministry of Internal Affairs are justifying human hopes.</text:p>
      <text:p text:style-name="P4">
By the way, I would like to celebrate such defenders now - such rescuers, in particular from Nikopol. SES of Major Artem Shuldyakova, Lieutenant Fyodor Zaykina, Senior Sergeant Vasyl Muzychenko, Junior Satistant Vitaliy Bulkin. Thank you guys for the rescue of the Ukrainians of post -Russian rocket strokes!</text:p>
      <text:p text:style-name="P4">
I will also note the police crews - "White Angels" who save our people in the home, evacuate, send humanitarian aid, resuscitated ...</text:p>
      <text:p text:style-name="P4">
I thank the police Gennady Yudin from Avdiivka for the salvation of children, Paramedic Popi, one of the White Angels in the Mariinsky Front. They have already rescued hundreds of our people, including seriously wounded.</text:p>
      <text:p text:style-name="P4">
I also thank today especially the explosion of the National Police Vladimir Perepelytsya, who works for mine in Kherson region, works very effectively.</text:p>
      <text:p text:style-name="P4">
And one more.</text:p>
      <text:p text:style-name="P4">
Today in our country traditionally celebrates the Day of employees of the rocket and space industry. The industry that always made glory to Ukraine. And I'm sure he will do!</text:p>
      <text:p text:style-name="P4">
Thank you all who have retained our potential. Our current level of integration is international relations, our level of power - both the state and society - for which Ukraine deserves, the level of our people - all this will allow Ukraine to take in the development of outer space along with the advanced states, and our business - along with advanced companies.</text:p>
      <text:p text:style-name="P4">
But first - we will win!In particular, thanks to Ukrainian rockets.</text:p>
      <text:p text:style-name="P4">
Glory to all our soldiers who are in battle now!</text:p>
      <text:p text:style-name="P4">
Thank you all who help Ukraine!</text:p>
      <text:p text:style-name="P4">
Thank you to everyone who protects our people and protects Ukrainian life!</text:p>
      <text:p text:style-name="P4">
<text:span text:style-name="T4">
<text:span text:style-name="T5">
Glory to Ukraine!</text:span>
</text:span>
</text:p>
      <text:p text:style-name="P4">
Source: <text:a xlink:type="simple" xlink:href="https://www.president.gov.ua/news/zhodnoyi-ruyini-v-ukrayini-ne-bude-ce-nasha-meta-zvernennya-82237" text:style-name="Internet_20_link" text:visited-style-name="Visited_20_Internet_20_Link">
Presidential Office of Ukraine</text:a>
</text:p>
      <text:p text:style-name="P4">
News Source: <text:a xlink:type="simple" xlink:href="https://armyinform.com.ua/2023/04/12/my-nichogo-ne-zbyrayemosya-zabuvaty-j-proshhaty-vbyvczyam-zakonna-vidpovidalnist-bude-za-vse-prezydent-ukrayiny/" text:style-name="Internet_20_link" text:visited-style-name="Visited_20_Internet_20_Link">
https://armyinform.com.ua/2023/04/12/my-nichogo-ne-zbyrayemosya-zabuvaty-j-proshhaty-vbyvczyam-zakonna-vidpovidalnist-bude-za-vse-prezydent-ukrayiny/</text:a>
</text:p>
      <!--NEWS-->
      <text:h text:style-name="P10" text:outline-level="1">
<text:span text:style-name="T4">
Attempting to take possession of the land of the State Buddowner: WACS has assigned more than 6 million pledge to the deputy</text:span>
</text:h>
      <text:p text:style-name="P4">
Authors: Ukrinform (Person)</text:p>
      <text:p text:style-name="P4">
Publisher: Укринформ (Organization)</text:p>
      <text:p text:style-name="P4">
Published Time: 2023-04-13T-108:24:00+03:00</text:p>
      <text:p text:style-name="P4">
Modified Time: 2023-04-13T18:24:00+03:00</text:p>
      <text:p text:style-name="P4">
Description: The High Anti -Corruption Court chose a preventive measure in the form of a pledge of more than UAH 6 million to the current People's Deputy, which is suspected of trying to seize the land and property of the State Budget. - Ukrinform.</text:p>
      <text:p text:style-name="P4">
Images: ["<text:a xlink:type="simple" xlink:href="https://static.ukrinform.com/photos/2020_06/thumb_files/630_360_1592145934-312.jpg" text:style-name="Internet_20_link" text:visited-style-name="Visited_20_Internet_20_Link">
630_360_15921...</text:a>
"]</text:p>
      <text:p text:style-name="P4">
Tags: ['Антикорупційний суд']</text:p>
      <text:p text:style-name="P4">
Type: Article</text:p>
      <!--METADATA-->
      <text:p text:style-name="P4">
<draw:frame draw:style-name="fr1" draw:name="Image22" text:anchor-type="as-char" svg:width="6.9236in" svg:height="3.956343in" draw:z-index="0">
<draw:image xlink:href="../Images/yкринформ/2023-04-13T-108-24-00-03-00/630_360_1592145934-312.jpg" xlink:type="simple" xlink:show="embed" xlink:actuate="onLoad" draw:mime-type="image/jpeg"/>
</draw:frame>
The Supreme -Corruption Court chose a preventive measure in the form of a pledge in more than 6 million reign of the People's Deputy, which is suspected of attempting to illegally seize the land and property of the State Budget.</text:p>
      <text:p text:style-name="P4">
According to Ukrinform, the specialized anti -corruption prosecutor's office reports in <text:a xlink:type="simple" xlink:href="https://t.me/sap_gov_ua/1298" text:style-name="Internet_20_link" text:visited-style-name="Visited_20_Internet_20_Link">
</text:a>
 <text:a xlink:type="simple" xlink:href="https://t.me/sap_gov_ua/1298" text:style-name="Internet_20_link" text:visited-style-name="Visited_20_Internet_20_Link">
</text:a>
 <text:a xlink:type="simple" xlink:href="https://t.me/sap_gov_ua/1298" text:style-name="Internet_20_link" text:visited-style-name="Visited_20_Internet_20_Link">
 </text:a>
On April 13, 2023, at the request of detectives of the National Anti -Corruption Bureau, agreed by the SAP prosecutor, the investigating judge of VAKS chose a preventive measure to surround the priest in the amount(https://www.ukrinform.ua/tag-zamah)for abuse of office for the purpose of illegal receipt of a subsoil of a land owned by the state and is in the permanent use of the State Enterprise of the State Construction Combine of the Verkhovna Rada of Ukraine.</text:p>
      <text:p text:style-name="P4">
The suspect has a number of responsibilities. First of all, arrive at the first demand for the detective, the prosecutor and the court. Report to change your place of residence and place of work. To refrain from communicating with other subdivisions and witnesses. He is not allowed to leave the Kyiv region without the permission of the detective or prosecutor. The suspect will be deposited with the relevant state -owned bodies of the passports for traveling abroad, other documents that give the right to leave the Ukraine and enter Ukraine.</text:p>
      <text:p text:style-name="P4">
The duties are validated by May 10.</text:p>
      <text:p text:style-name="P4">
<text:span text:style-name="T4">
 Read also: </text:span>
 <text:a xlink:type="simple" xlink:href="https://www.ukrinform.ua/rubric-economy/3695105-nabu-povtorno-klopotatime-pro-prodovzenna-terminiv-slidstva-u-spravi-koboleva.html" text:style-name="Internet_20_link" text:visited-style-name="Visited_20_Internet_20_Link">
</text:a>
The prosecutor disagrees with the said court decision in terms of the amount of the pledge to the Taoscarre on appeal.</text:p>
      <text:p text:style-name="P4">
As reported by Ukrinform, earlier the National Anti -Corruption Bureau was specialized Anti -Corruption Prosecutor's Office <text:a xlink:type="simple" xlink:href="https://www.ukrinform.ua/rubric-kyiv/3680820-narodnomu-deputatu-ogolosili-pidozru-u-sprobi-zavolodinna-8-gektarami-zemli-u-kievi.html" text:style-name="Internet_20_link" text:visited-style-name="Visited_20_Internet_20_Link">
</text:a>
The current People's Deputy is a subcontracting attempt to take possession of a land plot in the capital of 8 hectares.</text:p>
      <text:p text:style-name="P4">
News Source: <text:a xlink:type="simple" xlink:href="https://www.ukrinform.ua/rubric-economy/3695541-sproba-zavolodinna-zemleu-derzbudkombinatu-vaks-priznaciv-ponad-6-miljoniv-zastavi-deputatu.html" text:style-name="Internet_20_link" text:visited-style-name="Visited_20_Internet_20_Link">
https://www.ukrinform.ua/rubric-economy/3695541-sproba-zavolodinna-zemleu-derzbudkombinatu-vaks-priznaciv-ponad-6-miljoniv-zastavi-deputatu.html</text:a>
</text:p>
      <!--NEWS-->
      <text:h text:style-name="P10" text:outline-level="1">
<text:span text:style-name="T4">
Chernihivska Oblast(10:29). Red Alert: aerial threat. Sirens sounding. Take cover now!</text:span>
</text:h>
      <text:p text:style-name="P4">
Authors: liveuamap (Language: en)</text:p>
      <text:p text:style-name="P4">
Time: 2023-04-13T-12:31:00</text:p>
      <text:p text:style-name="P4">
Location: Chernihivska Oblast (Latitude:51.33333000 Longtitude:32.00000000)</text:p>
      <text:p text:style-name="P4">
Videos: []</text:p>
      <text:p text:style-name="P4">
Images: []</text:p>
      <text:p text:style-name="P4">
Tags: ["Europe", "Central and Eastern Europe"]</text:p>
      <text:p text:style-name="P4">
Id: 22555816</text:p>
      <!--METADATA-->
      <text:p text:style-name="P4">
Chernihiv region(10:29). Red Alert: aerial threat. Sirens sounding. Takecover now!</text:p>
      <text:p text:style-name="P4">
News Collection Link: <text:a xlink:type="simple" xlink:href="https://liveuamap.com/en/2023/13-april-chernihivska-oblast1029-red-alert-aeg" text:style-name="Internet_20_link" text:visited-style-name="Visited_20_Internet_20_Link">
https://liveuamap.com/en/2023/13-april-chernihivska-oblast1029-red-alert-aeg</text:a>
</text:p>
      <text:p text:style-name="P4">
News Source: <text:a xlink:type="simple" xlink:href="https://t.me/suspilnechernihiv/17553" text:style-name="Internet_20_link" text:visited-style-name="Visited_20_Internet_20_Link">
https://t.me/suspilnechernihiv/17553</text:a>
</text:p>
      <!--NEWS-->
      <text:h text:style-name="P10" text:outline-level="1">
<text:span text:style-name="T4">
In Ukraine, there is a danger of flooding in a number of areas</text:span>
</text:h>
      <text:p text:style-name="P4">
Authors: Ukrinform (Person)</text:p>
      <text:p text:style-name="P4">
Publisher: Укринформ (Organization)</text:p>
      <text:p text:style-name="P4">
Published Time: 2023-04-13T-147:38:00+03:00</text:p>
      <text:p text:style-name="P4">
Modified Time: 2023-04-13T16:38:00+03:00</text:p>
      <text:p text:style-name="P4">
Description: In the State Emergency Service, they warn about the danger of flooding in a number of regions of Ukraine by raising water levels in rivers. - Ukrinform.</text:p>
      <text:p text:style-name="P4">
Images: ["<text:a xlink:type="simple" xlink:href="https://static.ukrinform.com/photos/2023_04/thumb_files/630_360_1681387624-172.jpg" text:style-name="Internet_20_link" text:visited-style-name="Visited_20_Internet_20_Link">
630_360_16813...</text:a>
"]</text:p>
      <text:p text:style-name="P4">
Tags: ['ДСНС', 'Вода', 'Прогноз']</text:p>
      <text:p text:style-name="P4">
Type: Article</text:p>
      <!--METADATA-->
      <text:p text:style-name="P4">
<draw:frame draw:style-name="fr1" draw:name="Image23" text:anchor-type="as-char" svg:width="6.9236in" svg:height="3.945292in" draw:z-index="0">
<draw:image xlink:href="../Images/yкринформ/2023-04-13T-147-38-00-03-00/630_360_1681387624-172.jpg" xlink:type="simple" xlink:show="embed" xlink:actuate="onLoad" draw:mime-type="image/jpeg"/>
</draw:frame>
The Supreme Emergency Service warns about the dangers of underwenting in a number of regions of Ukraine by raising water levels in rivers.</text:p>
      <text:p text:style-name="P4">
About it the presenter of the SES of Ukraine Oleksandr Khorunzhi said at a briefing "The issue of security during Easter - the reservation and recommendations of the SES" in <text:a xlink:type="simple" xlink:href="https://www.youtube.com/watch" text:style-name="Internet_20_link" text:visited-style-name="Visited_20_Internet_20_Link">
</text:a>
 <text:a xlink:type="simple" xlink:href="https://www.youtube.com/watch" text:style-name="Internet_20_link" text:visited-style-name="Visited_20_Internet_20_Link">
</text:a>
 <text:a xlink:type="simple" xlink:href="https://www.youtube.com/watch" text:style-name="Internet_20_link" text:visited-style-name="Visited_20_Internet_20_Link">
</text:a>
"We made warnings before lifting that happened on April 12-13.(Ivano-Frankivsk region), Zalishchyky(Ternopil region), there continues to increase the water level by 1,2–1.7 m at current marks, ”he said.</text:p>
      <text:p text:style-name="P4">
The SESP Presofiter warned that in the coming days in Ukraine there will be a level of level <text:a xlink:type="simple" xlink:href="https://www.ukrinform.ua/tag-voda" text:style-name="Internet_20_link" text:visited-style-name="Visited_20_Internet_20_Link">
</text:a>
Within the upper terminal of the Dnieper by 0.1–0.3 m.</text:p>
      <text:p text:style-name="P4">
<text:span text:style-name="T4">
 Read also: </text:span>
 <text:a xlink:type="simple" xlink:href="https://www.ukrinform.ua/rubric-regions/3695423-ukrainciv-poperedili-pro-pidvisenna-rivniv-vodi-na-verhnomu-dnipri.html" text:style-name="Internet_20_link" text:visited-style-name="Visited_20_Internet_20_Link">
</text:a>
Khorunzhi also reported that in the Chernihiv region there are flooding of individual agricultural sites and the second level of danger was announced - orange.</text:p>
      <text:p text:style-name="P4">
"There are 275 farms in the Dnieper River in seven settlements in the Dnieper River in the Dnieper River in the Chernihiv Region.</text:p>
      <text:p text:style-name="P4">
In addition, according to a representative of the SES, a floodplain and some areas of reservoirs, in particular in Novgorod-Siversky, Koryukivsky and Chernyhiv district of Chernihiv region, occurred during the day. It also forms floods and exceeding the dangerous mark of the Snov River in Chernihiv.</text:p>
      <text:p text:style-name="P4">
Harunzhi also informed that water is expected to rise at 0.1-0.6 m of dawning crows, which flows near the city of Tysmenytsia, Ivano-Frankivsk region.</text:p>
      <text:p text:style-name="P4">
<text:span text:style-name="T4">
 Read also: </text:span>
 <text:a xlink:type="simple" xlink:href="https://www.ukrinform.ua/rubric-kyiv/3695453-u-kievi-ta-oblasti-cerez-zagrozu-pidtoplenna-ogolosenij-drugij-riven-nebezpeki.html" text:style-name="Internet_20_link" text:visited-style-name="Visited_20_Internet_20_Link">
<text:span text:style-name="T4">
 area </text:span>
</text:a>
At the same time, he reported that on April 12, the SESna River and River, between the Novgorod Sumy region and the village of Birin, the Chernihiv region, 37 people were transported by a motor boat, and a total of 500 people from the beginning of the work.As reported by Ukrinform, <text:a xlink:type="simple" xlink:href="https://www.ukrinform.ua/rubric-regions/3695158-vnaslidok-vesnanogo-vodopilla-u-dnipri-moze-pidnatisa-riven-vodi-ukrgidrometcentr.html" text:style-name="Internet_20_link" text:visited-style-name="Visited_20_Internet_20_Link">
</text:a>
</text:p>
      <text:p text:style-name="P4">
News Source: <text:a xlink:type="simple" xlink:href="https://www.ukrinform.ua/rubric-regions/3695487-v-ukraini-utrimuetsa-nebezpeka-pidtoplenna-u-nizci-oblastej.html" text:style-name="Internet_20_link" text:visited-style-name="Visited_20_Internet_20_Link">
https://www.ukrinform.ua/rubric-regions/3695487-v-ukraini-utrimuetsa-nebezpeka-pidtoplenna-u-nizci-oblastej.html</text:a>
</text:p>
      <!--NEWS-->
      <text:h text:style-name="P10" text:outline-level="1">
<text:span text:style-name="T4">
At Caurus Director Russia Army Shellled Topoli, Kraski Perche, NovoMilnsk, Yard, West ...</text:span>
</text:h>
      <text:p text:style-name="P4">
Authors: liveuamap (Language: en)</text:p>
      <text:p text:style-name="P4">
Time: 2023-04-13T-18:27:00</text:p>
      <text:p text:style-name="P4">
Location: Kupiansk, Kharkiv (Latitude:49.17362 Longtitude:37.43111)</text:p>
      <text:p text:style-name="P4">
Videos: []</text:p>
      <text:p text:style-name="P4">
Images: []</text:p>
      <text:p text:style-name="P4">
Tags: ["Russia"]</text:p>
      <text:p text:style-name="P4">
Id: 22555812</text:p>
      <!--METADATA-->
      <text:p text:style-name="P4">
At Kupiansk direction Russian army shelled Topoli, Krasne Pershe, Novomlynsk,Dvorichna, Zapadne, Kindrashivka and Oskil of Kharkiv region, - General Staffof Armed Forces of Ukraine says in the morning report</text:p>
      <text:p text:style-name="P4">
News Collection Link: <text:a xlink:type="simple" xlink:href="https://liveuamap.com/en/2023/13-april-at-kupiansk-direction-russian-army-shelled-topoli" text:style-name="Internet_20_link" text:visited-style-name="Visited_20_Internet_20_Link">
https://liveuamap.com/en/2023/13-april-at-kupiansk-direction-russian-army-shelled-topoli</text:a>
</text:p>
      <text:p text:style-name="P4">
News Source: <text:a xlink:type="simple" xlink:href="https://t.me/lumsrc/4479" text:style-name="Internet_20_link" text:visited-style-name="Visited_20_Internet_20_Link">
https://t.me/lumsrc/4479</text:a>
</text:p>
      <!--NEWS-->
      <text:h text:style-name="P10" text:outline-level="1">
<text:span text:style-name="T4">
In South Korea, "radiation" tests will be held at 89 fugitives with DPRK</text:span>
</text:h>
      <text:p text:style-name="P4">
Authors: Ukrinform (Person)</text:p>
      <text:p text:style-name="P4">
Publisher: Укринформ (Organization)</text:p>
      <text:p text:style-name="P4">
Published Time: 2023-04-13T-18:51:00+03:00</text:p>
      <text:p text:style-name="P4">
Modified Time: 2023-04-13T23:51:00+03:00</text:p>
      <text:p text:style-name="P4">
Description: South Korea's authorities plan to carry out tests for radiation radiation on 89 fugitives from North Korea. - Ukrinform.</text:p>
      <text:p text:style-name="P4">
Images: ["<text:a xlink:type="simple" xlink:href="https://static.ukrinform.com/photos/2023_04/thumb_files/630_360_1681388671-424.jpg" text:style-name="Internet_20_link" text:visited-style-name="Visited_20_Internet_20_Link">
630_360_16813...</text:a>
"]</text:p>
      <text:p text:style-name="P4">
Tags: ['КНДР', 'Корея', 'Втеча']</text:p>
      <text:p text:style-name="P4">
Type: Article</text:p>
      <!--METADATA-->
      <text:p text:style-name="P4">
<draw:frame draw:style-name="fr1" draw:name="Image24" text:anchor-type="as-char" svg:width="6.9236in" svg:height="3.956343in" draw:z-index="0">
<draw:image xlink:href="../Images/yкринформ/2023-04-13T-18-51-00-03-00/630_360_1681388671-424.jpg" xlink:type="simple" xlink:show="embed" xlink:actuate="onLoad" draw:mime-type="image/jpeg"/>
</draw:frame>
Vladapvipiva Korea plans to take tests for radiation radiation on 89 fugitives of North Korea.</text:p>
      <text:p text:style-name="P4">
As Ukrinform reports, it reports <text:a xlink:type="simple" xlink:href="https://en.yna.co.kr/view/AEN20230413004751325" text:style-name="Internet_20_link" text:visited-style-name="Visited_20_Internet_20_Link">
</text:a>
.</text:p>
      <text:p text:style-name="P4">
According to the Ministry of South Korea, from May and for six months in the North Korean refugees, a nuclear -bearing nuclear landfill of Pungery will be tested from the near -a -core Korean nuclear landfill.</text:p>
      <text:p text:style-name="P4">
All of them lived in Kilage County and after the first nuclear test <text:a xlink:type="simple" xlink:href="https://www.ukrinform.ua/tag-kndr" text:style-name="Internet_20_link" text:visited-style-name="Visited_20_Internet_20_Link">
</text:a>
In 2006, they escaped from North Korea.</text:p>
      <text:p text:style-name="P4">
Earlier, the government has already conducted similar trials for 40 North Korean bins in 2017 and 2018.</text:p>
      <text:p text:style-name="P4">
<text:span text:style-name="T4">
 Read also: </text:span>
 <text:a xlink:type="simple" xlink:href="https://www.ukrinform.ua/rubric-world/3695156-u-aponii-spracuvala-povitrana-trivoga-cerez-pusk-raketi-kndr.html" text:style-name="Internet_20_link" text:visited-style-name="Visited_20_Internet_20_Link">
<text:span text:style-name="T4">
 DPRK </text:span>
</text:a>
"It is important to check in advance the possibility of exposure to radioactive leaks of health health status of those who could harm the nuclear testing of a northern Korea," the ministry representative told reporters.</text:p>
      <text:p text:style-name="P4">
As reported by Ukrinform, North Korea on Thursday, April 13, <text:a xlink:type="simple" xlink:href="https://www.ukrinform.ua/rubric-world/3695140-kndr-zapustila-balisticnu-raketu-v-bik-shidnogo-mora.html" text:style-name="Internet_20_link" text:visited-style-name="Visited_20_Internet_20_Link">
</text:a>
</text:p>
      <text:p text:style-name="P4">
News Source: <text:a xlink:type="simple" xlink:href="https://www.ukrinform.ua/rubric-world/3695436-u-pivdennij-korei-provedut-radiacijni-testi-na-89-vtikacah-iz-kndr.html" text:style-name="Internet_20_link" text:visited-style-name="Visited_20_Internet_20_Link">
https://www.ukrinform.ua/rubric-world/3695436-u-pivdennij-korei-provedut-radiacijni-testi-na-89-vtikacah-iz-kndr.html</text:a>
</text:p>
      <!--NEWS-->
      <text:h text:style-name="P10" text:outline-level="1">
<text:span text:style-name="T4">
At Lyman direction Russian army shelled Novoselivske, Nevske, Kuzmyne, Bilohorivka of Luhansk...</text:span>
</text:h>
      <text:p text:style-name="P4">
Authors: liveuamap (Language: en)</text:p>
      <text:p text:style-name="P4">
Time: 2023-04-13T-20:27:00</text:p>
      <text:p text:style-name="P4">
Location: Bakhmut (Latitude:49.02177000 Longtitude:37.95759000)</text:p>
      <text:p text:style-name="P4">
Videos: []</text:p>
      <text:p text:style-name="P4">
Images: []</text:p>
      <text:p text:style-name="P4">
Tags: ["Russia"]</text:p>
      <text:p text:style-name="P4">
Id: 22555811</text:p>
      <!--METADATA-->
      <text:p text:style-name="P4">
At Lyman direction Russian army shelled Novoselivske, Nevske, Kuzmyne,Bilohorivka of Luhansk region and Torske and Spirne of Donetsk region, -General Staff of Armed Forces of Ukraine says in the morning report</text:p>
      <text:p text:style-name="P4">
News Collection Link: <text:a xlink:type="simple" xlink:href="https://liveuamap.com/en/2023/13-april-at-lyman-direction-russian-army-shelled-novoselivske" text:style-name="Internet_20_link" text:visited-style-name="Visited_20_Internet_20_Link">
https://liveuamap.com/en/2023/13-april-at-lyman-direction-russian-army-shelled-novoselivske</text:a>
</text:p>
      <text:p text:style-name="P4">
News Source: <text:a xlink:type="simple" xlink:href="https://t.me/lumsrc/4480" text:style-name="Internet_20_link" text:visited-style-name="Visited_20_Internet_20_Link">
https://t.me/lumsrc/4480</text:a>
</text:p>
      <!--NEWS-->
      <text:h text:style-name="P10" text:outline-level="1">
<text:span text:style-name="T4">
The defeat of Ukraine will mean the end of the "golden age" of the event - Moravetsky</text:span>
</text:h>
      <text:p text:style-name="P4">
Authors: Ukrinform (Person)</text:p>
      <text:p text:style-name="P4">
Publisher: Укринформ (Organization)</text:p>
      <text:p text:style-name="P4">
Published Time: 2023-04-13T-20:35:00+03:00</text:p>
      <text:p text:style-name="P4">
Modified Time: 2023-04-13T23:35:00+03:00</text:p>
      <text:p text:style-name="P4">
Description: If the event is defeated by Ukraine in Russia's aggressive war, it will start the end of its "golden age". - Ukrinform.</text:p>
      <text:p text:style-name="P4">
Images: ["<text:a xlink:type="simple" xlink:href="https://static.ukrinform.com/photos/2021_09/thumb_files/630_360_1632404103-972.jpg" text:style-name="Internet_20_link" text:visited-style-name="Visited_20_Internet_20_Link">
630_360_16324...</text:a>
"]</text:p>
      <text:p text:style-name="P4">
Tags: ['Польща', 'Україна', 'Моравецький', 'Війна з росією']</text:p>
      <text:p text:style-name="P4">
Type: Article</text:p>
      <!--METADATA-->
      <text:p text:style-name="P4">
<draw:frame draw:style-name="fr1" draw:name="Image25" text:anchor-type="as-char" svg:width="6.9236in" svg:height="3.956343in" draw:z-index="0">
<draw:image xlink:href="../Images/yкринформ/2023-04-13T-20-35-00-03-00/630_360_1632404103-972.jpg" xlink:type="simple" xlink:show="embed" xlink:actuate="onLoad" draw:mime-type="image/jpeg"/>
</draw:frame>
If the Zakhid is defeated by Ukraine in Russia's aggressive war, the ceiling at the beginning of its "golden age".</text:p>
      <text:p text:style-name="P4">
According to the Ukrinform correspondent, the Prime Minister Porosimateush Moravtsky stated this during a speech at Atlantic Council in Washington.</text:p>
      <text:p text:style-name="P4">
“If we lose Ukraine, we will lose peace for decades. The defeat of Ukraine can be the beginning of the end of the "golden age" of the event, - said Moravetsky.</text:p>
      <text:p text:style-name="P4">
In his opinion, the victory of Ukraine will "guarantee not only the restoration, but the imitation of our economic force."</text:p>
      <text:p text:style-name="P4">
<text:span text:style-name="T4">
 Read also: </text:span>
 <text:a xlink:type="simple" xlink:href="https://www.ukrinform.ua/rubric-ato/3695562-polsa-peredae-ukraini-cergovu-partiu-mig29-moraveckij.html" text:style-name="Internet_20_link" text:visited-style-name="Visited_20_Internet_20_Link">
<text:span text:style-name="T4">
 Moravetsky </text:span>
</text:a>
As reported by Ukrinform, the German government approved the application of Poland for export in Ukraine <text:a xlink:type="simple" xlink:href="https://www.ukrinform.ua/tag-vinisuvac" text:style-name="Internet_20_link" text:visited-style-name="Visited_20_Internet_20_Link">
</text:a>
MiG-29 from the warehouse of the east GDR.</text:p>
      <text:p text:style-name="P4">
Last week, Polish President Andrzej Duda informed that Poland has already transmitted eight MiG-29 aircraft to Ukraine and was preparing for the transfer of six more seats of this type.</text:p>
      <text:p text:style-name="P4">
<text:span text:style-name="T5">
Foto: phar</text:span>
</text:p>
      <text:p text:style-name="P4">
News Source: <text:a xlink:type="simple" xlink:href="https://www.ukrinform.ua/rubric-ato/3695588-porazka-ukraini-oznacatime-kinec-zolotogo-viku-zahodu-moraveckij.html" text:style-name="Internet_20_link" text:visited-style-name="Visited_20_Internet_20_Link">
https://www.ukrinform.ua/rubric-ato/3695588-porazka-ukraini-oznacatime-kinec-zolotogo-viku-zahodu-moraveckij.html</text:a>
</text:p>
      <!--NEWS-->
      <text:h text:style-name="P10" text:outline-level="1">
<text:span text:style-name="T4">
Ukraine receives weapons from partners, but it is still not enough - the Secretary of the NSDC</text:span>
</text:h>
      <text:p text:style-name="P4">
Authors: Ukrinform (Person)</text:p>
      <text:p text:style-name="P4">
Publisher: Укринформ (Organization)</text:p>
      <text:p text:style-name="P4">
Published Time: 2023-04-13T-22:26:00+03:00</text:p>
      <text:p text:style-name="P4">
Modified Time: 2023-04-13T23:26:00+03:00</text:p>
      <text:p text:style-name="P4">
Description: The secretary of the National Security and Defense Council of Ukraine Alexei Danilov notes that Ukraine is increasingly receiving weapons from partners, but to say that it is enough, the Ukrainian military cannot. - Ukrinform.</text:p>
      <text:p text:style-name="P4">
Images: ["<text:a xlink:type="simple" xlink:href="https://static.ukrinform.com/photos/2022_05/thumb_files/630_360_1653987256-796.jpg" text:style-name="Internet_20_link" text:visited-style-name="Visited_20_Internet_20_Link">
630_360_16539...</text:a>
"]</text:p>
      <text:p text:style-name="P4">
Tags: ['РНБО', 'Зброя', 'Данілов', 'Війна з росією', 'Єдині новини']</text:p>
      <text:p text:style-name="P4">
Type: Article</text:p>
      <!--METADATA-->
      <text:p text:style-name="P4">
<draw:frame draw:style-name="fr1" draw:name="Image26" text:anchor-type="as-char" svg:width="6.9236in" svg:height="3.956343in" draw:z-index="0">
<draw:image xlink:href="../Images/yкринформ/2023-04-13T-22-26-00-03-00/630_360_1653987256-796.jpg" xlink:type="simple" xlink:show="embed" xlink:actuate="onLoad" draw:mime-type="image/jpeg"/>
</draw:frame>
The Secretaries of National Security and Defense of Ukraine Alexei Danilov notes that Ukraine is increasingly receiving weapons from partners, but to say that it is not enough for the Ukrainian military.</text:p>
      <text:p text:style-name="P4">
He stated this on the national telephone "Unified News", commenting on the information of Poland's decisions to transfer to Ukraine another MiG-29 party, Ukrinform reports.</text:p>
      <text:p text:style-name="P4">
"Today we get more and more help from our partners. But what is about enough or not enough of these weapons, I will tell you everyday will never be enough. Such a phrase like" superstitious arms "in the war does not exist. Ours <text:a xlink:type="simple" xlink:href="https://www.ukrinform.ua/tag-vijskovi" text:style-name="Internet_20_link" text:visited-style-name="Visited_20_Internet_20_Link">
</text:a>
They have a great desire to have as many weapons as possible in order to felt the fastening of those terrorists who have fallen into our territory, "Danilov said.</text:p>
      <text:p text:style-name="P4">
At the same time, he added that there are "certain delays" in the supply of weapons, which promulgated Ukraine, not all partners have responded to such supply.</text:p>
      <text:p text:style-name="P4">
<text:span text:style-name="T4">
 Read also: </text:span>
 <text:a xlink:type="simple" xlink:href="https://www.ukrinform.ua/rubric-ato/3695431-rada-es-zatverdila-nadanna-ukraini-1-milard-na-boepripasi.html" text:style-name="Internet_20_link" text:visited-style-name="Visited_20_Internet_20_Link">
</text:a>
"I want to pay attention to the words of the President that we are waiting for the promised help of our partners. I can note, unfortunately, not all partners have gone over. issues. We will assume that this is a temporary grain that will be worked out, "Danilov said.</text:p>
      <text:p text:style-name="P4">
At the same time he did not specify what kind of weapons it was.</text:p>
      <text:p text:style-name="P4">
The NSDC secretary stressed that Ukraine rests not only on partners, but also on "many other channels" that allow you to buy weapons for defense forces, the process continues daily.</text:p>
      <text:p text:style-name="P4">
According to Ukrinform, Polish Prime Minister Mateusz Moravetsky on April 13, that Warsaw would soon hand over to Kiev another batch of MiG-29 aircraft.</text:p>
      <text:p text:style-name="P4">
Earlier the Federal Government of Germany <text:a xlink:type="simple" xlink:href="https://www.ukrinform.ua/rubric-ato/3695533-berlin-dozvoliv-polsi-peredati-ukraini-vinisuvaci-mig29-spiegel.html" text:style-name="Internet_20_link" text:visited-style-name="Visited_20_Internet_20_Link">
</text:a>
From the warehouses of the former GDR.</text:p>
      <text:p text:style-name="P4">
Last week, Polish President Andrzej Duda said that Poland had already handed over eight MiG-29 aircraft in total and is preparing six fighter-type fighters.</text:p>
      <text:p text:style-name="P4">
News Source: <text:a xlink:type="simple" xlink:href="https://www.ukrinform.ua/rubric-ato/3695641-ukraina-otrimue-zbrou-vid-partneriv-ale-ii-vse-odno-nedostatno-sekretar-rnbo.html" text:style-name="Internet_20_link" text:visited-style-name="Visited_20_Internet_20_Link">
https://www.ukrinform.ua/rubric-ato/3695641-ukraina-otrimue-zbrou-vid-partneriv-ale-ii-vse-odno-nedostatno-sekretar-rnbo.html</text:a>
</text:p>
      <!--NEWS-->
      <text:h text:style-name="P10" text:outline-level="1">
<text:span text:style-name="T4">
Bakhmut Directio Rusian Army Shelled Vasukivka, Orikhovo-Vasylivka, Novomarka, Grigory ...</text:span>
</text:h>
      <text:p text:style-name="P4">
Authors: liveuamap (Language: en)</text:p>
      <text:p text:style-name="P4">
Time: 2023-04-13T-22:27:00</text:p>
      <text:p text:style-name="P4">
Location: Donetsk Oblast (Latitude:48.37495 Longtitude:37.88936)</text:p>
      <text:p text:style-name="P4">
Videos: []</text:p>
      <text:p text:style-name="P4">
Images: []</text:p>
      <text:p text:style-name="P4">
Tags: ["Russia"]</text:p>
      <text:p text:style-name="P4">
Id: 22555810</text:p>
      <!--METADATA-->
      <text:p text:style-name="P4">
News Collection Link:(https://liveuamap.com/en/2023/13-april-at-bakhmut-direction-russian-army-shelled-vasukivka)</text:p>
      <text:p text:style-name="P4">
News Source: <text:a xlink:type="simple" xlink:href="https://t.me/lumsrc/4481" text:style-name="Internet_20_link" text:visited-style-name="Visited_20_Internet_20_Link">
https://t.me/lumsrc/4481</text:a>
</text:p>
      <!--NEWS-->
      <text:h text:style-name="P10" text:outline-level="1">
<text:span text:style-name="T4">
Shmigal in the USA: Help Ukraine is an investment in a new world without aggression</text:span>
</text:h>
      <text:p text:style-name="P4">
Authors: Ukrinform (Person)</text:p>
      <text:p text:style-name="P4">
Publisher: Укринформ (Organization)</text:p>
      <text:p text:style-name="P4">
Published Time: 2023-04-13T-24:10:00+03:00</text:p>
      <text:p text:style-name="P4">
Modified Time: 2023-04-13T23:10:00+03:00</text:p>
      <text:p text:style-name="P4">
Description: Prime Minister Denis Shmigal thanked America for the "unprecedented" assistance to Ukraine in war and expressed his hope that this process would continue for the US leadership as investment in the world without Russian aggression. - Ukrinform.</text:p>
      <text:p text:style-name="P4">
Images: ["<text:a xlink:type="simple" xlink:href="https://static.ukrinform.com/photos/2023_04/thumb_files/630_360_1681418402-2038.jpeg" text:style-name="Internet_20_link" text:visited-style-name="Visited_20_Internet_20_Link">
630_360_16814...</text:a>
", "<text:a xlink:type="simple" xlink:href="https://static.ukrinform.com/photos/2023_04/thumb_files/630_360_1681418036-9976.jpeg" text:style-name="Internet_20_link" text:visited-style-name="Visited_20_Internet_20_Link">
630_360_16814...</text:a>
", "<text:a xlink:type="simple" xlink:href="https://static.ukrinform.com/photos/2023_04/thumb_files/630_360_1681418036-8625.jpeg" text:style-name="Internet_20_link" text:visited-style-name="Visited_20_Internet_20_Link">
630_360_16814...</text:a>
", "<text:a xlink:type="simple" xlink:href="https://static.ukrinform.com/photos/2023_04/thumb_files/630_360_1681418036-1089.jpeg" text:style-name="Internet_20_link" text:visited-style-name="Visited_20_Internet_20_Link">
630_360_16814...</text:a>
", "<text:a xlink:type="simple" xlink:href="https://static.ukrinform.com/photos/2023_04/thumb_files/630_360_1681418036-7467.jpeg" text:style-name="Internet_20_link" text:visited-style-name="Visited_20_Internet_20_Link">
630_360_16814...</text:a>
", "<text:a xlink:type="simple" xlink:href="https://static.ukrinform.com/photos/2023_04/thumb_files/630_360_1681418036-2697.jpeg" text:style-name="Internet_20_link" text:visited-style-name="Visited_20_Internet_20_Link">
630_360_16814...</text:a>
", "<text:a xlink:type="simple" xlink:href="https://static.ukrinform.com/photos/2023_04/thumb_files/630_360_1681418036-9849.jpeg" text:style-name="Internet_20_link" text:visited-style-name="Visited_20_Internet_20_Link">
630_360_16814...</text:a>
", "<text:a xlink:type="simple" xlink:href="https://static.ukrinform.com/photos/2023_04/thumb_files/630_360_1681418037-1533.jpeg" text:style-name="Internet_20_link" text:visited-style-name="Visited_20_Internet_20_Link">
630_360_16814...</text:a>
", "<text:a xlink:type="simple" xlink:href="https://static.ukrinform.com/photos/2023_04/thumb_files/630_360_1681418037-6048.jpeg" text:style-name="Internet_20_link" text:visited-style-name="Visited_20_Internet_20_Link">
630_360_16814...</text:a>
", "<text:a xlink:type="simple" xlink:href="https://static.ukrinform.com/photos/2023_04/thumb_files/630_360_1681418037-2885.jpeg" text:style-name="Internet_20_link" text:visited-style-name="Visited_20_Internet_20_Link">
630_360_16814...</text:a>
", "<text:a xlink:type="simple" xlink:href="https://static.ukrinform.com/photos/2023_04/thumb_files/630_360_1681418402-5016.jpeg" text:style-name="Internet_20_link" text:visited-style-name="Visited_20_Internet_20_Link">
630_360_16814...</text:a>
", "<text:a xlink:type="simple" xlink:href="https://static.ukrinform.com/photos/2023_04/1681417021-378.jpg" text:style-name="Internet_20_link" text:visited-style-name="Visited_20_Internet_20_Link">
1681417021-37...</text:a>
"]</text:p>
      <text:p text:style-name="P4">
Tags: ['Мінфін', 'США', 'Візит', 'Гроші', 'Шмигаль']</text:p>
      <text:p text:style-name="P4">
Type: Article</text:p>
      <!--METADATA-->
      <text:p text:style-name="P4">
<draw:frame draw:style-name="fr1" draw:name="Image27" text:anchor-type="as-char" svg:width="6.9236in" svg:height="3.956343in" draw:z-index="0">
<draw:image xlink:href="../Images/yкринформ/2023-04-13T-24-10-00-03-00/630_360_1681418402-2038.jpeg" xlink:type="simple" xlink:show="embed" xlink:actuate="onLoad" draw:mime-type="image/jpeg"/>
</draw:frame>
Prime Minister Denis Schmigal thanked America for the "unprecedented" assistance in Ukraine in the conditions of war and expressed his hope that this process would be further under the US leadership as investment in the world without Russia's aggression.</text:p>
      <text:p text:style-name="P4">
He stated this on Thursday during a joint press conference with US Minister of Finans Janet Ellen in the White House, reports his own correspondent.</text:p>
      <text:p text:style-name="P4">
<draw:frame draw:style-name="fr1" draw:name="Image28" text:anchor-type="as-char" svg:width="6.9236in" svg:height="3.956343in" draw:z-index="0">
<draw:image xlink:href="../Images/yкринформ/2023-04-13T-24-10-00-03-00/630_360_1681418036-9976.jpeg" xlink:type="simple" xlink:show="embed" xlink:actuate="onLoad" draw:mime-type="image/jpeg"/>
</draw:frame>
Dennis Shmigal's meeting with US Ministry of Finance Janet Ellen/Photo: kmu.gov.ua <text:a xlink:type="simple" xlink:href="https://static.ukrinform.com/photos/2023_04/1681418036-9976.jpeg" text:style-name="Internet_20_link" text:visited-style-name="Visited_20_Internet_20_Link">
![] [](Images/yкринформ/2023-04-13T-24-10-00-03-00/630_360_1681418036-9976.jpeg)</text:a>
 <text:a xlink:type="simple" xlink:href="https://static.ukrinform.com/photos/2023_04/1681418036-8625.jpeg" text:style-name="Internet_20_link" text:visited-style-name="Visited_20_Internet_20_Link">
<draw:frame draw:style-name="fr1" draw:name="Image29" text:anchor-type="as-char" svg:width="6.9236in" svg:height="3.956343in" draw:z-index="0">
<draw:image xlink:href="../Images/yкринформ/2023-04-13T-24-10-00-03-00/630_360_1681418036-8625.jpeg" xlink:type="simple" xlink:show="embed" xlink:actuate="onLoad" draw:mime-type="image/jpeg"/>
</draw:frame>
</text:a>
 <text:a xlink:type="simple" xlink:href="https://static.ukrinform.com/photos/2023_04/1681418036-1089.jpeg" text:style-name="Internet_20_link" text:visited-style-name="Visited_20_Internet_20_Link">
<draw:frame draw:style-name="fr1" draw:name="Image30" text:anchor-type="as-char" svg:width="6.9236in" svg:height="3.956343in" draw:z-index="0">
<draw:image xlink:href="../Images/yкринформ/2023-04-13T-24-10-00-03-00/630_360_1681418036-1089.jpeg" xlink:type="simple" xlink:show="embed" xlink:actuate="onLoad" draw:mime-type="image/jpeg"/>
</draw:frame>
</text:a>
 <text:a xlink:type="simple" xlink:href="https://static.ukrinform.com/photos/2023_04/1681418036-7467.jpeg" text:style-name="Internet_20_link" text:visited-style-name="Visited_20_Internet_20_Link">
<draw:frame draw:style-name="fr1" draw:name="Image31" text:anchor-type="as-char" svg:width="6.9236in" svg:height="3.956343in" draw:z-index="0">
<draw:image xlink:href="../Images/yкринформ/2023-04-13T-24-10-00-03-00/630_360_1681418036-7467.jpeg" xlink:type="simple" xlink:show="embed" xlink:actuate="onLoad" draw:mime-type="image/jpeg"/>
</draw:frame>
</text:a>
 <text:a xlink:type="simple" xlink:href="https://static.ukrinform.com/photos/2023_04/1681418036-2697.jpeg" text:style-name="Internet_20_link" text:visited-style-name="Visited_20_Internet_20_Link">
<draw:frame draw:style-name="fr1" draw:name="Image32" text:anchor-type="as-char" svg:width="6.9236in" svg:height="3.956343in" draw:z-index="0">
<draw:image xlink:href="../Images/yкринформ/2023-04-13T-24-10-00-03-00/630_360_1681418036-2697.jpeg" xlink:type="simple" xlink:show="embed" xlink:actuate="onLoad" draw:mime-type="image/jpeg"/>
</draw:frame>
</text:a>
 <text:a xlink:type="simple" xlink:href="https://static.ukrinform.com/photos/2023_04/1681418036-9849.jpeg" text:style-name="Internet_20_link" text:visited-style-name="Visited_20_Internet_20_Link">
<draw:frame draw:style-name="fr1" draw:name="Image33" text:anchor-type="as-char" svg:width="6.9236in" svg:height="3.956343in" draw:z-index="0">
<draw:image xlink:href="../Images/yкринформ/2023-04-13T-24-10-00-03-00/630_360_1681418036-9849.jpeg" xlink:type="simple" xlink:show="embed" xlink:actuate="onLoad" draw:mime-type="image/jpeg"/>
</draw:frame>
</text:a>
 <text:a xlink:type="simple" xlink:href="https://static.ukrinform.com/photos/2023_04/1681418037-1533.jpeg" text:style-name="Internet_20_link" text:visited-style-name="Visited_20_Internet_20_Link">
<draw:frame draw:style-name="fr1" draw:name="Image34" text:anchor-type="as-char" svg:width="6.9236in" svg:height="3.956343in" draw:z-index="0">
<draw:image xlink:href="../Images/yкринформ/2023-04-13T-24-10-00-03-00/630_360_1681418037-1533.jpeg" xlink:type="simple" xlink:show="embed" xlink:actuate="onLoad" draw:mime-type="image/jpeg"/>
</draw:frame>
</text:a>
 <text:a xlink:type="simple" xlink:href="https://static.ukrinform.com/photos/2023_04/1681418037-6048.jpeg" text:style-name="Internet_20_link" text:visited-style-name="Visited_20_Internet_20_Link">
<draw:frame draw:style-name="fr1" draw:name="Image35" text:anchor-type="as-char" svg:width="6.9236in" svg:height="3.956343in" draw:z-index="0">
<draw:image xlink:href="../Images/yкринформ/2023-04-13T-24-10-00-03-00/630_360_1681418037-6048.jpeg" xlink:type="simple" xlink:show="embed" xlink:actuate="onLoad" draw:mime-type="image/jpeg"/>
</draw:frame>
</text:a>
 <text:a xlink:type="simple" xlink:href="https://static.ukrinform.com/photos/2023_04/1681418037-2885.jpeg" text:style-name="Internet_20_link" text:visited-style-name="Visited_20_Internet_20_Link">
<draw:frame draw:style-name="fr1" draw:name="Image36" text:anchor-type="as-char" svg:width="6.9236in" svg:height="3.956343in" draw:z-index="0">
<draw:image xlink:href="../Images/yкринформ/2023-04-13T-24-10-00-03-00/630_360_1681418037-2885.jpeg" xlink:type="simple" xlink:show="embed" xlink:actuate="onLoad" draw:mime-type="image/jpeg"/>
</draw:frame>
</text:a>
 <text:a xlink:type="simple" xlink:href="https://static.ukrinform.com/photos/2023_04/1681418402-2038.jpeg" text:style-name="Internet_20_link" text:visited-style-name="Visited_20_Internet_20_Link">
<draw:frame draw:style-name="fr1" draw:name="Image37" text:anchor-type="as-char" svg:width="6.9236in" svg:height="3.956343in" draw:z-index="0">
<draw:image xlink:href="../Images/yкринформ/2023-04-13T-24-10-00-03-00/630_360_1681418402-2038.jpeg" xlink:type="simple" xlink:show="embed" xlink:actuate="onLoad" draw:mime-type="image/jpeg"/>
</draw:frame>
</text:a>
 <text:a xlink:type="simple" xlink:href="https://static.ukrinform.com/photos/2023_04/1681418402-5016.jpeg" text:style-name="Internet_20_link" text:visited-style-name="Visited_20_Internet_20_Link">
<draw:frame draw:style-name="fr1" draw:name="Image38" text:anchor-type="as-char" svg:width="6.9236in" svg:height="3.956343in" draw:z-index="0">
<draw:image xlink:href="../Images/yкринформ/2023-04-13T-24-10-00-03-00/630_360_1681418402-5016.jpeg" xlink:type="simple" xlink:show="embed" xlink:actuate="onLoad" draw:mime-type="image/jpeg"/>
</draw:frame>
</text:a>
“The US has become the leader of this process(financial support - ed.)And the main donor to finance the state budget deficit of Ukraine, ”he stressed <text:a xlink:type="simple" xlink:href="https://www.ukrinform.ua/tag-smigal" text:style-name="Internet_20_link" text:visited-style-name="Visited_20_Internet_20_Link">
</text:a>
.</text:p>
      <text:p text:style-name="P4">
He recalled the US statement about <text:a xlink:type="simple" xlink:href="http://Шмигаль" text:style-name="Internet_20_link" text:visited-style-name="Visited_20_Internet_20_Link">
</text:a>
Having expressed gratitude to the partner.<text:span text:style-name="T4">
 Read also: </text:span>
 <text:a xlink:type="simple" xlink:href="https://www.ukrinform.ua/rubric-vidbudova/3695346-smigal-pidpisav-ugodu-z-usaid-aka-spriatime-zrostannu-inozemnih-investicij-v-ukrainu.html" text:style-name="Internet_20_link" text:visited-style-name="Visited_20_Internet_20_Link">
<text:span text:style-name="T4">
 Shmigal </text:span>
</text:a>
In this connection, Shmigal expressed his gratitude to the American people, as well as the ages and Congress of the United States for the "unprecedented support of Ukraine" in its struggle of anti -Russian aggression.</text:p>
      <text:p text:style-name="P4">
<draw:frame draw:style-name="fr1" draw:name="Image39" text:anchor-type="as-char" svg:width="6.9236in" svg:height="4.596501in" draw:z-index="0">
<draw:image xlink:href="../Images/yкринформ/2023-04-13T-24-10-00-03-00/1681417021-378.jpg" xlink:type="simple" xlink:show="embed" xlink:actuate="onLoad" draw:mime-type="image/jpeg"/>
</draw:frame>
<text:span text:style-name="T5">
Foto: Yaroslavovgopol</text:span>
</text:p>
      <text:p text:style-name="P4">
"It is extremely important for us to start a quick restoration of Ukraine this year," the Prime Minister said.</text:p>
      <text:p text:style-name="P4">
According to him, the government has already identified five priority areas to achieve the settled goals for recovery, and this year it will be needed at least <text:a xlink:type="simple" xlink:href="https://www.ukrinform.ua/rubric-economy/3695113-smigal-u-vasingtoni-cogoric-ukraini-znadobitsa-sonajmense-141-milarda.html" text:style-name="Internet_20_link" text:visited-style-name="Visited_20_Internet_20_Link">
</text:a>
"I am sure that the United States will be the leaders in this process,"- said Premier, adding that they are already showing it.</text:p>
      <text:p text:style-name="P4">
Shmigal stressed that Ukraine's help today is an investment in global -safety and peace based on law, "it is an investment in a world where aggression like Russian will never happen again."</text:p>
      <text:p text:style-name="P4">
<text:span text:style-name="T4">
 Read also: </text:span>
 <text:a xlink:type="simple" xlink:href="https://www.ukrinform.ua/rubric-economy/3695538-vijna-rosii-proti-ukraini-mae-tragicni-naslidki-dla-vsiei-globalnoi-ekonomiki-glava-mvf.html" text:style-name="Internet_20_link" text:visited-style-name="Visited_20_Internet_20_Link">
</text:a>
In this context, he stressed that the Ukrainian side introduced "exclusive controls" by the use of US assistance and provides all necessary reports of the US Administration and the World Bank for each used dollar.</text:p>
      <text:p text:style-name="P4">
In addition, he thanked the United States for the wide sanctio against Russia, as well as against persons and organizations that facilitated the Russian Federation to bypass the restrictions. Prime Minister's Dructors emphasized the effectiveness of the pricing mechanism for Russian oil and called on to reduce the price threshold for Russia in order to deprive it of the ability to nourish its aggression.</text:p>
      <text:p text:style-name="P4">
“We will win in this war, we will be restored, we will rebuild our economy with iinfrastructure. This will be the best evidence of the power of democracy, international solidarity, the rule of law, inclusivity and social justice. It is convinced that the United States will continue to play a role in this process, ”Shmigal stressed.</text:p>
      <text:p text:style-name="P4">
<text:span text:style-name="T4">
 Read also: </text:span>
 <text:a xlink:type="simple" xlink:href="https://www.ukrinform.ua/rubric-economy/3695132-miznarodni-partneri-nadadut-ukraini-115-milardiv-smigal.html" text:style-name="Internet_20_link" text:visited-style-name="Visited_20_Internet_20_Link">
<text:span text:style-name="T4">
 Shmigal </text:span>
</text:a>
</text:p>
      <text:p text:style-name="P4">
News Source: <text:a xlink:type="simple" xlink:href="https://www.ukrinform.ua/rubric-economy/3695643-smigal-u-ssa-dopomoga-ukraini-ce-investicia-u-novij-svit-bez-agresii.html" text:style-name="Internet_20_link" text:visited-style-name="Visited_20_Internet_20_Link">
https://www.ukrinform.ua/rubric-economy/3695643-smigal-u-ssa-dopomoga-ukraini-ce-investicia-u-novij-svit-bez-agresii.html</text:a>
</text:p>
      <!--NEWS-->
      <text:h text:style-name="P10" text:outline-level="1">
<text:span text:style-name="T4">
At Avdiyivka and Maryinka directions Russian army shelled Keramik, Novokalynove, Krasnohorivk...</text:span>
</text:h>
      <text:p text:style-name="P4">
Authors: liveuamap (Language: en)</text:p>
      <text:p text:style-name="P4">
Time: 2023-04-13T-24:27:00</text:p>
      <text:p text:style-name="P4">
Location: Donetsk Oblast (Latitude:47.91174 Longtitude:37.45411)</text:p>
      <text:p text:style-name="P4">
Videos: []</text:p>
      <text:p text:style-name="P4">
Images: []</text:p>
      <text:p text:style-name="P4">
Tags: ["Russia"]</text:p>
      <text:p text:style-name="P4">
Id: 22555809</text:p>
      <!--METADATA-->
      <text:p text:style-name="P4">
Themoring Report</text:p>
      <text:p text:style-name="P4">
News Collection Link:(https://liveuamap.com/en/2023/13-april-at-avdiyivka-and-maryinka-directions-russian-army)</text:p>
      <text:p text:style-name="P4">
News Source: <text:a xlink:type="simple" xlink:href="https://t.me/lumsrc/4482" text:style-name="Internet_20_link" text:visited-style-name="Visited_20_Internet_20_Link">
https://t.me/lumsrc/4482</text:a>
</text:p>
      <!--NEWS-->
      <text:h text:style-name="P10" text:outline-level="1">
<text:span text:style-name="T4">
It is necessary to restart the UN Security Council to exclude from there the Russian Federation</text:span>
</text:h>
      <text:p text:style-name="P4">
Authors: Ukrinform (Person)</text:p>
      <text:p text:style-name="P4">
Publisher: Укринформ (Organization)</text:p>
      <text:p text:style-name="P4">
Published Time: 2023-04-13T-26:01:00+03:00</text:p>
      <text:p text:style-name="P4">
Modified Time: 2023-04-13T23:01:00+03:00</text:p>
      <text:p text:style-name="P4">
Description: Foreign Minister of Ukraine Dmytro Kuleba is convinced that it is necessary to restart the United Nations Security Council to exclude Russia from there. - Ukrinform.</text:p>
      <text:p text:style-name="P4">
Images: ["<text:a xlink:type="simple" xlink:href="https://static.ukrinform.com/photos/2022_12/thumb_files/630_360_1670861604-745.jpg" text:style-name="Internet_20_link" text:visited-style-name="Visited_20_Internet_20_Link">
630_360_16708...</text:a>
"]</text:p>
      <text:p text:style-name="P4">
Tags: ['Кулеба', 'МЗС', 'Реформа', 'росія', 'Радбез ООН']</text:p>
      <text:p text:style-name="P4">
Type: Article</text:p>
      <!--METADATA-->
      <text:p text:style-name="P4">
<draw:frame draw:style-name="fr1" draw:name="Image40" text:anchor-type="as-char" svg:width="6.9236in" svg:height="3.956343in" draw:z-index="0">
<draw:image xlink:href="../Images/yкринформ/2023-04-13T-26-01-00-03-00/630_360_1670861604-745.jpg" xlink:type="simple" xlink:show="embed" xlink:actuate="onLoad" draw:mime-type="image/jpeg"/>
</draw:frame>
The Minister of Law of Ukraine Dmytro Kuleba is convinced that it is necessary to redeem the Security Council of the United Nations in order to exclude Russia.</text:p>
      <text:p text:style-name="P4">
He stated this on the air of the Telernahon "The One News" reports Ukrinform.</text:p>
      <text:p text:style-name="P4">
“I always talk honestly as is. This is not a quick process, because it is necessary to completely overhaul the UN Security Council in order to exclude Russia from it. But this will come up. The main thing is to be persistent and do what we do. And this moon(On April 1, the Russian Federation launched a monthly chair - ed), which Russia President UN Radbezi we will use as much as possible to bring this goal closer, ”he said <text:a xlink:type="simple" xlink:href="https://www.ukrinform.ua/tag-kuleba" text:style-name="Internet_20_link" text:visited-style-name="Visited_20_Internet_20_Link">
</text:a>
.</text:p>
      <text:p text:style-name="P4">
According to him, the issue of exclusion of Russia is relevant not for the first year, but it was Ukraine that became the first state that officially officially presented the issue of illegitimacy of the Russia in the UN Security Council on the international agenda. And when they did, even our friends are bulk, but now the ice has shifted.</text:p>
      <text:p text:style-name="P4">
<text:span text:style-name="T4">
 Read also: </text:span>
 <text:a xlink:type="simple" xlink:href="https://www.ukrinform.ua/rubric-world/3693244-rosia-prograla-vibori-do-troh-organiv-oon.html" text:style-name="Internet_20_link" text:visited-style-name="Visited_20_Internet_20_Link">
</text:a>
The Minister of Foreign Affairs also reacted to a video with the execution of Ukrainian -bearing Russian military military, noting that it is scary to think about all the deaths that did not get on video and did not receive a public voice. Ukrainian diplomats have done a lot to see the video make a maximum of many people.</text:p>
      <text:p text:style-name="P4">
“Military crimes in the territory of Ukraine will only stop when the last Russian soldier leaves our country. Until one of them is on our land, he will try to rape, kill, cut off his head, because such an ideology is. " Said the Foreign Minister.</text:p>
      <text:p text:style-name="P4">
As reported by Ukrinform, on the Internet appeared <text:a xlink:type="simple" xlink:href="https://www.ukrinform.ua/rubric-ato/3694808-zelenskij-pro-stratu-ukrainskogo-voina-ce-video-rosii-akou-vona-e.html" text:style-name="Internet_20_link" text:visited-style-name="Visited_20_Internet_20_Link">
</text:a>
Ukrainian defenders. The Safety Service of Ukraine has launched a pre -trial investigation into the video of the Yakovians cut off the head of the Ukrainian prisoner. Law enforcement agencies are taking measures to identify the persons who have committed this terrible zip.</text:p>
      <text:p text:style-name="P4">
The UK Ambassador to Ukraine Melinda Simmons has stated that the death of the Ukrainian prisoner is filling in the list of accusations that Russia needs to face its crimes in Ukraine.Georgia President Salome Zurabishvili said the brutal death of a captive Ukrainian warrior is another crime against humanity.</text:p>
      <text:p text:style-name="P4">
France has been horrified by the video of the beheading of the alleged Ukrainian -begged Russian armed forces in Ukraine and demands the punishment of all crimes of the Russian Federation in Ukraine.</text:p>
      <text:p text:style-name="P4">
News Source: <text:a xlink:type="simple" xlink:href="https://www.ukrinform.ua/rubric-polytics/3695639-treba-perezavantaziti-radu-bezpeki-oon-abi-vikluciti-zvidti-rf-kuleba.html" text:style-name="Internet_20_link" text:visited-style-name="Visited_20_Internet_20_Link">
https://www.ukrinform.ua/rubric-polytics/3695639-treba-perezavantaziti-radu-bezpeki-oon-abi-vikluciti-zvidti-rf-kuleba.html</text:a>
</text:p>
      <!--NEWS-->
      <text:h text:style-name="P10" text:outline-level="1">
<text:span text:style-name="T4">
AT Shakhtarsk Directive Rossian Army Sheled Novomikhailivka, Shakhotrsk, NovoKoCheKANIK, led ...</text:span>
</text:h>
      <text:p text:style-name="P4">
Authors: liveuamap (Language: en)</text:p>
      <text:p text:style-name="P4">
Time: 2023-04-13T-26:27:00</text:p>
      <text:p text:style-name="P4">
Location: Zaporizhzhia (Latitude:47.77902 Longtitude:37.06478)</text:p>
      <text:p text:style-name="P4">
Videos: []</text:p>
      <text:p text:style-name="P4">
Images: []</text:p>
      <text:p text:style-name="P4">
Tags: ["Russia"]</text:p>
      <text:p text:style-name="P4">
Id: 22555808</text:p>
      <!--METADATA-->
      <text:p text:style-name="P4">
At Shaktarske direction Russian army shelled Novomykhaylivka, Shakhtarske,Novoukrayinka, Velyka Novosilka, Vuhledar and Prechystivka of Donetsk region,- General Staff of Armed Forces of Ukraine says in the morning report</text:p>
      <text:p text:style-name="P4">
News Collection Link: <text:a xlink:type="simple" xlink:href="https://liveuamap.com/en/2023/13-april-at-shaktarske-direction-russian-army-shelled-novomykhaylivka" text:style-name="Internet_20_link" text:visited-style-name="Visited_20_Internet_20_Link">
https://liveuamap.com/en/2023/13-april-at-shaktarske-direction-russian-army-shelled-novomykhaylivka</text:a>
</text:p>
      <text:p text:style-name="P4">
News Source: <text:a xlink:type="simple" xlink:href="https://t.me/lumsrc/4483" text:style-name="Internet_20_link" text:visited-style-name="Visited_20_Internet_20_Link">
https://t.me/lumsrc/4483</text:a>
</text:p>
      <!--NEWS-->
      <text:h text:style-name="P10" text:outline-level="1">
<text:span text:style-name="T4">
At Zaporizhzhia and Kherson directions Russian army shelled Olhivske, Chervone, Charivne, Nov...</text:span>
</text:h>
      <text:p text:style-name="P4">
Authors: liveuamap (Language: en)</text:p>
      <text:p text:style-name="P4">
Time: 2023-04-13T-28:27:00</text:p>
      <text:p text:style-name="P4">
Location: Kherson (Latitude:46.63895 Longtitude:32.62167)</text:p>
      <text:p text:style-name="P4">
Videos: []</text:p>
      <text:p text:style-name="P4">
Images: []</text:p>
      <text:p text:style-name="P4">
Tags: ["Russia"]</text:p>
      <text:p text:style-name="P4">
Id: 22555807</text:p>
      <!--METADATA-->
      <text:p text:style-name="P4">
At zaporizhzhzhia and kherson directions Russian army Shelled Olhivske, Chervone, Charivne, Novodanylivka, Orikhiv, Novoandriyivka, Malai Scherbaky, Mali Scherbaka, Mali Scherbaka, Mali Scherbaka, Mali Scherbaka, Mali Sherbaka, Mali Scherbaka, Mali Scherbaka, Mali Sherbaka, Mali Sherbaka, Mali Sherbaka, Mali Scherbaka, Mali Sherbak Kozatske, Odradokamyanka, Mykolayivka, Olhivka, Tyahynka, Kizomys of Kherson Region and Kherson City, - General StaffofFofFofFFOFFORSES.</text:p>
      <text:p text:style-name="P4">
News Collection Link:(https://liveuamap.com/en/2023/13-april-at-zaporizhzhia-and-kherson-directions-russian-army)</text:p>
      <text:p text:style-name="P4">
News Source: <text:a xlink:type="simple" xlink:href="https://t.me/lumsrc/4484" text:style-name="Internet_20_link" text:visited-style-name="Visited_20_Internet_20_Link">
https://t.me/lumsrc/4484</text:a>
</text:p>
      <!--NEWS-->
      <text:h text:style-name="P10" text:outline-level="1">
<text:span text:style-name="T4">
The Ministry of Youth has prepared an official order for a boycott of competitions with Russian and Belarusian athletes</text:span>
</text:h>
      <text:p text:style-name="P4">
Authors: Ukrinform (Person)</text:p>
      <text:p text:style-name="P4">
Publisher: Укринформ (Organization)</text:p>
      <text:p text:style-name="P4">
Published Time: 2023-04-13T-29:57:00+03:00</text:p>
      <text:p text:style-name="P4">
Modified Time: 2023-04-13T22:57:00+03:00</text:p>
      <text:p text:style-name="P4">
Description: In case of violation, the Ukrainian delegation will be withdrawn, and the relevant federation will be deprived of national status. - Ukrinform.</text:p>
      <text:p text:style-name="P4">
Images: ["<text:a xlink:type="simple" xlink:href="https://static.ukrinform.com/photos/2023_04/thumb_files/630_360_1681415639-463.jpg" text:style-name="Internet_20_link" text:visited-style-name="Visited_20_Internet_20_Link">
630_360_16814...</text:a>
", "<text:a xlink:type="simple" xlink:href="https://static.ukrinform.com/photos/2023_04/1681415809-383.jpg" text:style-name="Internet_20_link" text:visited-style-name="Visited_20_Internet_20_Link">
1681415809-38...</text:a>
", "<text:a xlink:type="simple" xlink:href="https://static.ukrinform.com/photos/2023_04/1681415822-714.jpg" text:style-name="Internet_20_link" text:visited-style-name="Visited_20_Internet_20_Link">
1681415822-71...</text:a>
"]</text:p>
      <text:p text:style-name="P4">
Tags: ['Міністерство молоді та спорту']</text:p>
      <text:p text:style-name="P4">
Type: Article</text:p>
      <!--METADATA-->
      <text:p text:style-name="P4">
<draw:frame draw:style-name="fr1" draw:name="Image41" text:anchor-type="as-char" svg:width="6.9236in" svg:height="3.956343in" draw:z-index="0">
<draw:image xlink:href="../Images/yкринформ/2023-04-13T-29-57-00-03-00/630_360_1681415639-463.jpg" xlink:type="simple" xlink:show="embed" xlink:actuate="onLoad" draw:mime-type="image/jpeg"/>
</draw:frame>
In the event of a violation, the Ukrainian delegation will be withdrawn, and the relevant federation will be deprived of national status.</text:p>
      <text:p text:style-name="P4">
Olympic champion and People's Deputy Jean Beleniuk published <text:a xlink:type="simple" xlink:href="https://t.me/zhanbeleniuk/217" text:style-name="Internet_20_link" text:visited-style-name="Visited_20_Internet_20_Link">
</text:a>
The order of the Ministry of Youth and Sports of Prozabron to official delegations of Ukrainian national teams to participate in international competitions, which are involved in Russians and Belarusians, Ukrinform reports.</text:p>
      <text:p text:style-name="P4">
The order extends to the official delegations of Ukraine's national teams of Zolimpian and non -Olympic sports. In case of violation of the delegates will be dismissed from such competitions, and the relevant federation will be deprived of the status. Also, the participation of Ukrainian sportsmen will be monitored in competitions, where there will be Russians and Belarusians.</text:p>
      <text:p text:style-name="P4">
It should be noted that the order was signed by the electronic signature.</text:p>
      <text:p text:style-name="P4">
<draw:frame draw:style-name="fr1" draw:name="Image42" text:anchor-type="as-char" svg:width="6.9236in" svg:height="9.611939in" draw:z-index="0">
<draw:image xlink:href="../Images/yкринформ/2023-04-13T-29-57-00-03-00/1681415809-383.jpg" xlink:type="simple" xlink:show="embed" xlink:actuate="onLoad" draw:mime-type="image/jpeg"/>
</draw:frame>
<draw:frame draw:style-name="fr1" draw:name="Image43" text:anchor-type="as-char" svg:width="6.9236in" svg:height="9.622376in" draw:z-index="0">
<draw:image xlink:href="../Images/yкринформ/2023-04-13T-29-57-00-03-00/1681415822-714.jpg" xlink:type="simple" xlink:show="embed" xlink:actuate="onLoad" draw:mime-type="image/jpeg"/>
</draw:frame>
We will remind, the Cabinet of Ministers of Ukraine approved <text:a xlink:type="simple" xlink:href="https://www.ukrinform.ua/rubric-sports/3689645-ukraina-bojkotuvatime-zmaganna-de-budut-atleti-z-rosii-risenna-uradu.html" text:style-name="Internet_20_link" text:visited-style-name="Visited_20_Internet_20_Link">
</text:a>
About the boycott of qualifying tournaments on the Olympic Games-2024 in Paris, which will be admitted to Russian Ibilorus athletes. International Olympic Committee(Mok)He has already responded to the decision of the Government of Ukraine on the boycott of the qualifying tournaments Nalympic Games-2024 in Paris.</text:p>
      <text:p text:style-name="P4">
<text:span text:style-name="T4">
 Read also: </text:span>
 <text:a xlink:type="simple" xlink:href="https://www.ukrinform.ua/rubric-sports/3695395-dopusk-rosian-i-bilorusiv-mok-zajnav-vicikuvalnu-poziciu.html" text:style-name="Internet_20_link" text:visited-style-name="Visited_20_Internet_20_Link">
<text:span text:style-name="T4">
 MOC </text:span>
</text:a>
As reported by Ukrinform, earlier the IOC executive committee recommended to return the Russian athletes to Russian athletes to international competitions in neutral status. In this case, teams from Russia and Belarus are not allowed to the tournaments, as well as sportsmen who support the war or have a contract with the army of Russian Abopelorus.</text:p>
      <text:p text:style-name="P4">
Photo: Getty Image, T.me/zhanbeleniuk</text:p>
      <text:p text:style-name="P4">
News Source: <text:a xlink:type="simple" xlink:href="https://www.ukrinform.ua/rubric-sports/3695638-minmolodsportu-pidgotuvalo-oficijnij-nakaz-pro-bojkot-zmagan-z-rosijskimi-ta-biloruskimi-sportsmenami.html" text:style-name="Internet_20_link" text:visited-style-name="Visited_20_Internet_20_Link">
https://www.ukrinform.ua/rubric-sports/3695638-minmolodsportu-pidgotuvalo-oficijnij-nakaz-pro-bojkot-zmagan-z-rosijskimi-ta-biloruskimi-sportsmenami.html</text:a>
</text:p>
      <!--NEWS-->
      <text:h text:style-name="P10" text:outline-level="1">
<text:span text:style-name="T4">
The Armed Forces have more than one variant of events on the front - Danilov</text:span>
</text:h>
      <text:p text:style-name="P4">
Authors: Ukrinform (Person)</text:p>
      <text:p text:style-name="P4">
Publisher: Укринформ (Organization)</text:p>
      <text:p text:style-name="P4">
Published Time: 2023-04-13T-31:46:00+03:00</text:p>
      <text:p text:style-name="P4">
Modified Time: 2023-04-13T22:46:00+03:00</text:p>
      <text:p text:style-name="P4">
Description: The Armed Forces of Ukraine have more than one variant of developments on the front.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ЗСУ', 'Данілов', 'Контрнаступ', 'Єдині новини']</text:p>
      <text:p text:style-name="P4">
Type: Article</text:p>
      <!--METADATA-->
      <text:p text:style-name="P4">
<draw:frame draw:style-name="fr1" draw:name="Image44" text:anchor-type="as-char" svg:width="6.9236in" svg:height="3.956343in" draw:z-index="0">
<draw:image xlink:href="../Images/yкринформ/2023-04-13T-31-46-00-03-00/630_360_1680783784-260.jpg" xlink:type="simple" xlink:show="embed" xlink:actuate="onLoad" draw:mime-type="image/jpeg"/>
</draw:frame>
Arms of Ukraine have more than one variant of developments on the front.</text:p>
      <text:p text:style-name="P4">
This was stated by the Secretary of the National Security and Defense Council of Ukraine Alexeydanilov on the air of the Tele scale "Unified News", Ukrinform reports.</text:p>
      <text:p text:style-name="P4">
"We are aware of all the processes that take place on the front. All assumptions in the plans of the Ukrainian military, including the counter -offensive, have no basis. It will be solved at the last moment when the final decision will be made," Danilov said.</text:p>
      <text:p text:style-name="P4">
According to him, the Ukrainian soldiers have "not one, not two, not three, and unwashed variants of developments at the front", because it depends on many factors that are evaluated every day.</text:p>
      <text:p text:style-name="P4">
<text:span text:style-name="T4">
 Read also: </text:span>
 <text:a xlink:type="simple" xlink:href="https://www.ukrinform.ua/rubric-ato/3694666-ukraina-vze-mae-bagato-mozlivostej-sobi-dosagti-uspihu-ostin.html" text:style-name="Internet_20_link" text:visited-style-name="Visited_20_Internet_20_Link">
<text:span text:style-name="T4">
 counter -offensive </text:span>
</text:a>
"And everyone must understand that we have no conversation only about a counter -offensive. We have a understanding that we need to release all our territories to <text:a xlink:type="simple" xlink:href="https://www.ukrinform.ua/tag-kordon" text:style-name="Internet_20_link" text:visited-style-name="Visited_20_Internet_20_Link">
</text:a>
1991. As long as we do not work it, until our Armed Forces, the end of the war is not possible, "the NSDC secretary emphasized.</text:p>
      <text:p text:style-name="P4">
According to Ukrinform, the Prime Minister of Ukraine Denis Shmigal stated that a large-scale contradiction of Ukrainian forces against Russian invaders can be possible to resolve in the summer.</text:p>
      <text:p text:style-name="P4">
News Source: <text:a xlink:type="simple" xlink:href="https://www.ukrinform.ua/rubric-ato/3695634-zsu-maut-ne-odin-variant-rozvitku-podij-na-fronti-danilov.html" text:style-name="Internet_20_link" text:visited-style-name="Visited_20_Internet_20_Link">
https://www.ukrinform.ua/rubric-ato/3695634-zsu-maut-ne-odin-variant-rozvitku-podij-na-fronti-danilov.html</text:a>
</text:p>
      <!--NEWS-->
      <text:h text:style-name="P10" text:outline-level="1">
<text:span text:style-name="T4">
In the USA, a chat group was arrested</text:span>
</text:h>
      <text:p text:style-name="P4">
Authors: Ukrinform (Person)</text:p>
      <text:p text:style-name="P4">
Publisher: Укринформ (Organization)</text:p>
      <text:p text:style-name="P4">
Published Time: 2023-04-13T-33:33:00+03:00</text:p>
      <text:p text:style-name="P4">
Modified Time: 2023-04-13T22:33:00+03:00</text:p>
      <text:p text:style-name="P4">
Description: The FBI arrested a 21-year-old game of online chat group, which appeared publications of the secretary documents of the Pentagon. - Ukrinform.</text:p>
      <text:p text:style-name="P4">
Images: ["<text:a xlink:type="simple" xlink:href="https://static.ukrinform.com/photos/2016_05/thumb_files/630_360_1464332501-2066-fbr.jpg" text:style-name="Internet_20_link" text:visited-style-name="Visited_20_Internet_20_Link">
630_360_14643...</text:a>
"]</text:p>
      <text:p text:style-name="P4">
Tags: ['Арешт', 'ФБР', 'Пентагон', 'США', 'Витік']</text:p>
      <text:p text:style-name="P4">
Type: Article</text:p>
      <!--METADATA-->
      <text:p text:style-name="P4">
<draw:frame draw:style-name="fr1" draw:name="Image45" text:anchor-type="as-char" svg:width="6.9236in" svg:height="3.956343in" draw:z-index="0">
<draw:image xlink:href="../Images/yкринформ/2023-04-13T-33-33-00-03-00/630_360_1464332501-2066-fbr.jpg" xlink:type="simple" xlink:show="embed" xlink:actuate="onLoad" draw:mime-type="image/jpeg"/>
</draw:frame>
FBRA was a 21-year-old player on an online chat group, which appeared to the publications of the Pentagon's secret documents.</text:p>
      <text:p text:style-name="P4">
According to Ukrinform correspondent, it writes <text:a xlink:type="simple" xlink:href="https://edition.cnn.com/politics/live-news/pentagon-documents-leak-04-13-23/index.html" text:style-name="Internet_20_link" text:visited-style-name="Visited_20_Internet_20_Link">
</text:a>
.</text:p>
      <text:p text:style-name="P4">
“Prosecutor General Merik Garland has confirmed that the FBI arrested Jackataysheyr, a member of the National Air Guard of Masscachusetts because(https://www.ukrinform.ua/tag-pentagon)”, - the material reads.</text:p>
      <text:p text:style-name="P4">
It is noted that the arrest was carried out because of "probable unauthorized maintenance, storage and transmission of secret information regarding the national defense."</text:p>
      <text:p text:style-name="P4">
<text:span text:style-name="T4">
 Read also: </text:span>
 <text:a xlink:type="simple" xlink:href="https://www.ukrinform.ua/rubric-world/3695486-pentagon-obmeziv-dostup-do-zlitih-sekretnih-dokumentiv-bilij-dim.html" text:style-name="Internet_20_link" text:visited-style-name="Visited_20_Internet_20_Link">
<text:span text:style-name="T4">
 Pentagon </text:span>
</text:a>
Garland added that the Takesira case will be considered by the US Federal Court.</text:p>
      <text:p text:style-name="P4">
It was reported that the New York Times has previously published a material in which <text:a xlink:type="simple" xlink:href="https://www.ukrinform.ua/rubric-world/3694664-glava-pentagonu-perevernemo-kozen-kamin-sobi-znajti-dzerelo-vitokiv.html" text:style-name="Internet_20_link" text:visited-style-name="Visited_20_Internet_20_Link">
</text:a>
Numbers -secret documents on the social network concerning plans for the Counter -offensive of the Armed Forces.</text:p>
      <text:p text:style-name="P4">
A group of investigators <text:a xlink:type="simple" xlink:href="https://www.ukrinform.ua/rubric-world/3693674-u-bellingcat-vstanovili-persodzerela-zlitih-dokumentiv-pentagonu.html" text:style-name="Internet_20_link" text:visited-style-name="Visited_20_Internet_20_Link">
</text:a>
Pentagon's fused documents that began to appear in January2023 on some Discord servers.</text:p>
      <text:p text:style-name="P4">
Jack Taisheir National Guard <text:a xlink:type="simple" xlink:href="https://www.ukrinform.ua/rubric-world/3695601-u-ssa-vstanovili-osobu-lidera-catgrupi-v-akij-zavilisa-sekretni-dani-pentagonu-nyt.html" text:style-name="Internet_20_link" text:visited-style-name="Visited_20_Internet_20_Link">
</text:a>
Under the name "Thug Shaker Central", which brings together 20-30 people because of a common commitment to weapons, racist online memos and video game.</text:p>
      <text:p text:style-name="P4">
News Source: <text:a xlink:type="simple" xlink:href="https://www.ukrinform.ua/rubric-world/3695633-u-ssa-arestuvali-lidera-catgrupi-v-akij-zavilisa-sekretni-dani-pentagonu.html" text:style-name="Internet_20_link" text:visited-style-name="Visited_20_Internet_20_Link">
https://www.ukrinform.ua/rubric-world/3695633-u-ssa-arestuvali-lidera-catgrupi-v-akij-zavilisa-sekretni-dani-pentagonu.html</text:a>
</text:p>
      <!--NEWS-->
      <text:h text:style-name="P10" text:outline-level="1">
<text:span text:style-name="T4">
In Ukraine potentially contaminated explosives 174 thousand square kilometers - SESNS</text:span>
</text:h>
      <text:p text:style-name="P4">
Authors: Ukrinform (Person)</text:p>
      <text:p text:style-name="P4">
Publisher: Укринформ (Organization)</text:p>
      <text:p text:style-name="P4">
Published Time: 2023-04-13T-35:21:00+03:00</text:p>
      <text:p text:style-name="P4">
Modified Time: 2023-04-13T22:21:00+03:00</text:p>
      <text:p text:style-name="P4">
Description: Potentially contaminated explosive objects are 174 thousand square kilometers of Ukraine. - Ukrinform.</text:p>
      <text:p text:style-name="P4">
Images: ["<text:a xlink:type="simple" xlink:href="https://static.ukrinform.com/photos/2022_10/thumb_files/630_360_1666439593-782.jpg" text:style-name="Internet_20_link" text:visited-style-name="Visited_20_Internet_20_Link">
630_360_16664...</text:a>
", "<text:a xlink:type="simple" xlink:href="https://static.ukrinform.com/photos/2023_03/1680172121-435.jpg" text:style-name="Internet_20_link" text:visited-style-name="Visited_20_Internet_20_Link">
1680172121-43...</text:a>
"]</text:p>
      <text:p text:style-name="P4">
Tags: ['ДСНС', 'Розмінування', 'Вибухівка', 'Рятувальники']</text:p>
      <text:p text:style-name="P4">
Type: Article</text:p>
      <!--METADATA-->
      <text:p text:style-name="P4">
<draw:frame draw:style-name="fr1" draw:name="Image46" text:anchor-type="as-char" svg:width="6.9236in" svg:height="3.956343in" draw:z-index="0">
<draw:image xlink:href="../Images/yкринформ/2023-04-13T-35-21-00-03-00/630_360_1666439593-782.jpg" xlink:type="simple" xlink:show="embed" xlink:actuate="onLoad" draw:mime-type="image/jpeg"/>
</draw:frame>
Potentially contaminated explosive objects are 174 thousand square kilometers of Ukraine.</text:p>
      <text:p text:style-name="P4">
This was announced by the SES Presenter Oleksandr Khorunzhi at a briefing "Questions of security during Easter - the reservation and recommendations of the SES" in <text:a xlink:type="simple" xlink:href="https://www.youtube.com/watch" text:style-name="Internet_20_link" text:visited-style-name="Visited_20_Internet_20_Link">
</text:a>
.</text:p>
      <text:p text:style-name="P4">
"I will remind that 174 thousand square kilometers potentially contaminated with a hazardous objects. People have to remember.</text:p>
      <text:p text:style-name="P4">
<draw:frame draw:style-name="fr1" draw:name="Image47" text:anchor-type="as-char" svg:width="6.9236in" svg:height="4.615733in" draw:z-index="0">
<draw:image xlink:href="../Images/yкринформ/2023-04-13T-35-21-00-03-00/1680172121-435.jpg" xlink:type="simple" xlink:show="embed" xlink:actuate="onLoad" draw:mime-type="image/jpeg"/>
</draw:frame>
<text:span text:style-name="T4">
 Read also: </text:span>
 <text:a xlink:type="simple" xlink:href="https://www.ukrinform.ua/rubric-vidbudova/3694139-ukraini-potribno-pat-tisac-fahivciv-dla-rozminuvanna-reznikov.html" text:style-name="Internet_20_link" text:visited-style-name="Visited_20_Internet_20_Link">
<text:span text:style-name="T4">
 Mine </text:span>
</text:a>
The SESS Presopter of Ukraine called the regions where the contamination of explosive subjects is the largest. Among them are the territories of Kherson, Kharkiv, partly Mykolaiv, Zaporizhia, Donetsk, Sumy, Chernihiv of Takyiv regions.</text:p>
      <text:p text:style-name="P4">
"But in the Kyiv region, in fact, all objects of critical infrastructure of the efficiency have already been cleared. There may be some sections of forestry and fields," the harun said.</text:p>
      <text:p text:style-name="P4">
As reported by Ukrinform, to mine territories of Ukraine <text:a xlink:type="simple" xlink:href="https://www.ukrinform.ua/rubric-vidbudova/3694139-ukraini-potribno-pat-tisac-fahivciv-dla-rozminuvanna-reznikov.html" text:style-name="Internet_20_link" text:visited-style-name="Visited_20_Internet_20_Link">
</text:a>
, as well as specialists from other countries in the world.</text:p>
      <text:p text:style-name="P4">
In June 2022, the SES stated that <text:a xlink:type="simple" xlink:href="https://www.ukrinform.ua/rubric-ato/3498151-v-ukraini-300-tisac-kvadratnih-kilometriv-potrebuut-rozminuvanna.html" text:style-name="Internet_20_link" text:visited-style-name="Visited_20_Internet_20_Link">
</text:a>
</text:p>
      <text:p text:style-name="P4">
News Source: <text:a xlink:type="simple" xlink:href="https://www.ukrinform.ua/rubric-society/3695629-v-ukraini-potencijno-zabrudneni-vibuhivkou-174-tisaci-kvadratnih-kilometriv-dsns.html" text:style-name="Internet_20_link" text:visited-style-name="Visited_20_Internet_20_Link">
https://www.ukrinform.ua/rubric-society/3695629-v-ukraini-potencijno-zabrudneni-vibuhivkou-174-tisaci-kvadratnih-kilometriv-dsns.html</text:a>
</text:p>
      <!--NEWS-->
      <text:h text:style-name="P10" text:outline-level="1">
<text:span text:style-name="T4">
UEFA Conference League: Gent and West Hem shared points</text:span>
</text:h>
      <text:p text:style-name="P4">
Authors: Ukrinform (Person)</text:p>
      <text:p text:style-name="P4">
Publisher: Укринформ (Organization)</text:p>
      <text:p text:style-name="P4">
Published Time: 2023-04-13T-37:11:40+03:00</text:p>
      <text:p text:style-name="P4">
Modified Time: 2023-04-13T22:11:40+03:00</text:p>
      <text:p text:style-name="P4">
Description: The match is scheduled for April 20. - Ukrinform.</text:p>
      <text:p text:style-name="P4">
Images: ["<text:a xlink:type="simple" xlink:href="https://static.ukrinform.com/photos/2023_04/thumb_files/630_360_1681413031-371.jpg" text:style-name="Internet_20_link" text:visited-style-name="Visited_20_Internet_20_Link">
630_360_16814...</text:a>
"]</text:p>
      <text:p text:style-name="P4">
Tags: ['Футбол', 'Ліга конференцій УЄФА']</text:p>
      <text:p text:style-name="P4">
Type: Article</text:p>
      <!--METADATA-->
      <text:p text:style-name="P4">
<draw:frame draw:style-name="fr1" draw:name="Image48" text:anchor-type="as-char" svg:width="6.9236in" svg:height="3.956343in" draw:z-index="0">
<draw:image xlink:href="../Images/yкринформ/2023-04-13T-37-11-40-03-00/630_360_1681413031-371.jpg" xlink:type="simple" xlink:show="embed" xlink:actuate="onLoad" draw:mime-type="image/jpeg"/>
</draw:frame>
The match is scheduled for April 20.</text:p>
      <text:p text:style-name="P4">
In the starting match of the Gent Day on his field played a draw with Vesthem(1:1)In the 1/4 finals of the League of Conferences, reports Ukrinform.</text:p>
      <text:p text:style-name="P4">
On the goal of Danny Ingza, the Belgian team responded with a well -stroke.</text:p>
      <text:p text:style-name="P4">
Also today they will play "Anderlecht" - "AZ", "Basel" - "Nice" and "Lech" - "Fiorentina". Start - at 22:00 in Kyiv time.</text:p>
      <text:p text:style-name="P4">
<text:span text:style-name="T4">
 Read also: </text:span>
 <text:a xlink:type="simple" xlink:href="https://www.ukrinform.ua/rubric-sports/3695625-liga-evropi-uefa-roma-postupilas-feenordu.html" text:style-name="Internet_20_link" text:visited-style-name="Visited_20_Internet_20_Link">
<text:span text:style-name="T4">
 Roma </text:span>
</text:a>
As reported by Ukrinform, Figayonord beat Roma in the first quarterfinal of the Europa League.</text:p>
      <text:p text:style-name="P4">
Photo: Getty Image</text:p>
      <text:p text:style-name="P4">
News Source: <text:a xlink:type="simple" xlink:href="https://www.ukrinform.ua/rubric-sports/3695628-liga-konferencij-uefa-gent-ta-vest-gem-podilili-ocki.html" text:style-name="Internet_20_link" text:visited-style-name="Visited_20_Internet_20_Link">
https://www.ukrinform.ua/rubric-sports/3695628-liga-konferencij-uefa-gent-ta-vest-gem-podilili-ocki.html</text:a>
</text:p>
      <!--NEWS-->
      <text:h text:style-name="P10" text:outline-level="1">
<text:span text:style-name="T4">
In Moldova, they were sentenced to 15 years in prison of the leader of the pro -Russian Party "Shore"</text:span>
</text:h>
      <text:p text:style-name="P4">
Authors: Ukrinform (Person)</text:p>
      <text:p text:style-name="P4">
Publisher: Укринформ (Organization)</text:p>
      <text:p text:style-name="P4">
Published Time: 2023-04-13T-39:05:00+03:00</text:p>
      <text:p text:style-name="P4">
Modified Time: 2023-04-13T22:05:00+03:00</text:p>
      <text:p text:style-name="P4">
Description: On Thursday, the Chamber of Appeal Poshenev condemned the fugitive deputy leader of the Shore Party Ilan Shore to 15 years in prison with confiscation of property for 5 billion lei (more than $ 270 million). - Ukrinform.</text:p>
      <text:p text:style-name="P4">
Images: ["<text:a xlink:type="simple" xlink:href="https://static.ukrinform.com/photos/2023_04/thumb_files/630_360_1681412597-135.jpg" text:style-name="Internet_20_link" text:visited-style-name="Visited_20_Internet_20_Link">
630_360_16814...</text:a>
"]</text:p>
      <text:p text:style-name="P4">
Tags: ['Молдова', 'Суд', 'Вирок', 'Партія']</text:p>
      <text:p text:style-name="P4">
Type: Article</text:p>
      <!--METADATA-->
      <text:p text:style-name="P4">
<draw:frame draw:style-name="fr1" draw:name="Image49" text:anchor-type="as-char" svg:width="6.9236in" svg:height="3.956343in" draw:z-index="0">
<draw:image xlink:href="../Images/yкринформ/2023-04-13T-39-05-00-03-00/630_360_1681412597-135.jpg" xlink:type="simple" xlink:show="embed" xlink:actuate="onLoad" draw:mime-type="image/jpeg"/>
</draw:frame>
On Thursday, the Chamber of Kyshenev sentenced the fugitive deputy leader of the Shore Party Ilanashar to 15 years in prison with confiscation of property for 5 billion lei(over $ 270 million).</text:p>
      <text:p text:style-name="P4">
Як передає Укрінформ, про це повідомляє  <text:a xlink:type="simple" xlink:href="https://newsmaker.md/rus/novosti/v-kishineve-shora-prigovorili-k-15-godam-tyurmy-i-konfiskatsii-imuschestva-na-5-mlrd-leev/" text:style-name="Internet_20_link" text:visited-style-name="Visited_20_Internet_20_Link">
</text:a>
.</text:p>
      <text:p text:style-name="P4">
“The Appeal Chamber has condemned the Shore to 15 years in prison. Wherever he is punishable, in Israel or in <text:a xlink:type="simple" xlink:href="https://www.ukrinform.ua/tag-moldova" text:style-name="Internet_20_link" text:visited-style-name="Visited_20_Internet_20_Link">
</text:a>
, the most reinforced property is now confiscated for the benefit of the state - it is 5 billion Leev, ” - said the chairman of the parliamentary legal commission, a deputy from the Party" Acting Solidarity "Olesya Stamate.</text:p>
      <text:p text:style-name="P4">
According to Stamate, it is only one case against the Shore, and the courts will be able to decide on the rest. At the same time, she did not specify the self -law the deputy was convicted.</text:p>
      <text:p text:style-name="P4">
<text:span text:style-name="T4">
 Read also: </text:span>
 <text:a xlink:type="simple" xlink:href="https://www.ukrinform.ua/rubric-world/3608127-u-moldovi-zatrimali-predstavnikiv-prorosijskoi-partii-sor.html" text:style-name="Internet_20_link" text:visited-style-name="Visited_20_Internet_20_Link">
<text:span text:style-name="T4">
 Shore </text:span>
</text:a>
In 2015, Ilana Schora was sentenced to a billion theft case to 7.5 years for frauds for fraud and money laundering. The court found that the wake would come into force until it was final. The case was under consideration of the Vauplation Chamber of Kyshenov. The court hearings were repeatedly delayed.</text:p>
      <text:p text:style-name="P4">
In 2019, after the departure from the authorities of the Democratic Party of Moldova, Ilan Sharvic from the country. According to some reports, he is currently in Israel.</text:p>
      <text:p text:style-name="P4">
As reported by Ukrinform, on April 12, a pro -Russian protest, organized by the Shore Party and its supporters, was held in the capital of Moldova.</text:p>
      <text:p text:style-name="P4">
News Source: <text:a xlink:type="simple" xlink:href="https://www.ukrinform.ua/rubric-world/3695626-u-moldovi-zasudili-do-15-rokiv-vaznici-lidera-prorosijskoi-partii-sor.html" text:style-name="Internet_20_link" text:visited-style-name="Visited_20_Internet_20_Link">
https://www.ukrinform.ua/rubric-world/3695626-u-moldovi-zasudili-do-15-rokiv-vaznici-lidera-prorosijskoi-partii-sor.html</text:a>
</text:p>
      <!--NEWS-->
      <text:h text:style-name="P10" text:outline-level="1">
<text:span text:style-name="T4">
UEFA Europa League: "Roma" gave way to "</text:span>
</text:h>
      <text:p text:style-name="P4">
Authors: Ukrinform (Person)</text:p>
      <text:p text:style-name="P4">
Publisher: Укринформ (Organization)</text:p>
      <text:p text:style-name="P4">
Published Time: 2023-04-13T-41:04:00+03:00</text:p>
      <text:p text:style-name="P4">
Modified Time: 2023-04-13T22:04:00+03:00</text:p>
      <text:p text:style-name="P4">
Description: The only goal in the match on the Buffer's account. - Ukrinform.</text:p>
      <text:p text:style-name="P4">
Images: ["<text:a xlink:type="simple" xlink:href="https://static.ukrinform.com/photos/2023_04/thumb_files/630_360_1681412597-185.jpg" text:style-name="Internet_20_link" text:visited-style-name="Visited_20_Internet_20_Link">
630_360_16814...</text:a>
"]</text:p>
      <text:p text:style-name="P4">
Tags: ['Футбол', 'Ліга Європи', 'Рома']</text:p>
      <text:p text:style-name="P4">
Type: Article</text:p>
      <!--METADATA-->
      <text:p text:style-name="P4">
<draw:frame draw:style-name="fr1" draw:name="Image50" text:anchor-type="as-char" svg:width="6.9236in" svg:height="3.956343in" draw:z-index="0">
<draw:image xlink:href="../Images/yкринформ/2023-04-13T-41-04-00-03-00/630_360_1681412597-185.jpg" xlink:type="simple" xlink:show="embed" xlink:actuate="onLoad" draw:mime-type="image/jpeg"/>
</draw:frame>
Single -Hello in the match on the Buffer's account.</text:p>
      <text:p text:style-name="P4">
Figayerd beat Roma in the first quarterfinal match of the Europa League - 1: 0, Ukrinform reports.</text:p>
      <text:p text:style-name="P4">
The Wolves were able to open the account at the end of the first half, but Lorenzopellegrini did not sell the penalty.</text:p>
      <text:p text:style-name="P4">
After the break, Maters, Matfer Matfe, distinguished himself from the submission of the USC IDRISSI victory to the owners.</text:p>
      <text:p text:style-name="P4">
The match will be held in Rome on April 20. In the semifinals, the winner will meet the winner of the confrontation "Bayer" - "Union".</text:p>
      <text:p text:style-name="P4">
<text:span text:style-name="T4">
 Read also: </text:span>
 <text:a xlink:type="simple" xlink:href="https://www.ukrinform.ua/rubric-sports/3695125-liga-cempioniv-uefa-milan-minimalno-peregrav-napoli.html" text:style-name="Internet_20_link" text:visited-style-name="Visited_20_Internet_20_Link">
<text:span text:style-name="T4">
 League </text:span>
</text:a>
As reported by Ukrinform, today there will be three more matches of the first -top finals of the LE. Manchester United accepts "Seville", "Juventus" plays with "Sporting", and "Bayer" - with "Union".</text:p>
      <text:p text:style-name="P4">
Photo: Getty Image</text:p>
      <text:p text:style-name="P4">
News Source: <text:a xlink:type="simple" xlink:href="https://www.ukrinform.ua/rubric-sports/3695625-liga-evropi-uefa-roma-postupilas-feenordu.html" text:style-name="Internet_20_link" text:visited-style-name="Visited_20_Internet_20_Link">
https://www.ukrinform.ua/rubric-sports/3695625-liga-evropi-uefa-roma-postupilas-feenordu.html</text:a>
</text:p>
      <!--NEWS-->
      <text:h text:style-name="P10" text:outline-level="1">
<text:span text:style-name="T4">
The Black Sea is of strategic importance for the security of NATO countries - Deputy Stoltenberg</text:span>
</text:h>
      <text:p text:style-name="P4">
Authors: Ukrinform (Person)</text:p>
      <text:p text:style-name="P4">
Publisher: Укринформ (Organization)</text:p>
      <text:p text:style-name="P4">
Published Time: 2023-04-13T-44:50:32+03:00</text:p>
      <text:p text:style-name="P4">
Modified Time: 2023-04-13T21:50:32+03:00</text:p>
      <text:p text:style-name="P4">
Description: The Black Sea region is at the center of the confrontation between the global forces, is of key importance for regional security and that is why it is strategic for the entire Euro -Atlantic security system. - Ukrinform.</text:p>
      <text:p text:style-name="P4">
Images: ["<text:a xlink:type="simple" xlink:href="https://static.ukrinform.com/photos/2022_02/thumb_files/630_360_1645283822-167.jpg" text:style-name="Internet_20_link" text:visited-style-name="Visited_20_Internet_20_Link">
630_360_16452...</text:a>
"]</text:p>
      <text:p text:style-name="P4">
Tags: ['НАТО', ' Чорне море', 'Безпека', 'Кримська платформа']</text:p>
      <text:p text:style-name="P4">
Type: Article</text:p>
      <!--METADATA-->
      <text:p text:style-name="P4">
<draw:frame draw:style-name="fr1" draw:name="Image51" text:anchor-type="as-char" svg:width="6.9236in" svg:height="3.956343in" draw:z-index="0">
<draw:image xlink:href="../Images/yкринформ/2023-04-13T-44-50-32-03-00/630_360_1645283822-167.jpg" xlink:type="simple" xlink:show="embed" xlink:actuate="onLoad" draw:mime-type="image/jpeg"/>
</draw:frame>
The Black Sea region is at the center of the confrontation between the global forces, is of key importance for regional security and that is why the strategic vagudl of the entire Euro -Atlantic security system.</text:p>
      <text:p text:style-name="P4">
This was stated on Thursday in Bucharest during a speech at the first Black Sea Sea Conference of the International "Crimean Platform" by NATO General Secretary General Mirce Joan, Ukrinform correspondent reports.</text:p>
      <text:p text:style-name="P4">
“We live in a world that is competitive and dangerous, and not only as a result of this war(in Ukraine - ed.), but also as a result of global landslides, the cure between the global forces, which is now determined by the struggle of interdemocracies and authoritarian regimes. The Black Sea region is over the overwhelming discussions. This is the region that is of strategic importance for euro -Atlantic security, ”Joan said.</text:p>
      <text:p text:style-name="P4">
<text:span text:style-name="T4">
 Read also: </text:span>
 <text:a xlink:type="simple" xlink:href="https://www.ukrinform.ua/rubric-world/3669582-rosia-ne-mae-ani-sil-ani-bazanna-pocinati-vijnu-z-nato-zastupnik-stoltenberga.html" text:style-name="Internet_20_link" text:visited-style-name="Visited_20_Internet_20_Link">
</text:a>
He noted that Russia is trying to establish control of this region, to use it to projection of force to other regions of the world, including Africikut Middle East, to the Mediterranean and the Adriatic Sea, as well as to the Indian ocean. It is Russia that makes systematic efforts to militarize the Black Sea.</text:p>
      <text:p text:style-name="P4">
“The Black Sea region has been the object of military extension of Russia for more than decades. The illegal annexation of Crimea in 2014 and the capture of part of Donbass was only the beginning. But these events also had an impact on the Western Balkans, our friends in Bosnia and Herzegovina, Georgia and Moldova. The irresponsible hostile behavior of Russia in the wider Black Sea region is deeply impressive in all alliance, ”the Deputy Secretary -General of NATO emphasized.</text:p>
      <text:p text:style-name="P4">
He recalled that after the start of military aggression, NATO Allies provided unprecedented assistance, supplied weapons and military equipment in exceeding $ 65 billion, and will continue such support for a long time.</text:p>
      <text:p text:style-name="P4">
<text:span text:style-name="T4">
 Read also: </text:span>
 <text:a xlink:type="simple" xlink:href="https://www.ukrinform.ua/rubric-polytics/3695599-nato-mae-nadati-ukraini-bezpekovi-garantii-vlitku-premer-polsi.html" text:style-name="Internet_20_link" text:visited-style-name="Visited_20_Internet_20_Link">
<text:span text:style-name="T4">
 NATO </text:span>
</text:a>
</text:p>
      <text:p text:style-name="P4">
It was reported that a security conference was held on Thursday in Bucharest within the International "Crimean Platform", which was attended by representatives of governments, diplomats and scientists of the leading countries of Europe and the world. The main purpose of the Crimean Platform, which proved its importance as a powerful International Forum, is a full de -occupation of the Crimean Peninsula and the liberation of Ukraine from Russian ash.</text:p>
      <text:p text:style-name="P4">
<text:span text:style-name="T5">
Foto: Nato</text:span>
</text:p>
      <text:p text:style-name="P4">
News Source: <text:a xlink:type="simple" xlink:href="https://www.ukrinform.ua/rubric-world/3695623-corne-more-mae-strategicne-znacenna-dla-bezpeki-krain-nato-zastupnik-stoltenberga.html" text:style-name="Internet_20_link" text:visited-style-name="Visited_20_Internet_20_Link">
https://www.ukrinform.ua/rubric-world/3695623-corne-more-mae-strategicne-znacenna-dla-bezpeki-krain-nato-zastupnik-stoltenberga.html</text:a>
</text:p>
      <!--NEWS-->
      <text:h text:style-name="P10" text:outline-level="1">
<text:span text:style-name="T4">
Last year in Iran, more than 582 people were executed - most since 2015</text:span>
</text:h>
      <text:p text:style-name="P4">
Authors: Ukrinform (Person)</text:p>
      <text:p text:style-name="P4">
Publisher: Укринформ (Organization)</text:p>
      <text:p text:style-name="P4">
Published Time: 2023-04-13T-46:48:00+03:00</text:p>
      <text:p text:style-name="P4">
Modified Time: 2023-04-13T21:48:00+03:00</text:p>
      <text:p text:style-name="P4">
Description: According to a study of human rights organizations, at least 582 people have been executed in Iran last year, which has been the largest number since 2015. - Ukrinform.</text:p>
      <text:p text:style-name="P4">
Images: ["<text:a xlink:type="simple" xlink:href="https://static.ukrinform.com/photos/2020_01/thumb_files/630_360_1578254791-696.jpg" text:style-name="Internet_20_link" text:visited-style-name="Visited_20_Internet_20_Link">
630_360_15782...</text:a>
"]</text:p>
      <text:p text:style-name="P4">
Tags: ['Іран', 'Смерть', 'Страта']</text:p>
      <text:p text:style-name="P4">
Type: Article</text:p>
      <!--METADATA-->
      <text:p text:style-name="P4">
<draw:frame draw:style-name="fr1" draw:name="Image52" text:anchor-type="as-char" svg:width="6.9236in" svg:height="3.956343in" draw:z-index="0">
<draw:image xlink:href="../Images/yкринформ/2023-04-13T-46-48-00-03-00/630_360_1578254791-696.jpg" xlink:type="simple" xlink:show="embed" xlink:actuate="onLoad" draw:mime-type="image/jpeg"/>
</draw:frame>
According to human rights organizations, last year in Iran, there are no more than 582 people in Iran, which has been the highest number since 2015.</text:p>
      <text:p text:style-name="P4">
About it reports Ukrinform with reference to <text:a xlink:type="simple" xlink:href="https://nos.nl/artikel/2471271-hoogste-aantal-executies-in-iran-sinds-2015" text:style-name="Internet_20_link" text:visited-style-name="Visited_20_Internet_20_Link">
</text:a>
.</text:p>
      <text:p text:style-name="P4">
“Згідно з  <text:a xlink:type="simple" xlink:href="https://www.ecpm.org/en/death-penalty-in-iran-highest-number-of-executions-since-2015/" text:style-name="Internet_20_link" text:visited-style-name="Visited_20_Internet_20_Link">
 </text:a>
Iranian and French Human Human Rights(HER)And the Ensemble Contre La Peine de Mort, last year, vested at least 582 people, which is the highest number since 2015, ”the message reads.</text:p>
      <text:p text:style-name="P4">
It is noted that the number of executions increased by 75% compared to the year earlier, at least 333 people were executed.</text:p>
      <text:p text:style-name="P4">
The report also shows that the executions increased sharply in the month after the outbreak of the Iranian regime.</text:p>
      <text:p text:style-name="P4">
<text:span text:style-name="T4">
 Read also: </text:span>
 <text:a xlink:type="simple" xlink:href="https://www.ukrinform.ua/rubric-world/3694182-parlament-iranu-posilit-pokaranna-za-nasilstvo-sodo-zinok.html" text:style-name="Internet_20_link" text:visited-style-name="Visited_20_Internet_20_Link">
<text:span text:style-name="T4">
 Iran </text:span>
</text:a>
Iran was reported to protest after the death of 22-year-old Mahi Amini on September 16, who died after the police were detention. Since then, protests have not been unbridled and turned into one of the most serious challenges of the ruling in the Iranytecratic regime established by the Islamic Revolution of 1979.</text:p>
      <text:p text:style-name="P4">
At the end of December last year in <text:a xlink:type="simple" xlink:href="https://www.ukrinform.ua/tag-iran" text:style-name="Internet_20_link" text:visited-style-name="Visited_20_Internet_20_Link">
</text:a>
The death sentences of detained protesters began to be performed.</text:p>
      <text:p text:style-name="P4">
For participation in anti -government rallies, according to the Inform Reports of protesters, the Iranian regime has arrested more than 20,000 people.</text:p>
      <text:p text:style-name="P4">
News Source: <text:a xlink:type="simple" xlink:href="https://www.ukrinform.ua/rubric-world/3695622-torik-v-irani-stratili-sonajmense-582-ludini-so-e-najbilsou-kilkistu-z-2015-roku.html" text:style-name="Internet_20_link" text:visited-style-name="Visited_20_Internet_20_Link">
https://www.ukrinform.ua/rubric-world/3695622-torik-v-irani-stratili-sonajmense-582-ludini-so-e-najbilsou-kilkistu-z-2015-roku.html</text:a>
</text:p>
      <!--NEWS-->
      <text:h text:style-name="P10" text:outline-level="1">
<text:span text:style-name="T4">
In Melitopol, an explosion and shooting were heard - mayor</text:span>
</text:h>
      <text:p text:style-name="P4">
Authors: Ukrinform (Person)</text:p>
      <text:p text:style-name="P4">
Publisher: Укринформ (Organization)</text:p>
      <text:p text:style-name="P4">
Published Time: 2023-04-13T-48:37:00+03:00</text:p>
      <text:p text:style-name="P4">
Modified Time: 2023-04-13T21:37:00+03:00</text:p>
      <text:p text:style-name="P4">
Description: In the temporarily captured Melitopol, there was an explosion, after which the shooting bega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Стрілянина', 'Вибух']</text:p>
      <text:p text:style-name="P4">
Type: Article</text:p>
      <!--METADATA-->
      <text:p text:style-name="P4">
<draw:frame draw:style-name="fr1" draw:name="Image53" text:anchor-type="as-char" svg:width="6.9236in" svg:height="3.956343in" draw:z-index="0">
<draw:image xlink:href="../Images/yкринформ/2023-04-13T-48-37-00-03-00/630_360_1669987737-966.jpg" xlink:type="simple" xlink:show="embed" xlink:actuate="onLoad" draw:mime-type="image/jpeg"/>
</draw:frame>
In the temporarily captured Melitopol, there was an explosion, after which the shooting began.  About it in <text:a xlink:type="simple" xlink:href="https://t.me/ivan_fedorov_melitopol/1716" text:style-name="Internet_20_link" text:visited-style-name="Visited_20_Internet_20_Link">
</text:a>
The city chairman of Melitopol Ivan Fedorov reports, Ukrinform reports.</text:p>
      <text:p text:style-name="P4">
"In <text:a xlink:type="simple" xlink:href="https://www.ukrinform.ua/tag-melitopol" text:style-name="Internet_20_link" text:visited-style-name="Visited_20_Internet_20_Link">
</text:a>
Again loudly: for the second time.</text:p>
      <text:p text:style-name="P4">
<text:span text:style-name="T4">
 Read also: </text:span>
 <text:a xlink:type="simple" xlink:href="https://www.ukrinform.ua/rubric-regions/3695506-u-melitopoli-ta-berdansku-prohodit-flesmob-vidderi-rasizm.html" text:style-name="Internet_20_link" text:visited-style-name="Visited_20_Internet_20_Link">
<text:span text:style-name="T4">
 Melitop </text:span>
</text:a>
Earlier it was reported that in the morning in the city center there was a heaping explosion.</text:p>
      <text:p text:style-name="P4">
The details are not reported at this time.</text:p>
      <text:p text:style-name="P4">
_ Photo illustrative_</text:p>
      <text:p text:style-name="P4">
News Source: <text:a xlink:type="simple" xlink:href="https://www.ukrinform.ua/rubric-regions/3695619-u-melitopoli-prolunali-vibuh-i-strilanina-mer.html" text:style-name="Internet_20_link" text:visited-style-name="Visited_20_Internet_20_Link">
https://www.ukrinform.ua/rubric-regions/3695619-u-melitopoli-prolunali-vibuh-i-strilanina-mer.html</text:a>
</text:p>
      <!--NEWS-->
      <text:h text:style-name="P10" text:outline-level="1">
<text:span text:style-name="T4">
In Donetsk, all Easter worship will be held in online format</text:span>
</text:h>
      <text:p text:style-name="P4">
Authors: Ukrinform (Person)</text:p>
      <text:p text:style-name="P4">
Publisher: Укринформ (Organization)</text:p>
      <text:p text:style-name="P4">
Published Time: 2023-04-13T-50:36:00+03:00</text:p>
      <text:p text:style-name="P4">
Modified Time: 2023-04-13T21:36:00+03:00</text:p>
      <text:p text:style-name="P4">
Description: In the Donetsk region this year, Easter celebrations, all worship and religious rites will be held online for the safety of residents of the region on April 15 and 16. - Ukrinform.</text:p>
      <text:p text:style-name="P4">
Images: ["<text:a xlink:type="simple" xlink:href="https://static.ukrinform.com/photos/2018_04/thumb_files/630_360_1523029027-4426.jpg" text:style-name="Internet_20_link" text:visited-style-name="Visited_20_Internet_20_Link">
630_360_15230...</text:a>
"]</text:p>
      <text:p text:style-name="P4">
Tags: ['Донеччина', 'Кириленко', 'Свято', 'Великдень']</text:p>
      <text:p text:style-name="P4">
Type: Article</text:p>
      <!--METADATA-->
      <text:p text:style-name="P4">
<draw:frame draw:style-name="fr1" draw:name="Image54" text:anchor-type="as-char" svg:width="6.9236in" svg:height="3.956343in" draw:z-index="0">
<draw:image xlink:href="../Images/yкринформ/2023-04-13T-50-36-00-03-00/630_360_1523029027-4426.jpg" xlink:type="simple" xlink:show="embed" xlink:actuate="onLoad" draw:mime-type="image/jpeg"/>
</draw:frame>
This year, this year, the celebration of Easter, all worship and religious rites on April 16 and 16 will be held online for the safety of residents of the region.</text:p>
      <text:p text:style-name="P4">
This was stated by the head of the Donetsk Regional Military Administration Pavlokirilenko during a briefing, Ukrinform correspondent reports.</text:p>
      <text:p text:style-name="P4">
According to him, in accordance with the requirements of operational-strategic groups of Khortytsa and Tavriya troops, he signed an order to ban the mass gatherings during the period.</text:p>
      <text:p text:style-name="P4">
“All worship and religious rituals must be in an online format, the Russians of the Russians. The accumulation of people can be a desirable target, ”the head of the region aspassed.</text:p>
      <text:p text:style-name="P4">
He emphasized that the authorities of the region have no right to allow casualties.</text:p>
      <text:p text:style-name="P4">
"Our task is to take as much as possible measures for the safety of life and the health of Donetsk region and all who are in the territory of the region," - said Krylenko.</text:p>
      <text:p text:style-name="P4">
<text:span text:style-name="T4">
 Read also: </text:span>
 <text:a xlink:type="simple" xlink:href="https://www.ukrinform.ua/rubric-society/3695378-velikden-osoblive-svato-dla-ukrainciv.html" text:style-name="Internet_20_link" text:visited-style-name="Visited_20_Internet_20_Link">
<text:span text:style-name="T4">
 ECD </text:span>
</text:a>
The head of the National Police Main Directorate in the Donetsk region, Ruslan Osipenko reminded that in the territory of the region from 21.00 to 5.00, an adventure hour, at which time citizens are forbidden to stay on the streets without special permits. Accordingly, the overall access of the documentary structures on Sunday, April 16 will be allowed after the end of the recommended hour, and the consecration of Easter cases will begin approximately O5.00.</text:p>
      <text:p text:style-name="P4">
“In general, there are planned activities in 121 cult buildings, and Annichic services will be carried out in 42 religious buildings ... The night service is built only by priests who live there and are in a solid basis. We have 42 buildings. We will continue to control the recommended hour, after which the priests who are on the ground for the closed doors, at 5 am, will be open at 5am, ”Osipenko explained.</text:p>
      <text:p text:style-name="P4">
<text:span text:style-name="T4">
 Read also: </text:span>
 <text:a xlink:type="simple" xlink:href="https://www.ukrinform.ua/rubric-society/3695420-svasennikiv-zaklikali-projti-bezpekovi-instruktazi-naperedodni-velikodna.html" text:style-name="Internet_20_link" text:visited-style-name="Visited_20_Internet_20_Link">
<text:span text:style-name="T4">
 priests </text:span>
 <text:span text:style-name="T4">
 </text:span>
 urged <text:span text:style-name="T4">
 </text:span>
 to pass <text:span text:style-name="T4">
 </text:span>
 <text:span text:style-name="T4">
 safety </text:span>
<text:span text:style-name="T4">
 instruction </text:span>
 <text:span text:style-name="T4">
 </text:span>
 the day before <text:span text:style-name="T4">
 </text:span>
 <text:span text:style-name="T4">
 Easter </text:span>
</text:a>
</text:p>
      <text:p text:style-name="P4">
It was reported that Donetsk region is constantly under the fire of Russian, every day the enemy kills and injures civilians, destroys infrastructure objects.</text:p>
      <text:p text:style-name="P4">
Easter or Feast of the Resurrection of Jesus Christ according to the Julian calendar, which determines all the holidays of the Christians of the Eastern Rite, Orthodox and Greek Catholics, in 2023 on April 16.</text:p>
      <text:p text:style-name="P4">
News Source: <text:a xlink:type="simple" xlink:href="https://www.ukrinform.ua/rubric-regions/3695617-na-doneccini-vsi-velikodni-bogosluzinna-projdut-v-onlajnovomu-formati.html" text:style-name="Internet_20_link" text:visited-style-name="Visited_20_Internet_20_Link">
https://www.ukrinform.ua/rubric-regions/3695617-na-doneccini-vsi-velikodni-bogosluzinna-projdut-v-onlajnovomu-formati.html</text:a>
</text:p>
      <!--NEWS-->
      <text:h text:style-name="P10" text:outline-level="1">
<text:span text:style-name="T4">
No political force will have some exceptional and controlling role - Epiphany</text:span>
</text:h>
      <text:p text:style-name="P4">
Authors: Ukrinform (Person)</text:p>
      <text:p text:style-name="P4">
Publisher: Укринформ (Organization)</text:p>
      <text:p text:style-name="P4">
Published Time: 2023-04-13T-52:34:00+03:00</text:p>
      <text:p text:style-name="P4">
Modified Time: 2023-04-13T21:34:00+03:00</text:p>
      <text:p text:style-name="P4">
Description: No political force, party or individual leader can and will have some exceptional or more controlling role in the Orthodox Church of Ukraine. - Ukrinform.</text:p>
      <text:p text:style-name="P4">
Images: ["<text:a xlink:type="simple" xlink:href="https://static.ukrinform.com/photos/2023_01/thumb_files/630_360_1673007223-146.jpeg" text:style-name="Internet_20_link" text:visited-style-name="Visited_20_Internet_20_Link">
630_360_16730...</text:a>
"]</text:p>
      <text:p text:style-name="P4">
Tags: ['Партія', 'Епіфаній', 'Православна церква України', 'Політика']</text:p>
      <text:p text:style-name="P4">
Type: Article</text:p>
      <!--METADATA-->
      <text:p text:style-name="P4">
<draw:frame draw:style-name="fr1" draw:name="Image55" text:anchor-type="as-char" svg:width="6.9236in" svg:height="3.956343in" draw:z-index="0">
<draw:image xlink:href="../Images/yкринформ/2023-04-13T-52-34-00-03-00/630_360_1673007223-146.jpeg" xlink:type="simple" xlink:show="embed" xlink:actuate="onLoad" draw:mime-type="image/jpeg"/>
</draw:frame>
No political force, party or individual leader can and will have any exceptional or more controlling rope.</text:p>
      <text:p text:style-name="P4">
This is stated in <text:a xlink:type="simple" xlink:href="https://www.youtube.com/watch" text:style-name="Internet_20_link" text:visited-style-name="Visited_20_Internet_20_Link">
</text:a>
Metropolitan Epiphany Metropolitan Church of Ukraine, Ukrinform reports.</text:p>
      <text:p text:style-name="P4">
_ <text:span text:style-name="T4">
 Video </text:span>
: <text:a xlink:type="simple" xlink:href="https://www.youtube.com/watch" text:style-name="Internet_20_link" text:visited-style-name="Visited_20_Internet_20_Link">
</text:a>
_</text:p>
      <text:p text:style-name="P4">
“With the assistance of building the Local Church, we are grateful to all political forces, regardless of whether they represent power or resolution in a certain period of history. But no political force, party or individual leader can and will not have any exceptional or more controlled role in the Orthodox Church of Ukraine, ”Epiphanius said.</text:p>
      <text:p text:style-name="P4">
According to him, the PCU did not allow the PCA to continue to make a sebellist or participant in the party struggle.</text:p>
      <text:p text:style-name="P4">
“For years, the structure of the Moscow Patriarchate in Ukraine has been built by a false model of shadow control. Derkach, Novinsky, Medvedchuk and other -like figures considered themselves as participants of the "joint -stock company", which were releasing behind the back of "hired managers" in the ranks all key issues. It has largely led to the current public catastrofiomoskovsky Patriarchate in Ukraine, ”the PCU Primate.</text:p>
      <text:p text:style-name="P4">
<text:span text:style-name="T4">
 Read also: </text:span>
 <text:a xlink:type="simple" xlink:href="https://www.ukrinform.ua/rubric-society/3694538-epifanij-osvativ-paski-dla-ukrainskih-zahisnikiv.html" text:style-name="Internet_20_link" text:visited-style-name="Visited_20_Internet_20_Link">
<text:span text:style-name="T4">
 Epiphany </text:span>
</text:a>
He added that the opponents are now trying to discredit the Orthodox Church of Ukraine, imposing her the image of the church of a certain famous policy.</text:p>
      <text:p text:style-name="P4">
As reported by Ukrinform, on December 15, 2018, the United Cathedral of Orthodox Churches of Ukraine was in Kyiv Sophia. On it the clergy of the Kiev Patriarchate, the UOC of the Moscow Patriarchate and the Ukrainian Autocephalous Orthodox Church created a single local Orthodox Church of Ukraine, adopted its charter and elected the head - Metropolitan of Kyiv Ivsia Ukraine Epiphany.</text:p>
      <text:p text:style-name="P4">
On January 6, 2019, the Thomas's transmission of autocephaly of the United PC took place.</text:p>
      <text:p text:style-name="P4">
News Source: <text:a xlink:type="simple" xlink:href="https://www.ukrinform.ua/rubric-society/3695616-zodna-politsila-ne-matime-u-pcu-akois-vinatkovoi-ta-kontroluucoi-roli-epifanij.html" text:style-name="Internet_20_link" text:visited-style-name="Visited_20_Internet_20_Link">
https://www.ukrinform.ua/rubric-society/3695616-zodna-politsila-ne-matime-u-pcu-akois-vinatkovoi-ta-kontroluucoi-roli-epifanij.html</text:a>
</text:p>
      <!--NEWS-->
      <text:h text:style-name="P10" text:outline-level="1">
<text:span text:style-name="T4">
Dzhokovich gave way to the 1/8 finals of the tournament in Monte Carlo</text:span>
</text:h>
      <text:p text:style-name="P4">
Authors: Ukrinform (Person)</text:p>
      <text:p text:style-name="P4">
Publisher: Укринформ (Organization)</text:p>
      <text:p text:style-name="P4">
Published Time: 2023-04-13T-54:29:10+03:00</text:p>
      <text:p text:style-name="P4">
Modified Time: 2023-04-13T21:29:10+03:00</text:p>
      <text:p text:style-name="P4">
Description: The first racket of the world was played by the Italian Lorenzo Museum. - Ukrinform.</text:p>
      <text:p text:style-name="P4">
Images: ["<text:a xlink:type="simple" xlink:href="https://static.ukrinform.com/photos/2023_04/thumb_files/630_360_1681410415-862.jpg" text:style-name="Internet_20_link" text:visited-style-name="Visited_20_Internet_20_Link">
630_360_16814...</text:a>
"]</text:p>
      <text:p text:style-name="P4">
Tags: ['Теніс', 'Новак Джокович']</text:p>
      <text:p text:style-name="P4">
Type: Article</text:p>
      <!--METADATA-->
      <text:p text:style-name="P4">
<draw:frame draw:style-name="fr1" draw:name="Image56" text:anchor-type="as-char" svg:width="6.9236in" svg:height="3.956343in" draw:z-index="0">
<draw:image xlink:href="../Images/yкринформ/2023-04-13T-54-29-10-03-00/630_360_1681410415-862.jpg" xlink:type="simple" xlink:show="embed" xlink:actuate="onLoad" draw:mime-type="image/jpeg"/>
</draw:frame>
The world's first time was played by the Italian Lorenzo Museum.</text:p>
      <text:p text:style-name="P4">
Novak Djokovich's first racket lost in the 1/8 finals of the ATP Masters1000 tournament in Monte Carlo, Ukrinform reports.</text:p>
      <text:p text:style-name="P4">
The Serbian tennis player in three sets gave way to Italian Lorenzo Museum - 6: 4,5: 7, 4: 6.</text:p>
      <text:p text:style-name="P4">
The match lasted almost three hours.</text:p>
      <text:p text:style-name="P4">
For Dzhokovich, the Monte Carlo tournament became the first after a speech in Dubai in early March. The Serb was not able to play on American Masterrs in Indian-Welllsey and Miami due to the lack of vaccination against coronavirus.</text:p>
      <text:p text:style-name="P4">
<text:span text:style-name="T4">
 Read also: </text:span>
 <text:a xlink:type="simple" xlink:href="https://www.ukrinform.ua/rubric-sports/3695546-svitolina-prograla-ignatik-u-drugomu-koli-turniru-itf-u-svejcarii.html" text:style-name="Internet_20_link" text:visited-style-name="Visited_20_Internet_20_Link">
<text:span text:style-name="T4">
 Svitolina </text:span>
</text:a>
According to Ukrinform, Svitolina lost Romanians Alexandri Ignatik the second circle of ITF tournament in Switzerland.</text:p>
      <text:p text:style-name="P4">
Photo: Getty Image</text:p>
      <text:p text:style-name="P4">
News Source: <text:a xlink:type="simple" xlink:href="https://www.ukrinform.ua/rubric-sports/3695615-dzokovic-postupivsa-v-18-finalu-turniru-v-montekarlo.html" text:style-name="Internet_20_link" text:visited-style-name="Visited_20_Internet_20_Link">
https://www.ukrinform.ua/rubric-sports/3695615-dzokovic-postupivsa-v-18-finalu-turniru-v-montekarlo.html</text:a>
</text:p>
      <!--NEWS-->
      <text:h text:style-name="P10" text:outline-level="1">
<text:span text:style-name="T4">
Priests called to undergo safety briefings on the eve of Easter</text:span>
</text:h>
      <text:p text:style-name="P4">
Authors: Ukrinform (Person)</text:p>
      <text:p text:style-name="P4">
Publisher: Укринформ (Organization)</text:p>
      <text:p text:style-name="P4">
Published Time: 2023-04-13T-56:18:00+03:00</text:p>
      <text:p text:style-name="P4">
Modified Time: 2023-04-13T21:18:00+03:00</text:p>
      <text:p text:style-name="P4">
Description: The State Emergency Service recommends clergymen on the eve of Easter to undergo instruction in case of a dangerous situation. - Ukrinform.</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86833-468.jpg" text:style-name="Internet_20_link" text:visited-style-name="Visited_20_Internet_20_Link">
1681386833-46...</text:a>
"]</text:p>
      <text:p text:style-name="P4">
Tags: ['ДСНС', 'Великдень', 'Священник', 'Рятувальники']</text:p>
      <text:p text:style-name="P4">
Type: Article</text:p>
      <!--METADATA-->
      <text:p text:style-name="P4">
<draw:frame draw:style-name="fr1" draw:name="Image57" text:anchor-type="as-char" svg:width="6.9236in" svg:height="3.956343in" draw:z-index="0">
<draw:image xlink:href="../Images/yкринформ/2023-04-13T-56-18-00-03-00/630_360_1680610780-609.jpg" xlink:type="simple" xlink:show="embed" xlink:actuate="onLoad" draw:mime-type="image/jpeg"/>
</draw:frame>
The state -owned emergency respects recommends clergymen on the eve of Easter.</text:p>
      <text:p text:style-name="P4">
The relevant recommendation was made by the Deputy Director of the Department of Prevention of Ordinary SESS SES Roman Rudak during a briefing "Safety Issues during Easter - Warnings and Recommendations of the SES" in <text:a xlink:type="simple" xlink:href="https://www.youtube.com/watch" text:style-name="Internet_20_link" text:visited-style-name="Visited_20_Internet_20_Link">
</text:a>
.</text:p>
      <text:p text:style-name="P4">
“We do not have to forget that during the celebration of Easter in premises that carry spiritual value, there will be a large accumulation of citizens. These will all factor certain threats, because as clergymen, and responsible persons needed a day before the celebration <text:a xlink:type="simple" xlink:href="https://www.ukrinform.ua/tag-velikden" text:style-name="Internet_20_link" text:visited-style-name="Visited_20_Internet_20_Link">
</text:a>
to undergo primary briefings to understand their actions in the event of a better situation, ”Rudak emphasized.</text:p>
      <text:p text:style-name="P4">
<draw:frame draw:style-name="fr1" draw:name="Image58" text:anchor-type="as-char" svg:width="6.9236in" svg:height="4.615733in" draw:z-index="0">
<draw:image xlink:href="../Images/yкринформ/2023-04-13T-56-18-00-03-00/1681386833-468.jpg" xlink:type="simple" xlink:show="embed" xlink:actuate="onLoad" draw:mime-type="image/jpeg"/>
</draw:frame>
He also emphasized that the buildings of temples should be equipped with systems of gaping, systems of notification of an emergency event. In addition, the requirements for the installation of candles should be observed - they cannot be placed closer than one meter to the combustible bases, and the candlesticks are fixed to be fixed so that they do not overturn.</text:p>
      <text:p text:style-name="P4">
<text:span text:style-name="T4">
 Read also: </text:span>
 <text:a xlink:type="simple" xlink:href="https://www.ukrinform.ua/rubric-kyiv/3695362-u-kievi-na-velikden-virani-zmozut-zalisitisa-na-nicne-bogosluzinna-u-hramah.html" text:style-name="Internet_20_link" text:visited-style-name="Visited_20_Internet_20_Link">
<text:span text:style-name="T4">
 ECD </text:span>
</text:a>
“The staff should pay attention to the accumulation of people, to prevent the overflow of nuclear structures, to pay special attention to the evacuation ways,” the SES ADVENTION.</text:p>
      <text:p text:style-name="P4">
Rudak recalled that the country is undergoing martial law, so he urged to equip the faithful for believers and not to ignore air alarm signals.</text:p>
      <text:p text:style-name="P4">
As reported by Ukrinform, in Kiev <text:a xlink:type="simple" xlink:href="https://www.ukrinform.ua/rubric-kyiv/3694755-velikodne-bogosluzinna-projde-u-163-hramah-kieva.html" text:style-name="Internet_20_link" text:visited-style-name="Visited_20_Internet_20_Link">
</text:a>
In 163-hook structures, the festive prayer service is scheduled in the evening of the 15th and morning on the morning of the 16th.</text:p>
      <text:p text:style-name="P4">
News Source: <text:a xlink:type="simple" xlink:href="https://www.ukrinform.ua/rubric-society/3695420-svasennikiv-zaklikali-projti-bezpekovi-instruktazi-naperedodni-velikodna.html" text:style-name="Internet_20_link" text:visited-style-name="Visited_20_Internet_20_Link">
https://www.ukrinform.ua/rubric-society/3695420-svasennikiv-zaklikali-projti-bezpekovi-instruktazi-naperedodni-velikodna.html</text:a>
</text:p>
      <!--NEWS-->
      <text:h text:style-name="P10" text:outline-level="1">
<text:span text:style-name="T4">
Within the All -Ukrainian Mental Health Program, priority projects have been identified</text:span>
</text:h>
      <text:p text:style-name="P4">
Authors: Ukrinform (Person)</text:p>
      <text:p text:style-name="P4">
Publisher: Укринформ (Organization)</text:p>
      <text:p text:style-name="P4">
Published Time: 2023-04-13T-58:12:00+03:00</text:p>
      <text:p text:style-name="P4">
Modified Time: 2023-04-13T21:12:00+03:00</text:p>
      <text:p text:style-name="P4">
Description: The heads of ministries and public services jointly worked out priority projects developed within the framework of the All -Ukrainian Mental Health Program "Are You How?" On a two -day workshop. - Ukrinform.</text:p>
      <text:p text:style-name="P4">
Images: ["<text:a xlink:type="simple" xlink:href="https://static.ukrinform.com/photos/2023_04/thumb_files/630_360_1681410130-548.png" text:style-name="Internet_20_link" text:visited-style-name="Visited_20_Internet_20_Link">
630_360_16814...</text:a>
"]</text:p>
      <text:p text:style-name="P4">
Tags: ['Уряд', 'Психолог', 'Олена Зеленська', 'Офіс Президента', 'Верещук']</text:p>
      <text:p text:style-name="P4">
Type: Article</text:p>
      <!--METADATA-->
      <text:p text:style-name="P4">
<draw:frame draw:style-name="fr1" draw:name="Image59" text:anchor-type="as-char" svg:width="6.9236in" svg:height="3.956343in" draw:z-index="0">
<draw:image xlink:href="../Images/yкринформ/2023-04-13T-58-12-00-03-00/630_360_1681410130-548.png" xlink:type="simple" xlink:show="embed" xlink:actuate="onLoad" draw:mime-type="image/png"/>
</draw:frame>
The heads of administrations and public services jointly worked out the priority projects developed within the framework of the All -Ukrainian Mental Health Program "Are You How?"</text:p>
      <text:p text:style-name="P4">
This is stated in the release, which the organizers of the program have been transmitted by Ukrinform.</text:p>
      <text:p text:style-name="P4">
“Ministries are currently developing their own programs in the field of psychological assistance. But in order for each direction to work best, you need to coordinate efforts ... Mental reintegration of each of us today does not start from a simple and sincere: "How are you?". I hope that in the near future this question will be answered by Ukrainians calmly and confidently: "All is well!",-Viceremier-minister on reintegration of the temporarily occupied territories Irina Vereshchuk.</text:p>
      <text:p text:style-name="P4">
According to the report, a two -day strategic session "Coordination. Ability. Strength ”provided for acquaintance, professional examination and testing of priority projects of individual ministries and departments. These initiatives lead to a more coordinated mechanism, which will imagine how to look like a state -owned psychosocial support service, and make it sensible for citizens who need such a service.</text:p>
      <text:p text:style-name="P4">
"When we will clearly understand how and where a person gets, who finances it, what quality of services, who provides them and what protocols ... If we think about all things as if small, mechanical, technical things, only then will we have a quality service" , - said the deputy head of the office of President Yulia Sokolovskaya.</text:p>
      <text:p text:style-name="P4">
<text:span text:style-name="T4">
 Read also: </text:span>
 <text:a xlink:type="simple" xlink:href="https://www.ukrinform.ua/rubric-society/3692490-dla-rozuminna-vplivu-stresu-na-organizm-stvorili-specialnij-videorolik-zelenska.html" text:style-name="Internet_20_link" text:visited-style-name="Visited_20_Internet_20_Link">
</text:a>
During the workshop, the participants focused on how to deprive Ukrainian -negative stigmas about mental health and develop the habit of taking care of their permanent state no less than the physical one.The purpose of the program is to teach Ukrainians to take care of mental well -being and to "be in time", as well as to create an effective state system of psychosocial support and support for citizens who need professional assistance.</text:p>
      <text:p text:style-name="P4">
<text:span text:style-name="T4">
 Read also: </text:span>
 <text:a xlink:type="simple" xlink:href="https://www.ukrinform.ua/rubric-society/3689516-zelenska-radit-dla-dopomogi-postrazdalim-vid-vijni-koristuvatisa-danimi-specialnoi-platformi.html" text:style-name="Internet_20_link" text:visited-style-name="Visited_20_Internet_20_Link">
</text:a>
“The experience of war is a common great injury and our pain. The struggle is ongoing. It is so that you understand how important the state's work is in shaping the uniform political health of the nation. I thank the first lady for her courage to talk about the problem of the mental health of the nation at the world, ”Vereshchuk said.</text:p>
      <text:p text:style-name="P4">
It is reported that supporting the development and implementation of the All -Ukrainian Program of Mental Health "Are You How?" Provides coordination Central Psychic Health under the Cabinet of Ministers for expert partnership and WHO support. The decision -making platform is an interagency coordination coordination for mental health and psychological assistance in the Cabinet.</text:p>
      <text:p text:style-name="P4">
A special page has been created within the campaign <text:a xlink:type="simple" xlink:href="https://howareu.com/" text:style-name="Internet_20_link" text:visited-style-name="Visited_20_Internet_20_Link">
</text:a>
 <text:a xlink:type="simple" xlink:href="https://howareu.com/" text:style-name="Internet_20_link" text:visited-style-name="Visited_20_Internet_20_Link">
</text:a>
and a campaign on social networks was launched <text:a xlink:type="simple" xlink:href="https://www.facebook.com/howareu.program" text:style-name="Internet_20_link" text:visited-style-name="Visited_20_Internet_20_Link">
</text:a>
 <text:a xlink:type="simple" xlink:href="https://www.facebook.com/howareu.program" text:style-name="Internet_20_link" text:visited-style-name="Visited_20_Internet_20_Link">
</text:a>
 , <text:a xlink:type="simple" xlink:href="https://www.instagram.com/howareu_program" text:style-name="Internet_20_link" text:visited-style-name="Visited_20_Internet_20_Link">
</text:a>
 <text:a xlink:type="simple" xlink:href="https://www.instagram.com/howareu_program/" text:style-name="Internet_20_link" text:visited-style-name="Visited_20_Internet_20_Link">
</text:a>
 , <text:a xlink:type="simple" xlink:href="http://t.me/howareu_program" text:style-name="Internet_20_link" text:visited-style-name="Visited_20_Internet_20_Link">
</text:a>
 <text:a xlink:type="simple" xlink:href="https://t.me/howareu_program" text:style-name="Internet_20_link" text:visited-style-name="Visited_20_Internet_20_Link">
 </text:a>
 , <text:a xlink:type="simple" xlink:href="https://invite.viber.com/" text:style-name="Internet_20_link" text:visited-style-name="Visited_20_Internet_20_Link">
</text:a>
<text:a xlink:type="simple" xlink:href="https://invite.viber.com/" text:style-name="Internet_20_link" text:visited-style-name="Visited_20_Internet_20_Link">
</text:a>
, where self-help and support techniques are collected nearby, including UVO format, in PDF, online and offline resources to contact the tested, hotline contacts-for calls in Ukraine a border.</text:p>
      <text:p text:style-name="P4">
The communication campaign is implemented with the support of the US Agency for International Development(USAID).</text:p>
      <text:p text:style-name="P4">
News Source: <text:a xlink:type="simple" xlink:href="https://www.ukrinform.ua/rubric-society/3695613-u-mezah-vseukrainskoi-programi-mentalnogo-zdorova-viznacili-prioritetni-proekti.html" text:style-name="Internet_20_link" text:visited-style-name="Visited_20_Internet_20_Link">
https://www.ukrinform.ua/rubric-society/3695613-u-mezah-vseukrainskoi-programi-mentalnogo-zdorova-viznacili-prioritetni-proekti.html</text:a>
</text:p>
      <!--NEWS-->
      <text:h text:style-name="P10" text:outline-level="1">
<text:span text:style-name="T4">
Russia has increased gasoline exports to Africa by almost 50%</text:span>
</text:h>
      <text:p text:style-name="P4">
Authors: Ukrinform (Person)</text:p>
      <text:p text:style-name="P4">
Publisher: Укринформ (Organization)</text:p>
      <text:p text:style-name="P4">
Published Time: 2023-04-13T-60:10:00+03:00</text:p>
      <text:p text:style-name="P4">
Modified Time: 2023-04-13T21:10:00+03:00</text:p>
      <text:p text:style-name="P4">
Description: The Russian Federation has increased exports of gasoline to Africa by almost 50% compared to the same period last year in the first quarter. The goods are delivered directly to Africa. - Ukrinform.</text:p>
      <text:p text:style-name="P4">
Images: ["<text:a xlink:type="simple" xlink:href="https://static.ukrinform.com/photos/2021_03/thumb_files/630_360_1616685530-631.jpg" text:style-name="Internet_20_link" text:visited-style-name="Visited_20_Internet_20_Link">
630_360_16166...</text:a>
"]</text:p>
      <text:p text:style-name="P4">
Tags: ['Африка', 'Бензин', 'Експорт', 'росія']</text:p>
      <text:p text:style-name="P4">
Type: Article</text:p>
      <!--METADATA-->
      <text:p text:style-name="P4">
<draw:frame draw:style-name="fr1" draw:name="Image60" text:anchor-type="as-char" svg:width="6.9236in" svg:height="3.956343in" draw:z-index="0">
<draw:image xlink:href="../Images/yкринформ/2023-04-13T-60-10-00-03-00/630_360_1616685530-631.jpg" xlink:type="simple" xlink:show="embed" xlink:actuate="onLoad" draw:mime-type="image/jpeg"/>
</draw:frame>
Russian federation increased exports of gasoline to Africa countries by almost 50% compared to the zanlogical period last year in the first quarter. Cargoes are delivered directly to Africa.</text:p>
      <text:p text:style-name="P4">
As Ukrinform reports, it reports <text:a xlink:type="simple" xlink:href="https://www.reuters.com/business/energy/russia-boosts-q1-gasoline-exports-finds-buyers-africa-replace-europeans-2023-04-13/" text:style-name="Internet_20_link" text:visited-style-name="Visited_20_Internet_20_Link">
</text:a>
.</text:p>
      <text:p text:style-name="P4">
Russia has intensified the supply of motor fuel to such African countries as Nigeria, Tunisia and Libya after the European Union has imposed sanctions against Russian Nafta.</text:p>
      <text:p text:style-name="P4">
The marginal price for Russian gasoline and gasoline at $ 100 per barrel introduced by the Great Seven countries(G7), EU and Australia, forced Moscow to seek markets.</text:p>
      <text:p text:style-name="P4">
The efforts of the Russian Federation to increase gasoline sales to Africa also contributed to the reduction of exports from the Netherlands, where new rules for which fuel mixtures for export markets should meet the standards of the dawn of sulfur, benzene and manganese on April 1.</text:p>
      <text:p text:style-name="P4">
<text:span text:style-name="T4">
 Read also: </text:span>
 <text:a xlink:type="simple" xlink:href="https://www.ukrinform.ua/rubric-world/3694557-rosia-pocala-eksportuvati-palivo-do-iranu-zalizniceu-reuters.html" text:style-name="Internet_20_link" text:visited-style-name="Visited_20_Internet_20_Link">
</text:a>
In the period from January to March 2023, Russia exported 1.9 million tonnesin. In the first quarter of last year, exports amounted to 1.3 million.</text:p>
      <text:p text:style-name="P4">
According to other sources, in January-March this year, in January-March this year was at 2.2 million tons, while in 2022, 1.5 million tons were exported in the same period.</text:p>
      <text:p text:style-name="P4">
As reported by Ukrinform, Chinese <text:a xlink:type="simple" xlink:href="https://www.ukrinform.ua/tag-eksport" text:style-name="Internet_20_link" text:visited-style-name="Visited_20_Internet_20_Link">
</text:a>
In March, Russia has increased more than twice as earlier.</text:p>
      <text:p text:style-name="P4">
News Source: <text:a xlink:type="simple" xlink:href="https://www.ukrinform.ua/rubric-economy/3695611-rosia-zbilsila-eksport-benzinu-v-kraini-afriki-majze-na-50.html" text:style-name="Internet_20_link" text:visited-style-name="Visited_20_Internet_20_Link">
https://www.ukrinform.ua/rubric-economy/3695611-rosia-zbilsila-eksport-benzinu-v-kraini-afriki-majze-na-50.html</text:a>
</text:p>
      <!--NEWS-->
      <text:h text:style-name="P10" text:outline-level="1">
<text:span text:style-name="T4">
In the east, the enemy concentrated all its forces in four directions - painter</text:span>
</text:h>
      <text:p text:style-name="P4">
Authors: Ukrinform (Person)</text:p>
      <text:p text:style-name="P4">
Publisher: Укринформ (Organization)</text:p>
      <text:p text:style-name="P4">
Published Time: 2023-04-13T-63:59:00+03:00</text:p>
      <text:p text:style-name="P4">
Modified Time: 2023-04-13T20:59:00+03:00</text:p>
      <text:p text:style-name="P4">
Description: In four directions in the east - Mariinsky, Lymansky, Bakhmutsky and Avdiivka - the enemy concentrated all its professional striking forces, so Ukraine should concentrate more of its military potential there to stop the enemy. - Ukrinform.</text:p>
      <text:p text:style-name="P4">
Images: ["<text:a xlink:type="simple" xlink:href="https://static.ukrinform.com/photos/2022_08/thumb_files/630_360_1659616970-117.jpg" text:style-name="Internet_20_link" text:visited-style-name="Visited_20_Internet_20_Link">
630_360_16596...</text:a>
"]</text:p>
      <text:p text:style-name="P4">
Tags: ['Бахмут', "Мар'їнка", 'Авдіївка', 'Лиман', 'Війна з росією', 'Ганна Маляр', 'Єдині новини']</text:p>
      <text:p text:style-name="P4">
Type: Article</text:p>
      <!--METADATA-->
      <text:p text:style-name="P4">
<draw:frame draw:style-name="fr1" draw:name="Image61" text:anchor-type="as-char" svg:width="6.9236in" svg:height="3.956343in" draw:z-index="0">
<draw:image xlink:href="../Images/yкринформ/2023-04-13T-63-59-00-03-00/630_360_1659616970-117.jpg" xlink:type="simple" xlink:show="embed" xlink:actuate="onLoad" draw:mime-type="image/jpeg"/>
</draw:frame>
Several directions in the east - Mariinsky, Lymansky, Bakhmutsky and Avdiivka - the enemy concentrated all its professional striking forces, so Ukraine has to expose more its military potential there to stop the enemy.</text:p>
      <text:p text:style-name="P4">
This was stated by Deputy Minister of Defense Anna Malyar on the broadcasting of the only news, Ukrinform reports.</text:p>
      <text:p text:style-name="P4">
"This is the full -scale offensive of the Russians in the east that lasts from January. It is four -fold: Bakhmut, Marinka, Avdiivka and Lyman, where the enemy concentrated its professional shock forces. It is not only" Wagner "(Russians - ed.)Already thrown there. Now their goal is to get out at the Rubezlugansk and Donetsk regions. The ultimate goal is the whole territory of Ukraine. That's what we need to understand that we should concentrate more effort to stop them, "the painter said.</text:p>
      <text:p text:style-name="P4">
She noted that the Russians lose in street battles to Ukrainian soldiers, the atom is used today "the terrible tactics they have already used the Uziri - simply level houses, premises, structures with the land." "And so they practically deprive our defenders with the opportunity to keep their positions. They cannot be handwritten, they cannot otherwise, because they do not know otherwise," the Deputy Minister said.</text:p>
      <text:p text:style-name="P4">
<text:span text:style-name="T4">
 Read also: </text:span>
 <text:a xlink:type="simple" xlink:href="https://www.ukrinform.ua/rubric-ato/3695564-zelenskij-proviv-vijskovij-kabinet-obgovorili-upravlinna-peredovou.html" text:style-name="Internet_20_link" text:visited-style-name="Visited_20_Internet_20_Link">
<text:span text:style-name="T4">
 Zelensky </text:span>
 <text:span text:style-name="T4">
 </text:span>
 <text:span text:style-name="T4">
 </text:span>
 <text:span text:style-name="T4">
 Military </text:span>
 <text:span text:style-name="T4">
 Cabinet </text:span>
<text:span text:style-name="T4">
 Discussed </text:span>
 <text:span text:style-name="T4">
 Management </text:span>
 <text:span text:style-name="T4">
 </text:span>
 Advance **</text:a>
She stressed that it is extremely important for us to keep Bakhmut and not allow the enemy to move on.</text:p>
      <text:p text:style-name="P4">
In addition, according to the painter, it should be understood that during these eight months Ukrainian fighters destroyed the thousands of the most professional Russian military, thus reducing their offensive potential. "Therefore, focusing on the Boyaham there, we do not let the enemy move into some other place," - emphasized.</text:p>
      <text:p text:style-name="P4">
As reported by Ukrinform, over the last two weeks in the Bakhmut area <text:a xlink:type="simple" xlink:href="https://www.ukrinform.ua/tag-doneccina" text:style-name="Internet_20_link" text:visited-style-name="Visited_20_Internet_20_Link">
</text:a>
The Russian Federation is lost and wounded by nearly 4,5 thousand servicemen of regular armed forces of the Russian Federation and militants of the private military company "Wagner".</text:p>
      <text:p text:style-name="P4">
News Source: <text:a xlink:type="simple" xlink:href="https://www.ukrinform.ua/rubric-ato/3695607-na-shodi-vorog-skoncentruvav-usi-svoi-sili-na-cotiroh-napramkah-malar.html" text:style-name="Internet_20_link" text:visited-style-name="Visited_20_Internet_20_Link">
https://www.ukrinform.ua/rubric-ato/3695607-na-shodi-vorog-skoncentruvav-usi-svoi-sili-na-cotiroh-napramkah-malar.html</text:a>
</text:p>
      <!--NEWS-->
      <text:h text:style-name="P10" text:outline-level="1">
<text:span text:style-name="T4">
Boyko returned to Dynamo's general group</text:span>
</text:h>
      <text:p text:style-name="P4">
Authors: Ukrinform (Person)</text:p>
      <text:p text:style-name="P4">
Publisher: Укринформ (Organization)</text:p>
      <text:p text:style-name="P4">
Published Time: 2023-04-13T-65:58:46+03:00</text:p>
      <text:p text:style-name="P4">
Modified Time: 2023-04-13T20:58:46+03:00</text:p>
      <text:p text:style-name="P4">
Description: He spent 5 games this season. - Ukrinform.</text:p>
      <text:p text:style-name="P4">
Images: ["<text:a xlink:type="simple" xlink:href="https://static.ukrinform.com/photos/2023_04/thumb_files/630_360_1681408574-419.jpg" text:style-name="Internet_20_link" text:visited-style-name="Visited_20_Internet_20_Link">
630_360_16814...</text:a>
"]</text:p>
      <text:p text:style-name="P4">
Tags: ['Бойко', 'Динамо', 'Футбол']</text:p>
      <text:p text:style-name="P4">
Type: Article</text:p>
      <!--METADATA-->
      <text:p text:style-name="P4">
<draw:frame draw:style-name="fr1" draw:name="Image62" text:anchor-type="as-char" svg:width="6.9236in" svg:height="3.956343in" draw:z-index="0">
<draw:image xlink:href="../Images/yкринформ/2023-04-13T-65-58-46-03-00/630_360_1681408574-419.jpg" xlink:type="simple" xlink:show="embed" xlink:actuate="onLoad" draw:mime-type="image/jpeg"/>
</draw:frame>
He spent 5 games.</text:p>
      <text:p text:style-name="P4">
Dynamo goalkeeper Denis Boyko returned to the general team group, <text:a xlink:type="simple" xlink:href="https://www.instagram.com/stories/fc_dynamo_kyiv/3080153431943723427/" text:style-name="Internet_20_link" text:visited-style-name="Visited_20_Internet_20_Link">
</text:a>
The club's press service, Ukrinform reports.</text:p>
      <text:p text:style-name="P4">
The people of Kyivans showed how the 35-year-old goalkeeper is preparing for the match with the movement with other partners.</text:p>
      <text:p text:style-name="P4">
From October, the Ukrainian recovered after the rupture of the cross -shaped knee. He spent 5 games in the current season.</text:p>
      <text:p text:style-name="P4">
<text:span text:style-name="T4">
 Read also: </text:span>
 <text:a xlink:type="simple" xlink:href="https://www.ukrinform.ua/rubric-sports/3694948-sahtar-virvav-peremogu-u-lvova-u-matci-premerligi.html" text:style-name="Internet_20_link" text:visited-style-name="Visited_20_Internet_20_Link">
</text:a>
As reported by Ukrinform, tomorrow, April 14, Dynamo will hold a match with a movement, the beginning of the game - at 15.00.</text:p>
      <text:p text:style-name="P4">
Photo: fcDynamo.com</text:p>
      <text:p text:style-name="P4">
News Source: <text:a xlink:type="simple" xlink:href="https://www.ukrinform.ua/rubric-sports/3695606-bojko-povernuvsa-u-zagalnu-grupu-dinamo.html" text:style-name="Internet_20_link" text:visited-style-name="Visited_20_Internet_20_Link">
https://www.ukrinform.ua/rubric-sports/3695606-bojko-povernuvsa-u-zagalnu-grupu-dinamo.html</text:a>
</text:p>
      <!--NEWS-->
      <text:h text:style-name="P10" text:outline-level="1">
<text:span text:style-name="T4">
NATO should provide Ukraine with safety guarantees in the summer - Poland Prime Minister</text:span>
</text:h>
      <text:p text:style-name="P4">
Authors: Ukrinform (Person)</text:p>
      <text:p text:style-name="P4">
Publisher: Укринформ (Organization)</text:p>
      <text:p text:style-name="P4">
Published Time: 2023-04-13T-67:54:00+03:00</text:p>
      <text:p text:style-name="P4">
Modified Time: 2023-04-13T20:54:00+03:00</text:p>
      <text:p text:style-name="P4">
Description: The North Atlantic Alliance should provide Ukraine with reliable security guarantees as soon as possible. - Ukrinform.</text:p>
      <text:p text:style-name="P4">
Images: ["<text:a xlink:type="simple" xlink:href="https://static.ukrinform.com/photos/2022_07/thumb_files/630_360_1656697020-473.jpg" text:style-name="Internet_20_link" text:visited-style-name="Visited_20_Internet_20_Link">
630_360_16566...</text:a>
"]</text:p>
      <text:p text:style-name="P4">
Tags: ['НАТО', 'Польща', 'Україна', 'Моравецький', 'Гарантії безпеки']</text:p>
      <text:p text:style-name="P4">
Type: Article</text:p>
      <!--METADATA-->
      <text:p text:style-name="P4">
<draw:frame draw:style-name="fr1" draw:name="Image63" text:anchor-type="as-char" svg:width="6.9236in" svg:height="3.956343in" draw:z-index="0">
<draw:image xlink:href="../Images/yкринформ/2023-04-13T-67-54-00-03-00/630_360_1656697020-473.jpg" xlink:type="simple" xlink:show="embed" xlink:actuate="onLoad" draw:mime-type="image/jpeg"/>
</draw:frame>
The North Atlantic Alliance should provide Ukraine as soon as possible.</text:p>
      <text:p text:style-name="P4">
According to Ukrinform correspondent, this opinion was expressed by the Polish Prime Minister Mateusz Moravtsky during a speech at Atlanticcounssil in Washington.</text:p>
      <text:p text:style-name="P4">
"In my opinion, Ukraine should offer a clear plan for NATO membership, including security guarantees," Moravetsky said.</text:p>
      <text:p text:style-name="P4">
According to him, the NATO Summit, which will be held in July in Vilnius, is "the best place to do so." "I hope this happens, but it will not be easy," the Polish Prime Minister said.</text:p>
      <text:p text:style-name="P4">
<text:span text:style-name="T4">
 Read also: </text:span>
 <text:a xlink:type="simple" xlink:href="https://www.ukrinform.ua/rubric-polytics/3695545-reznikov-obgovoriv-iz-zastupnikom-genseka-nato-pidgotovku-do-samitu-u-vilnusi.html" text:style-name="Internet_20_link" text:visited-style-name="Visited_20_Internet_20_Link">
<text:span text:style-name="T4">
 NATO </text:span>
</text:a>
He added that Ukraine has proven its belonging to the free world. “They want to protect our values of freedom, sovereignty, solidarity. These are -European and American values, ”the head of the government of Poland summed up.</text:p>
      <text:p text:style-name="P4">
As it was reported, Moravtsky said that Poland is transferring to Ukraine to the Chief Farry <text:a xlink:type="simple" xlink:href="https://www.ukrinform.ua/tag-vinisuvac" text:style-name="Internet_20_link" text:visited-style-name="Visited_20_Internet_20_Link">
</text:a>
Mig-29.</text:p>
      <text:p text:style-name="P4">
News Source: <text:a xlink:type="simple" xlink:href="https://www.ukrinform.ua/rubric-polytics/3695599-nato-mae-nadati-ukraini-bezpekovi-garantii-vlitku-premer-polsi.html" text:style-name="Internet_20_link" text:visited-style-name="Visited_20_Internet_20_Link">
https://www.ukrinform.ua/rubric-polytics/3695599-nato-mae-nadati-ukraini-bezpekovi-garantii-vlitku-premer-polsi.html</text:a>
</text:p>
      <!--NEWS-->
      <text:h text:style-name="P10" text:outline-level="1">
<text:span text:style-name="T4">
In the United States, the leader of the chat group was identified, which appeared the secret data of the Pentagon-NYT</text:span>
</text:h>
      <text:p text:style-name="P4">
Authors: Ukrinform (Person)</text:p>
      <text:p text:style-name="P4">
Publisher: Укринформ (Organization)</text:p>
      <text:p text:style-name="P4">
Published Time: 2023-04-13T-69:40:00+03:00</text:p>
      <text:p text:style-name="P4">
Modified Time: 2023-04-13T20:40:00+03:00</text:p>
      <text:p text:style-name="P4">
Description: A 21-year-old US National Guard serviceman is the head of the game online chat group, which has published publications of secret Pentagon documents.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США', 'Документи']</text:p>
      <text:p text:style-name="P4">
Type: Article</text:p>
      <!--METADATA-->
      <text:p text:style-name="P4">
<draw:frame draw:style-name="fr1" draw:name="Image64" text:anchor-type="as-char" svg:width="6.9236in" svg:height="3.956343in" draw:z-index="0">
<draw:image xlink:href="../Images/yкринформ/2023-04-13T-69-40-00-03-00/630_360_1681170438-481.png" xlink:type="simple" xlink:show="embed" xlink:actuate="onLoad" draw:mime-type="image/png"/>
</draw:frame>
A 21-year-old US National Guard serviceman of the US National Guard is the head of the online chat group, which appeared publications of secretary documents of the Pentagon.</text:p>
      <text:p text:style-name="P4">
As Ukrinform reports, it reports <text:a xlink:type="simple" xlink:href="https://www.nytimes.com/live/2023/04/13/us/documents-leak-pentagon" text:style-name="Internet_20_link" text:visited-style-name="Visited_20_Internet_20_Link">
</text:a>
"The head of a small gaming online chat group, where a bunch of US intelligence secret documents has been filled in the last few months, is 21-year-old Air Forces Membership Wing of the Massachusetse National Guard," the message goes.</text:p>
      <text:p text:style-name="P4">
National Guard Jack Teisheir led a private online group called "Thughaser Central", which brings together about 20-30 people because of the joint commitment of weapons, racist online memos and video games.</text:p>
      <text:p text:style-name="P4">
“Two US officials have confirmed that investigators want to talk to Aviatorieyshaiir about the leakage of government <text:a xlink:type="simple" xlink:href="https://www.ukrinform.ua/tag-dokumenti" text:style-name="Internet_20_link" text:visited-style-name="Visited_20_Internet_20_Link">
</text:a>
a premature online group. One of the officials said Taisheir's pilot could be information that matters for investigation, ”said The Newyork Times.</text:p>
      <text:p text:style-name="P4">
For several days, the US federal investigators were looking for a person who published in the network -secretary materials but did not identify Taishery or someone else as subdivided.</text:p>
      <text:p text:style-name="P4">
The FBI refused to comment.</text:p>
      <text:p text:style-name="P4">
One of the participants of the online group said he knew the person who "merged" the information. In his words, he called the probable culprit "O.G.".</text:p>
      <text:p text:style-name="P4">
<text:span text:style-name="T4">
 Read also: </text:span>
 <text:a xlink:type="simple" xlink:href="https://www.ukrinform.ua/rubric-world/3695486-pentagon-obmeziv-dostup-do-zlitih-sekretnih-dokumentiv-bilij-dim.html" text:style-name="Internet_20_link" text:visited-style-name="Visited_20_Internet_20_Link">
<text:span text:style-name="T4">
 Pentagon </text:span>
</text:a>
The probable suspect is older than other members of the group, and through their work had access to intelligence documents.</text:p>
      <text:p text:style-name="P4">
As reported, <text:a xlink:type="simple" xlink:href="https://www.ukrinform.ua/rubric-ato/3692686-nyt-pentagon-rozslidue-vitik-taemnih-dokumentiv-pro-pidgotovku-kontrnastupu-zsu.html" text:style-name="Internet_20_link" text:visited-style-name="Visited_20_Internet_20_Link">
</text:a>
, which states that the Pentagon is investigating the leakage of non -retrieved documents on the social network concerning the plans for the Armed Forces.</text:p>
      <text:p text:style-name="P4">
A group of investigators <text:a xlink:type="simple" xlink:href="https://www.ukrinform.ua/rubric-world/3693674-u-bellingcat-vstanovili-persodzerela-zlitih-dokumentiv-pentagonu.html" text:style-name="Internet_20_link" text:visited-style-name="Visited_20_Internet_20_Link">
</text:a>
which began to appear in January 2023 on some discord servers.</text:p>
      <text:p text:style-name="P4">
News Source: <text:a xlink:type="simple" xlink:href="https://www.ukrinform.ua/rubric-world/3695601-u-ssa-vstanovili-osobu-lidera-catgrupi-v-akij-zavilisa-sekretni-dani-pentagonu-nyt.html" text:style-name="Internet_20_link" text:visited-style-name="Visited_20_Internet_20_Link">
https://www.ukrinform.ua/rubric-world/3695601-u-ssa-vstanovili-osobu-lidera-catgrupi-v-akij-zavilisa-sekretni-dani-pentagonu-nyt.html</text:a>
</text:p>
      <!--NEWS-->
      <text:h text:style-name="P10" text:outline-level="1">
<text:span text:style-name="T4">
Zelensky conducted a military office - discussed the management of advanced</text:span>
</text:h>
      <text:p text:style-name="P4">
Authors: Ukrinform (Person)</text:p>
      <text:p text:style-name="P4">
Publisher: Укринформ (Organization)</text:p>
      <text:p text:style-name="P4">
Published Time: 2023-04-13T-91:14:00+03:00</text:p>
      <text:p text:style-name="P4">
Modified Time: 2023-04-13T19:14:00+03:00</text:p>
      <text:p text:style-name="P4">
Description: President of Ukraine Volodymyr Zelensky conducted a military office - a special format of work with the heads of the defense sector, during which the most necessary for management was discussed. - Ukrinform.</text:p>
      <text:p text:style-name="P4">
Images: ["<text:a xlink:type="simple" xlink:href="https://static.ukrinform.com/photos/2023_03/thumb_files/630_360_1678086625-925.png" text:style-name="Internet_20_link" text:visited-style-name="Visited_20_Internet_20_Link">
630_360_16780...</text:a>
"]</text:p>
      <text:p text:style-name="P4">
Tags: ['Оборона', 'Зеленський', 'Війна з росією']</text:p>
      <text:p text:style-name="P4">
Type: Article</text:p>
      <!--METADATA-->
      <text:p text:style-name="P4">
<draw:frame draw:style-name="fr1" draw:name="Image65" text:anchor-type="as-char" svg:width="6.9236in" svg:height="3.956343in" draw:z-index="0">
<draw:image xlink:href="../Images/yкринформ/2023-04-13T-91-14-00-03-00/630_360_1678086625-925.png" xlink:type="simple" xlink:show="embed" xlink:actuate="onLoad" draw:mime-type="image/png"/>
</draw:frame>
President of Ukraine Volodymyr Zelensky conducted a military office - a special formatrobot with the heads of the defense sector, during which it was discussed the most necessary for the management of the advanced.</text:p>
      <text:p text:style-name="P4">
According to Ukrinform, the head of state said in his <text:a xlink:type="simple" xlink:href="https://t.me/V_Zelenskiy_official/5841" text:style-name="Internet_20_link" text:visited-style-name="Visited_20_Internet_20_Link">
</text:a>
"Today, the military office - a special format of work with the heads of the other sector of defense, our commander, intelligence, office. Only that we will be necessary to manage the advanced and ensuring the active actions of Ukraine, the protection of our state from Russian terror. It was meaningful," - said the president.</text:p>
      <text:p text:style-name="P4">
<text:span text:style-name="T5">
Source:<text:a xlink:type="simple" xlink:href="https://www.youtube.com/redirect" text:style-name="Internet_20_link" text:visited-style-name="Visited_20_Internet_20_Link">
</text:a>
</text:span>
</text:p>
      <text:p text:style-name="P4">
<text:span text:style-name="T4">
 Read also: </text:span>
 <text:a xlink:type="simple" xlink:href="https://www.ukrinform.ua/rubric-ato/3695428-zelenskij-vidznaciv-derzavnimi-nagorodami-284-zahisnikiv-iz-nih-186-posmertno.html" text:style-name="Internet_20_link" text:visited-style-name="Visited_20_Internet_20_Link">
<text:span text:style-name="T4">
 Zelensky </text:span>
</text:a>
He assured that the actions of the Ukrainian military would be powerful. "Prepared by the Akhlopes. And we are very much waiting for the supply of weapons promised by partners. And to the maximum - we are approaching the victory. To the maximum - the spirit of unity. To the maximum - efficiency. Preparation is also maximum," - said <text:a xlink:type="simple" xlink:href="https://www.ukrinform.ua/tag-zelenskij" text:style-name="Internet_20_link" text:visited-style-name="Visited_20_Internet_20_Link">
</text:a>
 .</text:p>
      <text:p text:style-name="P4">
News Source: <text:a xlink:type="simple" xlink:href="https://www.ukrinform.ua/rubric-ato/3695564-zelenskij-proviv-vijskovij-kabinet-obgovorili-upravlinna-peredovou.html" text:style-name="Internet_20_link" text:visited-style-name="Visited_20_Internet_20_Link">
https://www.ukrinform.ua/rubric-ato/3695564-zelenskij-proviv-vijskovij-kabinet-obgovorili-upravlinna-peredovou.html</text:a>
</text:p>
      <!--NEWS-->
      <text:h text:style-name="P10" text:outline-level="1">
<text:span text:style-name="T4">
Propagandist Medvedchuk, who called for the "division of Ukraine", detained for state treason</text:span>
</text:h>
      <text:p text:style-name="P4">
Author: ['АРМІЯINFORM']</text:p>
      <text:p text:style-name="P4">
Time: 2023-04-13T00:00:00-04:00</text:p>
      <text:p text:style-name="P4">
Description: The Service of the Khokhoki Khokhnyani sketched from the Khmelnitsky Proserici propagandist,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Tags: ['ДЕРЖАВНА ЗРАДА', 'ЗРАДНИКИ', 'ПРОПАГАНДИСТИ', 'СБУ']</text:p>
      <text:p text:style-name="P4">
Category: News</text:p>
      <!--METADATA-->
      <text:p text:style-name="P4">
<draw:frame draw:style-name="fr1" draw:name="Image66" text:anchor-type="as-char" svg:width="6.9236in" svg:height="4.615733in" draw:z-index="0">
<draw:image xlink:href="../Images/AРМІЯINFORM/2023-04-13T00-00-00-04-00/propagandyst-0.jpg" xlink:type="simple" xlink:show="embed" xlink:actuate="onLoad" draw:mime-type="image/jpeg"/>
</draw:frame>
The Security Service of Ukraine detained the pro -Russian propagandist in the Khmelnitsky pro -Russian propagandist, who assisted the aggressor in the war against Ukraine.</text:p>
      <text:p text:style-name="P4">
About it <text:a xlink:type="simple" xlink:href="https://ssu.gov.ua/novyny/sbu-zatrymala-propahandysta-medvedchuka-yakyi-zaklykav-do-podilu-ukrainy" text:style-name="Internet_20_link" text:visited-style-name="Visited_20_Internet_20_Link">
reports</text:a>
SBU press service.</text:p>
      <text:p text:style-name="P4">
“Even before the full -scale invasion, it was part of the pool of political pioneers who worked for Medvedchuk. It was found that the person involved in the "reutation of" the media image of the Kremlin's associate as a "peacemaker", which is "heard" in Moscow. For this purpose he regularly published his posts on propaganda pre-platforms, ”the message reads.</text:p>
      <text:p text:style-name="P4">
In addition, in early 2020, he voluntarily began to work for the Russian Information "News-Front", which was registered in the temporarily occupied Crimea.</text:p>
      <text:p text:style-name="P4">
After the commencement of full -scale aggression of the Russian Federation, the person involved in Khmelnytsky has repeatedly spread publications, which called into question the existence of Ukrainian statehood in internationally recognized borders.</text:p>
      <text:p text:style-name="P4">
He also disseminated the defense forces and spread fakes with a proportional policy situation in Ukraine. The Linguistic Experts initiated by the SBU confirmed the facts of the subversive activity of the person.</text:p>
      <text:p text:style-name="P4">
<draw:frame draw:style-name="fr1" draw:name="Image67" text:anchor-type="as-char" svg:width="6.9236in" svg:height="4.615733in" draw:z-index="0">
<draw:image xlink:href="../Images/AРМІЯINFORM/2023-04-13T00-00-00-04-00/propagandyst-1.jpg" xlink:type="simple" xlink:show="embed" xlink:actuate="onLoad" draw:mime-type="image/jpeg"/>
</draw:frame>
During the searches at the place of residence of the attacker in Khmelnitsky, a computer and mobile phones he used in criminal cards were discovered. On the basis of the evidence collected, the investigators of the Security Service informed him profunds under Part 1 of Art. 111 of the Criminal Code of Ukraine(high treason).</text:p>
      <text:p text:style-name="P4">
Фігуранту обрано запобіжний захід — тримання під вартою без права внесеннязастави.</text:p>
      <text:p text:style-name="P4">
News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In the war, all fronts need attention and strength, financial front - especially" - President of Ukraine</text:span>
</text:h>
      <text:p text:style-name="P4">
Author: ['АРМІЯINFORM']</text:p>
      <text:p text:style-name="P4">
Time: 2023-04-13T01:00:00-04:00</text:p>
      <text:p text:style-name="P4">
Description: President of Ukraine Volodymyr Zelensky Vistepa for the third VSIDANNISHISTYSK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2-4.jpg" text:style-name="Internet_20_link" text:visited-style-name="Visited_20_Internet_20_Link">
12-4.jpg</text:a>
', '<text:a xlink:type="simple" xlink:href="https://armyinform.com.ua/wp-content/uploads/2023/04/13-4.jpg" text:style-name="Internet_20_link" text:visited-style-name="Visited_20_Internet_20_Link">
13-4.jpg</text:a>
']</text:p>
      <text:p text:style-name="P4">
Tags: ['STOPRUSSIA', 'АГРЕСІЯ РФ', 'ВОЛОДИМИР ЗЕЛЕНСЬКИЙ', 'ВТОРГНЕННЯ РФ', 'КРУГЛИЙ СТІЛ', 'ПІДТРИМКА УКРАЇНИ', 'ПРЕЗИДЕНТ УКРАЇНИ']</text:p>
      <text:p text:style-name="P4">
Category: News</text:p>
      <!--METADATA-->
      <text:p text:style-name="P4">
President of Ukraine Volodymyr Zelensky spoke at the third meeting of the round table <text:a xlink:type="simple" xlink:href="https://www.worldbank.org/uk/country/ukraine" text:style-name="Internet_20_link" text:visited-style-name="Visited_20_Internet_20_Link">
World Bank</text:a>
on Ukraine's support.</text:p>
      <text:p text:style-name="P4">
_Text of the speech: _</text:p>
      <text:p text:style-name="P4">
<text:span text:style-name="T4">
 _ President Malass, thank you for your support. Ms. Director-Managor Crystalina, Mr. Vice president Dombrovskis ._ </text:span>
</text:p>
      <text:p text:style-name="P4">
<text:span text:style-name="T4">
 _ ladies and gentlemen ministers, secretaries, heads of international financial institutions… _ </text:span>
</text:p>
      <text:p text:style-name="P4">
Thank you all for this meeting, for your work in this format.</text:p>
      <text:p text:style-name="P4">
Now Ukraine is experiencing special emotions. Yesterday, Russian sources were widespread on the Internet video of the animal murder of our soldier by the occupiers.</text:p>
      <text:p text:style-name="P4">
They, in the video, boast about their ability to kill. Apparently, you have all seen what is being said. And you know that this level of violence, this level of destruction, the Russian army tries to make a routine everywhere on Ukrainian lands.</text:p>
      <text:p text:style-name="P4">
You cannot get used to it. Every time shock as they first do something.</text:p>
      <text:p text:style-name="P4">
The death of Russia should not become a routine!The long history of Russian freeness should finally stop.</text:p>
      <text:p text:style-name="P4">
I thank everyone in the world, thank everyone and every one of you who helps Ukrainian to play!But every day ... Every day we lose our people - men and women, adults and children who die from Russian hands ...</text:p>
      <text:p text:style-name="P4">
I ask you now to pay a moment of silence to the memory of this Ukrainian, whose death saw yesterday, and the memory of all our people whose lives were worn by Russian invasion.</text:p>
      <text:p text:style-name="P4">
Thank you. This is very important for all of us.</text:p>
      <text:p text:style-name="P4">
<draw:frame draw:style-name="fr1" draw:name="Image68" text:anchor-type="as-char" svg:width="6.9236in" svg:height="4.617948in" draw:z-index="0">
<draw:image xlink:href="../Images/AРМІЯINFORM/2023-04-13T01-00-00-04-00/12-4.jpg" xlink:type="simple" xlink:show="embed" xlink:actuate="onLoad" draw:mime-type="image/jpeg"/>
</draw:frame>
<text:span text:style-name="T4">
 _ Dear present!_ </text:span>
</text:p>
      <text:p text:style-name="P4">
Ukraine will win this war. Only the question of the time when Russian aggression is illuminated.</text:p>
      <text:p text:style-name="P4">
But the state-zla should not remain a chance to defeat the ruins.</text:p>
      <text:p text:style-name="P4">
What is the purpose of the terrorist always? To break life. If you do not kill, then cripple. If it is destroyed, then make it suffer.</text:p>
      <text:p text:style-name="P4">
Any aggressor that hates life-whether it acts at the state level, Yakovia, whether at the level of terrorist group, or at the level of one degraded personality ... The aggressor always enjoys when it destroys. And when the ruins of after aggression have to overcome for decades.Supporting rapid recovery is literally part of the anti -terrorist work. Cleaning what has been destroyed, we win the main target - we return a normal life.</text:p>
      <text:p text:style-name="P4">
The second point is assets of the state.</text:p>
      <text:p text:style-name="P4">
For the first time in history, the world has such a large -scale opportunity to harvest losses from an uncontrollable and illegal war on the aggressor - to be guilty of war.</text:p>
      <text:p text:style-name="P4">
For example, the World Bank has given a new estimate of the losses and needs of Ukraine with a volume of $ 411 million. Every day Russia increases this account. The world has Russian jacobes of different species that cover this level of losses!</text:p>
      <text:p text:style-name="P4">
Potential aggressors in the world are now looking at whether you are doing the right one. Conflicting Russian assets, as well as assets of persons related to the governing building of the state, real. Confiscate and direct that the life of in Ukraine could recover. Russia should feel the full price of its aggression.</text:p>
      <text:p text:style-name="P4">
<draw:frame draw:style-name="fr1" draw:name="Image69" text:anchor-type="as-char" svg:width="6.9236in" svg:height="4.617948in" draw:z-index="0">
<draw:image xlink:href="../Images/AРМІЯINFORM/2023-04-13T01-00-00-04-00/13-4.jpg" xlink:type="simple" xlink:show="embed" xlink:actuate="onLoad" draw:mime-type="image/jpeg"/>
</draw:frame>
<text:span text:style-name="T4">
<text:span text:style-name="T5">
Ladies and Gentlemen!</text:span>
</text:span>
</text:p>
      <text:p text:style-name="P4">
Ukraine appeals to you with two calls. The first: priority needs.</text:p>
      <text:p text:style-name="P4">
I thank you for the new IMF cooperation program, which is a significant stabilization process for Ukraine. This will help us to fight. But in order for people to turn to Ukraine so that the aggressor will lose not only on the battlefield, but literally, we need the approval of the support program to cover the first -time prosets of rapid recovery. The total volume of such projects is $ 14.1 billion. Our government officials, who are now in Washington, are presenting.</text:p>
      <text:p text:style-name="P4">
And second. It is already necessary to work on specific mechanisms of directing the frozen Russian assets to compensate for the losses caused by Russia. Treachitko declare that assets, including the assets of the Russian Central Bank, will be confiscated. It will be the peacekeeping act - an inflammatory scale. Potential aggressors should see it. And remember that the world can be strong.</text:p>
      <text:p text:style-name="P4">
There may be different formats of decisions, but the faster and more effective decisions will be, the more to the more will be peace after this war.</text:p>
      <text:p text:style-name="P4">
<text:span text:style-name="T4">
<text:span text:style-name="T5">
Ladies and Gentlemen!</text:span>
</text:span>
</text:p>
      <text:p text:style-name="P4">
There are no minor fronts in the war. Everyone needs attention and strength. Financial front - especially. We do our part of the work and I am grateful to everyone who helps. But fundamental solutions depend on you.</text:p>
      <text:p text:style-name="P4">
I believe they will be approved!</text:p>
      <text:p text:style-name="P4">
Thank you for your attention!Glory to all who are now in battle for life and freedom for our people!</text:p>
      <text:p text:style-name="P4">
<text:span text:style-name="T4">
<text:span text:style-name="T5">
Glory to Ukraine!</text:span>
</text:span>
</text:p>
      <text:p text:style-name="P4">
Read also:<text:span text:style-name="T5">
 Dudelo: <text:a xlink:type="simple" xlink:href="https://www.president.gov.ua/news/na-vijni-vsi-fronti-potrebuyut-uvagi-ta-micnosti-finansovij-82241" text:style-name="Internet_20_link" text:visited-style-name="Visited_20_Internet_20_Link">
Presidential Office of Ukraine</text:a>
</text:span>
</text:p>
      <text:p text:style-name="P4">
News Source: <text:a xlink:type="simple" xlink:href="https://armyinform.com.ua/2023/04/13/na-vijni-vsi-fronty-potrebuyut-uvagy-ta-micznosti-finansovyj-front-prezydent-ukrayiny/" text:style-name="Internet_20_link" text:visited-style-name="Visited_20_Internet_20_Link">
https://armyinform.com.ua/2023/04/13/na-vijni-vsi-fronty-potrebuyut-uvagy-ta-micznosti-finansovyj-front-prezydent-ukrayiny/</text:a>
</text:p>
      <!--NEWS-->
      <text:h text:style-name="P10" text:outline-level="1">
<text:span text:style-name="T4">
New fakes from roaspropaganda</text:span>
</text:h>
      <text:p text:style-name="P4">
Author: ['АРМІЯINFORM']</text:p>
      <text:p text:style-name="P4">
Time: 2023-04-13T02:00:00-04:00</text:p>
      <text:p text:style-name="P4">
Description: Dobіrku Novikh Fakev, having defamed the Center for Obades at his Facebook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Tags: ['STOPRUSSIA', 'ВІЙНА', 'ВТОРГНЕННЯ РФ', 'РОСІЙСЬКІ ФЕЙКИ']</text:p>
      <text:p text:style-name="P4">
Category: News</text:p>
      <!--METADATA-->
      <text:p text:style-name="P4">
<draw:frame draw:style-name="fr1" draw:name="Image70" text:anchor-type="as-char" svg:width="6.9236in" svg:height="5.1927in" draw:z-index="0">
<draw:image xlink:href="../Images/AРМІЯINFORM/2023-04-13T02-00-00-04-00/stop-fake-news-blurred-woman-wearing-gloves-scaled.jpg" xlink:type="simple" xlink:show="embed" xlink:actuate="onLoad" draw:mime-type="image/jpeg"/>
</draw:frame>
A selection of new fakes <text:a xlink:type="simple" xlink:href="https://www.facebook.com/protydiyadezinformatsiyi.cpd/posts/pfbid07y6qS5w4WmSxqyDTuk98X68dLNbdoQJUGWFcPmx9jVLXEBFJspD1hs4bmHmjSd16l" text:style-name="Internet_20_link" text:visited-style-name="Visited_20_Internet_20_Link">
published</text:a>
On your Facebook page the Center for Combating Misinformation.</text:p>
      <text:p text:style-name="P4">
<draw:frame draw:style-name="fr1" draw:name="Image71" text:anchor-type="as-char" svg:width="6.9236in" svg:height="6.9236in" draw:z-index="0">
<draw:image xlink:href="../Images/AРМІЯINFORM/2023-04-13T02-00-00-04-00/340814580_957123915443101_6905894541533759366_n.jpg" xlink:type="simple" xlink:show="embed" xlink:actuate="onLoad" draw:mime-type="image/jpeg"/>
</draw:frame>
The CPD discovered:</text:p>
      <text:p text:style-name="P4">
<text:span text:style-name="T4">
Misinformation</text:span>
</text:p>
      <text:p text:style-name="P4">
In the State Duma of the Russian Federation, they adopted a statement on "destruction of the canonical Ukrainian Orthodox Church", which states that "Kiev supports the criminal actuaity of splitting structures and neo -Nazi organizations, which excapitate the Orthodox churches, forcibly eliminate communities, and seize the priests."</text:p>
      <text:p text:style-name="P4">
<text:span text:style-name="T4">
 fake </text:span>
</text:p>
      <text:p text:style-name="P4">
“Western weapons coming to Ukraine, in particular MSRC and PTRC, through corruption, falls through the world, falls into the hands of organized crime, terrorists of the Iextremists. It will soon be possible to raise the issue of safety of civilian disposal over Europe, ”the Ministry of Foreign Affairs of the Russian Federation said.</text:p>
      <text:p text:style-name="P4">
<text:span text:style-name="T4">
Misinformation</text:span>
</text:p>
      <text:p text:style-name="P4">
"The geopolitical situation through the US biosphere resembles the beginning of the" atomic era "," the State Duma of the Russian Federation has been initiated to investigate the work of biolaboratories in the US in Ukraine. At the same time, the Russian Presidential spokesman D.Peskov reported that "the Russian Federation has drawn the world to illegal work of US biolaboratories."</text:p>
      <text:p text:style-name="P4">
News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Russian Foreign Ministry: NATO seeks to turn the Baltics into an area of military competition</text:span>
</text:h>
      <text:p text:style-name="P4">
Authors: liveuamap (Language: en)</text:p>
      <text:p text:style-name="P4">
Time: 2023-04-13T02:27:00</text:p>
      <text:p text:style-name="P4">
Location: Moskva, Moscow (Latitude:55.74528 Longtitude:37.58526)</text:p>
      <text:p text:style-name="P4">
Videos: []</text:p>
      <text:p text:style-name="P4">
Images: []</text:p>
      <text:p text:style-name="P4">
Tags: ["Baltics", "Russia"]</text:p>
      <text:p text:style-name="P4">
Id: 22555844</text:p>
      <!--METADATA-->
      <text:p text:style-name="P4">
Russian Foreign Ministry: NATO seeks to turn the Baltics into an area ofmilitary competition</text:p>
      <text:p text:style-name="P4">
News Collection Link: <text:a xlink:type="simple" xlink:href="https://baltics.liveuamap.com/en/2023/13-april-russian-foreign-ministry-nato-seeks-to-turn-the" text:style-name="Internet_20_link" text:visited-style-name="Visited_20_Internet_20_Link">
https://baltics.liveuamap.com/en/2023/13-april-russian-foreign-ministry-nato-seeks-to-turn-the</text:a>
</text:p>
      <text:p text:style-name="P4">
News Source: <text:a xlink:type="simple" xlink:href="https://twitter.com/AlArabiya_Brk/status/1646384488086224896" text:style-name="Internet_20_link" text:visited-style-name="Visited_20_Internet_20_Link">
https://twitter.com/AlArabiya_Brk/status/1646384488086224896</text:a>
</text:p>
      <!--NEWS-->
      <text:h text:style-name="P10" text:outline-level="1">
<text:span text:style-name="T4">
Ukraine's Foreign Minister: True peace is in the restoration of all our lands and borders</text:span>
</text:h>
      <text:p text:style-name="P4">
Authors: liveuamap (Language: en)</text:p>
      <text:p text:style-name="P4">
Time: 2023-04-13T02:47:19</text:p>
      <text:p text:style-name="P4">
Location: Kyiv, Kyiv city (Latitude:50.45586 Longtitude:30.52213)</text:p>
      <text:p text:style-name="P4">
Videos: []</text:p>
      <text:p text:style-name="P4">
Images: []</text:p>
      <text:p text:style-name="P4">
Tags: ["Europe"]</text:p>
      <text:p text:style-name="P4">
Id: 22555766</text:p>
      <!--METADATA-->
      <text:p text:style-name="P4">
Ukraine's Foreign Minister: True peace is in the restoration of all our landsand borders</text:p>
      <text:p text:style-name="P4">
News Collection Link: <text:a xlink:type="simple" xlink:href="https://liveuamap.com/en/2023/13-april-ukraines-foreign-minister-true-peace-is-in-the-restoration" text:style-name="Internet_20_link" text:visited-style-name="Visited_20_Internet_20_Link">
https://liveuamap.com/en/2023/13-april-ukraines-foreign-minister-true-peace-is-in-the-restoration</text:a>
</text:p>
      <text:p text:style-name="P4">
News Source: <text:a xlink:type="simple" xlink:href="https://twitter.com/AlArabiya_Brk/status/1646404088236482561" text:style-name="Internet_20_link" text:visited-style-name="Visited_20_Internet_20_Link">
https://twitter.com/AlArabiya_Brk/status/1646404088236482561</text:a>
</text:p>
      <!--NEWS-->
      <text:h text:style-name="P10" text:outline-level="1">
<text:span text:style-name="T4">
Ukrainian Foreign Minister: It's time for the Black Sea to belong to NATO</text:span>
</text:h>
      <text:p text:style-name="P4">
Authors: liveuamap (Language: en)</text:p>
      <text:p text:style-name="P4">
Time: 2023-04-13T02:48:19</text:p>
      <text:p text:style-name="P4">
Location: Kyiv, Kyiv city (Latitude:50.45671 Longtitude:30.5213)</text:p>
      <text:p text:style-name="P4">
Videos: []</text:p>
      <text:p text:style-name="P4">
Images: []</text:p>
      <text:p text:style-name="P4">
Tags: ["Europe", "Central and Eastern Europe"]</text:p>
      <text:p text:style-name="P4">
Id: 22555768</text:p>
      <!--METADATA-->
      <text:p text:style-name="P4">
Ukrainian Foreign Minister: It's time for the Black Sea to belong to NATO</text:p>
      <text:p text:style-name="P4">
News Collection Link: <text:a xlink:type="simple" xlink:href="https://liveuamap.com/en/2023/13-april-ukrainian-foreign-minister-its-time-for-the-black" text:style-name="Internet_20_link" text:visited-style-name="Visited_20_Internet_20_Link">
https://liveuamap.com/en/2023/13-april-ukrainian-foreign-minister-its-time-for-the-black</text:a>
</text:p>
      <text:p text:style-name="P4">
News Source: <text:a xlink:type="simple" xlink:href="https://twitter.com/SkyNewsArabia_B/status/1646403760862687233" text:style-name="Internet_20_link" text:visited-style-name="Visited_20_Internet_20_Link">
https://twitter.com/SkyNewsArabia_B/status/1646403760862687233</text:a>
</text:p>
      <!--NEWS-->
      <text:h text:style-name="P10" text:outline-level="1">
<text:span text:style-name="T4">
Ukraine and Canada agreements on cooperation will accelerate the displacement of Russia from the nuclear fuel market - Herman Galushchenko</text:span>
</text:h>
      <text:p text:style-name="P4">
Author: ['АРМІЯINFORM']</text:p>
      <text:p text:style-name="P4">
Time: 2023-04-13T03:00:00-04:00</text:p>
      <text:p text:style-name="P4">
Description: 12 KVITEN DP “NEK“ ENERGOATE ”, having painted with the Canadian saber Samoo Memorandum abou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stop-russia.jpg" text:style-name="Internet_20_link" text:visited-style-name="Visited_20_Internet_20_Link">
stop-russia.jpg</text:a>
']</text:p>
      <text:p text:style-name="P4">
Tags: ['STOPRUSSIA', 'АНТИРОСІЙСЬКІ САНКЦІЇ', 'ГЕРМАН ГАЛУЩЕНКО', 'ДОПОМОГА ПАРТНЕРІВ']</text:p>
      <text:p text:style-name="P4">
Category: News</text:p>
      <!--METADATA-->
      <text:p text:style-name="P4">
<draw:frame draw:style-name="fr1" draw:name="Image72" text:anchor-type="as-char" svg:width="6.9236in" svg:height="3.851253in" draw:z-index="0">
<draw:image xlink:href="../Images/AРМІЯINFORM/2023-04-13T03-00-00-04-00/stop-russia.jpg" xlink:type="simple" xlink:show="embed" xlink:actuate="onLoad" draw:mime-type="image/jpeg"/>
</draw:frame>
On April 12, NNEGC Energoatom signed a self -assembly with a Canadian company on cooperation in the uranium industry. The document stipulates that Sameso will be involved in the technical support and development of in Ukraine of efficient and competitive uranium production to ensure the full need of Energoatom in the uranium oxide concentrate, <text:a xlink:type="simple" xlink:href="https://www.kmu.gov.ua/news/domovlenosti-ukrainy-i-kanady-pro-spivpratsiu-v-uranovydobuvnii-haluzi-pryshvydshat-vytisnennia-rosii-z-rynku-iadernoho-palyv-herman-halushchenko" text:style-name="Internet_20_link" text:visited-style-name="Visited_20_Internet_20_Link">
reports</text:a>
Government portal.</text:p>
      <text:p text:style-name="P4">
According to the Minister of Energy of Ukraine Herman Galushchenko, cooperation with inter -companies will allow to attract a resource for the modernization and development of production infrastructure of the Eastern Mining and Enrichment Plant, which will maximize the development of the uranium industry of Ukraine.</text:p>
      <text:p text:style-name="P4">
“Achieving appropriate agreements is important for strengthening Ukraine's energy independence. Together with Canadian partners, we make a significant step in Russia's pre -existence from the world's nuclear fuel markets, ”Hermangalushchenko emphasized.</text:p>
      <text:p text:style-name="P4">
We will remind, the cooperation of Sameso, SE "Skomgzk" and SE "NNEC" Energoatom "for improving the efficiency of uranium production of the Eastern Mining and Processing Combine began in December 2021. Then a tripartite privacy agreement was signed to ensure the exchange.</text:p>
      <text:p text:style-name="P4">
On March 19, 2023, in London, Energoatom and Cameco, with the participation of the Minister of Energy of Ukraine Herman Galushchenko, concluded agreements on the provision of steady supply of uranium for nuclear fuel production.</text:p>
      <text:p text:style-name="P4">
The signing of the current Memorandum is the next important step to maintain the development of the uranium industry of Ukraine.</text:p>
      <text:p text:style-name="P4">
It should be noted that Cameco is one of the world's largest producers of natural utensils and rendering of its conversion services.</text:p>
      <text:p text:style-name="P4">
News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NEWS-->
      <text:h text:style-name="P10" text:outline-level="1">
<text:span text:style-name="T4">
Russian FSB accused Ukrainian citizen Yuriy Denisov in co-assisting of murder of Vladlen Tata...</text:span>
</text:h>
      <text:p text:style-name="P4">
Authors: liveuamap (Language: en)</text:p>
      <text:p text:style-name="P4">
Time: 2023-04-13T03:05:28</text:p>
      <text:p text:style-name="P4">
Location: St.Petersburg (Latitude:59.9385 Longtitude:30.29446)</text:p>
      <text:p text:style-name="P4">
Videos: []</text:p>
      <text:p text:style-name="P4">
Images: []</text:p>
      <text:p text:style-name="P4">
Tags: ["Russia"]</text:p>
      <text:p text:style-name="P4">
Id: 22555789</text:p>
      <!--METADATA-->
      <text:p text:style-name="P4">
Russian FSB accused Ukrainian citizen Yuriy Denisov in co-assisting of murderof Vladlen Tatarsky, put blame on Ukrainian special services and Russianopposition</text:p>
      <text:p text:style-name="P4">
News Collection Link: <text:a xlink:type="simple" xlink:href="https://liveuamap.com/en/2023/13-april-russian-fsb-accused-ukrainian-citizen-yuriy-denisov" text:style-name="Internet_20_link" text:visited-style-name="Visited_20_Internet_20_Link">
https://liveuamap.com/en/2023/13-april-russian-fsb-accused-ukrainian-citizen-yuriy-denisov</text:a>
</text:p>
      <text:p text:style-name="P4">
News Source: <text:a xlink:type="simple" xlink:href="https://t.me/rusbrief/108625" text:style-name="Internet_20_link" text:visited-style-name="Visited_20_Internet_20_Link">
https://t.me/rusbrief/108625</text:a>
</text:p>
      <!--NEWS-->
      <text:h text:style-name="P10" text:outline-level="1">
<text:span text:style-name="T4">
JSC Sivershchyna And Slobozhanshchina Directions Rusian Army Shelled Galaganivka, Iron Miss ...</text:span>
</text:h>
      <text:p text:style-name="P4">
Authors: liveuamap (Language: en)</text:p>
      <text:p text:style-name="P4">
Time: 2023-04-13T03:27:00</text:p>
      <text:p text:style-name="P4">
Location: Dvorichna (Latitude:49.17651000 Longtitude:37.42381000)</text:p>
      <text:p text:style-name="P4">
Videos: []</text:p>
      <text:p text:style-name="P4">
Images: []</text:p>
      <text:p text:style-name="P4">
Tags: ["Russia"]</text:p>
      <text:p text:style-name="P4">
Id: 22555813</text:p>
      <!--METADATA-->
      <text:p text:style-name="P4">
At sivershchyna and slBozhanschyna directions Russian army ShelleDhalalahanivka, Zaliznyy Mist, Arkhypivka of Chernihiv Region; , Novomlynsk and Oskil of Kharkivregion - General Staff of Armed Forces of Ukraine Says in the Morning Report</text:p>
      <text:p text:style-name="P4">
News Collection Link:(https://liveuamap.com/en/2023/13-april-at-sivershchyna-and-slobozhanschyna-directions-russian)</text:p>
      <text:p text:style-name="P4">
News Source: <text:a xlink:type="simple" xlink:href="https://t.me/lumsrc/4478" text:style-name="Internet_20_link" text:visited-style-name="Visited_20_Internet_20_Link">
https://t.me/lumsrc/447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3T03:31:29</text:p>
      <text:p text:style-name="P4">
Location: Donetsk (Latitude:47.85026 Longtitude:37.50544)</text:p>
      <text:p text:style-name="P4">
Videos: []</text:p>
      <text:p text:style-name="P4">
Images: []</text:p>
      <text:p text:style-name="P4">
Tags: ["Russia"]</text:p>
      <text:p text:style-name="P4">
Id: 22555806</text:p>
      <!--METADATA-->
      <text:p text:style-name="P4">
Russian forces conducting offensive actions at Lyman, Bakhmut, Avdiivka andMaryinka directions. Ukrainian military repelled over 45 Russian attacks.Russian forces attempting to advance near Bilohorivka, Bakhmut, Khromove,Bohdanivka and Predtechyne, Syeverne, Maryinka, Pobyeda, Novomykhaylivka ofDonetsk region, - General Staff of Armed Forces of Ukraine says in the morningreport</text:p>
      <text:p text:style-name="P4">
News Collection Link: <text:a xlink:type="simple" xlink:href="https://liveuamap.com/en/2023/13-april-russian-forces-conducting-offensive-actions-at-lyman" text:style-name="Internet_20_link" text:visited-style-name="Visited_20_Internet_20_Link">
https://liveuamap.com/en/2023/13-april-russian-forces-conducting-offensive-actions-at-lyman</text:a>
</text:p>
      <text:p text:style-name="P4">
News Source: <text:a xlink:type="simple" xlink:href="https://t.me/lumsrc/4485" text:style-name="Internet_20_link" text:visited-style-name="Visited_20_Internet_20_Link">
https://t.me/lumsrc/4485</text:a>
</text:p>
      <!--NEWS-->
      <text:h text:style-name="P10" text:outline-level="1">
<text:span text:style-name="T4">
The occupiers take the pension affairs of occupied territories to Russia</text:span>
</text:h>
      <text:p text:style-name="P4">
Author: ['АРМІЯINFORM']</text:p>
      <text:p text:style-name="P4">
Time: 2023-04-13T04:00:00-04:00</text:p>
      <text:p text:style-name="P4">
Description: Vorog to be found by the documentary of the Pence Fondiva on Timchasovo of the Teriteli (TO).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ОКУПАНТИ', 'ТИМЧАСОВО ОКУПОВАНІ ТЕРИТОРІЇ']</text:p>
      <text:p text:style-name="P4">
Category: News</text:p>
      <!--METADATA-->
      <text:p text:style-name="P4">
<draw:frame draw:style-name="fr1" draw:name="Image73" text:anchor-type="as-char" svg:width="6.9236in" svg:height="4.615733in" draw:z-index="0">
<draw:image xlink:href="../Images/AРМІЯINFORM/2023-04-13T04-00-00-04-00/okupanty-na-donechchyni.-ilyustratyvne-foto.jpg" xlink:type="simple" xlink:show="embed" xlink:actuate="onLoad" draw:mime-type="image/jpeg"/>
</draw:frame>
The invaders in the Donetsk region. Illustrative photo</text:p>
      <text:p text:style-name="P4">
The enemy exports documentation from pension funds on temporarily occupied territories(THAT).</text:p>
      <text:p text:style-name="P4">
Про це <text:a xlink:type="simple" xlink:href="https://sprotyv.mod.gov.ua/2023/04/12/vorog-vyvozyt-do-rf-pensijni-spravy-meshkancziv-tot/" text:style-name="Internet_20_link" text:visited-style-name="Visited_20_Internet_20_Link">
повідомляє</text:a>
The Center for National Resistance to Special Forces.</text:p>
      <text:p text:style-name="P4">
“In particular, from Donetsk to the Russian Federation, pension affairs are taken from all major populated points that are temporarily captured by the enemy. At the same time, Moscow set the task to take all the cases by August.</text:p>
      <text:p text:style-name="P4">
At the same time, this is presented, as if because of the technical inability to process the information on the Tot, as well as to "facilitate the evacuation of" retirement age ", - the message reads.</text:p>
      <text:p text:style-name="P4">
The National Resistance Center reminds that since March 1, the payment of pensions for Tott is available in the presence of an enemy passport. At the same time, the certification in the region is slow, and a large number of population ignores the receipt of the passport.</text:p>
      <text:p text:style-name="P4">
News Source: <text:a xlink:type="simple" xlink:href="https://armyinform.com.ua/2023/04/13/okupanty-vyvozyat-do-rosiyi-pensijni-spravy-meshkancziv-okupovanyh-terytorij/" text:style-name="Internet_20_link" text:visited-style-name="Visited_20_Internet_20_Link">
https://armyinform.com.ua/2023/04/13/okupanty-vyvozyat-do-rosiyi-pensijni-spravy-meshkancziv-okupovanyh-terytorij/</text:a>
</text:p>
      <!--NEWS-->
      <text:h text:style-name="P10" text:outline-level="1">
<text:span text:style-name="T4">
Kyiv(10:28). Red Alert: aerial threat. Sirens sounding. Take cover now!</text:span>
</text:h>
      <text:p text:style-name="P4">
Authors: liveuamap (Language: en)</text:p>
      <text:p text:style-name="P4">
Time: 2023-04-13T04:29:00</text:p>
      <text:p text:style-name="P4">
Location: Kyiv (Latitude:50.44343 Longtitude:30.53022)</text:p>
      <text:p text:style-name="P4">
Videos: []</text:p>
      <text:p text:style-name="P4">
Images: []</text:p>
      <text:p text:style-name="P4">
Tags: ["Europe", "Central and Eastern Europe"]</text:p>
      <text:p text:style-name="P4">
Id: 22555814</text:p>
      <!--METADATA-->
      <text:p text:style-name="P4">
Kyiv(10:28). Red Alert: aerial threat. Sirens sounding. Take cover now!</text:p>
      <text:p text:style-name="P4">
News Collection Link: <text:a xlink:type="simple" xlink:href="https://liveuamap.com/en/2023/13-april-kyiv1028-red-alert-aerial-threat-sirg" text:style-name="Internet_20_link" text:visited-style-name="Visited_20_Internet_20_Link">
https://liveuamap.com/en/2023/13-april-kyiv1028-red-alert-aerial-threat-sirg</text:a>
</text:p>
      <text:p text:style-name="P4">
News Source: <text:a xlink:type="simple" xlink:href="https://t.me/KyivCityOfficial/6472" text:style-name="Internet_20_link" text:visited-style-name="Visited_20_Internet_20_Link">
https://t.me/KyivCityOfficial/6472</text:a>
</text:p>
      <!--NEWS-->
      <text:h text:style-name="P10" text:outline-level="1">
<text:span text:style-name="T4">
Transcarpathia region, Mykolaiv, Mykolaiv region, Volyn region, Ternopil, Ternopil region ...</text:span>
</text:h>
      <text:p text:style-name="P4">
Authors: liveuamap (Language: en)</text:p>
      <text:p text:style-name="P4">
Time: 2023-04-13T04:30:00</text:p>
      <text:p text:style-name="P4">
Location: Zakarpattia Oblast (Latitude:48.33333000 Longtitude:23.00000000)</text:p>
      <text:p text:style-name="P4">
Videos: []</text:p>
      <text:p text:style-name="P4">
Images: []</text:p>
      <text:p text:style-name="P4">
Tags: ["Europe", "Central and Eastern Europe"]</text:p>
      <text:p text:style-name="P4">
Id: 22555815</text:p>
      <!--METADATA-->
      <text:p text:style-name="P4">
Zakarpattia Oblast, Mykolaiv, Mykolayivska Oblast, Volynska Oblast, Ternopil,Ternopilska Oblast, Kharkiv, Kharkivska Oblast, Khmelnytska Oblast, ZaporizkaOblast, Zhytomyr, Zhytomyrska Oblast, Kyiv Oblast, Cherkaska Oblast, PoltavskaOblast(10:29). Red Alert: aerial threat. Sirens sounding. Take cover now!</text:p>
      <text:p text:style-name="P4">
News Collection Link: <text:a xlink:type="simple" xlink:href="https://liveuamap.com/en/2023/13-april-zakarpattia-oblast-mykolaiv-mykolayig" text:style-name="Internet_20_link" text:visited-style-name="Visited_20_Internet_20_Link">
https://liveuamap.com/en/2023/13-april-zakarpattia-oblast-mykolaiv-mykolayig</text:a>
</text:p>
      <text:p text:style-name="P4">
News Source: <text:a xlink:type="simple" xlink:href="https://t.me/air_alert_ua/42974" text:style-name="Internet_20_link" text:visited-style-name="Visited_20_Internet_20_Link">
https://t.me/air_alert_ua/42974</text:a>
</text:p>
      <!--NEWS-->
      <text:h text:style-name="P10" text:outline-level="1">
<text:span text:style-name="T4">
Dnipro, Dnipropetrovska Oblast(10:29). Red Alert: aerial threat. Sirens sounding. Take cover ...</text:span>
</text:h>
      <text:p text:style-name="P4">
Authors: liveuamap (Language: en)</text:p>
      <text:p text:style-name="P4">
Time: 2023-04-13T04:31:00</text:p>
      <text:p text:style-name="P4">
Location: Dnipro (Latitude:48.45930000 Longtitude:35.03865000)</text:p>
      <text:p text:style-name="P4">
Videos: []</text:p>
      <text:p text:style-name="P4">
Images: []</text:p>
      <text:p text:style-name="P4">
Tags: ["Europe", "Central and Eastern Europe"]</text:p>
      <text:p text:style-name="P4">
Id: 22555817</text:p>
      <!--METADATA-->
      <text:p text:style-name="P4">
Dnipro, Dnipropetrovsk region(10:29). Red Alert: aerial threat. Sirenssounding. Take cover now!</text:p>
      <text:p text:style-name="P4">
News Collection Link: <text:a xlink:type="simple" xlink:href="https://liveuamap.com/en/2023/13-april-dnipro-dnipropetrovska-oblast1029-reg" text:style-name="Internet_20_link" text:visited-style-name="Visited_20_Internet_20_Link">
https://liveuamap.com/en/2023/13-april-dnipro-dnipropetrovska-oblast1029-reg</text:a>
</text:p>
      <text:p text:style-name="P4">
News Source: <text:a xlink:type="simple" xlink:href="https://t.me/suspilnednipro/14330" text:style-name="Internet_20_link" text:visited-style-name="Visited_20_Internet_20_Link">
https://t.me/suspilnednipro/14330</text:a>
</text:p>
      <!--NEWS-->
      <text:h text:style-name="P10" text:outline-level="1">
<text:span text:style-name="T4">
Vinnitsa region, Odesa region, Rivne, Rivne region, Kherson, Kherson region, Sumy ...</text:span>
</text:h>
      <text:p text:style-name="P4">
Authors: liveuamap (Language: en)</text:p>
      <text:p text:style-name="P4">
Time: 2023-04-13T04:32:00</text:p>
      <text:p text:style-name="P4">
Location: Vinnytska Oblast (Latitude:48.91667000 Longtitude:28.66667000)</text:p>
      <text:p text:style-name="P4">
Videos: []</text:p>
      <text:p text:style-name="P4">
Images: []</text:p>
      <text:p text:style-name="P4">
Tags: ["Europe", "Central and Eastern Europe"]</text:p>
      <text:p text:style-name="P4">
Id: 22555818</text:p>
      <!--METADATA-->
      <text:p text:style-name="P4">
Vinnytska Oblast, Odeska Oblast, Rivne, Rivnenska Oblast, Kherson, KhersonskaOblast, Sumska Oblast, Donetsk Oblast, Ivano-Frankivsk, Ivano-FrankivskaOblast, Kirovohradska Oblast, Chernivetska Oblast, Lviv, LvivskaOblast(10:31). Red Alert: aerial threat. Sirens sounding. Take cover now!</text:p>
      <text:p text:style-name="P4">
News Collection Link: <text:a xlink:type="simple" xlink:href="https://liveuamap.com/en/2023/13-april-vinnytska-oblast-odeska-oblast-rivneg" text:style-name="Internet_20_link" text:visited-style-name="Visited_20_Internet_20_Link">
https://liveuamap.com/en/2023/13-april-vinnytska-oblast-odeska-oblast-rivneg</text:a>
</text:p>
      <text:p text:style-name="P4">
News Source: <text:a xlink:type="simple" xlink:href="https://t.me/air_alert_ua/42987" text:style-name="Internet_20_link" text:visited-style-name="Visited_20_Internet_20_Link">
https://t.me/air_alert_ua/42987</text:a>
</text:p>
      <!--NEWS-->
      <text:h text:style-name="P10" text:outline-level="1">
<text:span text:style-name="T4">
Explosions were reported in Melitopol</text:span>
</text:h>
      <text:p text:style-name="P4">
Authors: liveuamap (Language: en)</text:p>
      <text:p text:style-name="P4">
Time: 2023-04-13T04:49:18</text:p>
      <text:p text:style-name="P4">
Location: Melitopol',Zaporizhia Oblast (Latitude:46.86946 Longtitude:35.35452)</text:p>
      <text:p text:style-name="P4">
Videos: []</text:p>
      <text:p text:style-name="P4">
Images: []</text:p>
      <text:p text:style-name="P4">
Tags: ["Europe", "Central and Eastern Europe"]</text:p>
      <text:p text:style-name="P4">
Id: 22555819</text:p>
      <!--METADATA-->
      <text:p text:style-name="P4">
Explosions were reported in Melitopol</text:p>
      <text:p text:style-name="P4">
News Collection Link: <text:a xlink:type="simple" xlink:href="https://liveuamap.com/en/2023/13-april-explosions-were-reported-in-melitopol" text:style-name="Internet_20_link" text:visited-style-name="Visited_20_Internet_20_Link">
https://liveuamap.com/en/2023/13-april-explosions-were-reported-in-melitopol</text:a>
</text:p>
      <text:p text:style-name="P4">
News Source: <text:a xlink:type="simple" xlink:href="https://t.me/info_zp/33006" text:style-name="Internet_20_link" text:visited-style-name="Visited_20_Internet_20_Link">
https://t.me/info_zp/33006</text:a>
</text:p>
      <!--NEWS-->
      <text:h text:style-name="P10" text:outline-level="1">
<text:span text:style-name="T4">
FSB accusing U.S. and NATO in launching cyberattacks against Russia from Ukraine</text:span>
</text:h>
      <text:p text:style-name="P4">
Authors: liveuamap (Language: en)</text:p>
      <text:p text:style-name="P4">
Time: 2023-04-13T04:59:18</text:p>
      <text:p text:style-name="P4">
Location: Moskva, Moscow (Latitude:55.75368 Longtitude:37.62457)</text:p>
      <text:p text:style-name="P4">
Videos: []</text:p>
      <text:p text:style-name="P4">
Images: []</text:p>
      <text:p text:style-name="P4">
Tags: ["Russia", "Cyberwar"]</text:p>
      <text:p text:style-name="P4">
Id: 22555820</text:p>
      <!--METADATA-->
      <text:p text:style-name="P4">
FSB accusing U.S. and NATO in launching cyberattacks against Russia fromUkraine</text:p>
      <text:p text:style-name="P4">
News Collection Link: <text:a xlink:type="simple" xlink:href="https://liveuamap.com/en/2023/13-april-fsb-accusing-us-and-nato-in-launching-cyberattacks" text:style-name="Internet_20_link" text:visited-style-name="Visited_20_Internet_20_Link">
https://liveuamap.com/en/2023/13-april-fsb-accusing-us-and-nato-in-launching-cyberattacks</text:a>
</text:p>
      <text:p text:style-name="P4">
News Source: <text:a xlink:type="simple" xlink:href="https://t.me/rian_ru/199739" text:style-name="Internet_20_link" text:visited-style-name="Visited_20_Internet_20_Link">
https://t.me/rian_ru/199739</text:a>
</text:p>
      <!--NEWS-->
      <text:h text:style-name="P10" text:outline-level="1">
<text:span text:style-name="T4">
5 years behind bars will hold a collaborator who during the occupation of Izium region was the "head of the utility sector"</text:span>
</text:h>
      <text:p text:style-name="P4">
Author: ['АРМІЯINFORM']</text:p>
      <text:p text:style-name="P4">
Time: 2023-04-13T05:00:00-04:00</text:p>
      <text:p text:style-name="P4">
Description: For the Piditrimanni of the Publnoye accusations by the prosecutors of the izyumsko districts of the prosecutor's office ... the war with Ukraine 2022, the war with Ukraine is the latest news today, the News War with Ukraine 2022 is the last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4/img-2821.jpg" text:style-name="Internet_20_link" text:visited-style-name="Visited_20_Internet_20_Link">
img-2821.jpg</text:a>
']</text:p>
      <text:p text:style-name="P4">
Tags: ['STOPRUSSIA', 'ВТОРГНЕННЯ РФ', 'КОЛАБОРАНТ', 'ОФІС ГЕНЕРАЛЬНОГО ПРОКУРОРА УКРАЇНИ']</text:p>
      <text:p text:style-name="P4">
Category: News</text:p>
      <!--METADATA-->
      <text:p text:style-name="P4">
<draw:frame draw:style-name="fr1" draw:name="Image74" text:anchor-type="as-char" svg:width="6.9236in" svg:height="5.1927in" draw:z-index="0">
<draw:image xlink:href="../Images/AРМІЯINFORM/2023-04-13T05-00-00-04-00/img-2821.jpg" xlink:type="simple" xlink:show="embed" xlink:actuate="onLoad" draw:mime-type="image/jpeg"/>
</draw:frame>
With the support of public prosecution by the prosecutors of the Izium District Prosecutor's Office of Kharkiv Oblast, the court found the man guilty of collaborative activity(Part 5 of Art. 111-1 of the Criminal Code of Ukraine).</text:p>
      <text:p text:style-name="P4">
Йому призначено покарання у виді 5 років позбавлення волі з позбавленням праваобіймати посади, повʼязані з виконанням організаційно-розпорядчих таадміністративно-господарських функцій в органах влади, установах,підприємствах та організаціях незалежно від форми власності строком на 10років, <text:a xlink:type="simple" xlink:href="https://www.gp.gov.ua/ua/posts/do-5-rokiv-za-gratami-zasudzeno-kolaboranta-yakii-pid-cas-okupaciyi-izyumshhini-obiimav-posadu-zaviduyucogo-sektoru-zkg" text:style-name="Internet_20_link" text:visited-style-name="Visited_20_Internet_20_Link">
повідомляє</text:a>
Office of the Prosecutor General of Ukraine.</text:p>
      <text:p text:style-name="P4">
Prosecutors in court proved that in early June 2022 in the village of Savintsy Nazumschyna, a local resident went to cooperate with the enemy.</text:p>
      <text:p text:style-name="P4">
The man agreed to the proposal of representatives of the Russian Federation and occupied the position of the so-called "head of the housing and communal services sector" in the village. For the "work" the invaders promised a collaborator's salary in Russian rubles.</text:p>
      <text:p text:style-name="P4">
The pseudo-collecting organized and conducted collective meetings, providing the employees on the performance of works, resolved the issues of logistics of the sector.</text:p>
      <text:p text:style-name="P4">
Law enforcement officers exposed a collaborator at the end of October 2022 in Balakli.</text:p>
      <text:p text:style-name="P4">
The pre -trial investigation was carried out by the JSC No. 1 of the Izium RUP of the SUNP in the Kharkiv region.</text:p>
      <text:p text:style-name="P4">
News Source: <text:a xlink:type="simple" xlink:href="https://armyinform.com.ua/2023/04/13/5-rokiv-za-gratamy-provede-kolaborant-yakyj-pid-chas-okupacziyi-izyumshhyny-buv-zaviduvachem-sektoru-zhkg/" text:style-name="Internet_20_link" text:visited-style-name="Visited_20_Internet_20_Link">
https://armyinform.com.ua/2023/04/13/5-rokiv-za-gratamy-provede-kolaborant-yakyj-pid-chas-okupacziyi-izyumshhyny-buv-zaviduvachem-sektoru-zhkg/</text:a>
</text:p>
      <!--NEWS-->
      <text:h text:style-name="P10" text:outline-level="1">
<text:span text:style-name="T4">
Ukrainian nuclear energy: a Russian mine exploded near a power generator at the Zaporizhia Nu...</text:span>
</text:h>
      <text:p text:style-name="P4">
Authors: liveuamap (Language: en)</text:p>
      <text:p text:style-name="P4">
Time: 2023-04-13T05:54:11</text:p>
      <text:p text:style-name="P4">
Location: Enerhodar,Zaporiz'ka oblast (Latitude:47.50387 Longtitude:34.59011)</text:p>
      <text:p text:style-name="P4">
Videos: []</text:p>
      <text:p text:style-name="P4">
Images: []</text:p>
      <text:p text:style-name="P4">
Tags: ["Russia", "Energy"]</text:p>
      <text:p text:style-name="P4">
Id: 22555834</text:p>
      <!--METADATA-->
      <text:p text:style-name="P4">
Ukrainian nuclear energy: a Russian mine exploded near a power generator atthe Zaporizhia Nuclear Power Plant</text:p>
      <text:p text:style-name="P4">
News Collection Link: <text:a xlink:type="simple" xlink:href="https://liveuamap.com/en/2023/13-april-ukrainian-nuclear-energy-a-russian-mine-exploded" text:style-name="Internet_20_link" text:visited-style-name="Visited_20_Internet_20_Link">
https://liveuamap.com/en/2023/13-april-ukrainian-nuclear-energy-a-russian-mine-exploded</text:a>
</text:p>
      <text:p text:style-name="P4">
News Source: <text:a xlink:type="simple" xlink:href="https://twitter.com/AlArabiya_Brk/status/1646451153385799682" text:style-name="Internet_20_link" text:visited-style-name="Visited_20_Internet_20_Link">
https://twitter.com/AlArabiya_Brk/status/1646451153385799682</text:a>
</text:p>
      <!--NEWS-->
      <text:h text:style-name="P10" text:outline-level="1">
<text:span text:style-name="T4">
Kharkiv, Kharkivska Oblast(11:54). Red Alert: aerial threat. Sirens sounding. Take cover now!</text:span>
</text:h>
      <text:p text:style-name="P4">
Authors: liveuamap (Language: en)</text:p>
      <text:p text:style-name="P4">
Time: 2023-04-13T05:55:00</text:p>
      <text:p text:style-name="P4">
Location: Kharkiv (Latitude:49.98057 Longtitude:36.25321)</text:p>
      <text:p text:style-name="P4">
Videos: []</text:p>
      <text:p text:style-name="P4">
Images: []</text:p>
      <text:p text:style-name="P4">
Tags: ["Europe", "Central and Eastern Europe"]</text:p>
      <text:p text:style-name="P4">
Id: 22555835</text:p>
      <!--METADATA-->
      <text:p text:style-name="P4">
Kharkiv, Kharkiv region(11:54). Red Alert: aerial threat. Sirens sounding.Take cover now!</text:p>
      <text:p text:style-name="P4">
News Collection Link: <text:a xlink:type="simple" xlink:href="https://liveuamap.com/en/2023/13-april-kharkiv-kharkivska-oblast1154-red-alg" text:style-name="Internet_20_link" text:visited-style-name="Visited_20_Internet_20_Link">
https://liveuamap.com/en/2023/13-april-kharkiv-kharkivska-oblast1154-red-alg</text:a>
</text:p>
      <text:p text:style-name="P4">
News Source: <text:a xlink:type="simple" xlink:href="https://t.me/air_alert_ua/43012" text:style-name="Internet_20_link" text:visited-style-name="Visited_20_Internet_20_Link">
https://t.me/air_alert_ua/43012</text:a>
</text:p>
      <!--NEWS-->
      <text:h text:style-name="P10" text:outline-level="1">
<text:span text:style-name="T4">
Sumska Oblast(11:55). Red Alert: aerial threat. Sirens sounding. Take cover now!</text:span>
</text:h>
      <text:p text:style-name="P4">
Authors: liveuamap (Language: en)</text:p>
      <text:p text:style-name="P4">
Time: 2023-04-13T05:57:00</text:p>
      <text:p text:style-name="P4">
Location: Sumska Oblast (Latitude:51.00000000 Longtitude:34.00000000)</text:p>
      <text:p text:style-name="P4">
Videos: []</text:p>
      <text:p text:style-name="P4">
Images: []</text:p>
      <text:p text:style-name="P4">
Tags: ["Europe", "Central and Eastern Europe"]</text:p>
      <text:p text:style-name="P4">
Id: 22555836</text:p>
      <!--METADATA-->
      <text:p text:style-name="P4">
Sumy region(11:55). Red Alert: aerial threat. Sirens sounding. Take covernow!</text:p>
      <text:p text:style-name="P4">
News Collection Link: <text:a xlink:type="simple" xlink:href="https://liveuamap.com/en/2023/13-april-sumska-oblast1155-red-alert-aerial-tg" text:style-name="Internet_20_link" text:visited-style-name="Visited_20_Internet_20_Link">
https://liveuamap.com/en/2023/13-april-sumska-oblast1155-red-alert-aerial-tg</text:a>
</text:p>
      <text:p text:style-name="P4">
News Source: <text:a xlink:type="simple" xlink:href="https://t.me/air_alert_ua/43013" text:style-name="Internet_20_link" text:visited-style-name="Visited_20_Internet_20_Link">
https://t.me/air_alert_ua/43013</text:a>
</text:p>
      <!--NEWS-->
      <text:h text:style-name="P10" text:outline-level="1">
<text:span text:style-name="T4">
The Russian occupier squeezes them, and complains about the lack of personnel - the interception of GUR</text:span>
</text:h>
      <text:p text:style-name="P4">
Author: ['АРМІЯINFORM']</text:p>
      <text:p text:style-name="P4">
Time: 2023-04-13T06:00:00-04:00</text:p>
      <text:p text:style-name="P4">
Description: Golovna managed by the Rosvіdi Minobornoki Ukrainian, published Chergov Perekholnny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STOPRUSSIA', 'ВІЙНА', 'ВТОРГНЕННЯ РФ', 'ГУР ПЕРЕХОПЛЕННЯ']</text:p>
      <text:p text:style-name="P4">
Category: News</text:p>
      <!--METADATA-->
      <text:p text:style-name="P4">
Main Directorate of Intelligence of the Ministry of Defense of Ukraine <text:a xlink:type="simple" xlink:href="https://gur.gov.ua/content/narodu-vse-ravno-ne-khvataet-voobshche-zhopa-koroche.html" text:style-name="Internet_20_link" text:visited-style-name="Visited_20_Internet_20_Link">
published</text:a>
Another interception of telephone conversations, during which the military spoke about the environment and lack of people: "The people are not rapidly not grabbed, at all, the world is crowned."</text:p>
      <text:p text:style-name="P4">
News Source: <text:a xlink:type="simple" xlink:href="https://armyinform.com.ua/2023/04/13/rosijskyj-okupant-skyglyt-shho-yih-otochyly-i-skarzhytsya-na-brak-osobovogo-skladu-perehoplennya-gur/" text:style-name="Internet_20_link" text:visited-style-name="Visited_20_Internet_20_Link">
https://armyinform.com.ua/2023/04/13/rosijskyj-okupant-skyglyt-shho-yih-otochyly-i-skarzhytsya-na-brak-osobovogo-skladu-perehoplennya-gur/</text:a>
</text:p>
      <!--NEWS-->
      <text:h text:style-name="P10" text:outline-level="1">
<text:span text:style-name="T4">
Russian aviation conducted 3 airstrikes at Orikhiv</text:span>
</text:h>
      <text:p text:style-name="P4">
Authors: liveuamap (Language: en)</text:p>
      <text:p text:style-name="P4">
Time: 2023-04-13T06:08:43</text:p>
      <text:p text:style-name="P4">
Location: Ukraine (Latitude:47.56483 Longtitude:35.78247)</text:p>
      <text:p text:style-name="P4">
Videos: []</text:p>
      <text:p text:style-name="P4">
Images: []</text:p>
      <text:p text:style-name="P4">
Tags: ["Europe", "Central and Eastern Europe"]</text:p>
      <text:p text:style-name="P4">
Id: 22555839</text:p>
      <!--METADATA-->
      <text:p text:style-name="P4">
Russian aviation conducted 3 airstrikes at Orikhiv</text:p>
      <text:p text:style-name="P4">
News Collection Link: <text:a xlink:type="simple" xlink:href="https://liveuamap.com/en/2023/13-april-russian-aviation-conducted-3-airstrikes-at-orikhiv" text:style-name="Internet_20_link" text:visited-style-name="Visited_20_Internet_20_Link">
https://liveuamap.com/en/2023/13-april-russian-aviation-conducted-3-airstrikes-at-orikhiv</text:a>
</text:p>
      <text:p text:style-name="P4">
News Source: <text:a xlink:type="simple" xlink:href="https://t.me/info_zp/33008" text:style-name="Internet_20_link" text:visited-style-name="Visited_20_Internet_20_Link">
https://t.me/info_zp/33008</text:a>
</text:p>
      <!--NEWS-->
      <text:h text:style-name="P10" text:outline-level="1">
<text:span text:style-name="T4">
Explosions were reported near Krynychky village in occupied Crimea</text:span>
</text:h>
      <text:p text:style-name="P4">
Authors: liveuamap (Language: en)</text:p>
      <text:p text:style-name="P4">
Time: 2023-04-13T06:12:18</text:p>
      <text:p text:style-name="P4">
Location: Simferopol (Latitude:45.06685 Longtitude:35.11316)</text:p>
      <text:p text:style-name="P4">
Videos: []</text:p>
      <text:p text:style-name="P4">
Images: ["<text:a xlink:type="simple" xlink:href="https://liveuamap.com/pics/2023/04/13/22555840_0.jpg" text:style-name="Internet_20_link" text:visited-style-name="Visited_20_Internet_20_Link">
22555840_0.jpg</text:a>
", "<text:a xlink:type="simple" xlink:href="https://liveuamap.com/pics/2023/04/13/22555840_1.jpg" text:style-name="Internet_20_link" text:visited-style-name="Visited_20_Internet_20_Link">
22555840_1.jpg</text:a>
"]</text:p>
      <text:p text:style-name="P4">
Tags: []</text:p>
      <text:p text:style-name="P4">
Id: 22555840</text:p>
      <!--METADATA-->
      <text:p text:style-name="P4">
Explosions were reported near Krynychky village in occupied Crimea</text:p>
      <text:p text:style-name="P4">
<draw:frame draw:style-name="fr1" draw:name="Image75" text:anchor-type="as-char" svg:width="6.9236in" svg:height="6.903055in" draw:z-index="0">
<draw:image xlink:href="../Images/liveuamap/2023-04-13T06-12-18/22555840_0.jpg" xlink:type="simple" xlink:show="embed" xlink:actuate="onLoad" draw:mime-type="image/jpeg"/>
</draw:frame>
<draw:frame draw:style-name="fr1" draw:name="Image76" text:anchor-type="as-char" svg:width="6.9236in" svg:height="3.375255in" draw:z-index="0">
<draw:image xlink:href="../Images/liveuamap/2023-04-13T06-12-18/22555840_1.jpg" xlink:type="simple" xlink:show="embed" xlink:actuate="onLoad" draw:mime-type="image/jpeg"/>
</draw:frame>
News Collection Link: <text:a xlink:type="simple" xlink:href="https://liveuamap.com/en/2023/13-april-explosions-were-reported-near-krynychky-village" text:style-name="Internet_20_link" text:visited-style-name="Visited_20_Internet_20_Link">
https://liveuamap.com/en/2023/13-april-explosions-were-reported-near-krynychky-village</text:a>
</text:p>
      <text:p text:style-name="P4">
News Source: <text:a xlink:type="simple" xlink:href="https://t.me/Novoeizdanie/47885" text:style-name="Internet_20_link" text:visited-style-name="Visited_20_Internet_20_Link">
https://t.me/Novoeizdanie/47885</text:a>
</text:p>
      <!--NEWS-->
      <text:h text:style-name="P10" text:outline-level="1">
<text:span text:style-name="T4">
Hague court orders Russia to pay Ukraine's Naftogaz $5 billion in compensation for losses in ...</text:span>
</text:h>
      <text:p text:style-name="P4">
Authors: liveuamap (Language: en)</text:p>
      <text:p text:style-name="P4">
Time: 2023-04-13T06:48:53</text:p>
      <text:p text:style-name="P4">
Location: Den Haag, Zuid-Holland (Latitude:52.08635 Longtitude:4.29574)</text:p>
      <text:p text:style-name="P4">
Videos: []</text:p>
      <text:p text:style-name="P4">
Images: []</text:p>
      <text:p text:style-name="P4">
Tags: ["Russia", "Europe"]</text:p>
      <text:p text:style-name="P4">
Id: 22555849</text:p>
      <!--METADATA-->
      <text:p text:style-name="P4">
Hague court orders Russia to pay Ukraine's Naftogaz $5 billion in compensationfor losses in Crimea. The Permanent Court of Arbitration in The Hague hasordered Russia to pay $5 billion to Ukraine's state oil and gas monopolyNaftogaz, the company said on April 13</text:p>
      <text:p text:style-name="P4">
News Collection Link: <text:a xlink:type="simple" xlink:href="https://liveuamap.com/en/2023/13-april-hague-court-orders-russia-to-pay-ukraines-naftogaz" text:style-name="Internet_20_link" text:visited-style-name="Visited_20_Internet_20_Link">
https://liveuamap.com/en/2023/13-april-hague-court-orders-russia-to-pay-ukraines-naftogaz</text:a>
</text:p>
      <text:p text:style-name="P4">
News Source: <text:a xlink:type="simple" xlink:href="https://twitter.com/KyivIndependent/status/1646459383814004736" text:style-name="Internet_20_link" text:visited-style-name="Visited_20_Internet_20_Link">
https://twitter.com/KyivIndependent/status/1646459383814004736</text:a>
</text:p>
      <!--NEWS-->
      <text:h text:style-name="P10" text:outline-level="1">
<text:span text:style-name="T4">
Action sanctions: Ukraine and the world - against Russian aggression</text:span>
</text:h>
      <text:p text:style-name="P4">
Author: ['АРМІЯINFORM']</text:p>
      <text:p text:style-name="P4">
Time: 2023-04-13T07: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jpg" text:style-name="Internet_20_link" text:visited-style-name="Visited_20_Internet_20_Link">
antyrosijski-sankcziyi.jpg</text:a>
']</text:p>
      <text:p text:style-name="P4">
Tags: ['STOPRUSSIA', 'АГРЕСІЯ РФ', 'АНТИРОСІЙСЬКІ САНКЦІЇ', 'ВТОРГНЕННЯ РФ', 'САНКЦІЇ']</text:p>
      <text:p text:style-name="P4">
Category: News</text:p>
      <!--METADATA-->
      <text:p text:style-name="P4">
<draw:frame draw:style-name="fr1" draw:name="Image77" text:anchor-type="as-char" svg:width="6.9236in" svg:height="4.208875in" draw:z-index="0">
<draw:image xlink:href="../Images/AРМІЯINFORM/2023-04-13T07-00-00-04-00/antyrosijski-sankcziyi.jpg" xlink:type="simple" xlink:show="embed" xlink:actuate="onLoad" draw:mime-type="image/jpeg"/>
</draw:frame>
Foreign Intelligence Service of Ukraine <text:a xlink:type="simple" xlink:href="https://www.facebook.com/SZRUkraine/posts/pfbid0PqQztjSk3ayL7iPiPNFiaPActmm8gKHurv7hhYeUuT77H2tcquZLBEJGJRCqNpdkl" text:style-name="Internet_20_link" text:visited-style-name="Visited_20_Internet_20_Link">
continues to tell</text:a>
on the sanctions and other actions of the international community against the terrorist country.</text:p>
      <text:p text:style-name="P4">
<text:span text:style-name="T4">
 Situation as of 12.04.23 </text:span>
</text:p>
      <text:p text:style-name="P4">
Denmark plans to provide the CAESAR self -propelled artillery settings next month and expects to start sending Leopard 1 tanks by summer.</text:p>
      <text:p text:style-name="P4">
Denmark's Defense Minister Troels Lund Polesen did not rule out that the decision of the West could be adopted by the Might of Military Aircraft by the summer.</text:p>
      <text:p text:style-name="P4">
In the interests of Poland to build an alliance with Americans and Western Europe to help Ukraine, ”the Prime Minister of Poland Mateusmoravetsky said to the United States.</text:p>
      <text:p text:style-name="P4">
Polish Prime Minister Mateusz Moravetsky assured that the construction of NATO weapons in the country.</text:p>
      <text:p text:style-name="P4">
The US is urging allies to increase financial pressure on the Russian Federation and increase the assistance of Ukraine.</text:p>
      <text:p text:style-name="P4">
Strengthening current sanctions against Russia can be more effective than new ones, ”said US Finance Minister Jay Chambo.</text:p>
      <text:p text:style-name="P4">
The US State Department has recognized the "Wsjwan Gershkovich's detainee", which was arrested in the Russian Federation on charges of espionage. Takhtus is equated with a "hostage" and expands the powers of the State Department.</text:p>
      <text:p text:style-name="P4">
At the meeting of the G7 finance ministers on April 12, the participants will discuss the global economy and financial markets, as well as strengthening the supply chains and the war against Ukraine, in Washington, where the G7 will be presented. Japan's Minister Sunichi Suzuki will present and explain the G7 colleague model of financial support of Ukraine by Japan during the meeting. This is due to the fact that the government of the country is introducing legislative changes necessary to provide a lending to other measures to support the fighting country.</text:p>
      <text:p text:style-name="P4">
Spain has initiated a campaign that proposes to accept the children of European in the summer holidays.</text:p>
      <text:p text:style-name="P4">
Ukraine plans to export more electricity to Europe than last year.</text:p>
      <text:p text:style-name="P4">
Ukraine received more than 2,900 electrogenerators during a full -scale war during a full -scale war.</text:p>
      <text:p text:style-name="P4">
Moldova reduced exports to Russia a third by a year.</text:p>
      <text:p text:style-name="P4">
The Constitutional Court of Moldova found a constitutional prohibition on the use of symbols of military aggression, in particular the St. George's tape, if they were used to justify or glorify military aggression or military rays.The deputy mayor of the Austrian city of Schvekhat David Shtotoringer resigned the nKVD photo in the form of the NKVD during a trip to Belarus.</text:p>
      <text:p text:style-name="P4">
Russian -speaking Latvians consider the orientation of the country's foreign policy more desirable than east.</text:p>
      <text:p text:style-name="P4">
In Estonia, the new coalition plans to deprive Russian and Belarussian citizens of vote in the municipal elections, if this does not have to change the constitution.</text:p>
      <text:p text:style-name="P4">
In Finland this year, the number of buyers of real estate from the Russian Federation has halved.</text:p>
      <text:p text:style-name="P4">
On April 24 and 25 in the capital of Kazakhstan Astana will host the EU Summit for International Sanctions against the Russian Federation and the consequences of their bypass.</text:p>
      <text:p text:style-name="P4">
<text:span text:style-name="T4">
 RF </text:span>
</text:p>
      <text:p text:style-name="P4">
The Commissioner for Human Rights in the Russian Federation Tatiana Moskalkovic has been made from the European Network of National Human Rights Institutions(Yet). Це вперше в історії об’єднання, коли одного з членів виключено.</text:p>
      <text:p text:style-name="P4">
Запроваджене США 200 % мито на імпорт російського алюмінію, а також на будь-яку алюмінієву продукцію, незалежно від країни її виробництва, що міститьнавіть мінімальну частку російського металу, суттєво зриває плани російськихвиробників щодо свого подальшого розвитку. Водночас під загрозою стагнаціївиробництва опиняться підприємства Китаю та ОАЕ, які закуповують первиннийалюміній із росії та виготовляють проводи, кабелі, прути, стрижні, труби,фольгу, алюмінієві упаковки та іншу продукцію, не маркуючи сировину походженнякінцевої продукції.</text:p>
      <text:p text:style-name="P4">
Бельгія отримала дохід у € 625 млн за оподаткування відсотків від замороженихросійських активів.</text:p>
      <text:p text:style-name="P4">
Японська фармацевтична компанія Takeda готує до продажу свій завод на рф, щопозбавить населення росії багатьох інноваційних лікарських препаратів.</text:p>
      <text:p text:style-name="P4">
Представникам мін’юсту рф не надали віз для участі в сесії спецкомітету ООН,що відбудеться у Відні.</text:p>
      <text:p text:style-name="P4">
Станом на 1 березня Фінляндія заморозила російських активів на майже € 207млн.</text:p>
      <text:p text:style-name="P4">
Нові правила отримання повісток для явки у військкомати стосуються не лишестроковиків, а й усіх військовозобов’язаних, — повідомив голова комітетугосдуми з оборони картаполов. депутати схвалили поправки до закону, якимиприрівняли електронні повістки військкоматів до паперових. Ухилянтам відвійськової служби заборонили виїжджати за межі рф, керувати транспортнимзасобом, укладати угоди з нерухомістю, реєструвати бізнес, брати кредити тощо.Водночас путінський глашатай пєсков продовжує заспокоювати населення нібито«жодної другої хвилі мобілізації на росії немає».</text:p>
      <text:p text:style-name="P4">
глава втб костін запропонував «наростити державний борг, щоб економікадодатково отримала 70 трлн руб».</text:p>
      <text:p text:style-name="P4">
Gossuma wants to allow the issue of new bank cards that are not tied up with the adult payment system to allow the population to buy foreign literacy.</text:p>
      <text:p text:style-name="P4">
Despite Putin's calls, the Central Bank of the Russian Federation officially recognized the inability to complete the US dollar and the euro in Russia's foreign trade.</text:p>
      <text:p text:style-name="P4">
The Suberbank of the Russian Federation has never considered the temporarily occupied Crimea as a territory for a future investment, but for the sake of reassuring Putin promised the possible interruption of the first branches by the end of the year.</text:p>
      <text:p text:style-name="P4">
The governor of Belgorod region Gladkov reported that in several municipalities of the region began to paste the monuments on evacuation of the population, but "did it wrong, which caused particularly alarm" in residents.</text:p>
      <text:p text:style-name="P4">
The Anti -Terrorist Committee of the Russian Federation stated that the temporarily occupied territories of Ukraine are spreading guerrilla movement and protest sentiment of people, so "special attention should be paid to young people."</text:p>
      <text:p text:style-name="P4">
On April 10, a systemic failure occurred in the Russian information customs system, which is why the Russian Federation suffered tremendous losses. The customs did not work for a day, after which she could only restore the activity in part.</text:p>
      <text:p text:style-name="P4">
In 2022, only 35.3 % of the country's population was able to go to the Russian Federation, while the Ministry of Defense promised to check the health of 53.5 % - 80 million people.</text:p>
      <text:p text:style-name="P4">
The Gen Prosecutor's Office has banned the activity of the German non -governmental organization of "Forum Civic Society Russia - EU", through "its work, in particular, the dislocation of the leadership of the Russian Federation."</text:p>
      <text:p text:style-name="P4">
Belarusian enterprises supplied raw products to Russia with a gross use of manufacturing technology. According to Rosselhozadzora, 26.3 % of milk fat was replaced by beef in the UAO "Turovsky Milk Combine" cheese, 29.1 % of milk fat was falsified in soft cream cheese. In the semi -solid cheese of the "Babushkina Kryinka" cheese of the UAO cheese, 30 % of milk fat is replaced. In this case, the products were accompanied by declarations of conformity and veterinary accompanying documents issued by a competent organbulorine. Rosselhozadzor demanded to stop the certification of products of these enterprises and investigate the causes of the event.By the decision of the courts of Leninsky district of Brast and Baranovich Republican, three resources of the Belarusian diaspora, which lives in Norway, Austria and Poland, were supplemented.</text:p>
      <text:p text:style-name="P4">
At a meeting with the heads of higher education institutions, the Soviet -Strib's Soviet -Starb, Aleksandr Wolfovich said he considers it advisable to return to the practice of students' attachment to the army.</text:p>
      <text:p text:style-name="P4">
News Source: <text:a xlink:type="simple" xlink:href="https://armyinform.com.ua/2023/04/13/szru-sankcziyi-proty-rosijskoyi-agresiyi/" text:style-name="Internet_20_link" text:visited-style-name="Visited_20_Internet_20_Link">
https://armyinform.com.ua/2023/04/13/szru-sankcziyi-proty-rosijskoyi-agresiyi/</text:a>
</text:p>
      <!--NEWS-->
      <text:h text:style-name="P10" text:outline-level="1">
<text:span text:style-name="T4">
As the Ukrainian "crab" destroyed the Russian "swive"</text:span>
</text:h>
      <text:p text:style-name="P4">
Author: ['АРМІЯINFORM']</text:p>
      <text:p text:style-name="P4">
Time: 2023-04-13T08:00:00-04:00</text:p>
      <text:p text:style-name="P4">
Description: The sockets of the crowned mechanized brigades of the Imeni Prince Kostyantin Ostrozky at once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26 БРИГАДА', '30 БРИГАДА', 'AHS KRAB', 'ВІДЕО', 'ВТРАТИ ВОРОГА', 'СТАНЦІЯ РЕБ']</text:p>
      <text:p text:style-name="P4">
Category: News</text:p>
      <!--METADATA-->
      <text:p text:style-name="P4">
Separates of a separate mechanized brigade named after Prince Konstantin Ostrozhkozki with artillerymen named after the General-Hourlyzh Roman Dashkevich destroyed "Strizh".</text:p>
      <text:p text:style-name="P4">
"Crabs" worked brilliantly!" - the press service of the brigade reports.</text:p>
      <text:p text:style-name="P4">
News Source: <text:a xlink:type="simple" xlink:href="https://armyinform.com.ua/2023/04/13/yak-ukrayinskyj-krab-znyshhyv-rosijskogo-stryzha/" text:style-name="Internet_20_link" text:visited-style-name="Visited_20_Internet_20_Link">
https://armyinform.com.ua/2023/04/13/yak-ukrayinskyj-krab-znyshhyv-rosijskogo-stryzha/</text:a>
</text:p>
      <!--NEWS-->
      <text:h text:style-name="P10" text:outline-level="1">
<text:span text:style-name="T4">
In Russia under the cover of the call, hidden mobilization - CPD is gaining momentum</text:span>
</text:h>
      <text:p text:style-name="P4">
Author: ['АРМІЯINFORM']</text:p>
      <text:p text:style-name="P4">
Time: 2023-04-13T09:00:00-04:00</text:p>
      <text:p text:style-name="P4">
Description: PID Grketti Zazov at the Rosiyskiy federals of the recruitment of mobilіzatsya. Until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0828441_184959941028306_7156829151888425874_n.jpg" text:style-name="Internet_20_link" text:visited-style-name="Visited_20_Internet_20_Link">
340828441_184959941028306_7156829151888425874_n.jpg</text:a>
']</text:p>
      <text:p text:style-name="P4">
Tags: ['STOPRUSSIA', 'ВІЙНА', 'ВТОРГНЕННЯ РФ', 'ЦЕНТР ПРОТИДІЇ ДЕЗІНФОРМАЦІЇ ПРИ РНБО УКРАЇНИ']</text:p>
      <text:p text:style-name="P4">
Category: News</text:p>
      <!--METADATA-->
      <text:p text:style-name="P4">
<draw:frame draw:style-name="fr1" draw:name="Image78" text:anchor-type="as-char" svg:width="6.9236in" svg:height="6.9236in" draw:z-index="0">
<draw:image xlink:href="../Images/AРМІЯINFORM/2023-04-13T09-00-00-04-00/340828441_184959941028306_7156829151888425874_n.jpg" xlink:type="simple" xlink:show="embed" xlink:actuate="onLoad" draw:mime-type="image/jpeg"/>
</draw:frame>
Under the cover of the conscription in the Russian Federation is gaining momentum. In addition, unlike the first part of partial mobilization, even Moscow and St. Petersburg joined the necessary indicators, in addition to depressive regions of the Russian Federation.</text:p>
      <text:p text:style-name="P4">
On March 30, Putin signed a decree on the six -year spring conscription military service from April 1 to July 15, during which 147,000 Russians between the ages of 18 and 27 will be drafted. Russia conducts two cylm a year, during the spring call is usually called 134 thousand Russians. At the same time, according to British intelligence, the Russian authorities are preparing to develop a large campaign for a set of additional 400 thousand servicemen.</text:p>
      <text:p text:style-name="P4">
And in order for the Russians to be left with a chance to avoid conscription, the State Duma would accept a series of laws on the creation of a Unified Register of Military Treatment of Electronic Tales on April 11.</text:p>
      <text:p text:style-name="P4">
The adopted package of laws is as rigid as possible and actually introduces the preinterrestation of guilt. It equates electronic reports to paper and a closing visit abroad to citizens who will fall into the register. The introduced electronic statement will be considered as prescribed from the moment of placement in the personal office of the state service "State Services"(The only platform of public and municipal services of the Russian Federation).Тобто чоловік може не знати, що йому виписана повістка, але через 7 днів післяїї формування він автоматично стає злочинцем. Нові правила торкнуться якстроковиків, так і всіх військовозобов’язаних, а за їх ігнорування ухилянтамзагрожує низка покарань. Серед обмежень: заборона на реєстраціюіндивідуального підприємця, на державну реєстрацію транспортних засобів,водіння, відмова в укладенні кредитного договору та договору позики.</text:p>
      <text:p text:style-name="P4">
Звичні схеми ухилення за такого механізму неможливі, як неможливо і легальнозмінити військову службу на альтернативну, тобто росіян поставили у безвихідь,якої не було з часів радянського союзу.</text:p>
      <text:p text:style-name="P4">
Характерно, що влада продовжує наполягати, що нововведення не пов’язані змобілізацією, а лише поліпшують процедуру вручення повісток і військовогообліку, а проведення мобілізації зараз в країні нібито не планується.</text:p>
      <text:p text:style-name="P4">
До чого може призвести новий призов і чи посилить він військовий потенціал зсрф?</text:p>
      <text:p text:style-name="P4">
Secondly, Putin is unlikely to decide to use the recently called troops in Ukraine. In addition, the chairman of the State Duma Committee of Rfartpolov emphasized that during the spring conscript cycle of 2023, the prisoners will not go to Ukraine. Against the backdrop of social tension of tamas protest shares due to the departure to the front of recruits, the winter and spring prison of 2022, it is doubtful that Putin will risk repeating a mistake due to the stability of his regime.</text:p>
      <text:p text:style-name="P4">
Third, the use of innovations will predict a sharp burst and provokes a new wave of emigration and other methods of boycotters. The Levada survey shows an increase in the "request for peace" in Russian society. If in the first months for the "war before victory" and for "peaceful interpretations" was expressed an equal number of citizens(approximately 44%), then after the first wave of mobilization - already 60% for peace, and only a third - for the continuation. In the Russian segment of the Steam Game Platform, even the viral distribution of the computer game "Simulator Escape from the military enlistment office", the character of which the youth Russian is doing everything to avoid the call.</text:p>
      <text:p text:style-name="P4">
Therefore, conducting hidden mobilization under the guise of "Putin's call" of Taurus of digital authoritarian tools will not help the Kremlin achieved goals in Ukraine and consolidate power within Russia.</text:p>
      <text:p text:style-name="P4">
Source: <text:a xlink:type="simple" xlink:href="https://www.facebook.com/protydiyadezinformatsiyi.cpd/posts/pfbid0wtAsfNfzjbFNuyAK4zNCcBn85So37SHwRKXRso2X8Akfr8jwHwfHBFDqAZBYFBnYl" text:style-name="Internet_20_link" text:visited-style-name="Visited_20_Internet_20_Link">
Center for Combating Misinformation in NSNBUUU</text:a>
</text:p>
      <text:p text:style-name="P4">
News Source: <text:a xlink:type="simple" xlink:href="https://armyinform.com.ua/2023/04/13/na-rosiyi-pid-prykryttyam-pryzovu-nabyraye-obertiv-pryhovana-mobilizacziya-czpd/" text:style-name="Internet_20_link" text:visited-style-name="Visited_20_Internet_20_Link">
https://armyinform.com.ua/2023/04/13/na-rosiyi-pid-prykryttyam-pryzovu-nabyraye-obertiv-pryhovana-mobilizacziya-czpd/</text:a>
</text:p>
      <!--NEWS-->
      <text:h text:style-name="P10" text:outline-level="1">
<text:span text:style-name="T4">
Ministry of Veterans begins monitoring the quality of provision of cash assistance service to veterans with disabilities</text:span>
</text:h>
      <text:p text:style-name="P4">
Author: ['АРМІЯINFORM']</text:p>
      <text:p text:style-name="P4">
Time: 2023-04-13T10:00:00-04:00</text:p>
      <text:p text:style-name="P4">
Description: Minіtystvo at the right of veteran is a day of the precision of Ukraine Rospachina ... War with Ukraine 2022, War with Ukraine Latest News today, News War with Ukraine 2022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ot-minvet.jpg" text:style-name="Internet_20_link" text:visited-style-name="Visited_20_Internet_20_Link">
bot-minvet.jpg</text:a>
']</text:p>
      <text:p text:style-name="P4">
Tags: ['ВЕТЕРАНИ', 'ГРОШОВА ДОПОМОГА', 'ІНВАЛІДНІСТЬ', 'МІНВЕТЕРАНІВ', 'МОНІТОРИНГ', 'ЧЕРВОНИЙ ХРЕСТ УКРАЇНИ']</text:p>
      <text:p text:style-name="P4">
Category: News</text:p>
      <!--METADATA-->
      <text:p text:style-name="P4">
<draw:frame draw:style-name="fr1" draw:name="Image79" text:anchor-type="as-char" svg:width="6.9236in" svg:height="4.613606in" draw:z-index="0">
<draw:image xlink:href="../Images/AРМІЯINFORM/2023-04-13T10-00-00-04-00/bot-minvet.jpg" xlink:type="simple" xlink:show="embed" xlink:actuate="onLoad" draw:mime-type="image/jpeg"/>
</draw:frame>
Ministry of Veterans. Illustrative photo</text:p>
      <text:p text:style-name="P4">
The Ministry of Veterans Affairs with the Red Cross of Ukraine begins the professional monitoring of the quality of providing for the payment of cash assistance services to veterans and veterans who received disabilities of group I or II as a result.</text:p>
      <text:p text:style-name="P4">
About it <text:a xlink:type="simple" xlink:href="https://mva.gov.ua/ua/news/minveteraniv-spilno-z-chervonim-hrestom-ukrayini-provedut-monitoring-yakosti-nadannya-poslugi-z-viplati-groshovoyi-dopomogi-veteranam-z-invalidnistyu" text:style-name="Internet_20_link" text:visited-style-name="Visited_20_Internet_20_Link">
reports</text:a>
Press service.</text:p>
      <text:p text:style-name="P4">
The monitoring will be carried out by telephone survey of persons-applicants who have applied through the portal of the E-veteran for receipt of funds from the Chervono-Rrest of Ukraine during the first and second stage of the joint project, and which the first payments of 4000 hryvnias were charged. During this time, the Ministry of Veterans held 25,000 applications.</text:p>
      <text:p text:style-name="P4">
The survey will be asked a general nature in order to improve the quality of the service. In no case can you provide your personal data, bank account numbers, passwords, etc.</text:p>
      <text:p text:style-name="P4">
It is noted that during the period from the launch of the project on February 16 by experts of departments, digital transformations and digitalization of Ministry of Veterans</text:p>
      <ul>
        <li>
more than 5,000 calls to the project support line - 06322271456; * more than 500 answers to questions through e -mail and messengers have been provided; * More than 140 answers to official requests from war veterans have been sent.</li>
      </ul>
      <text:p text:style-name="P4">
<text:span text:style-name="T4">
 IMPORTANT!</text:span>
 From April 17 the specified phone line will be closed. Information Tacco support of the project will be carried out solely through e -mail <text:a xlink:type="simple" xlink:href="https://armyinform.com.ua/cdn-cgi/l/email-protection" text:style-name="Internet_20_link" text:visited-style-name="Visited_20_Internet_20_Link">
[Email Protected]</text:a>
It is also noted that additional registration for the next monthly payments to those who received the first payments is not needed!The Red Cross of Ukraine will pay payments on Fridays by July 7, 2023, which means the resulting of the I and II stages of the joint project.</text:p>
      <text:p text:style-name="P4">
The continuation of the project on payment of financial assistance from Red Cross Ukraine will be reported on Ministry of Veterans' information resources.</text:p>
      <text:p text:style-name="P4">
News Source: <text:a xlink:type="simple" xlink:href="https://armyinform.com.ua/2023/04/13/minveteraniv-provede-monitoryng-yakosti-nadannya-poslugy/" text:style-name="Internet_20_link" text:visited-style-name="Visited_20_Internet_20_Link">
https://armyinform.com.ua/2023/04/13/minveteraniv-provede-monitoryng-yakosti-nadannya-poslugy/</text:a>
</text:p>
      <!--NEWS-->
      <text:h text:style-name="P10" text:outline-level="1">
<text:span text:style-name="T4">
Zaporizka Oblast(16:16). Red Alert: aerial threat. Sirens sounding. Take cover now!</text:span>
</text:h>
      <text:p text:style-name="P4">
Authors: liveuamap (Language: en)</text:p>
      <text:p text:style-name="P4">
Time: 2023-04-13T10:16:00</text:p>
      <text:p text:style-name="P4">
Location: Zaporizka Oblast (Latitude:47.612021 Longtitude:35.765261)</text:p>
      <text:p text:style-name="P4">
Videos: []</text:p>
      <text:p text:style-name="P4">
Images: []</text:p>
      <text:p text:style-name="P4">
Tags: ["Europe", "Central and Eastern Europe"]</text:p>
      <text:p text:style-name="P4">
Id: 22555865</text:p>
      <!--METADATA-->
      <text:p text:style-name="P4">
Zaporizhzhia region(16:16). Red Alert: aerial threat. Sirens sounding. Take covernow!</text:p>
      <text:p text:style-name="P4">
News Collection Link: <text:a xlink:type="simple" xlink:href="https://liveuamap.com/en/2023/13-april-zaporizka-oblast1616-red-alert-aeriag" text:style-name="Internet_20_link" text:visited-style-name="Visited_20_Internet_20_Link">
https://liveuamap.com/en/2023/13-april-zaporizka-oblast1616-red-alert-aeriag</text:a>
</text:p>
      <text:p text:style-name="P4">
News Source: <text:a xlink:type="simple" xlink:href="https://t.me/suspilnezaporizhzhya/12066" text:style-name="Internet_20_link" text:visited-style-name="Visited_20_Internet_20_Link">
https://t.me/suspilnezaporizhzhya/12066</text:a>
</text:p>
      <!--NEWS-->
      <text:h text:style-name="P10" text:outline-level="1">
<text:span text:style-name="T4">
Donetsk Oblast(16:17). Red Alert: aerial threat. Sirens sounding. Take cover now!</text:span>
</text:h>
      <text:p text:style-name="P4">
Authors: liveuamap (Language: en)</text:p>
      <text:p text:style-name="P4">
Time: 2023-04-13T10:18:00</text:p>
      <text:p text:style-name="P4">
Location: Donetsk Oblast (Latitude:48.72636 Longtitude:37.57921)</text:p>
      <text:p text:style-name="P4">
Videos: []</text:p>
      <text:p text:style-name="P4">
Images: []</text:p>
      <text:p text:style-name="P4">
Tags: ["Europe", "Central and Eastern Europe"]</text:p>
      <text:p text:style-name="P4">
Id: 22555866</text:p>
      <!--METADATA-->
      <text:p text:style-name="P4">
Donetsk Oblast(16:17). Red Alert: aerial threat. Sirens sounding. Take covernow!</text:p>
      <text:p text:style-name="P4">
News Collection Link: <text:a xlink:type="simple" xlink:href="https://liveuamap.com/en/2023/13-april-donetsk-oblast1617-red-alert-aerial-g" text:style-name="Internet_20_link" text:visited-style-name="Visited_20_Internet_20_Link">
https://liveuamap.com/en/2023/13-april-donetsk-oblast1617-red-alert-aerial-g</text:a>
</text:p>
      <text:p text:style-name="P4">
News Source: <text:a xlink:type="simple" xlink:href="https://t.me/air_alert_ua/43021" text:style-name="Internet_20_link" text:visited-style-name="Visited_20_Internet_20_Link">
https://t.me/air_alert_ua/43021</text:a>
</text:p>
      <!--NEWS-->
      <text:h text:style-name="P10" text:outline-level="1">
<text:span text:style-name="T4">
Reported suspicion of another 5 collaborators exposed after the release of temporarily occupied territories</text:span>
</text:h>
      <text:p text:style-name="P4">
Author: ['АРМІЯINFORM']</text:p>
      <text:p text:style-name="P4">
Time: 2023-04-13T11:00:00-04:00</text:p>
      <text:p text:style-name="P4">
Description: The Service of the Bezpeki of Ukraine is a systematic Vikrivati Zradnik, that Kolaborandiv o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kolaboranty-sbu.jpg" text:style-name="Internet_20_link" text:visited-style-name="Visited_20_Internet_20_Link">
kolaboranty-sbu.jpg</text:a>
']</text:p>
      <text:p text:style-name="P4">
Tags: ['ДОНЕЧЧИНА', 'ЗРАДНИКИ', 'КОЛАБОРАНТИ', 'ЛУГАНЩИНА', 'СБУ', 'ТИМЧАСОВО ОКУПОВАНІ ТЕРИТОРІЇ', 'ХАРКІВЩИНА', 'ХЕРСОНЩИНА']</text:p>
      <text:p text:style-name="P4">
Category: News</text:p>
      <!--METADATA-->
      <text:p text:style-name="P4">
<draw:frame draw:style-name="fr1" draw:name="Image80" text:anchor-type="as-char" svg:width="6.9236in" svg:height="3.894525in" draw:z-index="0">
<draw:image xlink:href="../Images/AРМІЯINFORM/2023-04-13T11-00-00-04-00/kolaboranty-sbu.jpg" xlink:type="simple" xlink:show="embed" xlink:actuate="onLoad" draw:mime-type="image/jpeg"/>
</draw:frame>
The Security Service of Ukraine continues to systematically expose traitors and a collaborative temporarily captured territories of the South and East of Ukraine. As a result, five more hostile associates who voluntarily went on cooperation with the enemy were suspected.</text:p>
      <text:p text:style-name="P4">
About it <text:a xlink:type="simple" xlink:href="https://ssu.gov.ua/novyny/sbu-povidomyla-pro-pidozru-shche-5-kolaborantam-sered-nykh-chynovnyk-khersonskoi-miskrady-i-psevdorektory-mistsevykh-vnz" text:style-name="Internet_20_link" text:visited-style-name="Visited_20_Internet_20_Link">
reports</text:a>
SBU press service.</text:p>
      <text:p text:style-name="P4">
"Yes, the SBU cyberfactors documented the criminal acts of the former chief of the departments of the Kherson Monastery Housing and Communal Services Department," the message reads.</text:p>
      <text:p text:style-name="P4">
It is noted that during the capture of the city of Gauleiter the balance personally assembled the official to lead the created by the aggressor "Unitary enterprises of the chersonteplomal network". While in a "position", the attacker organized the so -called "inventory" of the property of the infrastructure object for its transfer to Russian monopolies.</text:p>
      <text:p text:style-name="P4">
In addition, the SBU counterintelligences exposed two officials of the Department of the State Migration Service in the Luhansk region, who joined the Occupation "MVSLNR". In the ranks of the fake institution, the malefactors followed Moscow's instructions on the Primusov "certification" of locals.</text:p>
      <text:p text:style-name="P4">
Another collaborator during the occupation of Kherson was headed by the so -called "Kherson University". There, she introduced educational "standards" of the aggressor country, as during the liberation of the city fled to the Crimea.</text:p>
      <text:p text:style-name="P4">
The SBU also documented the subversive activity of the former teachers of the Akharkiv National University of Internal Affairs, which was released in 2014. At the beginning of a large-scale invasion, he posted on one pro-Russian telegrams of the appeal, where he called on the former colleagues of such such as helping the aggressor in the capture of Kiev. For this at the end of May 2022, the attacker was appointed head of the so -called "Melitopol University. Makarenko. Being in a "position", the person involved in the Krymliv narratives, which questioned the existence of Ukrainian state.</text:p>
      <text:p text:style-name="P4">
Investigative actions within the limits of criminal proceedings are undergoing with granting articles of the Criminal Code of Ukraine:</text:p>
      <ul>
        <li>
110(encroachment on the territorial integrity and integrity of Ukraine);  * 111(high treason);  * 111-1(Collaboration);  * 111-2(Assistance to the aggressor state).</li>
      </ul>
      <text:p text:style-name="P4">
News Source: <text:a xlink:type="simple" xlink:href="https://armyinform.com.ua/2023/04/13/povidomleno-pro-pidozru-shhe-5-kolaborantam/" text:style-name="Internet_20_link" text:visited-style-name="Visited_20_Internet_20_Link">
https://armyinform.com.ua/2023/04/13/povidomleno-pro-pidozru-shhe-5-kolaborantam/</text:a>
</text:p>
      <!--NEWS-->
      <text:h text:style-name="P10" text:outline-level="1">
<text:span text:style-name="T4">
The evacuation train from Pokrovsk will now come to Zhytomyr region</text:span>
</text:h>
      <text:p text:style-name="P4">
Author: ['АРМІЯINFORM']</text:p>
      <text:p text:style-name="P4">
Time: 2023-04-13T12:00:00-04:00</text:p>
      <text:p text:style-name="P4">
Description: Zi 18 Kvіtnaya non -pay Evakuyzdi Iz Pokrovska, Donetsk region, snake -sinque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evakuaczijnyj-potyag.jpg" text:style-name="Internet_20_link" text:visited-style-name="Visited_20_Internet_20_Link">
evakuaczijnyj-potyag.jpg</text:a>
']</text:p>
      <text:p text:style-name="P4">
Tags: ['БЕРДИЧІВ', 'ДОНЕЧЧИНА', 'ЕВАКУАЦІЙНИЙ ПОТЯГ', 'ЕВАКУАЦІЯ', 'ЖИТОМИРЩИНА', 'ПОКРОВСЬК']</text:p>
      <text:p text:style-name="P4">
Category: News</text:p>
      <!--METADATA-->
      <text:p text:style-name="P4">
<draw:frame draw:style-name="fr1" draw:name="Image81" text:anchor-type="as-char" svg:width="6.9236in" svg:height="4.622945in" draw:z-index="0">
<draw:image xlink:href="../Images/AРМІЯINFORM/2023-04-13T12-00-00-04-00/evakuaczijnyj-potyag.jpg" xlink:type="simple" xlink:show="embed" xlink:actuate="onLoad" draw:mime-type="image/jpeg"/>
</draw:frame>
Evacuation train. Illustrative photo</text:p>
      <text:p text:style-name="P4">
From April 18, a free evacuation train from Pokrovsk, Donetsk region, changes the place of arrival. Previously, he was running in Cherkasy region, now he will be able to arrive in Berdychiv, Zhytomyr region.</text:p>
      <text:p text:style-name="P4">
About it <text:a xlink:type="simple" xlink:href="https://minre.gov.ua/2023/04/12/bezkoshtovnyj-evakuaczijnyj-potyag-iz-donechchyny-vidteper-prybuvatyme-na-zhytomyrshhynu/" text:style-name="Internet_20_link" text:visited-style-name="Visited_20_Internet_20_Link">
reports</text:a>
Ministry of Reintegration of Temporarily Occupied Territories of Ukraine.</text:p>
      <text:p text:style-name="P4">
Flights will be made every four days on even numbers. The time of departure of the Vacation train from Pokrovsk is 14:15.</text:p>
      <text:p text:style-name="P4">
Those to evacuate have to pre -register by calling by the discharges: <text:span text:style-name="T4">
(098)890-33-18,(066)285-62-90 </text:span>
, or report their nouns on the hotlines of village, settlement councils and military administrations.</text:p>
      <text:p text:style-name="P4">
For the evacuation of seriously ill and low -mobility persons please call: <text:span text:style-name="T4">
(099)710-48-72,(099)311-53-14,(099)311-53-36,(096)108-60-48,(096)108-52-24. </text:span>
</text:p>
      <text:p text:style-name="P4">
In Zhytomyr region, internally displaced persons will be placed in free shelter. They will provide financial, humanitarian and psychological assistance, as well as social assistance.</text:p>
      <text:p text:style-name="P4">
You can also seek the help of evacuation on hot linenuminrointegration: 15-48, or write to messengers for a room for a room(096)078-84-33.</text:p>
      <text:p text:style-name="P4">
With more information about free evacuation to the Zhytomyr region can be found at <text:a xlink:type="simple" xlink:href="https://minre.gov.ua/wp-content/uploads/2023/04/photo_2023-04-12_15-21-09.pdf" text:style-name="Internet_20_link" text:visited-style-name="Visited_20_Internet_20_Link">
reference</text:a>
.</text:p>
      <text:p text:style-name="P4">
News Source: <text:a xlink:type="simple" xlink:href="https://armyinform.com.ua/2023/04/13/evakuaczijnyj-potyag-iz-pokrovska-vidteper-prybuvatyme-na-zhytomyrshhynu/" text:style-name="Internet_20_link" text:visited-style-name="Visited_20_Internet_20_Link">
https://armyinform.com.ua/2023/04/13/evakuaczijnyj-potyag-iz-pokrovska-vidteper-prybuvatyme-na-zhytomyrshhynu/</text:a>
</text:p>
      <!--NEWS-->
      <text:h text:style-name="P10" text:outline-level="1">
<text:span text:style-name="T4">
Russian army shelled Nikopol district today</text:span>
</text:h>
      <text:p text:style-name="P4">
Authors: liveuamap (Language: en)</text:p>
      <text:p text:style-name="P4">
Time: 2023-04-13T12:34:37</text:p>
      <text:p text:style-name="P4">
Location: Zaporizhia (Latitude:47.61912 Longtitude:34.5175)</text:p>
      <text:p text:style-name="P4">
Videos: []</text:p>
      <text:p text:style-name="P4">
Images: ["<text:a xlink:type="simple" xlink:href="https://liveuamap.com/pics/2023/04/13/22555908_0.jpg" text:style-name="Internet_20_link" text:visited-style-name="Visited_20_Internet_20_Link">
22555908_0.jpg</text:a>
", "<text:a xlink:type="simple" xlink:href="https://liveuamap.com/pics/2023/04/13/22555908_1.jpg" text:style-name="Internet_20_link" text:visited-style-name="Visited_20_Internet_20_Link">
22555908_1.jpg</text:a>
", "<text:a xlink:type="simple" xlink:href="https://liveuamap.com/pics/2023/04/13/22555908_2.jpg" text:style-name="Internet_20_link" text:visited-style-name="Visited_20_Internet_20_Link">
22555908_2.jpg</text:a>
", "<text:a xlink:type="simple" xlink:href="https://liveuamap.com/pics/2023/04/13/22555908_3.jpg" text:style-name="Internet_20_link" text:visited-style-name="Visited_20_Internet_20_Link">
22555908_3.jpg</text:a>
", "<text:a xlink:type="simple" xlink:href="https://liveuamap.com/pics/2023/04/13/22555908_4.jpg" text:style-name="Internet_20_link" text:visited-style-name="Visited_20_Internet_20_Link">
22555908_4.jpg</text:a>
"]</text:p>
      <text:p text:style-name="P4">
Tags: []</text:p>
      <text:p text:style-name="P4">
Id: 22555908</text:p>
      <!--METADATA-->
      <text:p text:style-name="P4">
Russian army shelled Nikopol district today</text:p>
      <text:p text:style-name="P4">
<draw:frame draw:style-name="fr1" draw:name="Image82" text:anchor-type="as-char" svg:width="6.9236in" svg:height="3.357946in" draw:z-index="0">
<draw:image xlink:href="../Images/liveuamap/2023-04-13T12-34-37/22555908_0.jpg" xlink:type="simple" xlink:show="embed" xlink:actuate="onLoad" draw:mime-type="image/jpeg"/>
</draw:frame>
<draw:frame draw:style-name="fr1" draw:name="Image83" text:anchor-type="as-char" svg:width="6.9236in" svg:height="3.357946in" draw:z-index="0">
<draw:image xlink:href="../Images/liveuamap/2023-04-13T12-34-37/22555908_1.jpg" xlink:type="simple" xlink:show="embed" xlink:actuate="onLoad" draw:mime-type="image/jpeg"/>
</draw:frame>
<draw:frame draw:style-name="fr1" draw:name="Image84" text:anchor-type="as-char" svg:width="6.9236in" svg:height="5.1927in" draw:z-index="0">
<draw:image xlink:href="../Images/liveuamap/2023-04-13T12-34-37/22555908_2.jpg" xlink:type="simple" xlink:show="embed" xlink:actuate="onLoad" draw:mime-type="image/jpeg"/>
</draw:frame>
<draw:frame draw:style-name="fr1" draw:name="Image85" text:anchor-type="as-char" svg:width="6.9236in" svg:height="3.357946in" draw:z-index="0">
<draw:image xlink:href="../Images/liveuamap/2023-04-13T12-34-37/22555908_3.jpg" xlink:type="simple" xlink:show="embed" xlink:actuate="onLoad" draw:mime-type="image/jpeg"/>
</draw:frame>
<draw:frame draw:style-name="fr1" draw:name="Image86" text:anchor-type="as-char" svg:width="6.9236in" svg:height="3.357946in" draw:z-index="0">
<draw:image xlink:href="../Images/liveuamap/2023-04-13T12-34-37/22555908_4.jpg" xlink:type="simple" xlink:show="embed" xlink:actuate="onLoad" draw:mime-type="image/jpeg"/>
</draw:frame>
News Collection Link: <text:a xlink:type="simple" xlink:href="https://liveuamap.com/en/2023/13-april-russian-army-shelled-nikopol-district-today-" text:style-name="Internet_20_link" text:visited-style-name="Visited_20_Internet_20_Link">
https://liveuamap.com/en/2023/13-april-russian-army-shelled-nikopol-district-today-</text:a>
</text:p>
      <text:p text:style-name="P4">
News Source: <text:a xlink:type="simple" xlink:href="https://t.me/dneproperatyv/60135" text:style-name="Internet_20_link" text:visited-style-name="Visited_20_Internet_20_Link">
https://t.me/dneproperatyv/60135</text:a>
</text:p>
      <!--NEWS-->
      <text:h text:style-name="P10" text:outline-level="1">
<text:span text:style-name="T4">
The system of comprehensive support of veterans will facilitate the transition to civilian life</text:span>
</text:h>
      <text:p text:style-name="P4">
Author: ['АРМІЯINFORM']</text:p>
      <text:p text:style-name="P4">
Time: 2023-04-13T13:00:00-04:00</text:p>
      <text:p text:style-name="P4">
Description: Invavadzhenya solidified by the urgent “strategist of the system of systems by the transition of VID VICHOK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yuliya-laputina-nova-systema.jpg" text:style-name="Internet_20_link" text:visited-style-name="Visited_20_Internet_20_Link">
yuliya-laputina-nova-systema.jpg</text:a>
']</text:p>
      <text:p text:style-name="P4">
Tags: ['МІНВЕТЕРАНІВ', 'ПІДТРИМКА ВЕТЕРАНІВ', 'СОЦІАЛЬНИЙ ЗАХИСТ', 'ЮЛІЯ ЛАПУТІНА']</text:p>
      <text:p text:style-name="P4">
Category: News</text:p>
      <!--METADATA-->
      <text:p text:style-name="P4">
<draw:frame draw:style-name="fr1" draw:name="Image87" text:anchor-type="as-char" svg:width="6.9236in" svg:height="4.608521in" draw:z-index="0">
<draw:image xlink:href="../Images/AРМІЯINFORM/2023-04-13T13-00-00-04-00/yuliya-laputina-nova-systema.jpg" xlink:type="simple" xlink:show="embed" xlink:actuate="onLoad" draw:mime-type="image/jpeg"/>
</draw:frame>
The implementation of the Government's "Strategy for the formation of a system of transition of the Vidovian Service to Civil Life for the Period up to 2032" contributes to the melting of comprehensive psychosocial support for defenders and defenders and their families.</text:p>
      <text:p text:style-name="P4">
As <text:a xlink:type="simple" xlink:href="https://mva.gov.ua/ua/news/yuliya-laputina-vprovadzhennya-sistemi-perehodu-do-civilnogo-zhittya-garantuvatime-kompleksnu-psihosocialnu-pidtrimku-veteranam-ta-yihnim-rodinam" text:style-name="Internet_20_link" text:visited-style-name="Visited_20_Internet_20_Link">
reports</text:a>
The press service of the Ministry of Affairs of Ukraine, said Minister Yulia Laputina during a protruding International Rehabilitation Forum in Lviv on April 12.</text:p>
      <text:p text:style-name="P4">
The Forum was held with the assistance of the Ministry of Veterans of Ukraine, the Ministry of Health of Ukraine, the Ministry of Social Policy of Ukraine, Lviv Regional Military Administration, Lviv City Council, Red Cross of Ukraine.</text:p>
      <text:p text:style-name="P4">
The head of the Ministry of Veterans noted that after the victory of Ukraine in the war, the number of veterans, members of their families and families of fallen soldiers will increase at times. All of these people will have to be returned to peaceful life as soon They are to provide comprehensive rehabilitation of these persons.</text:p>
      <text:p text:style-name="P4">
“A strategy for transitioning from a military career to civilian life is an institutional form that will integrate into civilian lives of combatants, servicemen who were serving, their families. The state should form a system and analyze where our warriors go after the military service. And also to provide all the necessary tools for trouble -free reintegration to a peaceful life, and a separate component is the complex rehabilitation, ”Yulia Laputina stressed.</text:p>
      <text:p text:style-name="P4">
The transition strategy is developed by the experts of the Ministry of Defense with the support of the Prime Minister, the Office of Reforms of the Cabinet of Ministers of Ukraine together with other reform ministers and forceful agencies on the principle of a human-centric approach. According to the Minister, it provides for the creation of transparent mechanisms for providing the necessary Ukrainian defenders. Service, education and employment, support for the viability and development of veteran entrepreneurship, housing, social guarantees.</text:p>
      <text:p text:style-name="P4">
News Source: <text:a xlink:type="simple" xlink:href="https://armyinform.com.ua/2023/04/13/systema-perehodu-do-czyvilnogo-zhyttya/" text:style-name="Internet_20_link" text:visited-style-name="Visited_20_Internet_20_Link">
https://armyinform.com.ua/2023/04/13/systema-perehodu-do-czyvilnogo-zhyttya/</text:a>
</text:p>
      <!--NEWS-->
      <text:h text:style-name="P10" text:outline-level="1">
<text:span text:style-name="T4">
The Armed Forces Aviation has made six beats in the enemy's concentration areas</text:span>
</text:h>
      <text:p text:style-name="P4">
Author: ['АРМІЯINFORM']</text:p>
      <text:p text:style-name="P4">
Time: 2023-04-13T14:00:00-04:00</text:p>
      <text:p text:style-name="P4">
Description: Avіaatsіya forces of the defense of Ukraine for Doba took 6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vicziya_udar-1.jpg" text:style-name="Internet_20_link" text:visited-style-name="Visited_20_Internet_20_Link">
avicziya_udar-1.jpg</text:a>
']</text:p>
      <text:p text:style-name="P4">
Tags: ['STOPRUSSIA', 'ВІЙНА', 'ВТОРГНЕННЯ РФ', 'ВТРАТИ ВОРОГА', 'ГШ ЗСУ', 'ХРОНІКА ОБОРОНИ']</text:p>
      <text:p text:style-name="P4">
Category: News</text:p>
      <!--METADATA-->
      <text:p text:style-name="P4">
<draw:frame draw:style-name="fr1" draw:name="Image88" text:anchor-type="as-char" svg:width="6.9236in" svg:height="4.834981in" draw:z-index="0">
<draw:image xlink:href="../Images/AРМІЯINFORM/2023-04-13T14-00-00-04-00/avicziya_udar-1.jpg" xlink:type="simple" xlink:show="embed" xlink:actuate="onLoad" draw:mime-type="image/jpeg"/>
</draw:frame>
<text:span text:style-name="T4">
 🔥 Situation on Russian invasion </text:span>
</text:p>
      <text:p text:style-name="P4">
The aviation of the Defense Forces of Ukraine per day made 6 beats in the areas of concentration of personal staff and military equipment of the invaders. Also, our defenders have knocked down2 enemy UAVs of the Orlan-10,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Units of rocket troops and artillery, at the same time, were affected by 4 areas of living, weapons and military equipment, 2 warehouses of ammunition, as well as 1 enemy radar station.</text:p>
      <text:p text:style-name="P4">
News Source: <text:a xlink:type="simple" xlink:href="https://armyinform.com.ua/2023/04/13/nasha-aviacziya-zavdala-shist-udariv-po-rajonah-zoseredzhennya-voroga/" text:style-name="Internet_20_link" text:visited-style-name="Visited_20_Internet_20_Link">
https://armyinform.com.ua/2023/04/13/nasha-aviacziya-zavdala-shist-udariv-po-rajonah-zoseredzhennya-voroga/</text:a>
</text:p>
      <!--NEWS-->
      <text:h text:style-name="P10" text:outline-level="1">
<text:span text:style-name="T4">
The comprehensive test of the Bellorussian Army's combat readiness is ongoing</text:span>
</text:h>
      <text:p text:style-name="P4">
Author: ['АРМІЯINFORM']</text:p>
      <text:p text:style-name="P4">
Time: 2023-04-13T15:00:00-04:00</text:p>
      <text:p text:style-name="P4">
Description: At the Volinsky, Poliysky, Siberian, the Slobozhanskoye exploration is operativ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rmbil.jpeg" text:style-name="Internet_20_link" text:visited-style-name="Visited_20_Internet_20_Link">
armbil.jpeg</text:a>
']</text:p>
      <text:p text:style-name="P4">
Tags: ['STOPRUSSIA', 'АРМІЯ БІЛОРУСІ', 'ГШ ЗСУ', 'РАНКОВЕ ЗВЕДЕННЯ']</text:p>
      <text:p text:style-name="P4">
Category: News</text:p>
      <!--METADATA-->
      <text:p text:style-name="P4">
<draw:frame draw:style-name="fr1" draw:name="Image89" text:anchor-type="as-char" svg:width="6.9236in" svg:height="4.330592in" draw:z-index="0">
<draw:image xlink:href="../Images/AРМІЯINFORM/2023-04-13T15-00-00-04-00/armbil.jpeg" xlink:type="simple" xlink:show="embed" xlink:actuate="onLoad" draw:mime-type="image/jpeg"/>
</draw:frame>
In the Volyn, Polissya, Siversky and Slobozhansky directions, operational and without significant changes. The defined units of the territorial military service forces of the Russian Federation continue to stay in the territory of the Republic of Belarus. A comprehensive check of the combat readiness of the Armed Forces of the Republic of Belarus is ongoing. Separate connections and parts are given in higher degrees. Completing units involved in priority, carried out at the expense of conscript servicemen of the reserve,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The enemy continues to retain military presence in the border with Ukraine district of Kursk and Belgorod regions, continues to carry out engineering equipment.</text:p>
      <text:p text:style-name="P4">
News Source: <text:a xlink:type="simple" xlink:href="https://armyinform.com.ua/2023/04/13/kompleksna-perevirka-bojovoyi-gotovnosti-biloruskoyi-armiyi-tryvaye/" text:style-name="Internet_20_link" text:visited-style-name="Visited_20_Internet_20_Link">
https://armyinform.com.ua/2023/04/13/kompleksna-perevirka-bojovoyi-gotovnosti-biloruskoyi-armiyi-tryvaye/</text:a>
</text:p>
      <!--NEWS-->
      <text:h text:style-name="P10" text:outline-level="1">
<text:span text:style-name="T4">
In Odesa region appointed Acting the head of the area</text:span>
</text:h>
      <text:p text:style-name="P4">
Authors: Ukrinform (Person)</text:p>
      <text:p text:style-name="P4">
Publisher: Укринформ (Organization)</text:p>
      <text:p text:style-name="P4">
Published Time: 2023-04-13T15:39:57+03:00</text:p>
      <text:p text:style-name="P4">
Modified Time: 2023-04-13T15:39:57+03:00</text:p>
      <text:p text:style-name="P4">
Description: The first deputy chairman of the Odessa Regional State Administration Boris Voloshenkov was appointed Acting Head of the Odessa State Administration. - Ukrinform.</text:p>
      <text:p text:style-name="P4">
Images: ["<text:a xlink:type="simple" xlink:href="https://static.ukrinform.com/photos/2023_04/thumb_files/630_360_1681389576-878.jpeg" text:style-name="Internet_20_link" text:visited-style-name="Visited_20_Internet_20_Link">
630_360_16813...</text:a>
"]</text:p>
      <text:p text:style-name="P4">
Tags: ['Одещина', 'Призначення']</text:p>
      <text:p text:style-name="P4">
Type: Article</text:p>
      <!--METADATA-->
      <text:p text:style-name="P4">
<draw:frame draw:style-name="fr1" draw:name="Image90" text:anchor-type="as-char" svg:width="6.9236in" svg:height="3.956343in" draw:z-index="0">
<draw:image xlink:href="../Images/yкринформ/2023-04-13T15-39-57-03-00/630_360_1681389576-878.jpeg" xlink:type="simple" xlink:show="embed" xlink:actuate="onLoad" draw:mime-type="image/jpeg"/>
</draw:frame>
The first deputy chairman of the Odessa Regional State Administration Boris Voloshenkov was appointed to the executives of the head of the Odessa State Administration.</text:p>
      <text:p text:style-name="P4">
Ukrinform was informed in the press service of the Odessa Regional State Administration.</text:p>
      <text:p text:style-name="P4">
Photo of the corresponding <text:a xlink:type="simple" xlink:href="https://t.me/sekretikiotiro4ki/2133" text:style-name="Internet_20_link" text:visited-style-name="Visited_20_Internet_20_Link">
</text:a>
The Odessa Nakonianist Irina Grib was published. The document states that the appointment took place on 10.</text:p>
      <text:p text:style-name="P4">
Boris Voloshenko was born in Beltsi. From 1973 to 1979 he studied the Vodes Medical Institute, after which from 1979 to 1981 he worked as the old laboratory assistant of the Department of Hospital Surgery No. 1 of the Odessa Medical Institute.</text:p>
      <text:p text:style-name="P4">
Since 1981, Voloshenkov worked in state security agencies, in 2006-2008 he was the head of the Main Department of Counterintelligence Protection of interest in the field of economic security of the SBU in the rank of Major General, and in December 2014 became an adviser to the Head of Foreign Intelligence of Ukraine.</text:p>
      <text:p text:style-name="P4">
From January 2016 to December 2020, Voloshenkov worked as an advisor to the Advocacy "Actio Law Firm.</text:p>
      <text:p text:style-name="P4">
From December 2020 to February 2021 he was an adviser to the patronage service of the apparatus of the Odessa Regional State Administration.</text:p>
      <text:p text:style-name="P4">
From February 2021 Voloshenkov worked as the first deputy head of the Odessa regional state administration.</text:p>
      <text:p text:style-name="P4">
<text:span text:style-name="T4">
 Read also: </text:span>
 <text:a xlink:type="simple" xlink:href="https://www.ukrinform.ua/rubric-regions/3693942-na-odesini-sbu-zatrimala-strokovikazradnika-akij-poluvav-na-himars.html" text:style-name="Internet_20_link" text:visited-style-name="Visited_20_Internet_20_Link">
<text:span text:style-name="T4">
 Odessa </text:span>
</text:a>
As it was reported, the Odessa Regional State Administration until March 15, 2023 was headed by Colonel Maxim Marchenko. After being released from office <text:a xlink:type="simple" xlink:href="https://www.ukrinform.ua/rubric-regions/3682904-eksnacalnik-odeskoi-oda-marcenko-planue-povernutisa-do-zsu.html" text:style-name="Internet_20_link" text:visited-style-name="Visited_20_Internet_20_Link">
</text:a>
Marchenko headed the Odessa Regional State Administration from March 1, 2022. In 2015-2017 he was the commander of the 24th separate assault battalion "Aydar".</text:p>
      <text:p text:style-name="P4">
News Source: <text:a xlink:type="simple" xlink:href="https://www.ukrinform.ua/rubric-regions/3695445-na-odesini-priznacili-vo-ocilnika-oblasti.html" text:style-name="Internet_20_link" text:visited-style-name="Visited_20_Internet_20_Link">
https://www.ukrinform.ua/rubric-regions/3695445-na-odesini-priznacili-vo-ocilnika-oblasti.html</text:a>
</text:p>
      <!--NEWS-->
      <text:h text:style-name="P10" text:outline-level="1">
<text:span text:style-name="T4">
Time named 100 most influential people of the year, including Zelensk and Matviychuk</text:span>
</text:h>
      <text:p text:style-name="P4">
Authors: Ukrinform (Person)</text:p>
      <text:p text:style-name="P4">
Publisher: Укринформ (Organization)</text:p>
      <text:p text:style-name="P4">
Published Time: 2023-04-13T15:40:00+03:00</text:p>
      <text:p text:style-name="P4">
Modified Time: 2023-04-13T15:40:00+03:00</text:p>
      <text:p text:style-name="P4">
Description: Time published on Thursday, April 13, a list of 100 most influential people on the planet in 2023. - Ukrinform.</text:p>
      <text:p text:style-name="P4">
Images: ["<text:a xlink:type="simple" xlink:href="https://static.ukrinform.com/photos/2022_12/thumb_files/630_360_1670315976-379.jpeg" text:style-name="Internet_20_link" text:visited-style-name="Visited_20_Internet_20_Link">
630_360_16703...</text:a>
"]</text:p>
      <text:p text:style-name="P4">
Tags: ['Рейтинг', 'Журнал Time', 'Олена Зеленська']</text:p>
      <text:p text:style-name="P4">
Type: Article</text:p>
      <!--METADATA-->
      <text:p text:style-name="P4">
<draw:frame draw:style-name="fr1" draw:name="Image91" text:anchor-type="as-char" svg:width="6.9236in" svg:height="3.956343in" draw:z-index="0">
<draw:image xlink:href="../Images/yкринформ/2023-04-13T15-40-00-03-00/630_360_1670315976-379.jpeg" xlink:type="simple" xlink:show="embed" xlink:actuate="onLoad" draw:mime-type="image/jpeg"/>
</draw:frame>
The journaltime posted on Thursday, April 13, a list of 100 most influential people on the planet in 2023.</text:p>
      <text:p text:style-name="P4">
According to Ukrinform, the corresponding list is placed on <text:a xlink:type="simple" xlink:href="https://time.com/collection/100-most-influential-people-2023/" text:style-name="Internet_20_link" text:visited-style-name="Visited_20_Internet_20_Link">
</text:a>
magazine.</text:p>
      <text:p text:style-name="P4">
The list of six categories.</text:p>
      <text:p text:style-name="P4">
In the category "Leaders" - the first lady of Ukraine Olena Zelenskaya, Laureate of Peace Prize Alexander Matviychuk, US President Joe Biden, German Chancellor Olaf Scholt, Japan Prime Minister Fumio Kishid and arrested in the Rafazhnist of the US and the US.</text:p>
      <text:p text:style-name="P4">
Titani included Ilona Mask, football player Lionel Messi, singer Kubyonse and Biontech Vaccine Developers Ugura Shahina and Ozle Turbi.</text:p>
      <text:p text:style-name="P4">
<text:span text:style-name="T4">
 Read also: </text:span>
 <text:a xlink:type="simple" xlink:href="https://www.ukrinform.ua/rubric-ato/3677819-zurnal-time-vkluciv-obkladinku-pro-ukrainu-v-dobirku-znakovih-do-svogo-storicca.html" text:style-name="Internet_20_link" text:visited-style-name="Visited_20_Internet_20_Link">
<text:span text:style-name="T4">
 Journal </text:span>
 <text:span text:style-name="T4">
 TIME </text:span>
</text:a>
This year's "innovators" were OpenAi CEO, Sam Altman, Supermodel Bella Hadid and American rapper Dodge Kat.</text:p>
      <text:p text:style-name="P4">
In the Kumyri category - British King Charles III, writer Salman Rushdi, American basketball player Britney Greener, who was released from imprisonment in the Russian Federation, and others.</text:p>
      <text:p text:style-name="P4">
American actor Michael B. Jordan, actors Colin Farell and Drew Berrimormpolpov on the list of "Art Workers".</text:p>
      <text:p text:style-name="P4">
It is noted that the category of "innovators" included the CEO of The Waltdisney Company Bob Iger and Killian Mbappe football player.</text:p>
      <text:p text:style-name="P4">
<text:span text:style-name="T4">
 Read also: </text:span>
 <text:a xlink:type="simple" xlink:href="https://www.ukrinform.ua/rubric-society/3677367-ukrainka-uvijsla-do-spisku-zinka-roku-2023-za-versieu-time.html" text:style-name="Internet_20_link" text:visited-style-name="Visited_20_Internet_20_Link">
</text:a>
As reported by Ukrinform, last year up to one hundred most influential people according to Time entered <text:a xlink:type="simple" xlink:href="https://www.ukrinform.ua/tag-zelenskij" text:style-name="Internet_20_link" text:visited-style-name="Visited_20_Internet_20_Link">
</text:a>
The head of the Armed Forces of the Armed Forces Valery Zaluzhny.</text:p>
      <text:p text:style-name="P4">
<text:span text:style-name="T5">
Foto: op</text:span>
</text:p>
      <text:p text:style-name="P4">
News Source: <text:a xlink:type="simple" xlink:href="https://www.ukrinform.ua/rubric-society/3695450-time-nazvav-100-najvplivovisih-ludej-roku-sered-nih-zelenska-i-matvijcuk.html" text:style-name="Internet_20_link" text:visited-style-name="Visited_20_Internet_20_Link">
https://www.ukrinform.ua/rubric-society/3695450-time-nazvav-100-najvplivovisih-ludej-roku-sered-nih-zelenska-i-matvijcuk.html</text:a>
</text:p>
      <!--NEWS-->
      <text:h text:style-name="P10" text:outline-level="1">
<text:span text:style-name="T4">
Russian army shelled Kucherivka in Kharkiv region with MLRS</text:span>
</text:h>
      <text:p text:style-name="P4">
Authors: liveuamap (Language: en)</text:p>
      <text:p text:style-name="P4">
Time: 2023-04-13T15:40:09</text:p>
      <text:p text:style-name="P4">
Location: Kharkiv (Latitude:49.7103 Longtitude:37.66658)</text:p>
      <text:p text:style-name="P4">
Videos: []</text:p>
      <text:p text:style-name="P4">
Images: ["<text:a xlink:type="simple" xlink:href="https://liveuamap.com/pics/2023/04/13/22555936_0.jpg" text:style-name="Internet_20_link" text:visited-style-name="Visited_20_Internet_20_Link">
22555936_0.jpg</text:a>
", "<text:a xlink:type="simple" xlink:href="https://liveuamap.com/pics/2023/04/13/22555936_1.jpg" text:style-name="Internet_20_link" text:visited-style-name="Visited_20_Internet_20_Link">
22555936_1.jpg</text:a>
", "<text:a xlink:type="simple" xlink:href="https://liveuamap.com/pics/2023/04/13/22555936_2.jpg" text:style-name="Internet_20_link" text:visited-style-name="Visited_20_Internet_20_Link">
22555936_2.jpg</text:a>
", "<text:a xlink:type="simple" xlink:href="https://liveuamap.com/pics/2023/04/13/22555936_3.jpg" text:style-name="Internet_20_link" text:visited-style-name="Visited_20_Internet_20_Link">
22555936_3.jpg</text:a>
", "<text:a xlink:type="simple" xlink:href="https://liveuamap.com/pics/2023/04/13/22555936_4.jpg" text:style-name="Internet_20_link" text:visited-style-name="Visited_20_Internet_20_Link">
22555936_4.jpg</text:a>
", "<text:a xlink:type="simple" xlink:href="https://liveuamap.com/pics/2023/04/13/22555936_5.jpg" text:style-name="Internet_20_link" text:visited-style-name="Visited_20_Internet_20_Link">
22555936_5.jpg</text:a>
"]</text:p>
      <text:p text:style-name="P4">
Tags: []</text:p>
      <text:p text:style-name="P4">
Id: 22555936</text:p>
      <!--METADATA-->
      <text:p text:style-name="P4">
Russian army shelled Kucherivka in Kharkiv region with MLRS</text:p>
      <text:p text:style-name="P4">
<draw:frame draw:style-name="fr1" draw:name="Image92" text:anchor-type="as-char" svg:width="6.9236in" svg:height="5.201354in" draw:z-index="0">
<draw:image xlink:href="../Images/liveuamap/2023-04-13T15-40-09/22555936_0.jpg" xlink:type="simple" xlink:show="embed" xlink:actuate="onLoad" draw:mime-type="image/jpeg"/>
</draw:frame>
<draw:frame draw:style-name="fr1" draw:name="Image93" text:anchor-type="as-char" svg:width="6.9236in" svg:height="5.1927in" draw:z-index="0">
<draw:image xlink:href="../Images/liveuamap/2023-04-13T15-40-09/22555936_1.jpg" xlink:type="simple" xlink:show="embed" xlink:actuate="onLoad" draw:mime-type="image/jpeg"/>
</draw:frame>
<draw:frame draw:style-name="fr1" draw:name="Image94" text:anchor-type="as-char" svg:width="6.9236in" svg:height="5.1927in" draw:z-index="0">
<draw:image xlink:href="../Images/liveuamap/2023-04-13T15-40-09/22555936_2.jpg" xlink:type="simple" xlink:show="embed" xlink:actuate="onLoad" draw:mime-type="image/jpeg"/>
</draw:frame>
<draw:frame draw:style-name="fr1" draw:name="Image95" text:anchor-type="as-char" svg:width="6.9236in" svg:height="5.1927in" draw:z-index="0">
<draw:image xlink:href="../Images/liveuamap/2023-04-13T15-40-09/22555936_3.jpg" xlink:type="simple" xlink:show="embed" xlink:actuate="onLoad" draw:mime-type="image/jpeg"/>
</draw:frame>
<draw:frame draw:style-name="fr1" draw:name="Image96" text:anchor-type="as-char" svg:width="6.9236in" svg:height="5.1927in" draw:z-index="0">
<draw:image xlink:href="../Images/liveuamap/2023-04-13T15-40-09/22555936_4.jpg" xlink:type="simple" xlink:show="embed" xlink:actuate="onLoad" draw:mime-type="image/jpeg"/>
</draw:frame>
<draw:frame draw:style-name="fr1" draw:name="Image97" text:anchor-type="as-char" svg:width="6.9236in" svg:height="4.708048in" draw:z-index="0">
<draw:image xlink:href="../Images/liveuamap/2023-04-13T15-40-09/22555936_5.jpg" xlink:type="simple" xlink:show="embed" xlink:actuate="onLoad" draw:mime-type="image/jpeg"/>
</draw:frame>
News Collection Link: <text:a xlink:type="simple" xlink:href="https://liveuamap.com/en/2023/13-april-russian-army-shelled-kucherivka-in-kharkiv-region" text:style-name="Internet_20_link" text:visited-style-name="Visited_20_Internet_20_Link">
https://liveuamap.com/en/2023/13-april-russian-army-shelled-kucherivka-in-kharkiv-region</text:a>
</text:p>
      <text:p text:style-name="P4">
News Source: <text:a xlink:type="simple" xlink:href="https://t.me/huyovy_kharkiv/106084" text:style-name="Internet_20_link" text:visited-style-name="Visited_20_Internet_20_Link">
https://t.me/huyovy_kharkiv/106084</text:a>
</text:p>
      <!--NEWS-->
      <text:h text:style-name="P10" text:outline-level="1">
<text:span text:style-name="T4">
Vodil in the Kyiv region: Due to the threat of new floods, the second level of danger was announced</text:span>
</text:h>
      <text:p text:style-name="P4">
Authors: Ukrinform (Person)</text:p>
      <text:p text:style-name="P4">
Publisher: Укринформ (Organization)</text:p>
      <text:p text:style-name="P4">
Published Time: 2023-04-13T15:49:00+03:00</text:p>
      <text:p text:style-name="P4">
Modified Time: 2023-04-13T15:49:00+03:00</text:p>
      <text:p text:style-name="P4">
Description: Ukrhydromet Center warns that as a result of passing the spring water supply through the Kiev hydroelectric power station in Kiev and some districts of Kyiv region, April 13-14, flooding of areas is possible. - Ukrinform.</text:p>
      <text:p text:style-name="P4">
Images: ["<text:a xlink:type="simple" xlink:href="https://static.ukrinform.com/photos/2023_04/thumb_files/630_360_1681390138-400.jpg" text:style-name="Internet_20_link" text:visited-style-name="Visited_20_Internet_20_Link">
630_360_16813...</text:a>
"]</text:p>
      <text:p text:style-name="P4">
Tags: ['Дніпро', 'Київська ГЕС', 'Київ']</text:p>
      <text:p text:style-name="P4">
Type: Article</text:p>
      <!--METADATA-->
      <text:p text:style-name="P4">
<draw:frame draw:style-name="fr1" draw:name="Image98" text:anchor-type="as-char" svg:width="6.9236in" svg:height="3.956343in" draw:z-index="0">
<draw:image xlink:href="../Images/yкринформ/2023-04-13T15-49-00-03-00/630_360_1681390138-400.jpg" xlink:type="simple" xlink:show="embed" xlink:actuate="onLoad" draw:mime-type="image/jpeg"/>
</draw:frame>
The Ukrhydromet Center warns that the passage of spring water supply from the Kyiv water supply in Kiev and some districts of Kyiv region on April 13-14 is possible to underwent areas.</text:p>
      <text:p text:style-name="P4">
As Ukrinform reports, about it in <text:a xlink:type="simple" xlink:href="https://t.me/VA_Kyiv/1429" text:style-name="Internet_20_link" text:visited-style-name="Visited_20_Internet_20_Link">
</text:a>
Informs the Kyiv City Military Administration.</text:p>
      <text:p text:style-name="P4">
As a result of the passage of spring waterfall through Kiev <text:a xlink:type="simple" xlink:href="https://www.ukrinform.ua/tag-ges" text:style-name="Internet_20_link" text:visited-style-name="Visited_20_Internet_20_Link">
</text:a>
On the Dnieper River in the city of Kyiv, Vyshgorod, Brovarsky and Boryspil districts of Kyiv regions will be the flood of floodplain areas and the initial flooding of low-ranking of gardening, farmland in a number of gardening points is reported.</text:p>
      <text:p text:style-name="P4">
The second level of danger has been announced.</text:p>
      <text:p text:style-name="P4">
In his turn, the head of the police of the Kyiv region Andriy Nebitov reported in <text:a xlink:type="simple" xlink:href="https://t.me/andrii_nebytov/1192" text:style-name="Internet_20_link" text:visited-style-name="Visited_20_Internet_20_Link">
</text:a>
that in the village of Ivankiv, as a result of long rainfall, the Dumblestone pond was already blurred, the water fell into a river, which passes near the streets.</text:p>
      <text:p text:style-name="P4">
<text:span text:style-name="T4">
 Read also: </text:span>
 <text:a xlink:type="simple" xlink:href="https://www.ukrinform.ua/rubric-regions/3695423-ukrainciv-poperedili-pro-pidvisenna-rivniv-vodi-na-verhnomu-dnipri.html" text:style-name="Internet_20_link" text:visited-style-name="Visited_20_Internet_20_Link">
</text:a>
According to him, police and rescuers of the State Service for Emergency Situations help the locals overcome the evil, work on the correspondence for purification of drainage channels. The water level is gradually decreasing.</text:p>
      <text:p text:style-name="P4">
According to Ukrinform, rescuers constantly monitor the water level of the Dnieper and are ready to take the necessary measures in case of possible flooding.</text:p>
      <text:p text:style-name="P4">
News Source: <text:a xlink:type="simple" xlink:href="https://www.ukrinform.ua/rubric-regions/3695453-u-kievi-ta-oblasti-cerez-zagrozu-pidtoplenna-ogolosenij-drugij-riven-nebezpeki.html" text:style-name="Internet_20_link" text:visited-style-name="Visited_20_Internet_20_Link">
https://www.ukrinform.ua/rubric-regions/3695453-u-kievi-ta-oblasti-cerez-zagrozu-pidtoplenna-ogolosenij-drugij-riven-nebezpeki.html</text:a>
</text:p>
      <!--NEWS-->
      <text:h text:style-name="P10" text:outline-level="1">
<text:span text:style-name="T4">
The Ministry of Economy called on the EU to join the restrictions against the Russian nuclear industry</text:span>
</text:h>
      <text:p text:style-name="P4">
Authors: Ukrinform (Person)</text:p>
      <text:p text:style-name="P4">
Publisher: Укринформ (Organization)</text:p>
      <text:p text:style-name="P4">
Published Time: 2023-04-13T15:49:01+03:00</text:p>
      <text:p text:style-name="P4">
Modified Time: 2023-04-13T15:49:01+03:00</text:p>
      <text:p text:style-name="P4">
Description: The Ministry of Economy believes that the EU countries should join the restrictions on the nuclear industry of Russia.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Євросоюз', 'Мінекономіки', 'Санкції', 'росія']</text:p>
      <text:p text:style-name="P4">
Type: Article</text:p>
      <!--METADATA-->
      <text:p text:style-name="P4">
<draw:frame draw:style-name="fr1" draw:name="Image99" text:anchor-type="as-char" svg:width="6.9236in" svg:height="3.956343in" draw:z-index="0">
<draw:image xlink:href="../Images/yкринформ/2023-04-13T15-49-01-03-00/630_360_1591893289-695.jpg" xlink:type="simple" xlink:show="embed" xlink:actuate="onLoad" draw:mime-type="image/jpeg"/>
</draw:frame>
Supervisions believe that the EU countries should be involved in restrictions on the nuclear industry of Russia.</text:p>
      <text:p text:style-name="P4">
As Ukrinform reports, it reports <text:a xlink:type="simple" xlink:href="https://www.me.gov.ua/News/Detail" text:style-name="Internet_20_link" text:visited-style-name="Visited_20_Internet_20_Link">
</text:a>
Kyiv has prepared a plan for strengthening sanctions against Russia and calling for allies to develop a legal framework and practical instruments for the use of confiscated Russian assets abroad for the need to renew our country.</text:p>
      <text:p text:style-name="P4">
The Ministry of Economy emphasized that Ukraine sees the steady determination of partner to raise sanction pressure on the aggressor state. Evidence of this, in particular, is the provision of the United States of America for regular sanctions against structures "<text:a xlink:type="simple" xlink:href="https://www.ukrinform.ua/tag-rosatom" text:style-name="Internet_20_link" text:visited-style-name="Visited_20_Internet_20_Link">
</text:a>
”.</text:p>
      <text:p text:style-name="P4">
"This decision shows that our joint work gives results. In the summer of the last year, when President of Ukraine Vladimir Zelensky called on the world community to implement sanctions against the nuclear industry of the Russian Federation, few among our partner were that such decisions are possible in the near future - given the integration World and European nuclear energy and sensitivity of the industry. However, such sanctions are already reality today, " - said the first Viceremier -Minister - Minister of Economy Yulia Sviridenko.</text:p>
      <text:p text:style-name="P4">
<text:span text:style-name="T4">
 Read also: </text:span>
 <text:a xlink:type="simple" xlink:href="https://www.ukrinform.ua/rubric-economy/3688726-galusenko-zaklikae-svit-do-sankcij-proti-atomnogo-sektora-rf-slid-bodaj-rozpocati.html" text:style-name="Internet_20_link" text:visited-style-name="Visited_20_Internet_20_Link">
<text:span text:style-name="T4">
 atomic </text:span>
</text:a>
She emphasized that the US and Britain introduced the first restrictions on persons related to Rosatom, in packages adopted to the anniversary of the gross -scale invasion of the Russian Federation into Ukraine. The US has now increased pressure in this area.</text:p>
      <text:p text:style-name="P4">
"We continue to work for restrictions against atomic industry, the countries of the European Union, and we see progress in this matter," Sviridenko said.</text:p>
      <text:p text:style-name="P4">
As it was reported, on April 12, the US State Department introduced restrictions on the unique structures of the defense sector of the Russian Federation, as well as organizations that support the Russian Federation against Ukraine, including related to Rosatom.</text:p>
      <text:p text:style-name="P4">
In addition, the US Treasury has imposed sanctions against 25 people and 29 organizations with contact points in two dozen jurisdictions.</text:p>
      <text:p text:style-name="P4">
News Source: <text:a xlink:type="simple" xlink:href="https://www.ukrinform.ua/rubric-economy/3695452-u-minekonomiki-zaklikali-es-dolucitisa-do-obmezen-proti-rosijskoi-atomnoi-galuzi.html" text:style-name="Internet_20_link" text:visited-style-name="Visited_20_Internet_20_Link">
https://www.ukrinform.ua/rubric-economy/3695452-u-minekonomiki-zaklikali-es-dolucitisa-do-obmezen-proti-rosijskoi-atomnoi-galuzi.html</text:a>
</text:p>
      <!--NEWS-->
      <text:h text:style-name="P10" text:outline-level="1">
<text:span text:style-name="T4">
Norway can create a series about cultural and historical ties with Ukraine</text:span>
</text:h>
      <text:p text:style-name="P4">
Authors: Ukrinform (Person)</text:p>
      <text:p text:style-name="P4">
Publisher: Укринформ (Organization)</text:p>
      <text:p text:style-name="P4">
Published Time: 2023-04-13T15:56:04+03:00</text:p>
      <text:p text:style-name="P4">
Modified Time: 2023-04-13T15:56:04+03:00</text:p>
      <text:p text:style-name="P4">
Description: Norway is interested in creating a series on cultural and historical ties with Ukraine. - Ukrinform.</text:p>
      <text:p text:style-name="P4">
Images: ["<text:a xlink:type="simple" xlink:href="https://static.ukrinform.com/photos/2019_05/thumb_files/630_360_1558430211-505.jpg" text:style-name="Internet_20_link" text:visited-style-name="Visited_20_Internet_20_Link">
630_360_15584...</text:a>
", "<text:a xlink:type="simple" xlink:href="https://static.ukrinform.com/photos/2023_04/1681390403-651.jpg" text:style-name="Internet_20_link" text:visited-style-name="Visited_20_Internet_20_Link">
1681390403-65...</text:a>
", "<text:a xlink:type="simple" xlink:href="https://static.ukrinform.com/photos/2023_04/1681390404-755.jpg" text:style-name="Internet_20_link" text:visited-style-name="Visited_20_Internet_20_Link">
1681390404-75...</text:a>
"]</text:p>
      <text:p text:style-name="P4">
Tags: ['Норвегія', 'Україна', 'Серіал', 'Київська Русь']</text:p>
      <text:p text:style-name="P4">
Type: Article</text:p>
      <!--METADATA-->
      <text:p text:style-name="P4">
<draw:frame draw:style-name="fr1" draw:name="Image100" text:anchor-type="as-char" svg:width="6.9236in" svg:height="3.956343in" draw:z-index="0">
<draw:image xlink:href="../Images/yкринформ/2023-04-13T15-56-04-03-00/630_360_1558430211-505.jpg" xlink:type="simple" xlink:show="embed" xlink:actuate="onLoad" draw:mime-type="image/jpeg"/>
</draw:frame>
Norway is interested in creating a series on cultural and historical ties with Ukraine.</text:p>
      <text:p text:style-name="P4">
As Ukrinform reports, it reports <text:a xlink:type="simple" xlink:href="https://mkip.gov.ua/news/8954.html" text:style-name="Internet_20_link" text:visited-style-name="Visited_20_Internet_20_Link">
</text:a>
On Wednesday, April 12, the MKIP meeting took place by Deputy Minister of Culture of Tairah Grigorenko, with the Ambassador of Norway, Norway Erik Swedal and the head of the Norwegian television industrial production company Huldra Film Garald Omland.</text:p>
      <text:p text:style-name="P4">
<draw:frame draw:style-name="fr1" draw:name="Image101" text:anchor-type="as-char" svg:width="6.9236in" svg:height="4.615733in" draw:z-index="0">
<draw:image xlink:href="../Images/yкринформ/2023-04-13T15-56-04-03-00/1681390403-651.jpg" xlink:type="simple" xlink:show="embed" xlink:actuate="onLoad" draw:mime-type="image/jpeg"/>
</draw:frame>
The Ambassador stated that Omland shows a genuine interest in historical connections of Jazan and Norway, in particular interested(Ellis)But later he became the king of III almost a thousand years ago.</text:p>
      <text:p text:style-name="P4">
“Due to the fact that the Norwegian historical focus was mainly focused on the Viking's expansion to the west, Mr Omland considers it necessary to pay more traveling to the east and connections with Kievan Rus and Byzantine Imperia. It aims to create documentary and dramatic <text:a xlink:type="simple" xlink:href="https://www.ukrinform.ua/tag-serial" text:style-name="Internet_20_link" text:visited-style-name="Visited_20_Internet_20_Link">
</text:a>
Garalda strictly, which will be partly developed in Ukraine and will talk about the extreme importance of historical contacts of Norway and Kievan Rus, their influence on the formation of Norway, ”Svenedal said.</text:p>
      <text:p text:style-name="P4">
<draw:frame draw:style-name="fr1" draw:name="Image102" text:anchor-type="as-char" svg:width="6.9236in" svg:height="4.615733in" draw:z-index="0">
<draw:image xlink:href="../Images/yкринформ/2023-04-13T15-56-04-03-00/1681390404-755.jpg" xlink:type="simple" xlink:show="embed" xlink:actuate="onLoad" draw:mime-type="image/jpeg"/>
</draw:frame>
In turn, Grigorenko congratulated such an initiative, emphasizing the attention of the involvement of Ukrainian historians and scientists to create a series.</text:p>
      <text:p text:style-name="P4">
“Similar projects are important both to draw attention to the common history of the two countries and to the fact that Kievan Rus and Ukraine have always been an integral part of European history. In addition, it is a counter -party historiographic attempt to expose and assign the history of the Kiju Rus exclusively to the Russian Empire, ”the Deputy Minister said.</text:p>
      <text:p text:style-name="P4">
She noted that the MCIP supports the initiative and will contribute to the implementation of the project.</text:p>
      <text:p text:style-name="P4">
As reported by Ukrinform, Ukraine and Norway will cooperate in the field <text:a xlink:type="simple" xlink:href="https://www.ukrinform.ua/rubric-culture/3685044-ukraina-i-norvegia-spivpracuvatimut-u-sferi-zberezenna-kulturnoi-spadsini.html" text:style-name="Internet_20_link" text:visited-style-name="Visited_20_Internet_20_Link">
</text:a>
<text:span text:style-name="T5">
Foto in the text: MKIP</text:span>
</text:p>
      <text:p text:style-name="P4">
News Source: <text:a xlink:type="simple" xlink:href="https://www.ukrinform.ua/rubric-culture/3695456-norvegia-moze-stvoriti-serial-pro-kulturni-ta-istoricni-zvazki-z-ukrainou.html" text:style-name="Internet_20_link" text:visited-style-name="Visited_20_Internet_20_Link">
https://www.ukrinform.ua/rubric-culture/3695456-norvegia-moze-stvoriti-serial-pro-kulturni-ta-istoricni-zvazki-z-ukrainou.html</text:a>
</text:p>
      <!--NEWS-->
      <text:h text:style-name="P10" text:outline-level="1">
<text:span text:style-name="T4">
NATO Strengthens in the Black Sea: Germany has put forward three proposals</text:span>
</text:h>
      <text:p text:style-name="P4">
Authors: Ukrinform (Person)</text:p>
      <text:p text:style-name="P4">
Publisher: Укринформ (Organization)</text:p>
      <text:p text:style-name="P4">
Published Time: 2023-04-13T16:00:00+03:00</text:p>
      <text:p text:style-name="P4">
Modified Time: 2023-04-13T16:00:00+03:00</text:p>
      <text:p text:style-name="P4">
Description: The Black Sea region is extremely important for the EU and NATO, so they have to make security efforts. - Ukrinform.</text:p>
      <text:p text:style-name="P4">
Images: ["<text:a xlink:type="simple" xlink:href="https://static.ukrinform.com/photos/2023_04/thumb_files/630_360_1681390905-219.jpg" text:style-name="Internet_20_link" text:visited-style-name="Visited_20_Internet_20_Link">
630_360_16813...</text:a>
"]</text:p>
      <text:p text:style-name="P4">
Tags: ['НАТО', 'Німеччина', ' Чорне море', 'Кримська платформа', 'Війна з росією', 'Чорноморська безпекова конференція']</text:p>
      <text:p text:style-name="P4">
Type: Article</text:p>
      <!--METADATA-->
      <text:p text:style-name="P4">
<draw:frame draw:style-name="fr1" draw:name="Image103" text:anchor-type="as-char" svg:width="6.9236in" svg:height="3.956343in" draw:z-index="0">
<draw:image xlink:href="../Images/yкринформ/2023-04-13T16-00-00-03-00/630_360_1681390905-219.jpg" xlink:type="simple" xlink:show="embed" xlink:actuate="onLoad" draw:mime-type="image/jpeg"/>
</draw:frame>
The Black Sea region is extremely important for the EU and NATO, so they have to work out security efforts.</text:p>
      <text:p text:style-name="P4">
Secretary of State said this(the Deputy Minister)Frntobias Lindner Foreign Affairs during a panel discussion under the first Black Sea Security Conference of the International Crimean Platform, Ukrinform reports.</text:p>
      <text:p text:style-name="P4">
"It is obvious to us that the strategic role of the Black Sea region is becoming more prominent to the European Union: all countries of the region, except Russia, are, of course, EU members or candidate countries, or have European prospects. - said Lindner.</text:p>
      <text:p text:style-name="P4">
<text:span text:style-name="T4">
 Read also: </text:span>
 <text:a xlink:type="simple" xlink:href="https://www.ukrinform.ua/rubric-polytics/3695407-ukraina-prosuvae-v-buharesti-ideu-postijnogo-patruluvanna-cornogo-mora-krainami-nato.html" text:style-name="Internet_20_link" text:visited-style-name="Visited_20_Internet_20_Link">
<text:span text:style-name="T4">
 black </text:span>
</text:a>
He put forward three proposals for strengthening the role of NATO in the region. First, the strengthening of military protection of shores, secondly, increased the relationship with other regions, and thirdly, increased efforts to counteract misinformation.</text:p>
      <text:p text:style-name="P4">
He noted that the conference is a good opportunity to talk about an important topic -safety in the Black and Azov seas. Russian aggression against the Ukrainianpray affects this, the diplomat emphasized. He noted that the Russian navy and military bases in the illegally occupied Krym for the task of missile strikes in Ukraine. Other countries in the region, peaceful -bearing are threatened by drifting mines. Russia blocks the release of grain, which affects the global supply chains and the prices of nourished grocery markets. In addition, there is a huge harm to other hallmarks, in particular, tourism.</text:p>
      <text:p text:style-name="P4">
This, summed up by Lindner, once again showed the importance of the Black Sea.</text:p>
      <text:p text:style-name="P4">
"The Black Sea region is important for the countries that belong to it, as well as for the entire world community," the Secretary of State stated.</text:p>
      <text:p text:style-name="P4">
He noted that the world saw the flashy and numerous violations of the international law before the beginning of aggression on February 24, 2022. The Russian Federation continues to make them, in particular, by illegally occupying gas platforms in the northwestern part of the Black Sea, which belong to Ukraine, blocking huge areas in the Black Taazov Seas for navigation, as well as the use of international air space.</text:p>
      <text:p text:style-name="P4">
<text:span text:style-name="T4">
 Read also: </text:span>
 <text:a xlink:type="simple" xlink:href="https://www.ukrinform.ua/rubric-world/3695403-vijna-rf-proti-ukraini-zminila-poradok-bezpeki-vstanovlenij-oon-u-1945-roci-minoboroni-moldovi.html" text:style-name="Internet_20_link" text:visited-style-name="Visited_20_Internet_20_Link">
<text:span text:style-name="T4">
 Moldov </text:span>
</text:a>
</text:p>
      <text:p text:style-name="P4">
He added that Russia resorts to misinformation for the destabilization of Moldova tavidova to withdraw its troops from Transnistria, which are taming, and also shakes Georgia through the control of Abkhazia and South Oceth.</text:p>
      <text:p text:style-name="P4">
Germany expresses adamant support for sovereignty, political independence, territorial integrity of Ukraine. All this was reflected in the support of the Crimean platform.</text:p>
      <text:p text:style-name="P4">
“It is important not to be overlooked <text:a xlink:type="simple" xlink:href="https://www.ukrinform.ua/tag-krim" text:style-name="Internet_20_link" text:visited-style-name="Visited_20_Internet_20_Link">
</text:a>
. Crimea - part of Ukraine. The international community did not recognize and never recognizes the annexation of 2014, which occurred in violation of international law. We will continue to talk about it loudly and clearly, ”Lindner said.</text:p>
      <text:p text:style-name="P4">
It was reported that a security conference is held in Bucharest within the framework of the International Crimean Platform, which is attended by representatives of governments, diplomats and scientists of the leading countries in Europe and the world.</text:p>
      <text:p text:style-name="P4">
The main purpose of the Crimean platform is the full de -occupation of the Crimean Peninsula of Ukraine from Russian invaders.</text:p>
      <text:p text:style-name="P4">
News Source: <text:a xlink:type="simple" xlink:href="https://www.ukrinform.ua/rubric-world/3695461-posilenna-nato-v-cornomu-mori-nimeccina-visunula-tri-propozicii.html" text:style-name="Internet_20_link" text:visited-style-name="Visited_20_Internet_20_Link">
https://www.ukrinform.ua/rubric-world/3695461-posilenna-nato-v-cornomu-mori-nimeccina-visunula-tri-propozicii.html</text:a>
</text:p>
      <!--NEWS-->
      <text:h text:style-name="P10" text:outline-level="1">
<text:span text:style-name="T4">
During the day our warriors repulsed 45 enemy attacks</text:span>
</text:h>
      <text:p text:style-name="P4">
Author: ['АРМІЯINFORM']</text:p>
      <text:p text:style-name="P4">
Time: 2023-04-13T16:00:00-04:00</text:p>
      <text:p text:style-name="P4">
Description: Lent out the opponent of the head of the 2nd missile 32 AvIACIINI, HAVEL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vijna-2.jpg" text:style-name="Internet_20_link" text:visited-style-name="Visited_20_Internet_20_Link">
vijna-2.jpg</text:a>
']</text:p>
      <text:p text:style-name="P4">
Tags: ['STOPRUSSIA', 'ВІЙНА', 'ВТОРГНЕННЯ РФ', 'ГШ ЗСУ', 'ХРОНІКА ОБОРОНИ']</text:p>
      <text:p text:style-name="P4">
Category: News</text:p>
      <!--METADATA-->
      <text:p text:style-name="P4">
<draw:frame draw:style-name="fr1" draw:name="Image104" text:anchor-type="as-char" svg:width="6.9236in" svg:height="4.615733in" draw:z-index="0">
<draw:image xlink:href="../Images/AРМІЯINFORM/2023-04-13T16-00-00-04-00/vijna-2.jpg" xlink:type="simple" xlink:show="embed" xlink:actuate="onLoad" draw:mime-type="image/jpeg"/>
</draw:frame>
** 🔥I</text:p>
      <text:p text:style-name="P4">
During the last day, the enemy has struck 2 missile and 32 aircraft strikes, making more than 40 shelling of rocket launchers on positions of troops and civilian infrastructure of settlements, and are killed among civilians. 2 Russian missiles released from the C-300 SPRs were hit by the Slavyansk civil infrastructure,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The Russian Federation continues to neglect the laws and customs of war, so the probability of inflicting missile and aviation strikes remains high throughout Ukraine.</text:p>
      <text:p text:style-name="P4">
Despite numerous losses in technology and live power, the invaders continue to take the main efforts on the offensive actions in Lyman, Bakhmut, Avdiiv and Mariinsky. During the day, thanks to every warrior, more than 45 enemy attacks were reflected.</text:p>
      <text:p text:style-name="P4">
News Source: <text:a xlink:type="simple" xlink:href="https://armyinform.com.ua/2023/04/13/protyagom-doby-nashi-voyiny-vidbyly-45-atak-protyvnyka/" text:style-name="Internet_20_link" text:visited-style-name="Visited_20_Internet_20_Link">
https://armyinform.com.ua/2023/04/13/protyagom-doby-nashi-voyiny-vidbyly-45-atak-protyvnyka/</text:a>
</text:p>
      <!--NEWS-->
      <text:h text:style-name="P10" text:outline-level="1">
<text:span text:style-name="T4">
Ukrainians were invited to Tokyo Easter Service</text:span>
</text:h>
      <text:p text:style-name="P4">
Authors: Ukrinform (Person)</text:p>
      <text:p text:style-name="P4">
Publisher: Укринформ (Organization)</text:p>
      <text:p text:style-name="P4">
Published Time: 2023-04-13T16:05:00+03:00</text:p>
      <text:p text:style-name="P4">
Modified Time: 2023-04-13T16:05:00+03:00</text:p>
      <text:p text:style-name="P4">
Description: The mission of the Orthodox Church of Ukraine in Tokyo (St. Jude Ukrainian Orthodox Mission, Tokyo) invited those who want to join the Easter service, which will take place on April 15. - Ukrinform.</text:p>
      <text:p text:style-name="P4">
Images: ["<text:a xlink:type="simple" xlink:href="https://static.ukrinform.com/photos/2023_04/thumb_files/630_360_1681381814-413.jpg" text:style-name="Internet_20_link" text:visited-style-name="Visited_20_Internet_20_Link">
630_360_16813...</text:a>
"]</text:p>
      <text:p text:style-name="P4">
Tags: ['Японія', 'Діаспора', 'Культура', 'Релігія', 'Великдень']</text:p>
      <text:p text:style-name="P4">
Type: Article</text:p>
      <!--METADATA-->
      <text:p text:style-name="P4">
<draw:frame draw:style-name="fr1" draw:name="Image105" text:anchor-type="as-char" svg:width="6.9236in" svg:height="3.956343in" draw:z-index="0">
<draw:image xlink:href="../Images/yкринформ/2023-04-13T16-05-00-03-00/630_360_1681381814-413.jpg" xlink:type="simple" xlink:show="embed" xlink:actuate="onLoad" draw:mime-type="image/jpeg"/>
</draw:frame>
Mission Orthodox Church of Ukraine in Tokyo(St. Jude Ukrainian Orthodox Mission,Tokyo)She invited those who wanted to join the Easter service, which will take place on April 15.</text:p>
      <text:p text:style-name="P4">
According to Ukrinform, this is reported on the event in the event in <text:a xlink:type="simple" xlink:href="https://www.facebook.com/events/927141755397739/" text:style-name="Internet_20_link" text:visited-style-name="Visited_20_Internet_20_Link">
</text:a>
.</text:p>
      <text:p text:style-name="P4">
The service will be held in <text:a xlink:type="simple" xlink:href="https://www.facebook.com/saintalbanstokyojapan" text:style-name="Internet_20_link" text:visited-style-name="Visited_20_Internet_20_Link">
</text:a>
a mixture of Ukrainian, English and Japanese.</text:p>
      <text:p text:style-name="P4">
“People who are late or leave the service are also welcome. We will repay the transportation costs up to 1000 yen per person for the evaacuized Ukrainians who will come from outside Tokyo, ”the announcement reads.</text:p>
      <text:p text:style-name="P4">
Details are available for <text:a xlink:type="simple" xlink:href="https://www.facebook.com/events/927141755397739/" text:style-name="Internet_20_link" text:visited-style-name="Visited_20_Internet_20_Link">
</text:a>
.</text:p>
      <text:p text:style-name="P4">
Recall Ukrainian Easter worship <text:a xlink:type="simple" xlink:href="https://www.ukrinform.ua/rubric-diaspora/3694829-u-niderlandah-vidbudutsa-ukrainski-velikodni-bogosluzinna.html" text:style-name="Internet_20_link" text:visited-style-name="Visited_20_Internet_20_Link">
</text:a>
In a number of cities in the Netherlands.</text:p>
      <text:p text:style-name="P4">
News Source: <text:a xlink:type="simple" xlink:href="https://www.ukrinform.ua/rubric-diaspora/3695370-ukrainciv-zaprosili-na-velikodnu-sluzbu-v-tokio.html" text:style-name="Internet_20_link" text:visited-style-name="Visited_20_Internet_20_Link">
https://www.ukrinform.ua/rubric-diaspora/3695370-ukrainciv-zaprosili-na-velikodnu-sluzbu-v-tokio.html</text:a>
</text:p>
      <!--NEWS-->
      <text:h text:style-name="P10" text:outline-level="1">
<text:span text:style-name="T4">
In Montenegro detained the mayor of Budva - the leader of the pro -Russian "Democratic Front"</text:span>
</text:h>
      <text:p text:style-name="P4">
Authors: Ukrinform (Person)</text:p>
      <text:p text:style-name="P4">
Publisher: Укринформ (Organization)</text:p>
      <text:p text:style-name="P4">
Published Time: 2023-04-13T16:05:21+03:00</text:p>
      <text:p text:style-name="P4">
Modified Time: 2023-04-13T16:05:21+03:00</text:p>
      <text:p text:style-name="P4">
Description: In Montenegro, the mayor of Budva Milo Bozovich, who is one of the leaders of the pro -Russian "democratic front" was detained. - Ukrinform.</text:p>
      <text:p text:style-name="P4">
Images: ["<text:a xlink:type="simple" xlink:href="https://static.ukrinform.com/photos/2023_04/thumb_files/630_360_1681391066-640.jpg" text:style-name="Internet_20_link" text:visited-style-name="Visited_20_Internet_20_Link">
630_360_16813...</text:a>
"]</text:p>
      <text:p text:style-name="P4">
Tags: ['Наркотики', 'Підозра', 'Чорногорія']</text:p>
      <text:p text:style-name="P4">
Type: Article</text:p>
      <!--METADATA-->
      <text:p text:style-name="P4">
<draw:frame draw:style-name="fr1" draw:name="Image106" text:anchor-type="as-char" svg:width="6.9236in" svg:height="3.956343in" draw:z-index="0">
<draw:image xlink:href="../Images/yкринформ/2023-04-13T16-05-21-03-00/630_360_1681391066-640.jpg" xlink:type="simple" xlink:show="embed" xlink:actuate="onLoad" draw:mime-type="image/jpeg"/>
</draw:frame>
The teachings were detained by the mayor of Budya Milo Bozovich, who is one of the leaders of the Proprosian "Democratic Front".</text:p>
      <text:p text:style-name="P4">
About it reports "Balkan Viewer" in <text:a xlink:type="simple" xlink:href="https://www.facebook.com/photo" text:style-name="Internet_20_link" text:visited-style-name="Visited_20_Internet_20_Link">
</text:a>
transmits Ukrinform.</text:p>
      <text:p text:style-name="P4">
The spokesman of the Special Prosecutor of Montenegro Vucas Radonich reported that a special police department at logistics and operational assistance of the central police unit takes measures in the framework of investigation of two criminal cases. He added that the detention was carried out by order of the Prosecutor's Office, with the support and assistance of the Agency of the European Union of Savings and Law Enforcement - Europe.</text:p>
      <text:p text:style-name="P4">
The leader of the Democratic Front, the exclusive of Montenegro President Andriyamansch immediately reacted, rejecting the suspicion of committing any incidental action by Bozovich.</text:p>
      <text:p text:style-name="P4">
“I got information that the house of Bozovich is going on a search, and his branching will also be searched, and that he is suspected of serious races. If someone had no reason to do illegal business, then it is he. The special prosecutor will have to present a lot of evidence to justify the statement, ”Mandic said.</text:p>
      <text:p text:style-name="P4">
As it is noted, 46-year-old Milo Bozhovich is a specialist economist. In all convocation of the Hospital Council of Budva, from 2005 to 2020, he was elected a deputy of the council. After the opposition, led by the pro -serb and pro -Russian Democratic Front, he won in Budva in the 2016 elections, he was elected the head of the Municipality, but was elected a deputy in parliamentary elections.</text:p>
      <text:p text:style-name="P4">
When, in August 2022, the chairman of the municipality of Budva Marko Tsarevich was a competition, he was replaced by Bozhovich, and after the local elections in October, his filing at the head of the municipality was confirmed.</text:p>
      <text:p text:style-name="P4">
<text:span text:style-name="T4">
 Read also: </text:span>
 <text:a xlink:type="simple" xlink:href="https://www.ukrinform.ua/rubric-world/3692144-49-krain-zasudili-rosiu-za-zlovzivanna-statusom-postijnogo-clena-radbezu-oon.html" text:style-name="Internet_20_link" text:visited-style-name="Visited_20_Internet_20_Link">
</text:a>
In September 2022, the portal "M" published a correspondence of two members of the scripture of a criminal clan, in which the illegal activity of Bozovich is likely to be mentioned in the context of support, which he could provide them in the field of security. Bozhovich tortured a member of the Parliamentary Committee on Defense and Security.</text:p>
      <text:p text:style-name="P4">
News Source: <text:a xlink:type="simple" xlink:href="https://www.ukrinform.ua/rubric-world/3695462-u-cornogorii-zatrimali-mera-budvi-lidera-prorosijskogo-demokraticnogo-frontu.html" text:style-name="Internet_20_link" text:visited-style-name="Visited_20_Internet_20_Link">
https://www.ukrinform.ua/rubric-world/3695462-u-cornogorii-zatrimali-mera-budvi-lidera-prorosijskogo-demokraticnogo-frontu.html</text:a>
</text:p>
      <!--NEWS-->
      <text:h text:style-name="P10" text:outline-level="1">
<text:span text:style-name="T4">
Hyundai presented a compact electric crossover</text:span>
</text:h>
      <text:p text:style-name="P4">
Authors: Ukrinform (Person)</text:p>
      <text:p text:style-name="P4">
Publisher: Укринформ (Organization)</text:p>
      <text:p text:style-name="P4">
Published Time: 2023-04-13T16:09:52+03:00</text:p>
      <text:p text:style-name="P4">
Modified Time: 2023-04-13T16:09:52+03:00</text:p>
      <text:p text:style-name="P4">
Description: The South Korean Company Hyundai Motor Co. Introduced a new Kona Electric electric car. - Ukrinform.</text:p>
      <text:p text:style-name="P4">
Images: ["<text:a xlink:type="simple" xlink:href="https://static.ukrinform.com/photos/2023_04/thumb_files/630_360_1681391018-543.jpg" text:style-name="Internet_20_link" text:visited-style-name="Visited_20_Internet_20_Link">
630_360_16813...</text:a>
"]</text:p>
      <text:p text:style-name="P4">
Tags: ['Автомобіль', 'Електромобілі', 'Hyundai']</text:p>
      <text:p text:style-name="P4">
Type: Article</text:p>
      <!--METADATA-->
      <text:p text:style-name="P4">
<draw:frame draw:style-name="fr1" draw:name="Image107" text:anchor-type="as-char" svg:width="6.9236in" svg:height="3.956343in" draw:z-index="0">
<draw:image xlink:href="../Images/yкринформ/2023-04-13T16-09-52-03-00/630_360_1681391018-543.jpg" xlink:type="simple" xlink:show="embed" xlink:actuate="onLoad" draw:mime-type="image/jpeg"/>
</draw:frame>
The South Korean Company Hyundai Motor Co. Introduced a new compact electric car Kona Electric.</text:p>
      <text:p text:style-name="P4">
As Ukrinform reports, it reports <text:a xlink:type="simple" xlink:href="https://en.yna.co.kr/view/AEN20230413002000320" text:style-name="Internet_20_link" text:visited-style-name="Visited_20_Internet_20_Link">
</text:a>
.</text:p>
      <text:p text:style-name="P4">
The company stated that the brand new Kona Electric is supplied with a capacity of 64.8 kilowatt-hours and can drive up to 417 kilometers on a three-year charge.</text:p>
      <text:p text:style-name="P4">
The cost of one instance starts from $ 34,000.</text:p>
      <text:p text:style-name="P4">
Kona Electric offers functions such as, in particular, a warning about a safe visa and "smart" cruise control systems based on navigation.</text:p>
      <text:p text:style-name="P4">
<text:span text:style-name="T4">
 Read also: </text:span>
 <text:a xlink:type="simple" xlink:href="https://www.ukrinform.ua/rubric-technology/3685543-ford-predstavila-novij-elektrokrosover-explorer-na-bazi-volkswagen.html" text:style-name="Internet_20_link" text:visited-style-name="Visited_20_Internet_20_Link">
<text:span text:style-name="T4">
 Electrok </text:span>
</text:a>
It is noted that the compact crossover is also equipped with a wireless function that will allow the owners to receive cards updates and relevant programming software without the need to visit the diller.</text:p>
      <text:p text:style-name="P4">
As reported by Ukrinform, the Italian manufacturer Automobili <text:a xlink:type="simple" xlink:href="https://www.ukrinform.ua/tag-lamborghini" text:style-name="Internet_20_link" text:visited-style-name="Visited_20_Internet_20_Link">
</text:a>
He presented two new sportslamborghini invencible and Lamborghini Autentica.</text:p>
      <text:p text:style-name="P4">
_ Photo: yonhap _</text:p>
      <text:p text:style-name="P4">
News Source: <text:a xlink:type="simple" xlink:href="https://www.ukrinform.ua/rubric-technology/3695464-hyundai-predstaviv-kompaktnij-elektricnij-krosover.html" text:style-name="Internet_20_link" text:visited-style-name="Visited_20_Internet_20_Link">
https://www.ukrinform.ua/rubric-technology/3695464-hyundai-predstaviv-kompaktnij-elektricnij-krosover.html</text:a>
</text:p>
      <!--NEWS-->
      <text:h text:style-name="P10" text:outline-level="1">
<text:span text:style-name="T4">
The former minister was sentenced to the murder of a reporter</text:span>
</text:h>
      <text:p text:style-name="P4">
Authors: Ukrinform (Person)</text:p>
      <text:p text:style-name="P4">
Publisher: Укринформ (Organization)</text:p>
      <text:p text:style-name="P4">
Published Time: 2023-04-13T16:14:00+03:00</text:p>
      <text:p text:style-name="P4">
Modified Time: 2023-04-13T16:14:00+03:00</text:p>
      <text:p text:style-name="P4">
Description: The court in Peru found that former Interior Minister Daniel Urresti was involved in the murder of a journalist, Bustios, who investigated human rights violations in 1988. - Ukrinform.</text:p>
      <text:p text:style-name="P4">
Images: ["<text:a xlink:type="simple" xlink:href="https://static.ukrinform.com/photos/2023_04/thumb_files/630_360_1681391401-507.png" text:style-name="Internet_20_link" text:visited-style-name="Visited_20_Internet_20_Link">
630_360_16813...</text:a>
"]</text:p>
      <text:p text:style-name="P4">
Tags: ['Перу', 'Журналіст', 'Вбивство']</text:p>
      <text:p text:style-name="P4">
Type: Article</text:p>
      <!--METADATA-->
      <text:p text:style-name="P4">
<draw:frame draw:style-name="fr1" draw:name="Image108" text:anchor-type="as-char" svg:width="6.9236in" svg:height="3.956343in" draw:z-index="0">
<draw:image xlink:href="../Images/yкринформ/2023-04-13T16-14-00-03-00/630_360_1681391401-507.png" xlink:type="simple" xlink:show="embed" xlink:actuate="onLoad" draw:mime-type="image/png"/>
</draw:frame>
The court in Persov found that former Interior Minister Daniel Urresti was involved in the journalist of the journalist of Bustios, who investigated human rights violations in 1988.</text:p>
      <text:p text:style-name="P4">
As Ukrinform reports, it reports <text:a xlink:type="simple" xlink:href="https://www.bbc.com/news/world-latin-america-65261946" text:style-name="Internet_20_link" text:visited-style-name="Visited_20_Internet_20_Link">
</text:a>
Former Minister Daniel Urresti was sentenced to 12 years in prison.</text:p>
      <text:p text:style-name="P4">
The court ruled that the urge, who at that time was an officer of military intelligence of Varmia Peru, participated in the ambush and murder of Bustios.</text:p>
      <text:p text:style-name="P4">
Busthos, a reporter of the weekly "Caretas", was killed in the midst of a conflict between the interperean security forces and rebels from the Maoist group of "shining".</text:p>
      <text:p text:style-name="P4">
<text:a xlink:type="simple" xlink:href="https://www.ukrinform.ua/tag-zurnalist" text:style-name="Internet_20_link" text:visited-style-name="Visited_20_Internet_20_Link">
</text:a>
He reported the violation of the rice with the rebels and the Peru army in the Andian region of Ayakucho, one of the most victims of the armed conflict, which resulted in 69,000 people killed or disappeared.</text:p>
      <text:p text:style-name="P4">
After a long litigation, the commander of the local army base, Victor Laveler Ernandez, was found guilty in 2007 that he ordered an attack on a journalist.</text:p>
      <text:p text:style-name="P4">
<text:span text:style-name="T4">
 Read also: </text:span>
 <text:a xlink:type="simple" xlink:href="https://www.ukrinform.ua/rubric-world/3695114-arest-zurnalista-wsj-dozvoliv-osobisto-putin-bloomberg.html" text:style-name="Internet_20_link" text:visited-style-name="Visited_20_Internet_20_Link">
<text:span text:style-name="T4">
 journalist </text:span>
</text:a>
In 2011, after the shows of La Vera, Daniel Urresti was recognized as involved in the journalist.</text:p>
      <text:p text:style-name="P4">
In his decision today, the court noted that in total six soldiers were admitted to the murder of a journalist, and that Daniel Urresty was one of them.</text:p>
      <text:p text:style-name="P4">
News Source: <text:a xlink:type="simple" xlink:href="https://www.ukrinform.ua/rubric-world/3695468-u-peru-kolisnogo-ministra-zasudili-za-vbivstvo-reportera.html" text:style-name="Internet_20_link" text:visited-style-name="Visited_20_Internet_20_Link">
https://www.ukrinform.ua/rubric-world/3695468-u-peru-kolisnogo-ministra-zasudili-za-vbivstvo-reportera.html</text:a>
</text:p>
      <!--NEWS-->
      <text:h text:style-name="P10" text:outline-level="1">
<text:span text:style-name="T4">
US and UK plan to get out of IBA and create a new boxing organization</text:span>
</text:h>
      <text:p text:style-name="P4">
Authors: Ukrinform (Person)</text:p>
      <text:p text:style-name="P4">
Publisher: Укринформ (Organization)</text:p>
      <text:p text:style-name="P4">
Published Time: 2023-04-13T16:14:44+03:00</text:p>
      <text:p text:style-name="P4">
Modified Time: 2023-04-13T16:14:44+03:00</text:p>
      <text:p text:style-name="P4">
Description: A group of countries, led by the United States and the United Kingdom, plan to withdraw from the International Boxing Association (IBA), headed by Russian Umar Kremlin. - Ukrinform.</text:p>
      <text:p text:style-name="P4">
Images: ["<text:a xlink:type="simple" xlink:href="https://static.ukrinform.com/photos/2023_04/thumb_files/630_360_1681391611-595.jpg" text:style-name="Internet_20_link" text:visited-style-name="Visited_20_Internet_20_Link">
630_360_16813...</text:a>
"]</text:p>
      <text:p text:style-name="P4">
Tags: ['Бокс', 'Олімпіада']</text:p>
      <text:p text:style-name="P4">
Type: Article</text:p>
      <!--METADATA-->
      <text:p text:style-name="P4">
<draw:frame draw:style-name="fr1" draw:name="Image109" text:anchor-type="as-char" svg:width="6.9236in" svg:height="3.956343in" draw:z-index="0">
<draw:image xlink:href="../Images/yкринформ/2023-04-13T16-14-44-03-00/630_360_1681391611-595.jpg" xlink:type="simple" xlink:show="embed" xlink:actuate="onLoad" draw:mime-type="image/jpeg"/>
</draw:frame>
Groups in the head of the USA and the United Kingdom plan to withdraw from the International Bushes Association(Other), which is headed by the Russian Umar Kremlin.</text:p>
      <text:p text:style-name="P4">
As Ukrinform reports, with <text:a xlink:type="simple" xlink:href="https://www.insidethegames.biz/articles/1135851/world-boxing-global-announcement" text:style-name="Internet_20_link" text:visited-style-name="Visited_20_Internet_20_Link">
</text:a>
on Inside the Game.</text:p>
      <text:p text:style-name="P4">
Online briefing is to take place today, April 13. It will be attended by the United States, the United Kingdom and several more European countries. They want to create a new organization World Boxing.</text:p>
      <text:p text:style-name="P4">
"Four boxing leaders will answer the question about this world event, which is customary to provide a permanent box in the center of the Olympic Movement of the Better Future for Sports," the organizers said.</text:p>
      <text:p text:style-name="P4">
The United States, Britain and another 8 countries were boycotting a Boxing World Cup under the auspices of IBA because of the downsides and Belarusians to competitions under their flags.</text:p>
      <text:p text:style-name="P4">
<text:span text:style-name="T4">
 Read also: </text:span>
 <text:a xlink:type="simple" xlink:href="https://www.ukrinform.ua/rubric-sports/3693359-usik-ocolue-rejting-zurnalu-the-ring-nezalezno-vid-vagovoi-kategorii.html" text:style-name="Internet_20_link" text:visited-style-name="Visited_20_Internet_20_Link">
</text:a>
IBA has reported that IBA has released its qualification system at the 2024 Olympics, and the IOC stated that IBA would not participate in the Olympic boxing qualification.</text:p>
      <text:p text:style-name="P4">
Photo: Getty Images</text:p>
      <text:p text:style-name="P4">
News Source: <text:a xlink:type="simple" xlink:href="https://www.ukrinform.ua/rubric-sports/3695469-ssa-ta-velika-britania-planuut-vijti-z-iba-ta-stvoriti-novu-organizaciu-z-boksu.html" text:style-name="Internet_20_link" text:visited-style-name="Visited_20_Internet_20_Link">
https://www.ukrinform.ua/rubric-sports/3695469-ssa-ta-velika-britania-planuut-vijti-z-iba-ta-stvoriti-novu-organizaciu-z-boksu.html</text:a>
</text:p>
      <!--NEWS-->
      <text:h text:style-name="P10" text:outline-level="1">
<text:span text:style-name="T4">
Ukrainian air defense has a very high readiness class - Naev</text:span>
</text:h>
      <text:p text:style-name="P4">
Authors: Ukrinform (Person)</text:p>
      <text:p text:style-name="P4">
Publisher: Укринформ (Organization)</text:p>
      <text:p text:style-name="P4">
Published Time: 2023-04-13T16:19:00+03:00</text:p>
      <text:p text:style-name="P4">
Modified Time: 2023-04-13T16:19:00+03:00</text:p>
      <text:p text:style-name="P4">
Description: The Commander of the Joint Forces of the Armed Forces of Ukraine Lieutenant General Sergey Naev states that the Ukrainian air defense system has a very high readiness class. - Ukrinform.</text:p>
      <text:p text:style-name="P4">
Images: ["<text:a xlink:type="simple" xlink:href="https://static.ukrinform.com/photos/2023_02/thumb_files/630_360_1676881826-931.jpg" text:style-name="Internet_20_link" text:visited-style-name="Visited_20_Internet_20_Link">
630_360_16768...</text:a>
"]</text:p>
      <text:p text:style-name="P4">
Tags: ['Наєв', 'Війна з росією', 'ППО']</text:p>
      <text:p text:style-name="P4">
Type: Article</text:p>
      <!--METADATA-->
      <text:p text:style-name="P4">
<draw:frame draw:style-name="fr1" draw:name="Image110" text:anchor-type="as-char" svg:width="6.9236in" svg:height="3.956343in" draw:z-index="0">
<draw:image xlink:href="../Images/yкринформ/2023-04-13T16-19-00-03-00/630_360_1676881826-931.jpg" xlink:type="simple" xlink:show="embed" xlink:actuate="onLoad" draw:mime-type="image/jpeg"/>
</draw:frame>
The Commander-in-Chief of the Armed Forces of Ukraine, Lieutenant General Sergey Naev states that the Ukrainian air defense system has a very high class preparation.</text:p>
      <text:p text:style-name="P4">
According to Ukrinform, the Command of the Joint Forces of the Armed Forces reports in <text:a xlink:type="simple" xlink:href="https://www.facebook.com/watch/" text:style-name="Internet_20_link" text:visited-style-name="Visited_20_Internet_20_Link">
</text:a>
Nayev told about readiness to reflect a possible air attack on <text:a xlink:type="simple" xlink:href="https://www.ukrinform.ua/tag-velikden" text:style-name="Internet_20_link" text:visited-style-name="Visited_20_Internet_20_Link">
</text:a>
.</text:p>
      <text:p text:style-name="P4">
“Currently, the Ukrainian air defense system has a very high classroom. This is evidenced by the fact that the percentage of air goals that destroy the forces and means, much exceeds the indicators of other military conflict, ”Naev said.</text:p>
      <text:p text:style-name="P4">
<text:span text:style-name="T5">
Viso: <text:a xlink:type="simple" xlink:href="https://t.me/KOS_ZSU/1269" text:style-name="Internet_20_link" text:visited-style-name="Visited_20_Internet_20_Link">
</text:a>
</text:span>
</text:p>
      <text:p text:style-name="P4">
<text:span text:style-name="T4">
 Read also: </text:span>
 <text:a xlink:type="simple" xlink:href="https://www.ukrinform.ua/rubric-ato/3694756-smuga-pereskod-odrazu-dla-kilkoh-pidrozdiliv-naev-pokazav-ak-zsu-trenuutsa-na-pivnoci.html" text:style-name="Internet_20_link" text:visited-style-name="Visited_20_Internet_20_Link">
<text:span text:style-name="T4">
 Naev </text:span>
</text:a>
As reported by Ukrinform, more than 20,000 law enforcement officers will be involved in the law enforcement during the time of the holidays.</text:p>
      <text:p text:style-name="P4">
News Source: <text:a xlink:type="simple" xlink:href="https://www.ukrinform.ua/rubric-ato/3695471-ukrainska-ppo-mae-duze-visokij-klas-gotovnosti-naev.html" text:style-name="Internet_20_link" text:visited-style-name="Visited_20_Internet_20_Link">
https://www.ukrinform.ua/rubric-ato/3695471-ukrainska-ppo-mae-duze-visokij-klas-gotovnosti-naev.html</text:a>
</text:p>
      <!--NEWS-->
      <text:h text:style-name="P10" text:outline-level="1">
<text:span text:style-name="T4">
China has dramatically increased trade with Russia</text:span>
</text:h>
      <text:p text:style-name="P4">
Authors: Ukrinform (Person)</text:p>
      <text:p text:style-name="P4">
Publisher: Укринформ (Organization)</text:p>
      <text:p text:style-name="P4">
Published Time: 2023-04-13T16:21:47+03:00</text:p>
      <text:p text:style-name="P4">
Modified Time: 2023-04-13T16:21:47+03:00</text:p>
      <text:p text:style-name="P4">
Description: Chinese exports to Russia in March increased more than twice the year earlier, while imports also demonstrated an increase in double -digit pace. - Ukrinform.</text:p>
      <text:p text:style-name="P4">
Images: ["<text:a xlink:type="simple" xlink:href="https://static.ukrinform.com/photos/2023_03/thumb_files/630_360_1680168641-804.jpg" text:style-name="Internet_20_link" text:visited-style-name="Visited_20_Internet_20_Link">
630_360_16801...</text:a>
"]</text:p>
      <text:p text:style-name="P4">
Tags: ['Експорт', 'Імпорт', 'Китай', 'Торгівля', 'росія']</text:p>
      <text:p text:style-name="P4">
Type: Article</text:p>
      <!--METADATA-->
      <text:p text:style-name="P4">
<draw:frame draw:style-name="fr1" draw:name="Image111" text:anchor-type="as-char" svg:width="6.9236in" svg:height="3.956343in" draw:z-index="0">
<draw:image xlink:href="../Images/yкринформ/2023-04-13T16-21-47-03-00/630_360_1680168641-804.jpg" xlink:type="simple" xlink:show="embed" xlink:actuate="onLoad" draw:mime-type="image/jpeg"/>
</draw:frame>
Chinese export to Russia in March increased more than twice the year earlier, while imports also demonstrated an increase in double -digit pace.</text:p>
      <text:p text:style-name="P4">
About it with reference to the data of Chinese customs reports <text:a xlink:type="simple" xlink:href="https://www.reuters.com/world/china/chinas-march-trade-with-russia-was-robust-despite-weak-global-outlook-2023-04-13/" text:style-name="Internet_20_link" text:visited-style-name="Visited_20_Internet_20_Link">
</text:a>
, reports Ukrinform.</text:p>
      <text:p text:style-name="P4">
Thus, China's exports to Russia increased by 136.4% in March to a total of $ 9 million, much higher than an increase of 19.8%, registered in January-to-fierce.</text:p>
      <text:p text:style-name="P4">
Imports from Russia increased by 40.5% to $ 11 billion, also faster than 31.3% in January-February.</text:p>
      <text:p text:style-name="P4">
<text:span text:style-name="T4">
 Read also: </text:span>
 <text:a xlink:type="simple" xlink:href="https://www.ukrinform.ua/rubric-world/3695400-peredcasno-stverdzuvati-so-miz-kitaem-i-rf-isnue-pevnij-alans-eksposol-ssa.html" text:style-name="Internet_20_link" text:visited-style-name="Visited_20_Internet_20_Link">
</text:a>
Optimistic data on trade between the two countries came on the background of slowdown in world economic growth.</text:p>
      <text:p text:style-name="P4">
The International Monetary Fund on Tuesday reduced its growth forecasts of global economic by 2023 to 2.8% from 2.9%, warning that the vulnerability of the global financial system could cause a new crisis.</text:p>
      <text:p text:style-name="P4">
Although the customs service <text:a xlink:type="simple" xlink:href="https://www.ukrinform.ua/tag-kitaj" text:style-name="Internet_20_link" text:visited-style-name="Visited_20_Internet_20_Link">
</text:a>
It did not provide details about what products stimulate bilateral trade, as you know, after the implementation of large -scale Western sanctions against the Russian Federation, China became the main buyer of Russian oil and gas, and also sharply increased exports to Russian electronics and sharply increased exports to Russia and electronics.</text:p>
      <text:p text:style-name="P4">
As reported by Ukrinform, next week <text:a xlink:type="simple" xlink:href="https://www.ukrinform.ua/rubric-polytics/3695291-grupa-ermakamakfola-nastupnogo-tizna-prezentue-plan-posilenna-sankcij-proti-rosii.html" text:style-name="Internet_20_link" text:visited-style-name="Visited_20_Internet_20_Link">
</text:a>
which will facilitate the introduction of further ages against Russia.</text:p>
      <text:p text:style-name="P4">
News Source: <text:a xlink:type="simple" xlink:href="https://www.ukrinform.ua/rubric-economy/3695473-kitaj-rizko-zbilsiv-obsagi-torgivli-z-rosieu.html" text:style-name="Internet_20_link" text:visited-style-name="Visited_20_Internet_20_Link">
https://www.ukrinform.ua/rubric-economy/3695473-kitaj-rizko-zbilsiv-obsagi-torgivli-z-rosieu.html</text:a>
</text:p>
      <!--NEWS-->
      <text:h text:style-name="P10" text:outline-level="1">
<text:span text:style-name="T4">
Olga Harlan will go to fencing chum</text:span>
</text:h>
      <text:p text:style-name="P4">
Authors: Ukrinform (Person)</text:p>
      <text:p text:style-name="P4">
Publisher: Укринформ (Organization)</text:p>
      <text:p text:style-name="P4">
Published Time: 2023-04-13T16:22:13+03:00</text:p>
      <text:p text:style-name="P4">
Modified Time: 2023-04-13T16:22:13+03:00</text:p>
      <text:p text:style-name="P4">
Description: Olympic fencing champion on the saber Olga Harlan will perform at the Ukrainian Championship, which will be held from April 14 to April 15 in Kiev. - Ukrinform.</text:p>
      <text:p text:style-name="P4">
Images: ["<text:a xlink:type="simple" xlink:href="https://static.ukrinform.com/photos/2023_04/thumb_files/630_360_1681392064-324.jpg" text:style-name="Internet_20_link" text:visited-style-name="Visited_20_Internet_20_Link">
630_360_16813...</text:a>
"]</text:p>
      <text:p text:style-name="P4">
Tags: ['Фехтування', 'Харлан']</text:p>
      <text:p text:style-name="P4">
Type: Article</text:p>
      <!--METADATA-->
      <text:p text:style-name="P4">
<draw:frame draw:style-name="fr1" draw:name="Image112" text:anchor-type="as-char" svg:width="6.9236in" svg:height="3.956343in" draw:z-index="0">
<draw:image xlink:href="../Images/yкринформ/2023-04-13T16-22-13-03-00/630_360_1681392064-324.jpg" xlink:type="simple" xlink:show="embed" xlink:actuate="onLoad" draw:mime-type="image/jpeg"/>
</draw:frame>
Olympic fencing champion on the saber Olga Harlan will perform the championship of Ukraine, which will be held from April 14 to April 15 in Kiev.</text:p>
      <text:p text:style-name="P4">
This was reported <text:a xlink:type="simple" xlink:href="https://www.facebook.com/fencing.ukraine/posts/776259354058544" text:style-name="Internet_20_link" text:visited-style-name="Visited_20_Internet_20_Link">
</text:a>
Federation Federation of Ukraine, reports Ukrinform.</text:p>
      <text:p text:style-name="P4">
Olena Kravatska, Alyinaokomashchuk, Olena Voronina and Yulia Bakastova will also perform in the saber fencing competitions.</text:p>
      <text:p text:style-name="P4">
Among the men will compete by Yuri Tsap, Andriy Yagodka, Vasily Humen, Bogdanplaton, as well as Alexey Statsenko.</text:p>
      <text:p text:style-name="P4">
<text:span text:style-name="T4">
 Read also: </text:span>
 <text:a xlink:type="simple" xlink:href="https://www.ukrinform.ua/rubric-sports/3691942-polsa-skasuvala-zinocij-etap-kubka-svitu-z-fehtuvanna-cerez-ucast-rf-i-bulorusi.html" text:style-name="Internet_20_link" text:visited-style-name="Visited_20_Internet_20_Link">
<text:span text:style-name="T4">
 fencing </text:span>
</text:a>
The Fencing Cup of Ukraine will take place with the participation of the European Authority Champion of the authorities of Kharkov, Elena Kryvitskaya, Ksenia Panteleeva, Yuliasvistil, Inna Brovko and Fabi Bezhura.</text:p>
      <text:p text:style-name="P4">
Photo: Getty Images</text:p>
      <text:p text:style-name="P4">
News Source: <text:a xlink:type="simple" xlink:href="https://www.ukrinform.ua/rubric-sports/3695474-olga-harlan-vistupit-na-cu-z-fehtuvanna.html" text:style-name="Internet_20_link" text:visited-style-name="Visited_20_Internet_20_Link">
https://www.ukrinform.ua/rubric-sports/3695474-olga-harlan-vistupit-na-cu-z-fehtuvanna.html</text:a>
</text:p>
      <!--NEWS-->
      <text:h text:style-name="P10" text:outline-level="1">
<text:span text:style-name="T4">
Ukraine's restoration will become one of the largest investments in the history of Europe - Shmigal</text:span>
</text:h>
      <text:p text:style-name="P4">
Authors: Ukrinform (Person)</text:p>
      <text:p text:style-name="P4">
Publisher: Укринформ (Organization)</text:p>
      <text:p text:style-name="P4">
Published Time: 2023-04-13T16:22:25+03:00</text:p>
      <text:p text:style-name="P4">
Modified Time: 2023-04-13T16:22:25+03:00</text:p>
      <text:p text:style-name="P4">
Description: The restoration of Ukraine will be one of the largest investment projects in the history of Europe, but now we need to focus on rapid reconstruction. - Ukrinform.</text:p>
      <text:p text:style-name="P4">
Images: ["<text:a xlink:type="simple" xlink:href="https://static.ukrinform.com/photos/2023_04/thumb_files/630_360_1681392101-634.jpeg" text:style-name="Internet_20_link" text:visited-style-name="Visited_20_Internet_20_Link">
630_360_16813...</text:a>
"]</text:p>
      <text:p text:style-name="P4">
Tags: ['Європа', 'Шмигаль', 'Відбудова', 'Відновлення України']</text:p>
      <text:p text:style-name="P4">
Type: Article</text:p>
      <!--METADATA-->
      <text:p text:style-name="P4">
<draw:frame draw:style-name="fr1" draw:name="Image113" text:anchor-type="as-char" svg:width="6.9236in" svg:height="3.956343in" draw:z-index="0">
<draw:image xlink:href="../Images/yкринформ/2023-04-13T16-22-25-03-00/630_360_1681392101-634.jpeg" xlink:type="simple" xlink:show="embed" xlink:actuate="onLoad" draw:mime-type="image/jpeg"/>
</draw:frame>
The restoration of Ukraine will be one of the largest investment projects in the history of Yevrop, but now we need to focus on rapid reconstruction.</text:p>
      <text:p text:style-name="P4">
The Prime Minister of Ukraine Denis Shmigal said this during a speech with a ministerial level in support of Ukraine in Springmeetings fields, Ukrinform reports, citing <text:a xlink:type="simple" xlink:href="https://t.me/Denys_Smyhal/4975" text:style-name="Internet_20_link" text:visited-style-name="Visited_20_Internet_20_Link">
</text:a>
Heads of government.</text:p>
      <text:p text:style-name="P4">
“The restoration of Ukraine will be one of the largest investment projects in Europe. But now we need to focus on rapid reconstruction, the need for which the World Bank has estimated at $ 14 billion. For us priority - to provide people with basic social and humanitarian services, ” - said <text:a xlink:type="simple" xlink:href="https://www.ukrinform.ua/tag-smigal" text:style-name="Internet_20_link" text:visited-style-name="Visited_20_Internet_20_Link">
</text:a>
.</text:p>
      <text:p text:style-name="P4">
According to him, Ukraine already has part of the money, and more than half deals with the partners from partners in the first half this year.</text:p>
      <text:p text:style-name="P4">
*!(https://www.ukrinform.ua/rubric-vidbudova/3695039-v-es-sukaut-zakonnij-slah-spramuvanna-zamorozenih-aktiviv-rf-na-vidbudovu-ukraini.html)As reported by Ukrinform, the head of government is on a working visit to Washington(USA). Там він узяв участь у щорічному форумі Spring Meetings, організованомуГрупою Світового банку та Міжнародним валютним фондом. Шмигаль провів зустрічіз міністром оборони Сполучених Штатів Ллойдом Остіном та американськимивисокопосадовцями .</text:p>
      <text:p text:style-name="P4">
Глава уряду 11 квітня побував з робочим візитом у Канаді. Він зустрівся зПрем’єр-міністром Канади Джастіном Трюдо та віцепрем’єр-міністром — міністромфінансів Канади Христею Фріланд.</text:p>
      <text:p text:style-name="P4">
_ Фото: Телеграм-канал Дениса Шмигаля  _</text:p>
      <text:p text:style-name="P4">
News Source: <text:a xlink:type="simple" xlink:href="https://www.ukrinform.ua/rubric-vidbudova/3695476-vidnovlenna-ukraini-stane-odnim-iz-najbilsih-investproektiv-v-istorii-evropi-smigal.html" text:style-name="Internet_20_link" text:visited-style-name="Visited_20_Internet_20_Link">
https://www.ukrinform.ua/rubric-vidbudova/3695476-vidnovlenna-ukraini-stane-odnim-iz-najbilsih-investproektiv-v-istorii-evropi-smigal.html</text:a>
</text:p>
      <!--NEWS-->
      <text:h text:style-name="P10" text:outline-level="1">
<text:span text:style-name="T4">
About 6 million hectares of sunflower can be sown in Ukraine this year - expert</text:span>
</text:h>
      <text:p text:style-name="P4">
Authors: Ukrinform (Person)</text:p>
      <text:p text:style-name="P4">
Publisher: Укринформ (Organization)</text:p>
      <text:p text:style-name="P4">
Published Time: 2023-04-13T16:30:36+03:00</text:p>
      <text:p text:style-name="P4">
Modified Time: 2023-04-13T16:30:36+03:00</text:p>
      <text:p text:style-name="P4">
Description: In Ukraine, in 2023, farmers will prefer oil crops because of higher profitability, in particular, sunflower will be sown for about 6 million hectares. - Ukrinform.</text:p>
      <text:p text:style-name="P4">
Images: ["<text:a xlink:type="simple" xlink:href="https://static.ukrinform.com/photos/2023_04/thumb_files/630_360_1681385343-673.jpg" text:style-name="Internet_20_link" text:visited-style-name="Visited_20_Internet_20_Link">
630_360_16813...</text:a>
"]</text:p>
      <text:p text:style-name="P4">
Tags: ['Посівна', 'Соняшник']</text:p>
      <text:p text:style-name="P4">
Type: Article</text:p>
      <!--METADATA-->
      <text:p text:style-name="P4">
<draw:frame draw:style-name="fr1" draw:name="Image114" text:anchor-type="as-char" svg:width="6.9236in" svg:height="3.956343in" draw:z-index="0">
<draw:image xlink:href="../Images/yкринформ/2023-04-13T16-30-36-03-00/630_360_1681385343-673.jpg" xlink:type="simple" xlink:show="embed" xlink:actuate="onLoad" draw:mime-type="image/jpeg"/>
</draw:frame>
In Ukraine in 2023, agrarians will prefer oilseeds because of their higher, in particular, the sunflower will be sown for about 6 million.</text:p>
      <text:p text:style-name="P4">
This was stated by the Deputy Chairman of the All -Ukrainian Agar Council Denis Marchuk during a briefing at the Media Center Ukraine - Ukrinform.</text:p>
      <text:p text:style-name="P4">
"We'll see an increase(sowing - ed.)oilseeds. In fact, we will come out in the pre -war period - the order of 6 million hectares should be sown under this culture, "he said.</text:p>
      <text:p text:style-name="P4">
Marchuk noted that in 2023, Ukrainian agrarians will sow the larger ones because of their higher profitability.</text:p>
      <text:p text:style-name="P4">
According to the expert, the agrarians of the western regions of the country will sow more soybeans, the southern ones - more sunflower, and the central plans to increase sowing and soybean and sunflower. At the same time, in 2023, less than a lessepeck will be sown in Ukraine because this culture requires a lot of costs.</text:p>
      <text:p text:style-name="P4">
"Sunflower, soybean, rapeseed - farmers will pay more attention," added.</text:p>
      <text:p text:style-name="P4">
He noted that this year, the total production of cereals can be reduced by a prison by 10 million tons compared to last year. At the same time, the crop <text:a xlink:type="simple" xlink:href="https://www.ukrinform.ua/tag-zerno" text:style-name="Internet_20_link" text:visited-style-name="Visited_20_Internet_20_Link">
</text:a>
But legumes in 2023 are expected to be 44 million tons.</text:p>
      <text:p text:style-name="P4">
<text:span text:style-name="T4">
 Read also: </text:span>
 <text:a xlink:type="simple" xlink:href="https://www.ukrinform.ua/rubric-economy/3691118-agrarii-z-prifrontovih-oblastej-zmozut-otrimati-nasinna-kukurudzi-ta-sonasnika-fao-prijmae-zaavki.html" text:style-name="Internet_20_link" text:visited-style-name="Visited_20_Internet_20_Link">
</text:a>
Marchuk stressed that these figures are a preliminary and accurate prognosis.</text:p>
      <text:p text:style-name="P4">
According to Ukrinform, according to the Institute of Agrarian Economy, in 2023 the production of sunflower in Ukraine can increase by 6.5% compared to 2022.</text:p>
      <text:p text:style-name="P4">
News Source: <text:a xlink:type="simple" xlink:href="https://www.ukrinform.ua/rubric-economy/3695477-v-ukraini-cogoric-moze-buti-zasiano-blizko-6-miljoniv-gektariv-sonasnika-ekspert.html" text:style-name="Internet_20_link" text:visited-style-name="Visited_20_Internet_20_Link">
https://www.ukrinform.ua/rubric-economy/3695477-v-ukraini-cogoric-moze-buti-zasiano-blizko-6-miljoniv-gektariv-sonasnika-ekspert.html</text:a>
</text:p>
      <!--NEWS-->
      <text:h text:style-name="P10" text:outline-level="1">
<text:span text:style-name="T4">
On the Odesa-Reni route restricted traffic through an accident with a bus</text:span>
</text:h>
      <text:p text:style-name="P4">
Authors: Ukrinform (Person)</text:p>
      <text:p text:style-name="P4">
Publisher: Укринформ (Organization)</text:p>
      <text:p text:style-name="P4">
Published Time: 2023-04-13T16:30:55+03:00</text:p>
      <text:p text:style-name="P4">
Modified Time: 2023-04-13T16:30:55+03:00</text:p>
      <text:p text:style-name="P4">
Description: Due to the road accident, the movement of cars on the Odesa-Reni route by the checkpoint "Vodas" was temporarily stopped. - Ukrinform.</text:p>
      <text:p text:style-name="P4">
Images: ["<text:a xlink:type="simple" xlink:href="https://static.ukrinform.com/photos/2023_04/thumb_files/630_360_1681392388-945.jpg" text:style-name="Internet_20_link" text:visited-style-name="Visited_20_Internet_20_Link">
630_360_16813...</text:a>
"]</text:p>
      <text:p text:style-name="P4">
Tags: ['Аварія', 'ДТП', 'Транспорт']</text:p>
      <text:p text:style-name="P4">
Type: Article</text:p>
      <!--METADATA-->
      <text:p text:style-name="P4">
<draw:frame draw:style-name="fr1" draw:name="Image115" text:anchor-type="as-char" svg:width="6.9236in" svg:height="3.956343in" draw:z-index="0">
<draw:image xlink:href="../Images/yкринформ/2023-04-13T16-30-55-03-00/630_360_1681392388-945.jpg" xlink:type="simple" xlink:show="embed" xlink:actuate="onLoad" draw:mime-type="image/jpeg"/>
</draw:frame>
The traffic of cars on the Odesa-Reni route by the part of the checkpoint "POSUM" was temporarily stopped.</text:p>
      <text:p text:style-name="P4">
About it in <text:a xlink:type="simple" xlink:href="https://www.facebook.com/permalink.php" text:style-name="Internet_20_link" text:visited-style-name="Visited_20_Internet_20_Link">
</text:a>
Izmail mayor Andriy Abramchenko reported, Ukrinform reports.</text:p>
      <text:p text:style-name="P4">
“In connection with the accident in the village. Lighthouses have decided to temporarily stop passing transporters to enter the transit section of the highway <text:a xlink:type="simple" xlink:href="https://www.ukrinform.ua/tag-odesa" text:style-name="Internet_20_link" text:visited-style-name="Visited_20_Internet_20_Link">
</text:a>
-Ans on the side of the checkpoint "Present" in order to avoid queues between the beacon checkpoints and the good one, " -goes in the message.</text:p>
      <text:p text:style-name="P4">
Abramchenko noted that the turn of the vehicles from the side of the Mayaka checkpoint in the direction of the village of Mayaky is about 7 km, and the queue from the point of production "Promotion" in the direction of Izmail is about 2 km.</text:p>
      <text:p text:style-name="P4">
<text:span text:style-name="T4">
 Read also: </text:span>
 <text:a xlink:type="simple" xlink:href="https://www.ukrinform.ua/rubric-regions/3695012-na-lvivsini-stalas-potrijna-dtp-e-zagiblij-ta-poraneni.html" text:style-name="Internet_20_link" text:visited-style-name="Visited_20_Internet_20_Link">
<text:span text:style-name="T4">
 accident </text:span>
</text:a>
In social networks, social networks appeared <text:a xlink:type="simple" xlink:href="https://t.me/now_odessa/34094" text:style-name="Internet_20_link" text:visited-style-name="Visited_20_Internet_20_Link">
</text:a>
From the location. A bus got into an accident.</text:p>
      <text:p text:style-name="P4">
As it was reported, in the Lviv region, on the Kiev-Chop highway as a result(https://www.ukrinform.ua/rubric-regions/3695012-na-lvivsini-stalas-potrijna-dtp-e-zagiblij-ta-poraneni.html)One person was killed, wounded.</text:p>
      <text:p text:style-name="P4">
<text:span text:style-name="T5">
Opto from open sources</text:span>
</text:p>
      <text:p text:style-name="P4">
News Source: <text:a xlink:type="simple" xlink:href="https://www.ukrinform.ua/rubric-regions/3695478-na-trasi-odesareni-obmezili-ruh-transportu-cerez-dtp-z-avtobusom.html" text:style-name="Internet_20_link" text:visited-style-name="Visited_20_Internet_20_Link">
https://www.ukrinform.ua/rubric-regions/3695478-na-trasi-odesareni-obmezili-ruh-transportu-cerez-dtp-z-avtobusom.html</text:a>
</text:p>
      <!--NEWS-->
      <text:h text:style-name="P10" text:outline-level="1">
<text:span text:style-name="T4">
Video with the execution of Ukrainian military Russians: Lubinets turned to Moskalkova</text:span>
</text:h>
      <text:p text:style-name="P4">
Authors: Ukrinform (Person)</text:p>
      <text:p text:style-name="P4">
Publisher: Укринформ (Organization)</text:p>
      <text:p text:style-name="P4">
Published Time: 2023-04-13T16:33:33+03:00</text:p>
      <text:p text:style-name="P4">
Modified Time: 2023-04-13T16:33:33+03:00</text:p>
      <text:p text:style-name="P4">
Description: The Commissioner of the Verkhovna Rada of Ukraine for Human Rights Dmitry Lubinets appealed to the Russian Ombudsman Tatiana Moskalkova for videos on the Russian servicemen. - Ukrinform.</text:p>
      <text:p text:style-name="P4">
Images: ["<text:a xlink:type="simple" xlink:href="https://static.ukrinform.com/photos/2022_10/thumb_files/630_360_1666946580-643.jpg" text:style-name="Internet_20_link" text:visited-style-name="Visited_20_Internet_20_Link">
630_360_16669...</text:a>
"]</text:p>
      <text:p text:style-name="P4">
Tags: ['Страта', 'Воєнні злочини', 'Москалькова', 'Війна з росією', 'Дмитро Лубінець']</text:p>
      <text:p text:style-name="P4">
Type: Article</text:p>
      <!--METADATA-->
      <text:p text:style-name="P4">
<draw:frame draw:style-name="fr1" draw:name="Image116" text:anchor-type="as-char" svg:width="6.9236in" svg:height="3.956343in" draw:z-index="0">
<draw:image xlink:href="../Images/yкринформ/2023-04-13T16-33-33-03-00/630_360_1666946580-643.jpg" xlink:type="simple" xlink:show="embed" xlink:actuate="onLoad" draw:mime-type="image/jpeg"/>
</draw:frame>
The Commissioner of the Verkhovna Rada of Ukraine for Human Rights Dmitry Lubinets addressed the Russian Ombudsman Tatiana Moskalkova for videos on stratrosions of Ukrainian servicemen.</text:p>
      <text:p text:style-name="P4">
He stated this in an interview "<text:a xlink:type="simple" xlink:href="https://www.radiosvoboda.org/a/intervyu-upovnovazhenyy-z-prav-lyudyny-lubints/32362158.html" text:style-name="Internet_20_link" text:visited-style-name="Visited_20_Internet_20_Link">
</text:a>
”, Reports Ukrinform.</text:p>
      <text:p text:style-name="P4">
“Yesterday, as a result of this view, the video, except for official letters from the International Organizations and Ombudsmen of the World - I sent a letter and Domoskalkova. I don't know what the reaction will be there. On something special I am uneasily. But I sent the letter. He did not communicate personally, ”he said.</text:p>
      <text:p text:style-name="P4">
<text:span text:style-name="T4">
 Read also: </text:span>
 <text:a xlink:type="simple" xlink:href="https://www.ukrinform.ua/rubric-ato/3695385-u-rozvidci-priblizno-znaut-hto-i-de-vidrizav-golovu-ukrainskomu-vijskovomu-lubinec.html" text:style-name="Internet_20_link" text:visited-style-name="Visited_20_Internet_20_Link">
</text:a>
Answering the question of which the Russian military is likely to rely on such military crimes, and then these videos are also poured into the network, Lubinets expressed the opinion that the Russians force their military personnel to cure, thus linking absolutely everyone.</text:p>
      <text:p text:style-name="P4">
“They understand that it is not just a crime, it's some kind of Middle Ages!And after that, the one who did it and the unit that did it is absolute criminals for the world. So there is no way out. Or you are fully fighting, you can't get captured. Because they say that Ukrainian servicemen will do the same with you, ” - said <text:a xlink:type="simple" xlink:href="https://www.ukrinform.ua/tag-ombudsmen" text:style-name="Internet_20_link" text:visited-style-name="Visited_20_Internet_20_Link">
</text:a>
.</text:p>
      <text:p text:style-name="P4">
The Commissioner for Human Rights said that a video on the beheading of Ukrainian military was now made public, and it was from Russia. He made the idea that it was done on the eve of the Ukrainian offensive.</text:p>
      <text:p text:style-name="P4">
<text:span text:style-name="T4">
 Read also: </text:span>
 <text:a xlink:type="simple" xlink:href="https://www.ukrinform.ua/rubric-ato/3695096-masstabna-rasaipso-video-z-vidrizannam-golovi-zlivi-u-nyt-ta-zaavi-analitikiv-pro-nevdalij-sturm-zaes.html" text:style-name="Internet_20_link" text:visited-style-name="Visited_20_Internet_20_Link">
</text:a>
"So,(The Russians want - ed.)To scare the Ukrainian military, who is not pronounced on us, we are here anyone who is captured by us, we will cut our heads. In fact, this, in my opinion, played in the reverse. And this only increased the desire of the Ukrainian military, the Armed Forces of the Armed Forces Fair our entire territory, ”Lubinets is convinced.</text:p>
      <text:p text:style-name="P4">
<text:a xlink:type="simple" xlink:href="https://www.ukrinform.ua/rubric-ato/3694863-ukraina-zaklikae-ofis-prokurora-mks-nevidkladno-zvernuti-uvagu-na-stratu-ukrainskogo-bijca.html" text:style-name="Internet_20_link" text:visited-style-name="Visited_20_Internet_20_Link">
 </text:a>
Urbated urgent attention to the fact of the death of the Ukrainian captured by the Russian military in the context of the investigation of war crimes and crimes committed by the Russians in Ukraine.</text:p>
      <text:p text:style-name="P4">
News Source: <text:a xlink:type="simple" xlink:href="https://www.ukrinform.ua/rubric-polytics/3695481-video-zi-stratami-ukrainskih-vijskovih-rosianami-lubinec-zvernuvsa-do-moskalkovoi.html" text:style-name="Internet_20_link" text:visited-style-name="Visited_20_Internet_20_Link">
https://www.ukrinform.ua/rubric-polytics/3695481-video-zi-stratami-ukrainskih-vijskovih-rosianami-lubinec-zvernuvsa-do-moskalkovoi.html</text:a>
</text:p>
      <!--NEWS-->
      <text:h text:style-name="P10" text:outline-level="1">
<text:span text:style-name="T4">
Pentagon restricted access to "fused" secret documents - White House</text:span>
</text:h>
      <text:p text:style-name="P4">
Authors: Ukrinform (Person)</text:p>
      <text:p text:style-name="P4">
Publisher: Укринформ (Organization)</text:p>
      <text:p text:style-name="P4">
Published Time: 2023-04-13T16:38:00+03:00</text:p>
      <text:p text:style-name="P4">
Modified Time: 2023-04-13T16:38:00+03:00</text:p>
      <text:p text:style-name="P4">
Description: The US Department of Defense has taken steps to restrict access to secret documents that were "merged" on the network the day before.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Білий дім', 'Витік']</text:p>
      <text:p text:style-name="P4">
Type: Article</text:p>
      <!--METADATA-->
      <text:p text:style-name="P4">
<draw:frame draw:style-name="fr1" draw:name="Image117" text:anchor-type="as-char" svg:width="6.9236in" svg:height="3.956343in" draw:z-index="0">
<draw:image xlink:href="../Images/yкринформ/2023-04-13T16-38-00-03-00/630_360_1588051291-728.jpg" xlink:type="simple" xlink:show="embed" xlink:actuate="onLoad" draw:mime-type="image/jpeg"/>
</draw:frame>
The US Department of Defense has taken steps to restrict access to secret documents that were "merged" on the network the day before.</text:p>
      <text:p text:style-name="P4">
According to Ukrinform, this is when communicating with journalists <text:a xlink:type="simple" xlink:href="https://www.whitehouse.gov/briefing-room/press-briefings/2023/04/13/press-gaggle-by-press-secretary-karine-jean-pierre-and-nsc-senior-director-for-europe-amanda-sloat-on-the-presidents-trip-to-ireland/" text:style-name="Internet_20_link" text:visited-style-name="Visited_20_Internet_20_Link">
</text:a>
A spokeswoman for white Domarwarin Jean-Pierre.</text:p>
      <text:p text:style-name="P4">
"We treat this very seriously. The investigation is ongoing. The Ministry of Defense <text:a xlink:type="simple" xlink:href="https://www.ukrinform.ua/tag-ssa" text:style-name="Internet_20_link" text:visited-style-name="Visited_20_Internet_20_Link">
</text:a>
It has taken steps to limit these documents, "she said.</text:p>
      <text:p text:style-name="P4">
Jean-Pierre reminded that the Ministry of Justice was investigating this law.</text:p>
      <text:p text:style-name="P4">
<text:span text:style-name="T4">
 Read also: </text:span>
 <text:a xlink:type="simple" xlink:href="https://www.ukrinform.ua/rubric-world/3695359-bilij-dim-provede-zakritij-brifing-dla-senatoriv-sodo-vitoku-dokumentiv-pentagonu.html" text:style-name="Internet_20_link" text:visited-style-name="Visited_20_Internet_20_Link">
<text:span text:style-name="T4">
 Pentagon </text:span>
</text:a>
She also noted that the US government is now trying to reduce the impact of "fused" documents on US national security, allies and partners.</text:p>
      <text:p text:style-name="P4">
As reported by Ukrinform, a person standing on a massive leak of secret state -owned US documents is a young "weapon lover", who worked as a Naval Base and shared particularly secret documents with a group of Discord platform.</text:p>
      <text:p text:style-name="P4">
News Source: <text:a xlink:type="simple" xlink:href="https://www.ukrinform.ua/rubric-world/3695486-pentagon-obmeziv-dostup-do-zlitih-sekretnih-dokumentiv-bilij-dim.html" text:style-name="Internet_20_link" text:visited-style-name="Visited_20_Internet_20_Link">
https://www.ukrinform.ua/rubric-world/3695486-pentagon-obmeziv-dostup-do-zlitih-sekretnih-dokumentiv-bilij-dim.html</text:a>
</text:p>
      <!--NEWS-->
      <text:h text:style-name="P10" text:outline-level="1">
<text:span text:style-name="T4">
The expenses of Ukrainian farmers for sowing will increase this year by 19% - expert</text:span>
</text:h>
      <text:p text:style-name="P4">
Authors: Ukrinform (Person)</text:p>
      <text:p text:style-name="P4">
Publisher: Укринформ (Organization)</text:p>
      <text:p text:style-name="P4">
Published Time: 2023-04-13T16:39:00+03:00</text:p>
      <text:p text:style-name="P4">
Modified Time: 2023-04-13T16:39:00+03:00</text:p>
      <text:p text:style-name="P4">
Description: In the current season, the costs of Ukrainian farmers will increase by 19% - to UAH 230 billion. - Ukrinform.</text:p>
      <text:p text:style-name="P4">
Images: ["<text:a xlink:type="simple" xlink:href="https://static.ukrinform.com/photos/2020_04/thumb_files/630_360_1586339444-668.jpg" text:style-name="Internet_20_link" text:visited-style-name="Visited_20_Internet_20_Link">
630_360_15863...</text:a>
", "<text:a xlink:type="simple" xlink:href="https://static.ukrinform.com/photos/2023_04/1681393180-240.jpg" text:style-name="Internet_20_link" text:visited-style-name="Visited_20_Internet_20_Link">
1681393180-24...</text:a>
"]</text:p>
      <text:p text:style-name="P4">
Tags: ['Економіка', 'Аграрії', 'Посівна']</text:p>
      <text:p text:style-name="P4">
Type: Article</text:p>
      <!--METADATA-->
      <text:p text:style-name="P4">
<draw:frame draw:style-name="fr1" draw:name="Image118" text:anchor-type="as-char" svg:width="6.9236in" svg:height="3.956343in" draw:z-index="0">
<draw:image xlink:href="../Images/yкринформ/2023-04-13T16-39-00-03-00/630_360_1586339444-668.jpg" xlink:type="simple" xlink:show="embed" xlink:actuate="onLoad" draw:mime-type="image/jpeg"/>
</draw:frame>
The expenditures of Ukrainian agrarians for sowing will increase by 19% - up to UAH 230 billion.</text:p>
      <text:p text:style-name="P4">
This was stated by the Deputy Chairman of the All -Ukrainian Agar Council Denis Marchuk during a briefing at the Media Center Ukraine - Ukrinform.</text:p>
      <text:p text:style-name="P4">
"In general, the cost of a sowing campaign will increase by 19%this season. The general amount will need to spend about UAH 230 billion, which is quite significant funds," he said.</text:p>
      <text:p text:style-name="P4">
<draw:frame draw:style-name="fr1" draw:name="Image119" text:anchor-type="as-char" svg:width="6.9236in" svg:height="4.615733in" draw:z-index="0">
<draw:image xlink:href="../Images/yкринформ/2023-04-13T16-39-00-03-00/1681393180-240.jpg" xlink:type="simple" xlink:show="embed" xlink:actuate="onLoad" draw:mime-type="image/jpeg"/>
</draw:frame>
Marchuk noted that in 2023 Ukrainian agrarians were conducted <text:a xlink:type="simple" xlink:href="https://www.ukrinform.ua/tag-posivna" text:style-name="Internet_20_link" text:visited-style-name="Visited_20_Internet_20_Link">
</text:a>
Under difficult conditions due to lack of financing. He added that the limited possibilities of agricultural exports are not allowed for Ukrainian farmers to accumulate additional funds that could be used for sowing.</text:p>
      <text:p text:style-name="P4">
At the same time, he said, insufficient funding will not cause the sowing areas, which in 2023 are predicted at the level of more than 19 million hectares. Marchuzhzhzuzuzuza he would not be sown over 7 million hectares of land due to the replacement and temporary occupation in Ukraine this year.</text:p>
      <text:p text:style-name="P4">
<text:span text:style-name="T4">
 Read also: </text:span>
 <text:a xlink:type="simple" xlink:href="https://www.ukrinform.ua/rubric-economy/3695477-v-ukraini-cogoric-moze-buti-zasiano-blizko-6-miljoniv-gektariv-sonasnika-ekspert.html" text:style-name="Internet_20_link" text:visited-style-name="Visited_20_Internet_20_Link">
</text:a>
The expert stressed that even in the face of reducing acreage, Ukraine will be provided with food.</text:p>
      <text:p text:style-name="P4">
As reported by Ukrinform, the Ministry of Agrarian Policy and Food Ukraine predicts <text:a xlink:type="simple" xlink:href="https://www.ukrinform.ua/rubric-economy/3688881-druga-voenna-posivna-visockij-prognozue-mense-zernovih-i-bilse-olijnih-kultur.html" text:style-name="Internet_20_link" text:visited-style-name="Visited_20_Internet_20_Link">
</text:a>
which is almost comparable to 2022 in 19.8 million hectares.</text:p>
      <text:p text:style-name="P4">
As of April 7, 2023, Ukrainian agrarians have already sown 620.5 thousand gaseous and legumes.</text:p>
      <text:p text:style-name="P4">
News Source: <text:a xlink:type="simple" xlink:href="https://www.ukrinform.ua/rubric-economy/3695490-vitrati-ukrainskih-agrariiv-na-posivnu-cogoric-zrostut-na-19-ekspert.html" text:style-name="Internet_20_link" text:visited-style-name="Visited_20_Internet_20_Link">
https://www.ukrinform.ua/rubric-economy/3695490-vitrati-ukrainskih-agrariiv-na-posivnu-cogoric-zrostut-na-19-ekspert.html</text:a>
</text:p>
      <!--NEWS-->
      <text:h text:style-name="P10" text:outline-level="1">
<text:span text:style-name="T4">
Bulgaria Foreign Minister: Russia's war against Ukraine has created a fundamentally new security environment</text:span>
</text:h>
      <text:p text:style-name="P4">
Authors: Ukrinform (Person)</text:p>
      <text:p text:style-name="P4">
Publisher: Укринформ (Organization)</text:p>
      <text:p text:style-name="P4">
Published Time: 2023-04-13T16:40:42+03:00</text:p>
      <text:p text:style-name="P4">
Modified Time: 2023-04-13T16:40:42+03:00</text:p>
      <text:p text:style-name="P4">
Description: Bulgaria Foreign Minister Nikolai Milkov said that Russia's war against Ukraine had created a fundamentally new security environment, and that it is aggression not only against Ukraine. - Ukrinform.</text:p>
      <text:p text:style-name="P4">
Images: ["<text:a xlink:type="simple" xlink:href="https://static.ukrinform.com/photos/2023_04/thumb_files/630_360_1681392994-483.jpeg" text:style-name="Internet_20_link" text:visited-style-name="Visited_20_Internet_20_Link">
630_360_16813...</text:a>
"]</text:p>
      <text:p text:style-name="P4">
Tags: ['Болгарія', 'Війна з росією', 'Чорноморська безпекова конференція']</text:p>
      <text:p text:style-name="P4">
Type: Article</text:p>
      <!--METADATA-->
      <text:p text:style-name="P4">
<draw:frame draw:style-name="fr1" draw:name="Image120" text:anchor-type="as-char" svg:width="6.9236in" svg:height="3.956343in" draw:z-index="0">
<draw:image xlink:href="../Images/yкринформ/2023-04-13T16-40-42-03-00/630_360_1681392994-483.jpeg" xlink:type="simple" xlink:show="embed" xlink:actuate="onLoad" draw:mime-type="image/jpeg"/>
</draw:frame>
Bulgarian Minister Nicholas Milkov said that the Russian war against Ukraine has been a fundamentally new security environment, and that it was aggression not only from Ukraine.</text:p>
      <text:p text:style-name="P4">
According to Ukrinform correspondent, Milkov said it in Bucharest during a time discussion within the first Black Sea Sea Security Conference of the Crimean Platform.</text:p>
      <text:p text:style-name="P4">
“<text:a xlink:type="simple" xlink:href="https://www.ukrinform.ua/tag-vijna-z-rosieu" text:style-name="Internet_20_link" text:visited-style-name="Visited_20_Internet_20_Link">
</text:a>
created a fundamentally new hazardous environment. This broke peace in Europe and directly attacked the founded rules of international order. It is aggression not only against Ukraine, but also of the counterpart and stability on our continent. I think that in parallel with the aging situation, Russian aggression has changed the paradigm of thinking on our continent, ”he said.</text:p>
      <text:p text:style-name="P4">
He also noted that growing challenges require a comprehensive strategy over the Black Sea.</text:p>
      <text:p text:style-name="P4">
"What we need now is a coordinated collective approach, because unity is the most powerful advantage," he said.</text:p>
      <text:p text:style-name="P4">
<text:span text:style-name="T4">
 Read also: </text:span>
 <text:a xlink:type="simple" xlink:href="https://www.ukrinform.ua/rubric-polytics/3695279-aspekti-bezpeki-v-cornomorskomu-regioni-treba-pereglanuti-reznikov.html" text:style-name="Internet_20_link" text:visited-style-name="Visited_20_Internet_20_Link">
</text:a>
He also emphasized the need to revalue NATO approach and the Sea policy.</text:p>
      <text:p text:style-name="P4">
According to him, the war in Ukraine also has far -reaching unpredictable seizures for long -term conflicts in neighboring regions, where Russia is always playing a role.</text:p>
      <text:p text:style-name="P4">
It is important not only to respond, but also to restrain any potential threat, Milkov said.</text:p>
      <text:p text:style-name="P4">
It was reported that a security conference is held in Bucharest within the framework of the International Crimean Platform, which is attended by representatives of governments, diplomats and scientists of the leading countries in Europe and the world. The main purpose of the Crimean Platform, which proved its importance as a powerful International Forum, is a full de -occupation of the Crimean Peninsula and the liberation of Ukraine from Russian ash.</text:p>
      <text:p text:style-name="P4">
<text:span text:style-name="T5">
Foto: bta.bg</text:span>
</text:p>
      <text:p text:style-name="P4">
News Source: <text:a xlink:type="simple" xlink:href="https://www.ukrinform.ua/rubric-world/3695489-glava-mzs-bolgarii-vijna-rosii-proti-ukraini-stvorila-principovo-nove-bezpekove-seredovise.html" text:style-name="Internet_20_link" text:visited-style-name="Visited_20_Internet_20_Link">
https://www.ukrinform.ua/rubric-world/3695489-glava-mzs-bolgarii-vijna-rosii-proti-ukraini-stvorila-principovo-nove-bezpekove-seredovise.html</text:a>
</text:p>
      <!--NEWS-->
      <text:h text:style-name="P10" text:outline-level="1">
<text:span text:style-name="T4">
Participants of the Ukraine-Moldova-Romania meeting approved in Bucharest a joint statement</text:span>
</text:h>
      <text:p text:style-name="P4">
Authors: Ukrinform (Person)</text:p>
      <text:p text:style-name="P4">
Publisher: Укринформ (Organization)</text:p>
      <text:p text:style-name="P4">
Published Time: 2023-04-13T16:42:00+03:00</text:p>
      <text:p text:style-name="P4">
Modified Time: 2023-04-13T16:42:00+03:00</text:p>
      <text:p text:style-name="P4">
Description: Foreign Ministers and Defense Ministers of Romania, the Republic of Moldova and Ukraine held a tripartite meeting in Bucharest to discuss the security situation in the region and prospects for further cooperation. - Ukrinform.</text:p>
      <text:p text:style-name="P4">
Images: ["<text:a xlink:type="simple" xlink:href="https://static.ukrinform.com/photos/2023_04/thumb_files/630_360_1681392933-154.jpeg" text:style-name="Internet_20_link" text:visited-style-name="Visited_20_Internet_20_Link">
630_360_16813...</text:a>
"]</text:p>
      <text:p text:style-name="P4">
Tags: ['Молдова', 'МЗС', 'Румунія', 'Україна']</text:p>
      <text:p text:style-name="P4">
Type: Article</text:p>
      <!--METADATA-->
      <text:p text:style-name="P4">
<draw:frame draw:style-name="fr1" draw:name="Image121" text:anchor-type="as-char" svg:width="6.9236in" svg:height="3.956343in" draw:z-index="0">
<draw:image xlink:href="../Images/yкринформ/2023-04-13T16-42-00-03-00/630_360_1681392933-154.jpeg" xlink:type="simple" xlink:show="embed" xlink:actuate="onLoad" draw:mime-type="image/jpeg"/>
</draw:frame>
Ministerus -border agencies and Romania's defense ministers, the Republic of Moldova and Ukraine have conducted a tripartite meeting in Bucharest to discuss the security situation of Uregion and prospects for further cooperation.</text:p>
      <text:p text:style-name="P4">
According to Ukrinform, a joint statement on the results of the meeting was published on <text:a xlink:type="simple" xlink:href="https://mfa.gov.ua/news/spilna-zayava-ministriv-zakordonnih-sprav-ta-ministriv-oboroni-rumuniyi-respubliki-moldova-ta-ukkrayini" text:style-name="Internet_20_link" text:visited-style-name="Visited_20_Internet_20_Link">
</text:a>
.</text:p>
      <text:p text:style-name="P4">
“As partners located in the eastern part of the European continent, we have an affair security and the same interest in a stable tabloid Black Sea region ... We will continue to cooperate as much as we will need to support the right to freely choose our own foreign policy and alliance Stability, safety and prosperity in our region ”, -is in the document.</text:p>
      <text:p text:style-name="P4">
Its authors noted that the expansion of the European Union, as well as in -depth work with NATO are key in this context.</text:p>
      <text:p text:style-name="P4">
<text:span text:style-name="T4">
 Read also: </text:span>
 <text:a xlink:type="simple" xlink:href="https://www.ukrinform.ua/rubric-polytics/3695407-ukraina-prosuvae-v-buharesti-ideu-postijnogo-patruluvanna-cornogo-mora-krainami-nato.html" text:style-name="Internet_20_link" text:visited-style-name="Visited_20_Internet_20_Link">
<text:span text:style-name="T4">
 Bucharest </text:span>
</text:a>
“We will continue to make every effort to continue the strong European Taigro -Atlantic support of the region. In this context, we emphasize the importance of a historical decision of the European Council of June 23, 2022 on the granting to the Republic of Moldova and Ukraine the status of a candidate in the EU and agree to actualize the efforts to ensure their full membership in the EU, ”the heads of foreign policy and defensive departments of Ukraine.</text:p>
      <text:p text:style-name="P4">
They also noted that they are expecting a European Commission to evaluate this progress and a decision on the beginning of Ukraine this year on Ukraine's accession to the Republic of Moldova to the EU.</text:p>
      <text:p text:style-name="P4">
Romania and the Republic of Moldova confirmed their willingness to support Ukraine with a comprehensive, fair and long peace, expressing the support of the Presidential Peace formula <text:a xlink:type="simple" xlink:href="https://www.ukrinform.ua/tag-zelenskij" text:style-name="Internet_20_link" text:visited-style-name="Visited_20_Internet_20_Link">
</text:a>
and the obligation to actively work with Ukraine on the implementation of a martial plan of 10 points.</text:p>
      <text:p text:style-name="P4">
"We emphasize that the formula of peace gives our joint vision on the necessary steps that will ensure a comprehensive, just and strong peace for Ukraine and the security of the world," - emphasizes in a tripartite statement.<text:span text:style-name="T4">
 Read also: </text:span>
 <text:a xlink:type="simple" xlink:href="https://www.ukrinform.ua/rubric-world/3695403-vijna-rf-proti-ukraini-zminila-poradok-bezpeki-vstanovlenij-oon-u-1945-roci-minoboroni-moldovi.html" text:style-name="Internet_20_link" text:visited-style-name="Visited_20_Internet_20_Link">
</text:a>
Finally, the ministers informed about the agreement to organize a new round of trilateral negotiations in the next period of time in the near future with the participation of the ministers responsible for the energy for infrastructure.</text:p>
      <text:p text:style-name="P4">
As reported by Ukrinform, a second(official)The Day of the First Black Sea Sea Security Conference of the International Crimean Platform, which has collected in Bucharest representatives of more than 50 countries of tuning organizations.</text:p>
      <text:p text:style-name="P4">
<text:span text:style-name="T5">
Foto: Foreign</text:span>
</text:p>
      <text:p text:style-name="P4">
News Source: <text:a xlink:type="simple" xlink:href="https://www.ukrinform.ua/rubric-polytics/3695488-ucasniki-zustrici-ukrainamoldovarumunia-uhvalili-v-buharesti-spilnu-zaavu.html" text:style-name="Internet_20_link" text:visited-style-name="Visited_20_Internet_20_Link">
https://www.ukrinform.ua/rubric-polytics/3695488-ucasniki-zustrici-ukrainamoldovarumunia-uhvalili-v-buharesti-spilnu-zaavu.html</text:a>
</text:p>
      <!--NEWS-->
      <text:h text:style-name="P10" text:outline-level="1">
<text:span text:style-name="T4">
Ukraine this year will receive $ 3.5 billion from Japan - Ministry of Finance</text:span>
</text:h>
      <text:p text:style-name="P4">
Authors: Ukrinform (Person)</text:p>
      <text:p text:style-name="P4">
Publisher: Укринформ (Organization)</text:p>
      <text:p text:style-name="P4">
Published Time: 2023-04-13T16:44:49+03:00</text:p>
      <text:p text:style-name="P4">
Modified Time: 2023-04-13T16:44:49+03:00</text:p>
      <text:p text:style-name="P4">
Description: The Government of Japan plans to provide Ukraine with $ 3.5 billion in direct budget support during 2023. - Ukrinform.</text:p>
      <text:p text:style-name="P4">
Images: ["<text:a xlink:type="simple" xlink:href="https://static.ukrinform.com/photos/2021_11/thumb_files/630_360_1638095829-464.jpg" text:style-name="Internet_20_link" text:visited-style-name="Visited_20_Internet_20_Link">
630_360_16380...</text:a>
"]</text:p>
      <text:p text:style-name="P4">
Tags: ['Японія', 'Мінфін', 'допомога']</text:p>
      <text:p text:style-name="P4">
Type: Article</text:p>
      <!--METADATA-->
      <text:p text:style-name="P4">
<draw:frame draw:style-name="fr1" draw:name="Image122" text:anchor-type="as-char" svg:width="6.9236in" svg:height="3.956343in" draw:z-index="0">
<draw:image xlink:href="../Images/yкринформ/2023-04-13T16-44-49-03-00/630_360_1638095829-464.jpg" xlink:type="simple" xlink:show="embed" xlink:actuate="onLoad" draw:mime-type="image/jpeg"/>
</draw:frame>
Government plans to provide Ukraine with $ 3.5 billion in direct budget support for 2023.</text:p>
      <text:p text:style-name="P4">
As Ukrinform reports, it reports <text:a xlink:type="simple" xlink:href="https://www.mof.gov.ua/uk/news/ukraine_will_receive_usd_35_billion_from_japan_in_2023_minister_of_finance_of_japan_during_a_meeting_with_sergii_marchenko-3946" text:style-name="Internet_20_link" text:visited-style-name="Visited_20_Internet_20_Link">
</text:a>
Following the meeting of the Minister of Finance of Ukraine, Serhiy Marchenko from Japan Minister Sunichi Sudzuki.</text:p>
      <text:p text:style-name="P4">
“Ukraine is extremely appreciating Japan's contribution to the acceleration of our victory, in particular through the systematic provision of financial and humanitarian assistance, the Tasancial pressure on Russia. Chair in G7 in 2023, <text:a xlink:type="simple" xlink:href="https://www.ukrinform.ua/tag-aponia" text:style-name="Internet_20_link" text:visited-style-name="Visited_20_Internet_20_Link">
</text:a>
demonstrates the fundamental leadership in supporting the Ukrainian issue on the agenda of international events, as well as improving the coordination of financial assistance for Ukraine, ” - said.</text:p>
      <text:p text:style-name="P4">
He stressed that in war, external financing has a key role in the prevention of macroeconomic stability due to a significant increase in the expenditures of the names of names and defense.</text:p>
      <text:p text:style-name="P4">
Sunichi Suzuki confirmed the intentions of the Japan Government to direct $ 3.5 billion dodolers to Ukraine direct budget support during 2023. These funds will allow priority, including social and humanitarian expenditures.</text:p>
      <text:p text:style-name="P4">
<text:span text:style-name="T4">
 Read also: </text:span>
 <text:a xlink:type="simple" xlink:href="https://www.ukrinform.ua/rubric-economy/3694411-aponia-na-zustrici-g7-predstavit-model-finansovoi-pidtrimki-ukraini.html" text:style-name="Internet_20_link" text:visited-style-name="Visited_20_Internet_20_Link">
<text:span text:style-name="T4">
 Japan </text:span>
</text:a>
It is noted that from the beginning of the full -scale war, Japan provided Ukraine $ 581 million in privileged funding.</text:p>
      <text:p text:style-name="P4">
As it was reported, since the beginning of 2023 Ukraine and Japan have agreed on the needs of our country's restoration of more than $ 600 million.</text:p>
      <text:p text:style-name="P4">
News Source: <text:a xlink:type="simple" xlink:href="https://www.ukrinform.ua/rubric-economy/3695491-ukraina-cogoric-otrimae-vid-aponii-35-milarda-minfin.html" text:style-name="Internet_20_link" text:visited-style-name="Visited_20_Internet_20_Link">
https://www.ukrinform.ua/rubric-economy/3695491-ukraina-cogoric-otrimae-vid-aponii-35-milarda-minfin.html</text:a>
</text:p>
      <!--NEWS-->
      <text:h text:style-name="P10" text:outline-level="1">
<text:span text:style-name="T4">
Ukrainian agrarians are provided with fertilizers by almost 60% - expert</text:span>
</text:h>
      <text:p text:style-name="P4">
Authors: Ukrinform (Person)</text:p>
      <text:p text:style-name="P4">
Publisher: Укринформ (Organization)</text:p>
      <text:p text:style-name="P4">
Published Time: 2023-04-13T16:45:38+03:00</text:p>
      <text:p text:style-name="P4">
Modified Time: 2023-04-13T16:45:38+03:00</text:p>
      <text:p text:style-name="P4">
Description: As of mid -April 2023, Ukrainian agrarians were provided with mineral fertilizers by almost 60%. - Ukrinform.</text:p>
      <text:p text:style-name="P4">
Images: ["<text:a xlink:type="simple" xlink:href="https://static.ukrinform.com/photos/2023_04/thumb_files/630_360_1681393181-738.jpg" text:style-name="Internet_20_link" text:visited-style-name="Visited_20_Internet_20_Link">
630_360_16813...</text:a>
"]</text:p>
      <text:p text:style-name="P4">
Tags: ['Ціни', 'Кредит', 'Україна', 'Аграрії']</text:p>
      <text:p text:style-name="P4">
Type: Article</text:p>
      <!--METADATA-->
      <text:p text:style-name="P4">
<draw:frame draw:style-name="fr1" draw:name="Image123" text:anchor-type="as-char" svg:width="6.9236in" svg:height="3.956343in" draw:z-index="0">
<draw:image xlink:href="../Images/yкринформ/2023-04-13T16-45-38-03-00/630_360_1681393181-738.jpg" xlink:type="simple" xlink:show="embed" xlink:actuate="onLoad" draw:mime-type="image/jpeg"/>
</draw:frame>
In the midst of April 2023, Ukrainian agrarians were provided with mineral fees by almost 60%.</text:p>
      <text:p text:style-name="P4">
This was stated by the Deputy Chairman of the All -Ukrainian Agrarian Council Denis Marchuk during a briefing at the Media Center Ukraine - Ukrinform.</text:p>
      <text:p text:style-name="P4">
"The price of mineral fertilizers began to settle down a little. If a month ago, the mitty(fertilizers-aut.)producers in the range of 30-40%, now - up to 60% of the required standards, "he said.</text:p>
      <text:p text:style-name="P4">
Marchuk added that the level of fertilizer provision remains all piled and this will have an impact on yield in 2023.</text:p>
      <text:p text:style-name="P4">
<text:span text:style-name="T4">
 Read also: </text:span>
 <text:a xlink:type="simple" xlink:href="https://www.ukrinform.ua/rubric-economy/3691118-agrarii-z-prifrontovih-oblastej-zmozut-otrimati-nasinna-kukurudzi-ta-sonasnika-fao-prijmae-zaavki.html" text:style-name="Internet_20_link" text:visited-style-name="Visited_20_Internet_20_Link">
<text:span text:style-name="T4">
 farmers </text:span>
</text:a>
According to him, this problem can only be solved by providing Ukrainian farmers with funds, including through preferential lending. Currently, a limit of UAH 90 million has been set for agrarian, but this is not enough.</text:p>
      <text:p text:style-name="P4">
As reported by Ukrinform, Ukrainian small and medium -sized agricultural producers can get mineral fertilizers for spring sowing within the project implemented by the program <text:a xlink:type="simple" xlink:href="https://www.ukrinform.ua/tag-usaid" text:style-name="Internet_20_link" text:visited-style-name="Visited_20_Internet_20_Link">
</text:a>
From agrarian and rural development(Agro) у співпраці з Міністерством аграрної політики тапродовольства України.</text:p>
      <text:p text:style-name="P4">
News Source: <text:a xlink:type="simple" xlink:href="https://www.ukrinform.ua/rubric-economy/3695492-ukrainski-agrarii-zabezpeceni-mindobrivami-majze-na-60-ekspert.html" text:style-name="Internet_20_link" text:visited-style-name="Visited_20_Internet_20_Link">
https://www.ukrinform.ua/rubric-economy/3695492-ukrainski-agrarii-zabezpeceni-mindobrivami-majze-na-60-ekspert.html</text:a>
</text:p>
      <!--NEWS-->
      <text:h text:style-name="P10" text:outline-level="1">
<text:span text:style-name="T4">
North Korea could have experience a new missile system - the media</text:span>
</text:h>
      <text:p text:style-name="P4">
Authors: Ukrinform (Person)</text:p>
      <text:p text:style-name="P4">
Publisher: Укринформ (Organization)</text:p>
      <text:p text:style-name="P4">
Published Time: 2023-04-13T16:50:00+03:00</text:p>
      <text:p text:style-name="P4">
Modified Time: 2023-04-13T16:50:00+03:00</text:p>
      <text:p text:style-name="P4">
Description: North Korea could have tried a new rocket system today, probably a solid fuel intercontinental ballistic missile (IBR). - Ukrinform.</text:p>
      <text:p text:style-name="P4">
Images: ["<text:a xlink:type="simple" xlink:href="https://static.ukrinform.com/photos/2023_03/thumb_files/630_360_1679475823-801.jpg" text:style-name="Internet_20_link" text:visited-style-name="Visited_20_Internet_20_Link">
630_360_16794...</text:a>
"]</text:p>
      <text:p text:style-name="P4">
Tags: ['КНДР', 'Ракета', 'Ракетні випробування КНДР']</text:p>
      <text:p text:style-name="P4">
Type: Article</text:p>
      <!--METADATA-->
      <text:p text:style-name="P4">
<draw:frame draw:style-name="fr1" draw:name="Image124" text:anchor-type="as-char" svg:width="6.9236in" svg:height="3.946452in" draw:z-index="0">
<draw:image xlink:href="../Images/yкринформ/2023-04-13T16-50-00-03-00/630_360_1679475823-801.jpg" xlink:type="simple" xlink:show="embed" xlink:actuate="onLoad" draw:mime-type="image/jpeg"/>
</draw:frame>
Northern Korea today could have experienced a new rocket system, probably solid fuel continental ballistic missile(MBR).</text:p>
      <text:p text:style-name="P4">
Про це з посиланням на співрозмовника у південнокорейському військовомукомандуванні повідомляє <text:a xlink:type="simple" xlink:href="https://en.yna.co.kr/view/AEN20230413000756325" text:style-name="Internet_20_link" text:visited-style-name="Visited_20_Internet_20_Link">
 </text:a>
, reports Ukrinform.</text:p>
      <text:p text:style-name="P4">
According to an official who spoke on the conditions of anonymity, the military of the Southern Korea and the United States "consider different possible options".</text:p>
      <text:p text:style-name="P4">
Shortly after launching the rocket, the Allies held a coordination meeting and confirmed that both parties would continue to strengthen their joint defense positions against "any threats and provocations from North Korea", JCS reported.</text:p>
      <text:p text:style-name="P4">
Seoul believes that the purpose of the last launch could be a demonstration of nuclear force <text:a xlink:type="simple" xlink:href="https://www.ukrinform.ua/tag-kndr" text:style-name="Internet_20_link" text:visited-style-name="Visited_20_Internet_20_Link">
</text:a>
On the eve of the 111st Birthday of Kim Il Seine, the founder of North Korea and the grandfather of the current leader who will be celebrated on Saturday, as well as a protest against the increase of Seoul Ivashington, the potential for deterrent to Pyongyan.</text:p>
      <text:p text:style-name="P4">
The previous time North Korea launched the MBBB Bakon-17 on March 16.</text:p>
      <text:p text:style-name="P4">
Today's test was against the backdrop of assumptions that Pyongyang could in the near future launch a long -range rocket and launch his first -military satellite into orbit, which was repeatedly stated in the DPRK earlier.</text:p>
      <text:p text:style-name="P4">
<text:span text:style-name="T4">
 Read also: </text:span>
 <text:a xlink:type="simple" xlink:href="https://www.ukrinform.ua/rubric-world/3693240-u-kndr-zaavlaut-so-viprobuvali-pidvodnij-adernij-dron.html" text:style-name="Internet_20_link" text:visited-style-name="Visited_20_Internet_20_Link">
<text:span text:style-name="T4">
 DPRK </text:span>
</text:a>
In addition, from Last Friday, North Korea ignores ordinary cross -border calls through intercostal communication lines and military communication channels, which is concerned about the probable preparation of the North Korean regime of provocations.</text:p>
      <text:p text:style-name="P4">
Recently, Pyongyang increased tensions due to more rigid rhetoric, as he claimed, underwater drones for attacking nuclear weapons.</text:p>
      <text:p text:style-name="P4">
As reported by Ukrinform, North Korea on Thursday, April 13, <text:a xlink:type="simple" xlink:href="https://www.ukrinform.ua/rubric-world/3695140-kndr-zapustila-balisticnu-raketu-v-bik-shidnogo-mora.html" text:style-name="Internet_20_link" text:visited-style-name="Visited_20_Internet_20_Link">
</text:a>
<text:span text:style-name="T5">
Foto: yonhap</text:span>
</text:p>
      <text:p text:style-name="P4">
News Source: <text:a xlink:type="simple" xlink:href="https://www.ukrinform.ua/rubric-world/3695498-pivnicna-korea-mogla-viprobuvati-novu-raketnu-sistemu-zmi.html" text:style-name="Internet_20_link" text:visited-style-name="Visited_20_Internet_20_Link">
https://www.ukrinform.ua/rubric-world/3695498-pivnicna-korea-mogla-viprobuvati-novu-raketnu-sistemu-zmi.html</text:a>
</text:p>
      <!--NEWS-->
      <text:h text:style-name="P10" text:outline-level="1">
<text:span text:style-name="T4">
Howard Buffett team will help Ukraine with humanitarian demining</text:span>
</text:h>
      <text:p text:style-name="P4">
Authors: Ukrinform (Person)</text:p>
      <text:p text:style-name="P4">
Publisher: Укринформ (Organization)</text:p>
      <text:p text:style-name="P4">
Published Time: 2023-04-13T16:52:17+03:00</text:p>
      <text:p text:style-name="P4">
Modified Time: 2023-04-13T16:52:17+03:00</text:p>
      <text:p text:style-name="P4">
Description: The team of American investor Howard Buffett will join the humanitarian demining of the territories of Ukraine. - Ukrinform.</text:p>
      <text:p text:style-name="P4">
Images: ["<text:a xlink:type="simple" xlink:href="https://static.ukrinform.com/photos/2023_04/thumb_files/630_360_1681393368-764.jpg" text:style-name="Internet_20_link" text:visited-style-name="Visited_20_Internet_20_Link">
630_360_16813...</text:a>
"]</text:p>
      <text:p text:style-name="P4">
Tags: ['Мінекономіки', 'Розмінування', 'Баффетт']</text:p>
      <text:p text:style-name="P4">
Type: Article</text:p>
      <!--METADATA-->
      <text:p text:style-name="P4">
<draw:frame draw:style-name="fr1" draw:name="Image125" text:anchor-type="as-char" svg:width="6.9236in" svg:height="3.956343in" draw:z-index="0">
<draw:image xlink:href="../Images/yкринформ/2023-04-13T16-52-17-03-00/630_360_1681393368-764.jpg" xlink:type="simple" xlink:show="embed" xlink:actuate="onLoad" draw:mime-type="image/jpeg"/>
</draw:frame>
The American investor, Howard Buffett, will join the humanitarian variable of the territories of Ukraine.</text:p>
      <text:p text:style-name="P4">
According to Ukrinform, the first Viceremier-Minister-Minister of Economy of Ukraine Yulia Sviridenko and the American Investorgard Baffeta agreed during the meeting, reports <text:a xlink:type="simple" xlink:href="https://www.me.gov.ua/News/Detail" text:style-name="Internet_20_link" text:visited-style-name="Visited_20_Internet_20_Link">
</text:a>
"We understand that the process of mineing will be stretched for years. Therefore, the government tries to speed up it as much as possible. We have agreed on the participation of Howard Buffett's companies in the long -term project of humanitarian miners <text:a xlink:type="simple" xlink:href="https://www.ukrinform.ua/tag-zemla" text:style-name="Internet_20_link" text:visited-style-name="Visited_20_Internet_20_Link">
</text:a>
. Innovative developments for this factor are already in the work, ”Sviridenko said.</text:p>
      <text:p text:style-name="P4">
She reminded that the Buffett Foundation has experience, because for many years, the leads in Colombia.</text:p>
      <text:p text:style-name="P4">
During the meeting, Buffet stated that his foundation was ready to work together with the Ukrainian government and support the government's projects to significantly accelerate the humanitarian demining. Within the framework of cooperation, he promised to carry out the procurement of masters for mine, to use in this process such innovative solutions as special drones for demining.</text:p>
      <text:p text:style-name="P4">
<text:span text:style-name="T4">
 Read also: </text:span>
 <text:a xlink:type="simple" xlink:href="https://www.ukrinform.ua/rubric-economy/3692945-urad-shvaliv-stvorenna-centru-gumanitarnogo-rozminuvanna.html" text:style-name="Internet_20_link" text:visited-style-name="Visited_20_Internet_20_Link">
<text:span text:style-name="T4">
 Humanitarian </text:span>
 <text:span text:style-name="T4">
 Drams </text:span>
</text:a>
According to him, he is ready to assist Russia with the responsibility of the crime that caused damage to the Ukrainian agrarian sector. Already several corresponding claims were filed to the International Court.</text:p>
      <text:p text:style-name="P4">
Sviridenko reported that the Ministry of Economy of Ukraine has launched a special project to develop the methodology and scale the latest drone technology in acceleration of demining.</text:p>
      <text:p text:style-name="P4">
<text:span text:style-name="T4">
 Read also: </text:span>
 <text:a xlink:type="simple" xlink:href="https://www.ukrinform.ua/rubric-society/3694629-zelenskij-obgovoriv-iz-govardom-baffetom-dopomogu-ukraini.html" text:style-name="Internet_20_link" text:visited-style-name="Visited_20_Internet_20_Link">
<text:span text:style-name="T4">
 Buffet </text:span>
</text:a>
"Howard Buffett will take an active part in the issue of accelerating the mine of Ukraine, as well as involves its contacts and opportunities to find like -minded people who would have joined the issue of humanitarian demining," - said.</text:p>
      <text:p text:style-name="P4">
As it was reported, the plan of priority demining involves the humanitarian variable of Dnipropetrovsk, Zaporizhia, Kyiv, Mykolaiv, Sumy, Kharkiv, Kherson, Chernihiv, Cherkasy regions.</text:p>
      <text:p text:style-name="P4">
<text:span text:style-name="T5">
Foto: me.gov.ua</text:span>
</text:p>
      <text:p text:style-name="P4">
News Source: <text:a xlink:type="simple" xlink:href="https://www.ukrinform.ua/rubric-society/3695495-komanda-govarda-baffeta-dopomoze-ukraini-z-gumanitarnim-rozminuvannam.html" text:style-name="Internet_20_link" text:visited-style-name="Visited_20_Internet_20_Link">
https://www.ukrinform.ua/rubric-society/3695495-komanda-govarda-baffeta-dopomoze-ukraini-z-gumanitarnim-rozminuvannam.html</text:a>
</text:p>
      <!--NEWS-->
      <text:h text:style-name="P10" text:outline-level="1">
<text:span text:style-name="T4">
Putin is responsible for the brutal execution of the Ukrainian military - Shmigal</text:span>
</text:h>
      <text:p text:style-name="P4">
Authors: Ukrinform (Person)</text:p>
      <text:p text:style-name="P4">
Publisher: Укринформ (Organization)</text:p>
      <text:p text:style-name="P4">
Published Time: 2023-04-13T16:53:38+03:00</text:p>
      <text:p text:style-name="P4">
Modified Time: 2023-04-13T16:53:38+03:00</text:p>
      <text:p text:style-name="P4">
Description: Prime Minister of Ukraine Denis Shmigal stated that Russian President Vladimir Putin is responsible for the brutal execution of the Ukrainian military who has recently been widespread. - Ukrinform.</text:p>
      <text:p text:style-name="P4">
Images: ["<text:a xlink:type="simple" xlink:href="https://static.ukrinform.com/photos/2023_03/thumb_files/630_360_1679676099-828.jpg" text:style-name="Internet_20_link" text:visited-style-name="Visited_20_Internet_20_Link">
630_360_16796...</text:a>
"]</text:p>
      <text:p text:style-name="P4">
Tags: ['путін', 'Страта', 'Воєнні злочини', 'Війна з росією']</text:p>
      <text:p text:style-name="P4">
Type: Article</text:p>
      <!--METADATA-->
      <text:p text:style-name="P4">
<draw:frame draw:style-name="fr1" draw:name="Image126" text:anchor-type="as-char" svg:width="6.9236in" svg:height="3.956343in" draw:z-index="0">
<draw:image xlink:href="../Images/yкринформ/2023-04-13T16-53-38-03-00/630_360_1679676099-828.jpg" xlink:type="simple" xlink:show="embed" xlink:actuate="onLoad" draw:mime-type="image/jpeg"/>
</draw:frame>
Prime Minister of Ukraine Denis Shmigal stated that Russian President Vladimir Putin will be responsible for the brutal execution of the Ukrainian military whose video was widely spread.</text:p>
      <text:p text:style-name="P4">
According to Ukrinform, he said in an interview <text:a xlink:type="simple" xlink:href="https://edition.cnn.com/videos/world/2023/04/12/ukraine-prime-minister-shmyhal-purported-beheaded-soldiers-putin-intv-tsr-intl-vpx.cnn" text:style-name="Internet_20_link" text:visited-style-name="Visited_20_Internet_20_Link">
</text:a>
 <text:a xlink:type="simple" xlink:href="https://edition.cnn.com/videos/world/2023/04/12/ukraine-prime-minister-shmyhal-purported-beheaded-soldiers-putin-intv-tsr-intl-vpx.cnn" text:style-name="Internet_20_link" text:visited-style-name="Visited_20_Internet_20_Link">
</text:a>
 <text:a xlink:type="simple" xlink:href="https://edition.cnn.com/videos/world/2023/04/12/ukraine-prime-minister-shmyhal-purported-beheaded-soldiers-putin-intv-tsr-intl-vpx.cnn" text:style-name="Internet_20_link" text:visited-style-name="Visited_20_Internet_20_Link">
</text:a>
"Unfortunately, this is not the first cruel crime of the Russian army in Ukraine ... And we may have that none of the world leaders stand aside when such female crimes are committed," the head of the Government of Ukraine emphasized.</text:p>
      <text:p text:style-name="P4">
Shmigal noted that Ukraine is investigating this and other crimes of Russian <text:a xlink:type="simple" xlink:href="https://www.ukrinform.ua/tag-armia" text:style-name="Internet_20_link" text:visited-style-name="Visited_20_Internet_20_Link">
</text:a>
In Ukraine, he emphasized the importance of the political leadership of the Russian Federation for these crimes.</text:p>
      <text:p text:style-name="P4">
When asked about Putin's personal responsibility for this cruel Zhmigal, Putin was fully responsible for this and another, as he is responsible for the crime of aggression against Ukraine.</text:p>
      <text:p text:style-name="P4">
<text:span text:style-name="T4">
 Read also: </text:span>
 <text:a xlink:type="simple" xlink:href="https://www.ukrinform.ua/rubric-polytics/3695481-video-zi-stratami-ukrainskih-vijskovih-rosianami-lubinec-zvernuvsa-do-moskalkovoi.html" text:style-name="Internet_20_link" text:visited-style-name="Visited_20_Internet_20_Link">
<text:span text:style-name="T4">
 Strat </text:span>
</text:a>
As it was reported, on the eve of the Internet there were videos on how the Russian heads are a Ukrainian prisoner of war. Law enforcement agencies are taking measures to identify the persons who have committed the crime.</text:p>
      <text:p text:style-name="P4">
The Ministry of Foreign Affairs of Ukraine appealed to the prosecutor of the International Criminal Court, demanding the fact that the death of a Ukrainian soldier by the Russian military in the context of investigation of military crimes against humanity against the humanity committed by the Russians in Ukraine.</text:p>
      <text:p text:style-name="P4">
News Source: <text:a xlink:type="simple" xlink:href="https://www.ukrinform.ua/rubric-polytics/3695497-putin-nese-vidpovidalnist-za-zorstoku-stratu-ukrainskogo-vijskovogo-smigal.html" text:style-name="Internet_20_link" text:visited-style-name="Visited_20_Internet_20_Link">
https://www.ukrinform.ua/rubric-polytics/3695497-putin-nese-vidpovidalnist-za-zorstoku-stratu-ukrainskogo-vijskovogo-smigal.html</text:a>
</text:p>
      <!--NEWS-->
      <text:h text:style-name="P10" text:outline-level="1">
<text:span text:style-name="T4">
The first ship from Rostov - Andryushchenko went to Mariupol's port this year</text:span>
</text:h>
      <text:p text:style-name="P4">
Authors: Ukrinform (Person)</text:p>
      <text:p text:style-name="P4">
Publisher: Укринформ (Organization)</text:p>
      <text:p text:style-name="P4">
Published Time: 2023-04-13T16:55:54+03:00</text:p>
      <text:p text:style-name="P4">
Modified Time: 2023-04-13T16:55:54+03:00</text:p>
      <text:p text:style-name="P4">
Description: This year, a ship from Rostov-on-Don entered the port of Mariupol, brought building materials and downloaded another batch of metal. - Ukrinform.</text:p>
      <text:p text:style-name="P4">
Images: ["<text:a xlink:type="simple" xlink:href="https://static.ukrinform.com/photos/2023_01/thumb_files/630_360_1672827568-501.jpeg" text:style-name="Internet_20_link" text:visited-style-name="Visited_20_Internet_20_Link">
630_360_16728...</text:a>
"]</text:p>
      <text:p text:style-name="P4">
Tags: ['Маріуполь', 'Порт', 'Корабель', 'Війна з росією']</text:p>
      <text:p text:style-name="P4">
Type: Article</text:p>
      <!--METADATA-->
      <text:p text:style-name="P4">
<draw:frame draw:style-name="fr1" draw:name="Image127" text:anchor-type="as-char" svg:width="6.9236in" svg:height="3.956343in" draw:z-index="0">
<draw:image xlink:href="../Images/yкринформ/2023-04-13T16-55-54-03-00/630_360_1672827568-501.jpeg" xlink:type="simple" xlink:show="embed" xlink:actuate="onLoad" draw:mime-type="image/jpeg"/>
</draw:frame>
The first year of the Rostov-on-Don ship entered the port of Mariupol, brought in and loaded another batch of metal.</text:p>
      <text:p text:style-name="P4">
As Ukrinform reports, about it in <text:a xlink:type="simple" xlink:href="https://t.me/andriyshTime/8548" text:style-name="Internet_20_link" text:visited-style-name="Visited_20_Internet_20_Link">
</text:a>
 повідомиврадник міського голови Маріуполя Петро Андрющенко та опублікував відповідневідео з порту.</text:p>
      <text:p text:style-name="P4">
«Перше в цьому році судно класу РМ3 (River-sea) з Ростова-на-Дону зайшло впорт Маріуполя. Це знов найменше судно, що здатен поки прийняти запотужностями порт. Показово привезли будівельні матеріали. Та потайкиприхопили чергову партію металопрокату. Всього зайшло 1900 тонн», – написавАндрющенко.</text:p>
      <text:p text:style-name="P4">
<text:span text:style-name="T4">
Читайте також:</text:span>
 <text:a xlink:type="simple" xlink:href="https://www.ukrinform.ua/rubric-regions/3694587-u-mariupoli-pisla-dosu-zatopilo-kvartiri-i-dorogi-prorvalo-kanalizaciu.html" text:style-name="Internet_20_link" text:visited-style-name="Visited_20_Internet_20_Link">
 <text:span text:style-name="T4">
Маріуп</text:span>
 </text:a>
He noted that if the port is able to quickly unload ships, then such a reduction in logistics can improve the speed and number of formation of military reserves of invaders.</text:p>
      <text:p text:style-name="P4">
As reported by Ukrinform, Russia's aggression caused in <text:a xlink:type="simple" xlink:href="https://www.ukrinform.ua/tag-mariupol" text:style-name="Internet_20_link" text:visited-style-name="Visited_20_Internet_20_Link">
</text:a>
One of the largest humanitarian -catrophe. The city is almost 90% destroyed as a result of enemy shelling.</text:p>
      <text:p text:style-name="P4">
In the summer of 2022, the Russians were exported from the Mariupol Port of stolen grain tametalolo.</text:p>
      <text:p text:style-name="P4">
Mariupol and surrounding settlements are transformed by the invaders into a Russian army's military-logistics hub.</text:p>
      <text:p text:style-name="P4">
News Source: <text:a xlink:type="simple" xlink:href="https://www.ukrinform.ua/rubric-regions/3695499-u-port-mariupola-zajslo-perse-cogoric-sudno-z-rostova-andrusenko.html" text:style-name="Internet_20_link" text:visited-style-name="Visited_20_Internet_20_Link">
https://www.ukrinform.ua/rubric-regions/3695499-u-port-mariupola-zajslo-perse-cogoric-sudno-z-rostova-andrusenko.html</text:a>
</text:p>
      <!--NEWS-->
      <text:h text:style-name="P10" text:outline-level="1">
<text:span text:style-name="T4">
Russian aggression also shakes Asia as a diplomat</text:span>
</text:h>
      <text:p text:style-name="P4">
Authors: Ukrinform (Person)</text:p>
      <text:p text:style-name="P4">
Publisher: Укринформ (Organization)</text:p>
      <text:p text:style-name="P4">
Published Time: 2023-04-13T16:56:05+03:00</text:p>
      <text:p text:style-name="P4">
Modified Time: 2023-04-13T16:56:05+03:00</text:p>
      <text:p text:style-name="P4">
Description: Russia's war against Ukraine is a problem not only for Europe but also for Asia. - Ukrinform.</text:p>
      <text:p text:style-name="P4">
Images: ["<text:a xlink:type="simple" xlink:href="https://static.ukrinform.com/photos/2023_04/thumb_files/630_360_1681384263-220.jpg" text:style-name="Internet_20_link" text:visited-style-name="Visited_20_Internet_20_Link">
630_360_16813...</text:a>
"]</text:p>
      <text:p text:style-name="P4">
Tags: ['Азія', 'Війна з росією', 'Чорноморська безпекова конференція']</text:p>
      <text:p text:style-name="P4">
Type: Article</text:p>
      <!--METADATA-->
      <text:p text:style-name="P4">
<draw:frame draw:style-name="fr1" draw:name="Image128" text:anchor-type="as-char" svg:width="6.9236in" svg:height="3.956343in" draw:z-index="0">
<draw:image xlink:href="../Images/yкринформ/2023-04-13T16-56-05-03-00/630_360_1681384263-220.jpg" xlink:type="simple" xlink:show="embed" xlink:actuate="onLoad" draw:mime-type="image/jpeg"/>
</draw:frame>
The war against Ukraine is a problem not only for Europe but also for Asia.</text:p>
      <text:p text:style-name="P4">
The Ambassador of Japan Hiroshi Udea said this during the first Black Sea Sea Conference of the International Crimean Platform in Bucharest, Ukrinform reports.</text:p>
      <text:p text:style-name="P4">
“Russian aggression against Ukraine shakes the very basis of international order in Europe, but also in Asia. It deserves strict condemnation as a violation of the international law ... Attempts to change the status quo with the help of force, as Russia will now do, it is impossible to tolerate anywhere in the world, ”the diplomat said.</text:p>
      <text:p text:style-name="P4">
He assured that Japan consistently supports Ukraine's sovereignty and territoriality, including Crimea, stands firmly with the people of Ukraine.</text:p>
      <text:p text:style-name="P4">
<text:span text:style-name="T4">
 Read also: </text:span>
 <text:a xlink:type="simple" xlink:href="https://www.ukrinform.ua/rubric-world/3695489-glava-mzs-bolgarii-vijna-rosii-proti-ukraini-stvorila-principovo-nove-bezpekove-seredovise.html" text:style-name="Internet_20_link" text:visited-style-name="Visited_20_Internet_20_Link">
</text:a>
According to the diplomat, Japan will work in close coordination with the International Community for the sake of restoring peace and reconstruction of Ukraine. Japan also plays an important role as the chairman in G7 group, which is never important as a bulletka as today, said the ambassador.</text:p>
      <text:p text:style-name="P4">
He recalled that the Prime Minister <text:a xlink:type="simple" xlink:href="https://www.ukrinform.ua/tag-aponia" text:style-name="Internet_20_link" text:visited-style-name="Visited_20_Internet_20_Link">
</text:a>
Last month, Fumiocisis visited Kiev and declared his readiness to protect the international order by supporting Ukraine and the introduction of rigid sanctions in front of the Russian Federation.</text:p>
      <text:p text:style-name="P4">
By this time, Tokyo provided support to Ukraine and the neighboring states of $ 7.6 billion, informed the ambassador.</text:p>
      <text:p text:style-name="P4">
<text:span text:style-name="T4">
 Read also: </text:span>
 <text:a xlink:type="simple" xlink:href="https://www.ukrinform.ua/rubric-polytics/3695355-cornomorskij-region-stav-proektorom-nebezpeki-dla-vsiei-evropi-frolova.html" text:style-name="Internet_20_link" text:visited-style-name="Visited_20_Internet_20_Link">
</text:a>
Udea drew attention to the fact that Japan's Foreign Minister Japassa Hayashnya took part in a meeting of NATO Foreign Ministry and introduced a new national strategy, which envisages increased cooperation with the Alliance and other partners in the conditions of the greatest danger of the last decades.</text:p>
      <text:p text:style-name="P4">
It was reported that at the end of this next week in Japan, the G7 foreign ministers were exposed.</text:p>
      <text:p text:style-name="P4">
Photo: gov.ro</text:p>
      <text:p text:style-name="P4">
News Source: <text:a xlink:type="simple" xlink:href="https://www.ukrinform.ua/rubric-world/3695500-rosijska-agresia-rozhitue-takoz-i-aziu-diplomat.html" text:style-name="Internet_20_link" text:visited-style-name="Visited_20_Internet_20_Link">
https://www.ukrinform.ua/rubric-world/3695500-rosijska-agresia-rozhitue-takoz-i-aziu-diplomat.html</text:a>
</text:p>
      <!--NEWS-->
      <text:h text:style-name="P10" text:outline-level="1">
<text:span text:style-name="T4">
The court returned to the community of workshops in Darnytskyi district</text:span>
</text:h>
      <text:p text:style-name="P4">
Authors: Ukrinform (Person)</text:p>
      <text:p text:style-name="P4">
Publisher: Укринформ (Organization)</text:p>
      <text:p text:style-name="P4">
Published Time: 2023-04-13T17:00:00+03:00</text:p>
      <text:p text:style-name="P4">
Modified Time: 2023-04-13T17:00:00+03:00</text:p>
      <text:p text:style-name="P4">
Description: The Darnytsky District Court returned to the city community of Kyiv the premises of workshops in Darnytskyi district worth more than 4 million hryvnias. - Ukrinform.</text:p>
      <text:p text:style-name="P4">
Images: ["<text:a xlink:type="simple" xlink:href="https://static.ukrinform.com/photos/2017_07/thumb_files/630_360_1499447517-5115.jpg" text:style-name="Internet_20_link" text:visited-style-name="Visited_20_Internet_20_Link">
630_360_14994...</text:a>
"]</text:p>
      <text:p text:style-name="P4">
Tags: ['Суд', 'Тергромада', 'Київ']</text:p>
      <text:p text:style-name="P4">
Type: Article</text:p>
      <!--METADATA-->
      <text:p text:style-name="P4">
<draw:frame draw:style-name="fr1" draw:name="Image129" text:anchor-type="as-char" svg:width="6.9236in" svg:height="3.956343in" draw:z-index="0">
<draw:image xlink:href="../Images/yкринформ/2023-04-13T17-00-00-03-00/630_360_1499447517-5115.jpg" xlink:type="simple" xlink:show="embed" xlink:actuate="onLoad" draw:mime-type="image/jpeg"/>
</draw:frame>
The Darnytsky District Court returned to the city community of Kyiv the premises of workshops of the striker district worth more than 4 million hryvnias.</text:p>
      <text:p text:style-name="P4">
According to Ukrinform, the Kyiv City Prosecutor's Office reports in <text:a xlink:type="simple" xlink:href="https://t.me/kyiv_pro_office/1881" text:style-name="Internet_20_link" text:visited-style-name="Visited_20_Internet_20_Link">
</text:a>
</text:p>
      <text:p text:style-name="P4">
"Прокурори Дарницької окружної прокуратури міста Києва відстояли в <text:a xlink:type="simple" xlink:href="https://www.ukrinform.ua/tag-sud" text:style-name="Internet_20_link" text:visited-style-name="Visited_20_Internet_20_Link">
</text:a>
The interests of the residents of the capital in the use of the territorial community of Kyiv in non -residential release on Urlovskaya Street in Darnytskyi district of Kiev worth more than 4 million hryvnias, " - said in the message.</text:p>
      <text:p text:style-name="P4">
It is a non-residential premises, which are located on the 25th return of the apartment building on Urlovskaya Street and belong to communal license. These premises were used as workshops.</text:p>
      <text:p text:style-name="P4">
In 2020, unidentified persons, on the basis of a fake document, presented the ownership of one of the premises by an individual by an apartment. Subsequently, the premises were twice a year in favor of third parties.</text:p>
      <text:p text:style-name="P4">
In order to protect the interests of the territorial community, the District redecorated with a statement of claim to the court on the demand of this property of pre -communal property.</text:p>
      <text:p text:style-name="P4">
<text:span text:style-name="T4">
 Read also: </text:span>
 <text:a xlink:type="simple" xlink:href="https://www.ukrinform.ua/rubric-kyiv/3681735-sud-povernuv-gromadi-kieva-zemli-kolisnoi-tipografii.html" text:style-name="Internet_20_link" text:visited-style-name="Visited_20_Internet_20_Link">
<text:span text:style-name="T4">
 community </text:span>
 <text:span text:style-name="T4">
 </text:span>
 Kiev **</text:a>
On April 12, 2023, thanks to the active position of the District Prosecutor's Office and the assembly, Darnytskyi District Court of Kyiv agreed with the arguments of the prosecutor of the pasadovol.</text:p>
      <text:p text:style-name="P4">
As reported by Ukrinform, the territorial community of Kiev <text:a xlink:type="simple" xlink:href="https://www.ukrinform.ua/rubric-kyiv/3692730-sud-povernuv-gromadi-kieva-tvorci-majsterni-na-podoli.html" text:style-name="Internet_20_link" text:visited-style-name="Visited_20_Internet_20_Link">
</text:a>
</text:p>
      <text:p text:style-name="P4">
News Source: <text:a xlink:type="simple" xlink:href="https://www.ukrinform.ua/rubric-kyiv/3695503-sud-povernuv-gromadi-kieva-primisenna-majsteren-u-darnickomu-rajoni.html" text:style-name="Internet_20_link" text:visited-style-name="Visited_20_Internet_20_Link">
https://www.ukrinform.ua/rubric-kyiv/3695503-sud-povernuv-gromadi-kieva-primisenna-majsteren-u-darnickomu-rajoni.html</text:a>
</text:p>
      <!--NEWS-->
      <text:h text:style-name="P10" text:outline-level="1">
<text:span text:style-name="T4">
The most fierce battles are going to Marinka</text:span>
</text:h>
      <text:p text:style-name="P4">
Author: ['АРМІЯINFORM']</text:p>
      <text:p text:style-name="P4">
Time: 2023-04-13T17:00:00-04:00</text:p>
      <text:p text:style-name="P4">
Description: At the Avdіvsky Ta Mar'ani, the opponent of all the off -time, the war in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ojovi-diyi-2.jpg" text:style-name="Internet_20_link" text:visited-style-name="Visited_20_Internet_20_Link">
bojovi-diyi-2.jpg</text:a>
']</text:p>
      <text:p text:style-name="P4">
Tags: ['STOPRUSSIA', 'АГРЕСІЯ РФ', 'ВІЙНА', 'ВТОРГНЕННЯ РФ', 'ГШ ЗСУ', 'ХРОНІКА ОБОРОНИ']</text:p>
      <text:p text:style-name="P4">
Category: News</text:p>
      <!--METADATA-->
      <text:p text:style-name="P4">
<draw:frame draw:style-name="fr1" draw:name="Image130" text:anchor-type="as-char" svg:width="6.9236in" svg:height="3.894525in" draw:z-index="0">
<draw:image xlink:href="../Images/AРМІЯINFORM/2023-04-13T17-00-00-04-00/bojovi-diyi-2.jpg" xlink:type="simple" xlink:show="embed" xlink:actuate="onLoad" draw:mime-type="image/jpeg"/>
</draw:frame>
<text:span text:style-name="T4">
 🔥 Situation on Russian invasion </text:span>
</text:p>
      <text:p text:style-name="P4">
In the Avdeevsky and Marinsky directions, the enemy led unsuccessful offenses in the areas of settlements Severne, Marinka, Venta, Novomikhailovkadonetsk region. The most fierce battles last for Marinka. At the same time, ceramics, Novokalinovka, Krasnogorivka, Steppe, Avdiivka, Tonenko, Severene, Vodyane, Pervomaisk, Netaylovo, Nevel, Karlovka, St. George, Marinka and Victory of Donetsk region, were suffered by hostile.(https://www.facebook.com/GeneralStaff.ua/posts/pfbid02EaD6qpeHogRqHPCLsMRkhpkYE2uECFoocFVXXdMpGUjMexKndSDyGJLSudgSGyXgl)The General Staff of the Armed Forces of Ukraine.</text:p>
      <text:p text:style-name="P4">
In the Bakhmut direction, the enemy continues to take offensive actions, tries to take full control of the city of Bakhmut, the battles continue. Over the past, the opponent conducted unsuccessful offensive actions in the area to the north of the settlement and near Bogdanivka and the predicate. From the enemy shelling victims, Orikhovo-Vasylivka, Novomarka, Grigorivka, Bogdanivka, Bakhmut, Ivanivske, Novodmitrovka, Kurdyumivka, Friendship, Northern and Iron Donetsk region.</text:p>
      <text:p text:style-name="P4">
In the mineral direction during the past day, the enemy of offensive actions was not. He fired at the settlements of Novomykhailivka, Shakhtarskoe, Novoukrainka, Veliky Novosilka, Vodrianka and Prychistivka of Donetsk region.</text:p>
      <text:p text:style-name="P4">
News Source: <text:a xlink:type="simple" xlink:href="https://armyinform.com.ua/2023/04/13/najzapeklishi-boyi-tryvayut-za-maryinku/" text:style-name="Internet_20_link" text:visited-style-name="Visited_20_Internet_20_Link">
https://armyinform.com.ua/2023/04/13/najzapeklishi-boyi-tryvayut-za-maryinku/</text:a>
</text:p>
      <!--NEWS-->
      <text:h text:style-name="P10" text:outline-level="1">
<text:span text:style-name="T4">
UGCC head - about the events around the Kiev Lavra: it hurts to watch it</text:span>
</text:h>
      <text:p text:style-name="P4">
Authors: Ukrinform (Person)</text:p>
      <text:p text:style-name="P4">
Publisher: Укринформ (Organization)</text:p>
      <text:p text:style-name="P4">
Published Time: 2023-04-13T17:04:59+03:00</text:p>
      <text:p text:style-name="P4">
Modified Time: 2023-04-13T17:04:59+03:00</text:p>
      <text:p text:style-name="P4">
Description: The Head of the UGCC His Beatitude Svyatoslav commented on the events around the Kiev-Pechersk Lavra, stating that it was painful to look at the shameful behavior of representatives of the UOC-MP, and that the state did not order his relations as the owner of this national historical reserve with tenants for 30 years. - Ukrinform.</text:p>
      <text:p text:style-name="P4">
Images: ["<text:a xlink:type="simple" xlink:href="https://static.ukrinform.com/photos/2022_05/thumb_files/630_360_1653996292-194.jpg" text:style-name="Internet_20_link" text:visited-style-name="Visited_20_Internet_20_Link">
630_360_16539...</text:a>
"]</text:p>
      <text:p text:style-name="P4">
Tags: ['УГКЦ', 'УПЦ МП', 'Київська Лавра']</text:p>
      <text:p text:style-name="P4">
Type: Article</text:p>
      <!--METADATA-->
      <text:p text:style-name="P4">
<draw:frame draw:style-name="fr1" draw:name="Image131" text:anchor-type="as-char" svg:width="6.9236in" svg:height="3.956343in" draw:z-index="0">
<draw:image xlink:href="../Images/yкринформ/2023-04-13T17-04-59-03-00/630_360_1653996292-194.jpg" xlink:type="simple" xlink:show="embed" xlink:actuate="onLoad" draw:mime-type="image/jpeg"/>
</draw:frame>
The head of the UGCCSBLIENSK Svyatoslav commented on the events around the Kiev-Pechersk Lavra, stating that it was painful to look at the shameful behavior of representatives of the UOC-MP, it is that the state did not order its relations as the owner of the National Historical Reserve with tenants for 30 years.</text:p>
      <text:p text:style-name="P4">
As Ukrinform reports with reference to <text:a xlink:type="simple" xlink:href="https://ugcc.ua/data/glava-ugkts-pro-podiy-navkolo-kyevo-pecherskoy-lavry-nam-bolyache-za-tsym-sposterigaty-2532/" text:style-name="Internet_20_link" text:visited-style-name="Visited_20_Internet_20_Link">
</text:a>
The head of the UGCC announced his position in an interview with Maria Radio.</text:p>
      <text:p text:style-name="P4">
“It is very painful for us to watch everything around the Lavra. There are several reasons for this. First, it is very painful to look at the shameful behavior of the Ukrainian Orthodox Church, which sometimes resembles the behavior of the oligarchs. And this is a certain challenge for public morality, ”the head said.</text:p>
      <text:p text:style-name="P4">
"I do not want to condemn anyone, but it beats everyone, causes the moral loss of the church as such," said His Beatitude Sviatoslav.</text:p>
      <text:p text:style-name="P4">
It is also unfortunate that the Ukrainian state has disordered its relations as the owner of this national historical reserve with tenants for over 30 years.</text:p>
      <text:p text:style-name="P4">
<text:span text:style-name="T4">
 Read also: </text:span>
 <text:a xlink:type="simple" xlink:href="https://www.ukrinform.ua/rubric-culture/3694900-u-kiivskij-lavri-pocala-robotu-komisia-mkip-aki-porusenna-viavila-perevirka.html" text:style-name="Internet_20_link" text:visited-style-name="Visited_20_Internet_20_Link">
<text:span text:style-name="T4">
 MKIP </text:span>
</text:a>
“And when the state requires the law today, it is obvious that the one who has never honored them has a feeling that it is being persecuted. The one for whom the law was unwritten, as for many oligarchs, feels insulting when he is forced to comply with this law, ”the bishop said.</text:p>
      <text:p text:style-name="P4">
His Beatitude Svyatoslav noted that sometimes the state lacks a clear policy while <text:a xlink:type="simple" xlink:href="https://www.ukrinform.ua/tag-upc-mp" text:style-name="Internet_20_link" text:visited-style-name="Visited_20_Internet_20_Link">
</text:a>
. “And in order to be truly seeing the light around this great pain and scandal, you need to adhere to the law to both parties. We will be very careful about the actions, because today they are not fully understood, in particular the international community, ”the UGCC head said.The head of the UGCC also told about other pain on this. “Today, we can ever hear that there is a danger with water to splash the baby. Such a title of Lavra forms a very radical attitude towards church spiritual life in general ... We have heard a statement by Metropolitan Epiphany with a negative evaluation The scandalous behavior of the clergy, trying to eliminate the public discourse, discredit any church religious life, ”he said.</text:p>
      <text:p text:style-name="P4">
<text:span text:style-name="T4">
 Read also: </text:span>
 <text:a xlink:type="simple" xlink:href="https://www.ukrinform.ua/rubric-society/3695085-vseukrainska-rada-cerkov-pidtrimue-zakonoproekt-pro-zaboronu-religijnih-organizacij-povazanih-iz-rf.html" text:style-name="Internet_20_link" text:visited-style-name="Visited_20_Internet_20_Link">
</text:a>
Blessed Svyatoslav noted that the scandal in the laurel is a challenge for the whole religious environment: both Protestants, Greek Catholics, and for Roman Catholics, and Orthodox. “People lose moral spiritual guidelines when some church becomes dangerous in terms of state security ... Here the state is punished by collaborators and traitors. But we understand that if any church loses trust, it can cause powerful wavesecularization. That is why it hurts me, ”the UGCC head said.</text:p>
      <text:p text:style-name="P4">
“Still, I believe in the wisdom of the Ukrainian people. I believe that we are a Christian, believing people, and that our spiritual criteria of evaluations of dramatic situations will help to find the right solution to even those problems that have not been solved for a while and have intensified now, during the war, ”Svyatoslav summed up.</text:p>
      <text:p text:style-name="P4">
As reported by Ukrinform, representatives of the ministries and information policy were addressed to the police with a statement on detection of damage to one of the corps of the Kiev-Pechersk Lavra. Law enforcement officers <text:a xlink:type="simple" xlink:href="https://www.ukrinform.ua/rubric-kyiv/3695276-rujnuvanna-obekta-kievopecerskoi-lavri-policia-porusila-spravu.html" text:style-name="Internet_20_link" text:visited-style-name="Visited_20_Internet_20_Link">
</text:a>
.</text:p>
      <text:p text:style-name="P4">
Earlier, the MKIP Commission on acceptance and transfer of property of the National Reserve "Kyiv-Pechersk Lavra" <text:a xlink:type="simple" xlink:href="https://www.ukrinform.ua/rubric-culture/3694946-u-lavri-zafiksuvali-rujnuvanna-knizkovogo-skladu-akij-buv-u-koristuvanni-upc-mp-tkacenko.html" text:style-name="Internet_20_link" text:visited-style-name="Visited_20_Internet_20_Link">
</text:a>
which was in the use of the Ukrainian Orthodox Church of the Moscow Patriarchate.</text:p>
      <text:p text:style-name="P4">
News Source: <text:a xlink:type="simple" xlink:href="https://www.ukrinform.ua/rubric-society/3695504-glava-ugkc-pro-podii-navkolo-kiivskoi-lavri-bolace-za-cim-sposterigati.html" text:style-name="Internet_20_link" text:visited-style-name="Visited_20_Internet_20_Link">
https://www.ukrinform.ua/rubric-society/3695504-glava-ugkc-pro-podii-navkolo-kiivskoi-lavri-bolace-za-cim-sposterigati.html</text:a>
</text:p>
      <!--NEWS-->
      <text:h text:style-name="P10" text:outline-level="1">
<text:span text:style-name="T4">
Australia generators worth € 1.95 million were received in Ukraine</text:span>
</text:h>
      <text:p text:style-name="P4">
Authors: Ukrinform (Person)</text:p>
      <text:p text:style-name="P4">
Publisher: Укринформ (Organization)</text:p>
      <text:p text:style-name="P4">
Published Time: 2023-04-13T17:06:56+03:00</text:p>
      <text:p text:style-name="P4">
Modified Time: 2023-04-13T17:06:56+03:00</text:p>
      <text:p text:style-name="P4">
Description: With the use of a private subsidies tool within the EU mechanism, RESCEU was one of the Australian funds in Ukraine put 169 generators in Ukraine, which have already been taken to places from the Resceu logistics hub in Poland. - Ukrinform.</text:p>
      <text:p text:style-name="P4">
Images: ["<text:a xlink:type="simple" xlink:href="https://static.ukrinform.com/photos/2022_10/thumb_files/630_360_1666894136-239.jpg" text:style-name="Internet_20_link" text:visited-style-name="Visited_20_Internet_20_Link">
630_360_16668...</text:a>
"]</text:p>
      <text:p text:style-name="P4">
Tags: ['Австралія', 'генератор']</text:p>
      <text:p text:style-name="P4">
Type: Article</text:p>
      <!--METADATA-->
      <text:p text:style-name="P4">
<draw:frame draw:style-name="fr1" draw:name="Image132" text:anchor-type="as-char" svg:width="6.9236in" svg:height="3.956343in" draw:z-index="0">
<draw:image xlink:href="../Images/yкринформ/2023-04-13T17-06-56-03-00/630_360_1666894136-239.jpg" xlink:type="simple" xlink:show="embed" xlink:actuate="onLoad" draw:mime-type="image/jpeg"/>
</draw:frame>
Using a private subsidy tool within the EU mechanism of extraordinary help resceu, one of the Australian funds has put in Ukraine169 generators that have already been delivered to the destination of Resceu logistics in Poland.</text:p>
      <text:p text:style-name="P4">
According to Ukrinform, this is stated in a message published <text:a xlink:type="simple" xlink:href="https://ec.europa.eu/commission/presscorner/detail/en/MEX_23_2222" text:style-name="Internet_20_link" text:visited-style-name="Visited_20_Internet_20_Link">
</text:a>
 <text:a xlink:type="simple" xlink:href="https://ec.europa.eu/commission/presscorner/detail/en/MEX_23_2222" text:style-name="Internet_20_link" text:visited-style-name="Visited_20_Internet_20_Link">
</text:a>
 <text:a xlink:type="simple" xlink:href="https://ec.europa.eu/commission/presscorner/detail/en/MEX_23_2222" text:style-name="Internet_20_link" text:visited-style-name="Visited_20_Internet_20_Link">
</text:a>
“Extraordinary energy assistance for coordination with the EU scheme from private -donations has already arrived in Ukraine. 169 generators provided by the Minderoo Australian Fund were transported to Ukraine through energy reserve habresceu in Poland. These generators, worth 1,95 million euros, were provided to 1000 generators already delivered to Ukraine from reserves reserves. In total, about 3000 electricity generators from the Member States, from the private sector, from the third countries from their own reserves of Resceu have been delivered to Ukraine, - the message reads.</text:p>
      <text:p text:style-name="P4">
As it is noted, the European Union, at the same time, allocated 114.9 million euros for Poland to have a spare parts for Resceu energy reserve in this country. Tseesuits that a logistics hub in Poland can assist not the energy sector of Ukraine, but also meet the probable needs of other countries affected by Russian aggressive <text:a xlink:type="simple" xlink:href="https://www.ukrinform.ua/tag-vijna" text:style-name="Internet_20_link" text:visited-style-name="Visited_20_Internet_20_Link">
</text:a>
against Ukraine.</text:p>
      <text:p text:style-name="P4">
<text:span text:style-name="T4">
 Read also: </text:span>
 <text:a xlink:type="simple" xlink:href="https://www.ukrinform.ua/rubric-ato/3693592-zsu-na-bahmutskomu-napramku-vikoristovuut-avstralijski-bushmaster.html" text:style-name="Internet_20_link" text:visited-style-name="Visited_20_Internet_20_Link">
<text:span text:style-name="T4">
 Austral </text:span>
</text:a>
The delivered generators have different size and purpose, from providing electricity to power for individual households, to lighting of large administrative buildings, such as hospitals, schools or centralized dots of heating.</text:p>
      <text:p text:style-name="P4">
Since the beginning of the Russian invasion of the EU, more than 87 thousand tons of humanitarian aid through the EU through the EU's civil protection mechanism and provided 630 million euros to solve the urgent humanitarian needs of the population of Ukraine.</text:p>
      <text:p text:style-name="P4">
_ Photo illustrative_</text:p>
      <text:p text:style-name="P4">
News Source: <text:a xlink:type="simple" xlink:href="https://www.ukrinform.ua/rubric-economy/3695505-v-ukrainu-nadijsli-generatori-z-avstralii-na-sumu-195-miljona.html" text:style-name="Internet_20_link" text:visited-style-name="Visited_20_Internet_20_Link">
https://www.ukrinform.ua/rubric-economy/3695505-v-ukrainu-nadijsli-generatori-z-avstralii-na-sumu-195-miljona.html</text:a>
</text:p>
      <!--NEWS-->
      <text:h text:style-name="P10" text:outline-level="1">
<text:span text:style-name="T4">
EU will revise transport projects to develop a connection with Ukraine and Moldova</text:span>
</text:h>
      <text:p text:style-name="P4">
Authors: Ukrinform (Person)</text:p>
      <text:p text:style-name="P4">
Publisher: Укринформ (Organization)</text:p>
      <text:p text:style-name="P4">
Published Time: 2023-04-13T17:08:21+03:00</text:p>
      <text:p text:style-name="P4">
Modified Time: 2023-04-13T17:08:21+03:00</text:p>
      <text:p text:style-name="P4">
Description: Large EU transport infrastructure projects should focus more on sustainable transport, avoid delays and establish communication with Ukraine and Moldova. - Ukrinform.</text:p>
      <text:p text:style-name="P4">
Images: ["<text:a xlink:type="simple" xlink:href="https://static.ukrinform.com/photos/2017_07/thumb_files/630_360_1501148874-8334.jpg" text:style-name="Internet_20_link" text:visited-style-name="Visited_20_Internet_20_Link">
630_360_15011...</text:a>
"]</text:p>
      <text:p text:style-name="P4">
Tags: ['Євросоюз', 'Молдова', 'Транспорт', 'Україна']</text:p>
      <text:p text:style-name="P4">
Type: Article</text:p>
      <!--METADATA-->
      <text:p text:style-name="P4">
<draw:frame draw:style-name="fr1" draw:name="Image133" text:anchor-type="as-char" svg:width="6.9236in" svg:height="3.956343in" draw:z-index="0">
<draw:image xlink:href="../Images/yкринформ/2023-04-13T17-08-21-03-00/630_360_1501148874-8334.jpg" xlink:type="simple" xlink:show="embed" xlink:actuate="onLoad" draw:mime-type="image/jpeg"/>
</draw:frame>
Large projections of the EU transport infrastructure should focus more with infant transport, avoid delays and establish a connection with Ukraine Tamold.</text:p>
      <text:p text:style-name="P4">
As Ukrinform reports, this is reported in <text:a xlink:type="simple" xlink:href="https://www.europarl.europa.eu/news/en/press-room/20230411IPR79503/trans-european-transport-projects-first-go-ahead-to-new-rules" text:style-name="Internet_20_link" text:visited-style-name="Visited_20_Internet_20_Link">
</text:a>
European Parliament.</text:p>
      <text:p text:style-name="P4">
On Thursday, the Committee of the European Parliament on Transport and Tourism approved a proposal to revise the rules of trans -European transport(TENT-T).</text:p>
      <text:p text:style-name="P4">
TENT-T – це план ЄС із побудови мережі залізниць, доріг, внутрішніх воднихшляхів і коротких морських судноплавних маршрутів, з’єднаних через порти татермінали по всій території <text:a xlink:type="simple" xlink:href="https://www.ukrinform.ua/tag-evrosouz" text:style-name="Internet_20_link" text:visited-style-name="Visited_20_Internet_20_Link">
 </text:a>
.</text:p>
      <text:p text:style-name="P4">
It is also noted that with the beginning of a full -scale invasion of the Russian Federation in Ukraine, the Transport Committee has supported the reduction of the projects of transport infrastructure by Russia and Belarus, strengthening the partnership with Ukraine and Moldova instead.</text:p>
      <text:p text:style-name="P4">
<text:span text:style-name="T4">
 Read also: </text:span>
 <text:a xlink:type="simple" xlink:href="https://www.ukrinform.ua/rubric-economy/3695051-u-radi-zaklikali-evroparlament-prodovziti-sprosenij-rezim-eksportu-dla-ukrainskih-tovariv.html" text:style-name="Internet_20_link" text:visited-style-name="Visited_20_Internet_20_Link">
</text:a>
"The deputies of the European Parliament also want EU governments to exclude enterprises for the EU boundaries with participation in large Ten-T projects, if the commission believes that they are at risk of security," the statement said.</text:p>
      <text:p text:style-name="P4">
According to the plan, European countries should ensure the smooth -proofing of troops and military materials within the EU.</text:p>
      <text:p text:style-name="P4">
Among the main provisions Tent-T is the introduction of unified technical tacplating standards for each type of transport and the complete electrification of the realization in the main Tent-T network.</text:p>
      <text:p text:style-name="P4">
The European Parliament insists that the EU member states have adopted plans for sustainable urban mobility by the end of 2025 to integrate different modes of transport, including bicycles or mobile activity.</text:p>
      <text:p text:style-name="P4">
"This plan should be one of the conditions for obtaining funding from the EU," - said in the European Parliament.</text:p>
      <text:p text:style-name="P4">
<text:span text:style-name="T4">
 Read also: </text:span>
 <text:a xlink:type="simple" xlink:href="https://www.ukrinform.ua/rubric-vidbudova/3695039-v-es-sukaut-zakonnij-slah-spramuvanna-zamorozenih-aktiviv-rf-na-vidbudovu-ukraini.html" text:style-name="Internet_20_link" text:visited-style-name="Visited_20_Internet_20_Link">
</text:a>
The MEPs of the European Parliament confirm the need to complete the main processes of transport infrastructure in the main Tent-T network by the end of 2030.</text:p>
      <text:p text:style-name="P4">
As reported by Ukrinform, near the capital of Moldova Chisinau plan to build a modern military base for the preparation of the staff of the National Army.</text:p>
      <text:p text:style-name="P4">
News Source: <text:a xlink:type="simple" xlink:href="https://www.ukrinform.ua/rubric-economy/3695508-es-pereglane-transportni-proekti-sob-rozvinuti-spolucenna-z-ukrainou-ta-moldovou.html" text:style-name="Internet_20_link" text:visited-style-name="Visited_20_Internet_20_Link">
https://www.ukrinform.ua/rubric-economy/3695508-es-pereglane-transportni-proekti-sob-rozvinuti-spolucenna-z-ukrainou-ta-moldovou.html</text:a>
</text:p>
      <!--NEWS-->
      <text:h text:style-name="P10" text:outline-level="1">
<text:span text:style-name="T4">
Easter basket: which products went up the most</text:span>
</text:h>
      <text:p text:style-name="P4">
Authors: Ukrinform (Person)</text:p>
      <text:p text:style-name="P4">
Publisher: Укринформ (Organization)</text:p>
      <text:p text:style-name="P4">
Published Time: 2023-04-13T17:12:00+03:00</text:p>
      <text:p text:style-name="P4">
Modified Time: 2023-04-13T17:12:00+03:00</text:p>
      <text:p text:style-name="P4">
Description: In 2023, pork and dairy products were rising in the Easter basket compared to 2022, except chicken eggs. - Ukrinform.</text:p>
      <text:p text:style-name="P4">
Images: ["<text:a xlink:type="simple" xlink:href="https://static.ukrinform.com/photos/2023_04/thumb_files/630_360_1681394714-147.jpeg" text:style-name="Internet_20_link" text:visited-style-name="Visited_20_Internet_20_Link">
630_360_16813...</text:a>
"]</text:p>
      <text:p text:style-name="P4">
Tags: ['Ціни', 'Продукти', 'Великдень', 'Єдині новини']</text:p>
      <text:p text:style-name="P4">
Type: Article</text:p>
      <!--METADATA-->
      <text:p text:style-name="P4">
<draw:frame draw:style-name="fr1" draw:name="Image134" text:anchor-type="as-char" svg:width="6.9236in" svg:height="3.956343in" draw:z-index="0">
<draw:image xlink:href="../Images/yкринформ/2023-04-13T17-12-00-03-00/630_360_1681394714-147.jpeg" xlink:type="simple" xlink:show="embed" xlink:actuate="onLoad" draw:mime-type="image/jpeg"/>
</draw:frame>
In 2023, pork and dairy products have risen in the Easter basket compared to 2022, except chicken eggs.</text:p>
      <text:p text:style-name="P4">
According to Ukrinform, the First Deputy Minister of Agrarian Policy and Food of Ukraine Taras Vysotsky said this on the marathon "Unin".</text:p>
      <text:p text:style-name="P4">
He noted that in the year the cost of eggs increased the most - twice. There were several factors on the price of eggs: the destruction of the occupiers of large poultry farms, in particular in Ukraine - in Chernobayivka, inflation and energy crisis.</text:p>
      <text:p text:style-name="P4">
Video: Telexon "One News"</text:p>
      <text:p text:style-name="P4">
In addition to eggs, pork, dairy products and flour have risen significantly.</text:p>
      <text:p text:style-name="P4">
“Pork went up by 30-35%. Flour - less than 10%. Milk <text:a xlink:type="simple" xlink:href="https://www.ukrinform.ua/tag-produkti" text:style-name="Internet_20_link" text:visited-style-name="Visited_20_Internet_20_Link">
</text:a>
- up to 10%. After Easter, the cheaper products are expected. Over the last week, the price of eggs is already 2%, and this trend will continue. The fall of the price of meat is not budsilny - 5-7% closer to the end of spring, ”Vysotsky said.</text:p>
      <text:p text:style-name="P4">
<text:span text:style-name="T4">
 Read also: </text:span>
 <text:a xlink:type="simple" xlink:href="https://www.ukrinform.ua/rubric-kyiv/3695362-u-kievi-na-velikden-virani-zmozut-zalisitisa-na-nicne-bogosluzinna-u-hramah.html" text:style-name="Internet_20_link" text:visited-style-name="Visited_20_Internet_20_Link">
<text:span text:style-name="T4">
 ECD </text:span>
</text:a>
The Deputy Minister noted that the poultry farming is gradually being renewed, and this would affect the stabilization of poultry and eggs.</text:p>
      <text:p text:style-name="P4">
According to Ukrinform, according to the calculations of the Institute of Agrarian Economy, in 2023, the Easter basket with a traditional set of products for Simia of 4 persons of about UAH 1208.78, which is 24.4% more expensive than last year.</text:p>
      <text:p text:style-name="P4">
News Source: <text:a xlink:type="simple" xlink:href="https://www.ukrinform.ua/rubric-economy/3695510-velikodnij-kosik-aki-produkti-podorozcali-najbilse.html" text:style-name="Internet_20_link" text:visited-style-name="Visited_20_Internet_20_Link">
https://www.ukrinform.ua/rubric-economy/3695510-velikodnij-kosik-aki-produkti-podorozcali-najbilse.html</text:a>
</text:p>
      <!--NEWS-->
      <text:h text:style-name="P10" text:outline-level="1">
<text:span text:style-name="T4">
Two volunteers from the US were killed in battles for Ukraine</text:span>
</text:h>
      <text:p text:style-name="P4">
Authors: Ukrinform (Person)</text:p>
      <text:p text:style-name="P4">
Publisher: Укринформ (Organization)</text:p>
      <text:p text:style-name="P4">
Published Time: 2023-04-13T17:19:28+03:00</text:p>
      <text:p text:style-name="P4">
Modified Time: 2023-04-13T17:19:28+03:00</text:p>
      <text:p text:style-name="P4">
Description: Two American volunteers Edward Valter Wilton and Grace Kurpasi were killed, protecting Ukraine from Russian invaders. - Ukrinform.</text:p>
      <text:p text:style-name="P4">
Images: ["<text:a xlink:type="simple" xlink:href="https://static.ukrinform.com/photos/2021_04/thumb_files/630_360_1617451420-842.jpg" text:style-name="Internet_20_link" text:visited-style-name="Visited_20_Internet_20_Link">
630_360_16174...</text:a>
"]</text:p>
      <text:p text:style-name="P4">
Tags: ['США', 'Загибель', 'Добровольці', 'Війна з росією']</text:p>
      <text:p text:style-name="P4">
Type: Article</text:p>
      <!--METADATA-->
      <text:p text:style-name="P4">
<draw:frame draw:style-name="fr1" draw:name="Image135" text:anchor-type="as-char" svg:width="6.9236in" svg:height="3.956343in" draw:z-index="0">
<draw:image xlink:href="../Images/yкринформ/2023-04-13T17-19-28-03-00/630_360_1617451420-842.jpg" xlink:type="simple" xlink:show="embed" xlink:actuate="onLoad" draw:mime-type="image/jpeg"/>
</draw:frame>
The two -American volunteers Edward Valter Wilton and Grady Kurpas were killed, protecting Ukraine from Russian invaders.</text:p>
      <text:p text:style-name="P4">
As Ukrinform reports, it reports <text:a xlink:type="simple" xlink:href="https://www.thedailybeast.com/two-american-citizens-killed-in-russias-war-on-ukraine" text:style-name="Internet_20_link" text:visited-style-name="Visited_20_Internet_20_Link">
</text:a>
.</text:p>
      <text:p text:style-name="P4">
"We can confirm the death of a US citizen in Ukraine. We have nothing more to add to this difficult life at this difficult time," the representative of the State Department replied at the request to comment on the situation of Valter Wilton.</text:p>
      <text:p text:style-name="P4">
According to the GofundMe funds on the funding platform, Grade Kurpasi, and the infantry veteran <text:a xlink:type="simple" xlink:href="https://www.ukrinform.ua/tag-ssa" text:style-name="Internet_20_link" text:visited-style-name="Visited_20_Internet_20_Link">
</text:a>
He also died, protecting Ukraine from Russian troops.</text:p>
      <text:p text:style-name="P4">
"Graji went to train soldiers, but because of the intensity of war and the needs of the examined leaders of Graji, he finally led the detachment into the battle and died," the fund raising page said.</text:p>
      <text:p text:style-name="P4">
As reported by Ukrinform, in February in the war in Ukraine was killed <text:a xlink:type="simple" xlink:href="https://www.ukrinform.ua/rubric-ato/3675270-v-ukraini-zaginuv-amerikanskij-dobrovolec-cnn.html" text:style-name="Internet_20_link" text:visited-style-name="Visited_20_Internet_20_Link">
</text:a>
From Visconsin Andrew Peters.</text:p>
      <text:p text:style-name="P4">
News Source: <text:a xlink:type="simple" xlink:href="https://www.ukrinform.ua/rubric-ato/3695511-dvoe-dobrovolciv-iz-ssa-zaginuli-v-boah-za-ukrainu.html" text:style-name="Internet_20_link" text:visited-style-name="Visited_20_Internet_20_Link">
https://www.ukrinform.ua/rubric-ato/3695511-dvoe-dobrovolciv-iz-ssa-zaginuli-v-boah-za-ukrainu.html</text:a>
</text:p>
      <!--NEWS-->
      <text:h text:style-name="P10" text:outline-level="1">
<text:span text:style-name="T4">
MAF disassembly: Business asks the capital's power for compromise during the war</text:span>
</text:h>
      <text:p text:style-name="P4">
Authors: Ukrinform (Person)</text:p>
      <text:p text:style-name="P4">
Publisher: Укринформ (Organization)</text:p>
      <text:p text:style-name="P4">
Published Time: 2023-04-13T17:21:35+03:00</text:p>
      <text:p text:style-name="P4">
Modified Time: 2023-04-13T17:21:35+03:00</text:p>
      <text:p text:style-name="P4">
Description: Non -governmental organizations of entrepreneurs urge the capital of the capital to compromise in the issue of dismantling and transferring temporary structures used by the business and asking to refrain from such actions until the end of the war. - Ukrinform.</text:p>
      <text:p text:style-name="P4">
Images: ["<text:a xlink:type="simple" xlink:href="https://static.ukrinform.com/photos/2023_04/thumb_files/630_360_1681395178-194.jpg" text:style-name="Internet_20_link" text:visited-style-name="Visited_20_Internet_20_Link">
630_360_16813...</text:a>
", "<text:a xlink:type="simple" xlink:href="https://static.ukrinform.com/photos/2023_04/1681394807-528.jpg" text:style-name="Internet_20_link" text:visited-style-name="Visited_20_Internet_20_Link">
1681394807-52...</text:a>
"]</text:p>
      <text:p text:style-name="P4">
Tags: ['Бізнес', 'МАФ', 'Київ', 'Демонтаж']</text:p>
      <text:p text:style-name="P4">
Type: Article</text:p>
      <!--METADATA-->
      <text:p text:style-name="P4">
<draw:frame draw:style-name="fr1" draw:name="Image136" text:anchor-type="as-char" svg:width="6.9236in" svg:height="3.956343in" draw:z-index="0">
<draw:image xlink:href="../Images/yкринформ/2023-04-13T17-21-35-03-00/630_360_1681395178-194.jpg" xlink:type="simple" xlink:show="embed" xlink:actuate="onLoad" draw:mime-type="image/jpeg"/>
</draw:frame>
Public organizations of entrepreneurs urge the authorities to compromise in the issue and transfer of temporary structures used by the business, and they will refer to such actions until the end of the war.</text:p>
      <text:p text:style-name="P4">
The relevant resolution during a press conference in Ukrinform on the topic: "Cooperation of business and capital authorities in the conditions of martial law" was published by the Chief State Council at the KSCA Gennady Krivoshey.</text:p>
      <text:p text:style-name="P4">
According to him, the document-appeal was created on the basis of the meeting at the "round table", which took place the day before with the participation of entrepreneurs of the representatives of the Kyiv City State Administration and the Military Administration of the Poster. "It is not only my position or position of the Public Council, it is a position of all publicity that protects small business in Kiev," Krivoshey assured.</text:p>
      <text:p text:style-name="P4">
<draw:frame draw:style-name="fr1" draw:name="Image137" text:anchor-type="as-char" svg:width="6.9236in" svg:height="4.615733in" draw:z-index="0">
<draw:image xlink:href="../Images/yкринформ/2023-04-13T17-21-35-03-00/1681394807-528.jpg" xlink:type="simple" xlink:show="embed" xlink:actuate="onLoad" draw:mime-type="image/jpeg"/>
</draw:frame>
A number of recently made decisions on dismantling and forced movement of architectural forms only to the locations defined by the authorities, according to it, means the actual destruction of many small businesses, deprivation of the means of bringing the means of many entrepreneurs for which such MAFs are the only source. If such a practice is continued, at least 20,000 jobs - not only for self -employed citizens, but also for hired workers, including intraperied persons, may be continued.</text:p>
      <text:p text:style-name="P4">
Krivosheya recalled that it was the work of small entrepreneurs that helped the people of Kiev to survive in March and April last year, when large trade establishments did not work. Entrepreneurs not only provided sales of essential goods, but and exchanged and distributed bread for free, treated with tea and coffee.</text:p>
      <text:p text:style-name="P4">
Separately, the Chairman of the Public Council at the KSCA stressed that it is exclusively anti -time structures, located legally, in accordance with the permits issued by the Kyiv City authorities. “We do not protect those who work without documents, who violate the laws and establish structures in green areas, who deduct the entrance and exit of people from the subway and shelter. We protect the lichen brief entrepreneurs who work in accordance with the law, ” - assuming.<text:span text:style-name="T4">
 Read also: </text:span>
 <text:a xlink:type="simple" xlink:href="https://www.ukrinform.ua/rubric-vidbudova/3694421-grosi-na-biznes-ak-ukrainci-gospodaruut-na-derzavni-granti.html" text:style-name="Internet_20_link" text:visited-style-name="Visited_20_Internet_20_Link">
<text:span text:style-name="T4">
 business </text:span>
</text:a>
Among the main points of the resolution of the entrepreneurial community - the request of the prohibition of the meeting of the capital council of the capital with the invitation of representatives of the public, which could convey their position. “Nizasidnii must approve new rules for location and dismantling of temporary structures, the location of which pose a potential threat of extraordinary situations, contrary to state building standards and can lead to threats and health of people. The corresponding transfer should be carried out exclusively after the processing of the authorized state bodies, taking into account the existing non -leisure documents. At the same time, we ask that the owners of the places of temporary structures are available to the owners, if necessary, if necessary, to find a place for the transfer, with the agreement of a balanced holder and the study of public opinion, ” - quoted the resolution. Entrepreneurs are also asked to give the capital's authorities time for the self -serving search for new places of placement of MAFs, the decision to transfer which is already made by the city commission on the placement of temporary structures.</text:p>
      <text:p text:style-name="P4">
As reported, <text:a xlink:type="simple" xlink:href="https://kyivcity.gov.ua/news/u_pitanni_rozmischennya_mafiv_misto_povinne_zabezpechiti_balans_mizh_vimogami_bezpeki_zapitom_kiyan_na_gromadskiy_prostir_ta_interesami_pidpriyemtsiv__petro_panteleyev/" text:style-name="Internet_20_link" text:visited-style-name="Visited_20_Internet_20_Link">
</text:a>
, the capital's authorities are ready for constructive cooperation with representatives of small business for updating the rules of placement of temporary structures, with compliance with safety, dictated by martial law, as well as taking into account the requests of public spaces. He also recalled that in July, the Kyiv City Defense Council decided to dismantle the MAFs located at the entrances and exits from the metro stations and along the surrounding ones.</text:p>
      <text:p text:style-name="P4">
News Source: <text:a xlink:type="simple" xlink:href="https://www.ukrinform.ua/rubric-kyiv/3695513-demontaz-mafiv-biznes-prosit-stolicnu-vladu-pro-kompromis-na-cas-vijni.html" text:style-name="Internet_20_link" text:visited-style-name="Visited_20_Internet_20_Link">
https://www.ukrinform.ua/rubric-kyiv/3695513-demontaz-mafiv-biznes-prosit-stolicnu-vladu-pro-kompromis-na-cas-vijni.html</text:a>
</text:p>
      <!--NEWS-->
      <text:h text:style-name="P10" text:outline-level="1">
<text:span text:style-name="T4">
In Georgia, the Russians of the Armed Forces of the Armed Forces were called by the Russians of the Armed Forces against Humanity</text:span>
</text:h>
      <text:p text:style-name="P4">
Authors: Ukrinform (Person)</text:p>
      <text:p text:style-name="P4">
Publisher: Укринформ (Organization)</text:p>
      <text:p text:style-name="P4">
Published Time: 2023-04-13T17:22:29+03:00</text:p>
      <text:p text:style-name="P4">
Modified Time: 2023-04-13T17:22:29+03:00</text:p>
      <text:p text:style-name="P4">
Description: Georgia President Salome Zurabishvili said the brutal death of a captive Ukrainian warrior is another crime against humanity. - Ukrinform.</text:p>
      <text:p text:style-name="P4">
Images: ["<text:a xlink:type="simple" xlink:href="https://static.ukrinform.com/photos/2021_07/thumb_files/630_360_1626700245-944.jpeg" text:style-name="Internet_20_link" text:visited-style-name="Visited_20_Internet_20_Link">
630_360_16267...</text:a>
"]</text:p>
      <text:p text:style-name="P4">
Tags: ['Грузія', 'Воєнні злочини', 'Війна з росією']</text:p>
      <text:p text:style-name="P4">
Type: Article</text:p>
      <!--METADATA-->
      <text:p text:style-name="P4">
<draw:frame draw:style-name="fr1" draw:name="Image138" text:anchor-type="as-char" svg:width="6.9236in" svg:height="3.956343in" draw:z-index="0">
<draw:image xlink:href="../Images/yкринформ/2023-04-13T17-22-29-03-00/630_360_1626700245-944.jpeg" xlink:type="simple" xlink:show="embed" xlink:actuate="onLoad" draw:mime-type="image/jpeg"/>
</draw:frame>
Salome Zurabishvili Presidentials stated that the brutal death of a captive Ukrainianman is another crime against humanity.</text:p>
      <text:p text:style-name="P4">
According to Ukrinform, the portal [] reports it(https://www.newsgeorgia.ge/prezident-gruzii-prokommentirovala-kadry-s-obezglavlivaniem-ukrainskogo-soldata/).</text:p>
      <text:p text:style-name="P4">
"I am outraged by a brutal video showing the beheading of a captive Ukrainian soldier. There should be a legal response to war crimes. <text:a xlink:type="simple" xlink:href="https://www.ukrinform.ua/tag-gruzia" text:style-name="Internet_20_link" text:visited-style-name="Visited_20_Internet_20_Link">
</text:a>
It will stand and stand with Ukraine, ”Zurabishvili said.</text:p>
      <text:p text:style-name="P4">
As it was reported, on the eve of the Internet there were videos on how the Russian heads are a Ukrainian prisoner of war. Law enforcement agencies are taking measures to identify the persons who have committed the crime.</text:p>
      <text:p text:style-name="P4">
President of Ukraine Volodymyr Zelensky stated that this <text:a xlink:type="simple" xlink:href="https://www.ukrinform.ua/rubric-ato/3694808-zelenskij-pro-stratu-ukrainskogo-voina-ce-video-rosii-akou-vona-e.html" text:style-name="Internet_20_link" text:visited-style-name="Visited_20_Internet_20_Link">
</text:a>
<text:span text:style-name="T4">
 Read also: </text:span>
 <text:a xlink:type="simple" xlink:href="https://www.ukrinform.ua/rubric-polytics/3695497-putin-nese-vidpovidalnist-za-zorstoku-stratu-ukrainskogo-vijskovogo-smigal.html" text:style-name="Internet_20_link" text:visited-style-name="Visited_20_Internet_20_Link">
<text:span text:style-name="T4">
 Strat </text:span>
</text:a>
The Ministry of Foreign Affairs of Ukraine appealed to the prosecutor of the International Criminal Court, demanding the fact that the death of a Ukrainian soldier by the Russian military in the context of investigation of military crimes against humanity against the humanity committed by the Russians in Ukraine.</text:p>
      <text:p text:style-name="P4">
News Source: <text:a xlink:type="simple" xlink:href="https://www.ukrinform.ua/rubric-polytics/3695515-u-gruzii-nazvali-stratu-rosianami-polonenogo-bijca-zsu-zlocinom-proti-ludanosti.html" text:style-name="Internet_20_link" text:visited-style-name="Visited_20_Internet_20_Link">
https://www.ukrinform.ua/rubric-polytics/3695515-u-gruzii-nazvali-stratu-rosianami-polonenogo-bijca-zsu-zlocinom-proti-ludanosti.html</text:a>
</text:p>
      <!--NEWS-->
      <text:h text:style-name="P10" text:outline-level="1">
<text:span text:style-name="T4">
The Central Historical Archive of Ukraine presented a new e-resource of documents</text:span>
</text:h>
      <text:p text:style-name="P4">
Authors: Ukrinform (Person)</text:p>
      <text:p text:style-name="P4">
Publisher: Укринформ (Organization)</text:p>
      <text:p text:style-name="P4">
Published Time: 2023-04-13T17:23:00+03:00</text:p>
      <text:p text:style-name="P4">
Modified Time: 2023-04-13T17:23:00+03:00</text:p>
      <text:p text:style-name="P4">
Description: The Central State Historical Archive of Ukraine presented a new electronic resource with historical documents. - Ukrinform.</text:p>
      <text:p text:style-name="P4">
Images: ["<text:a xlink:type="simple" xlink:href="https://static.ukrinform.com/photos/2023_04/thumb_files/630_360_1681395536-469.jpg" text:style-name="Internet_20_link" text:visited-style-name="Visited_20_Internet_20_Link">
630_360_16813...</text:a>
", "<text:a xlink:type="simple" xlink:href="https://static.ukrinform.com/photos/2023_04/1681395489-763.jpg" text:style-name="Internet_20_link" text:visited-style-name="Visited_20_Internet_20_Link">
1681395489-76...</text:a>
", "<text:a xlink:type="simple" xlink:href="https://static.ukrinform.com/photos/2023_04/1681395457-812.jpg" text:style-name="Internet_20_link" text:visited-style-name="Visited_20_Internet_20_Link">
1681395457-81...</text:a>
"]</text:p>
      <text:p text:style-name="P4">
Tags: ['Архів', 'Історія', 'Онлайн', 'Державна архівна служба']</text:p>
      <text:p text:style-name="P4">
Type: Article</text:p>
      <!--METADATA-->
      <text:p text:style-name="P4">
<draw:frame draw:style-name="fr1" draw:name="Image139" text:anchor-type="as-char" svg:width="6.9236in" svg:height="3.956343in" draw:z-index="0">
<draw:image xlink:href="../Images/yкринформ/2023-04-13T17-23-00-03-00/630_360_1681395536-469.jpg" xlink:type="simple" xlink:show="embed" xlink:actuate="onLoad" draw:mime-type="image/jpeg"/>
</draw:frame>
The Central State Historical Archive of Ukraine presented a new electronic resource with historical documents.</text:p>
      <text:p text:style-name="P4">
The presentation was held in Ukrinform.</text:p>
      <text:p text:style-name="P4">
"The creation of an electronic resource was determined by the priority of the historical archive in early 2020. And since then, we have started to work. Realizing that the creation of an electronic resource requires three -gauge things. The first thing is full -text descriptions. The second thing is digitized copies. The third thing is the funds for the purchase of software, providing the service provider, " - said the director of the Central State Historical Archives of Ukraine Yaroslav Fyzulin.</text:p>
      <text:p text:style-name="P4">
<draw:frame draw:style-name="fr1" draw:name="Image140" text:anchor-type="as-char" svg:width="6.9236in" svg:height="4.615733in" draw:z-index="0">
<draw:image xlink:href="../Images/yкринформ/2023-04-13T17-23-00-03-00/1681395489-763.jpg" xlink:type="simple" xlink:show="embed" xlink:actuate="onLoad" draw:mime-type="image/jpeg"/>
</draw:frame>
According to him, during the last year, half of the descriptions of the funds were digitized and improved, the other half is planned to digittit.</text:p>
      <text:p text:style-name="P4">
He noted that as of today, 318-text descriptions of more than 50 funds were loaded into the E-resource. In addition, more than 1 million digital copies of documents have already been replaced by the resource - 7178 archival cases of archival funds that cover the history of Ukraine of 16-20 centuries, and also contain information of a genealogical nature.</text:p>
      <text:p text:style-name="P4">
Fyzulin also added that the resource was loaded: act books, documentary military office, documents of the Kiev-Pechersk Lavra, Documentary Spiritual Consistory.</text:p>
      <text:p text:style-name="P4">
<text:span text:style-name="T4">
 Read also: </text:span>
 <text:a xlink:type="simple" xlink:href="https://www.ukrinform.ua/rubric-society/3671061-ukrainski-arhivi-torik-otrimali-ponad-6-miljoniv-blagodijnoi-dopomogi.html" text:style-name="Internet_20_link" text:visited-style-name="Visited_20_Internet_20_Link">
</text:a>
The Head of the State Archival Service of Ukraine Anatoly Khromova stressed that self -sharing of documents, historical manuscripts is only the first step to represent <text:a xlink:type="simple" xlink:href="https://www.ukrinform.ua/tag-arhiv" text:style-name="Internet_20_link" text:visited-style-name="Visited_20_Internet_20_Link">
</text:a>
In the smartphone. According to its words, it is equally important to create the conditions for the representation of these images with a significant reference apparatus, search tools in order to user from home or other convenient place to work out open archives in Ukraine.</text:p>
      <text:p text:style-name="P4">
<draw:frame draw:style-name="fr1" draw:name="Image141" text:anchor-type="as-char" svg:width="6.9236in" svg:height="4.615733in" draw:z-index="0">
<draw:image xlink:href="../Images/yкринформ/2023-04-13T17-23-00-03-00/1681395457-812.jpg" xlink:type="simple" xlink:show="embed" xlink:actuate="onLoad" draw:mime-type="image/jpeg"/>
</draw:frame>
The new digital resource will be available on the Unified Platform "Inter -Air Force Portal". Currently, about 3 million digital copies of documents have been loaded to the inter -archive search portal of the Ukrzarkhkhkhkhkhkhiva portal, and with the documents the resource will expand to more than four million copies of archival documents.</text:p>
      <text:p text:style-name="P4">
News Source: <text:a xlink:type="simple" xlink:href="https://www.ukrinform.ua/rubric-society/3695518-centralnij-istoricnij-arhiv-ukraini-prezentuvav-novij-eresurs-dokumentiv.html" text:style-name="Internet_20_link" text:visited-style-name="Visited_20_Internet_20_Link">
https://www.ukrinform.ua/rubric-society/3695518-centralnij-istoricnij-arhiv-ukraini-prezentuvav-novij-eresurs-dokumentiv.html</text:a>
</text:p>
      <!--NEWS-->
      <text:h text:style-name="P10" text:outline-level="1">
<text:span text:style-name="T4">
BBC named Ukrainian stars that will perform in the Eurovision semifinals</text:span>
</text:h>
      <text:p text:style-name="P4">
Authors: Ukrinform (Person)</text:p>
      <text:p text:style-name="P4">
Publisher: Укринформ (Organization)</text:p>
      <text:p text:style-name="P4">
Published Time: 2023-04-13T17:23:14+03:00</text:p>
      <text:p text:style-name="P4">
Modified Time: 2023-04-13T17:23:14+03:00</text:p>
      <text:p text:style-name="P4">
Description: The British BBC Corporation has announced a list of stars, including Ukrainian musicians who will perform during the performances of the semi-final of the Eurovision Song Contest 20123. - Ukrinform.</text:p>
      <text:p text:style-name="P4">
Images: ["<text:a xlink:type="simple" xlink:href="https://static.ukrinform.com/photos/2023_02/thumb_files/630_360_1675352996-430.png" text:style-name="Internet_20_link" text:visited-style-name="Visited_20_Internet_20_Link">
630_360_16753...</text:a>
", "<text:a xlink:type="simple" xlink:href="https://static.ukrinform.com/photos/2023_04/1681395634-340.jpg" text:style-name="Internet_20_link" text:visited-style-name="Visited_20_Internet_20_Link">
1681395634-34...</text:a>
"]</text:p>
      <text:p text:style-name="P4">
Tags: ['Євробачення', 'Конкурс', 'Музика', 'Україна']</text:p>
      <text:p text:style-name="P4">
Type: Article</text:p>
      <!--METADATA-->
      <text:p text:style-name="P4">
<draw:frame draw:style-name="fr1" draw:name="Image142" text:anchor-type="as-char" svg:width="6.9236in" svg:height="3.956343in" draw:z-index="0">
<draw:image xlink:href="../Images/yкринформ/2023-04-13T17-23-14-03-00/630_360_1675352996-430.png" xlink:type="simple" xlink:show="embed" xlink:actuate="onLoad" draw:mime-type="image/png"/>
</draw:frame>
The British corporation of the BBC has announced a list of stars, including Ukrainian musicians, which will be used during the performances of the semi-finals of the songwriting song-preparation-2023.</text:p>
      <text:p text:style-name="P4">
As Ukrinform reports, it reports <text:a xlink:type="simple" xlink:href="https://www.bbc.com/mediacentre/2023/eurovision-semi-final-performances-announced" text:style-name="Internet_20_link" text:visited-style-name="Visited_20_Internet_20_Link">
</text:a>
.</text:p>
      <text:p text:style-name="P4">
At the beginning of the Eurovision Song Contest, the first semifinals(May 9th)It will be opened by the presenter Yulia Sanina from The Hardkiss with the song "Lighthouse". Thiswith largely symbolizes how the United Kingdom "united by music" by Zamzkraina through the Eurovision of 2023 on behalf of the winners of 2022.</text:p>
      <text:p text:style-name="P4">
Also during a break between the songs of participants from different countries, the British star Rita Ora.</text:p>
      <text:p text:style-name="P4">
Later, the Ukrainian singer Alyosha, who represented Ukraine with Naerobachine-2010, sings together with Liverpool singer and author of the songwriting Ferguson.</text:p>
      <text:p text:style-name="P4">
<draw:frame draw:style-name="fr1" draw:name="Image143" text:anchor-type="as-char" svg:width="6.9236in" svg:height="3.89773in" draw:z-index="0">
<draw:image xlink:href="../Images/yкринформ/2023-04-13T17-23-14-03-00/1681395634-340.jpg" xlink:type="simple" xlink:show="embed" xlink:actuate="onLoad" draw:mime-type="image/jpeg"/>
</draw:frame>
Photo: BBC</text:p>
      <text:p text:style-name="P4">
<text:span text:style-name="T4">
 Read also: </text:span>
 <text:a xlink:type="simple" xlink:href="https://www.ukrinform.ua/rubric-culture/3694468-u-ramkah-evrobacenna2023-startuvala-pisenna-akcia-solidarnosti-z-ukrainou.html" text:style-name="Internet_20_link" text:visited-style-name="Visited_20_Internet_20_Link">
<text:span text:style-name="T4">
 Eurovision </text:span>
</text:a>
In the second semifinals(May 11th)The Music Performance will be held about the connection between generations of Ukrainians and the music they love.</text:p>
      <text:p text:style-name="P4">
Maria Yaremchuk, who represented Ukraine at the Eurovision-2014, heads the contemporary installation of some of the most famous musical works of the country. The performance ends with a joint joint performance by Rapra Otoy, a 14-year-old Ukrainian representative of the Children's Eurovision of Zyanka and Maria Yaremchuk. Together, they show that for generations of Ukrainians, music is a light that overcomes darkness.</text:p>
      <text:p text:style-name="P4">
In addition, in the interval of the semifinals, a speech called "Anyone You Want" will note that Eurovision is a place for all.</text:p>
      <text:p text:style-name="P4">
<text:span text:style-name="T4">
 Read also: </text:span>
 <text:a xlink:type="simple" xlink:href="https://www.ukrinform.ua/rubric-culture/3694473-na-videolistivkah-ucasnikiv-evrobacenna-budut-lokacii-z-ukraini.html" text:style-name="Internet_20_link" text:visited-style-name="Visited_20_Internet_20_Link">
<text:span text:style-name="T4">
 Eurovision </text:span>
</text:a>
As reported by Ukrinform, the song contest "<text:a xlink:type="simple" xlink:href="https://www.ukrinform.ua/tag-evrobacenna" text:style-name="Internet_20_link" text:visited-style-name="Visited_20_Internet_20_Link">
</text:a>
-2023 ”will be held in Liverpool in the United Kingdom after the country, who won the competition in 2022 with the song" Stefania "Kalushorchestra, was unable to meet the requirements for the competition for because of the safety fears caused by the Russian invasion.</text:p>
      <text:p text:style-name="P4">
The semifinals of the competition will take place on May 9 and 11, and the finale will be May 13. Ukraine will be represented by TVORCHI with a song of Heart of Steel.</text:p>
      <text:p text:style-name="P4">
News Source: <text:a xlink:type="simple" xlink:href="https://www.ukrinform.ua/rubric-culture/3695516-bbc-nazvala-ukrainskih-zirok-aki-vistupatimut-u-pivfinalah-evrobacenna.html" text:style-name="Internet_20_link" text:visited-style-name="Visited_20_Internet_20_Link">
https://www.ukrinform.ua/rubric-culture/3695516-bbc-nazvala-ukrainskih-zirok-aki-vistupatimut-u-pivfinalah-evrobacenna.html</text:a>
</text:p>
      <!--NEWS-->
      <text:h text:style-name="P10" text:outline-level="1">
<text:span text:style-name="T4">
Boeing has released Ukrainian companies from paying $ 200 million on the Maritime Start Project</text:span>
</text:h>
      <text:p text:style-name="P4">
Authors: Ukrinform (Person)</text:p>
      <text:p text:style-name="P4">
Publisher: Укринформ (Organization)</text:p>
      <text:p text:style-name="P4">
Published Time: 2023-04-13T17:23:45+03:00</text:p>
      <text:p text:style-name="P4">
Modified Time: 2023-04-13T17:23:45+03:00</text:p>
      <text:p text:style-name="P4">
Description: Boeing has announced that it releases Ukrainian companies from an obligation of $ 200 million related to the Maritime Start project. - Ukrinform.</text:p>
      <text:p text:style-name="P4">
Images: ["<text:a xlink:type="simple" xlink:href="https://static.ukrinform.com/photos/2018_07/thumb_files/630_360_1532156100-3567.jpg" text:style-name="Internet_20_link" text:visited-style-name="Visited_20_Internet_20_Link">
630_360_15321...</text:a>
"]</text:p>
      <text:p text:style-name="P4">
Tags: ['Boeing', 'Шмигаль', 'Космодром']</text:p>
      <text:p text:style-name="P4">
Type: Article</text:p>
      <!--METADATA-->
      <text:p text:style-name="P4">
<draw:frame draw:style-name="fr1" draw:name="Image144" text:anchor-type="as-char" svg:width="6.9236in" svg:height="3.956343in" draw:z-index="0">
<draw:image xlink:href="../Images/yкринформ/2023-04-13T17-23-45-03-00/630_360_1532156100-3567.jpg" xlink:type="simple" xlink:show="embed" xlink:actuate="onLoad" draw:mime-type="image/jpeg"/>
</draw:frame>
Boeing has announced that it releases Ukrainian companies from an obligation of 200 million donors related to the Maritime Start Project.</text:p>
      <text:p text:style-name="P4">
Prime Minister Denis Shmigal wrote about it in <text:a xlink:type="simple" xlink:href="https://twitter.com/Denys_Shmyhal/status/1646504887058849793" text:style-name="Internet_20_link" text:visited-style-name="Visited_20_Internet_20_Link">
</text:a>
Transfers Ukrinform.</text:p>
      <text:p text:style-name="P4">
"During a meeting with US business, Boeing has announced that Ukrainian companies from a $ 200 million liability related to the Maritime Start project. Thanks for the important decision to support Ukraine," - said <text:a xlink:type="simple" xlink:href="https://www.ukrinform.ua/tag-smigal" text:style-name="Internet_20_link" text:visited-style-name="Visited_20_Internet_20_Link">
</text:a>
.</text:p>
      <text:p text:style-name="P4">
He added that he counts on cooperation and development of investments in the company in Ukraine.</text:p>
      <text:p text:style-name="P4">
"We work for recovery," the Prime Minister added.</text:p>
      <text:p text:style-name="P4">
<text:span text:style-name="T4">
 Read also: </text:span>
 <text:a xlink:type="simple" xlink:href="https://www.ukrinform.ua/rubric-world/3661480-mikrosoft-boing-dzeneral-elektrik-ta-insi-tor25-kompanij-ssa-aki-dopomagaut-ukraini-pid-cas-vijni.html" text:style-name="Internet_20_link" text:visited-style-name="Visited_20_Internet_20_Link">
<text:span text:style-name="T4">
 Boeing </text:span>
</text:a>
It was reported that in 1995, the Southern Production Association of Boeing, Norwegian Quartner and the Russian missile corporation "Energy", began the creation of an international market "Sea Start", but the projection is not yet implemented.</text:p>
      <text:p text:style-name="P4">
In 2022, the head of the State Space Agency stated that the Project program of Ukraine envisaged the construction of a "maritime start" - a space -shaped space -based naval platform that would allow the launch of the missile and Indian oceans.</text:p>
      <text:p text:style-name="P4">
News Source: <text:a xlink:type="simple" xlink:href="https://www.ukrinform.ua/rubric-economy/3695517-boeing-zvilniv-ukrainski-kompanii-vid-splati-200-miljoniv-za-proektom-morskij-start.html" text:style-name="Internet_20_link" text:visited-style-name="Visited_20_Internet_20_Link">
https://www.ukrinform.ua/rubric-economy/3695517-boeing-zvilniv-ukrainski-kompanii-vid-splati-200-miljoniv-za-proektom-morskij-start.html</text:a>
</text:p>
      <!--NEWS-->
      <text:h text:style-name="P10" text:outline-level="1">
<text:span text:style-name="T4">
The MKIP presents a selection of illustrations on the occasion of moscow cruiser sinking</text:span>
</text:h>
      <text:p text:style-name="P4">
Authors: Ukrinform (Person)</text:p>
      <text:p text:style-name="P4">
Publisher: Укринформ (Organization)</text:p>
      <text:p text:style-name="P4">
Published Time: 2023-04-13T17:28:28+03:00</text:p>
      <text:p text:style-name="P4">
Modified Time: 2023-04-13T17:28:28+03:00</text:p>
      <text:p text:style-name="P4">
Description: The MKIP presented illustrations of Ukrainian artists on the occasion of the sink of the cruiser "Moscow" by the Navy of Ukraine. - Ukrinform.</text:p>
      <text:p text:style-name="P4">
Images: ["<text:a xlink:type="simple" xlink:href="https://static.ukrinform.com/photos/2023_04/thumb_files/630_360_1681396074-978.jpg" text:style-name="Internet_20_link" text:visited-style-name="Visited_20_Internet_20_Link">
630_360_16813...</text:a>
"]</text:p>
      <text:p text:style-name="P4">
Tags: ['МКІП ', 'Війна з росією', 'Крейсер «Москва» ']</text:p>
      <text:p text:style-name="P4">
Type: Article</text:p>
      <!--METADATA-->
      <text:p text:style-name="P4">
<draw:frame draw:style-name="fr1" draw:name="Image145" text:anchor-type="as-char" svg:width="6.9236in" svg:height="3.956343in" draw:z-index="0">
<draw:image xlink:href="../Images/yкринформ/2023-04-13T17-28-28-03-00/630_360_1681396074-978.jpg" xlink:type="simple" xlink:show="embed" xlink:actuate="onLoad" draw:mime-type="image/jpeg"/>
</draw:frame>
Mkippdistoned illustrations of Ukrainian artists on the occasion of the sinking of the cruiser "Moscow" by the Navy of Ukraine.</text:p>
      <text:p text:style-name="P4">
The post with illustrations was published by the press service of the Ministry of Culture of and Information Policy in <text:a xlink:type="simple" xlink:href="https://t.me/mkipu/5568" text:style-name="Internet_20_link" text:visited-style-name="Visited_20_Internet_20_Link">
</text:a>
, reports Ukrinform.</text:p>
      <text:p text:style-name="P4">
“On April 13, 2022, the flagship of the Black Sea Fleet of Moscow Cruiser left the bottom after the Ukrainian military kissed it with two <text:a xlink:type="simple" xlink:href="https://www.ukrinform.ua/tag-raketa" text:style-name="Internet_20_link" text:visited-style-name="Visited_20_Internet_20_Link">
</text:a>
"Neptune". "Moscow" at the bottom where it is an imister ", - the post reads.</text:p>
      <text:p text:style-name="P4">
It is noted that themed drawings were performed by Ukrainian artists Boris Groh, Oleksandr Grekhov, Mykhale Skop, Yaroslava Yatsuba.</text:p>
      <text:p text:style-name="P4">
<text:span text:style-name="T4">
 Read also: </text:span>
 <text:a xlink:type="simple" xlink:href="https://www.ukrinform.ua/rubric-ato/3695222-rik-tomu-vms-ukraini-perepisali-vikovu-istoriu-reznikov-nagadav-ak-znisili-krejser-moskva.html" text:style-name="Internet_20_link" text:visited-style-name="Visited_20_Internet_20_Link">
<text:span text:style-name="T4">
 Reznik </text:span>
</text:a>
As reported by Ukrinform, on the anniversary of the Moscow Cruzer Divide, a new exposition will be opened, where artifacts from the affected vessel will be introduced.</text:p>
      <text:p text:style-name="P4">
On April 13, 2022, the Ukrainian soldiers shot the Russian cruiser "Moscow" by Neptune rockets, causing him serious damage. The flagship of the Black Sea Flot of the Navy of Russia sank on April 14, 2022.</text:p>
      <text:p text:style-name="P4">
News Source: <text:a xlink:type="simple" xlink:href="https://www.ukrinform.ua/rubric-society/3695519-mkip-prezentue-dobirku-ilustracij-z-nagodi-potoplenna-krejsera-moskva.html" text:style-name="Internet_20_link" text:visited-style-name="Visited_20_Internet_20_Link">
https://www.ukrinform.ua/rubric-society/3695519-mkip-prezentue-dobirku-ilustracij-z-nagodi-potoplenna-krejsera-moskva.html</text:a>
</text:p>
      <!--NEWS-->
      <text:h text:style-name="P10" text:outline-level="1">
<text:span text:style-name="T4">
Situation on the front and weapons: Zaluzhny met with the chief of the General Staff of France</text:span>
</text:h>
      <text:p text:style-name="P4">
Authors: Ukrinform (Person)</text:p>
      <text:p text:style-name="P4">
Publisher: Укринформ (Organization)</text:p>
      <text:p text:style-name="P4">
Published Time: 2023-04-13T17:31:00+03:00</text:p>
      <text:p text:style-name="P4">
Modified Time: 2023-04-13T17:31:00+03:00</text:p>
      <text:p text:style-name="P4">
Description: The Commander -in -Chief of the Armed Forces of Ukraine Valery Zaluzhny met with the chief of the United Staff of the Armed Forces of the French Republic, General of the Army General, Tierry Burukar, who arrived in Ukraine with a visit. - Ukrinform.</text:p>
      <text:p text:style-name="P4">
Images: ["<text:a xlink:type="simple" xlink:href="https://static.ukrinform.com/photos/2023_04/thumb_files/630_360_1681396363-337.jpeg" text:style-name="Internet_20_link" text:visited-style-name="Visited_20_Internet_20_Link">
630_360_16813...</text:a>
"]</text:p>
      <text:p text:style-name="P4">
Tags: ['Франція', 'Оборона', 'Візит', 'Валерій Залужний', 'Війна з росією']</text:p>
      <text:p text:style-name="P4">
Type: Article</text:p>
      <!--METADATA-->
      <text:p text:style-name="P4">
<draw:frame draw:style-name="fr1" draw:name="Image146" text:anchor-type="as-char" svg:width="6.9236in" svg:height="3.956343in" draw:z-index="0">
<draw:image xlink:href="../Images/yкринформ/2023-04-13T17-31-00-03-00/630_360_1681396363-337.jpeg" xlink:type="simple" xlink:show="embed" xlink:actuate="onLoad" draw:mime-type="image/jpeg"/>
</draw:frame>
The Commander -in -Chief of the Armed Forces of Ukraine Valery Zaluzhny met a significant headquarters of the Armed Forces of the French Republic of Generalomyarmia, Tierry Burukar, who arrived in Ukraine with a visit.</text:p>
      <text:p text:style-name="P4">
According to Ukrinform, Zaluzhny reported in <text:a xlink:type="simple" xlink:href="https://t.me/CinCAFU/470" text:style-name="Internet_20_link" text:visited-style-name="Visited_20_Internet_20_Link">
</text:a>
"He was happy to welcome the headquarters of the Armed Forces of the Armed Forces of the Armed Forces for the first time in Ukraine General Army, Tierry Burkar. It is a clear signal support of the Ukrainian army by French colleagues in the war against the aggressor," Zaluzhny said.</text:p>
      <text:p text:style-name="P4">
According to him, he spent meaningful negotiations with General Burkar. He introduced the situation at the front. He stopped in detail on the needs of Ukraine of Vartilerian shells and other ammunition, means of air defense of F-16 fighters.</text:p>
      <text:p text:style-name="P4">
"They have agreed to continue cooperation and maintain dialogue. From the future, the Armed Forces of Ukraine are ready to share experiences with partners in the full -scale war.(https://www.ukrinform.ua/tag-francia)for help. I appreciate the solidarity and support, "Zaluzhny emphasized.</text:p>
      <text:p text:style-name="P4">
<text:span text:style-name="T4">
 Read also: </text:span>
 <text:a xlink:type="simple" xlink:href="https://www.ukrinform.ua/rubric-ato/3694388-ricnica-vizvolenna-sumsini-zaluznij-pokazav-ak-zsu-nisili-zagarbnikiv.html" text:style-name="Internet_20_link" text:visited-style-name="Visited_20_Internet_20_Link">
<text:span text:style-name="T4">
 Zaluzhni </text:span>
</text:a>
As reported by Ukrinform, Zaluzhny discussed with the chairman of the United States Committee on US Headquarters General Mark Millie <text:a xlink:type="simple" xlink:href="https://www.ukrinform.ua/rubric-ato/3691605-zaluznij-obgovoriv-iz-generalom-milli-obstanovku-na-fronti-i-majbutni-kroki-zsu.html" text:style-name="Internet_20_link" text:visited-style-name="Visited_20_Internet_20_Link">
</text:a>
<text:span text:style-name="T5">
Foto: Telegram Commander -in -Chief of the Armed Forces</text:span>
</text:p>
      <text:p text:style-name="P4">
News Source: <text:a xlink:type="simple" xlink:href="https://www.ukrinform.ua/rubric-ato/3695521-situacia-na-fronti-i-zbroa-zaluznij-zustrivsa-z-nacalnikom-genstabu-francii.html" text:style-name="Internet_20_link" text:visited-style-name="Visited_20_Internet_20_Link">
https://www.ukrinform.ua/rubric-ato/3695521-situacia-na-fronti-i-zbroa-zaluznij-zustrivsa-z-nacalnikom-genstabu-francii.html</text:a>
</text:p>
      <!--NEWS-->
      <text:h text:style-name="P10" text:outline-level="1">
<text:span text:style-name="T4">
Ukraine protects Moldova from destabilization by Russia - Passka</text:span>
</text:h>
      <text:p text:style-name="P4">
Authors: Ukrinform (Person)</text:p>
      <text:p text:style-name="P4">
Publisher: Укринформ (Organization)</text:p>
      <text:p text:style-name="P4">
Published Time: 2023-04-13T17:31:33+03:00</text:p>
      <text:p text:style-name="P4">
Modified Time: 2023-04-13T17:31:33+03:00</text:p>
      <text:p text:style-name="P4">
Description: This is stated by Minister of Foreign Affairs of Moldova Nick, Ukrinform, during a briefing for the Media within the first Black Sea Sea Security Conference of the International Crimean Platform in Bucharest. - Ukrinform.</text:p>
      <text:p text:style-name="P4">
Images: ["<text:a xlink:type="simple" xlink:href="https://static.ukrinform.com/photos/2019_09/thumb_files/630_360_1568024892-122.jpg" text:style-name="Internet_20_link" text:visited-style-name="Visited_20_Internet_20_Link">
630_360_15680...</text:a>
"]</text:p>
      <text:p text:style-name="P4">
Tags: ['Молдова', 'Україна', 'Війна з росією', 'Чорноморська безпекова конференція']</text:p>
      <text:p text:style-name="P4">
Type: Article</text:p>
      <!--METADATA-->
      <text:p text:style-name="P4">
<draw:frame draw:style-name="fr1" draw:name="Image147" text:anchor-type="as-char" svg:width="6.9236in" svg:height="3.956343in" draw:z-index="0">
<draw:image xlink:href="../Images/yкринформ/2023-04-13T17-31-33-03-00/630_360_1568024892-122.jpg" xlink:type="simple" xlink:show="embed" xlink:actuate="onLoad" draw:mime-type="image/jpeg"/>
</draw:frame>
At this briefing for the media within the first Black Sea Sea Security Conference, the International Crimean Platform in Bucharest was declared by the Minister of Foreign Darms Nika Passok, Ukrinform correspondent reports.</text:p>
      <text:p text:style-name="P4">
As the minister noted, <text:a xlink:type="simple" xlink:href="https://www.ukrinform.ua/tag-moldova" text:style-name="Internet_20_link" text:visited-style-name="Visited_20_Internet_20_Link">
</text:a>
Supporting Ukraine and condemns the unfair aggression of the Russian Federation.</text:p>
      <text:p text:style-name="P4">
According to him, Russia should be punished for this, all the crimes of the Russians should be investigated, and military criminals should be punished in accordance with international declaration.</text:p>
      <text:p text:style-name="P4">
Popezka noted that Russian aggression has a great influence on the European continent, including Moldova, whose citizens feel it in many degrees, in particular, economic and humanitarian.</text:p>
      <text:p text:style-name="P4">
<text:span text:style-name="T4">
 Read also: </text:span>
 <text:a xlink:type="simple" xlink:href="https://www.ukrinform.ua/rubric-world/3695403-vijna-rf-proti-ukraini-zminila-poradok-bezpeki-vstanovlenij-oon-u-1945-roci-minoboroni-moldovi.html" text:style-name="Internet_20_link" text:visited-style-name="Visited_20_Internet_20_Link">
<text:span text:style-name="T4">
 Moldova </text:span>
</text:a>
According to him, Moldova continues to be the purpose of hybrid attempts to destabilize the country and initiatives of local oligarchs, which coordinate from Russia.</text:p>
      <text:p text:style-name="P4">
"The resistance of Ukraine and the Ukrainian Army allows us to maintain stability, and to thank the citizens of Moldova for what they understand: Ukrainians enforce us from destabilization and aggression," Posko emphasized.</text:p>
      <text:p text:style-name="P4">
He added that Chisinau continues to be under pressure from hybrid attempts to retestabilize the country, political pressure from the outside, and the influence of misinformation of cyberattacks.</text:p>
      <text:p text:style-name="P4">
The politician also noted that Moldova is now preparing his part for the EU report on the way to membership in the European Union, which will be published in October. He argued that Ukraine has a similar task.</text:p>
      <text:p text:style-name="P4">
"Our goal is that Moldova gets a signal to discover the discussion about membership in the EC," the Popeska stated.</text:p>
      <text:p text:style-name="P4">
As it was reported, the first Black Sea Sea Security Conference of the Crimean Platform continues in Bucharest. The organizers of the conference are the Ministry of Internal Affairs of Ukraine, the Ministry of Defense of Ukraine, the Ministry of Internal Affairs of Romania, the Ministry of National Defense of Romania, to the Educator with the Center for Defense Strategies(Ukraine).</text:p>
      <text:p text:style-name="P4">
News Source: <text:a xlink:type="simple" xlink:href="https://www.ukrinform.ua/rubric-polytics/3695520-ukraina-zahisae-moldovu-vid-destabilizacii-z-boku-rosii-popesku.html" text:style-name="Internet_20_link" text:visited-style-name="Visited_20_Internet_20_Link">
https://www.ukrinform.ua/rubric-polytics/3695520-ukraina-zahisae-moldovu-vid-destabilizacii-z-boku-rosii-popesku.html</text:a>
</text:p>
      <!--NEWS-->
      <text:h text:style-name="P10" text:outline-level="1">
<text:span text:style-name="T4">
Ronaldo's "Al-Drag" has announced the release of Garcia Rudy</text:span>
</text:h>
      <text:p text:style-name="P4">
Authors: Ukrinform (Person)</text:p>
      <text:p text:style-name="P4">
Publisher: Укринформ (Organization)</text:p>
      <text:p text:style-name="P4">
Published Time: 2023-04-13T17:34:33+03:00</text:p>
      <text:p text:style-name="P4">
Modified Time: 2023-04-13T17:34:33+03:00</text:p>
      <text:p text:style-name="P4">
Description: Al-Zakr has officially announced the release of Rudy Garcia's head coach. - Ukrinform.</text:p>
      <text:p text:style-name="P4">
Images: ["<text:a xlink:type="simple" xlink:href="https://static.ukrinform.com/photos/2023_04/thumb_files/630_360_1681396367-331.jpeg" text:style-name="Internet_20_link" text:visited-style-name="Visited_20_Internet_20_Link">
630_360_16813...</text:a>
"]</text:p>
      <text:p text:style-name="P4">
Tags: ['Футбол']</text:p>
      <text:p text:style-name="P4">
Type: Article</text:p>
      <!--METADATA-->
      <text:p text:style-name="P4">
<draw:frame draw:style-name="fr1" draw:name="Image148" text:anchor-type="as-char" svg:width="6.9236in" svg:height="3.956343in" draw:z-index="0">
<draw:image xlink:href="../Images/yкринформ/2023-04-13T17-34-33-03-00/630_360_1681396367-331.jpeg" xlink:type="simple" xlink:show="embed" xlink:actuate="onLoad" draw:mime-type="image/jpeg"/>
</draw:frame>
Al-Zakr has officially announced the release of Rudy Garcia's head coach.</text:p>
      <text:p text:style-name="P4">
As Ukrinform reports, with reference to <text:a xlink:type="simple" xlink:href="https://twitter.com/AlNassrFC/status/1646508440129540096" text:style-name="Internet_20_link" text:visited-style-name="Visited_20_Internet_20_Link">
</text:a>
Teams of the Village.</text:p>
      <text:p text:style-name="P4">
It happened after the points of losing a team in the match with Al Feihu(0:0).</text:p>
      <text:p text:style-name="P4">
Раніше була інформація, що роботою Гарсії незадоволений капітан КріштіануРоналду.</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a>
As reported, Al-Zakr goes the second in the Saudi Arabia standings, lagging behind the leader three points for 7 rounds before the finish line. Rudy Training Command since the summer of last year.</text:p>
      <text:p text:style-name="P4">
Photo: Getty Images</text:p>
      <text:p text:style-name="P4">
News Source: <text:a xlink:type="simple" xlink:href="https://www.ukrinform.ua/rubric-sports/3695522-alnasr-ronaldu-ogolosiv-pro-zvilnenna-rudi-garsii.html" text:style-name="Internet_20_link" text:visited-style-name="Visited_20_Internet_20_Link">
https://www.ukrinform.ua/rubric-sports/3695522-alnasr-ronaldu-ogolosiv-pro-zvilnenna-rudi-garsii.html</text:a>
</text:p>
      <!--NEWS-->
      <text:h text:style-name="P10" text:outline-level="1">
<text:span text:style-name="T4">
Japarova: NATO Summit in Vilnius should not only open the door to Ukraine, but also show the corridor</text:span>
</text:h>
      <text:p text:style-name="P4">
Authors: Ukrinform (Person)</text:p>
      <text:p text:style-name="P4">
Publisher: Укринформ (Organization)</text:p>
      <text:p text:style-name="P4">
Published Time: 2023-04-13T17:45:55+03:00</text:p>
      <text:p text:style-name="P4">
Modified Time: 2023-04-13T17:45:55+03:00</text:p>
      <text:p text:style-name="P4">
Description: </text:p>
      <text:p text:style-name="P4">
Перша Заступниця Міністра Закордонних Справ Еміне Джапарова Впевнена, Що Членство В України Нато Є Лише Питанням Часу. — Укрінформ.: </text:p>
      <text:p text:style-name="P4">
Images: ["<text:a xlink:type="simple" xlink:href="https://static.ukrinform.com/photos/2023_04/thumb_files/630_360_1681384939-379.jpg" text:style-name="Internet_20_link" text:visited-style-name="Visited_20_Internet_20_Link">
630_360_16813...</text:a>
"]</text:p>
      <text:p text:style-name="P4">
Tags: ['Джапарова', 'НАТО', 'Україна', 'Чорноморська безпекова конференція']</text:p>
      <text:p text:style-name="P4">
Type: Article</text:p>
      <!--METADATA-->
      <text:p text:style-name="P4">
<draw:frame draw:style-name="fr1" draw:name="Image149" text:anchor-type="as-char" svg:width="6.9236in" svg:height="3.956343in" draw:z-index="0">
<draw:image xlink:href="../Images/yкринформ/2023-04-13T17-45-55-03-00/630_360_1681384939-379.jpg" xlink:type="simple" xlink:show="embed" xlink:actuate="onLoad" draw:mime-type="image/jpeg"/>
</draw:frame>
The first -person Foreign Minister Emine Dzhaparov is convinced that NATO's membership is only a matter of time.</text:p>
      <text:p text:style-name="P4">
She stated this as a meeting in the format of Ukraine-Romania-Moldova in the first Black Sea Sea Security Conference in Bucharest, reports Ukrinform.</text:p>
      <text:p text:style-name="P4">
“Ukraine has a strong feeling that EU membership is only a matter of time, so itself and NATO membership. The nearest summit in Vilnius, in our opinion, should open the door for Ukraine, but also show the corridor, ” - emphasized.</text:p>
      <text:p text:style-name="P4">
<text:span text:style-name="T4">
 Read also: </text:span>
 <text:a xlink:type="simple" xlink:href="https://www.ukrinform.ua/rubric-polytics/3695372-nato-mae-nadislati-ukraini-potuznij-signal-sodo-clenstva-pid-cas-samitu-u-vilnusi-minoboroni-litvi.html" text:style-name="Internet_20_link" text:visited-style-name="Visited_20_Internet_20_Link">
<text:span text:style-name="T4">
 Vilnius </text:span>
</text:a>
Dzhaparova also reported that the Foreign Ministry of the Three countries discussed security, integration into the European Union and regional cooperation.</text:p>
      <text:p text:style-name="P4">
According to her, the ministers walked through a wide range of security issues in the context of the Crimean Platform.</text:p>
      <text:p text:style-name="P4">
“Lesson <text:a xlink:type="simple" xlink:href="https://www.ukrinform.ua/tag-krim" text:style-name="Internet_20_link" text:visited-style-name="Visited_20_Internet_20_Link">
</text:a>
He taught us that the attempt of reconciliation is perceived as weakness, so Ukraine's proposal was supported .</text:p>
      <text:p text:style-name="P4">
She also noted that the parties discussed the integration of Ukraine and Moldova Vevroseouz. According to the Deputy Minister, Ukraine is at the final stadium of the completion of the law-such as media issues, national mining to fight corruption.</text:p>
      <text:p text:style-name="P4">
<text:span text:style-name="T4">
 Read also: </text:span>
 <text:a xlink:type="simple" xlink:href="https://www.ukrinform.ua/rubric-polytics/3695488-ucasniki-zustrici-ukrainamoldovarumunia-uhvalili-v-buharesti-spilnu-zaavu.html" text:style-name="Internet_20_link" text:visited-style-name="Visited_20_Internet_20_Link">
</text:a>
In addition, ministers focused on regional cooperation. Giaparovazaivava was that the tripartite meeting of Romania, Ukraine and Moldova is another example of regional cooperation, while multilateral diplomacy survives in Geneva, New York, Vienna and other capitals of the world.</text:p>
      <text:p text:style-name="P4">
As reported by Ukrinform, in the capital of Romania on Thursday the second(official)The Day of the First Black Sea Sea Security Conference of the International Crimean Platform, which has collected in Bucharest representatives of more than 50 countries of tuning organizations.</text:p>
      <text:p text:style-name="P4">
News Source: <text:a xlink:type="simple" xlink:href="https://www.ukrinform.ua/rubric-polytics/3695527-dzaparova-samit-nato-u-vilnusi-mae-ne-lise-vidciniti-dveri-ukraini-ale-j-pokazati-koridor.html" text:style-name="Internet_20_link" text:visited-style-name="Visited_20_Internet_20_Link">
https://www.ukrinform.ua/rubric-polytics/3695527-dzaparova-samit-nato-u-vilnusi-mae-ne-lise-vidciniti-dveri-ukraini-ale-j-pokazati-koridor.html</text:a>
</text:p>
      <!--NEWS-->
      <text:h text:style-name="P10" text:outline-level="1">
<text:span text:style-name="T4">
In Kiev, the wreckage of Neptune rocket was shown, which struck the cruiser "Moscow"</text:span>
</text:h>
      <text:p text:style-name="P4">
Authors: Ukrinform (Person)</text:p>
      <text:p text:style-name="P4">
Publisher: Укринформ (Organization)</text:p>
      <text:p text:style-name="P4">
Published Time: 2023-04-13T17:49:00+03:00</text:p>
      <text:p text:style-name="P4">
Modified Time: 2023-04-13T17:49:00+03:00</text:p>
      <text:p text:style-name="P4">
Description: The National military-historical museum showed the original element-the stabilizer of the starting unit of the Neptune missile, which caused the destruction of the Russian cruiser "Moscow". - Ukrinform.</text:p>
      <text:p text:style-name="P4">
Images: ["<text:a xlink:type="simple" xlink:href="https://static.ukrinform.com/photos/2023_04/thumb_files/630_360_1681397942-275.jpg" text:style-name="Internet_20_link" text:visited-style-name="Visited_20_Internet_20_Link">
630_360_16813...</text:a>
", "<text:a xlink:type="simple" xlink:href="https://static.ukrinform.com/photos/2023_04/thumb_files/630_360_1681397304-2638.jpeg" text:style-name="Internet_20_link" text:visited-style-name="Visited_20_Internet_20_Link">
630_360_16813...</text:a>
", "<text:a xlink:type="simple" xlink:href="https://static.ukrinform.com/photos/2023_04/thumb_files/630_360_1681397304-6759.jpeg" text:style-name="Internet_20_link" text:visited-style-name="Visited_20_Internet_20_Link">
630_360_16813...</text:a>
", "<text:a xlink:type="simple" xlink:href="https://static.ukrinform.com/photos/2023_04/thumb_files/630_360_1681397303-8835.jpeg" text:style-name="Internet_20_link" text:visited-style-name="Visited_20_Internet_20_Link">
630_360_16813...</text:a>
", "<text:a xlink:type="simple" xlink:href="https://static.ukrinform.com/photos/2023_04/thumb_files/630_360_1681397304-5528.jpeg" text:style-name="Internet_20_link" text:visited-style-name="Visited_20_Internet_20_Link">
630_360_16813...</text:a>
", "<text:a xlink:type="simple" xlink:href="https://static.ukrinform.com/photos/2023_04/thumb_files/630_360_1681397304-9849.jpeg" text:style-name="Internet_20_link" text:visited-style-name="Visited_20_Internet_20_Link">
630_360_16813...</text:a>
", "<text:a xlink:type="simple" xlink:href="https://static.ukrinform.com/photos/2023_04/thumb_files/630_360_1681397304-1640.jpeg" text:style-name="Internet_20_link" text:visited-style-name="Visited_20_Internet_20_Link">
630_360_16813...</text:a>
", "<text:a xlink:type="simple" xlink:href="https://static.ukrinform.com/photos/2023_04/thumb_files/630_360_1681397304-3576.jpeg" text:style-name="Internet_20_link" text:visited-style-name="Visited_20_Internet_20_Link">
630_360_16813...</text:a>
"]</text:p>
      <text:p text:style-name="P4">
Tags: ['Музей', 'Ракета', 'Виставка', 'Київ', 'Крейсер «Москва» ']</text:p>
      <text:p text:style-name="P4">
Type: Article</text:p>
      <!--METADATA-->
      <text:p text:style-name="P4">
<draw:frame draw:style-name="fr1" draw:name="Image150" text:anchor-type="as-char" svg:width="6.9236in" svg:height="3.956343in" draw:z-index="0">
<draw:image xlink:href="../Images/yкринформ/2023-04-13T17-49-00-03-00/630_360_1681397942-275.jpg" xlink:type="simple" xlink:show="embed" xlink:actuate="onLoad" draw:mime-type="image/jpeg"/>
</draw:frame>
The Union Military-Historical Museum showed the original element-a stabilizer of the starting unit of the Neptune missile, which caused the destruction of the Russian cruiser "Moscow".</text:p>
      <text:p text:style-name="P4">
This was reported by Ukrinform correspondent.</text:p>
      <text:p text:style-name="P4">
The museum also presented a rescue wheel and a signal buoy of the Russian Fleet. The artifacts provided command of the Navy of the Armed Forces.</text:p>
      <text:p text:style-name="P4">
Head of the Central Navy of Ukraine(branches of the National Museum of Museum of Ukraine)Sergey Voronov told how the cruiser's lesion was done. According to him, on April 13, 2022 at 14: 06 the start of the first of the two missiles "P-360" "Neptune" of the coastal offices of the Navy of Ukraine "RK-360MC" "Neptun" was coming. As a result, the flagship of the Black Sea Fleet of Russia - the cruiser "Moscow" was affected.</text:p>
      <text:p text:style-name="P4">
According to official data, rockets have fallen on the left side in the area of the running bridge, cabin companies and the nasal machine compartment. On April 14, in the evening, he cruised 75 km from Cape Tarkhankut.</text:p>
      <text:p text:style-name="P4">
<draw:frame draw:style-name="fr1" draw:name="Image151" text:anchor-type="as-char" svg:width="6.9236in" svg:height="3.956343in" draw:z-index="0">
<draw:image xlink:href="../Images/yкринформ/2023-04-13T17-49-00-03-00/630_360_1681397304-2638.jpeg" xlink:type="simple" xlink:show="embed" xlink:actuate="onLoad" draw:mime-type="image/jpeg"/>
</draw:frame>
Press Conference dedicated to the anniversary of the destruction of the naval forces of Ukraine of the missile cruiser "Moscow" / Photo: Cyril Chubotin, Ukrinform <text:a xlink:type="simple" xlink:href="https://static.ukrinform.com/photos/2023_04/1681397304-2638.jpeg" text:style-name="Internet_20_link" text:visited-style-name="Visited_20_Internet_20_Link">
<draw:frame draw:style-name="fr1" draw:name="Image152" text:anchor-type="as-char" svg:width="6.9236in" svg:height="3.956343in" draw:z-index="0">
<draw:image xlink:href="../Images/yкринформ/2023-04-13T17-49-00-03-00/630_360_1681397304-2638.jpeg" xlink:type="simple" xlink:show="embed" xlink:actuate="onLoad" draw:mime-type="image/jpeg"/>
</draw:frame>
</text:a>
 <text:a xlink:type="simple" xlink:href="https://static.ukrinform.com/photos/2023_04/1681397304-6759.jpeg" text:style-name="Internet_20_link" text:visited-style-name="Visited_20_Internet_20_Link">
<draw:frame draw:style-name="fr1" draw:name="Image153" text:anchor-type="as-char" svg:width="6.9236in" svg:height="3.956343in" draw:z-index="0">
<draw:image xlink:href="../Images/yкринформ/2023-04-13T17-49-00-03-00/630_360_1681397304-6759.jpeg" xlink:type="simple" xlink:show="embed" xlink:actuate="onLoad" draw:mime-type="image/jpeg"/>
</draw:frame>
</text:a>
 <text:a xlink:type="simple" xlink:href="https://static.ukrinform.com/photos/2023_04/1681397303-8835.jpeg" text:style-name="Internet_20_link" text:visited-style-name="Visited_20_Internet_20_Link">
<draw:frame draw:style-name="fr1" draw:name="Image154" text:anchor-type="as-char" svg:width="6.9236in" svg:height="3.956343in" draw:z-index="0">
<draw:image xlink:href="../Images/yкринформ/2023-04-13T17-49-00-03-00/630_360_1681397303-8835.jpeg" xlink:type="simple" xlink:show="embed" xlink:actuate="onLoad" draw:mime-type="image/jpeg"/>
</draw:frame>
</text:a>
 <text:a xlink:type="simple" xlink:href="https://static.ukrinform.com/photos/2023_04/1681397304-5528.jpeg" text:style-name="Internet_20_link" text:visited-style-name="Visited_20_Internet_20_Link">
<draw:frame draw:style-name="fr1" draw:name="Image155" text:anchor-type="as-char" svg:width="6.9236in" svg:height="3.956343in" draw:z-index="0">
<draw:image xlink:href="../Images/yкринформ/2023-04-13T17-49-00-03-00/630_360_1681397304-5528.jpeg" xlink:type="simple" xlink:show="embed" xlink:actuate="onLoad" draw:mime-type="image/jpeg"/>
</draw:frame>
</text:a>
 <text:a xlink:type="simple" xlink:href="https://static.ukrinform.com/photos/2023_04/1681397304-9849.jpeg" text:style-name="Internet_20_link" text:visited-style-name="Visited_20_Internet_20_Link">
<draw:frame draw:style-name="fr1" draw:name="Image156" text:anchor-type="as-char" svg:width="6.9236in" svg:height="3.956343in" draw:z-index="0">
<draw:image xlink:href="../Images/yкринформ/2023-04-13T17-49-00-03-00/630_360_1681397304-9849.jpeg" xlink:type="simple" xlink:show="embed" xlink:actuate="onLoad" draw:mime-type="image/jpeg"/>
</draw:frame>
</text:a>
 <text:a xlink:type="simple" xlink:href="https://static.ukrinform.com/photos/2023_04/1681397304-1640.jpeg" text:style-name="Internet_20_link" text:visited-style-name="Visited_20_Internet_20_Link">
<draw:frame draw:style-name="fr1" draw:name="Image157" text:anchor-type="as-char" svg:width="6.9236in" svg:height="3.956343in" draw:z-index="0">
<draw:image xlink:href="../Images/yкринформ/2023-04-13T17-49-00-03-00/630_360_1681397304-1640.jpeg" xlink:type="simple" xlink:show="embed" xlink:actuate="onLoad" draw:mime-type="image/jpeg"/>
</draw:frame>
</text:a>
 <text:a xlink:type="simple" xlink:href="https://static.ukrinform.com/photos/2023_04/1681397304-3576.jpeg" text:style-name="Internet_20_link" text:visited-style-name="Visited_20_Internet_20_Link">
<draw:frame draw:style-name="fr1" draw:name="Image158" text:anchor-type="as-char" svg:width="6.9236in" svg:height="3.956343in" draw:z-index="0">
<draw:image xlink:href="../Images/yкринформ/2023-04-13T17-49-00-03-00/630_360_1681397304-3576.jpeg" xlink:type="simple" xlink:show="embed" xlink:actuate="onLoad" draw:mime-type="image/jpeg"/>
</draw:frame>
</text:a>
</text:p>
      <text:p text:style-name="P4">
<text:a xlink:type="simple" xlink:href="https://www.ukrinform.ua/tag-krejser-moskva" text:style-name="Internet_20_link" text:visited-style-name="Visited_20_Internet_20_Link">
 </text:a>
- one of the six largest-ships in Russia. It is a big financial loss - its cost was from $ 700 to $ 900. This is not the first loss in the history of the Black Sea Fleet, although since the Second World War it is the largest battle ship that has sank, ”said the head of the Central Naval Museum.</text:p>
      <text:p text:style-name="P4">
He added that this is the third flagship that Russia loses on the Black Sea theater of fighting. The first in 1916 - "Empress Maria", which is sunk in the Sevastopol bay in the parking lot. The second is Novorossiysk Background, which sank in 1955 in almost the same place.</text:p>
      <text:p text:style-name="P4">
<text:span text:style-name="T4">
 Read also: </text:span>
 <text:a xlink:type="simple" xlink:href="https://www.ukrinform.ua/rubric-ato/3695222-rik-tomu-vms-ukraini-perepisali-vikovu-istoriu-reznikov-nagadav-ak-znisili-krejser-moskva.html" text:style-name="Internet_20_link" text:visited-style-name="Visited_20_Internet_20_Link">
<text:span text:style-name="T4">
 cruiser </text:span>
 <text:span text:style-name="T4">
 </text:span>
 Moscow **</text:a>
Also, during the event, the Central Naval Museum of Ukraine, with the participation of the Public Organization, announced the creation of the exposition-mathematically-moistened on the basis of the facts of the 3D show "Portzattnae", which will, therefore, contribute to the debunking of myths created by Russian. Kiev will become the first city where the exposition is presented in May. The shows will be shown in other countries of the world.</text:p>
      <text:p text:style-name="P4">
3D show trailer can be viewed for <text:a xlink:type="simple" xlink:href="https://www.youtube.com/watch" text:style-name="Internet_20_link" text:visited-style-name="Visited_20_Internet_20_Link">
</text:a>
.</text:p>
      <text:p text:style-name="P4">
<text:span text:style-name="T5">
Viso: <text:a xlink:type="simple" xlink:href="https://www.youtube.com/watch" text:style-name="Internet_20_link" text:visited-style-name="Visited_20_Internet_20_Link">
</text:a>
</text:span>
</text:p>
      <text:p text:style-name="P4">
As it was reported, the cruiser of the Russian Black Sea Fleet "Moscow" as a result of the Ukrainian anti -ship "Neptune" on April 13, 2022 underwent injuries and began to sink after a powerful explosion of the ammunition.</text:p>
      <text:p text:style-name="P4">
News Source: <text:a xlink:type="simple" xlink:href="https://www.ukrinform.ua/rubric-kyiv/3695530-u-kievi-pokazali-ulamki-raketi-neptun-aka-urazila-krejser-moskva.html" text:style-name="Internet_20_link" text:visited-style-name="Visited_20_Internet_20_Link">
https://www.ukrinform.ua/rubric-kyiv/3695530-u-kievi-pokazali-ulamki-raketi-neptun-aka-urazila-krejser-moskva.html</text:a>
</text:p>
      <!--NEWS-->
      <text:h text:style-name="P10" text:outline-level="1">
<text:span text:style-name="T4">
Crimea is required for the security of the region and this will be done - Reznikov</text:span>
</text:h>
      <text:p text:style-name="P4">
Authors: Ukrinform (Person)</text:p>
      <text:p text:style-name="P4">
Publisher: Укринформ (Organization)</text:p>
      <text:p text:style-name="P4">
Published Time: 2023-04-13T17:56:00+03:00</text:p>
      <text:p text:style-name="P4">
Modified Time: 2023-04-13T17:56:00+03:00</text:p>
      <text:p text:style-name="P4">
Description: For complete safety and freedom of navigation in the Black and Azov Seas, the liberation of Crimea is needed, and this will be done - the peninsula will necessarily return to the Ukrainian family. - Ukrinform.</text:p>
      <text:p text:style-name="P4">
Images: ["<text:a xlink:type="simple" xlink:href="https://static.ukrinform.com/photos/2023_04/thumb_files/630_360_1681397660-719.jpg" text:style-name="Internet_20_link" text:visited-style-name="Visited_20_Internet_20_Link">
630_360_16813...</text:a>
"]</text:p>
      <text:p text:style-name="P4">
Tags: ['Деокупація', 'Крим', 'Стратегія деокупації Криму', 'Чорноморська безпекова конференція']</text:p>
      <text:p text:style-name="P4">
Type: Article</text:p>
      <!--METADATA-->
      <text:p text:style-name="P4">
<draw:frame draw:style-name="fr1" draw:name="Image159" text:anchor-type="as-char" svg:width="6.9236in" svg:height="3.956343in" draw:z-index="0">
<draw:image xlink:href="../Images/yкринформ/2023-04-13T17-56-00-03-00/630_360_1681397660-719.jpg" xlink:type="simple" xlink:show="embed" xlink:actuate="onLoad" draw:mime-type="image/jpeg"/>
</draw:frame>
For complete safety and freedom of navigation in the Black and Azov Seas it is necessary to slow down the Crimea, and this will be done - the peninsula will necessarily return the Ukrainian family.</text:p>
      <text:p text:style-name="P4">
According to the Ukrinform correspondent, the Minister of Defense of Ukraine Oleksiy Reznikov said this in the fields of the first Black Sea Sea Sea Sea Conference.</text:p>
      <text:p text:style-name="P4">
"In order to ensure 100 percent security and freedom of navigation on the Black Sea of the Azov Crimea, it will be released and it will be released. It will reverse in the Ukrainian family, as it happened in 1991. <text:a xlink:type="simple" xlink:href="https://www.ukrinform.ua/tag-krim" text:style-name="Internet_20_link" text:visited-style-name="Visited_20_Internet_20_Link">
</text:a>
- This is Ukraine, "Reznikov said, commenting on Ukrinform correspondent about the prospects of release.</text:p>
      <text:p text:style-name="P4">
The Minister stressed that Ukraine will "do everything" for the liberation of Crimea, and post-excavation "can already guarantee a full-scale security situation with the educational sea, along with partner countries."</text:p>
      <text:p text:style-name="P4">
"Therefore, we need to do this and prepare. And we are ready to share our experiences, because the Republic of Moldova is suffering from a hybrid attack of Russia for many decades, including with temporary occupation of part of Moldova, imitious provocations, information, information. And we wish them victory in this, with us, " - commented Romanikov also a tripartite meeting of the leadership of the Ministry of Foreign Affairs and the Ministry of Internal Affairs of Ukraine, Romania Tamoldov in Bucharest.</text:p>
      <text:p text:style-name="P4">
<text:span text:style-name="T4">
 Read also: </text:span>
 <text:a xlink:type="simple" xlink:href="https://www.ukrinform.ua/rubric-world/3695461-posilenna-nato-v-cornomu-mori-nimeccina-visunula-tri-propozicii.html" text:style-name="Internet_20_link" text:visited-style-name="Visited_20_Internet_20_Link">
</text:a>
He informed that the results of the meeting were signed by a tripartite memorial "On the continuation of our fruitful cooperation" and also agreed technical elements of interaction.</text:p>
      <text:p text:style-name="P4">
As reported by Ukrinform, in the capital of Romania on Thursday <text:a xlink:type="simple" xlink:href="https://www.ukrinform.ua/rubric-polytics/3695230-u-buharesti-rozpocalasa-cornomorska-bezpekova-konferencia.html" text:style-name="Internet_20_link" text:visited-style-name="Visited_20_Internet_20_Link">
</text:a>
The International Crimean Platform, which has launched more than 50 countries and organizations in Bucharest.</text:p>
      <text:p text:style-name="P4">
News Source: <text:a xlink:type="simple" xlink:href="https://www.ukrinform.ua/rubric-ato/3695529-dla-bezpeki-regionu-neobhidna-deokupacia-krimu-i-ce-bude-zrobleno-reznikov.html" text:style-name="Internet_20_link" text:visited-style-name="Visited_20_Internet_20_Link">
https://www.ukrinform.ua/rubric-ato/3695529-dla-bezpeki-regionu-neobhidna-deokupacia-krimu-i-ce-bude-zrobleno-reznikov.html</text:a>
</text:p>
      <!--NEWS-->
      <text:h text:style-name="P10" text:outline-level="1">
<text:span text:style-name="T4">
The occupiers intensified filtration measures in temporarily captured territories</text:span>
</text:h>
      <text:p text:style-name="P4">
Author: ['АРМІЯINFORM']</text:p>
      <text:p text:style-name="P4">
Time: 2023-04-13T18:00:00-04:00</text:p>
      <text:p text:style-name="P4">
Description: Rosіyski Passion for the inferences of the counter -Red -free regime on Timchasovo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okupant.jpg" text:style-name="Internet_20_link" text:visited-style-name="Visited_20_Internet_20_Link">
okupant.jpg</text:a>
']</text:p>
      <text:p text:style-name="P4">
Tags: ['STOPRUSSIA', 'АГРЕСІЯ РФ', 'ВТОРГНЕННЯ РФ']</text:p>
      <text:p text:style-name="P4">
Category: News</text:p>
      <!--METADATA-->
      <text:p text:style-name="P4">
<draw:frame draw:style-name="fr1" draw:name="Image160" text:anchor-type="as-char" svg:width="6.9236in" svg:height="3.893007in" draw:z-index="0">
<draw:image xlink:href="../Images/AРМІЯINFORM/2023-04-13T18-00-00-04-00/okupant.jpg" xlink:type="simple" xlink:show="embed" xlink:actuate="onLoad" draw:mime-type="image/jpeg"/>
</draw:frame>
Russian invaders continue to strengthen the counterintelligence regime of the occupied territories. In the settlement of the County Volnovakh district of Donetsk region and around increased the number of checkpoints of Tappatrul. At checkpoints, the enemy actively conducts filtration measures of the permanent population, <text:a xlink:type="simple" xlink:href="https://www.facebook.com/GeneralStaff.ua/posts/pfbid02EaD6qpeHogRqHPCLsMRkhpkYE2uECFoocFVXXdMpGUjMexKndSDyGJLSudgSGyXgl" text:style-name="Internet_20_link" text:visited-style-name="Visited_20_Internet_20_Link">
reports</text:a>
The General Staff of the Armed Forces of Ukraine.</text:p>
      <text:p text:style-name="P4">
The situation in the fertile Donetsk region is somewhat similar. Fearing the vortex information about the location of the units of the invaders, the invaders began to rest with certain routes of traffic to taxi drivers, the entrance to the locals is allowed in the presence of registration.</text:p>
      <text:p text:style-name="P4">
News Source: <text:a xlink:type="simple" xlink:href="https://armyinform.com.ua/2023/04/13/okupanty-posylyly-filtraczijni-zahody-na-tymchasovo-zahoplenyh-terytoriyah/" text:style-name="Internet_20_link" text:visited-style-name="Visited_20_Internet_20_Link">
https://armyinform.com.ua/2023/04/13/okupanty-posylyly-filtraczijni-zahody-na-tymchasovo-zahoplenyh-terytoriyah/</text:a>
</text:p>
      <!--NEWS-->
      <text:h text:style-name="P10" text:outline-level="1">
<text:span text:style-name="T4">
Switzerland plans to allocate $ 1.7 billion to 2028 to Ukraine</text:span>
</text:h>
      <text:p text:style-name="P4">
Authors: Ukrinform (Person)</text:p>
      <text:p text:style-name="P4">
Publisher: Укринформ (Organization)</text:p>
      <text:p text:style-name="P4">
Published Time: 2023-04-13T18:01:33+03:00</text:p>
      <text:p text:style-name="P4">
Modified Time: 2023-04-13T18:01:33+03:00</text:p>
      <text:p text:style-name="P4">
Description: The Swiss government intends to provide Ukraine with an additional 1.5 billion Swiss francs ($ 1.7 billion) by 2028. - Ukrinform.</text:p>
      <text:p text:style-name="P4">
Images: ["<text:a xlink:type="simple" xlink:href="https://static.ukrinform.com/photos/2018_12/thumb_files/630_360_1545154481-916.jpg" text:style-name="Internet_20_link" text:visited-style-name="Visited_20_Internet_20_Link">
630_360_15451...</text:a>
"]</text:p>
      <text:p text:style-name="P4">
Tags: ['Швейцарія', 'Україна', 'Гроші', 'допомога']</text:p>
      <text:p text:style-name="P4">
Type: Article</text:p>
      <!--METADATA-->
      <text:p text:style-name="P4">
<draw:frame draw:style-name="fr1" draw:name="Image161" text:anchor-type="as-char" svg:width="6.9236in" svg:height="3.956343in" draw:z-index="0">
<draw:image xlink:href="../Images/yкринформ/2023-04-13T18-01-33-03-00/630_360_1545154481-916.jpg" xlink:type="simple" xlink:show="embed" xlink:actuate="onLoad" draw:mime-type="image/jpeg"/>
</draw:frame>
The Swiss Government intends to provide Ukraine with an additional 1.5 billion -wwing francs($ 1.7 billion)by 2028.</text:p>
      <text:p text:style-name="P4">
As Ukrinform reports, it reports <text:a xlink:type="simple" xlink:href="https://www.swissinfo.ch/eng/switzerland-to-release-another-chf1.5-billion-for-ukraine/48432418" text:style-name="Internet_20_link" text:visited-style-name="Visited_20_Internet_20_Link">
</text:a>
.</text:p>
      <text:p text:style-name="P4">
Switzerland Foreign Minister Ignaczis stressed the readiness of Ukraine for long -term support for Ukraine.</text:p>
      <text:p text:style-name="P4">
Support will be provided as part of the International Cooperation Strategy for 20125-2028, reported on Wednesday at the Swiss Foreign Ministry.</text:p>
      <text:p text:style-name="P4">
Together with 300 million Swiss francs, already allocated for the 2023 and 20124 period, the total Swiss support volume will reach at least 1.8 million Swiss francs(More than $ 2 billion - ed.)over the six years.</text:p>
      <text:p text:style-name="P4">
<text:span text:style-name="T4">
 Read also: </text:span>
 <text:a xlink:type="simple" xlink:href="https://www.ukrinform.ua/rubric-economy/3695132-miznarodni-partneri-nadadut-ukraini-115-milardiv-smigal.html" text:style-name="Internet_20_link" text:visited-style-name="Visited_20_Internet_20_Link">
</text:a>
As you know, <text:a xlink:type="simple" xlink:href="https://www.ukrinform.ua/tag-svejcaria" text:style-name="Internet_20_link" text:visited-style-name="Visited_20_Internet_20_Link">
</text:a>
She joined the sanctions against Russia imposed in March 2022, which included a ban on the export of a number of goods. In addition to frozen assets and restrictions, sanctions also include a ban on the export of goods such as weapons, coal and luxury goods.</text:p>
      <text:p text:style-name="P4">
News Source: <text:a xlink:type="simple" xlink:href="https://www.ukrinform.ua/rubric-economy/3695532-svejcaria-planue-vidiliti-ukraini-17-milarda-do-2028-roku.html" text:style-name="Internet_20_link" text:visited-style-name="Visited_20_Internet_20_Link">
https://www.ukrinform.ua/rubric-economy/3695532-svejcaria-planue-vidiliti-ukraini-17-milarda-do-2028-roku.html</text:a>
</text:p>
      <!--NEWS-->
      <text:h text:style-name="P10" text:outline-level="1">
<text:span text:style-name="T4">
Berlin allowed Poland to pass to Ukraine the fighters of the MiG-29-Spiegel</text:span>
</text:h>
      <text:p text:style-name="P4">
Authors: Ukrinform (Person)</text:p>
      <text:p text:style-name="P4">
Publisher: Укринформ (Organization)</text:p>
      <text:p text:style-name="P4">
Published Time: 2023-04-13T18:06:00+03:00</text:p>
      <text:p text:style-name="P4">
Modified Time: 2023-04-13T18:06:00+03:00</text:p>
      <text:p text:style-name="P4">
Description: The Federal Government of Germany has approved Poland's application for export to Ukraine MiG-29 from the warehouses of the former GDR. - Ukrinform.</text:p>
      <text:p text:style-name="P4">
Images: ["<text:a xlink:type="simple" xlink:href="https://static.ukrinform.com/photos/2023_04/thumb_files/630_360_1681398248-633.jpg" text:style-name="Internet_20_link" text:visited-style-name="Visited_20_Internet_20_Link">
630_360_16813...</text:a>
"]</text:p>
      <text:p text:style-name="P4">
Tags: ['Німеччина', 'Польща', 'Україна', 'Винищувач', 'Війна з росією']</text:p>
      <text:p text:style-name="P4">
Type: Article</text:p>
      <!--METADATA-->
      <text:p text:style-name="P4">
<draw:frame draw:style-name="fr1" draw:name="Image162" text:anchor-type="as-char" svg:width="6.9236in" svg:height="3.956343in" draw:z-index="0">
<draw:image xlink:href="../Images/yкринформ/2023-04-13T18-06-00-03-00/630_360_1681398248-633.jpg" xlink:type="simple" xlink:show="embed" xlink:actuate="onLoad" draw:mime-type="image/jpeg"/>
</draw:frame>
The Federal Government of Germany has approved Poland's application for export from the MiG-29 Ukrainians from the warehouses of the former GDR.</text:p>
      <text:p text:style-name="P4">
About it reports <text:a xlink:type="simple" xlink:href="https://www.spiegel.de/ausland/ukraine-krieg-bundesregierung-erteilt-polen-genehmigung-fuer-kampfjet-lieferungen-a-69dcf09b-e5ec-4f01-a5ed-3eb22653e879" text:style-name="Internet_20_link" text:visited-style-name="Visited_20_Internet_20_Link">
</text:a>
, reports Ukrinform.</text:p>
      <text:p text:style-name="P4">
Poland has applied for permission to put planes in Ukraine.</text:p>
      <text:p text:style-name="P4">
In March, Warsaw has already announced the supply of Mig-29 fighters to Ukraine. However, at first machines from the warehouses of the former national army were not supplied.</text:p>
      <text:p text:style-name="P4">
In 2002, Germany sold Poland 23 MiG-29 fighters, which Bundeswest from the GDR.</text:p>
      <text:p text:style-name="P4">
<text:span text:style-name="T4">
 Read also: </text:span>
 <text:a xlink:type="simple" xlink:href="https://www.ukrinform.ua/rubric-ato/3692387-polsa-lobiuvatime-nadanna-ukraini-litakiv-nativskih-standartiv-duda.html" text:style-name="Internet_20_link" text:visited-style-name="Visited_20_Internet_20_Link">
</text:a>
Polish Presidential Advisor, Andrzej Duda on Security Jacek Severe, at the end of the employment, said the Polish Air Force has about ten such cars. In contractions for the sale of weapons with <text:a xlink:type="simple" xlink:href="https://www.ukrinform.ua/tag-nimeccina" text:style-name="Internet_20_link" text:visited-style-name="Visited_20_Internet_20_Link">
</text:a>
It is usually stipulated that the federal government should agree to a possible further transmission.</text:p>
      <text:p text:style-name="P4">
<text:span text:style-name="T5">
Foto: dpa</text:span>
</text:p>
      <text:p text:style-name="P4">
News Source: <text:a xlink:type="simple" xlink:href="https://www.ukrinform.ua/rubric-ato/3695533-berlin-dozvoliv-polsi-peredati-ukraini-vinisuvaci-mig29-spiegel.html" text:style-name="Internet_20_link" text:visited-style-name="Visited_20_Internet_20_Link">
https://www.ukrinform.ua/rubric-ato/3695533-berlin-dozvoliv-polsi-peredati-ukraini-vinisuvaci-mig29-spiegel.html</text:a>
</text:p>
      <!--NEWS-->
      <text:h text:style-name="P10" text:outline-level="1">
<text:span text:style-name="T4">
Zelensky presented awards to representatives of the defense-industrial complex</text:span>
</text:h>
      <text:p text:style-name="P4">
Authors: Ukrinform (Person)</text:p>
      <text:p text:style-name="P4">
Publisher: Укринформ (Organization)</text:p>
      <text:p text:style-name="P4">
Published Time: 2023-04-13T18:10:00+03:00</text:p>
      <text:p text:style-name="P4">
Modified Time: 2023-04-13T18:10:00+03:00</text:p>
      <text:p text:style-name="P4">
Description: President of Ukraine Volodymyr Zelensky believes that the defense-industrial complex should become one of the key sectors of the Ukrainian economy, and the ambitious purpose of Ukraine in the future is to export weapons and assistance to other countries. - Ukrinform.</text:p>
      <text:p text:style-name="P4">
Images: ["<text:a xlink:type="simple" xlink:href="https://static.ukrinform.com/photos/2023_04/thumb_files/630_360_1681398663-216.jpeg" text:style-name="Internet_20_link" text:visited-style-name="Visited_20_Internet_20_Link">
630_360_16813...</text:a>
", "<text:a xlink:type="simple" xlink:href="https://static.ukrinform.com/photos/2023_04/1681398663-448.jpeg" text:style-name="Internet_20_link" text:visited-style-name="Visited_20_Internet_20_Link">
1681398663-44...</text:a>
", "<text:a xlink:type="simple" xlink:href="https://static.ukrinform.com/photos/2023_04/1681398663-296.jpeg" text:style-name="Internet_20_link" text:visited-style-name="Visited_20_Internet_20_Link">
1681398663-29...</text:a>
", "<text:a xlink:type="simple" xlink:href="https://static.ukrinform.com/photos/2023_04/1681398662-521.jpeg" text:style-name="Internet_20_link" text:visited-style-name="Visited_20_Internet_20_Link">
1681398662-52...</text:a>
"]</text:p>
      <text:p text:style-name="P4">
Tags: ['Нагорода', 'Зеленський', 'ОПК']</text:p>
      <text:p text:style-name="P4">
Type: Article</text:p>
      <!--METADATA-->
      <text:p text:style-name="P4">
<draw:frame draw:style-name="fr1" draw:name="Image163" text:anchor-type="as-char" svg:width="6.9236in" svg:height="3.956343in" draw:z-index="0">
<draw:image xlink:href="../Images/yкринформ/2023-04-13T18-10-00-03-00/630_360_1681398663-216.jpeg" xlink:type="simple" xlink:show="embed" xlink:actuate="onLoad" draw:mime-type="image/jpeg"/>
</draw:frame>
President of Ukraine Volodymyr Zelensky believes that the defense-industrial complex should have one of the key sectors of the Ukrainian economy, and the ambitious purpose of Ukraine is to export weapons and assistance to other countries in the future.</text:p>
      <text:p text:style-name="P4">
He said this at the ceremony on the occasion of the first celebration of the employee OPK, reports <text:a xlink:type="simple" xlink:href="https://www.president.gov.ua/news/mayemo-znati-svoyu-silu-shanuvati-svij-potencial-i-vsih-hto-82253" text:style-name="Internet_20_link" text:visited-style-name="Visited_20_Internet_20_Link">
</text:a>
transmits Ukrinform.</text:p>
      <text:p text:style-name="P4">
“The Ukrainian defense-industrial complex can become and, confident, becomes from the key sectors of our economy, as it should be from the time of our independence. We will see the appropriate increase in volume order ... Be sure to help after our victory. This is our ambitious goal, ”the President said.</text:p>
      <text:p text:style-name="P4">
He stressed that Ukraine should develop and increase production of domestic arms, missiles, shells, equipment, engines and more. Already, according to its words, Ukraine has started to produce artillery, guns, shells, develops new technologies in the direction of production <text:a xlink:type="simple" xlink:href="https://www.ukrinform.ua/tag-bezpilotnik" text:style-name="Internet_20_link" text:visited-style-name="Visited_20_Internet_20_Link">
</text:a>
and sea drones.</text:p>
      <text:p text:style-name="P4">
<text:span text:style-name="T5">
Viso: <text:a xlink:type="simple" xlink:href="https://t.me/OP_UA/9227" text:style-name="Internet_20_link" text:visited-style-name="Visited_20_Internet_20_Link">
</text:a>
</text:span>
</text:p>
      <text:p text:style-name="P4">
The ambitious goal of the state Zelensky called the ability to defend Ukraine, and after the victory over the enemy - to export weapons.</text:p>
      <text:p text:style-name="P4">
“But we have already proven during this war that we can reach any ambitious. Ukraine will always cooperate in defense with the strongest states and companies of the world. And we will do everything to make the interest of the Assumption World with Ukraine in the defense industry at the Defense Insurance Company is always at an appropriate, high level, ”he said.</text:p>
      <text:p text:style-name="P4">
<draw:frame draw:style-name="fr1" draw:name="Image164" text:anchor-type="as-char" svg:width="6.9236in" svg:height="4.612849in" draw:z-index="0">
<draw:image xlink:href="../Images/yкринформ/2023-04-13T18-10-00-03-00/1681398663-448.jpeg" xlink:type="simple" xlink:show="embed" xlink:actuate="onLoad" draw:mime-type="image/jpeg"/>
</draw:frame>
Zelensky noted that the potential of a strong state is based on people capable of building missiles, equipment, ammunition lines that can make deficiency technological, analyze the development of military science and global competition of defense and industrial complexes.</text:p>
      <text:p text:style-name="P4">
The President reported that he signed the decree on April 13, the day of the employee of the Ukrainian Industrial and Industrial Complex of Ukraine and presented the state awards to the representatives of the domestic OPC.</text:p>
      <text:p text:style-name="P4">
<draw:frame draw:style-name="fr1" draw:name="Image165" text:anchor-type="as-char" svg:width="6.9236in" svg:height="4.612849in" draw:z-index="0">
<draw:image xlink:href="../Images/yкринформ/2023-04-13T18-10-00-03-00/1681398663-296.jpeg" xlink:type="simple" xlink:show="embed" xlink:actuate="onLoad" draw:mime-type="image/jpeg"/>
</draw:frame>
</text:p>
      <text:p text:style-name="P4">
"Today we have a significant day when we remember the historical event for our state, when we honor anyone who provides the very possibility of such historical events for our independence, for our Ukraine, for all our Ukrainian people," the president said.</text:p>
      <text:p text:style-name="P4">
According to him, the rocket of Ukrainian production helped to bring order to the Ukrainian waters of the Black Sea. It was the first use of Neptune to the poor conditions, and it became historical.</text:p>
      <text:p text:style-name="P4">
Zelensky drew attention to the fact that there are many successful examples of domestic weapons, equipment and shells now - all that is produced in Ukraine or in conjunction with the Ukrainian state.</text:p>
      <text:p text:style-name="P4">
"We have to know our strength, to honor their potential and everyone who provides it daily," he said.</text:p>
      <text:p text:style-name="P4">
He noted that he has the honor of greeting all those who work in the Ukrainian OPK today, modernize, repair, projects and builds Ukrainian force.</text:p>
      <text:p text:style-name="P4">
“The fact that Ukraine has stood that it can fight and liberate its land thanks to our armed forces and thanks to your great work is a ray for our victorious future. I believe in it very much, and we all believe it. We all live, fight, work. In many ways, all this is based on our confidence in your skills and talent, the mind and strategic thinking of anyone who works effectively in the Ukrainian OPC and is able to develop it. And also - the truthful heroism of those who, despite all the threats, repair our equipment daily - repairs not only in the rear, repairs everywhere where it is needed, in alignment places in the forefront, who protects and develops our production weapons weapons, ”Zelensky said.</text:p>
      <text:p text:style-name="P4">
The attendees paid a moment of silence to the memory of all the heroes who died while working on Ukraine and ensuring its defense.</text:p>
      <text:p text:style-name="P4">
The President presented high state awards to OPC employees. In particular, the Order of Bohdan Khmelnytsky III degree, Order of Merit II and III Stapes, Order of Danylo Halytsky and Order of Princess Olga III degree, medals "For work".</text:p>
      <text:p text:style-name="P4">
<draw:frame draw:style-name="fr1" draw:name="Image166" text:anchor-type="as-char" svg:width="6.9236in" svg:height="4.612849in" draw:z-index="0">
<draw:image xlink:href="../Images/yкринформ/2023-04-13T18-10-00-03-00/1681398662-521.jpeg" xlink:type="simple" xlink:show="embed" xlink:actuate="onLoad" draw:mime-type="image/jpeg"/>
</draw:frame>
In addition, under the chairmanship of Vladimir Zelensky, a meeting was held by the Central Executive Bodies, enterprises of the defense-industrial complex, which discussed the strategy of development of domestic OPC.</text:p>
      <text:p text:style-name="P4">
<text:span text:style-name="T4">
 Read also: </text:span>
 <text:a xlink:type="simple" xlink:href="https://www.ukrinform.ua/rubric-economy/3685551-smigal-hocemo-pobuduvati-v-ukraini-odin-iz-najpotuznisih-opk-u-sviti.html" text:style-name="Internet_20_link" text:visited-style-name="Visited_20_Internet_20_Link">
<text:span text:style-name="T4">
 OPC </text:span>
</text:a>
</text:p>
      <text:p text:style-name="P4">
<text:span text:style-name="T5">
Foto: op</text:span>
</text:p>
      <text:p text:style-name="P4">
News Source: <text:a xlink:type="simple" xlink:href="https://www.ukrinform.ua/rubric-society/3695536-zelenskij-vruciv-nagorodi-predstavnikam-oboronnopromislovogo-kompleksu.html" text:style-name="Internet_20_link" text:visited-style-name="Visited_20_Internet_20_Link">
https://www.ukrinform.ua/rubric-society/3695536-zelenskij-vruciv-nagorodi-predstavnikam-oboronnopromislovogo-kompleksu.html</text:a>
</text:p>
      <!--NEWS-->
      <text:h text:style-name="P10" text:outline-level="1">
<text:span text:style-name="T4">
Moldova threatens missiles that Russia releases in Ukraine - the Minister of Defense</text:span>
</text:h>
      <text:p text:style-name="P4">
Authors: Ukrinform (Person)</text:p>
      <text:p text:style-name="P4">
Publisher: Укринформ (Organization)</text:p>
      <text:p text:style-name="P4">
Published Time: 2023-04-13T18:13:19+03:00</text:p>
      <text:p text:style-name="P4">
Modified Time: 2023-04-13T18:13:19+03:00</text:p>
      <text:p text:style-name="P4">
Description: Russian rockets, which Moscow produces across Ukraine, threaten Moldova. Chisinau identifies in Transnistria certain elements that cause anxiety. - Ukrinform.</text:p>
      <text:p text:style-name="P4">
Images: ["<text:a xlink:type="simple" xlink:href="https://static.ukrinform.com/photos/2023_04/thumb_files/630_360_1681398140-837.jpg" text:style-name="Internet_20_link" text:visited-style-name="Visited_20_Internet_20_Link">
630_360_16813...</text:a>
"]</text:p>
      <text:p text:style-name="P4">
Tags: ['Молдова', 'Ракета', 'Війна з росією']</text:p>
      <text:p text:style-name="P4">
Type: Article</text:p>
      <!--METADATA-->
      <text:p text:style-name="P4">
<draw:frame draw:style-name="fr1" draw:name="Image167" text:anchor-type="as-char" svg:width="6.9236in" svg:height="3.956343in" draw:z-index="0">
<draw:image xlink:href="../Images/yкринформ/2023-04-13T18-13-19-03-00/630_360_1681398140-837.jpg" xlink:type="simple" xlink:show="embed" xlink:actuate="onLoad" draw:mime-type="image/jpeg"/>
</draw:frame>
The Russian -guns, which Moscow produces across Ukraine, threaten Moldova. Chisinau deducts in Transnistria certain elements that cause anxiety.</text:p>
      <text:p text:style-name="P4">
This was stated by the Minister of Defense of Moldolenosaty during the first Black Sea Sea Sea Conference of the Crimean Platform, Ukrinform correspondent reports.</text:p>
      <text:p text:style-name="P4">
As the minister noted, <text:a xlink:type="simple" xlink:href="https://www.ukrinform.ua/tag-moldova" text:style-name="Internet_20_link" text:visited-style-name="Visited_20_Internet_20_Link">
</text:a>
"See the threatening risks of Russian missiles into the country," in particular the country's space.</text:p>
      <text:p text:style-name="P4">
According to him, in Chisinau, they continue to monitor the security situation of the onset. He noted that although the situation is relatively calm there, Protevon remains unstable because there are "some unpredictable elements that cause concern."</text:p>
      <text:p text:style-name="P4">
<text:span text:style-name="T4">
 Read also: </text:span>
 <text:a xlink:type="simple" xlink:href="https://www.ukrinform.ua/rubric-world/3695403-vijna-rf-proti-ukraini-zminila-poradok-bezpeki-vstanovlenij-oon-u-1945-roci-minoboroni-moldovi.html" text:style-name="Internet_20_link" text:visited-style-name="Visited_20_Internet_20_Link">
<text:span text:style-name="T4">
 Moldova </text:span>
</text:a>
“At the same time, we warn that a certain kind of subversive activity is conducted by Moldoryeva, which is a testament to a hybrid war. This creates an additional pressure from the country's security system, ”the nosy stressed.</text:p>
      <text:p text:style-name="P4">
He added that the Moldova Government is steps to guarantee the security of the population and strengthen the ability to respond to threats.</text:p>
      <text:p text:style-name="P4">
<text:span text:style-name="T4">
 Read also: </text:span>
 <text:a xlink:type="simple" xlink:href="https://www.ukrinform.ua/rubric-polytics/3695520-ukraina-zahisae-moldovu-vid-destabilizacii-z-boku-rosii-popesku.html" text:style-name="Internet_20_link" text:visited-style-name="Visited_20_Internet_20_Link">
<text:span text:style-name="T4">
 Moldova </text:span>
</text:a>
As it was reported, the first Black Sea Sea Security Conference of the Crimean Platform continues in Bucharest. The organizers of the conference are the Ministry of Internal Affairs of Ukraine, the Ministry of Defense of Ukraine, the Ministry of Internal Affairs of Romania, the Ministry of National Defense of Romania, to the Educator with the Center for Defense Strategies(Ukraine).</text:p>
      <text:p text:style-name="P4">
News Source: <text:a xlink:type="simple" xlink:href="https://www.ukrinform.ua/rubric-world/3695535-moldovi-zagrozuut-raketi-aki-rosia-vipuskae-po-ukraini-ministr-oboroni.html" text:style-name="Internet_20_link" text:visited-style-name="Visited_20_Internet_20_Link">
https://www.ukrinform.ua/rubric-world/3695535-moldovi-zagrozuut-raketi-aki-rosia-vipuskae-po-ukraini-ministr-oboroni.html</text:a>
</text:p>
      <!--NEWS-->
      <text:h text:style-name="P10" text:outline-level="1">
<text:span text:style-name="T4">
Russians "upgrade" Shahd drones old relays that are 30 years old - General Staff</text:span>
</text:h>
      <text:p text:style-name="P4">
Authors: Ukrinform (Person)</text:p>
      <text:p text:style-name="P4">
Publisher: Укринформ (Organization)</text:p>
      <text:p text:style-name="P4">
Published Time: 2023-04-13T18:16:53+03:00</text:p>
      <text:p text:style-name="P4">
Modified Time: 2023-04-13T18:16:53+03:00</text:p>
      <text:p text:style-name="P4">
Description: International sanctions, despite the Kremlin's statements, act and cause serious problems to the aggressor, in particular, it concerns a number of chips and chips. - Ukrinform.</text:p>
      <text:p text:style-name="P4">
Images: ["<text:a xlink:type="simple" xlink:href="https://static.ukrinform.com/photos/2022_10/thumb_files/630_360_1666167733-515.jpg" text:style-name="Internet_20_link" text:visited-style-name="Visited_20_Internet_20_Link">
630_360_16661...</text:a>
", "<text:a xlink:type="simple" xlink:href="https://static.ukrinform.com/photos/2023_04/1681398853-561.jpg" text:style-name="Internet_20_link" text:visited-style-name="Visited_20_Internet_20_Link">
1681398853-56...</text:a>
", "<text:a xlink:type="simple" xlink:href="https://static.ukrinform.com/photos/2023_04/1681398853-517.jpg" text:style-name="Internet_20_link" text:visited-style-name="Visited_20_Internet_20_Link">
1681398853-51...</text:a>
", "<text:a xlink:type="simple" xlink:href="https://static.ukrinform.com/photos/2023_04/1681398853-884.jpg" text:style-name="Internet_20_link" text:visited-style-name="Visited_20_Internet_20_Link">
1681398853-88...</text:a>
", "<text:a xlink:type="simple" xlink:href="https://static.ukrinform.com/photos/2023_04/1681398852-603.jpg" text:style-name="Internet_20_link" text:visited-style-name="Visited_20_Internet_20_Link">
1681398852-60...</text:a>
", "<text:a xlink:type="simple" xlink:href="https://static.ukrinform.com/photos/2023_04/1681398852-826.jpg" text:style-name="Internet_20_link" text:visited-style-name="Visited_20_Internet_20_Link">
1681398852-82...</text:a>
"]</text:p>
      <text:p text:style-name="P4">
Tags: ['Безпілотник', 'Генштаб', 'росія', 'Війна з росією', 'Shahed-136']</text:p>
      <text:p text:style-name="P4">
Type: Article</text:p>
      <!--METADATA-->
      <text:p text:style-name="P4">
<draw:frame draw:style-name="fr1" draw:name="Image168" text:anchor-type="as-char" svg:width="6.9236in" svg:height="3.956343in" draw:z-index="0">
<draw:image xlink:href="../Images/yкринформ/2023-04-13T18-16-53-03-00/630_360_1666167733-515.jpg" xlink:type="simple" xlink:show="embed" xlink:actuate="onLoad" draw:mime-type="image/jpeg"/>
</draw:frame>
In spite of the Kremlin's statements, international studies act and cause serious problems to the aggressor, in particular, it concerns a number of chips and chips.</text:p>
      <text:p text:style-name="P4">
This was stated by a representative of the Trophy and Prospective Arrangement and Military equipment of the General Staff of the Armed Forces of Ukraine Andriyrudik, Ukrinform reports with reference to <text:a xlink:type="simple" xlink:href="https://armyinform.com.ua/2023/04/13/rf-perejshla-do-taktyk-aby-hoch-kudys-doletilo-j-vybuhnulo-aby-hoch-shhos-pokazalo-pidsvitylo-andrij-rudyk/" text:style-name="Internet_20_link" text:visited-style-name="Visited_20_Internet_20_Link">
</text:a>
 .</text:p>
      <text:p text:style-name="P4">
<draw:frame draw:style-name="fr1" draw:name="Image169" text:anchor-type="as-char" svg:width="6.9236in" svg:height="4.615733in" draw:z-index="0">
<draw:image xlink:href="../Images/yкринформ/2023-04-13T18-16-53-03-00/1681398853-561.jpg" xlink:type="simple" xlink:show="embed" xlink:actuate="onLoad" draw:mime-type="image/jpeg"/>
</draw:frame>
"Russia is forced to look for ways to bypass sanctions, at all costs to get even the most simple audio codes. As a consequence, the Russian MIC in this branch is degraded. This is evidenced(https://www.ukrinform.ua/tag-bezpilotnik)Shahd136. Also payments of foreign origin and the Russian. Immediately the difference in the accuracy and care of the printing of the boards to them will be immediately, " - said Rudyk.</text:p>
      <text:p text:style-name="P4">
<draw:frame draw:style-name="fr1" draw:name="Image170" text:anchor-type="as-char" svg:width="6.9236in" svg:height="4.615733in" draw:z-index="0">
<draw:image xlink:href="../Images/yкринформ/2023-04-13T18-16-53-03-00/1681398853-517.jpg" xlink:type="simple" xlink:show="embed" xlink:actuate="onLoad" draw:mime-type="image/jpeg"/>
</draw:frame>
<draw:frame draw:style-name="fr1" draw:name="Image171" text:anchor-type="as-char" svg:width="6.9236in" svg:height="4.615733in" draw:z-index="0">
<draw:image xlink:href="../Images/yкринформ/2023-04-13T18-16-53-03-00/1681398853-884.jpg" xlink:type="simple" xlink:show="embed" xlink:actuate="onLoad" draw:mime-type="image/jpeg"/>
</draw:frame>
According to the officer, refusing to produce even the simplest competing UAVs, Russia has switched to the tactics "so that at least it would fly somewhere"(Watch 136), “If something showed/illuminated”(Zala 421-16e).Підтвердженням цього можна вважати удар по гуртожитку в місті Ржищів Київськоїобласті 22 березня 2023 року, в результаті якого загинули дев'ять цивільнихосіб. Попри конструкторську деградацію, російські та іранські БПЛА становлятьнебезпеку для українських захисників та мирних громадян.</text:p>
      <text:p text:style-name="P4">
<text:span text:style-name="T4">
Читайте також:</text:span>
 <text:a xlink:type="simple" xlink:href="https://www.ukrinform.ua/rubric-ato/3690699-sahedi-namagautsa-uniknuti-ppo-tomu-ih-treba-zbivati-z-kulemetiv-naev.html" text:style-name="Internet_20_link" text:visited-style-name="Visited_20_Internet_20_Link">
 </text:a>
</text:p>
      <text:p text:style-name="P4">
<draw:frame draw:style-name="fr1" draw:name="Image172" text:anchor-type="as-char" svg:width="6.9236in" svg:height="4.615733in" draw:z-index="0">
<draw:image xlink:href="../Images/yкринформ/2023-04-13T18-16-53-03-00/1681398852-603.jpg" xlink:type="simple" xlink:show="embed" xlink:actuate="onLoad" draw:mime-type="image/jpeg"/>
</draw:frame>
<draw:frame draw:style-name="fr1" draw:name="Image173" text:anchor-type="as-char" svg:width="6.9236in" svg:height="4.615733in" draw:z-index="0">
<draw:image xlink:href="../Images/yкринформ/2023-04-13T18-16-53-03-00/1681398852-826.jpg" xlink:type="simple" xlink:show="embed" xlink:actuate="onLoad" draw:mime-type="image/jpeg"/>
</draw:frame>
</text:p>
      <text:p text:style-name="P4">
Компоненти і «модифікації» БПЛА Shahed 136 та ZALA 421-16E засвідчують, щоросійська федерація не збирається відмовлятися від агресивних намірів щодоУкраїни і за будь-яку ціну продовжуватиме сіяти руйнування та смерть на нашійземлі. Саме тому вкрай важливо позбавити росію будь-якої можливості та навітьнайменшої здатності проводити агресію та продовжувати скоювати численнізлочини, додав він.</text:p>
      <text:p text:style-name="P4">
News Source: <text:a xlink:type="simple" xlink:href="https://www.ukrinform.ua/rubric-ato/3695537-rosiani-modernizuut-droni-shahed-starimi-rele-akim-po-30-rokiv-genstab.html" text:style-name="Internet_20_link" text:visited-style-name="Visited_20_Internet_20_Link">
https://www.ukrinform.ua/rubric-ato/3695537-rosiani-modernizuut-droni-shahed-starimi-rele-akim-po-30-rokiv-genstab.html</text:a>
</text:p>
      <!--NEWS-->
      <text:h text:style-name="P10" text:outline-level="1">
<text:span text:style-name="T4">
Russia's war against Ukraine has tragic consequences for the entire global economy - the IMF head</text:span>
</text:h>
      <text:p text:style-name="P4">
Authors: Ukrinform (Person)</text:p>
      <text:p text:style-name="P4">
Publisher: Укринформ (Organization)</text:p>
      <text:p text:style-name="P4">
Published Time: 2023-04-13T18:18:00+03:00</text:p>
      <text:p text:style-name="P4">
Modified Time: 2023-04-13T18:18:00+03:00</text:p>
      <text:p text:style-name="P4">
Description: Russia's war against Ukraine has tragic consequences for the entire global economy, since it creates extremely negative messages for interaction, and has a specific impact on the safety of supply. - Ukrinform.</text:p>
      <text:p text:style-name="P4">
Images: ["<text:a xlink:type="simple" xlink:href="https://static.ukrinform.com/photos/2023_02/thumb_files/630_360_1676365045-651.jpg" text:style-name="Internet_20_link" text:visited-style-name="Visited_20_Internet_20_Link">
630_360_16763...</text:a>
"]</text:p>
      <text:p text:style-name="P4">
Tags: ['Економіка', 'МВФ', 'COVID-19', 'Війна з росією']</text:p>
      <text:p text:style-name="P4">
Type: Article</text:p>
      <!--METADATA-->
      <text:p text:style-name="P4">
<draw:frame draw:style-name="fr1" draw:name="Image174" text:anchor-type="as-char" svg:width="6.9236in" svg:height="3.956343in" draw:z-index="0">
<draw:image xlink:href="../Images/yкринформ/2023-04-13T18-18-00-03-00/630_360_1676365045-651.jpg" xlink:type="simple" xlink:show="embed" xlink:actuate="onLoad" draw:mime-type="image/jpeg"/>
</draw:frame>
Solvement by the war against Ukraine has tragic consequences for the entire global economic, since it creates extremely negative messages for interaction, and has a specific impact on the safety of deliveries.</text:p>
      <text:p text:style-name="P4">
This was stated on Thursday during a press conference in Washington by the IMF Director Christalina Georgiev, reports Ukrinform's own correspondent.</text:p>
      <text:p text:style-name="P4">
"The invasion of Russia into Ukraine is not only a tragedy for the Ukrainian people, Tetraredia for the world community, because it sends the message that the expenses of the Debron should increase and the dividend from peace disappears,"- said the head of the Fund.</text:p>
      <text:p text:style-name="P4">
She stressed that the world could no longer take peace for granted. According to its words, in such a situation, geopolitical reliability disappears, which is also a non -negative impact on the economy.</text:p>
      <text:p text:style-name="P4">
At the same time, according to Georgieva, the world continues to feel the consequences of the Covid-19, which primarily affected the safety of supply chains. In addition, globalization is kept in favor of not all.</text:p>
      <text:p text:style-name="P4">
<text:span text:style-name="T4">
 Read also: </text:span>
 <text:a xlink:type="simple" xlink:href="https://www.ukrinform.ua/rubric-economy/3694488-mvf-pogirsiv-prognoz-zrostanna-globalnoi-ekonomiki-do-28.html" text:style-name="Internet_20_link" text:visited-style-name="Visited_20_Internet_20_Link">
</text:a>
This has been the reasons for the present situation where the global economy, though not in recession, however, according to Georgieva, is in one of the weakest development.</text:p>
      <text:p text:style-name="P4">
In this connection the headman <text:a xlink:type="simple" xlink:href="https://www.ukrinform.ua/tag-mvf" text:style-name="Internet_20_link" text:visited-style-name="Visited_20_Internet_20_Link">
</text:a>
She reminded that the last review of the World Economy Prospects Foundation(Wee)Global growth is not higher than 2.8%, and over the next five years - about 3%.</text:p>
      <text:p text:style-name="P4">
"This is the worst medium -term forecast for decades," she said.</text:p>
      <text:p text:style-name="P4">
At the same time, Georgiev emphasized that there are opportunities to strengthen the reliability and improve the economic situation in other matters, and this is the subject of discussion.</text:p>
      <text:p text:style-name="P4">
As reported by Ukrinform, <text:a xlink:type="simple" xlink:href="https://www.ukrinform.ua/rubric-economy/3695113-smigal-u-vasingtoni-cogoric-ukraini-znadobitsa-sonajmense-141-milarda.html" text:style-name="Internet_20_link" text:visited-style-name="Visited_20_Internet_20_Link">
</text:a>
which are attended by heads of governments, central banks, ministers of the economic sector of most countries in the world. The Ukrainian sewing is headed by Prime Minister Denis Shmigal.</text:p>
      <text:p text:style-name="P4">
News Source: <text:a xlink:type="simple" xlink:href="https://www.ukrinform.ua/rubric-economy/3695538-vijna-rosii-proti-ukraini-mae-tragicni-naslidki-dla-vsiei-globalnoi-ekonomiki-glava-mvf.html" text:style-name="Internet_20_link" text:visited-style-name="Visited_20_Internet_20_Link">
https://www.ukrinform.ua/rubric-economy/3695538-vijna-rosii-proti-ukraini-mae-tragicni-naslidki-dla-vsiei-globalnoi-ekonomiki-glava-mvf.html</text:a>
</text:p>
      <!--NEWS-->
      <text:h text:style-name="P10" text:outline-level="1">
<text:span text:style-name="T4">
In Kherson region another temporary bridge is completed across the Ingulets River</text:span>
</text:h>
      <text:p text:style-name="P4">
Authors: Ukrinform (Person)</text:p>
      <text:p text:style-name="P4">
Publisher: Укринформ (Organization)</text:p>
      <text:p text:style-name="P4">
Published Time: 2023-04-13T18:24:00+03:00</text:p>
      <text:p text:style-name="P4">
Modified Time: 2023-04-13T18:24:00+03:00</text:p>
      <text:p text:style-name="P4">
Description: In the Kherson region, the construction of another temporary bridge across the Ingulets River - near the Great Alexandrovka. - Ukrinform.</text:p>
      <text:p text:style-name="P4">
Images: ["<text:a xlink:type="simple" xlink:href="https://static.ukrinform.com/photos/2023_04/thumb_files/630_360_1681396558-320.jpeg" text:style-name="Internet_20_link" text:visited-style-name="Visited_20_Internet_20_Link">
630_360_16813...</text:a>
", "<text:a xlink:type="simple" xlink:href="https://static.ukrinform.com/photos/2023_04/1681396558-192.jpeg" text:style-name="Internet_20_link" text:visited-style-name="Visited_20_Internet_20_Link">
1681396558-19...</text:a>
", "<text:a xlink:type="simple" xlink:href="https://static.ukrinform.com/photos/2023_04/1681396557-613.jpeg" text:style-name="Internet_20_link" text:visited-style-name="Visited_20_Internet_20_Link">
1681396557-61...</text:a>
"]</text:p>
      <text:p text:style-name="P4">
Tags: ['Херсонщина', 'Міст', 'Відбудова']</text:p>
      <text:p text:style-name="P4">
Type: Article</text:p>
      <!--METADATA-->
      <text:p text:style-name="P4">
<draw:frame draw:style-name="fr1" draw:name="Image175" text:anchor-type="as-char" svg:width="6.9236in" svg:height="3.956343in" draw:z-index="0">
<draw:image xlink:href="../Images/yкринформ/2023-04-13T18-24-00-03-00/630_360_1681396558-320.jpeg" xlink:type="simple" xlink:show="embed" xlink:actuate="onLoad" draw:mime-type="image/jpeg"/>
</draw:frame>
The Nakherson region ends the construction of another temporary bridge across the river - near the Great Alexandrovka.</text:p>
      <text:p text:style-name="P4">
As Ukrinform reports, it reports <text:a xlink:type="simple" xlink:href="https://t.me/khersonskaODA/5126" text:style-name="Internet_20_link" text:visited-style-name="Visited_20_Internet_20_Link">
</text:a>
.</text:p>
      <text:p text:style-name="P4">
"The construction of the temporary bridge across the Ingulets River is coming to the completion of the Great Oleksandrivka," the message reads.</text:p>
      <text:p text:style-name="P4">
As noted, <text:a xlink:type="simple" xlink:href="https://www.ukrinform.ua/tag-mist" text:style-name="Internet_20_link" text:visited-style-name="Visited_20_Internet_20_Link">
</text:a>
, which was here, Russian troops were blown up in May last year.</text:p>
      <text:p text:style-name="P4">
<draw:frame draw:style-name="fr1" draw:name="Image176" text:anchor-type="as-char" svg:width="6.9236in" svg:height="5.1927in" draw:z-index="0">
<draw:image xlink:href="../Images/yкринформ/2023-04-13T18-24-00-03-00/1681396558-192.jpeg" xlink:type="simple" xlink:show="embed" xlink:actuate="onLoad" draw:mime-type="image/jpeg"/>
</draw:frame>
The construction of the Provisional Bridge is engaged in servicemen of the State Secret Service of the Ministry of Defense with the support of the Greater Alexandrovska ISA and the State Security Service of Kherson region.</text:p>
      <text:p text:style-name="P4">
<draw:frame draw:style-name="fr1" draw:name="Image177" text:anchor-type="as-char" svg:width="6.9236in" svg:height="5.1927in" draw:z-index="0">
<draw:image xlink:href="../Images/yкринформ/2023-04-13T18-24-00-03-00/1681396557-613.jpeg" xlink:type="simple" xlink:show="embed" xlink:actuate="onLoad" draw:mime-type="image/jpeg"/>
</draw:frame>
The crossing is equipped with wooden pallets and metal runs. This is a reversible provision, so you can only move in one way.</text:p>
      <text:p text:style-name="P4">
<text:span text:style-name="T4">
 Read also: </text:span>
 <text:a xlink:type="simple" xlink:href="https://www.ukrinform.ua/rubric-vidbudova/3694550-ukrzaliznica-povnistu-vidnovila-mist-cerez-ricku-irpin.html" text:style-name="Internet_20_link" text:visited-style-name="Visited_20_Internet_20_Link">
</text:a>
It is emphasized that it is only a temporary solution. In the future, the planned restoration of the cut bridge.</text:p>
      <text:p text:style-name="P4">
As reported by Ukrinform, in Kherson region <text:a xlink:type="simple" xlink:href="https://www.ukrinform.ua/rubric-regions/3673572-na-hersonsini-oblastuvali-timcasovij-mist-cerez-ingulec.html" text:style-name="Internet_20_link" text:visited-style-name="Visited_20_Internet_20_Link">
</text:a>
that connects the village of Kalinovske and the village of Krasnoyubetsk, instead of the bridge destroyed by the Russian Russian.</text:p>
      <text:p text:style-name="P4">
Another temporary bridge across the Ingulets River is also equipped. Is located on the road O220419 Shostako - Old Sill(km 2 + 900).</text:p>
      <text:p text:style-name="P4">
У соцмережах з'явилися супутникові <text:a xlink:type="simple" xlink:href="https://www.ukrinform.ua/rubric-ato/3612607-suputniki-pokazali-masstabi-rujnuvan-mostiv-na-hersonsini-pidirvanih-rosianami.html" text:style-name="Internet_20_link" text:visited-style-name="Visited_20_Internet_20_Link">
 </text:a>
on which the bridges in Kherson region were lifted, undermined by the military during the retreat.</text:p>
      <text:p text:style-name="P4">
<text:span text:style-name="T5">
Foto: Kherson Ova</text:span>
</text:p>
      <text:p text:style-name="P4">
News Source: <text:a xlink:type="simple" xlink:href="https://www.ukrinform.ua/rubric-vidbudova/3695526-na-hersonsini-zaversuut-se-odin-timcasovij-mist-cerez-ricku-ingulec.html" text:style-name="Internet_20_link" text:visited-style-name="Visited_20_Internet_20_Link">
https://www.ukrinform.ua/rubric-vidbudova/3695526-na-hersonsini-zaversuut-se-odin-timcasovij-mist-cerez-ricku-ingulec.html</text:a>
</text:p>
      <!--NEWS-->
      <text:h text:style-name="P10" text:outline-level="1">
<text:span text:style-name="T4">
Iceland has allocated $ 500,000 in support of green energy in Ukraine</text:span>
</text:h>
      <text:p text:style-name="P4">
Authors: Ukrinform (Person)</text:p>
      <text:p text:style-name="P4">
Publisher: Укринформ (Organization)</text:p>
      <text:p text:style-name="P4">
Published Time: 2023-04-13T18:31:00+03:00</text:p>
      <text:p text:style-name="P4">
Modified Time: 2023-04-13T18:31:00+03:00</text:p>
      <text:p text:style-name="P4">
Description: The Iceland government today has allocated $ 500,000 to support the restoration of ecologically sustainable and sustainable energy infrastructure of Ukraine. - Ukrinform.</text:p>
      <text:p text:style-name="P4">
Images: ["<text:a xlink:type="simple" xlink:href="https://static.ukrinform.com/photos/2016_06/thumb_files/630_360_1465217065-7750-dollary.jpg" text:style-name="Internet_20_link" text:visited-style-name="Visited_20_Internet_20_Link">
630_360_14652...</text:a>
"]</text:p>
      <text:p text:style-name="P4">
Tags: ['Електроенергія', 'Енергетика', 'Ісландія', 'допомога']</text:p>
      <text:p text:style-name="P4">
Type: Article</text:p>
      <!--METADATA-->
      <text:p text:style-name="P4">
<draw:frame draw:style-name="fr1" draw:name="Image178" text:anchor-type="as-char" svg:width="6.9236in" svg:height="3.956343in" draw:z-index="0">
<draw:image xlink:href="../Images/yкринформ/2023-04-13T18-31-00-03-00/630_360_1465217065-7750-dollary.jpg" xlink:type="simple" xlink:show="embed" xlink:actuate="onLoad" draw:mime-type="image/jpeg"/>
</draw:frame>
The Iceland government today has allocated $ 500,000 to support the renewal and steady and sustainable energy infrastructure of Ukraine.</text:p>
      <text:p text:style-name="P4">
The press service of the UN Development Program in release reported this in release(UNDP).</text:p>
      <text:p text:style-name="P4">
«Умисні атаки росії на критично важливу цивільну енергетичну інфраструктуру вУкраїні становлять серйозні порушення міжнародного гуманітарного права тазавдають масових страждань українським цивільним громадянам. Відбудова сталоїта стійкої енергетичної інфраструктури є невід’ємною частиною того, щоб якполегшити ці страждання, так і закласти основи для довгостроковоговідновлення. <text:a xlink:type="simple" xlink:href="https://www.ukrinform.ua/tag-islandia" text:style-name="Internet_20_link" text:visited-style-name="Visited_20_Internet_20_Link">
 </text:a>
It remains adamant in its support and solidarity with Ukraine and is proud of IZPON partnership in its response to humanitarian assistance and promotion of the development of in Ukraine, ”said Iceland Foreign Minister, Tridis Kolbrrrhrrunrekfjord Hilfadotur.</text:p>
      <text:p text:style-name="P4">
Financing is expected to be directed through the thematic "Window Financing in Nature, Climate and Energy" UNDP, which supports climate change and promotes sustainable development.</text:p>
      <text:p text:style-name="P4">
<text:span text:style-name="T4">
 Read also: </text:span>
 <text:a xlink:type="simple" xlink:href="https://www.ukrinform.ua/rubric-economy/3642615-ukraina-stane-liderom-v-pobudovi-sucasnoi-zelenoi-energetiki-zelenskij.html" text:style-name="Internet_20_link" text:visited-style-name="Visited_20_Internet_20_Link">
</text:a>
One of the key financing purposes is the urgent purchase of equipment for high electricity generation - critically important for the provision of basic services to the victim from the war to the population and provision of life and sustainability and stability on the eve of the next winter season.</text:p>
      <text:p text:style-name="P4">
UNDP Windows were reported to be a flexible multidONor mechanism of funding, which provides partners with a strategic opportunity to make a contribution to the agenda in the field of sustainable development for the period up to 2030. They are combined around four thematic directions: poverty of tannier; Governance, peace development, crisis and stability; gender equality of expanding the rights and opportunities of women; Nature, climate and energy. Other partners are Denmark, Germany, Luxembourg, the Netherlands, Norway, the Republic of Korea, Sweden, Switzerland and the United Kingdom.</text:p>
      <text:p text:style-name="P4">
News Source: <text:a xlink:type="simple" xlink:href="https://www.ukrinform.ua/rubric-economy/3695549-islandia-vidilila-500-tisac-na-pidtrimku-zelenoi-energetiki-v-ukraini.html" text:style-name="Internet_20_link" text:visited-style-name="Visited_20_Internet_20_Link">
https://www.ukrinform.ua/rubric-economy/3695549-islandia-vidilila-500-tisac-na-pidtrimku-zelenoi-energetiki-v-ukraini.html</text:a>
</text:p>
      <!--NEWS-->
      <text:h text:style-name="P10" text:outline-level="1">
<text:span text:style-name="T4">
Reznikov discussed with NATO Deputy Secretary General Preparation for Summit in Vilnius</text:span>
</text:h>
      <text:p text:style-name="P4">
Authors: Ukrinform (Person)</text:p>
      <text:p text:style-name="P4">
Publisher: Укринформ (Organization)</text:p>
      <text:p text:style-name="P4">
Published Time: 2023-04-13T18:35:00+03:00</text:p>
      <text:p text:style-name="P4">
Modified Time: 2023-04-13T18:35:00+03:00</text:p>
      <text:p text:style-name="P4">
Description: The Minister of Defense of Ukraine Oleksiy Reznikov discussed with NATO Secretary General General Joan "Some Interesting Things" regarding the preparation of Ukraine for a summit in Vilnius. - Ukrinform.</text:p>
      <text:p text:style-name="P4">
Images: ["<text:a xlink:type="simple" xlink:href="https://static.ukrinform.com/photos/2023_04/thumb_files/630_360_1681398232-763.jpg" text:style-name="Internet_20_link" text:visited-style-name="Visited_20_Internet_20_Link">
630_360_16813...</text:a>
"]</text:p>
      <text:p text:style-name="P4">
Tags: ['НАТО', 'Саміт НАТО', 'Резніков']</text:p>
      <text:p text:style-name="P4">
Type: Article</text:p>
      <!--METADATA-->
      <text:p text:style-name="P4">
<draw:frame draw:style-name="fr1" draw:name="Image179" text:anchor-type="as-char" svg:width="6.9236in" svg:height="3.956343in" draw:z-index="0">
<draw:image xlink:href="../Images/yкринформ/2023-04-13T18-35-00-03-00/630_360_1681398232-763.jpg" xlink:type="simple" xlink:show="embed" xlink:actuate="onLoad" draw:mime-type="image/jpeg"/>
</draw:frame>
Ministry of Ministry of Ukraine Alexei Reznikov discussed with NATO Deputy Secretary General Mirchayoan "Some Interesting things" on the preparation of Ukraine for a summit in Vilnius.</text:p>
      <text:p text:style-name="P4">
According to Ukrinform correspondent, Reznikov reported this in the fields of the First Black Sea Sea Sea Conference in Bucharest.</text:p>
      <text:p text:style-name="P4">
"We also spoke some interesting things about preparing Ukraine for the summit we are waiting for. We have put a work plan and agreed that my subsequent Mr. Jens Stoltenberg will take place just in Ramstin's field a coastal friend "Deputy Secretary General <text:a xlink:type="simple" xlink:href="https://www.ukrinform.ua/tag-nato" text:style-name="Internet_20_link" text:visited-style-name="Visited_20_Internet_20_Link">
</text:a>
Mircha Joan.</text:p>
      <text:p text:style-name="P4">
According to him, the meeting was working in nature and discussed "different ideas" and made "necessary exchange of views".</text:p>
      <text:p text:style-name="P4">
<text:span text:style-name="T4">
 Read also: </text:span>
 <text:a xlink:type="simple" xlink:href="https://www.ukrinform.ua/rubric-polytics/3695527-dzaparova-samit-nato-u-vilnusi-mae-ne-lise-vidciniti-dveri-ukraini-ale-j-pokazati-koridor.html" text:style-name="Internet_20_link" text:visited-style-name="Visited_20_Internet_20_Link">
<text:span text:style-name="T4">
 Summit </text:span>
 <text:span text:style-name="T4">
 NATO </text:span>
</text:a>
Reznikov added that Ukraine is preparing for a NATO summit in Vilnius and hopes to keep "the most positive and advantages" from it.</text:p>
      <text:p text:style-name="P4">
As reported by Ukrinform, in the capital of Romania on Thursday <text:a xlink:type="simple" xlink:href="https://www.ukrinform.ua/rubric-polytics/3695230-u-buharesti-rozpocalasa-cornomorska-bezpekova-konferencia.html" text:style-name="Internet_20_link" text:visited-style-name="Visited_20_Internet_20_Link">
</text:a>
The International Crimean Platform, which has launched more than 50 countries and organizations in Bucharest.</text:p>
      <text:p text:style-name="P4">
News Source: <text:a xlink:type="simple" xlink:href="https://www.ukrinform.ua/rubric-polytics/3695545-reznikov-obgovoriv-iz-zastupnikom-genseka-nato-pidgotovku-do-samitu-u-vilnusi.html" text:style-name="Internet_20_link" text:visited-style-name="Visited_20_Internet_20_Link">
https://www.ukrinform.ua/rubric-polytics/3695545-reznikov-obgovoriv-iz-zastupnikom-genseka-nato-pidgotovku-do-samitu-u-vilnusi.html</text:a>
</text:p>
      <!--NEWS-->
      <text:h text:style-name="P10" text:outline-level="1">
<text:span text:style-name="T4">
Svitolina lost Ignatik in the second circle of ITF tournament in Switzerland</text:span>
</text:h>
      <text:p text:style-name="P4">
Authors: Ukrinform (Person)</text:p>
      <text:p text:style-name="P4">
Publisher: Укринформ (Organization)</text:p>
      <text:p text:style-name="P4">
Published Time: 2023-04-13T18:42:17+03:00</text:p>
      <text:p text:style-name="P4">
Modified Time: 2023-04-13T18:42:17+03:00</text:p>
      <text:p text:style-name="P4">
Description: Ukrainian tennis player Elina Svitolina ( # 1344 WTA) was lost by Romanians Alexander Ignatik ( # 217 WTA) in the second round of ITF tournament in Switzerland. - Ukrinform.</text:p>
      <text:p text:style-name="P4">
Images: ["<text:a xlink:type="simple" xlink:href="https://static.ukrinform.com/photos/2023_04/thumb_files/630_360_1681400488-445.jpg" text:style-name="Internet_20_link" text:visited-style-name="Visited_20_Internet_20_Link">
630_360_16814...</text:a>
"]</text:p>
      <text:p text:style-name="P4">
Tags: ['Світоліна', 'Теніс']</text:p>
      <text:p text:style-name="P4">
Type: Article</text:p>
      <!--METADATA-->
      <text:p text:style-name="P4">
<draw:frame draw:style-name="fr1" draw:name="Image180" text:anchor-type="as-char" svg:width="6.9236in" svg:height="3.956343in" draw:z-index="0">
<draw:image xlink:href="../Images/yкринформ/2023-04-13T18-42-17-03-00/630_360_1681400488-445.jpg" xlink:type="simple" xlink:show="embed" xlink:actuate="onLoad" draw:mime-type="image/jpeg"/>
</draw:frame>
Ukrainian Svina Svitolina(№1344 WTA)lost Romanians Alexander Ignatik(№217 WTA)In the second circle of ITF tournament in Switzerland.</text:p>
      <text:p text:style-name="P4">
The Ukrainian gave way to 6: 1, 2: 6, 5: 7, transmits Ukrinform.</text:p>
      <text:p text:style-name="P4">
The match lasted 2 hours and 28 minutes. Ignatik leveled the account in personal supports - 2: 2.</text:p>
      <text:p text:style-name="P4">
<text:span text:style-name="T4">
 Read also: </text:span>
 <text:a xlink:type="simple" xlink:href="https://www.ukrinform.ua/rubric-sports/3695345-kostuk-ta-zavacka-zigraut-u-persij-den-tenisnogo-matcu-proti-cehii.html" text:style-name="Internet_20_link" text:visited-style-name="Visited_20_Internet_20_Link">
<text:span text:style-name="T4">
 tennis </text:span>
</text:a>
In the first circle, the Ukrainian, who received the Wild Card, beat another representative of the rumunia Elena-Gabriel Rus. It was the second match of Elina after the birth of a baby first victory.</text:p>
      <text:p text:style-name="P4">
Photo: btu.org.ua</text:p>
      <text:p text:style-name="P4">
News Source: <text:a xlink:type="simple" xlink:href="https://www.ukrinform.ua/rubric-sports/3695546-svitolina-prograla-ignatik-u-drugomu-koli-turniru-itf-u-svejcarii.html" text:style-name="Internet_20_link" text:visited-style-name="Visited_20_Internet_20_Link">
https://www.ukrinform.ua/rubric-sports/3695546-svitolina-prograla-ignatik-u-drugomu-koli-turniru-itf-u-svejcarii.html</text:a>
</text:p>
      <!--NEWS-->
      <text:h text:style-name="P10" text:outline-level="1">
<text:span text:style-name="T4">
Dmytro Kuleba named three immediate steps necessary for Ukraine's success on battlefield</text:span>
</text:h>
      <text:p text:style-name="P4">
Authors: Ukrinform (Person)</text:p>
      <text:p text:style-name="P4">
Publisher: Укринформ (Organization)</text:p>
      <text:p text:style-name="P4">
Published Time: 2023-04-13T18:44:01+03:00</text:p>
      <text:p text:style-name="P4">
Modified Time: 2023-04-13T18:44:01+03:00</text:p>
      <text:p text:style-name="P4">
Description: In order to ensure the success of Ukraine on the battlefield, there are three immediate steps: to accelerate the delivery of the promised weapon, to provide long -term deliveries, to start the preparation of Ukrainian pilots. - Ukrinform.</text:p>
      <text:p text:style-name="P4">
Images: ["<text:a xlink:type="simple" xlink:href="https://static.ukrinform.com/photos/2022_02/thumb_files/630_360_1644425630-831.jpg" text:style-name="Internet_20_link" text:visited-style-name="Visited_20_Internet_20_Link">
630_360_16444...</text:a>
"]</text:p>
      <text:p text:style-name="P4">
Tags: ['Кулеба', 'Зброя', 'Військові навчання', 'Боєприпаси', 'Війна з росією']</text:p>
      <text:p text:style-name="P4">
Type: Article</text:p>
      <!--METADATA-->
      <text:p text:style-name="P4">
<draw:frame draw:style-name="fr1" draw:name="Image181" text:anchor-type="as-char" svg:width="6.9236in" svg:height="3.956343in" draw:z-index="0">
<draw:image xlink:href="../Images/yкринформ/2023-04-13T18-44-01-03-00/630_360_1644425630-831.jpg" xlink:type="simple" xlink:show="embed" xlink:actuate="onLoad" draw:mime-type="image/jpeg"/>
</draw:frame>
In order to ensure the success of Ukraine on the battlefield, there are three immediate steps: to accelerate the delivery of the promised weapon, to provide long -term deliveries, to start the preparation of Ukrainian pilots.</text:p>
      <text:p text:style-name="P4">
This was emphasized by the Minister of Foreign Affairs of Ukraine Dmitry Kuleb B <text:a xlink:type="simple" xlink:href="https://twitter.com/DmytroKuleba/status/1646525827432214532" text:style-name="Internet_20_link" text:visited-style-name="Visited_20_Internet_20_Link">
</text:a>
, reports Ukrinform.</text:p>
      <text:p text:style-name="P4">
“There are three immediate steps to ensure Ukraine's success on the battlefield.1. Accelerate the delivery of the promised earlier <text:a xlink:type="simple" xlink:href="https://www.ukrinform.ua/tag-zbroa" text:style-name="Internet_20_link" text:visited-style-name="Visited_20_Internet_20_Link">
</text:a>
and ammunition; 2. Provide long -term additional deliveries; 3. Start the preparation of Ukrainian pilots for the management of Western batteries, ”said the head of Ukrainian diplomacy.</text:p>
      <text:p text:style-name="P4">
<text:span text:style-name="T4">
 Read also: </text:span>
 <text:a xlink:type="simple" xlink:href="https://www.ukrinform.ua/rubric-polytics/3694569-kuleba-pisla-rozmovi-z-blinkenom-u-ssa-vpevneni-so-ukraina-zdatna-peremagati-na-poli-bou.html" text:style-name="Internet_20_link" text:visited-style-name="Visited_20_Internet_20_Link">
<text:span text:style-name="T4">
 field </text:span>
 <text:span text:style-name="T4">
 Fight </text:span>
</text:a>
As it was reported, on April 11, the Prime Minister of Ukraine Denis Shmigal said that a large-scale counter-offensive of Ukrainian forces against Russian invaders could be possible to resolve in the summer.</text:p>
      <text:p text:style-name="P4">
News Source: <text:a xlink:type="simple" xlink:href="https://www.ukrinform.ua/rubric-ato/3695547-dmitro-kuleba-nazvav-tri-negajnih-kroki-neobhidnih-dla-uspihu-ukraini-na-poli-bou.html" text:style-name="Internet_20_link" text:visited-style-name="Visited_20_Internet_20_Link">
https://www.ukrinform.ua/rubric-ato/3695547-dmitro-kuleba-nazvav-tri-negajnih-kroki-neobhidnih-dla-uspihu-ukraini-na-poli-bou.html</text:a>
</text:p>
      <!--NEWS-->
      <text:h text:style-name="P10" text:outline-level="1">
<text:span text:style-name="T4">
Star Wars star Mark Hemill met online with Ukrainian military</text:span>
</text:h>
      <text:p text:style-name="P4">
Authors: Ukrinform (Person)</text:p>
      <text:p text:style-name="P4">
Publisher: Укринформ (Organization)</text:p>
      <text:p text:style-name="P4">
Published Time: 2023-04-13T18:44:15+03:00</text:p>
      <text:p text:style-name="P4">
Modified Time: 2023-04-13T18:44:15+03:00</text:p>
      <text:p text:style-name="P4">
Description: Star Wars Star and Ubasador United24 Mark Hemill met online with the Ukrainian military. - Ukrinform.</text:p>
      <text:p text:style-name="P4">
Images: ["<text:a xlink:type="simple" xlink:href="https://static.ukrinform.com/photos/2022_12/thumb_files/630_360_1671246078-363.jpg" text:style-name="Internet_20_link" text:visited-style-name="Visited_20_Internet_20_Link">
630_360_16712...</text:a>
"]</text:p>
      <text:p text:style-name="P4">
Tags: ['Зоряні війни', 'Військові', 'United24', 'Амбасадор']</text:p>
      <text:p text:style-name="P4">
Type: Article</text:p>
      <!--METADATA-->
      <text:p text:style-name="P4">
<draw:frame draw:style-name="fr1" draw:name="Image182" text:anchor-type="as-char" svg:width="6.9236in" svg:height="3.956343in" draw:z-index="0">
<draw:image xlink:href="../Images/yкринформ/2023-04-13T18-44-15-03-00/630_360_1671246078-363.jpg" xlink:type="simple" xlink:show="embed" xlink:actuate="onLoad" draw:mime-type="image/jpeg"/>
</draw:frame>
Star Wars Star and Ubasador United24 Mark Hemill met online by Ukrainian military.</text:p>
      <text:p text:style-name="P4">
As reported by Ukrinform, the Viceremier-Minister of Innovation, the Development of Education, Science and Technology-Minister of Digital Transformation Mikhail Fedorovenov reported in <text:a xlink:type="simple" xlink:href="https://t.me/zedigital/3045" text:style-name="Internet_20_link" text:visited-style-name="Visited_20_Internet_20_Link">
</text:a>
.</text:p>
      <text:p text:style-name="P4">
“The warriors told the brand about specific cases, as intelligence drones retain their life not only by the military but also by the civilian. They thanked the collection for RQ35 Heidrun. The actor has collected more than $ 705,000.</text:p>
      <text:p text:style-name="P4">
Hemill emphasized that there is no doubt about the victory of Ukraine and to help how much it will be needed. He also called Ukrainian military heroes.</text:p>
      <text:p text:style-name="P4">
<text:span text:style-name="T4">
 Read also: </text:span>
 <text:a xlink:type="simple" xlink:href="https://www.ukrinform.ua/rubric-ato/3695428-zelenskij-vidznaciv-derzavnimi-nagorodami-284-zahisnikiv-iz-nih-186-posmertno.html" text:style-name="Internet_20_link" text:visited-style-name="Visited_20_Internet_20_Link">
<text:span text:style-name="T4">
 Zelens </text:span>
</text:a>
The meeting was attended by military personnel of the 92nd Separate Mechanized Brigade named after Ivan Sirko, 45th Separate Artillery Brigade, Air Intelligence of the 98th Battalion, the 47th Magura Brigade, the 21st Sarmat Battalion, the 25th Separate Air Desk. , Omega special forces, 120-exploration battalion and the 93rd Cold Yar brigade.</text:p>
      <text:p text:style-name="P4">
As reported by Ukrinform, the star of the Vikings series Katherine Vinnik <text:a xlink:type="simple" xlink:href="https://www.ukrinform.ua/rubric-uarazom/3676719-zirka-serialu-vikingi-ketrin-vinnik-stala-ambasadorom-united24.html" text:style-name="Internet_20_link" text:visited-style-name="Visited_20_Internet_20_Link">
</text:a>
</text:p>
      <text:p text:style-name="P4">
News Source: <text:a xlink:type="simple" xlink:href="https://www.ukrinform.ua/rubric-culture/3695548-zirka-zoranih-voen-mark-gemill-zustrivsa-onlajn-iz-ukrainskimi-vijskovimi.html" text:style-name="Internet_20_link" text:visited-style-name="Visited_20_Internet_20_Link">
https://www.ukrinform.ua/rubric-culture/3695548-zirka-zoranih-voen-mark-gemill-zustrivsa-onlajn-iz-ukrainskimi-vijskovimi.html</text:a>
</text:p>
      <!--NEWS-->
      <text:h text:style-name="P10" text:outline-level="1">
<text:span text:style-name="T4">
A group of countries, including the US and Britain, have created a new organization of amateur boxing</text:span>
</text:h>
      <text:p text:style-name="P4">
Authors: Ukrinform (Person)</text:p>
      <text:p text:style-name="P4">
Publisher: Укринформ (Organization)</text:p>
      <text:p text:style-name="P4">
Published Time: 2023-04-13T18:48:00+03:00</text:p>
      <text:p text:style-name="P4">
Modified Time: 2023-04-13T18:48:00+03:00</text:p>
      <text:p text:style-name="P4">
Description: Today, the creation of World Boxing was announced, which is the purpose of preserving this sport at the Olympic Games. - Ukrinform.</text:p>
      <text:p text:style-name="P4">
Images: ["<text:a xlink:type="simple" xlink:href="https://static.ukrinform.com/photos/2023_04/thumb_files/630_360_1681400831-946.jpg" text:style-name="Internet_20_link" text:visited-style-name="Visited_20_Internet_20_Link">
630_360_16814...</text:a>
"]</text:p>
      <text:p text:style-name="P4">
Tags: ['Бокс']</text:p>
      <text:p text:style-name="P4">
Type: Article</text:p>
      <!--METADATA-->
      <text:p text:style-name="P4">
<draw:frame draw:style-name="fr1" draw:name="Image183" text:anchor-type="as-char" svg:width="6.9236in" svg:height="3.956343in" draw:z-index="0">
<draw:image xlink:href="../Images/yкринформ/2023-04-13T18-48-00-03-00/630_360_1681400831-946.jpg" xlink:type="simple" xlink:show="embed" xlink:actuate="onLoad" draw:mime-type="image/jpeg"/>
</draw:frame>
Today, the creation of World Boxing is an organization of amateur boxing, which aims to preserve this sport at the Olympic Games.</text:p>
      <text:p text:style-name="P4">
As Ukrinform reports, with <text:a xlink:type="simple" xlink:href="https://www.insidethegames.biz/articles/1135886/world-boxing" text:style-name="Internet_20_link" text:visited-style-name="Visited_20_Internet_20_Link">
</text:a>
on Inside thegames.</text:p>
      <text:p text:style-name="P4">
It happened against the backdrop of the conflict between the International Olympic Committee(Mok)International Boxing Association(Other).</text:p>
      <text:p text:style-name="P4">
Орган очолює Тимчасовий виконавчий комітет, до складу якого входятьпредставники національних федерацій США, Німеччини, Великої Британії,Нідерландів, Філіппін, Швеції.</text:p>
      <text:p text:style-name="P4">
У World Boxing заявили, що вони надають пріоритет збереженню боксу в центріолімпійського руху, ставленню інтересів спортсменів на перше місце тазабезпеченню проведення чесних змагань.</text:p>
      <text:p text:style-name="P4">
Основне занепокоєння МОК пов’язане з фінансуванням IBA, оскільки більшу йогочастину забезпечує «Газпром».</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The United States, Britain and another 8 countries were informed by the IBA Boxing World Cup because of the admission of Russians and Belarusians to competitions under their flags.</text:p>
      <text:p text:style-name="P4">
IBA has released its qualification system at the 2024 Olympics, and the IOC has stated that IIBA would not participate in the Olympic Boxing Qualification.</text:p>
      <text:p text:style-name="P4">
Photo: Freepik</text:p>
      <text:p text:style-name="P4">
News Source: <text:a xlink:type="simple" xlink:href="https://www.ukrinform.ua/rubric-sports/3695552-grupa-krain-zokrema-ssa-i-britania-stvorili-novu-organizaciu-lubitelskogo-boksu.html" text:style-name="Internet_20_link" text:visited-style-name="Visited_20_Internet_20_Link">
https://www.ukrinform.ua/rubric-sports/3695552-grupa-krain-zokrema-ssa-i-britania-stvorili-novu-organizaciu-lubitelskogo-boksu.html</text:a>
</text:p>
      <!--NEWS-->
      <text:h text:style-name="P10" text:outline-level="1">
<text:span text:style-name="T4">
The Ministry of Foreign Affairs of Moldova reacted to the execution of the Russians of the Ukrainian military</text:span>
</text:h>
      <text:p text:style-name="P4">
Authors: Ukrinform (Person)</text:p>
      <text:p text:style-name="P4">
Publisher: Укринформ (Organization)</text:p>
      <text:p text:style-name="P4">
Published Time: 2023-04-13T18:54:53+03:00</text:p>
      <text:p text:style-name="P4">
Modified Time: 2023-04-13T18:54:53+03:00</text:p>
      <text:p text:style-name="P4">
Description: The Ministry of Foreign Affairs and European Integration of Moldova condemns the brutal execution of Russian invaders of Ukrainian prisoners of war. - Ukrinform.</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Страта', 'Військові', 'Війна з росією']</text:p>
      <text:p text:style-name="P4">
Type: Article</text:p>
      <!--METADATA-->
      <text:p text:style-name="P4">
<draw:frame draw:style-name="fr1" draw:name="Image184" text:anchor-type="as-char" svg:width="6.9236in" svg:height="3.956343in" draw:z-index="0">
<draw:image xlink:href="../Images/yкринформ/2023-04-13T18-54-53-03-00/630_360_1649857838-528.jpg" xlink:type="simple" xlink:show="embed" xlink:actuate="onLoad" draw:mime-type="image/jpeg"/>
</draw:frame>
The Ministry of Foreign Affairs and European Integration of Moldova condemns the cruelty of Russian invaders of Ukrainian prisoners of war.</text:p>
      <text:p text:style-name="P4">
As Ukrinform reports, it reports <text:a xlink:type="simple" xlink:href="https://newsmaker.md/rus/novosti/osuzhdaem-etot-varvarskiy-akt-moldova-otreagirovala-na-video-zhestokogo-ubiystva-predpolozhitelno-ukrainskogo-voennoplennogo/" text:style-name="Internet_20_link" text:visited-style-name="Visited_20_Internet_20_Link">
</text:a>
.</text:p>
      <text:p text:style-name="P4">
"We are strongly condemning this barbaric act, which is another serious revolution of international humanitarian law," the Moldova Foreign Ministry emphasized.</text:p>
      <text:p text:style-name="P4">
Moldova's authorities also called for a detailed investigation into crimes committed by the Russian army in Ukraine.</text:p>
      <text:p text:style-name="P4">
“We are still solidarity with the Ukrainian people and support the creation of a special tribunal to investigate war crimes(RF - Ed.)Anti -Ukraine, ”the Ministry of Foreign Affairs of Moldova said.</text:p>
      <text:p text:style-name="P4">
*!(https://www.ukrinform.ua/rubric-polytics/3695481-video-zi-stratami-ukrainskih-vijskovih-rosianami-lubinec-zvernuvsa-do-moskalkovoi.html)As it was reported, on the eve of the Internet there were videos on how the Russian heads are a Ukrainian prisoner of war. Law enforcement agencies are taking measures to identify the persons who have committed the crime.</text:p>
      <text:p text:style-name="P4">
President of Ukraine Vladimir <text:a xlink:type="simple" xlink:href="https://www.ukrinform.ua/tag-zelenskij" text:style-name="Internet_20_link" text:visited-style-name="Visited_20_Internet_20_Link">
</text:a>
He stated that every world leader should respond to this crime.</text:p>
      <text:p text:style-name="P4">
The Ministry of Foreign Affairs of Ukraine appealed to the prosecutor of the International Criminal Court, demanding the fact that the death of a Ukrainian soldier by the Russian military in the context of investigation of military crimes against humanity against the humanity committed by the Russians in Ukraine.</text:p>
      <text:p text:style-name="P4">
News Source: <text:a xlink:type="simple" xlink:href="https://www.ukrinform.ua/rubric-polytics/3695553-mzs-moldovi-vidreaguvalo-na-stratu-rosianami-ukrainskogo-vijskovogo.html" text:style-name="Internet_20_link" text:visited-style-name="Visited_20_Internet_20_Link">
https://www.ukrinform.ua/rubric-polytics/3695553-mzs-moldovi-vidreaguvalo-na-stratu-rosianami-ukrainskogo-vijskovogo.html</text:a>
</text:p>
      <!--NEWS-->
      <text:h text:style-name="P10" text:outline-level="1">
<text:span text:style-name="T4">
Native prisoners of war in Olenivka complained to Lubin's inaction</text:span>
</text:h>
      <text:p text:style-name="P4">
Authors: Ukrinform (Person)</text:p>
      <text:p text:style-name="P4">
Publisher: Укринформ (Organization)</text:p>
      <text:p text:style-name="P4">
Published Time: 2023-04-13T18:55:55+03:00</text:p>
      <text:p text:style-name="P4">
Modified Time: 2023-04-13T18:55:55+03:00</text:p>
      <text:p text:style-name="P4">
Description: The relatives of the dead and wounded prisoners of war in Olenovka were disappointed with the failure of their duties by representatives of the International Committee of the Red Cross. In particular, they informed that the ICRC representatives had poorly conducted questionnaires during the departure of the military from Azovstal. - Ukrinform.</text:p>
      <text:p text:style-name="P4">
Images: ["<text:a xlink:type="simple" xlink:href="https://static.ukrinform.com/photos/2023_04/thumb_files/630_360_1681400968-933.jpg" text:style-name="Internet_20_link" text:visited-style-name="Visited_20_Internet_20_Link">
630_360_16814...</text:a>
", "<text:a xlink:type="simple" xlink:href="https://static.ukrinform.com/photos/2023_04/1681400969-357.jpg" text:style-name="Internet_20_link" text:visited-style-name="Visited_20_Internet_20_Link">
1681400969-35...</text:a>
", "<text:a xlink:type="simple" xlink:href="https://static.ukrinform.com/photos/2023_04/1681400969-324.jpg" text:style-name="Internet_20_link" text:visited-style-name="Visited_20_Internet_20_Link">
1681400969-32...</text:a>
", "<text:a xlink:type="simple" xlink:href="https://static.ukrinform.com/photos/2023_04/1681400968-980.jpg" text:style-name="Internet_20_link" text:visited-style-name="Visited_20_Internet_20_Link">
1681400968-98...</text:a>
", "<text:a xlink:type="simple" xlink:href="https://static.ukrinform.com/photos/2023_04/1681400967-407.jpg" text:style-name="Internet_20_link" text:visited-style-name="Visited_20_Internet_20_Link">
1681400967-40...</text:a>
", "<text:a xlink:type="simple" xlink:href="https://static.ukrinform.com/photos/2023_04/1681400968-383.jpg" text:style-name="Internet_20_link" text:visited-style-name="Visited_20_Internet_20_Link">
1681400968-38...</text:a>
"]</text:p>
      <text:p text:style-name="P4">
Tags: ['Омбудсмен', 'Червоний Хрест', 'Дмитро Лубінець', 'Теракт в Оленівці']</text:p>
      <text:p text:style-name="P4">
Type: Article</text:p>
      <!--METADATA-->
      <text:p text:style-name="P4">
<draw:frame draw:style-name="fr1" draw:name="Image185" text:anchor-type="as-char" svg:width="6.9236in" svg:height="3.956343in" draw:z-index="0">
<draw:image xlink:href="../Images/yкринформ/2023-04-13T18-55-55-03-00/630_360_1681400968-933.jpg" xlink:type="simple" xlink:show="embed" xlink:actuate="onLoad" draw:mime-type="image/jpeg"/>
</draw:frame>
The natives and wounded prisoners of war in Olenovka were disappointed with the failure of their responsibilities by the representatives of the International Committee of the Red Cross. In addition, they informed that ICCH representatives had poorly performed an annual while leaving the military from Azovstal.</text:p>
      <text:p text:style-name="P4">
This was discussed during a meeting with them of a number of state institutions of Ukraine and ICRC in the walls of the Ombudsman office, informed in <text:a xlink:type="simple" xlink:href="https://www.facebook.com/dmytro.lubinets/posts/pfbid02eVqJC9woWRvnsFab6Qvy2dNHEttECHXhsk77y2WN1jPotSSoP11axaeaPVxP6x8tl" text:style-name="Internet_20_link" text:visited-style-name="Visited_20_Internet_20_Link">
</text:a>
The Verkhovna Rada Commissioner for Human Rights Dmitry Lubinets, reports.</text:p>
      <text:p text:style-name="P4">
<draw:frame draw:style-name="fr1" draw:name="Image186" text:anchor-type="as-char" svg:width="6.9236in" svg:height="4.615733in" draw:z-index="0">
<draw:image xlink:href="../Images/yкринформ/2023-04-13T18-55-55-03-00/1681400969-357.jpg" xlink:type="simple" xlink:show="embed" xlink:actuate="onLoad" draw:mime-type="image/jpeg"/>
</draw:frame>
“Relatives have expressed disappointment about the activities and failure to perform their duties by representatives <text:a xlink:type="simple" xlink:href="https://www.ukrinform.ua/tag-cervonij-hrest" text:style-name="Internet_20_link" text:visited-style-name="Visited_20_Internet_20_Link">
</text:a>
. Native reported that they(ICCh - ed.)The information of Ukrainian prisoners could not be provided with information and did not carry out the questionnaires during the departure of the military from Azovstal, - he said.</text:p>
      <text:p text:style-name="P4">
<draw:frame draw:style-name="fr1" draw:name="Image187" text:anchor-type="as-char" svg:width="6.9236in" svg:height="4.615733in" draw:z-index="0">
<draw:image xlink:href="../Images/yкринформ/2023-04-13T18-55-55-03-00/1681400969-324.jpg" xlink:type="simple" xlink:show="embed" xlink:actuate="onLoad" draw:mime-type="image/jpeg"/>
</draw:frame>
According to the representative of the Department of Combating Crime Crime, from the Office of the Prosecutor General, Andriy Atamanchuk, an expertise is now being found, which will determine what type of weapons the Ukrainian defenders were in Russian captivity.</text:p>
      <text:p text:style-name="P4">
“We tried to involve international experts who would select chemical samples so that we can continue to determine what type of weapons it was used - what our people died from. We had 100 wreckage, gave a comprehensive examination and it took a long time, ” - said apamanchuk.</text:p>
      <text:p text:style-name="P4">
<draw:frame draw:style-name="fr1" draw:name="Image188" text:anchor-type="as-char" svg:width="6.9236in" svg:height="4.615733in" draw:z-index="0">
<draw:image xlink:href="../Images/yкринформ/2023-04-13T18-55-55-03-00/1681400968-980.jpg" xlink:type="simple" xlink:show="embed" xlink:actuate="onLoad" draw:mime-type="image/jpeg"/>
</draw:frame>
Relatives also noted that they are important to them with the feedback from investigators of other state bodies, which are designed to assist in investigation of this tragedy.</text:p>
      <text:p text:style-name="P4">
<draw:frame draw:style-name="fr1" draw:name="Image189" text:anchor-type="as-char" svg:width="6.9236in" svg:height="4.615733in" draw:z-index="0">
<draw:image xlink:href="../Images/yкринформ/2023-04-13T18-55-55-03-00/1681400967-407.jpg" xlink:type="simple" xlink:show="embed" xlink:actuate="onLoad" draw:mime-type="image/jpeg"/>
</draw:frame>
Answering the questions of the attendees, Lubinets said that at all levels it is necessary to attract attention to Olenivka, but to return our defenders, who overcome in captivity, it is not necessary to emphasize the names, because the Russians refuse to return the named defender or defender.</text:p>
      <text:p text:style-name="P4">
<draw:frame draw:style-name="fr1" draw:name="Image190" text:anchor-type="as-char" svg:width="6.9236in" svg:height="4.615733in" draw:z-index="0">
<draw:image xlink:href="../Images/yкринформ/2023-04-13T18-55-55-03-00/1681400968-383.jpg" xlink:type="simple" xlink:show="embed" xlink:actuate="onLoad" draw:mime-type="image/jpeg"/>
</draw:frame>
</text:p>
      <text:p text:style-name="P4">
<text:span text:style-name="T4">
 Read also: </text:span>
 <text:a xlink:type="simple" xlink:href="https://www.ukrinform.ua/rubric-ato/3662714-koordinator-oon-v-ukraini-vvazae-so-misia-do-olenivki-vse-se-mozliva.html" text:style-name="Internet_20_link" text:visited-style-name="Visited_20_Internet_20_Link">
</text:a>
A separate Human Rights Commissioner stated that at the end of the meeting, a serviceman of the Azov Regiment, who was previously reached and kept in Olenovka, had been communicated at the end of the meeting. This military has been debunking a lot of myths of non -culling in the media.</text:p>
      <text:p text:style-name="P4">
Lubinets assured that Ukraine and, in particular, he and his representative of human right in the system of security and defense sector, Alexander Kononenko, who are part of the coordination headquarters, work to make every Ukrainian return home.</text:p>
      <text:p text:style-name="P4">
“Also at all international sites we draw attention to the Volenivtsi tragedy and tend to conduct an investigation to clarify all the circumstances of the tragedy. Our work will continue to continue, because this tragedy is a painful patriot of our country. We do not stop for a moment, ”he said.</text:p>
      <text:p text:style-name="P4">
As it was reported, on the night of July 29, 2022 in the territory of the former correctional colony №210 Olenivka township in the temporarily seized territory of Donetsk region in a building where Ukrainian prisoners of war was kept, there was a powerful explosion.</text:p>
      <text:p text:style-name="P4">
On July 29, 2022, the Attorney General's office stated that law enforcement officers <text:a xlink:type="simple" xlink:href="https://www.ukrinform.ua/rubric-ato/3661593-lubinec-pro-trerakt-v-olenivci-ce-se-odin-okremij-fakt-dla-specialnogo-tribunalu.html" text:style-name="Internet_20_link" text:visited-style-name="Visited_20_Internet_20_Link">
</text:a>
In particular, 130 people were injured.</text:p>
      <text:p text:style-name="P4">
<text:span text:style-name="T5">
Foto: Lubin/Facebook</text:span>
</text:p>
      <text:p text:style-name="P4">
News Source: <text:a xlink:type="simple" xlink:href="https://www.ukrinform.ua/rubric-society/3695554-ridni-vijskovopolonenih-u-olenivci-poskarzilisa-lubincu-na-bezdialnist-mkch.html" text:style-name="Internet_20_link" text:visited-style-name="Visited_20_Internet_20_Link">
https://www.ukrinform.ua/rubric-society/3695554-ridni-vijskovopolonenih-u-olenivci-poskarzilisa-lubincu-na-bezdialnist-mkch.html</text:a>
</text:p>
      <!--NEWS-->
      <text:h text:style-name="P10" text:outline-level="1">
<text:span text:style-name="T4">
The Armed Forces Removed 20 enemy attacks a day</text:span>
</text:h>
      <text:p text:style-name="P4">
Authors: Ukrinform (Person)</text:p>
      <text:p text:style-name="P4">
Publisher: Укринформ (Organization)</text:p>
      <text:p text:style-name="P4">
Published Time: 2023-04-13T18:57:47+03:00</text:p>
      <text:p text:style-name="P4">
Modified Time: 2023-04-13T18:57:47+03:00</text:p>
      <text:p text:style-name="P4">
Description: The enemy continues to focus on the main efforts on the offensive actions in Liman, Bakhmut, Avdiiv and Mariinsky. During the day, the defense units repelled about 20 enemy attacks. - Ukrinform.</text:p>
      <text:p text:style-name="P4">
Images: ["<text:a xlink:type="simple" xlink:href="https://static.ukrinform.com/photos/2023_03/thumb_files/630_360_1678804860-462.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91" text:anchor-type="as-char" svg:width="6.9236in" svg:height="3.956343in" draw:z-index="0">
<draw:image xlink:href="../Images/yкринформ/2023-04-13T18-57-47-03-00/630_360_1678804860-462.jpg" xlink:type="simple" xlink:show="embed" xlink:actuate="onLoad" draw:mime-type="image/jpeg"/>
</draw:frame>
It is enemy to focus on the main efforts on the offensive actions of Nalimansk, Bakhmut, Avdiiv and Mariinsky directions. During the day, the units of the Defense Forces repelled about 20 enemy attacks.</text:p>
      <text:p text:style-name="P4">
According to Ukrinform, the General Staff of the Armed Forces of Ukraine reported in <text:a xlink:type="simple" xlink:href="https://www.facebook.com/GeneralStaff.ua/posts/pfbid02b4CQRgHnSvYWqoVLmtcshtaK3Abamq51TfgqJAERcuAJoNkHnvdqBLAiVJZXTHgbl" text:style-name="Internet_20_link" text:visited-style-name="Visited_20_Internet_20_Link">
</text:a>
Having published the prompt information as of 18:00 on April 13.</text:p>
      <text:p text:style-name="P4">
In particular, the General Staff noted that during the day the enemy had caused 11 aircraft shoes, made about 20 <text:a xlink:type="simple" xlink:href="https://www.ukrinform.ua/tag-obstril" text:style-name="Internet_20_link" text:visited-style-name="Visited_20_Internet_20_Link">
</text:a>
The reactive volley fire systems are affected by the civilian population. The probability of rocket and aviation strikes throughout Ukraine is high.</text:p>
      <text:p text:style-name="P4">
“The enemy has not yet abandoned his plans for the occupation of our tutoria, despite significant losses. He continues to focus on the leading attacks on Liman, Bakhmut, Avdiivsky and Mariinsky directions. The most fierce battles continue for Bakhmut and Marinka. Due to the coordination of the actions of the units of the Defense Forces and Starostinstinian soldiers, about 20 enemy attacks were reflected, ”the Unegotsi was reflected.</text:p>
      <text:p text:style-name="P4">
<text:span text:style-name="T4">
 Read also: </text:span>
 <text:a xlink:type="simple" xlink:href="https://www.ukrinform.ua/rubric-ato/3695278-zsu-znisili-rosijskij-sklad-z-boepripasami-na-bahmutskomu-napramku.html" text:style-name="Internet_20_link" text:visited-style-name="Visited_20_Internet_20_Link">
<text:span text:style-name="T4">
 destroy </text:span>
</text:a>
</text:p>
      <text:p text:style-name="P4">
<text:span text:style-name="T4">
<text:span text:style-name="T5">
На Волинському, Поліському, Сіверському та Слобожанському напрямках</text:span>
 </text:span>
оперативна обстановка без особливих змін, ознак формування наступальнихугруповань ворога не виявлено. На території республіки білорусь продовжуютьперебувати деякі підрозділи територіальних військ збройних сил російськоїфедерації. Триває комплексна перевірка бойової готовності збройних силбілорусі.</text:p>
      <text:p text:style-name="P4">
Зберігається військова присутність ворога у прикордонних з Україною районахКурської та Бєлгородської областей.</text:p>
      <text:p text:style-name="P4">
Протягом доби загарбники обстріляли населені пункти Студенок, Іскрисківщина,Волфине Сумської області, а також Уди, Козача Лопань, Тернова, Стариця, Гатищета Бударки на Харківщині.</text:p>
      <text:p text:style-name="P4">
_<text:span text:style-name="T4">
На Куп’янському напрямку</text:span>
 _ ворожих обстрілів зазнали Красне Перше,Дворічна, Западне, Масютівка та Табаївка Харківської області.</text:p>
      <text:p text:style-name="P4">
_ <text:span text:style-name="T4">
 In the Bakhmut direction </text:span>
 _ the enemy continues to take offensive actions. Driving heavy battles outside the city of Bakhmut. The enemy had an attack in the area of the inhabited plaster, but did not have success. From the enemy shellings of the victim of Lorichovo-Vasylivka, Novomarkove, Grigorivka, Bogdanivka, Chrome, Bakhmut, Ivanivske, White Gora, Novodmitrovka, Kurdyumivka, Northern and Zhallonets region.</text:p>
      <text:p text:style-name="P4">
_ <text:span text:style-name="T4">
 In the Avdeevsky direction </text:span>
 _ Russian troops carried out artillery units of settlements of Stepovo, Avdiivka, Vodyane, Pervomaisk and Karlovkadonetsk region.</text:p>
      <text:p text:style-name="P4">
_ <text:span text:style-name="T4">
 In the Mariinsky direction </text:span>
 _ During the day, Ukrainian defenders reflect the number of enemy attacks in the Marinka area of Donetsk region. At the same time, the enemy shelling was suffered by Nevelskoye, Krasnogorivka, Marinka, Victory Tanovomikhailivka.</text:p>
      <text:p text:style-name="P4">
_ <text:span text:style-name="T4">
 in the mineral direction </text:span>
 _ did not carry out the enemy of offensive actions. Shakhtarske settlements, Veliky Novosilka, coal, Prychistivka, Golden Niva of Donetsk region.</text:p>
      <text:p text:style-name="P4">
_ <text:span text:style-name="T4">
 In Zaporizhzhya and Kherson directions </text:span>
 _ invaders continue the Varioron actions. During the day, the settlements were fired, which is near the boat collision. Among them - Olgivske, Red, Gulyaipole, Magic, Mala Tokmachka, Novodanilovka, Orikhiv, Novoandrievka, Stepnogorskzapozhzhia region; Stepanivka and Antonovka of Kherson region and Kherson.</text:p>
      <text:p text:style-name="P4">
The General Staff reports that in some settlements of the Troitsky District of the Sulugansk region, Russian invaders strengthen the counterintelligence regime of the referees of concern for the leakage of information on the dislocation of their units. The number of patrols has also increased. Whenpassing premises, people have mobile phones. A ban on leaving settlements was introduced.</text:p>
      <text:p text:style-name="P4">
<text:span text:style-name="T4">
 Read also: </text:span>
 <text:a xlink:type="simple" xlink:href="https://www.ukrinform.ua/rubric-ato/3695471-ukrainska-ppo-mae-duze-visokij-klas-gotovnosti-naev.html" text:style-name="Internet_20_link" text:visited-style-name="Visited_20_Internet_20_Link">
</text:a>
"Aviation of defense forces per day made three strokes in the areas of concentration of personal staff and military equipment of the occupiers, and units of rocket troops of artillery struck two points of management, two areas of concentration of live power, weapons and military equipment of the enemy, as well as a radio -electronic warfare. summed up in the department.</text:p>
      <text:p text:style-name="P4">
News Source: <text:a xlink:type="simple" xlink:href="https://www.ukrinform.ua/rubric-ato/3695555-zsu-za-den-vidbili-20-vorozih-atak.html" text:style-name="Internet_20_link" text:visited-style-name="Visited_20_Internet_20_Link">
https://www.ukrinform.ua/rubric-ato/3695555-zsu-za-den-vidbili-20-vorozih-atak.html</text:a>
</text:p>
      <!--NEWS-->
      <text:h text:style-name="P10" text:outline-level="1">
<text:span text:style-name="T4">
Ukraine and the European Alliance of news agencies plan to create a platform for the investigation of Russian crimes</text:span>
</text:h>
      <text:p text:style-name="P4">
Authors: Ukrinform (Person)</text:p>
      <text:p text:style-name="P4">
Publisher: Укринформ (Organization)</text:p>
      <text:p text:style-name="P4">
Published Time: 2023-04-13T18:58:00+03:00</text:p>
      <text:p text:style-name="P4">
Modified Time: 2023-04-13T18:58:00+03:00</text:p>
      <text:p text:style-name="P4">
Description: One of the measures of "Information Ramstein" can be the creation of a single media platform, which will gather investigations of national and foreign media about Russian crimes in Ukraine. - Ukrinform.</text:p>
      <text:p text:style-name="P4">
Images: ["<text:a xlink:type="simple" xlink:href="https://static.ukrinform.com/photos/2023_04/thumb_files/630_360_1681401135-222.jpeg" text:style-name="Internet_20_link" text:visited-style-name="Visited_20_Internet_20_Link">
630_360_16814...</text:a>
"]</text:p>
      <text:p text:style-name="P4">
Tags: ['Ткаченко', 'Воєнні злочини', 'Війна з росією', 'Інформаційний Рамштайн']</text:p>
      <text:p text:style-name="P4">
Type: Article</text:p>
      <!--METADATA-->
      <text:p text:style-name="P4">
<draw:frame draw:style-name="fr1" draw:name="Image192" text:anchor-type="as-char" svg:width="6.9236in" svg:height="3.956343in" draw:z-index="0">
<draw:image xlink:href="../Images/yкринформ/2023-04-13T18-58-00-03-00/630_360_1681401135-222.jpeg" xlink:type="simple" xlink:show="embed" xlink:actuate="onLoad" draw:mime-type="image/jpeg"/>
</draw:frame>
One of the "Information Ramstein" information can be the creation of a single media platform, which will gather investigations of national and foreign media on the drive of crimes in Ukraine.</text:p>
      <text:p text:style-name="P4">
About the results of the meeting with the Secretary General(Ean)Alex Giboe was informed by the Minister of Culture of TACKOPOPOPER POLICY Oleksandr Tkachenko in <text:a xlink:type="simple" xlink:href="https://t.me/otkachenkokyiv/3415" text:style-name="Internet_20_link" text:visited-style-name="Visited_20_Internet_20_Link">
</text:a>
, reports Ukrinform.</text:p>
      <text:p text:style-name="P4">
"They discussed the opportunity within the direction of the Information Ramstein initiative to create a single platform, which will gather all investigations of Ukrainian foreign media about Russian crimes in Ukraine," he wrote.</text:p>
      <text:p text:style-name="P4">
At the same time, Tkachenko emphasized that Ukraine seeks to combine the potentials of democratic countries into the format of "Information Ramstein".(https://www.ukrinform.ua/tag-vijskovi-zlocini)in Ukraine.</text:p>
      <text:p text:style-name="P4">
Also, according to the MKIP head, the common goals of Ukraine and the EAN should be the staff of media controlled by the Russian authorities, propaganda instruments, the media, as well as in projections aimed at illuminating the war in Ukraine, the real situation in the occupied territories, as well as in Russia itself, as well as in Russia, The democratic media launches are increasingly narrowing.</text:p>
      <text:p text:style-name="P4">
<text:span text:style-name="T4">
 Read also: </text:span>
 <text:a xlink:type="simple" xlink:href="https://www.ukrinform.ua/rubric-society/3685820-informacijnij-ramstajn-potriben-dla-sirsoi-ekspertnoi-koordinacii-z-partnerami-tkacenko.html" text:style-name="Internet_20_link" text:visited-style-name="Visited_20_Internet_20_Link">
<text:span text:style-name="T4">
 Information </text:span>
 <text:span text:style-name="T4">
 </text:span>
 Ramstein **</text:a>
"The Alliance consists of 32 European Information Agencies. It is a powerful poolMedia that stands on the protection of the information space. And in this we are to cooperate," the minister said.</text:p>
      <text:p text:style-name="P4">
As it was reported, Ukraine has proposed a new form for partnership of the Nastvita Arena. This is the "Information Ramstein", which should unite Europe, the USA Taukraine in counteracting Russian propaganda.</text:p>
      <text:p text:style-name="P4">
News Source: <text:a xlink:type="simple" xlink:href="https://www.ukrinform.ua/rubric-society/3695556-ukraina-ta-evropejskij-alans-informagentstv-planuut-stvoriti-platformu-z-rozsliduvanna-zlociniv-rf.html" text:style-name="Internet_20_link" text:visited-style-name="Visited_20_Internet_20_Link">
https://www.ukrinform.ua/rubric-society/3695556-ukraina-ta-evropejskij-alans-informagentstv-planuut-stvoriti-platformu-z-rozsliduvanna-zlociniv-rf.html</text:a>
</text:p>
      <!--NEWS-->
      <text:h text:style-name="P10" text:outline-level="1">
<text:span text:style-name="T4">
Defense forces per day eliminated more than 500 invaders, destroyed 10 BBM and 7 Artisystems</text:span>
</text:h>
      <text:p text:style-name="P4">
Author: ['АРМІЯINFORM']</text:p>
      <text:p text:style-name="P4">
Time: 2023-04-13T19:00:00-04:00</text:p>
      <text:p text:style-name="P4">
Description: Zagalni Boyov, Find the enemy on 02/24/22 to 04/1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1936a23d-c219-4281-b646-f74c02b08998-scaled.jpg" text:style-name="Internet_20_link" text:visited-style-name="Visited_20_Internet_20_Link">
1936a23d-c219-4281-b646-f74c02b08998-scaled.jpg</text:a>
']</text:p>
      <text:p text:style-name="P4">
Tags: ['STOPRUSSIA', 'АГРЕСІЯ РФ', 'ВТОРГНЕННЯ РФ', 'ВТРАТИ ВОРОГА', 'ГШ ЗСУ']</text:p>
      <text:p text:style-name="P4">
Category: News</text:p>
      <!--METADATA-->
      <text:p text:style-name="P4">
<draw:frame draw:style-name="fr1" draw:name="Image193" text:anchor-type="as-char" svg:width="6.9236in" svg:height="6.952448in" draw:z-index="0">
<draw:image xlink:href="../Images/AРМІЯINFORM/2023-04-13T19-00-00-04-00/1936a23d-c219-4281-b646-f74c02b08998-scaled.jpg" xlink:type="simple" xlink:show="embed" xlink:actuate="onLoad" draw:mime-type="image/jpeg"/>
</draw:frame>
The total fighting loss of the enemy from 24.02.22 to 13.04.23 will be orientated:</text:p>
      <text:p text:style-name="P4">
<text:span text:style-name="T4">
<text:span text:style-name="T5">
 Personnel - </text:span>
* 180590(+540)persons eliminated</text:span>
<text:span text:style-name="T5">
 tanks - </text:span>
<text:span text:style-name="T5">
 3646(0)</text:span>
<text:span text:style-name="T4">
 combat armored vehicles - </text:span>
 7053(+10)<text:span text:style-name="T4">
<text:span text:style-name="T5">
 Artillery systems - </text:span>
<text:span text:style-name="T5">
 2777(+7)</text:span>
 </text:span>
 RSZV - <text:span text:style-name="T4">
 535(0)</text:span>
<text:span text:style-name="T5">
 air defense means - </text:span>
<text:span text:style-name="T5">
 283(+1)</text:span>
<text:span text:style-name="T4">
 aircraft - </text:span>
 307(0)<text:span text:style-name="T4">
<text:span text:style-name="T5">
 helicopters - </text:span>
* 293(0)</text:span>
<text:span text:style-name="T5">
 UAV Operative Tactical Level-</text:span>
<text:span text:style-name="T5">
 2339(+5)</text:span>
<text:span text:style-name="T4">
 Winged missiles - </text:span>
 911(0)<text:span text:style-name="T4">
<text:span text:style-name="T5">
 ships / boats - </text:span>
* 18(0)</text:span>
<text:span text:style-name="T5">
 Automobile equipment and tanks - </text:span>
<text:span text:style-name="T5">
 5637(+7)</text:span>
<text:span text:style-name="T4">
 Special equipment - </text:span>
 320(+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3.04.23.</text:p>
      <text:p text:style-name="P4">
News Source: <text:a xlink:type="simple" xlink:href="https://armyinform.com.ua/2023/04/13/syly-oborony-za-dobu-likviduvaly-ponad-500-okupantiv-znyshhyly-10-bbm-i-7-artsystem/" text:style-name="Internet_20_link" text:visited-style-name="Visited_20_Internet_20_Link">
https://armyinform.com.ua/2023/04/13/syly-oborony-za-dobu-likviduvaly-ponad-500-okupantiv-znyshhyly-10-bbm-i-7-artsystem/</text:a>
</text:p>
      <!--NEWS-->
      <text:h text:style-name="P10" text:outline-level="1">
<text:span text:style-name="T4">
The EU Council has imposed sanctions against Wagner PEC</text:span>
</text:h>
      <text:p text:style-name="P4">
Authors: Ukrinform (Person)</text:p>
      <text:p text:style-name="P4">
Publisher: Укринформ (Organization)</text:p>
      <text:p text:style-name="P4">
Published Time: 2023-04-13T19:04:51+03:00</text:p>
      <text:p text:style-name="P4">
Modified Time: 2023-04-13T19:04:51+03:00</text:p>
      <text:p text:style-name="P4">
Description: The EU Council has officially announced the decision to apply restrictive measures against the Russian PEC "Wagner", which the Kremlin is actively involved in an aggressive war against Ukraine and for military operations abroad, in particular in Africa. - Ukrinform.</text:p>
      <text:p text:style-name="P4">
Images: ["<text:a xlink:type="simple" xlink:href="https://static.ukrinform.com/photos/2023_03/thumb_files/630_360_1679564904-243.jpg" text:style-name="Internet_20_link" text:visited-style-name="Visited_20_Internet_20_Link">
630_360_16795...</text:a>
"]</text:p>
      <text:p text:style-name="P4">
Tags: ['Євросоюз', 'Санкції', 'ПВК "Вагнера"', 'Пригожин']</text:p>
      <text:p text:style-name="P4">
Type: Article</text:p>
      <!--METADATA-->
      <text:p text:style-name="P4">
<draw:frame draw:style-name="fr1" draw:name="Image194" text:anchor-type="as-char" svg:width="6.9236in" svg:height="3.956343in" draw:z-index="0">
<draw:image xlink:href="../Images/yкринформ/2023-04-13T19-04-51-03-00/630_360_1679564904-243.jpg" xlink:type="simple" xlink:show="embed" xlink:actuate="onLoad" draw:mime-type="image/jpeg"/>
</draw:frame>
The Council has announced today the decision to apply the restrictive measures of the Wagner Anti -Russian PEC, which the Kremlin is actively involved in the aggressive war of anti -Ukraine and for military operations abroad, in particular in Africa.</text:p>
      <text:p text:style-name="P4">
According to Ukrinform, the corresponding decision of the EU Council at 2023/756(CFSP - Common Foreign and Security Policy)From April 13, 2023, published <text:a xlink:type="simple" xlink:href="https://eur-lex.europa.eu/legal-content/EN/TXT/" text:style-name="Internet_20_link" text:visited-style-name="Visited_20_Internet_20_Link">
</text:a>
.</text:p>
      <text:p text:style-name="P4">
«… Доповнюючи рішення 2014/145/CFSP щодо обмежувальних заходів у зв’язку іздіями, що підривають або загрожують територіальній цілісності, суверенітету танезалежності України, Рада Європейського Союзу… вирішила, що дві установимають бути включені до переліку осіб, установ та закладів, на які поширюютьсяобмежувальні заходи, що викладені в додатку до рішення 2014/145/CFSP», -йдеться у документі.</text:p>
      <text:p text:style-name="P4">
Так, до санкційного списку включені «Група Вагнера», що асоційована із ДмитромУткіним та євгеном пригожиним, а також петербурзьке інформагентство RIА FAN.</text:p>
      <text:p text:style-name="P4">
<text:span text:style-name="T4">
Читайте також:</text:span>
 <text:a xlink:type="simple" xlink:href="https://www.ukrinform.ua/rubric-ato/3694845-rosia-vikoristovue-vagnerivciv-u-bahmuti-abi-zmensiti-vtrati-armii-isw.html" text:style-name="Internet_20_link" text:visited-style-name="Visited_20_Internet_20_Link">
 <text:span text:style-name="T4">
вагнер</text:span>
 </text:a>
As noted, accompanied by the document, the mentioned media organization is included in the Russian Media Group "Patriot", whose leadership council is headed by Yevgen Prishozhin. RIA FAN is actively involved in the spread of Russian government propaganda and misinformation, in particular, in connection with Russian aggressive against Ukraine.</text:p>
      <text:p text:style-name="P4">
This is the decision of the Council <text:a xlink:type="simple" xlink:href="https://www.ukrinform.ua/tag-evrosouz" text:style-name="Internet_20_link" text:visited-style-name="Visited_20_Internet_20_Link">
</text:a>
The publication came into force.</text:p>
      <text:p text:style-name="P4">
It has been reported that persons and institutions included in the sanction list are subject to freezing of financial assets and prohibiting the provision of any financial resources from individuals or legal entities of the EU. In addition, individuals who are subject to restrictive measures are prohibited from entry of EU scent.</text:p>
      <text:p text:style-name="P4">
After the introduction of ten packages of additional sanctions against Russia against Russia, the European Union restrictive measures <text:a xlink:type="simple" xlink:href="https://eu-solidarity-ukraine.ec.europa.eu/eu-sanctions-against-russia-following-invasion-ukraine_uk" text:style-name="Internet_20_link" text:visited-style-name="Visited_20_Internet_20_Link">
</text:a>
1473 people and 205 institutions of the Russian Federation.</text:p>
      <text:p text:style-name="P4">
News Source: <text:a xlink:type="simple" xlink:href="https://www.ukrinform.ua/rubric-world/3695557-rada-es-zaprovadila-sankcii-proti-pvk-vagner.html" text:style-name="Internet_20_link" text:visited-style-name="Visited_20_Internet_20_Link">
https://www.ukrinform.ua/rubric-world/3695557-rada-es-zaprovadila-sankcii-proti-pvk-vagner.html</text:a>
</text:p>
      <!--NEWS-->
      <text:h text:style-name="P10" text:outline-level="1">
<text:span text:style-name="T4">
Kovtun is a bronze medalist in personal all -around at a sports gymnastics</text:span>
</text:h>
      <text:p text:style-name="P4">
Authors: Ukrinform (Person)</text:p>
      <text:p text:style-name="P4">
Publisher: Укринформ (Organization)</text:p>
      <text:p text:style-name="P4">
Published Time: 2023-04-13T19:13:18+03:00</text:p>
      <text:p text:style-name="P4">
Modified Time: 2023-04-13T19:13:18+03:00</text:p>
      <text:p text:style-name="P4">
Description: According to the results of the competition, the Kovtun scored 83,032 points. - Ukrinform.</text:p>
      <text:p text:style-name="P4">
Images: ["<text:a xlink:type="simple" xlink:href="https://static.ukrinform.com/photos/2023_04/thumb_files/630_360_1681402322-472.jpg" text:style-name="Internet_20_link" text:visited-style-name="Visited_20_Internet_20_Link">
630_360_16814...</text:a>
"]</text:p>
      <text:p text:style-name="P4">
Tags: ['Гімнастика']</text:p>
      <text:p text:style-name="P4">
Type: Article</text:p>
      <!--METADATA-->
      <text:p text:style-name="P4">
<draw:frame draw:style-name="fr1" draw:name="Image195" text:anchor-type="as-char" svg:width="6.9236in" svg:height="3.956343in" draw:z-index="0">
<draw:image xlink:href="../Images/yкринформ/2023-04-13T19-13-18-03-00/630_360_1681402322-472.jpg" xlink:type="simple" xlink:show="embed" xlink:actuate="onLoad" draw:mime-type="image/jpeg"/>
</draw:frame>
The suspicion of the competition switched 83.032 points.</text:p>
      <text:p text:style-name="P4">
Ukrainian gymnast Ilya Kovtun took third place at the European Championships of Rhythmic Gymnastics in Personal Aupresses, Ukrinform reports.</text:p>
      <text:p text:style-name="P4">
According to the results of the competition, the Kovtun scored 83.032 points and fell behind the winner, Turkish athlete Adem Asila, almost two points. The second was British Dzheik Jarman.</text:p>
      <text:p text:style-name="P4">
For Kovtun, this podium became the second at the European Championships in Personal Afforath, after the third place two years ago.</text:p>
      <text:p text:style-name="P4">
Thus, he became the third Ukrainian gymnast in history, after Olegevevernyaev and Igor Korobchinsky, who has more than one medal in personal all -around.</text:p>
      <text:p text:style-name="P4">
<text:span text:style-name="T4">
 Read also: </text:span>
 <text:a xlink:type="simple" xlink:href="https://www.ukrinform.ua/rubric-sports/3692650-vernaev-za-misacdva-zmozu-povernutisa-do-rezimu-povnih-trenuvan.html" text:style-name="Internet_20_link" text:visited-style-name="Visited_20_Internet_20_Link">
<text:span text:style-name="T4">
 Vernyaev </text:span>
</text:a>
According to Ukrinform, Olympic champion Oleg Vernyaev told how his return to professional sports.</text:p>
      <text:p text:style-name="P4">
Photo: noc-ukr.org</text:p>
      <text:p text:style-name="P4">
News Source: <text:a xlink:type="simple" xlink:href="https://www.ukrinform.ua/rubric-sports/3695561-kovtun-bronzovij-prizer-v-osobistomu-bagatoborstvi-na-ce-zi-sportivnoi-gimnastiki.html" text:style-name="Internet_20_link" text:visited-style-name="Visited_20_Internet_20_Link">
https://www.ukrinform.ua/rubric-sports/3695561-kovtun-bronzovij-prizer-v-osobistomu-bagatoborstvi-na-ce-zi-sportivnoi-gimnastiki.html</text:a>
</text:p>
      <!--NEWS-->
      <text:h text:style-name="P10" text:outline-level="1">
<text:span text:style-name="T4">
Poland transmits Ukraine by another MiG -29 party - Moravtsky</text:span>
</text:h>
      <text:p text:style-name="P4">
Authors: Ukrinform (Person)</text:p>
      <text:p text:style-name="P4">
Publisher: Укринформ (Organization)</text:p>
      <text:p text:style-name="P4">
Published Time: 2023-04-13T19:13:55+03:00</text:p>
      <text:p text:style-name="P4">
Modified Time: 2023-04-13T19:13:55+03:00</text:p>
      <text:p text:style-name="P4">
Description: Warsaw will soon hand over to the MiG-29 aircraft. - Ukrinform.</text:p>
      <text:p text:style-name="P4">
Images: ["<text:a xlink:type="simple" xlink:href="https://static.ukrinform.com/photos/2017_12/thumb_files/630_360_1513676906-8053.jpeg" text:style-name="Internet_20_link" text:visited-style-name="Visited_20_Internet_20_Link">
630_360_15136...</text:a>
"]</text:p>
      <text:p text:style-name="P4">
Tags: ['Польща', 'Україна', 'Моравецький', 'Винищувач']</text:p>
      <text:p text:style-name="P4">
Type: Article</text:p>
      <!--METADATA-->
      <text:p text:style-name="P4">
<draw:frame draw:style-name="fr1" draw:name="Image196" text:anchor-type="as-char" svg:width="6.9236in" svg:height="3.956343in" draw:z-index="0">
<draw:image xlink:href="../Images/yкринформ/2023-04-13T19-13-55-03-00/630_360_1513676906-8053.jpeg" xlink:type="simple" xlink:show="embed" xlink:actuate="onLoad" draw:mime-type="image/jpeg"/>
</draw:frame>
Warsawnezabaur will hand over to the MiG-29 aircraft aircraft.</text:p>
      <text:p text:style-name="P4">
This was stated by Prime Minister Mateusz Moravetsky during a speech at Atlantic Counssil in Washington, Ukrinform correspondent reports.</text:p>
      <text:p text:style-name="P4">
“The transfer of the next party is ongoing(MiG-29-ed.)”, - said Moravetsky.</text:p>
      <text:p text:style-name="P4">
He noted that Polish aviation now has 48 F-16 aircraft, and Poland is supported by allies, in particular the United States, who were sent to the RP as part of the Strengthening of the Eastern Flant of NATO <text:a xlink:type="simple" xlink:href="https://www.ukrinform.ua/tag-vinisuvac" text:style-name="Internet_20_link" text:visited-style-name="Visited_20_Internet_20_Link">
</text:a>
F-22.W reminded that next year Poland will receive from the United States multi-purpose engineers F-35. Therefore, he said, Poland no longer needs aircraft-29.</text:p>
      <text:p text:style-name="P4">
<text:span text:style-name="T4">
 Read also: </text:span>
 <text:a xlink:type="simple" xlink:href="https://www.ukrinform.ua/rubric-ato/3695547-dmitro-kuleba-nazvav-tri-negajnih-kroki-neobhidnih-dla-uspihu-ukraini-na-poli-bou.html" text:style-name="Internet_20_link" text:visited-style-name="Visited_20_Internet_20_Link">
</text:a>
As the agency reported, the Federal Government of Germany <text:a xlink:type="simple" xlink:href="https://www.ukrinform.ua/rubric-ato/3695533-berlin-dozvoliv-polsi-peredati-ukraini-vinisuvaci-mig29-spiegel.html" text:style-name="Internet_20_link" text:visited-style-name="Visited_20_Internet_20_Link">
</text:a>
From the warehouses of the former GDR.</text:p>
      <text:p text:style-name="P4">
Last week, Polish President Andrzej Duda said that Poland had already handed over eight MiG-29 aircraft in total and is preparing six fighter-type fighters.</text:p>
      <text:p text:style-name="P4">
News Source: <text:a xlink:type="simple" xlink:href="https://www.ukrinform.ua/rubric-ato/3695562-polsa-peredae-ukraini-cergovu-partiu-mig29-moraveckij.html" text:style-name="Internet_20_link" text:visited-style-name="Visited_20_Internet_20_Link">
https://www.ukrinform.ua/rubric-ato/3695562-polsa-peredae-ukraini-cergovu-partiu-mig29-moraveckij.html</text:a>
</text:p>
      <!--NEWS-->
      <text:h text:style-name="P10" text:outline-level="1">
<text:span text:style-name="T4">
British Foreign Ministry: Video with execution of prisoners of war - just a terrible</text:span>
</text:h>
      <text:p text:style-name="P4">
Authors: Ukrinform (Person)</text:p>
      <text:p text:style-name="P4">
Publisher: Укринформ (Organization)</text:p>
      <text:p text:style-name="P4">
Published Time: 2023-04-13T19:14:00+03:00</text:p>
      <text:p text:style-name="P4">
Modified Time: 2023-04-13T19:14:00+03:00</text:p>
      <text:p text:style-name="P4">
Description: On Thursday, the Foreign Minister of the United Kingdom, James Kleverli, responded to a video with the execution of the Ukrainian soldier by Russian military. - Ukrinform.</text:p>
      <text:p text:style-name="P4">
Images: ["<text:a xlink:type="simple" xlink:href="https://static.ukrinform.com/photos/2018_09/thumb_files/630_360_1536844454-4770.jpg" text:style-name="Internet_20_link" text:visited-style-name="Visited_20_Internet_20_Link">
630_360_15368...</text:a>
"]</text:p>
      <text:p text:style-name="P4">
Tags: ['Британія', 'росія', 'Воєнні злочини', 'Війна з росією']</text:p>
      <text:p text:style-name="P4">
Type: Article</text:p>
      <!--METADATA-->
      <text:p text:style-name="P4">
<draw:frame draw:style-name="fr1" draw:name="Image197" text:anchor-type="as-char" svg:width="6.9236in" svg:height="3.956343in" draw:z-index="0">
<draw:image xlink:href="../Images/yкринформ/2023-04-13T19-14-00-03-00/630_360_1536844454-4770.jpg" xlink:type="simple" xlink:show="embed" xlink:actuate="onLoad" draw:mime-type="image/jpeg"/>
</draw:frame>
On Thursday, the MZSVILLY British head reacted on Thursday to a video from a execution of the Ukrainian soldier by Russian military.</text:p>
      <text:p text:style-name="P4">
According to Ukrinform, Kleverly's reaction has been published <text:a xlink:type="simple" xlink:href="https://twitter.com/JamesCleverly/status/1646530497865207810" text:style-name="Internet_20_link" text:visited-style-name="Visited_20_Internet_20_Link">
</text:a>
"I will not spread the video, but a video that shows how Russian is forced by a prisoner of war is just terrible," he wrote.</text:p>
      <text:p text:style-name="P4">
Kleverly also noted that the death of a prisoner of war is <text:a xlink:type="simple" xlink:href="https://www.ukrinform.ua/tag-vijskovi-zlocini" text:style-name="Internet_20_link" text:visited-style-name="Visited_20_Internet_20_Link">
</text:a>
, and that "this barbarism will only respite Ukraine's determination and support of the United Kingdom."</text:p>
      <text:p text:style-name="P4">
As reported by Ukrinform, on the Internet appeared <text:a xlink:type="simple" xlink:href="https://www.ukrinform.ua/rubric-ato/3694690-cnn-viavilo-dva-video-iz-nibito-obezgolovlennam-ukrainskih-voiniv.html" text:style-name="Internet_20_link" text:visited-style-name="Visited_20_Internet_20_Link">
</text:a>
. The Security Service of Ukraine launches a statement of investigation into videos of how the Russians cut off the head of Ukrainian prisoners. Law enforcement agencies of Ukraine take measures to establish persons who have committed this terrible crime.</text:p>
      <text:p text:style-name="P4">
The UK Ambassador to Ukraine Melinda Simmons stated that <text:a xlink:type="simple" xlink:href="https://www.ukrinform.ua/rubric-polytics/3694939-video-zi-stratou-polonenogo-malo-nalakati-ale-vijslo-navpaki-posol-britanii.html" text:style-name="Internet_20_link" text:visited-style-name="Visited_20_Internet_20_Link">
</text:a>
What is the need to face the crimes in Ukraine.</text:p>
      <text:p text:style-name="P4">
Georgia President Salome Zurabishvili said the brutal death of a captive Ukrainian warrior is another crime against humanity.</text:p>
      <text:p text:style-name="P4">
<text:span text:style-name="T4">
 Read also: </text:span>
 <text:a xlink:type="simple" xlink:href="https://www.ukrinform.ua/rubric-polytics/3695515-u-gruzii-nazvali-stratu-rosianami-polonenogo-bijca-zsu-zlocinom-proti-ludanosti.html" text:style-name="Internet_20_link" text:visited-style-name="Visited_20_Internet_20_Link">
</text:a>
</text:p>
      <text:p text:style-name="P4">
<text:a xlink:type="simple" xlink:href="https://www.ukrinform.ua/rubric-ato/3695319-francia-z-zahom-sprijnala-video-strati-rosianami-ukrainskogo-vijskovogo.html" text:style-name="Internet_20_link" text:visited-style-name="Visited_20_Internet_20_Link">
 </text:a>
Decoveribution of probable Ukrainian prisoners of war by Russian armed forces in Ukraine and the punishment of the perpetrators of all crimes of the Russian Federation in Ukraine.</text:p>
      <text:p text:style-name="P4">
News Source: <text:a xlink:type="simple" xlink:href="https://www.ukrinform.ua/rubric-ato/3695563-mzs-britanii-videorolik-zi-stratou-vijskovopolonenogo-ukrainca-prosto-zahlivij.html" text:style-name="Internet_20_link" text:visited-style-name="Visited_20_Internet_20_Link">
https://www.ukrinform.ua/rubric-ato/3695563-mzs-britanii-videorolik-zi-stratou-vijskovopolonenogo-ukrainca-prosto-zahlivij.html</text:a>
</text:p>
      <!--NEWS-->
      <text:h text:style-name="P10" text:outline-level="1">
<text:span text:style-name="T4">
In some areas predict rain and fog, in the afternoon up to 15 ° heat</text:span>
</text:h>
      <text:p text:style-name="P4">
Authors: Ukrinform (Person)</text:p>
      <text:p text:style-name="P4">
Publisher: Укринформ (Organization)</text:p>
      <text:p text:style-name="P4">
Published Time: 2023-04-13T19:20:00+03:00</text:p>
      <text:p text:style-name="P4">
Modified Time: 2023-04-13T19:20:00+03:00</text:p>
      <text:p text:style-name="P4">
Description: In Ukraine, on April 14, rains are expected on the Left Bank, Kyiv region, in the eastern regions, the Carpathians and Transcarpathia, the temperature at night 3-8 ° heat, in the afternoon 10-15 °, in Transcarpathia to 22 °. - Ukrinform.</text:p>
      <text:p text:style-name="P4">
Images: ["<text:a xlink:type="simple" xlink:href="https://static.ukrinform.com/photos/2023_04/thumb_files/630_360_1680706755-679.jpg" text:style-name="Internet_20_link" text:visited-style-name="Visited_20_Internet_20_Link">
630_360_16807...</text:a>
"]</text:p>
      <text:p text:style-name="P4">
Tags: ['Дощ', 'Погода', 'Прогноз', 'Регіони']</text:p>
      <text:p text:style-name="P4">
Type: Article</text:p>
      <!--METADATA-->
      <text:p text:style-name="P4">
<draw:frame draw:style-name="fr1" draw:name="Image198" text:anchor-type="as-char" svg:width="6.9236in" svg:height="3.956343in" draw:z-index="0">
<draw:image xlink:href="../Images/yкринформ/2023-04-13T19-20-00-03-00/630_360_1680706755-679.jpg" xlink:type="simple" xlink:show="embed" xlink:actuate="onLoad" draw:mime-type="image/jpeg"/>
</draw:frame>
In Ukraine, on April 14, rains are expected on the Left Bank, Kyiv region, in the eastern regions, the Carpathians and Transcarpathia, the temperature at night 3-8 ° heat, in the afternoon 10-15 °, Nazakarpatti to 22 °.</text:p>
      <text:p text:style-name="P4">
Ukrinform was reported at the Ukrainian Hydrometeorological Center.</text:p>
      <text:p text:style-name="P4">
"On the Left Bank, at night and in the Kyiv region, light rain, in the eastern regions, on the day in Transcarpathia and in the Carpathians, moderate rains; in the rest of the notes. In the western, southwestern and central regions in the morning in the morning fog. 5-10 m/C. temperature at night 3-8 °, in the afternoon 10-15 °, in the southern and western parts 13-18 °, in Transcarpathia to 22 °; in the Carpathians at night from 2 ° heat to 3 ° frost, in the afternoon 9 -14 ° warm, "the message reads.</text:p>
      <text:p text:style-name="P4">
In Kiev and the region on Friday night it will be light rain, in the afternoon without material. Northeast wind, 5-10 m/s. In the capital, the temperature at night is 6-8 ° heat, in the afternoon 11-13 °, in Kyiv region at night 3-8 ° heat, in the afternoon 10-15 °.</text:p>
      <text:p text:style-name="P4">
Forecasters are forecast on April 15 in the eastern part and the Carpathian region, in the afternoon on the Right Bank of the country, on April 16 in the northern, most central and southern regions, in the afternoon in western and southwestern rains; In the afternoon of places <text:a xlink:type="simple" xlink:href="https://www.ukrinform.ua/tag-groza" text:style-name="Internet_20_link" text:visited-style-name="Visited_20_Internet_20_Link">
</text:a>
, in the areas of hail; in the rest of the territory without precipitation. The wind is mainly southeast, 7-12 m/s. Temperature at night 4-9 ° heat, in the afternoon 10-15 °, in the south of Ukraine on April 15 in places 16-21 °; in the eastern and Sumy regions at night from 4 ° heat to 1 ° frost, in the afternoon on April 15, 5-10 ° heat, April 16, 9-14 °; In the Carpathian Mountains 0-5 ° frost, in the afternoon 2-7 ° heat.</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span text:style-name="T4">
 forecast </text:span>
 <text:span text:style-name="T4">
 weather </text:span>
 <text:span text:style-name="T4">
 seconds </text:span>
 <text:span text:style-name="T4">
 </text:span>
 China <text:span text:style-name="T4">
 </text:span>
 <text:span text:style-name="T4">
 developed </text:span>
<text:span text:style-name="T4">
 system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intelligence </text:span>
</text:a>
In Kiev and the region, on April 15 and night, on April 16, it is expected to rain, location; in the rest of the time without precipitation. The wind is mainly southeast, 7-12 m/s. Ugly temperature at night 6-8 ° heat, in the afternoon 12-14 °, in Kyiv region 4-9 ° heat at night, 10-15 ° in the afternoon.In Kiev and the region at the beginning of the week without precipitation, only on the night of April 17 will there be light rain. In the capital the temperature at night 6-8 ° heat, in the afternoon 14-16 °; Nakhiv region at night 3-8 ° heat, in the afternoon 12-17 °.</text:p>
      <text:p text:style-name="P4">
News Source: <text:a xlink:type="simple" xlink:href="https://www.ukrinform.ua/rubric-regions/3695460-u-deakih-oblastah-prognozuut-dos-i-tuman-vden-do-15-tepla.html" text:style-name="Internet_20_link" text:visited-style-name="Visited_20_Internet_20_Link">
https://www.ukrinform.ua/rubric-regions/3695460-u-deakih-oblastah-prognozuut-dos-i-tuman-vden-do-15-tepla.html</text:a>
</text:p>
      <!--NEWS-->
      <text:h text:style-name="P10" text:outline-level="1">
<text:span text:style-name="T4">
Russians fired Kharkiv region, wounded four civilians</text:span>
</text:h>
      <text:p text:style-name="P4">
Authors: Ukrinform (Person)</text:p>
      <text:p text:style-name="P4">
Publisher: Укринформ (Organization)</text:p>
      <text:p text:style-name="P4">
Published Time: 2023-04-13T19:23:00+03:00</text:p>
      <text:p text:style-name="P4">
Modified Time: 2023-04-13T19:23:00+03:00</text:p>
      <text:p text:style-name="P4">
Description: As a result of the shelling of the Russian invaders of Kharkiv region, four civilians were injured. - Ukrinform.</text:p>
      <text:p text:style-name="P4">
Images: ["<text:a xlink:type="simple" xlink:href="https://static.ukrinform.com/photos/2022_06/thumb_files/630_360_1654768443-794.jpg" text:style-name="Internet_20_link" text:visited-style-name="Visited_20_Internet_20_Link">
630_360_16547...</text:a>
", "<text:a xlink:type="simple" xlink:href="https://static.ukrinform.com/photos/2023_04/1681402901-817.jpeg" text:style-name="Internet_20_link" text:visited-style-name="Visited_20_Internet_20_Link">
1681402901-81...</text:a>
", "<text:a xlink:type="simple" xlink:href="https://static.ukrinform.com/photos/2023_04/1681402901-342.jpeg" text:style-name="Internet_20_link" text:visited-style-name="Visited_20_Internet_20_Link">
1681402901-34...</text:a>
"]</text:p>
      <text:p text:style-name="P4">
Tags: ['Обстріл', 'Поранені', 'Харківщина', 'Війна з росією']</text:p>
      <text:p text:style-name="P4">
Type: Article</text:p>
      <!--METADATA-->
      <text:p text:style-name="P4">
<draw:frame draw:style-name="fr1" draw:name="Image199" text:anchor-type="as-char" svg:width="6.9236in" svg:height="3.956343in" draw:z-index="0">
<draw:image xlink:href="../Images/yкринформ/2023-04-13T19-23-00-03-00/630_360_1654768443-794.jpg" xlink:type="simple" xlink:show="embed" xlink:actuate="onLoad" draw:mime-type="image/jpeg"/>
</draw:frame>
In addition, the Russian invaders of the Kharkiv region were wounded by four civilians.</text:p>
      <text:p text:style-name="P4">
According to Ukrinform, the prosecutor general's office reports in <text:a xlink:type="simple" xlink:href="https://t.me/pgo_gov_ua/11232" text:style-name="Internet_20_link" text:visited-style-name="Visited_20_Internet_20_Link">
</text:a>
With the procedural guidance of the Kupyansk District Prosecutor's Office of the Kharkiv Region, pre -trial investigation on the facts of violation of the laws of the puzzle of war was initiated(Part 1 of Art. 438 of the Criminal Code of Ukraine).</text:p>
      <text:p text:style-name="P4">
За даними слідства, 13 квітня близько 11:30 <text:a xlink:type="simple" xlink:href="https://www.ukrinform.ua/tag-rosijski-vijskovi" text:style-name="Internet_20_link" text:visited-style-name="Visited_20_Internet_20_Link">
 </text:a>
The Armed Forces of the Russian Federation was fired from the reactive systems of the volley fire of the selokucherivka Kupyansky district.</text:p>
      <text:p text:style-name="P4">
<draw:frame draw:style-name="fr1" draw:name="Image200" text:anchor-type="as-char" svg:width="6.9236in" svg:height="4.711894in" draw:z-index="0">
<draw:image xlink:href="../Images/yкринформ/2023-04-13T19-23-00-03-00/1681402901-817.jpeg" xlink:type="simple" xlink:show="embed" xlink:actuate="onLoad" draw:mime-type="image/jpeg"/>
</draw:frame>
<draw:frame draw:style-name="fr1" draw:name="Image201" text:anchor-type="as-char" svg:width="6.9236in" svg:height="5.199111in" draw:z-index="0">
<draw:image xlink:href="../Images/yкринформ/2023-04-13T19-23-00-03-00/1681402901-342.jpeg" xlink:type="simple" xlink:show="embed" xlink:actuate="onLoad" draw:mime-type="image/jpeg"/>
</draw:frame>
"A tractor with a trailer caught fire as a result of the shelling. The tractor driver was injured and two men - passengers of the trailer. All three victims were now hospitalized," the message reads.</text:p>
      <text:p text:style-name="P4">
<text:span text:style-name="T4">
 Read also: </text:span>
 <text:a xlink:type="simple" xlink:href="https://www.ukrinform.ua/rubric-ato/3695188-vorog-udariv-dvoma-raketami-s300-po-slovansku-poskodzena-skola.html" text:style-name="Internet_20_link" text:visited-style-name="Visited_20_Internet_20_Link">
</text:a>
At about 3:00 pm, the invaders fired at the village of the two -year Kupyansky district, and a selling wound was a peaceful inhabitant.</text:p>
      <text:p text:style-name="P4">
As reported by Ukrinform, <text:a xlink:type="simple" xlink:href="https://www.ukrinform.ua/rubric-vidbudova/3695253-na-harkivsini-traktor-pidirvavsa-na-vibuhivci-vodij-u-likarni.html" text:style-name="Internet_20_link" text:visited-style-name="Visited_20_Internet_20_Link">
</text:a>
As a result, the driver was injured.</text:p>
      <text:p text:style-name="P4">
News Source: <text:a xlink:type="simple" xlink:href="https://www.ukrinform.ua/rubric-ato/3695566-rosiani-obstrilali-harkivsinu-poraneni-cetvero-civilnih.html" text:style-name="Internet_20_link" text:visited-style-name="Visited_20_Internet_20_Link">
https://www.ukrinform.ua/rubric-ato/3695566-rosiani-obstrilali-harkivsinu-poraneni-cetvero-civilnih.html</text:a>
</text:p>
      <!--NEWS-->
      <text:h text:style-name="P10" text:outline-level="1">
<text:span text:style-name="T4">
Ukrnafta has completed the Quarter with a net profit of ₴ 4.3 billion</text:span>
</text:h>
      <text:p text:style-name="P4">
Authors: Ukrinform (Person)</text:p>
      <text:p text:style-name="P4">
Publisher: Укринформ (Organization)</text:p>
      <text:p text:style-name="P4">
Published Time: 2023-04-13T19:26:25+03:00</text:p>
      <text:p text:style-name="P4">
Modified Time: 2023-04-13T19:26:25+03:00</text:p>
      <text:p text:style-name="P4">
Description: PJSC "Ukrnafta" completed the first quarter of 2023 with a net profit of UAH 4.3 billion. - Ukrinform.</text:p>
      <text:p text:style-name="P4">
Images: ["<text:a xlink:type="simple" xlink:href="https://static.ukrinform.com/photos/2015_09/thumb_files/630_360_1443449299-5526-ukrnafta.jpg" text:style-name="Internet_20_link" text:visited-style-name="Visited_20_Internet_20_Link">
630_360_14434...</text:a>
"]</text:p>
      <text:p text:style-name="P4">
Tags: ['нафта', 'Укрнафта', 'Сергій Корецький']</text:p>
      <text:p text:style-name="P4">
Type: Article</text:p>
      <!--METADATA-->
      <text:p text:style-name="P4">
<draw:frame draw:style-name="fr1" draw:name="Image202" text:anchor-type="as-char" svg:width="6.9236in" svg:height="3.956343in" draw:z-index="0">
<draw:image xlink:href="../Images/yкринформ/2023-04-13T19-26-25-03-00/630_360_1443449299-5526-ukrnafta.jpg" xlink:type="simple" xlink:show="embed" xlink:actuate="onLoad" draw:mime-type="image/jpeg"/>
</draw:frame>
PJSC "Ukrnafta" completed the first quarter of 2023 with a net profit of UAH 4.3 billion.</text:p>
      <text:p text:style-name="P4">
According to Ukrinform, the press service reports <text:a xlink:type="simple" xlink:href="https://www.ukrnafta.com/ukrnafta-zavershyla-1-kvartal-z-pybutkom" text:style-name="Internet_20_link" text:visited-style-name="Visited_20_Internet_20_Link">
</text:a>
.</text:p>
      <text:p text:style-name="P4">
“According to preliminary estimates, in the first quarter Ukrnafta received about UAH 4.3mlrd UAH of net profit. This was achieved through a comprehensive work of increasing production, the introduction of open market sales of rowing, optimization of costs and elimination of opaque schemes, ” - said Ukrnafta headman Sergey Koretsky.</text:p>
      <text:p text:style-name="P4">
The company noted that this figure is equal to the net profit received by the company in peaceful 2020(4.3 billion UAH.)But almost twice the result for the whole 2021 year - UAH 2.4 billion.</text:p>
      <text:p text:style-name="P4">
<text:span text:style-name="T4">
 Read also: </text:span>
 <text:a xlink:type="simple" xlink:href="https://www.ukrinform.ua/rubric-economy/3694010-ukrnafta-zaprosue-investoriv-do-proektiv-z-rozvidki-ta-rozrobki-rodovis.html" text:style-name="Internet_20_link" text:visited-style-name="Visited_20_Internet_20_Link">
<text:span text:style-name="T4">
 Ukrnafta </text:span>
</text:a>
"The company set an ambitious financial goal - to receive 12 billion UAH of net profit in 2023," - added in Ukrnafta.</text:p>
      <text:p text:style-name="P4">
According to the actual results of the first quarter of 2023, the average daily production of oil "Ukrnafta" reached 3926 tons against 3753 tonnes - the average daily rate for 2022.</text:p>
      <text:p text:style-name="P4">
News Source: <text:a xlink:type="simple" xlink:href="https://www.ukrinform.ua/rubric-economy/3695565-ukrnafta-zaversila-i-kvartal-z-cistim-pributkom-43-milarda.html" text:style-name="Internet_20_link" text:visited-style-name="Visited_20_Internet_20_Link">
https://www.ukrinform.ua/rubric-economy/3695565-ukrnafta-zaversila-i-kvartal-z-cistim-pributkom-43-milarda.html</text:a>
</text:p>
      <!--NEWS-->
      <text:h text:style-name="P10" text:outline-level="1">
<text:span text:style-name="T4">
Zelensky held a meeting of European integration with the government and deputies</text:span>
</text:h>
      <text:p text:style-name="P4">
Authors: Ukrinform (Person)</text:p>
      <text:p text:style-name="P4">
Publisher: Укринформ (Organization)</text:p>
      <text:p text:style-name="P4">
Published Time: 2023-04-13T19:28:00+03:00</text:p>
      <text:p text:style-name="P4">
Modified Time: 2023-04-13T19:28:00+03:00</text:p>
      <text:p text:style-name="P4">
Description: President Volodymyr Zelensky held a meeting with government officials and representatives of the Verkhovna Rada on certain important issues of Ukraine's European integration. - Ukrinform.</text:p>
      <text:p text:style-name="P4">
Images: ["<text:a xlink:type="simple" xlink:href="https://static.ukrinform.com/photos/2023_02/thumb_files/630_360_1676049059-535.png" text:style-name="Internet_20_link" text:visited-style-name="Visited_20_Internet_20_Link">
630_360_16760...</text:a>
"]</text:p>
      <text:p text:style-name="P4">
Tags: ['Євроінтеграція', 'Уряд', 'Верховна Рада', 'Зеленський']</text:p>
      <text:p text:style-name="P4">
Type: Article</text:p>
      <!--METADATA-->
      <text:p text:style-name="P4">
<draw:frame draw:style-name="fr1" draw:name="Image203" text:anchor-type="as-char" svg:width="6.9236in" svg:height="3.956343in" draw:z-index="0">
<draw:image xlink:href="../Images/yкринформ/2023-04-13T19-28-00-03-00/630_360_1676049059-535.png" xlink:type="simple" xlink:show="embed" xlink:actuate="onLoad" draw:mime-type="image/png"/>
</draw:frame>
The Presidential Lordir Zelensky held a meeting with government officials and representatives of the Verkhovna Rada on certain important issues of Ukraine's European integration.</text:p>
      <text:p text:style-name="P4">
He told about it in his <text:a xlink:type="simple" xlink:href="https://t.me/V_Zelenskiy_official/5841" text:style-name="Internet_20_link" text:visited-style-name="Visited_20_Internet_20_Link">
</text:a>
, reports Ukrinform.</text:p>
      <text:p text:style-name="P4">
"He held a meeting with government officials, with representatives of the Verkhovna Rada on some steps to approach the European Union, legislative steps, implementation of the challenged changes," the President said.</text:p>
      <text:p text:style-name="P4">
<text:span text:style-name="T5">
Viso: Facebook Vladimir Zelensky</text:span>
</text:p>
      <text:p text:style-name="P4">
He emphasized that the purpose of the Ukrainian state is absolutely achievable, and Ukrainian is integrated with all the institutions and practices of the European Union and acquisition. "On our part - full readiness," - said <text:a xlink:type="simple" xlink:href="https://www.ukrinform.ua/tag-zelenskij" text:style-name="Internet_20_link" text:visited-style-name="Visited_20_Internet_20_Link">
</text:a>
<text:span text:style-name="T4">
 Read also: </text:span>
 <text:a xlink:type="simple" xlink:href="https://www.ukrinform.ua/rubric-ato/3695564-zelenskij-proviv-vijskovij-kabinet-obgovorili-upravlinna-peredovou.html" text:style-name="Internet_20_link" text:visited-style-name="Visited_20_Internet_20_Link">
<text:span text:style-name="T4">
 Zelensky </text:span>
</text:a>
As it was reported, last June, the European Council made a decision of piercing Ukraine as a candidate for joining the European Union.</text:p>
      <text:p text:style-name="P4">
Today <text:a xlink:type="simple" xlink:href="https://www.ukrinform.ua/rubric-polytics/3665179-ukraina-vikonala-ponad-70-zobovazan-za-ugodou-pro-asociaciu-z-es-stefanisina.html" text:style-name="Internet_20_link" text:visited-style-name="Visited_20_Internet_20_Link">
 </text:a>
.</text:p>
      <text:p text:style-name="P4">
<text:span text:style-name="T5">
Foto: op</text:span>
</text:p>
      <text:p text:style-name="P4">
News Source: <text:a xlink:type="simple" xlink:href="https://www.ukrinform.ua/rubric-polytics/3695572-zelenskij-proviv-z-uradom-i-deputatami-naradu-sodo-evrointegracii.html" text:style-name="Internet_20_link" text:visited-style-name="Visited_20_Internet_20_Link">
https://www.ukrinform.ua/rubric-polytics/3695572-zelenskij-proviv-z-uradom-i-deputatami-naradu-sodo-evrointegracii.html</text:a>
</text:p>
      <!--NEWS-->
      <text:h text:style-name="P10" text:outline-level="1">
<text:span text:style-name="T4">
Shmigal called the US to lead in confiscation of Russian assets</text:span>
</text:h>
      <text:p text:style-name="P4">
Authors: Ukrinform (Person)</text:p>
      <text:p text:style-name="P4">
Publisher: Укринформ (Organization)</text:p>
      <text:p text:style-name="P4">
Published Time: 2023-04-13T19:33:18+03:00</text:p>
      <text:p text:style-name="P4">
Modified Time: 2023-04-13T19:33:18+03:00</text:p>
      <text:p text:style-name="P4">
Description: Ukraine pays a huge price for containing the imperial ambitions of Russia and can therefore count on a new Marshall Plan, which will rebuild and transform the Ukrainian economy, including at the expense of confiscated Russian assets. - Ukrinform.</text:p>
      <text:p text:style-name="P4">
Images: ["<text:a xlink:type="simple" xlink:href="https://static.ukrinform.com/photos/2022_10/thumb_files/630_360_1667223704-892.jpg" text:style-name="Internet_20_link" text:visited-style-name="Visited_20_Internet_20_Link">
630_360_16672...</text:a>
"]</text:p>
      <text:p text:style-name="P4">
Tags: ['Гроші', 'росія', 'Шмигаль']</text:p>
      <text:p text:style-name="P4">
Type: Article</text:p>
      <!--METADATA-->
      <text:p text:style-name="P4">
<draw:frame draw:style-name="fr1" draw:name="Image204" text:anchor-type="as-char" svg:width="6.9236in" svg:height="3.956343in" draw:z-index="0">
<draw:image xlink:href="../Images/yкринформ/2023-04-13T19-33-18-03-00/630_360_1667223704-892.jpg" xlink:type="simple" xlink:show="embed" xlink:actuate="onLoad" draw:mime-type="image/jpeg"/>
</draw:frame>
Ukraine will pay a huge price for containing the imperial ambitions of Russia and therefore can deduct into a new Marshall Plan, which will rebuild and transform the Ukrainian economy, including at the expense of confiscated Russian assets.</text:p>
      <text:p text:style-name="P4">
Prime Minister Denis Schmigal said this during a speech on the US and Ukraine Forumartmentation Forum, organized by the US Trade Chamber with the US Administration, Ukrinform reports, citing <text:a xlink:type="simple" xlink:href="https://www.kmu.gov.ua/news/denys-shmyhal-zaklykav-ssha-do-liderstva-v-konfiskatsii-rosiiskykh-aktyviv" text:style-name="Internet_20_link" text:visited-style-name="Visited_20_Internet_20_Link">
</text:a>
“We are determined not only to come out of this war with the winners, but also to be integrated into the global chains of added value and to create possibleness for Ukrainian and foreign companies to flourish from keeping business in Ukraine and Ukraine. We will <text:a xlink:type="simple" xlink:href="https://www.ukrinform.ua/tag-vidbudova" text:style-name="Internet_20_link" text:visited-style-name="Visited_20_Internet_20_Link">
 </text:a>
better. On the principle of Build Back Better. Private foreign investments, especially from the United States, will lay the basis for such transformation, ”Shmigal said.</text:p>
      <text:p text:style-name="P4">
The Prime Minister noted the prospect of investments in such industry as energy, defense-industrial complex, agrarian sector, IT, production of raw materials, construction of new infrastructure and new housing.</text:p>
      <text:p text:style-name="P4">
<text:span text:style-name="T4">
 Read also: </text:span>
 <text:a xlink:type="simple" xlink:href="https://www.ukrinform.ua/rubric-vidbudova/3695039-v-es-sukaut-zakonnij-slah-spramuvanna-zamorozenih-aktiviv-rf-na-vidbudovu-ukraini.html" text:style-name="Internet_20_link" text:visited-style-name="Visited_20_Internet_20_Link">
<text:span text:style-name="T4">
 asset </text:span>
</text:a>
“Ukraine offers four main sources of financing for the restoration plan: confiscated Russian funds in Ukraine and the world, funds of international partners, including international financial organizations, directly funds of the state budget of Ukraine, as well as donors and private sector. It is very important for the confiscated Russian sovereign funds to become a basic resource for rebuilding, ”Shmigal emphasized.</text:p>
      <text:p text:style-name="P4">
The head of government reminded of the proposals of Ukraine to create a special compensatory mechanism and to approve the relevant national legislation, which will allow to confine the frozen private and sovereign Russian assets.</text:p>
      <text:p text:style-name="P4">
He expressed his hope for US leadership in this matter.</text:p>
      <text:p text:style-name="P4">
News Source: <text:a xlink:type="simple" xlink:href="https://www.ukrinform.ua/rubric-economy/3695571-smigal-zaklikav-ssa-do-liderstva-v-konfiskacii-rosijskih-aktiviv.html" text:style-name="Internet_20_link" text:visited-style-name="Visited_20_Internet_20_Link">
https://www.ukrinform.ua/rubric-economy/3695571-smigal-zaklikav-ssa-do-liderstva-v-konfiskacii-rosijskih-aktiviv.html</text:a>
</text:p>
      <!--NEWS-->
      <text:h text:style-name="P10" text:outline-level="1">
<text:span text:style-name="T4">
Almost 15,000 Ukrainians have been involved in the Army of Recovery</text:span>
</text:h>
      <text:p text:style-name="P4">
Authors: Ukrinform (Person)</text:p>
      <text:p text:style-name="P4">
Publisher: Укринформ (Organization)</text:p>
      <text:p text:style-name="P4">
Published Time: 2023-04-13T19:34:00+03:00</text:p>
      <text:p text:style-name="P4">
Modified Time: 2023-04-13T19:34:00+03:00</text:p>
      <text:p text:style-name="P4">
Description: 14.7 thousand unemployed in 16 regions of Ukraine have joined the performance of socially useful works within the "Army of Recovery Army". - Ukrinform.</text:p>
      <text:p text:style-name="P4">
Images: ["<text:a xlink:type="simple" xlink:href="https://static.ukrinform.com/photos/2021_09/thumb_files/630_360_1632464671-382.jpg" text:style-name="Internet_20_link" text:visited-style-name="Visited_20_Internet_20_Link">
630_360_16324...</text:a>
", "<text:a xlink:type="simple" xlink:href="https://static.ukrinform.com/photos/2023_04/1681403923-210.jpeg" text:style-name="Internet_20_link" text:visited-style-name="Visited_20_Internet_20_Link">
1681403923-21...</text:a>
"]</text:p>
      <text:p text:style-name="P4">
Tags: ['Відбудова', 'Армія відновлення']</text:p>
      <text:p text:style-name="P4">
Type: Article</text:p>
      <!--METADATA-->
      <text:p text:style-name="P4">
<draw:frame draw:style-name="fr1" draw:name="Image205" text:anchor-type="as-char" svg:width="6.9236in" svg:height="3.956343in" draw:z-index="0">
<draw:image xlink:href="../Images/yкринформ/2023-04-13T19-34-00-03-00/630_360_1632464671-382.jpg" xlink:type="simple" xlink:show="embed" xlink:actuate="onLoad" draw:mime-type="image/jpeg"/>
</draw:frame>
14.7 thousand unemployed in 16 regions of Ukraine joined the reconciliation of socially useful works within the "Army of Recovery Army".</text:p>
      <text:p text:style-name="P4">
As Ukrinform reports, about it in <text:a xlink:type="simple" xlink:href="https://t.me/SESofUkraine/1028" text:style-name="Internet_20_link" text:visited-style-name="Visited_20_Internet_20_Link">
</text:a>
The State Employment Service reports.</text:p>
      <text:p text:style-name="P4">
The "Army of Restoration" has already been joined by 14 696 unemployed, who are performing in a way of useful work on reconstruction. The leader among the regions is the Poltava region, where more than 3.5 thousand people are involved in such works.</text:p>
      <text:p text:style-name="P4">
<draw:frame draw:style-name="fr1" draw:name="Image206" text:anchor-type="as-char" svg:width="6.9236in" svg:height="8.220972in" draw:z-index="0">
<draw:image xlink:href="../Images/yкринформ/2023-04-13T19-34-00-03-00/1681403923-210.jpeg" xlink:type="simple" xlink:show="embed" xlink:actuate="onLoad" draw:mime-type="image/jpeg"/>
</draw:frame>
<text:span text:style-name="T5">
Infographics: State Employment Service</text:span>
</text:p>
      <text:p text:style-name="P4">
In addition, the five included Donetsk region - 1 887 people, Kyiv region - 1 873 people, Kharkiv region - 1 843 persons and Chernihiv region - 1 508 people.</text:p>
      <text:p text:style-name="P4">
In total, 16 regions take part in the project.</text:p>
      <text:p text:style-name="P4">
<text:span text:style-name="T4">
 Read also: </text:span>
 <text:a xlink:type="simple" xlink:href="https://www.ukrinform.ua/rubric-vidbudova/3695476-vidnovlenna-ukraini-stane-odnim-iz-najbilsih-investproektiv-v-istorii-evropi-smigal.html" text:style-name="Internet_20_link" text:visited-style-name="Visited_20_Internet_20_Link">
</text:a>
For the performance of socially useful works, the state has already paid almost UAH 1,00 million to the unemployed.</text:p>
      <text:p text:style-name="P4">
As it was reported, the project <text:a xlink:type="simple" xlink:href="https://www.ukrinform.ua/tag-armia-vidnovlenna" text:style-name="Internet_20_link" text:visited-style-name="Visited_20_Internet_20_Link">
</text:a>
Introduced by the Government in the fall of 2022 to attract temporary people to rebuild the country through the performance of socially useful works. With the unemployed, a fixed -term employment contract is concluded for the period of performance of these works.</text:p>
      <text:p text:style-name="P4">
News Source: <text:a xlink:type="simple" xlink:href="https://www.ukrinform.ua/rubric-vidbudova/3695575-do-armii-vidnovlenna-zalucili-vze-majze-15-tisac-ukrainciv.html" text:style-name="Internet_20_link" text:visited-style-name="Visited_20_Internet_20_Link">
https://www.ukrinform.ua/rubric-vidbudova/3695575-do-armii-vidnovlenna-zalucili-vze-majze-15-tisac-ukrainciv.html</text:a>
</text:p>
      <!--NEWS-->
      <text:h text:style-name="P10" text:outline-level="1">
<text:span text:style-name="T4">
Ukraine has submitted Xiaomi to the list of international sponsors of war</text:span>
</text:h>
      <text:p text:style-name="P4">
Authors: Ukrinform (Person)</text:p>
      <text:p text:style-name="P4">
Publisher: Укринформ (Organization)</text:p>
      <text:p text:style-name="P4">
Published Time: 2023-04-13T19:42:00+03:00</text:p>
      <text:p text:style-name="P4">
Modified Time: 2023-04-13T19:42:00+03:00</text:p>
      <text:p text:style-name="P4">
Description: The National Anti -Corruption Agency has submitted the Xiaomi Corporation Chinese Corporation to the list of international war sponsors. - Ukrinform.</text:p>
      <text:p text:style-name="P4">
Images: ["<text:a xlink:type="simple" xlink:href="https://static.ukrinform.com/photos/2020_05/thumb_files/630_360_1589616436-284.jpg" text:style-name="Internet_20_link" text:visited-style-name="Visited_20_Internet_20_Link">
630_360_15896...</text:a>
"]</text:p>
      <text:p text:style-name="P4">
Tags: ['НАЗК', 'Xiaomi', 'Війна', 'Ринок']</text:p>
      <text:p text:style-name="P4">
Type: Article</text:p>
      <!--METADATA-->
      <text:p text:style-name="P4">
<draw:frame draw:style-name="fr1" draw:name="Image207" text:anchor-type="as-char" svg:width="6.9236in" svg:height="3.956343in" draw:z-index="0">
<draw:image xlink:href="../Images/yкринформ/2023-04-13T19-42-00-03-00/630_360_1589616436-284.jpg" xlink:type="simple" xlink:show="embed" xlink:actuate="onLoad" draw:mime-type="image/jpeg"/>
</draw:frame>
The National Anti -Corruption Agency has submitted Xiaomi Corporation Chinese Corporation to the list of international war sponsors.</text:p>
      <text:p text:style-name="P4">
As Ukrinform reports, it reports <text:a xlink:type="simple" xlink:href="https://nazk.gov.ua/uk/novyny/pro-nazk/lidera-z-prodazhu-smartfoniv-v-rf-xiaomi-corporation-vneseno-do-pereliku-mizhnarodnyh-sponsoriv-vijny/" text:style-name="Internet_20_link" text:visited-style-name="Visited_20_Internet_20_Link">
</text:a>
.</text:p>
      <text:p text:style-name="P4">
In 2021, the company became a leader in the production of smartphones in the world, also produces household appliances, tablets, smart watches, software, electrical space, electricity, electric bikes and more.</text:p>
      <text:p text:style-name="P4">
"The reason for the list of international sponsors of the war was that the company not only continued its work in the Russian Federation after full -scale interaction, but still remains the leader in the sales of smartphones in the terrorist state," the statement said.</text:p>
      <text:p text:style-name="P4">
The NAPC states that from 2018 to today <text:a xlink:type="simple" xlink:href="https://www.ukrinform.ua/tag-xiaomi" text:style-name="Internet_20_link" text:visited-style-name="Visited_20_Internet_20_Link">
</text:a>
It ranks first in the sales of the Winternetnet-stores of Russia, and also has a large network of official authorized retail stores of the Mi Store throughout the Russian Federation.</text:p>
      <text:p text:style-name="P4">
"While the Russians bombed peaceful Ukrainian cities, Xiaomi managed to increase the volumes in the Russian Federation by 39% in the third quarter of 2022 compared to the previous one," -she has in the message.</text:p>
      <text:p text:style-name="P4">
Thus, during 2022, Xiaomi doubled its share of the market and now there are leader sales of smartphones in Russia. In July 2022, Xiaomi and its sub -Brand was occupied by 42% of the Russian smartphone market, having first in terms of sales.</text:p>
      <text:p text:style-name="P4">
<text:span text:style-name="T4">
 Read also: </text:span>
 <text:a xlink:type="simple" xlink:href="https://www.ukrinform.ua/rubric-economy/3691321-do-spisku-sponsoriv-vijni-vze-vnesli-24-tisaci-osib-nazk.html" text:style-name="Internet_20_link" text:visited-style-name="Visited_20_Internet_20_Link">
<text:span text:style-name="T4">
 sponsors </text:span>
 <text:span text:style-name="T4">
 wars </text:span>
</text:a>
According to official data, in 2021 the Russian unit Xiaomi received a reference to $ 202 million. “These are huge funds from which no less serious taxes are paid. Then, at the expense of the same taxes, the Irosian army is maintained, which kills Ukrainians today, ”the message said.</text:p>
      <text:p text:style-name="P4">
The NAPC states that the Russian market for this Chinese company is extremely important, which is why Xiaomi did not even announce its planning from the Russian Federation, although from the spring of 2022 he did not conduct marketing activities of the URF.As reported by Ukrinform, in April <text:a xlink:type="simple" xlink:href="https://www.ukrinform.ua/rubric-economy/3693029-ukraina-vnesla-najbilsu-v-sviti-naftopromislovu-kompaniu-slb-do-spisku-sponsoriv-vijni.html" text:style-name="Internet_20_link" text:visited-style-name="Visited_20_Internet_20_Link">
</text:a>
The world's largest oil industrial company SLBO List of International Sponsors of War.</text:p>
      <text:p text:style-name="P4">
News Source: <text:a xlink:type="simple" xlink:href="https://www.ukrinform.ua/rubric-economy/3695576-ukraina-vnesla-kompaniu-xiaomi-do-pereliku-miznarodnih-sponsoriv-vijni.html" text:style-name="Internet_20_link" text:visited-style-name="Visited_20_Internet_20_Link">
https://www.ukrinform.ua/rubric-economy/3695576-ukraina-vnesla-kompaniu-xiaomi-do-pereliku-miznarodnih-sponsoriv-vijni.html</text:a>
</text:p>
      <!--NEWS-->
      <text:h text:style-name="P10" text:outline-level="1">
<text:span text:style-name="T4">
The reason for the emergence of a military execution may be an internal struggle in the Russian Federation - a painter</text:span>
</text:h>
      <text:p text:style-name="P4">
Authors: Ukrinform (Person)</text:p>
      <text:p text:style-name="P4">
Publisher: Укринформ (Organization)</text:p>
      <text:p text:style-name="P4">
Published Time: 2023-04-13T19:44:48+03:00</text:p>
      <text:p text:style-name="P4">
Modified Time: 2023-04-13T19:44:48+03:00</text:p>
      <text:p text:style-name="P4">
Description: The Defense Ministry suggests that the publication of a video with the execution of the Ukrainian military is part of the internal struggle of the Russian Federation. - Ukrinform.</text:p>
      <text:p text:style-name="P4">
Images: ["<text:a xlink:type="simple" xlink:href="https://static.ukrinform.com/photos/2022_12/thumb_files/630_360_1669892664-766.jpg" text:style-name="Internet_20_link" text:visited-style-name="Visited_20_Internet_20_Link">
630_360_16698...</text:a>
"]</text:p>
      <text:p text:style-name="P4">
Tags: ['Страта', 'Воєнні злочини', 'Війна з росією', 'Ганна Маляр', 'Єдині новини']</text:p>
      <text:p text:style-name="P4">
Type: Article</text:p>
      <!--METADATA-->
      <text:p text:style-name="P4">
<draw:frame draw:style-name="fr1" draw:name="Image208" text:anchor-type="as-char" svg:width="6.9236in" svg:height="3.956343in" draw:z-index="0">
<draw:image xlink:href="../Images/yкринформ/2023-04-13T19-44-48-03-00/630_360_1669892664-766.jpg" xlink:type="simple" xlink:show="embed" xlink:actuate="onLoad" draw:mime-type="image/jpeg"/>
</draw:frame>
Supports suggest that publishing a video with the execution of the Ukrainian military is part of the internal struggle of the Russian Federation.</text:p>
      <text:p text:style-name="P4">
This was stated by Deputy Minister of Defense Anna Malyar on the broadcasting of the only news, Ukrinform reports.</text:p>
      <text:p text:style-name="P4">
"Options why this video appeared now can be different. The first is what maybe they want to intimidate us, although it is very difficult to imagine what we can do we have passed after we have passed this year. The second is Perhaps the struggle within the Russian power elites. Now there is an assumption that representatives of the unit could do it. Perhaps this is the same and there is an internal -proof in the Russian Federation.</text:p>
      <text:p text:style-name="P4">
<text:span text:style-name="T4">
 Read also: </text:span>
 <text:a xlink:type="simple" xlink:href="https://www.ukrinform.ua/rubric-polytics/3695497-putin-nese-vidpovidalnist-za-zorstoku-stratu-ukrainskogo-vijskovogo-smigal.html" text:style-name="Internet_20_link" text:visited-style-name="Visited_20_Internet_20_Link">
</text:a>
Answering the question why the Russians in general remove similar sadistters, the deputy minister said that there may also be several variants. One of them, she said, is the report of the unit that the task was completed, and the second option is the people who implemented it, apparently, did not do it for the first time some pleasure and self -affirmation.</text:p>
      <text:p text:style-name="P4">
At the same time, the painter noted that it is very good that these crimes did not remain heated, because if it were not for this video, we would not have been learned with very likely and the guilty would not be punished.</text:p>
      <text:p text:style-name="P4">
"Thanks to this video there is an international level to condemn the people who have done this. It is very important how the world evaluates it. It is about aggression, crimes against humanity and genocide of the Ukrainian people. .</text:p>
      <text:p text:style-name="P4">
<text:span text:style-name="T4">
 Read also: </text:span>
 <text:a xlink:type="simple" xlink:href="https://www.ukrinform.ua/rubric-polytics/3695103-gensek-oon-u-zahu-vid-video-zi-stratou-ukrainskogo-polonenogo.html" text:style-name="Internet_20_link" text:visited-style-name="Visited_20_Internet_20_Link">
<text:span text:style-name="T4">
 video </text:span>
</text:a>
As it was reported, on the eve of the Internet there were videos on how the Russian heads are a Ukrainian prisoner of war. Law enforcement agencies take measures to identify the persons who have done this <text:a xlink:type="simple" xlink:href="https://www.ukrinform.ua/tag-zlocin" text:style-name="Internet_20_link" text:visited-style-name="Visited_20_Internet_20_Link">
</text:a>
 .</text:p>
      <text:p text:style-name="P4">
News Source: <text:a xlink:type="simple" xlink:href="https://www.ukrinform.ua/rubric-ato/3695577-pricinou-poavi-video-zi-stratou-vijskovogo-moze-buti-vnutrisna-borotba-v-rf-malar.html" text:style-name="Internet_20_link" text:visited-style-name="Visited_20_Internet_20_Link">
https://www.ukrinform.ua/rubric-ato/3695577-pricinou-poavi-video-zi-stratou-vijskovogo-moze-buti-vnutrisna-borotba-v-rf-malar.html</text:a>
</text:p>
      <!--NEWS-->
      <text:h text:style-name="P10" text:outline-level="1">
<text:span text:style-name="T4">
In Poland, the bus got into an accident, three Ukrainians were injured</text:span>
</text:h>
      <text:p text:style-name="P4">
Authors: Ukrinform (Person)</text:p>
      <text:p text:style-name="P4">
Publisher: Укринформ (Organization)</text:p>
      <text:p text:style-name="P4">
Published Time: 2023-04-13T19:47:00+03:00</text:p>
      <text:p text:style-name="P4">
Modified Time: 2023-04-13T19:47:00+03:00</text:p>
      <text:p text:style-name="P4">
Description: A passenger bus that carried out the route Ivano -Frankivsk - Poznan, on the night of April 13, got in an accident in the settlement of Elzbetin in the southwest of Poland. - Ukrinform.</text:p>
      <text:p text:style-name="P4">
Images: ["<text:a xlink:type="simple" xlink:href="https://static.ukrinform.com/photos/2023_04/thumb_files/630_360_1681404432-656.jpg" text:style-name="Internet_20_link" text:visited-style-name="Visited_20_Internet_20_Link">
630_360_16814...</text:a>
", "<text:a xlink:type="simple" xlink:href="https://static.ukrinform.com/photos/2023_04/1681404431-339.jpg" text:style-name="Internet_20_link" text:visited-style-name="Visited_20_Internet_20_Link">
1681404431-33...</text:a>
"]</text:p>
      <text:p text:style-name="P4">
Tags: ['ДТП', 'Польща', 'Поранені', 'Автобус']</text:p>
      <text:p text:style-name="P4">
Type: Article</text:p>
      <!--METADATA-->
      <text:p text:style-name="P4">
<draw:frame draw:style-name="fr1" draw:name="Image209" text:anchor-type="as-char" svg:width="6.9236in" svg:height="3.956343in" draw:z-index="0">
<draw:image xlink:href="../Images/yкринформ/2023-04-13T19-47-00-03-00/630_360_1681404432-656.jpg" xlink:type="simple" xlink:show="embed" xlink:actuate="onLoad" draw:mime-type="image/jpeg"/>
</draw:frame>
A passenger bus that carried out the route Ivano -Frankivsk - Poznan, on the night of April 13, got in an accident in the settlement of Polyzbetin in southwest Poland.</text:p>
      <text:p text:style-name="P4">
The Flixbus bus, which had 16 people, went to the ditch and overturned, as a result of which three citizens of Ukraine were injured and were taken to the hospital, Ukrinform reports with reference to <text:a xlink:type="simple" xlink:href="https://kielce.wyborcza.pl/kielce/7,47262,29657296,wypadek-autokaru-flixbus-kierowca-prawdopodobnie-chcial-uniknac.html" text:style-name="Internet_20_link" text:visited-style-name="Visited_20_Internet_20_Link">
</text:a>
.</text:p>
      <text:p text:style-name="P4">
The police spokesman in the city of Busko-Zdryui Tomash Pokivarsky noted that information about <text:a xlink:type="simple" xlink:href="https://www.ukrinform.ua/tag-dtp" text:style-name="Internet_20_link" text:visited-style-name="Visited_20_Internet_20_Link">
</text:a>
was received about six in the morning(Kyiv time). Аварія сталася на дорозі національного значення №73 вEлжбеціні.</text:p>
      <text:p text:style-name="P4">
<draw:frame draw:style-name="fr1" draw:name="Image210" text:anchor-type="as-char" svg:width="6.9236in" svg:height="6.9236in" draw:z-index="0">
<draw:image xlink:href="../Images/yкринформ/2023-04-13T19-47-00-03-00/1681404431-339.jpg" xlink:type="simple" xlink:show="embed" xlink:actuate="onLoad" draw:mime-type="image/jpeg"/>
</draw:frame>
The probable cause of an accident was the desire of the driver to avoid a collision with a robbery, which time was running. But he left the road and spilled over.</text:p>
      <text:p text:style-name="P4">
According to police, 16 people traveled by a bus traveling through Lviv, Rzeszow, Kielce and Lodz. All are citizens of Ukraine. As a result, a person was injured, three people were taken to the hospital.</text:p>
      <text:p text:style-name="P4">
<text:span text:style-name="T4">
 Read also: </text:span>
 <text:a xlink:type="simple" xlink:href="https://www.ukrinform.ua/rubric-regions/3695012-na-lvivsini-stalas-potrijna-dtp-e-zagiblij-ta-poraneni.html" text:style-name="Internet_20_link" text:visited-style-name="Visited_20_Internet_20_Link">
<text:span text:style-name="T4">
 accident </text:span>
</text:a>
Both bus drivers were sober.</text:p>
      <text:p text:style-name="P4">
For a while, the movement on this cut was limited.</text:p>
      <text:p text:style-name="P4">
As reported, <text:a xlink:type="simple" xlink:href="https://www.ukrinform.ua/rubric-world/3694545-u-polsi-v-dtp-z-mikroavtobusami-postrazdali-dvoe-ukrainciv.html" text:style-name="Internet_20_link" text:visited-style-name="Visited_20_Internet_20_Link">
</text:a>
in which the Ukrainians were. Two were injured.  Photo: wyborcza.pl</text:p>
      <text:p text:style-name="P4">
News Source: <text:a xlink:type="simple" xlink:href="https://www.ukrinform.ua/rubric-society/3695581-u-polsi-avtobus-potrapiv-u-dtp-postrazdali-troe-ukrainciv.html" text:style-name="Internet_20_link" text:visited-style-name="Visited_20_Internet_20_Link">
https://www.ukrinform.ua/rubric-society/3695581-u-polsi-avtobus-potrapiv-u-dtp-postrazdali-troe-ukrainciv.html</text:a>
</text:p>
      <!--NEWS-->
      <text:h text:style-name="P10" text:outline-level="1">
<text:span text:style-name="T4">
Zelensky: Ukrainian OPC can do everything from shells and missiles to artillery and drones</text:span>
</text:h>
      <text:p text:style-name="P4">
Authors: Ukrinform (Person)</text:p>
      <text:p text:style-name="P4">
Publisher: Укринформ (Organization)</text:p>
      <text:p text:style-name="P4">
Published Time: 2023-04-13T19:49:00+03:00</text:p>
      <text:p text:style-name="P4">
Modified Time: 2023-04-13T19:49:00+03:00</text:p>
      <text:p text:style-name="P4">
Description: President of Ukraine Volodymyr Zelensky believes in the strong development of the domestic defense -industrial complex, which is now capable of producing everything for Ukraine - from shells and missiles to artillery and drones. - Ukrinform.</text:p>
      <text:p text:style-name="P4">
Images: ["<text:a xlink:type="simple" xlink:href="https://static.ukrinform.com/photos/2023_02/thumb_files/630_360_1677264924-906.jpg" text:style-name="Internet_20_link" text:visited-style-name="Visited_20_Internet_20_Link">
630_360_16772...</text:a>
"]</text:p>
      <text:p text:style-name="P4">
Tags: ['Ракета', 'Зеленський', 'ОПК', 'Війна з росією', 'Артилерія']</text:p>
      <text:p text:style-name="P4">
Type: Article</text:p>
      <!--METADATA-->
      <text:p text:style-name="P4">
<draw:frame draw:style-name="fr1" draw:name="Image211" text:anchor-type="as-char" svg:width="6.9236in" svg:height="3.956343in" draw:z-index="0">
<draw:image xlink:href="../Images/yкринформ/2023-04-13T19-49-00-03-00/630_360_1677264924-906.jpg" xlink:type="simple" xlink:show="embed" xlink:actuate="onLoad" draw:mime-type="image/jpeg"/>
</draw:frame>
President of Ukraine Volodymyr Zelensky believes in the strong development of the domestic defense -industrial complex, which is now capable of producing everything for Ukraine - settlers and missiles for artillery and drones.</text:p>
      <text:p text:style-name="P4">
The head of state told about it in <text:a xlink:type="simple" xlink:href="https://t.me/V_Zelenskiy_official/5841" text:style-name="Internet_20_link" text:visited-style-name="Visited_20_Internet_20_Link">
</text:a>
Recalling that the day of the OPC workers is first determined today, Ukrinform reports.</text:p>
      <text:p text:style-name="P4">
"Today in the Mariinsky Palace, where we always honor those who have most dug up for the Ukrainian state, the day of our OPC workers was celebrated for the first Ukrainian weapons, Ukrainian shells, Ukrainian equipment. Who creates our missiles that so clearly showed themselves in the Black Sea waters a year ago, on April 13, when the naval path of the Russian Black Sea flagship stopped. These are people who create our guns - 155 millimeters, which Now on the battlefield and for which we hear only positive feedback from our bullies and… it is clear what "feedback" of the occupier, " - said <text:a xlink:type="simple" xlink:href="https://www.ukrinform.ua/tag-zelenskij" text:style-name="Internet_20_link" text:visited-style-name="Visited_20_Internet_20_Link">
</text:a>
.</text:p>
      <text:p text:style-name="P4">
Source: <text:a xlink:type="simple" xlink:href="https://www.youtube.com/redirect" text:style-name="Internet_20_link" text:visited-style-name="Visited_20_Internet_20_Link">
</text:a>
<text:span text:style-name="T4">
 Read also: </text:span>
 <text:a xlink:type="simple" xlink:href="https://www.ukrinform.ua/rubric-society/3695536-zelenskij-vruciv-nagorodi-predstavnikam-oboronnopromislovogo-kompleksu.html" text:style-name="Internet_20_link" text:visited-style-name="Visited_20_Internet_20_Link">
</text:a>
According to him, of course, it is impossible to talk about most of the entities that have been achieved on our weapons and our own Ukrainian wanders, but to our country, the whole society is for anything to be grateful to Timprofessionals, which protect and develop our defense and industrial complex. " They are able to do everything for Ukraine - from the projectile to the rocket, from the artillery of the elegant, " - the President emphasized.</text:p>
      <text:p text:style-name="P4">
<text:span text:style-name="T4">
 Read also: </text:span>
 <text:a xlink:type="simple" xlink:href="https://www.ukrinform.ua/rubric-other_news/3695569-zelenskij-proviv-vijskovij-kabinet-obgovorili-upravlinna-peredovou.html" text:style-name="Internet_20_link" text:visited-style-name="Visited_20_Internet_20_Link">
<text:span text:style-name="T4">
 Zelensky </text:span>
</text:a>
</text:p>
      <text:p text:style-name="P4">
As reported by Ukrinform, President Volodymyr Zelenskyy signed a decree of the Deviation Devary on April 13.</text:p>
      <text:p text:style-name="P4">
<text:span text:style-name="T5">
Foto: op</text:span>
</text:p>
      <text:p text:style-name="P4">
News Source: <text:a xlink:type="simple" xlink:href="https://www.ukrinform.ua/rubric-economy/3695586-zelenskij-ukrainskij-opk-moze-robiti-use-vid-snaradiv-i-raket-do-artilerii-j-bezpilotnikiv.html" text:style-name="Internet_20_link" text:visited-style-name="Visited_20_Internet_20_Link">
https://www.ukrinform.ua/rubric-economy/3695586-zelenskij-ukrainskij-opk-moze-robiti-use-vid-snaradiv-i-raket-do-artilerii-j-bezpilotnikiv.html</text:a>
</text:p>
      <!--NEWS-->
      <text:h text:style-name="P10" text:outline-level="1">
<text:span text:style-name="T4">
Arma prepares for sale arrested ore Russian oligarch</text:span>
</text:h>
      <text:p text:style-name="P4">
Authors: Ukrinform (Person)</text:p>
      <text:p text:style-name="P4">
Publisher: Укринформ (Organization)</text:p>
      <text:p text:style-name="P4">
Published Time: 2023-04-13T19:50:45+03:00</text:p>
      <text:p text:style-name="P4">
Modified Time: 2023-04-13T19:50:45+03:00</text:p>
      <text:p text:style-name="P4">
Description: The National Agency for Detection, Investigation and Management of Assets received from corruption and other crimes (ARMA) prepares for the sale of arrested iron ore production of the Lebedinsky Mining and Processing Plant, which belongs to the Russian oligarch Usmanov. - Ukrinform.</text:p>
      <text:p text:style-name="P4">
Images: ["<text:a xlink:type="simple" xlink:href="https://static.ukrinform.com/photos/2023_04/thumb_files/630_360_1681404611-657.jpg" text:style-name="Internet_20_link" text:visited-style-name="Visited_20_Internet_20_Link">
630_360_16814...</text:a>
"]</text:p>
      <text:p text:style-name="P4">
Tags: ['Гроші', 'АРМА', 'Олігархи']</text:p>
      <text:p text:style-name="P4">
Type: Article</text:p>
      <!--METADATA-->
      <text:p text:style-name="P4">
<draw:frame draw:style-name="fr1" draw:name="Image212" text:anchor-type="as-char" svg:width="6.9236in" svg:height="3.956343in" draw:z-index="0">
<draw:image xlink:href="../Images/yкринформ/2023-04-13T19-50-45-03-00/630_360_1681404611-657.jpg" xlink:type="simple" xlink:show="embed" xlink:actuate="onLoad" draw:mime-type="image/jpeg"/>
</draw:frame>
National Agency for Detecting, Investigation and Asset Management received from corruption and other crimes(Arma)Prepares for the sale of the arrested iron ore production of the Lebedinsky Mining and Processing Combine, which belongs to the Russian oligarch Usmanov.</text:p>
      <text:p text:style-name="P4">
This was reported by the press service <text:a xlink:type="simple" xlink:href="https://arma.gov.ua/news/typical/arma-gotue-do-prodaju-areshtovanu-zaliznu-rudu-rosiyskogo-oligarha" text:style-name="Internet_20_link" text:visited-style-name="Visited_20_Internet_20_Link">
</text:a>
, reports Ukrinform.</text:p>
      <text:p text:style-name="P4">
“The ARMA workers conducted an inspection and prepared for the sale of arrested Railway, located in the port of Southern. In particular, the agency's experts examined in warehouses of iron ore briquettes of the Swan Mining and Processing Plant, which belongs to the Russian oligarch Alisherusmanov, ”the message reads.</text:p>
      <text:p text:style-name="P4">
It is emphasized that the property was delivered to the port with the use of the Customs Regist "Transit" for the accumulation of a ship party for the purpose of further transportation to <text:a xlink:type="simple" xlink:href="https://www.ukrinform.ua/tag-kitaj" text:style-name="Internet_20_link" text:visited-style-name="Visited_20_Internet_20_Link">
</text:a>
People's Republic.</text:p>
      <text:p text:style-name="P4">
The experts of the National Agency also carried out an overview of the production coils transferred for the sale of the Mikhailovsky GOK, which are also placed by the customs control of the State Enterprise "Izmail Marine Trade Port".</text:p>
      <text:p text:style-name="P4">
<text:span text:style-name="T4">
 Read also: </text:span>
 <text:a xlink:type="simple" xlink:href="https://www.ukrinform.ua/rubric-economy/3694412-arma-za-misac-rozsukalo-aktiviv-majze-na-13-milarda.html" text:style-name="Internet_20_link" text:visited-style-name="Visited_20_Internet_20_Link">
<text:span text:style-name="T4">
 ARMA </text:span>
</text:a>
As noted in the institution, assets are stored in different warehouses and sites and are currently unknown.</text:p>
      <text:p text:style-name="P4">
According to the results of the inspection of property, the ARMA gathered the necessary information that will be used in the asset estimate. At the moment, the National Security is taking measures to transfer the specified property to the sale of the trading platform, defined the order of competitive selection.</text:p>
      <text:p text:style-name="P4">
It was reported that 166 thousand tons of iron ore were transferred to the ARMA department in the ARMA Department with an approximate value of UAH 1,8mlrd, which is the property of a foreign company.</text:p>
      <text:p text:style-name="P4">
<text:span text:style-name="T5">
Foto: arma</text:span>
</text:p>
      <text:p text:style-name="P4">
News Source: <text:a xlink:type="simple" xlink:href="https://www.ukrinform.ua/rubric-economy/3695580-arma-gotue-do-prodazu-arestovanu-rudu-rosijskogo-oligarha.html" text:style-name="Internet_20_link" text:visited-style-name="Visited_20_Internet_20_Link">
https://www.ukrinform.ua/rubric-economy/3695580-arma-gotue-do-prodazu-arestovanu-rudu-rosijskogo-oligarha.html</text:a>
</text:p>
      <!--NEWS-->
      <text:h text:style-name="P10" text:outline-level="1">
<text:span text:style-name="T4">
Romanchuk won the first Olympic license in swimming for Ukraine for games in Paris</text:span>
</text:h>
      <text:p text:style-name="P4">
Authors: Ukrinform (Person)</text:p>
      <text:p text:style-name="P4">
Publisher: Укринформ (Organization)</text:p>
      <text:p text:style-name="P4">
Published Time: 2023-04-13T19:59:00+03:00</text:p>
      <text:p text:style-name="P4">
Modified Time: 2023-04-13T19:59:00+03:00</text:p>
      <text:p text:style-name="P4">
Description: The Ukrainian showed the fourth result at the finish line. - Ukrinform.</text:p>
      <text:p text:style-name="P4">
Images: ["<text:a xlink:type="simple" xlink:href="https://static.ukrinform.com/photos/2023_04/thumb_files/630_360_1681405114-494.jpg" text:style-name="Internet_20_link" text:visited-style-name="Visited_20_Internet_20_Link">
630_360_16814...</text:a>
"]</text:p>
      <text:p text:style-name="P4">
Tags: ['Романчук', 'плавання']</text:p>
      <text:p text:style-name="P4">
Type: Article</text:p>
      <!--METADATA-->
      <text:p text:style-name="P4">
<draw:frame draw:style-name="fr1" draw:name="Image213" text:anchor-type="as-char" svg:width="6.9236in" svg:height="3.956343in" draw:z-index="0">
<draw:image xlink:href="../Images/yкринформ/2023-04-13T19-59-00-03-00/630_360_1681405114-494.jpg" xlink:type="simple" xlink:show="embed" xlink:actuate="onLoad" draw:mime-type="image/jpeg"/>
</draw:frame>
Ukrainian finishes showed the fourth result.</text:p>
      <text:p text:style-name="P4">
Ukraine has won the first Olympic license for Paris Games in Swimming, <text:a xlink:type="simple" xlink:href="https://suspilne.media/445116-mihajlo-romancuk-vikonav-olimpijskij-normativ-na-distancii-400-m-vilnim-stilem-ce-persa-licenzia-ukraini-u-plavanni/" text:style-name="Internet_20_link" text:visited-style-name="Visited_20_Internet_20_Link">
</text:a>
Public sports, Ukrinform reports.</text:p>
      <text:p text:style-name="P4">
At the Stockholm Open tournament, a Ukrainian was able to fulfill the standard(3: 46.78 min)400 meters of free style, overcoming it in 3: 46.68 min.</text:p>
      <text:p text:style-name="P4">
This is Ukraine's first license in sailing in Paris-2024. It is also the first successful Olympic qualification of Romanchuk at a distance of 400 meter -style. At the games in 2016 and 2020 he did not compete in it.</text:p>
      <text:p text:style-name="P4">
<text:span text:style-name="T4">
 Read also: </text:span>
 <text:a xlink:type="simple" xlink:href="https://www.ukrinform.ua/rubric-sports/3694466-romancuk-na-turnir-u-stokgolmi-idu-za-olimpijskou-licenzieu.html" text:style-name="Internet_20_link" text:visited-style-name="Visited_20_Internet_20_Link">
<text:span text:style-name="T4">
 Romanchuk </text:span>
</text:a>
According to Ukrinform, at the Olympic Games in Tokyo Romanchuk won silver at 1500 meters, as well as "bronze" at 800 meters.</text:p>
      <text:p text:style-name="P4">
Photo: Getty Image</text:p>
      <text:p text:style-name="P4">
News Source: <text:a xlink:type="simple" xlink:href="https://www.ukrinform.ua/rubric-sports/3695585-romancuk-zdobuv-persu-olimpijsku-licenziu-u-plavanni-dla-ukraini-na-igri-v-parizi.html" text:style-name="Internet_20_link" text:visited-style-name="Visited_20_Internet_20_Link">
https://www.ukrinform.ua/rubric-sports/3695585-romancuk-zdobuv-persu-olimpijsku-licenziu-u-plavanni-dla-ukraini-na-igri-v-parizi.html</text:a>
</text:p>
      <!--NEWS-->
      <text:h text:style-name="P10" text:outline-level="1">
<text:span text:style-name="T4">
Russian troops fired at Nikopol region three times, there is a destruction</text:span>
</text:h>
      <text:p text:style-name="P4">
Authors: Ukrinform (Person)</text:p>
      <text:p text:style-name="P4">
Publisher: Укринформ (Organization)</text:p>
      <text:p text:style-name="P4">
Published Time: 2023-04-13T19:59:54+03:00</text:p>
      <text:p text:style-name="P4">
Modified Time: 2023-04-13T19:59:54+03:00</text:p>
      <text:p text:style-name="P4">
Description: The Russian military fired at Nikopol, Pokrovsk and Chervonohrigor communities three times a day. - Ukrinform.</text:p>
      <text:p text:style-name="P4">
Images: ["<text:a xlink:type="simple" xlink:href="https://static.ukrinform.com/photos/2023_04/thumb_files/630_360_1681404909-673.jpeg" text:style-name="Internet_20_link" text:visited-style-name="Visited_20_Internet_20_Link">
630_360_16814...</text:a>
", "<text:a xlink:type="simple" xlink:href="https://static.ukrinform.com/photos/2023_04/1681404907-190.jpeg" text:style-name="Internet_20_link" text:visited-style-name="Visited_20_Internet_20_Link">
1681404907-19...</text:a>
", "<text:a xlink:type="simple" xlink:href="https://static.ukrinform.com/photos/2023_04/1681404908-273.jpeg" text:style-name="Internet_20_link" text:visited-style-name="Visited_20_Internet_20_Link">
1681404908-27...</text:a>
", "<text:a xlink:type="simple" xlink:href="https://static.ukrinform.com/photos/2023_04/1681404908-154.jpeg" text:style-name="Internet_20_link" text:visited-style-name="Visited_20_Internet_20_Link">
1681404908-15...</text:a>
"]</text:p>
      <text:p text:style-name="P4">
Tags: ['Дніпропетровщина', 'Нікополь', 'Обстріл', 'Війна з росією']</text:p>
      <text:p text:style-name="P4">
Type: Article</text:p>
      <!--METADATA-->
      <text:p text:style-name="P4">
<draw:frame draw:style-name="fr1" draw:name="Image214" text:anchor-type="as-char" svg:width="6.9236in" svg:height="3.956343in" draw:z-index="0">
<draw:image xlink:href="../Images/yкринформ/2023-04-13T19-59-54-03-00/630_360_1681404909-673.jpeg" xlink:type="simple" xlink:show="embed" xlink:actuate="onLoad" draw:mime-type="image/jpeg"/>
</draw:frame>
The Russian -owned Russian three times a day fired at Nikopol, Pokrovsk and Chervono -Grigorivski.</text:p>
      <text:p text:style-name="P4">
About it in <text:a xlink:type="simple" xlink:href="https://t.me/dnipropetrovskaODA/4107" text:style-name="Internet_20_link" text:visited-style-name="Visited_20_Internet_20_Link">
</text:a>
Informs the Chief -Propetrovsk Ova Sergei Lisak, Ukrinform reports.</text:p>
      <text:p text:style-name="P4">
"For a day - three shelling. From heavy artillery, the enemy was killed in Nikopol, Pokrovskaya and Chervonohrigor communities. There is destruction," - it is said.</text:p>
      <text:p text:style-name="P4">
<draw:frame draw:style-name="fr1" draw:name="Image215" text:anchor-type="as-char" svg:width="6.9236in" svg:height="5.1927in" draw:z-index="0">
<draw:image xlink:href="../Images/yкринформ/2023-04-13T19-59-54-03-00/1681404907-190.jpeg" xlink:type="simple" xlink:show="embed" xlink:actuate="onLoad" draw:mime-type="image/jpeg"/>
</draw:frame>
<draw:frame draw:style-name="fr1" draw:name="Image216" text:anchor-type="as-char" svg:width="6.9236in" svg:height="4.077231in" draw:z-index="0">
<draw:image xlink:href="../Images/yкринформ/2023-04-13T19-59-54-03-00/1681404908-273.jpeg" xlink:type="simple" xlink:show="embed" xlink:actuate="onLoad" draw:mime-type="image/jpeg"/>
</draw:frame>
It is noted that the agricultural enterprise suffered serious damage. The five -storey building, 11 private buildings and 9 farm structures, 2 gas pipelines and 3 power lines were damaged.</text:p>
      <text:p text:style-name="P4">
<draw:frame draw:style-name="fr1" draw:name="Image217" text:anchor-type="as-char" svg:width="6.9236in" svg:height="4.077231in" draw:z-index="0">
<draw:image xlink:href="../Images/yкринформ/2023-04-13T19-59-54-03-00/1681404908-273.jpeg" xlink:type="simple" xlink:show="embed" xlink:actuate="onLoad" draw:mime-type="image/jpeg"/>
</draw:frame>
<draw:frame draw:style-name="fr1" draw:name="Image218" text:anchor-type="as-char" svg:width="6.9236in" svg:height="5.1927in" draw:z-index="0">
<draw:image xlink:href="../Images/yкринформ/2023-04-13T19-59-54-03-00/1681404908-154.jpeg" xlink:type="simple" xlink:show="embed" xlink:actuate="onLoad" draw:mime-type="image/jpeg"/>
</draw:frame>
People were not injured.</text:p>
      <text:p text:style-name="P4">
As reported by Ukrinform, the Russian army per day made <text:a xlink:type="simple" xlink:href="https://www.ukrinform.ua/rubric-regions/3695245-rosiani-za-dobu-atakuvali-devat-oblastej-ukraini-zvedenna-ova.html" text:style-name="Internet_20_link" text:visited-style-name="Visited_20_Internet_20_Link">
</text:a>
, there are killed and injured civilians.</text:p>
      <text:p text:style-name="P4">
Photo: Sergey Lisak</text:p>
      <text:p text:style-name="P4">
News Source: <text:a xlink:type="simple" xlink:href="https://www.ukrinform.ua/rubric-ato/3695587-vijska-rf-trici-obstrilali-nikopolsinu-e-rujnuvanna.html" text:style-name="Internet_20_link" text:visited-style-name="Visited_20_Internet_20_Link">
https://www.ukrinform.ua/rubric-ato/3695587-vijska-rf-trici-obstrilali-nikopolsinu-e-rujnuvanna.html</text:a>
</text:p>
      <!--NEWS-->
      <text:h text:style-name="P10" text:outline-level="1">
<text:span text:style-name="T4">
Exactly a year ago, the Navy of the Armed Forces rewrite the age-old history-Alexei Reznikov</text:span>
</text:h>
      <text:p text:style-name="P4">
Author: ['АРМІЯINFORM']</text:p>
      <text:p text:style-name="P4">
Time: 2023-04-13T20:00:00-04:00</text:p>
      <text:p text:style-name="P4">
Description: At the impact of Ukrainian missiles “Neptune” Bulo Bulla is balanced by that “Russian militar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0923509_3472349713041630_8580056637537206316_n.jpg" text:style-name="Internet_20_link" text:visited-style-name="Visited_20_Internet_20_Link">
340923509_3472349713041630_8580056637537206316_n.jpg</text:a>
']</text:p>
      <text:p text:style-name="P4">
Tags: ['STOPRUSSIA', 'ВМС ЗСУ', 'ОЛЕКСІЙ РЕЗНІКОВ']</text:p>
      <text:p text:style-name="P4">
Category: News</text:p>
      <!--METADATA-->
      <text:p text:style-name="P4">
<draw:frame draw:style-name="fr1" draw:name="Image219" text:anchor-type="as-char" svg:width="6.9236in" svg:height="4.183008in" draw:z-index="0">
<draw:image xlink:href="../Images/AРМІЯINFORM/2023-04-13T20-00-00-04-00/340923509_3472349713041630_8580056637537206316_n.jpg" xlink:type="simple" xlink:show="embed" xlink:actuate="onLoad" draw:mime-type="image/jpeg"/>
</draw:frame>
The same "Neptune" rockets of Ukrainian missiles were affected by the same "Russian ship" - the flagship of the Black Sea Fleet of the Russian Moscow missile cruiser, which drown the next day.</text:p>
      <text:p text:style-name="P4">
Mood of annual antiquity <text:a xlink:type="simple" xlink:href="https://www.facebook.com/reznikovoleksii/posts/pfbid02XwZfGTxYvW4kajJJTf1bqayNLh9P4gWW4NMAmC7Hew6TrJGoqGJgEXXe5oYRKiQrl" text:style-name="Internet_20_link" text:visited-style-name="Visited_20_Internet_20_Link">
remembered</text:a>
Minister of Defense of Ukraine Alexei Reznikov.</text:p>
      <text:p text:style-name="P4">
“The event was so inspiring and incredible at the same time that many seemed to be true. After all, Russia has lost its flagship of overpayment ago, ”he said.</text:p>
      <text:p text:style-name="P4">
Our warriors, according to Alexei Reznikov, made it seemingly impossible. It changed the course of history. Because the chain reaction began. It was the last day of the Russian fleet on the Black Sea.</text:p>
      <text:p text:style-name="P4">
"<text:span text:style-name="T4">
 first </text:span>
, the successful use of Ukrainian missiles at such a distance has convinced partners that there is no point in delaying the transfer of Harpoon missiles.</text:p>
      <text:p text:style-name="P4">
*!As a result, this led to the escape invaders from the island of Snake, which they called "a gesture of goodwill."</text:p>
      <text:p text:style-name="P4">
<text:span text:style-name="T4">
 Third </text:span>
, the release of the snake made it possible to open a "grain corridor". Our products were worldly supported, Ukraine has received resources for defense. If it was not possible to make Moscow, it would be impossible to achieve this result.</text:p>
      <text:p text:style-name="P4">
As a result, the Russian fleet is forced to hide south and east of the Crimea. Kremliv's dreams of landing in Odessa remained in the past. Now the Russians can be cowardly firing civilians from the air, ” - said the Glava of the Defense Office of Ukraine.</text:p>
      <text:p text:style-name="P4">
Alexei Reznikov summed up: the main conclusion from this story is our country and to decide how to protect it. Even if someone still cares about Kreml's face.</text:p>
      <text:p text:style-name="P4">
“It is proven in combat that Made in Ukraine weapons are able to cope with more acquired tasks and protect on level with the best partner development. The development of the Ukrainian MIC is a priority because it is an element of our respectiveness.</text:p>
      <text:p text:style-name="P4">
Our success on the battlefield is the key to what they will support us, ” - he is convinced.</text:p>
      <text:p text:style-name="P4">
So now the most important thing, as the head of the Ministry of Defense of Ukraine noted, is to support our defenders and defenders, to maintain unity, step by step to the goal. Victory is inevitable.</text:p>
      <text:p text:style-name="P4">
News Source: <text:a xlink:type="simple" xlink:href="https://armyinform.com.ua/2023/04/13/rivno-rik-tomu-vijskovo-morski-syly-zsu-perepysaly-vikovu-istoriyu-oleksij-reznikov/" text:style-name="Internet_20_link" text:visited-style-name="Visited_20_Internet_20_Link">
https://armyinform.com.ua/2023/04/13/rivno-rik-tomu-vijskovo-morski-syly-zsu-perepysaly-vikovu-istoriyu-oleksij-reznikov/</text:a>
</text:p>
      <!--NEWS-->
      <text:h text:style-name="P10" text:outline-level="1">
<text:span text:style-name="T4">
Shmigal thanked Poland for the support of Ukraine and the MiG-29 fighters</text:span>
</text:h>
      <text:p text:style-name="P4">
Authors: Ukrinform (Person)</text:p>
      <text:p text:style-name="P4">
Publisher: Укринформ (Organization)</text:p>
      <text:p text:style-name="P4">
Published Time: 2023-04-13T20:10:00+03:00</text:p>
      <text:p text:style-name="P4">
Modified Time: 2023-04-13T20:10:00+03:00</text:p>
      <text:p text:style-name="P4">
Description: Prime Minister of Ukraine Denis Shmigal thanked the Prime Minister of Poland Mateusz Moravtsky and all the Polish people for support that the country provides our country and for his willingness to give a party of MiG-29 aircraft. - Ukrinform.</text:p>
      <text:p text:style-name="P4">
Images: ["<text:a xlink:type="simple" xlink:href="https://static.ukrinform.com/photos/2023_04/thumb_files/630_360_1681405897-475.jpeg" text:style-name="Internet_20_link" text:visited-style-name="Visited_20_Internet_20_Link">
630_360_16814...</text:a>
"]</text:p>
      <text:p text:style-name="P4">
Tags: ['Польща', 'Моравецький', 'Винищувач', 'Шмигаль', 'Війна з росією']</text:p>
      <text:p text:style-name="P4">
Type: Article</text:p>
      <!--METADATA-->
      <text:p text:style-name="P4">
<draw:frame draw:style-name="fr1" draw:name="Image220" text:anchor-type="as-char" svg:width="6.9236in" svg:height="3.956343in" draw:z-index="0">
<draw:image xlink:href="../Images/yкринформ/2023-04-13T20-10-00-03-00/630_360_1681405897-475.jpeg" xlink:type="simple" xlink:show="embed" xlink:actuate="onLoad" draw:mime-type="image/jpeg"/>
</draw:frame>
Prime Minister of Ukraine Denis Shmigal thanked the Prime Minister of Poland Mateusha Moravtsky and all the Polish people for support that the country provides our country and for his willingness to give a aircraft aircraft-29.</text:p>
      <text:p text:style-name="P4">
The head of government wrote about it in <text:a xlink:type="simple" xlink:href="https://twitter.com/Denys_Shmyhal/status/1646552271369404430" text:style-name="Internet_20_link" text:visited-style-name="Visited_20_Internet_20_Link">
</text:a>
, reports Ukrinform.</text:p>
      <text:p text:style-name="P4">
"In Washington, a meeting with a friend of Ukraine, with Mateusha Moravetsky was held. He personally dressed the premiere and all the Polish people for supporting that <text:a xlink:type="simple" xlink:href="https://www.ukrinform.ua/tag-polsa" text:style-name="Internet_20_link" text:visited-style-name="Visited_20_Internet_20_Link">
</text:a>
initiates for the victory of Ukraine. We form a "fighter coalition". We are waiting for the MiG -29 from Poland, "Shmigal said.</text:p>
      <text:p text:style-name="P4">
<text:span text:style-name="T4">
 Read also: </text:span>
 <text:a xlink:type="simple" xlink:href="https://www.ukrinform.ua/rubric-ato/3695024-smigal-zustrivsa-z-glavou-pentagona-j-zaklikav-ssa-nadati-litaki.html" text:style-name="Internet_20_link" text:visited-style-name="Visited_20_Internet_20_Link">
</text:a>
As reported by Ukrinform, in Washington, Polish Prime Minister Mateush <text:a xlink:type="simple" xlink:href="https://www.ukrinform.ua/rubric-ato/3695562-polsa-peredae-ukraini-cergovu-partiu-mig29-moraveckij.html" text:style-name="Internet_20_link" text:visited-style-name="Visited_20_Internet_20_Link">
</text:a>
</text:p>
      <text:p text:style-name="P4">
<text:a xlink:type="simple" xlink:href="https://www.ukrinform.ua/rubric-ato/3695533-berlin-dozvoliv-polsi-peredati-ukraini-vinisuvaci-mig29-spiegel.html" text:style-name="Internet_20_link" text:visited-style-name="Visited_20_Internet_20_Link">
 </text:a>
for export from the Ukrainian agents MiG-29 from the warehouses of the former GDR.</text:p>
      <text:p text:style-name="P4">
<text:span text:style-name="T5">
Foto: Twitter Denis Shmigal</text:span>
</text:p>
      <text:p text:style-name="P4">
News Source: <text:a xlink:type="simple" xlink:href="https://www.ukrinform.ua/rubric-ato/3695591-smigal-podakuvav-polsi-za-pidtrimku-ukraini-ta-vinisuvaci-mig29.html" text:style-name="Internet_20_link" text:visited-style-name="Visited_20_Internet_20_Link">
https://www.ukrinform.ua/rubric-ato/3695591-smigal-podakuvav-polsi-za-pidtrimku-ukraini-ta-vinisuvaci-mig29.html</text:a>
</text:p>
      <!--NEWS-->
      <text:h text:style-name="P10" text:outline-level="1">
<text:span text:style-name="T4">
Russia voluntarily will not give up war in Ukraine - Moravtsky</text:span>
</text:h>
      <text:p text:style-name="P4">
Authors: Ukrinform (Person)</text:p>
      <text:p text:style-name="P4">
Publisher: Укринформ (Organization)</text:p>
      <text:p text:style-name="P4">
Published Time: 2023-04-13T20:12:00+03:00</text:p>
      <text:p text:style-name="P4">
Modified Time: 2023-04-13T20:12:00+03:00</text:p>
      <text:p text:style-name="P4">
Description: Russia does not draw conclusions from failure on the battlefield in Ukraine and does not intend to stop its aggressive war. - Ukrinform.</text:p>
      <text:p text:style-name="P4">
Images: ["<text:a xlink:type="simple" xlink:href="https://static.ukrinform.com/photos/2022_11/thumb_files/630_360_1669454872-285.jpg" text:style-name="Internet_20_link" text:visited-style-name="Visited_20_Internet_20_Link">
630_360_16694...</text:a>
"]</text:p>
      <text:p text:style-name="P4">
Tags: ['Польща', 'Україна', 'росія', 'Війна', 'Моравецький']</text:p>
      <text:p text:style-name="P4">
Type: Article</text:p>
      <!--METADATA-->
      <text:p text:style-name="P4">
<draw:frame draw:style-name="fr1" draw:name="Image221" text:anchor-type="as-char" svg:width="6.9236in" svg:height="3.956343in" draw:z-index="0">
<draw:image xlink:href="../Images/yкринформ/2023-04-13T20-12-00-03-00/630_360_1669454872-285.jpg" xlink:type="simple" xlink:show="embed" xlink:actuate="onLoad" draw:mime-type="image/jpeg"/>
</draw:frame>
Russia will not make conclusions from the failure on the battlefield in Ukraine and does not intend to stop the aggressive war.</text:p>
      <text:p text:style-name="P4">
According to Ukrinform correspondent, this opinion was expressed by Prime Minister Mateusz Moravtsky during a speech at Atlantic Counssil in Washington.</text:p>
      <text:p text:style-name="P4">
“Do not expect that the Russians will draw conclusions from their failures on the battlefield and may be abandoned. I am pessimistic about this. I get sick that it is possible in the near future, ”Moracevtsky said.</text:p>
      <text:p text:style-name="P4">
In his opinion, Russia's main purpose in this war is the "destruction of Ukraine". "It is necessary to ensure that Ukraine could not be the foundation to strengthen the eating," the Prime Minister of Poland said.</text:p>
      <text:p text:style-name="P4">
<text:span text:style-name="T4">
 Read also: </text:span>
 <text:a xlink:type="simple" xlink:href="https://www.ukrinform.ua/rubric-world/3695403-vijna-rf-proti-ukraini-zminila-poradok-bezpeki-vstanovlenij-oon-u-1945-roci-minoboroni-moldovi.html" text:style-name="Internet_20_link" text:visited-style-name="Visited_20_Internet_20_Link">
<text:span text:style-name="T4">
 wars </text:span>
</text:a>
Moravetsky added that "this desire is most likely to share communist China." "This is another aspect that brings together two superpowers, even if Russia has become a junior partner in this union in recent years," summed up the Polish government.</text:p>
      <text:p text:style-name="P4">
As it was reported, in the General Staff <text:a xlink:type="simple" xlink:href="https://www.ukrinform.ua/tag-zsu" text:style-name="Internet_20_link" text:visited-style-name="Visited_20_Internet_20_Link">
</text:a>
It is predicted that Russia will increase the qualitative indicators of its troops during the spring and summer period, will continue to form strategic reserves to the borders of Ukraine, and can continue to carry out the cultivated mobilization of the population. https://www.ukrinform.ua/rubric-ato/3695327-rf-prodovzit-formvati-strategicni-rezervi-ta-erekidatime-th-do-krainiv-krainiv-kraini</text:p>
      <text:p text:style-name="P4">
News Source: <text:a xlink:type="simple" xlink:href="https://www.ukrinform.ua/rubric-ato/3695593-rosia-dobrovilno-ne-vidmovitsa-vid-vijni-v-ukraini-moraveckij.html" text:style-name="Internet_20_link" text:visited-style-name="Visited_20_Internet_20_Link">
https://www.ukrinform.ua/rubric-ato/3695593-rosia-dobrovilno-ne-vidmovitsa-vid-vijni-v-ukraini-moraveckij.html</text:a>
</text:p>
      <!--NEWS-->
      <text:h text:style-name="P10" text:outline-level="1">
<text:span text:style-name="T4">
Paratroopers, artillerymen, marines: Zelensky noted 349 military awards</text:span>
</text:h>
      <text:p text:style-name="P4">
Authors: Ukrinform (Person)</text:p>
      <text:p text:style-name="P4">
Publisher: Укринформ (Organization)</text:p>
      <text:p text:style-name="P4">
Published Time: 2023-04-13T20:16:00+03:00</text:p>
      <text:p text:style-name="P4">
Modified Time: 2023-04-13T20:16:00+03:00</text:p>
      <text:p text:style-name="P4">
Description: President of Ukraine Volodymyr Zelensky celebrated 349 Ukrainian servicemen with state awards, including 45 Air Force fighters, 152-landing troops and 152 of the Land Forces. - Ukrinform.</text:p>
      <text:p text:style-name="P4">
Images: ["<text:a xlink:type="simple" xlink:href="https://static.ukrinform.com/photos/2023_01/thumb_files/630_360_1674619992-551.png" text:style-name="Internet_20_link" text:visited-style-name="Visited_20_Internet_20_Link">
630_360_16746...</text:a>
"]</text:p>
      <text:p text:style-name="P4">
Tags: ['Нагорода', 'Військові', 'Зеленський', 'Війна з росією']</text:p>
      <text:p text:style-name="P4">
Type: Article</text:p>
      <!--METADATA-->
      <text:p text:style-name="P4">
<draw:frame draw:style-name="fr1" draw:name="Image222" text:anchor-type="as-char" svg:width="6.9236in" svg:height="3.956343in" draw:z-index="0">
<draw:image xlink:href="../Images/yкринформ/2023-04-13T20-16-00-03-00/630_360_1674619992-551.png" xlink:type="simple" xlink:show="embed" xlink:actuate="onLoad" draw:mime-type="image/png"/>
</draw:frame>
Presidential of Ukraine Volodymyr Zelensky celebrated 349 Ukrainian servicemen state awards, including 45 Air Force fighters, 152-landing troops and 152 of the Land Forces.</text:p>
      <text:p text:style-name="P4">
The head of state told about it in <text:a xlink:type="simple" xlink:href="https://t.me/V_Zelenskiy_official/5841" text:style-name="Internet_20_link" text:visited-style-name="Visited_20_Internet_20_Link">
</text:a>
, reports Ukrinform.</text:p>
      <text:p text:style-name="P4">
"He signed the decrees on the awarding of our soldiers. Four decrees. 349 -military servicemen were awarded state awards. Among them - 45 air fighters, 152 - DShV, 152 soldiers - land troops," - said <text:a xlink:type="simple" xlink:href="https://www.ukrinform.ua/tag-zelenskij" text:style-name="Internet_20_link" text:visited-style-name="Visited_20_Internet_20_Link">
</text:a>
.</text:p>
      <text:p text:style-name="P4">
He especially noted our fighters who fight in Donetsk in Tavriya General Tarnavsky. In particular, Marines of the 35th Separate Brigade and Artillerymen of the 55th Separate Brigade. "You, as always, guys are effective!Thank you!", - the President said.</text:p>
      <text:p text:style-name="P4">
<text:span text:style-name="T4">
 Read also: </text:span>
 <text:a xlink:type="simple" xlink:href="https://www.ukrinform.ua/rubric-other_news/3695569-zelenskij-proviv-vijskovij-kabinet-obgovorili-upravlinna-peredovou.html" text:style-name="Internet_20_link" text:visited-style-name="Visited_20_Internet_20_Link">
<text:span text:style-name="T4">
 Zelensk </text:span>
</text:a>
He also gratefully expressed gratitude to the soldiers of Odessa General Moskalov-a 63-necked mechanized brigade, who powerfully beat the invaders for the strikes in our places and villages in the southern direction, and soldiers of the 126th separate brigade of forces of Troy-Air Air Intelligence.</text:p>
      <text:p text:style-name="P4">
"Thank you guys, for the care of our artillery. The enemy will be lost in response to every blow to the Ukrainians," Zelensky said.</text:p>
      <text:p text:style-name="P4">
<text:span text:style-name="T4">
 Read also: </text:span>
 <text:a xlink:type="simple" xlink:href="https://www.ukrinform.ua/rubric-ato/3695440-tankovi-manevri-na-leopardah-ukrainskih-bijciv-u-polsi-trenuut-norvezki-instruktori.html" text:style-name="Internet_20_link" text:visited-style-name="Visited_20_Internet_20_Link">
</text:a>
As reported by Ukrinform, President of Ukraine Volodymyr Zelenskyy <text:a xlink:type="simple" xlink:href="https://www.ukrinform.ua/rubric-ato/3695428-zelenskij-vidznaciv-derzavnimi-nagorodami-284-zahisnikiv-iz-nih-186-posmertno.html" text:style-name="Internet_20_link" text:visited-style-name="Visited_20_Internet_20_Link">
</text:a>
284 servicemen noted the state -owned Navalgorod, of which 186 were posthumously.</text:p>
      <text:p text:style-name="P4">
<text:span text:style-name="T5">
Foto: op</text:span>
</text:p>
      <text:p text:style-name="P4">
News Source: <text:a xlink:type="simple" xlink:href="https://www.ukrinform.ua/rubric-ato/3695594-desantniki-artileristi-morpihi-zelenskij-vidznaciv-nagorodami-349-vijskovih.html" text:style-name="Internet_20_link" text:visited-style-name="Visited_20_Internet_20_Link">
https://www.ukrinform.ua/rubric-ato/3695594-desantniki-artileristi-morpihi-zelenskij-vidznaciv-nagorodami-349-vijskovih.html</text:a>
</text:p>
      <!--NEWS-->
      <text:h text:style-name="P10" text:outline-level="1">
<text:span text:style-name="T4">
The UN Committee should consider the situation with the rights of Ukrainian prisoners of war - Lubinets</text:span>
</text:h>
      <text:p text:style-name="P4">
Authors: Ukrinform (Person)</text:p>
      <text:p text:style-name="P4">
Publisher: Укринформ (Organization)</text:p>
      <text:p text:style-name="P4">
Published Time: 2023-04-13T20:23:00+03:00</text:p>
      <text:p text:style-name="P4">
Modified Time: 2023-04-13T20:23:00+03:00</text:p>
      <text:p text:style-name="P4">
Description: The Commissioner of the Verkhovna Rada of Ukraine for Human Rights Dmitry Lubinets demands that the UN Committee on Human Rights consider the situation with the rights of Ukrainian prisoners of war separately. - Ukrinform.</text:p>
      <text:p text:style-name="P4">
Images: ["<text:a xlink:type="simple" xlink:href="https://static.ukrinform.com/photos/2023_04/thumb_files/630_360_1681406550-125.png" text:style-name="Internet_20_link" text:visited-style-name="Visited_20_Internet_20_Link">
630_360_16814...</text:a>
"]</text:p>
      <text:p text:style-name="P4">
Tags: ['ООН', 'Права людини', 'Військові', 'Полонені', 'Дмитро Лубінець']</text:p>
      <text:p text:style-name="P4">
Type: Article</text:p>
      <!--METADATA-->
      <text:p text:style-name="P4">
<draw:frame draw:style-name="fr1" draw:name="Image223" text:anchor-type="as-char" svg:width="6.9236in" svg:height="3.956343in" draw:z-index="0">
<draw:image xlink:href="../Images/yкринформ/2023-04-13T20-23-00-03-00/630_360_1681406550-125.png" xlink:type="simple" xlink:show="embed" xlink:actuate="onLoad" draw:mime-type="image/png"/>
</draw:frame>
The Commissioner of the Verkhovna Rada of Ukraine for Human Rights Dmitry Lubinets demands that the UN Committee on Human Rights considers the situation with the rights of Ukrainian -military.</text:p>
      <text:p text:style-name="P4">
He said this in an interview ”<text:a xlink:type="simple" xlink:href="https://www.radiosvoboda.org/a/intervyu-upovnovazhenyy-z-prav-lyudyny-lubints/32362158.html" text:style-name="Internet_20_link" text:visited-style-name="Visited_20_Internet_20_Link">
</text:a>
”, Reports Ukrinform.</text:p>
      <text:p text:style-name="P4">
"I demand that the UN Committee on Human Rights consider the situation with the rights of the Ukrainian army, which are not in captivity, but they are also tortured," he said.</text:p>
      <text:p text:style-name="P4">
Lubinets added that as the Ombudsman of Ukraine he receives dozens of videos of abuse of Russian by Ukrainian military. Of course, they are not published, but the prosecutor's office opens criminal proceedings. "But the reaction of the world must be instantaneous, not only words, not only the" deep anxiety "that we have been having been since 2014," the commissioner is convinced.</text:p>
      <text:p text:style-name="P4">
According to him, it is necessary to raise questions at different sites, perhaps it is a separate UN resolution. And as a result of this resolution is the exclusion of the Russian Federation from the UN.</text:p>
      <text:p text:style-name="P4">
<text:span text:style-name="T4">
 Read also: </text:span>
 <text:a xlink:type="simple" xlink:href="https://www.ukrinform.ua/rubric-polytics/3695497-putin-nese-vidpovidalnist-za-zorstoku-stratu-ukrainskogo-vijskovogo-smigal.html" text:style-name="Internet_20_link" text:visited-style-name="Visited_20_Internet_20_Link">
</text:a>
Answering the question whether they punish the Ukrainian warrior involved and whether they have the opportunity to attract reference, the Ombudsman noted that if some international mechanisms are referred to, he thinks that they are not.</text:p>
      <text:p text:style-name="P4">
“But in ours <text:a xlink:type="simple" xlink:href="https://www.ukrinform.ua/tag-zsu" text:style-name="Internet_20_link" text:visited-style-name="Visited_20_Internet_20_Link">
</text:a>
But the intelligence agencies of Yeeshi are mechanisms, how to punish these inhumans, ”he said.</text:p>
      <text:p text:style-name="P4">
Lubinets said that the only organization that should monitor and record the fact of prisoners of war is the International Committee of the Red Cross.</text:p>
      <text:p text:style-name="P4">
“They do not cope with this mandate at all. Do nothing. This is the position. These are their answers - we record that the Russian Federation is not at the places of detention of Ukrainian prisoners of war. We have been dying such a excuse since 2014, ”he said.</text:p>
      <text:p text:style-name="P4">
According to Lubinets, Ukraine does not see a reaction from both the ICCH and the UN.</text:p>
      <text:p text:style-name="P4">
<text:span text:style-name="T4">
 Read also: </text:span>
 <text:a xlink:type="simple" xlink:href="https://www.ukrinform.ua/rubric-society/3695554-ridni-vijskovopolonenih-u-olenivci-poskarzilisa-lubincu-na-bezdialnist-mkch.html" text:style-name="Internet_20_link" text:visited-style-name="Visited_20_Internet_20_Link">
<text:span text:style-name="T4">
 MKCH </text:span>
</text:a>
</text:p>
      <text:p text:style-name="P4">
The Ministry of Foreign Affairs of Ukraine appealed to the prosecutor of the International Criminal Court, demanding the fact that the death of a Ukrainian soldier by the Russian military in the context of investigation of military crimes against humanity against the humanity committed by the Russians in Ukraine.</text:p>
      <text:p text:style-name="P4">
On April 12, a representative of the Main Directorate of Intelligence of the Ministry of Defense and Yusov stated that in Russia they publish video recordings of atrocities of Ukraine, including to intimidate their fighters.</text:p>
      <text:p text:style-name="P4">
News Source: <text:a xlink:type="simple" xlink:href="https://www.ukrinform.ua/rubric-society/3695595-komitet-oon-mae-okremo-rozglanuti-situaciu-z-pravami-ukrainskih-vijskovopolonenih-lubinec.html" text:style-name="Internet_20_link" text:visited-style-name="Visited_20_Internet_20_Link">
https://www.ukrinform.ua/rubric-society/3695595-komitet-oon-mae-okremo-rozglanuti-situaciu-z-pravami-ukrainskih-vijskovopolonenih-lubinec.html</text:a>
</text:p>
      <!--NEWS-->
      <text:h text:style-name="P10" text:outline-level="1">
<text:span text:style-name="T4">
In Melitopol and Berdyansk there is a flash mob "Rozhism"</text:span>
</text:h>
      <text:p text:style-name="P4">
Authors: Ukrinform (Person)</text:p>
      <text:p text:style-name="P4">
Publisher: Укринформ (Organization)</text:p>
      <text:p text:style-name="P4">
Published Time: 2023-04-13T20:24:00+03:00</text:p>
      <text:p text:style-name="P4">
Modified Time: 2023-04-13T20:24:00+03:00</text:p>
      <text:p text:style-name="P4">
Description: In the cities of the temporarily occupied territory of Ukraine there is an all -Ukrainian flash mob "Rozhism". - Ukrinform.</text:p>
      <text:p text:style-name="P4">
Images: ["<text:a xlink:type="simple" xlink:href="https://static.ukrinform.com/photos/2023_04/thumb_files/630_360_1681394674-723.jpeg" text:style-name="Internet_20_link" text:visited-style-name="Visited_20_Internet_20_Link">
630_360_16813...</text:a>
", "<text:a xlink:type="simple" xlink:href="https://static.ukrinform.com/photos/2023_04/1681394674-924.jpeg" text:style-name="Internet_20_link" text:visited-style-name="Visited_20_Internet_20_Link">
1681394674-92...</text:a>
", "<text:a xlink:type="simple" xlink:href="https://static.ukrinform.com/photos/2023_04/1681394675-596.jpeg" text:style-name="Internet_20_link" text:visited-style-name="Visited_20_Internet_20_Link">
1681394675-59...</text:a>
"]</text:p>
      <text:p text:style-name="P4">
Tags: ['Бердянськ', 'Флешмоб', 'Мелітополь', 'Війна з росією']</text:p>
      <text:p text:style-name="P4">
Type: Article</text:p>
      <!--METADATA-->
      <text:p text:style-name="P4">
<draw:frame draw:style-name="fr1" draw:name="Image224" text:anchor-type="as-char" svg:width="6.9236in" svg:height="3.956343in" draw:z-index="0">
<draw:image xlink:href="../Images/yкринформ/2023-04-13T20-24-00-03-00/630_360_1681394674-723.jpeg" xlink:type="simple" xlink:show="embed" xlink:actuate="onLoad" draw:mime-type="image/jpeg"/>
</draw:frame>
In the cities of the occupied territory of Ukraine there is an all -Ukrainian flash mob "Rozhism".</text:p>
      <text:p text:style-name="P4">
About it reports <text:a xlink:type="simple" xlink:href="https://t.me/brdVP/8983" text:style-name="Internet_20_link" text:visited-style-name="Visited_20_Internet_20_Link">
</text:a>
Berdyansk today, reports Ukrinform.</text:p>
      <text:p text:style-name="P4">
“In Melitopol and Berdyansk, we burn the kilograms of racist maculation daily: propaganda newspapers, Russian flags, Putin portraits, booklets of rashista.(...)Our activists successfully cut off Rashism in all cities of the occupied territory of Ukraine, ”the message reads.</text:p>
      <text:p text:style-name="P4">
<draw:frame draw:style-name="fr1" draw:name="Image225" text:anchor-type="as-char" svg:width="6.9236in" svg:height="5.660684in" draw:z-index="0">
<draw:image xlink:href="../Images/yкринформ/2023-04-13T20-24-00-03-00/1681394674-924.jpeg" xlink:type="simple" xlink:show="embed" xlink:actuate="onLoad" draw:mime-type="image/jpeg"/>
</draw:frame>
<text:span text:style-name="T4">
 Read also: </text:span>
 <text:a xlink:type="simple" xlink:href="https://www.ukrinform.ua/rubric-regions/3684484-u-zahoplenomu-berdansku-pidirvali-zitlo-kolaboranta.html" text:style-name="Internet_20_link" text:visited-style-name="Visited_20_Internet_20_Link">
<text:span text:style-name="T4">
 Berdyansk </text:span>
</text:a>
</text:p>
      <text:p text:style-name="P4">
<draw:frame draw:style-name="fr1" draw:name="Image226" text:anchor-type="as-char" svg:width="5.625in" svg:height="10.0in" draw:z-index="0">
<draw:image xlink:href="../Images/yкринформ/2023-04-13T20-24-00-03-00/1681394675-596.jpeg" xlink:type="simple" xlink:show="embed" xlink:actuate="onLoad" draw:mime-type="image/jpeg"/>
</draw:frame>
As  <text:a xlink:type="simple" xlink:href="https://www.ukrinform.ua/rubric-regions/3564756-u-hersoni-trivae-akcia-vidderi-rasizm.html" text:style-name="Internet_20_link" text:visited-style-name="Visited_20_Internet_20_Link">
 </text:a>
Ukrinform, Flashmob "Rozhism" is an action for the agitation products of Russian invaders. Residents of captured cities are accustomed to collect and tear off postcards and ads from entrances, Russian works. The movement publishes the photos with the results of the activists and call for.</text:p>
      <text:p text:style-name="P4">
<text:span text:style-name="T5">
Foto: Berdyansk today/telegram</text:span>
</text:p>
      <text:p text:style-name="P4">
News Source: <text:a xlink:type="simple" xlink:href="https://www.ukrinform.ua/rubric-regions/3695506-u-melitopoli-ta-berdansku-prohodit-flesmob-vidderi-rasizm.html" text:style-name="Internet_20_link" text:visited-style-name="Visited_20_Internet_20_Link">
https://www.ukrinform.ua/rubric-regions/3695506-u-melitopoli-ta-berdansku-prohodit-flesmob-vidderi-rasizm.html</text:a>
</text:p>
      <!--NEWS-->
      <text:h text:style-name="P10" text:outline-level="1">
<text:span text:style-name="T4">
In the United States, the leader of the chat group was identified, which appeared the secret data of the Pentagon-NYT</text:span>
</text:h>
      <text:p text:style-name="P4">
Authors: Ukrinform (Person)</text:p>
      <text:p text:style-name="P4">
Publisher: Укринформ (Organization)</text:p>
      <text:p text:style-name="P4">
Published Time: 2023-04-13T20:40:00+03:00</text:p>
      <text:p text:style-name="P4">
Modified Time: 2023-04-13T20:40:00+03:00</text:p>
      <text:p text:style-name="P4">
Description: A 21-year-old US National Guard serviceman is the head of the game online chat group, which has published publications of secret Pentagon documents. - Ukrinform.</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США', 'Документи']</text:p>
      <text:p text:style-name="P4">
Type: Article</text:p>
      <!--METADATA-->
      <text:p text:style-name="P4">
<draw:frame draw:style-name="fr1" draw:name="Image227" text:anchor-type="as-char" svg:width="6.9236in" svg:height="3.956343in" draw:z-index="0">
<draw:image xlink:href="../Images/yкринформ/2023-04-13T20-40-00-03-00/630_360_1681170438-481.png" xlink:type="simple" xlink:show="embed" xlink:actuate="onLoad" draw:mime-type="image/png"/>
</draw:frame>
The head of the online chat group, which appeared publications of secret documentary-receiving, is a 21-year-old US National Guard serviceman.</text:p>
      <text:p text:style-name="P4">
As Ukrinform reports, it reports <text:a xlink:type="simple" xlink:href="https://www.nytimes.com/live/2023/04/13/us/documents-leak-pentagon" text:style-name="Internet_20_link" text:visited-style-name="Visited_20_Internet_20_Link">
</text:a>
"The head of a small gaming online chat group, where a bunch of US intelligence secret documents has been filled in the last few months, is 21-year-old Air Forces Membership Wing of the Massachusetse National Guard," the message goes.</text:p>
      <text:p text:style-name="P4">
National Guard Jack Teisheir led a private online group called "Thughaser Central", which brings together about 20-30 people because of the joint commitment of weapons, racist online memos and video games.</text:p>
      <text:p text:style-name="P4">
“Two US officials have confirmed that investigators want to talk to Aviatorieyshaiir about the leakage of government <text:a xlink:type="simple" xlink:href="https://www.ukrinform.ua/tag-dokumenti" text:style-name="Internet_20_link" text:visited-style-name="Visited_20_Internet_20_Link">
</text:a>
a premature online group. One of the officials said Taisheir's pilot could be information that matters for investigation, ”said The Newyork Times.</text:p>
      <text:p text:style-name="P4">
For several days, the US federal investigators were looking for a person who published in the network -secretary materials but did not identify Taishery or someone else as subdivided.</text:p>
      <text:p text:style-name="P4">
The FBI refused to comment.</text:p>
      <text:p text:style-name="P4">
One of the participants of the online group said he knew the person who "merged" the information. In his words, he called the probable culprit "O.G.".</text:p>
      <text:p text:style-name="P4">
<text:span text:style-name="T4">
 Read also: </text:span>
 <text:a xlink:type="simple" xlink:href="https://www.ukrinform.ua/rubric-world/3695486-pentagon-obmeziv-dostup-do-zlitih-sekretnih-dokumentiv-bilij-dim.html" text:style-name="Internet_20_link" text:visited-style-name="Visited_20_Internet_20_Link">
<text:span text:style-name="T4">
 Pentagon </text:span>
</text:a>
The probable suspect is older than other members of the group, and through their work had access to intelligence documents.</text:p>
      <text:p text:style-name="P4">
As reported, <text:a xlink:type="simple" xlink:href="https://www.ukrinform.ua/rubric-ato/3692686-nyt-pentagon-rozslidue-vitik-taemnih-dokumentiv-pro-pidgotovku-kontrnastupu-zsu.html" text:style-name="Internet_20_link" text:visited-style-name="Visited_20_Internet_20_Link">
</text:a>
, which states that the Pentagon is investigating the leakage of non -retrieved documents on the social network concerning the plans for the Armed Forces.</text:p>
      <text:p text:style-name="P4">
A group of investigators <text:a xlink:type="simple" xlink:href="https://www.ukrinform.ua/rubric-world/3693674-u-bellingcat-vstanovili-persodzerela-zlitih-dokumentiv-pentagonu.html" text:style-name="Internet_20_link" text:visited-style-name="Visited_20_Internet_20_Link">
</text:a>
which began to appear in January 2023 on some discord servers.</text:p>
      <text:p text:style-name="P4">
News Source: <text:a xlink:type="simple" xlink:href="https://www.ukrinform.ua/rubric-world/3695601-u-ssa-vstanovili-osobu-lidera-catgrupi-v-akij-zavilisa-sekretni-dani-pentagonu-nyt.html" text:style-name="Internet_20_link" text:visited-style-name="Visited_20_Internet_20_Link">
https://www.ukrinform.ua/rubric-world/3695601-u-ssa-vstanovili-osobu-lidera-catgrupi-v-akij-zavilisa-sekretni-dani-pentagonu-nyt.html</text:a>
</text:p>
      <!--NEWS-->
      <text:h text:style-name="P10" text:outline-level="1">
<text:span text:style-name="T4">
NATO should provide Ukraine with safety guarantees in the summer - Poland Prime Minister</text:span>
</text:h>
      <text:p text:style-name="P4">
Authors: Ukrinform (Person)</text:p>
      <text:p text:style-name="P4">
Publisher: Укринформ (Organization)</text:p>
      <text:p text:style-name="P4">
Published Time: 2023-04-13T20:54:00+03:00</text:p>
      <text:p text:style-name="P4">
Modified Time: 2023-04-13T20:54:00+03:00</text:p>
      <text:p text:style-name="P4">
Description: The North Atlantic Alliance should provide Ukraine with reliable security guarantees as soon as possible. - Ukrinform.</text:p>
      <text:p text:style-name="P4">
Images: ["<text:a xlink:type="simple" xlink:href="https://static.ukrinform.com/photos/2022_07/thumb_files/630_360_1656697020-473.jpg" text:style-name="Internet_20_link" text:visited-style-name="Visited_20_Internet_20_Link">
630_360_16566...</text:a>
"]</text:p>
      <text:p text:style-name="P4">
Tags: ['НАТО', 'Польща', 'Україна', 'Моравецький', 'Гарантії безпеки']</text:p>
      <text:p text:style-name="P4">
Type: Article</text:p>
      <!--METADATA-->
      <text:p text:style-name="P4">
<draw:frame draw:style-name="fr1" draw:name="Image228" text:anchor-type="as-char" svg:width="6.9236in" svg:height="3.956343in" draw:z-index="0">
<draw:image xlink:href="../Images/yкринформ/2023-04-13T20-54-00-03-00/630_360_1656697020-473.jpg" xlink:type="simple" xlink:show="embed" xlink:actuate="onLoad" draw:mime-type="image/jpeg"/>
</draw:frame>
The North Atlantic Alliance should provide Ukraine as soon as possible.</text:p>
      <text:p text:style-name="P4">
According to the Ukrinform correspondent, this opinion was expressed during a speech at Atlanticcounssil in Washington by Polish Prime Minister Mateusz Moravetsky.</text:p>
      <text:p text:style-name="P4">
"In my opinion, Ukraine should offer a clear plan for NATO membership, including security guarantees," Moravetsky said.</text:p>
      <text:p text:style-name="P4">
According to him, the NATO Summit, which will be held in July in Vilnius, is "the best place to do so." "I hope this happens, but it will not be easy," the Polish Prime Minister said.</text:p>
      <text:p text:style-name="P4">
<text:span text:style-name="T4">
 Read also: </text:span>
 <text:a xlink:type="simple" xlink:href="https://www.ukrinform.ua/rubric-polytics/3695545-reznikov-obgovoriv-iz-zastupnikom-genseka-nato-pidgotovku-do-samitu-u-vilnusi.html" text:style-name="Internet_20_link" text:visited-style-name="Visited_20_Internet_20_Link">
<text:span text:style-name="T4">
 NATO </text:span>
</text:a>
He added that Ukraine has proven its belonging to the free world. “They want to protect our values of freedom, sovereignty, solidarity. These are -European and American values, ”the head of the government of Poland summed up.</text:p>
      <text:p text:style-name="P4">
As it was reported, Moravtsky said that Poland is transferring to Ukraine to the Chief Farry <text:a xlink:type="simple" xlink:href="https://www.ukrinform.ua/tag-vinisuvac" text:style-name="Internet_20_link" text:visited-style-name="Visited_20_Internet_20_Link">
</text:a>
Mig-29.</text:p>
      <text:p text:style-name="P4">
News Source: <text:a xlink:type="simple" xlink:href="https://www.ukrinform.ua/rubric-polytics/3695599-nato-mae-nadati-ukraini-bezpekovi-garantii-vlitku-premer-polsi.html" text:style-name="Internet_20_link" text:visited-style-name="Visited_20_Internet_20_Link">
https://www.ukrinform.ua/rubric-polytics/3695599-nato-mae-nadati-ukraini-bezpekovi-garantii-vlitku-premer-polsi.html</text:a>
</text:p>
      <!--NEWS-->
      <text:h text:style-name="P10" text:outline-level="1">
<text:span text:style-name="T4">
Boyko returned to Dynamo's general group</text:span>
</text:h>
      <text:p text:style-name="P4">
Authors: Ukrinform (Person)</text:p>
      <text:p text:style-name="P4">
Publisher: Укринформ (Organization)</text:p>
      <text:p text:style-name="P4">
Published Time: 2023-04-13T20:58:46+03:00</text:p>
      <text:p text:style-name="P4">
Modified Time: 2023-04-13T20:58:46+03:00</text:p>
      <text:p text:style-name="P4">
Description: He spent 5 games this season. - Ukrinform.</text:p>
      <text:p text:style-name="P4">
Images: ["<text:a xlink:type="simple" xlink:href="https://static.ukrinform.com/photos/2023_04/thumb_files/630_360_1681408574-419.jpg" text:style-name="Internet_20_link" text:visited-style-name="Visited_20_Internet_20_Link">
630_360_16814...</text:a>
"]</text:p>
      <text:p text:style-name="P4">
Tags: ['Бойко', 'Динамо', 'Футбол']</text:p>
      <text:p text:style-name="P4">
Type: Article</text:p>
      <!--METADATA-->
      <text:p text:style-name="P4">
<draw:frame draw:style-name="fr1" draw:name="Image229" text:anchor-type="as-char" svg:width="6.9236in" svg:height="3.956343in" draw:z-index="0">
<draw:image xlink:href="../Images/yкринформ/2023-04-13T20-58-46-03-00/630_360_1681408574-419.jpg" xlink:type="simple" xlink:show="embed" xlink:actuate="onLoad" draw:mime-type="image/jpeg"/>
</draw:frame>
He spent 5 games.</text:p>
      <text:p text:style-name="P4">
Dynamo goalkeeper Denis Boyko returned to the general team group, <text:a xlink:type="simple" xlink:href="https://www.instagram.com/stories/fc_dynamo_kyiv/3080153431943723427/" text:style-name="Internet_20_link" text:visited-style-name="Visited_20_Internet_20_Link">
</text:a>
The club's press service, Ukrinform reports.</text:p>
      <text:p text:style-name="P4">
The people of Kyivans showed how the 35-year-old goalkeeper is preparing for the match with the movement with other partners.</text:p>
      <text:p text:style-name="P4">
From October, the Ukrainian recovered after the rupture of the cross -shaped knee. He spent 5 games in the current season.</text:p>
      <text:p text:style-name="P4">
<text:span text:style-name="T4">
 Read also: </text:span>
 <text:a xlink:type="simple" xlink:href="https://www.ukrinform.ua/rubric-sports/3694948-sahtar-virvav-peremogu-u-lvova-u-matci-premerligi.html" text:style-name="Internet_20_link" text:visited-style-name="Visited_20_Internet_20_Link">
</text:a>
As reported by Ukrinform, tomorrow, April 14, Dynamo will hold a match with a movement, the beginning of the game - at 15.00.</text:p>
      <text:p text:style-name="P4">
Photo: fcDynamo.com</text:p>
      <text:p text:style-name="P4">
News Source: <text:a xlink:type="simple" xlink:href="https://www.ukrinform.ua/rubric-sports/3695606-bojko-povernuvsa-u-zagalnu-grupu-dinamo.html" text:style-name="Internet_20_link" text:visited-style-name="Visited_20_Internet_20_Link">
https://www.ukrinform.ua/rubric-sports/3695606-bojko-povernuvsa-u-zagalnu-grupu-dinamo.html</text:a>
</text:p>
      <!--NEWS-->
      <text:h text:style-name="P10" text:outline-level="1">
<text:span text:style-name="T4">
In the east, the enemy concentrated all its forces in four directions - painter</text:span>
</text:h>
      <text:p text:style-name="P4">
Authors: Ukrinform (Person)</text:p>
      <text:p text:style-name="P4">
Publisher: Укринформ (Organization)</text:p>
      <text:p text:style-name="P4">
Published Time: 2023-04-13T20:59:00+03:00</text:p>
      <text:p text:style-name="P4">
Modified Time: 2023-04-13T20:59:00+03:00</text:p>
      <text:p text:style-name="P4">
Description: In four directions in the east - Mariinsky, Lymansky, Bakhmutsky and Avdiivka - the enemy concentrated all its professional striking forces, so Ukraine should concentrate more of its military potential there to stop the enemy. - Ukrinform.</text:p>
      <text:p text:style-name="P4">
Images: ["<text:a xlink:type="simple" xlink:href="https://static.ukrinform.com/photos/2022_08/thumb_files/630_360_1659616970-117.jpg" text:style-name="Internet_20_link" text:visited-style-name="Visited_20_Internet_20_Link">
630_360_16596...</text:a>
"]</text:p>
      <text:p text:style-name="P4">
Tags: ['Бахмут', "Мар'їнка", 'Авдіївка', 'Лиман', 'Війна з росією', 'Ганна Маляр', 'Єдині новини']</text:p>
      <text:p text:style-name="P4">
Type: Article</text:p>
      <!--METADATA-->
      <text:p text:style-name="P4">
<draw:frame draw:style-name="fr1" draw:name="Image230" text:anchor-type="as-char" svg:width="6.9236in" svg:height="3.956343in" draw:z-index="0">
<draw:image xlink:href="../Images/yкринформ/2023-04-13T20-59-00-03-00/630_360_1659616970-117.jpg" xlink:type="simple" xlink:show="embed" xlink:actuate="onLoad" draw:mime-type="image/jpeg"/>
</draw:frame>
Several directions in the east - Mariinsky, Lymansky, Bakhmutsky and Avdiivka - the enemy concentrated all its professional striking forces, so Ukraine has to expose more its military potential there to stop the enemy.</text:p>
      <text:p text:style-name="P4">
This was stated by Deputy Minister of Defense Anna Malyar on the broadcasting of the only news, Ukrinform reports.</text:p>
      <text:p text:style-name="P4">
"This is the full -scale offensive of the Russians in the east that lasts from January. It is four -fold: Bakhmut, Marinka, Avdiivka and Lyman, where the enemy concentrated its professional shock forces. It is not only" Wagner "(Russians - ed.)Already thrown there. Now their goal is to get out at the Rubezlugansk and Donetsk regions. The ultimate goal is the whole territory of Ukraine. That's what we need to understand that we should concentrate more effort to stop them, "the painter said.</text:p>
      <text:p text:style-name="P4">
She noted that the Russians lose in street battles to Ukrainian soldiers, the atom is used today "the terrible tactics they have already used the Uziri - simply level houses, premises, structures with the land." "And so they practically deprive our defenders with the opportunity to keep their positions. They cannot be handwritten, they cannot otherwise, because they do not know otherwise," the Deputy Minister said.</text:p>
      <text:p text:style-name="P4">
<text:span text:style-name="T4">
 Read also: </text:span>
 <text:a xlink:type="simple" xlink:href="https://www.ukrinform.ua/rubric-ato/3695564-zelenskij-proviv-vijskovij-kabinet-obgovorili-upravlinna-peredovou.html" text:style-name="Internet_20_link" text:visited-style-name="Visited_20_Internet_20_Link">
<text:span text:style-name="T4">
 Zelensky </text:span>
 <text:span text:style-name="T4">
 </text:span>
 <text:span text:style-name="T4">
 </text:span>
 <text:span text:style-name="T4">
 Military </text:span>
 <text:span text:style-name="T4">
 Cabinet </text:span>
<text:span text:style-name="T4">
 Discussed </text:span>
 <text:span text:style-name="T4">
 Management </text:span>
 <text:span text:style-name="T4">
 </text:span>
 Advance **</text:a>
She stressed that it is extremely important for us to keep Bakhmut and not allow the enemy to move on.</text:p>
      <text:p text:style-name="P4">
In addition, according to the painter, it should be understood that during these eight months Ukrainian fighters destroyed the thousands of the most professional Russian military, thus reducing their offensive potential. "Therefore, focusing on the Boyaham there, we do not let the enemy move into some other place," - emphasized.</text:p>
      <text:p text:style-name="P4">
As reported by Ukrinform, over the last two weeks in the Bakhmut area <text:a xlink:type="simple" xlink:href="https://www.ukrinform.ua/tag-doneccina" text:style-name="Internet_20_link" text:visited-style-name="Visited_20_Internet_20_Link">
</text:a>
The Russian Federation is lost and wounded by nearly 4,5 thousand servicemen of regular armed forces of the Russian Federation and militants of the private military company "Wagner".</text:p>
      <text:p text:style-name="P4">
News Source: <text:a xlink:type="simple" xlink:href="https://www.ukrinform.ua/rubric-ato/3695607-na-shodi-vorog-skoncentruvav-usi-svoi-sili-na-cotiroh-napramkah-malar.html" text:style-name="Internet_20_link" text:visited-style-name="Visited_20_Internet_20_Link">
https://www.ukrinform.ua/rubric-ato/3695607-na-shodi-vorog-skoncentruvav-usi-svoi-sili-na-cotiroh-napramkah-malar.html</text:a>
</text:p>
      <!--NEWS-->
      <text:h text:style-name="P10" text:outline-level="1">
<text:span text:style-name="T4">
The first Black Sea Security Conference begins in Bucharest</text:span>
</text:h>
      <text:p text:style-name="P4">
Author: ['АРМІЯINFORM']</text:p>
      <text:p text:style-name="P4">
Time: 2023-04-13T21:00:00-04:00</text:p>
      <text:p text:style-name="P4">
Description: Syogodnі, 13 kvіtyni, Bucharest launched Persha Chornomorska Bezpekov conferenc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g-image.png" text:style-name="Internet_20_link" text:visited-style-name="Visited_20_Internet_20_Link">
og-image.png</text:a>
']</text:p>
      <text:p text:style-name="P4">
Tags: ['STOPRUSSIA', 'АГРЕСІЯ РФ', 'КРИМСЬКА МІЖНАРОДНА ПЛАТФОРМА', 'ПЕРША ЧОРНОМОРСЬКА БЕЗПЕКОВА КОНФЕРЕНЦІЯ']</text:p>
      <text:p text:style-name="P4">
Category: News</text:p>
      <!--METADATA-->
      <text:p text:style-name="P4">
<draw:frame draw:style-name="fr1" draw:name="Image231" text:anchor-type="as-char" svg:width="6.9236in" svg:height="3.63489in" draw:z-index="0">
<draw:image xlink:href="../Images/AРМІЯINFORM/2023-04-13T21-00-00-04-00/og-image.png" xlink:type="simple" xlink:show="embed" xlink:actuate="onLoad" draw:mime-type="image/png"/>
</draw:frame>
Today, on April 13, the first Black Sea security conference of the International Crimean Platform started in Bucharest, <text:a xlink:type="simple" xlink:href="https://www.kmu.gov.ua/events/13-kvitnia-ukraina-ta-rumuniia-provedut-u-bukharesti-pershu-chornomorsku-bezpekovu-konferentsiiu-mizhnarodnoi-krymskoi-platformy" text:style-name="Internet_20_link" text:visited-style-name="Visited_20_Internet_20_Link">
reports</text:a>
Government portal.</text:p>
      <text:p text:style-name="P4">
The event was organized with the participation of the Ministry of Foreign Ministry of Ukraine and the Ministry of Defense of Ukraine with the Center for Defense Strategies of Ukraine together with the Ministry of Foreign Affairs of Romania Taministraism of Romania National Defense.</text:p>
      <text:p text:style-name="P4">
"The first conference on the Black Sea safety under the auspices of the Crimean International Platform is an important opportunity to evaluate the multidimensional influx of the Russian aggressive war and aims to discuss with the regions and international partners the decisions on the Black Sea," - [noted].(https://mae.ro/node/61626)In Romanian Foreign Ministry.</text:p>
      <text:p text:style-name="P4">
The conference will attend foreign delegations from over 20 states of international organizations at the level of ministers, state secretaries and other high officials.</text:p>
      <text:p text:style-name="P4">
<text:a xlink:type="simple" xlink:href="https://armyinform.com.ua/2021/09/10/dmytro-kuleba-krymska-platforma-cze-novyj-instrument-yakyj-formuye-arhitekturu-regionalnoyi-i-globalnoyi-bezpeky/" text:style-name="Internet_20_link" text:visited-style-name="Visited_20_Internet_20_Link">
Crimean International Platform</text:a>
- the initiative of Ukraine, initiated by UKIEV, on August 23, 2021, aimed at strengthening the policy of non -recognition of non -conscious annexation of the Crimean peninsula by the Russian Federation.</text:p>
      <text:p text:style-name="P4">
News Source: <text:a xlink:type="simple" xlink:href="https://armyinform.com.ua/2023/04/13/u-buharesti-rozpochynaye-robotu-persha-chornomorska-bezpekova-konferencziya/" text:style-name="Internet_20_link" text:visited-style-name="Visited_20_Internet_20_Link">
https://armyinform.com.ua/2023/04/13/u-buharesti-rozpochynaye-robotu-persha-chornomorska-bezpekova-konferencziya/</text:a>
</text:p>
      <!--NEWS-->
      <text:h text:style-name="P10" text:outline-level="1">
<text:span text:style-name="T4">
Russia has increased gasoline exports to Africa by almost 50%</text:span>
</text:h>
      <text:p text:style-name="P4">
Authors: Ukrinform (Person)</text:p>
      <text:p text:style-name="P4">
Publisher: Укринформ (Organization)</text:p>
      <text:p text:style-name="P4">
Published Time: 2023-04-13T21:10:00+03:00</text:p>
      <text:p text:style-name="P4">
Modified Time: 2023-04-13T21:10:00+03:00</text:p>
      <text:p text:style-name="P4">
Description: The Russian Federation has increased exports of gasoline to Africa by almost 50% compared to the same period last year in the first quarter. The goods are delivered directly to Africa. - Ukrinform.</text:p>
      <text:p text:style-name="P4">
Images: ["<text:a xlink:type="simple" xlink:href="https://static.ukrinform.com/photos/2021_03/thumb_files/630_360_1616685530-631.jpg" text:style-name="Internet_20_link" text:visited-style-name="Visited_20_Internet_20_Link">
630_360_16166...</text:a>
"]</text:p>
      <text:p text:style-name="P4">
Tags: ['Африка', 'Бензин', 'Експорт', 'росія']</text:p>
      <text:p text:style-name="P4">
Type: Article</text:p>
      <!--METADATA-->
      <text:p text:style-name="P4">
<draw:frame draw:style-name="fr1" draw:name="Image232" text:anchor-type="as-char" svg:width="6.9236in" svg:height="3.956343in" draw:z-index="0">
<draw:image xlink:href="../Images/yкринформ/2023-04-13T21-10-00-03-00/630_360_1616685530-631.jpg" xlink:type="simple" xlink:show="embed" xlink:actuate="onLoad" draw:mime-type="image/jpeg"/>
</draw:frame>
Russian federation increased exports of gasoline to Africa countries by almost 50% compared to the zanlogical period last year in the first quarter. Cargoes are delivered directly to Africa.</text:p>
      <text:p text:style-name="P4">
As Ukrinform reports, it reports <text:a xlink:type="simple" xlink:href="https://www.reuters.com/business/energy/russia-boosts-q1-gasoline-exports-finds-buyers-africa-replace-europeans-2023-04-13/" text:style-name="Internet_20_link" text:visited-style-name="Visited_20_Internet_20_Link">
</text:a>
.</text:p>
      <text:p text:style-name="P4">
Russia has intensified the supply of motor fuel to such African countries as Nigeria, Tunisia and Libya after the European Union has imposed sanctions against Russian Nafta.</text:p>
      <text:p text:style-name="P4">
The marginal price for Russian gasoline and gasoline at $ 100 per barrel introduced by the Great Seven countries(G7), EU and Australia, forced Moscow to seek markets.</text:p>
      <text:p text:style-name="P4">
The efforts of the Russian Federation to increase gasoline sales to Africa also contributed to the reduction of exports from the Netherlands, where new rules for which fuel mixtures for export markets should meet the standards of the dawn of sulfur, benzene and manganese on April 1.</text:p>
      <text:p text:style-name="P4">
<text:span text:style-name="T4">
 Read also: </text:span>
 <text:a xlink:type="simple" xlink:href="https://www.ukrinform.ua/rubric-world/3694557-rosia-pocala-eksportuvati-palivo-do-iranu-zalizniceu-reuters.html" text:style-name="Internet_20_link" text:visited-style-name="Visited_20_Internet_20_Link">
</text:a>
In the period from January to March 2023, Russia exported 1.9 million tonnesin. In the first quarter of last year, exports amounted to 1.3 million.</text:p>
      <text:p text:style-name="P4">
According to other sources, in January-March this year, in January-March this year was at 2.2 million tons, while in 2022, 1.5 million tons were exported in the same period.</text:p>
      <text:p text:style-name="P4">
As reported by Ukrinform, Chinese <text:a xlink:type="simple" xlink:href="https://www.ukrinform.ua/tag-eksport" text:style-name="Internet_20_link" text:visited-style-name="Visited_20_Internet_20_Link">
</text:a>
In March, Russia has increased more than twice as earlier.</text:p>
      <text:p text:style-name="P4">
News Source: <text:a xlink:type="simple" xlink:href="https://www.ukrinform.ua/rubric-economy/3695611-rosia-zbilsila-eksport-benzinu-v-kraini-afriki-majze-na-50.html" text:style-name="Internet_20_link" text:visited-style-name="Visited_20_Internet_20_Link">
https://www.ukrinform.ua/rubric-economy/3695611-rosia-zbilsila-eksport-benzinu-v-kraini-afriki-majze-na-50.html</text:a>
</text:p>
      <!--NEWS-->
      <text:h text:style-name="P10" text:outline-level="1">
<text:span text:style-name="T4">
Within the All -Ukrainian Mental Health Program, priority projects have been identified</text:span>
</text:h>
      <text:p text:style-name="P4">
Authors: Ukrinform (Person)</text:p>
      <text:p text:style-name="P4">
Publisher: Укринформ (Organization)</text:p>
      <text:p text:style-name="P4">
Published Time: 2023-04-13T21:12:00+03:00</text:p>
      <text:p text:style-name="P4">
Modified Time: 2023-04-13T21:12:00+03:00</text:p>
      <text:p text:style-name="P4">
Description: The heads of ministries and public services jointly worked out priority projects developed within the framework of the All -Ukrainian Mental Health Program "Are You How?" On a two -day workshop. - Ukrinform.</text:p>
      <text:p text:style-name="P4">
Images: ["<text:a xlink:type="simple" xlink:href="https://static.ukrinform.com/photos/2023_04/thumb_files/630_360_1681410130-548.png" text:style-name="Internet_20_link" text:visited-style-name="Visited_20_Internet_20_Link">
630_360_16814...</text:a>
"]</text:p>
      <text:p text:style-name="P4">
Tags: ['Уряд', 'Психолог', 'Олена Зеленська', 'Офіс Президента', 'Верещук']</text:p>
      <text:p text:style-name="P4">
Type: Article</text:p>
      <!--METADATA-->
      <text:p text:style-name="P4">
<draw:frame draw:style-name="fr1" draw:name="Image233" text:anchor-type="as-char" svg:width="6.9236in" svg:height="3.956343in" draw:z-index="0">
<draw:image xlink:href="../Images/yкринформ/2023-04-13T21-12-00-03-00/630_360_1681410130-548.png" xlink:type="simple" xlink:show="embed" xlink:actuate="onLoad" draw:mime-type="image/png"/>
</draw:frame>
The heads of administrations and public services jointly worked out the priority projects developed within the framework of the All -Ukrainian Mental Health Program "Are You How?"</text:p>
      <text:p text:style-name="P4">
This is stated in the release, which the organizers of the program have been transmitted by Ukrinform.</text:p>
      <text:p text:style-name="P4">
“Ministries are currently developing their own programs in the field of psychological assistance. But in order for each direction to work best, you need to coordinate efforts ... Mental reintegration of each of us today does not start from a simple and sincere: "How are you?". I hope that in the near future this question will be answered by Ukrainians calmly and confidently: "All is well!",-Viceremier-minister on reintegration of the temporarily occupied territories Irina Vereshchuk.</text:p>
      <text:p text:style-name="P4">
According to the report, a two -day strategic session "Coordination. Ability. Strength ”provided for acquaintance, professional examination and testing of priority projects of individual ministries and departments. These initiatives lead to a more coordinated mechanism, which will imagine how to look like a state -owned psychosocial support service, and make it sensible for citizens who need such a service.</text:p>
      <text:p text:style-name="P4">
"When we will clearly understand how and where a person gets, who finances it, what quality of services, who provides them and what protocols ... If we think about all things as if small, mechanical, technical things, only then will we have a quality service" , - said the deputy head of the office of President Yulia Sokolovskaya.</text:p>
      <text:p text:style-name="P4">
<text:span text:style-name="T4">
 Read also: </text:span>
 <text:a xlink:type="simple" xlink:href="https://www.ukrinform.ua/rubric-society/3692490-dla-rozuminna-vplivu-stresu-na-organizm-stvorili-specialnij-videorolik-zelenska.html" text:style-name="Internet_20_link" text:visited-style-name="Visited_20_Internet_20_Link">
</text:a>
During the workshop, the participants focused on how to deprive Ukrainian -negative stigmas about mental health and develop the habit of taking care of their permanent state no less than the physical one.The purpose of the program is to teach Ukrainians to take care of mental well -being and to "be in time", as well as to create an effective state system of psychosocial support and support for citizens who need professional assistance.</text:p>
      <text:p text:style-name="P4">
<text:span text:style-name="T4">
 Read also: </text:span>
 <text:a xlink:type="simple" xlink:href="https://www.ukrinform.ua/rubric-society/3689516-zelenska-radit-dla-dopomogi-postrazdalim-vid-vijni-koristuvatisa-danimi-specialnoi-platformi.html" text:style-name="Internet_20_link" text:visited-style-name="Visited_20_Internet_20_Link">
</text:a>
“The experience of war is a common great injury and our pain. The struggle is ongoing. It is so that you understand how important the state's work is in shaping the uniform political health of the nation. I thank the first lady for her courage to talk about the problem of the mental health of the nation at the world, ”Vereshchuk said.</text:p>
      <text:p text:style-name="P4">
It is reported that supporting the development and implementation of the All -Ukrainian Program of Mental Health "Are You How?" Provides coordination Central Psychic Health under the Cabinet of Ministers for expert partnership and WHO support. The decision -making platform is an interagency coordination coordination for mental health and psychological assistance in the Cabinet.</text:p>
      <text:p text:style-name="P4">
A special page has been created within the campaign <text:a xlink:type="simple" xlink:href="https://howareu.com/" text:style-name="Internet_20_link" text:visited-style-name="Visited_20_Internet_20_Link">
</text:a>
 <text:a xlink:type="simple" xlink:href="https://howareu.com/" text:style-name="Internet_20_link" text:visited-style-name="Visited_20_Internet_20_Link">
</text:a>
and a campaign on social networks was launched <text:a xlink:type="simple" xlink:href="https://www.facebook.com/howareu.program" text:style-name="Internet_20_link" text:visited-style-name="Visited_20_Internet_20_Link">
</text:a>
 <text:a xlink:type="simple" xlink:href="https://www.facebook.com/howareu.program" text:style-name="Internet_20_link" text:visited-style-name="Visited_20_Internet_20_Link">
</text:a>
 , <text:a xlink:type="simple" xlink:href="https://www.instagram.com/howareu_program" text:style-name="Internet_20_link" text:visited-style-name="Visited_20_Internet_20_Link">
</text:a>
 <text:a xlink:type="simple" xlink:href="https://www.instagram.com/howareu_program/" text:style-name="Internet_20_link" text:visited-style-name="Visited_20_Internet_20_Link">
</text:a>
 , <text:a xlink:type="simple" xlink:href="http://t.me/howareu_program" text:style-name="Internet_20_link" text:visited-style-name="Visited_20_Internet_20_Link">
</text:a>
 <text:a xlink:type="simple" xlink:href="https://t.me/howareu_program" text:style-name="Internet_20_link" text:visited-style-name="Visited_20_Internet_20_Link">
 </text:a>
 , <text:a xlink:type="simple" xlink:href="https://invite.viber.com/" text:style-name="Internet_20_link" text:visited-style-name="Visited_20_Internet_20_Link">
</text:a>
<text:a xlink:type="simple" xlink:href="https://invite.viber.com/" text:style-name="Internet_20_link" text:visited-style-name="Visited_20_Internet_20_Link">
</text:a>
, where self-help and support techniques are collected nearby, including UVO format, in PDF, online and offline resources to contact the tested, hotline contacts-for calls in Ukraine a border.</text:p>
      <text:p text:style-name="P4">
The communication campaign is implemented with the support of the US Agency for International Development(USAID).</text:p>
      <text:p text:style-name="P4">
News Source: <text:a xlink:type="simple" xlink:href="https://www.ukrinform.ua/rubric-society/3695613-u-mezah-vseukrainskoi-programi-mentalnogo-zdorova-viznacili-prioritetni-proekti.html" text:style-name="Internet_20_link" text:visited-style-name="Visited_20_Internet_20_Link">
https://www.ukrinform.ua/rubric-society/3695613-u-mezah-vseukrainskoi-programi-mentalnogo-zdorova-viznacili-prioritetni-proekti.html</text:a>
</text:p>
      <!--NEWS-->
      <text:h text:style-name="P10" text:outline-level="1">
<text:span text:style-name="T4">
Priests called to undergo safety briefings on the eve of Easter</text:span>
</text:h>
      <text:p text:style-name="P4">
Authors: Ukrinform (Person)</text:p>
      <text:p text:style-name="P4">
Publisher: Укринформ (Organization)</text:p>
      <text:p text:style-name="P4">
Published Time: 2023-04-13T21:18:00+03:00</text:p>
      <text:p text:style-name="P4">
Modified Time: 2023-04-13T21:18:00+03:00</text:p>
      <text:p text:style-name="P4">
Description: The State Emergency Service recommends clergymen on the eve of Easter to undergo instruction in case of a dangerous situation. - Ukrinform.</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86833-468.jpg" text:style-name="Internet_20_link" text:visited-style-name="Visited_20_Internet_20_Link">
1681386833-46...</text:a>
"]</text:p>
      <text:p text:style-name="P4">
Tags: ['ДСНС', 'Великдень', 'Священник', 'Рятувальники']</text:p>
      <text:p text:style-name="P4">
Type: Article</text:p>
      <!--METADATA-->
      <text:p text:style-name="P4">
<draw:frame draw:style-name="fr1" draw:name="Image234" text:anchor-type="as-char" svg:width="6.9236in" svg:height="3.956343in" draw:z-index="0">
<draw:image xlink:href="../Images/yкринформ/2023-04-13T21-18-00-03-00/630_360_1680610780-609.jpg" xlink:type="simple" xlink:show="embed" xlink:actuate="onLoad" draw:mime-type="image/jpeg"/>
</draw:frame>
The state -owned emergency respects recommends clergymen on the eve of Easter.</text:p>
      <text:p text:style-name="P4">
The relevant recommendation was made by the Deputy Director of the Department of Prevention of Ordinary SESS SES Roman Rudak during a briefing "Safety Issues during Easter - Warnings and Recommendations of the SES" in <text:a xlink:type="simple" xlink:href="https://www.youtube.com/watch" text:style-name="Internet_20_link" text:visited-style-name="Visited_20_Internet_20_Link">
</text:a>
.</text:p>
      <text:p text:style-name="P4">
“We do not have to forget that during the celebration of Easter in premises that carry spiritual value, there will be a large accumulation of citizens. These will all factor certain threats, because as clergymen, and responsible persons needed a day before the celebration <text:a xlink:type="simple" xlink:href="https://www.ukrinform.ua/tag-velikden" text:style-name="Internet_20_link" text:visited-style-name="Visited_20_Internet_20_Link">
</text:a>
to undergo primary briefings to understand their actions in the event of a better situation, ”Rudak emphasized.</text:p>
      <text:p text:style-name="P4">
<draw:frame draw:style-name="fr1" draw:name="Image235" text:anchor-type="as-char" svg:width="6.9236in" svg:height="4.615733in" draw:z-index="0">
<draw:image xlink:href="../Images/yкринформ/2023-04-13T21-18-00-03-00/1681386833-468.jpg" xlink:type="simple" xlink:show="embed" xlink:actuate="onLoad" draw:mime-type="image/jpeg"/>
</draw:frame>
He also emphasized that the buildings of temples should be equipped with systems of gaping, systems of notification of an emergency event. In addition, the requirements for the installation of candles should be observed - they cannot be placed closer than one meter to the combustible bases, and the candlesticks are fixed to be fixed so that they do not overturn.</text:p>
      <text:p text:style-name="P4">
<text:span text:style-name="T4">
 Read also: </text:span>
 <text:a xlink:type="simple" xlink:href="https://www.ukrinform.ua/rubric-kyiv/3695362-u-kievi-na-velikden-virani-zmozut-zalisitisa-na-nicne-bogosluzinna-u-hramah.html" text:style-name="Internet_20_link" text:visited-style-name="Visited_20_Internet_20_Link">
<text:span text:style-name="T4">
 ECD </text:span>
</text:a>
“The staff should pay attention to the accumulation of people, to prevent the overflow of nuclear structures, to pay special attention to the evacuation ways,” the SES ADVENTION.</text:p>
      <text:p text:style-name="P4">
Rudak recalled that the country is undergoing martial law, so he urged to equip the faithful for believers and not to ignore air alarm signals.</text:p>
      <text:p text:style-name="P4">
As reported by Ukrinform, in Kiev <text:a xlink:type="simple" xlink:href="https://www.ukrinform.ua/rubric-kyiv/3694755-velikodne-bogosluzinna-projde-u-163-hramah-kieva.html" text:style-name="Internet_20_link" text:visited-style-name="Visited_20_Internet_20_Link">
</text:a>
In 163-hook structures, the festive prayer service is scheduled in the evening of the 15th and morning on the morning of the 16th.</text:p>
      <text:p text:style-name="P4">
News Source: <text:a xlink:type="simple" xlink:href="https://www.ukrinform.ua/rubric-society/3695420-svasennikiv-zaklikali-projti-bezpekovi-instruktazi-naperedodni-velikodna.html" text:style-name="Internet_20_link" text:visited-style-name="Visited_20_Internet_20_Link">
https://www.ukrinform.ua/rubric-society/3695420-svasennikiv-zaklikali-projti-bezpekovi-instruktazi-naperedodni-velikodna.html</text:a>
</text:p>
      <!--NEWS-->
      <text:h text:style-name="P10" text:outline-level="1">
<text:span text:style-name="T4">
Dzhokovich gave way to the 1/8 finals of the tournament in Monte Carlo</text:span>
</text:h>
      <text:p text:style-name="P4">
Authors: Ukrinform (Person)</text:p>
      <text:p text:style-name="P4">
Publisher: Укринформ (Organization)</text:p>
      <text:p text:style-name="P4">
Published Time: 2023-04-13T21:29:10+03:00</text:p>
      <text:p text:style-name="P4">
Modified Time: 2023-04-13T21:29:10+03:00</text:p>
      <text:p text:style-name="P4">
Description: The first racket of the world was played by the Italian Lorenzo Museum. - Ukrinform.</text:p>
      <text:p text:style-name="P4">
Images: ["<text:a xlink:type="simple" xlink:href="https://static.ukrinform.com/photos/2023_04/thumb_files/630_360_1681410415-862.jpg" text:style-name="Internet_20_link" text:visited-style-name="Visited_20_Internet_20_Link">
630_360_16814...</text:a>
"]</text:p>
      <text:p text:style-name="P4">
Tags: ['Теніс', 'Новак Джокович']</text:p>
      <text:p text:style-name="P4">
Type: Article</text:p>
      <!--METADATA-->
      <text:p text:style-name="P4">
<draw:frame draw:style-name="fr1" draw:name="Image236" text:anchor-type="as-char" svg:width="6.9236in" svg:height="3.956343in" draw:z-index="0">
<draw:image xlink:href="../Images/yкринформ/2023-04-13T21-29-10-03-00/630_360_1681410415-862.jpg" xlink:type="simple" xlink:show="embed" xlink:actuate="onLoad" draw:mime-type="image/jpeg"/>
</draw:frame>
The world's first time was played by the Italian Lorenzo Museum.</text:p>
      <text:p text:style-name="P4">
Novak Djokovich's first racket lost in the 1/8 finals of the ATP Masters1000 tournament in Monte Carlo, Ukrinform reports.</text:p>
      <text:p text:style-name="P4">
The Serbian tennis player in three sets gave way to Italian Lorenzo Museum - 6: 4,5: 7, 4: 6.</text:p>
      <text:p text:style-name="P4">
The match lasted almost three hours.</text:p>
      <text:p text:style-name="P4">
For Dzhokovich, the Monte Carlo tournament became the first after a speech in Dubai in early March. The Serb was not able to play on American Masterrs in Indian-Welllsey and Miami due to the lack of vaccination against coronavirus.</text:p>
      <text:p text:style-name="P4">
<text:span text:style-name="T4">
 Read also: </text:span>
 <text:a xlink:type="simple" xlink:href="https://www.ukrinform.ua/rubric-sports/3695546-svitolina-prograla-ignatik-u-drugomu-koli-turniru-itf-u-svejcarii.html" text:style-name="Internet_20_link" text:visited-style-name="Visited_20_Internet_20_Link">
<text:span text:style-name="T4">
 Svitolina </text:span>
</text:a>
According to Ukrinform, Svitolina lost Romanians Alexandri Ignatik the second circle of ITF tournament in Switzerland.</text:p>
      <text:p text:style-name="P4">
Photo: Getty Image</text:p>
      <text:p text:style-name="P4">
News Source: <text:a xlink:type="simple" xlink:href="https://www.ukrinform.ua/rubric-sports/3695615-dzokovic-postupivsa-v-18-finalu-turniru-v-montekarlo.html" text:style-name="Internet_20_link" text:visited-style-name="Visited_20_Internet_20_Link">
https://www.ukrinform.ua/rubric-sports/3695615-dzokovic-postupivsa-v-18-finalu-turniru-v-montekarlo.html</text:a>
</text:p>
      <!--NEWS-->
      <text:h text:style-name="P10" text:outline-level="1">
<text:span text:style-name="T4">
No political force will have some exceptional and controlling role - Epiphany</text:span>
</text:h>
      <text:p text:style-name="P4">
Authors: Ukrinform (Person)</text:p>
      <text:p text:style-name="P4">
Publisher: Укринформ (Organization)</text:p>
      <text:p text:style-name="P4">
Published Time: 2023-04-13T21:34:00+03:00</text:p>
      <text:p text:style-name="P4">
Modified Time: 2023-04-13T21:34:00+03:00</text:p>
      <text:p text:style-name="P4">
Description: No political force, party or individual leader can and will have some exceptional or more controlling role in the Orthodox Church of Ukraine. - Ukrinform.</text:p>
      <text:p text:style-name="P4">
Images: ["<text:a xlink:type="simple" xlink:href="https://static.ukrinform.com/photos/2023_01/thumb_files/630_360_1673007223-146.jpeg" text:style-name="Internet_20_link" text:visited-style-name="Visited_20_Internet_20_Link">
630_360_16730...</text:a>
"]</text:p>
      <text:p text:style-name="P4">
Tags: ['Партія', 'Епіфаній', 'Православна церква України', 'Політика']</text:p>
      <text:p text:style-name="P4">
Type: Article</text:p>
      <!--METADATA-->
      <text:p text:style-name="P4">
<draw:frame draw:style-name="fr1" draw:name="Image237" text:anchor-type="as-char" svg:width="6.9236in" svg:height="3.956343in" draw:z-index="0">
<draw:image xlink:href="../Images/yкринформ/2023-04-13T21-34-00-03-00/630_360_1673007223-146.jpeg" xlink:type="simple" xlink:show="embed" xlink:actuate="onLoad" draw:mime-type="image/jpeg"/>
</draw:frame>
No political force, party or individual leader can and will have any exceptional or more controlling rope.</text:p>
      <text:p text:style-name="P4">
This is stated in <text:a xlink:type="simple" xlink:href="https://www.youtube.com/watch" text:style-name="Internet_20_link" text:visited-style-name="Visited_20_Internet_20_Link">
</text:a>
Metropolitan Epiphany Metropolitan Church of Ukraine, Ukrinform reports.</text:p>
      <text:p text:style-name="P4">
_ <text:span text:style-name="T4">
 Video </text:span>
: <text:a xlink:type="simple" xlink:href="https://www.youtube.com/watch" text:style-name="Internet_20_link" text:visited-style-name="Visited_20_Internet_20_Link">
</text:a>
_</text:p>
      <text:p text:style-name="P4">
“With the assistance of building a local church, we are grateful to all political forces, regardless of whether they represent power or resolution in a certain period of history. But no political force, party or individual leader can and will not have any exceptional or more controlled role in the Orthodox Church of Ukraine, ”Epiphanius said.</text:p>
      <text:p text:style-name="P4">
According to him, the PCU did not allow the PCA to continue to make a sebellist or participant in the party struggle.</text:p>
      <text:p text:style-name="P4">
“For years, the structure of the Moscow Patriarchate in Ukraine has been built by a false model of shadow control. Derkach, Novinsky, Medvedchuk and other -like figures considered themselves as participants of the "joint -stock company", which were releasing behind the back of "hired managers" in the ranks all key issues. It has largely led to the current public catastrofiomoskovsky Patriarchate in Ukraine, ”the PCU Primate.</text:p>
      <text:p text:style-name="P4">
<text:span text:style-name="T4">
 Read also: </text:span>
 <text:a xlink:type="simple" xlink:href="https://www.ukrinform.ua/rubric-society/3694538-epifanij-osvativ-paski-dla-ukrainskih-zahisnikiv.html" text:style-name="Internet_20_link" text:visited-style-name="Visited_20_Internet_20_Link">
<text:span text:style-name="T4">
 Epiphany </text:span>
</text:a>
He added that the opponents are now trying to discredit the Orthodox Church of Ukraine, imposing her the image of the church of a certain famous policy.</text:p>
      <text:p text:style-name="P4">
As reported by Ukrinform, on December 15, 2018, the United Cathedral of Orthodox Churches of Ukraine was in Kyiv Sophia. On it the clergy of the Kiev Patriarchate, the UOC of the Moscow Patriarchate and the Ukrainian Autocephalous Orthodox Church created a single local Orthodox Church of Ukraine, adopted its charter and elected the head - Metropolitan of Kyiv Ivsia Ukraine Epiphany.</text:p>
      <text:p text:style-name="P4">
On January 6, 2019, the Thomas's transmission of autocephaly of the United PC took place.</text:p>
      <text:p text:style-name="P4">
News Source: <text:a xlink:type="simple" xlink:href="https://www.ukrinform.ua/rubric-society/3695616-zodna-politsila-ne-matime-u-pcu-akois-vinatkovoi-ta-kontroluucoi-roli-epifanij.html" text:style-name="Internet_20_link" text:visited-style-name="Visited_20_Internet_20_Link">
https://www.ukrinform.ua/rubric-society/3695616-zodna-politsila-ne-matime-u-pcu-akois-vinatkovoi-ta-kontroluucoi-roli-epifanij.html</text:a>
</text:p>
      <!--NEWS-->
      <text:h text:style-name="P10" text:outline-level="1">
<text:span text:style-name="T4">
In Donetsk, all Easter worship will be held in online format</text:span>
</text:h>
      <text:p text:style-name="P4">
Authors: Ukrinform (Person)</text:p>
      <text:p text:style-name="P4">
Publisher: Укринформ (Organization)</text:p>
      <text:p text:style-name="P4">
Published Time: 2023-04-13T21:36:00+03:00</text:p>
      <text:p text:style-name="P4">
Modified Time: 2023-04-13T21:36:00+03:00</text:p>
      <text:p text:style-name="P4">
Description: In the Donetsk region this year, Easter celebrations, all worship and religious rites will be held online for the safety of residents of the region on April 15 and 16. - Ukrinform.</text:p>
      <text:p text:style-name="P4">
Images: ["<text:a xlink:type="simple" xlink:href="https://static.ukrinform.com/photos/2018_04/thumb_files/630_360_1523029027-4426.jpg" text:style-name="Internet_20_link" text:visited-style-name="Visited_20_Internet_20_Link">
630_360_15230...</text:a>
"]</text:p>
      <text:p text:style-name="P4">
Tags: ['Донеччина', 'Кириленко', 'Свято', 'Великдень']</text:p>
      <text:p text:style-name="P4">
Type: Article</text:p>
      <!--METADATA-->
      <text:p text:style-name="P4">
<draw:frame draw:style-name="fr1" draw:name="Image238" text:anchor-type="as-char" svg:width="6.9236in" svg:height="3.956343in" draw:z-index="0">
<draw:image xlink:href="../Images/yкринформ/2023-04-13T21-36-00-03-00/630_360_1523029027-4426.jpg" xlink:type="simple" xlink:show="embed" xlink:actuate="onLoad" draw:mime-type="image/jpeg"/>
</draw:frame>
This year, this year, the celebration of Easter, all worship and religious rites on April 16 and 16 will be held online for the safety of residents of the region.</text:p>
      <text:p text:style-name="P4">
This was stated by the head of the Donetsk Regional Military Administration Pavlokirilenko during a briefing, Ukrinform correspondent reports.</text:p>
      <text:p text:style-name="P4">
According to him, in accordance with the requirements of operational-strategic groups of Khortytsa and Tavriya troops, he signed an order to ban the mass gatherings during the period.</text:p>
      <text:p text:style-name="P4">
“All worship and religious rituals must be in an online format, the Russians of the Russians. The accumulation of people can be a desirable target, ”the head of the region aspassed.</text:p>
      <text:p text:style-name="P4">
He emphasized that the authorities of the region have no right to allow casualties.</text:p>
      <text:p text:style-name="P4">
"Our task is to take as much as possible measures for the safety of life and the health of Donetsk region and all who are in the territory of the region," - said Krylenko.</text:p>
      <text:p text:style-name="P4">
<text:span text:style-name="T4">
 Read also: </text:span>
 <text:a xlink:type="simple" xlink:href="https://www.ukrinform.ua/rubric-society/3695378-velikden-osoblive-svato-dla-ukrainciv.html" text:style-name="Internet_20_link" text:visited-style-name="Visited_20_Internet_20_Link">
<text:span text:style-name="T4">
 ECD </text:span>
</text:a>
The head of the National Police Main Directorate in the Donetsk region, Ruslan Osipenko reminded that in the territory of the region from 21.00 to 5.00, an adventure hour, at which time citizens are forbidden to stay on the streets without special permits. Accordingly, the overall access of the documentary structures on Sunday, April 16 will be allowed after the end of the recommended hour, and the consecration of Easter cases will begin approximately O5.00.</text:p>
      <text:p text:style-name="P4">
“In general, there are planned activities in 121 cult buildings, and Annichic services will be carried out in 42 religious buildings ... The night service is built only by priests who live there and are in a solid basis. We have 42 buildings. We will continue to control the recommended hour, after which the priests who are on the ground for the closed doors, at 5 am, will be open at 5am, ”Osipenko explained.</text:p>
      <text:p text:style-name="P4">
<text:span text:style-name="T4">
 Read also: </text:span>
 <text:a xlink:type="simple" xlink:href="https://www.ukrinform.ua/rubric-society/3695420-svasennikiv-zaklikali-projti-bezpekovi-instruktazi-naperedodni-velikodna.html" text:style-name="Internet_20_link" text:visited-style-name="Visited_20_Internet_20_Link">
<text:span text:style-name="T4">
 priests </text:span>
 <text:span text:style-name="T4">
 </text:span>
 urged <text:span text:style-name="T4">
 </text:span>
 to pass <text:span text:style-name="T4">
 </text:span>
 <text:span text:style-name="T4">
 safety </text:span>
<text:span text:style-name="T4">
 instruction </text:span>
 <text:span text:style-name="T4">
 </text:span>
 the day before <text:span text:style-name="T4">
 </text:span>
 <text:span text:style-name="T4">
 Easter </text:span>
</text:a>
</text:p>
      <text:p text:style-name="P4">
It was reported that Donetsk region is constantly under the fire of Russian, every day the enemy kills and injures civilians, destroys infrastructure objects.</text:p>
      <text:p text:style-name="P4">
Easter or Feast of the Resurrection of Jesus Christ according to the Julian calendar, which determines all the holidays of Christians of the Eastern Rite, Orthodox and Greek Catholics, in 2023 on April 16.</text:p>
      <text:p text:style-name="P4">
News Source: <text:a xlink:type="simple" xlink:href="https://www.ukrinform.ua/rubric-regions/3695617-na-doneccini-vsi-velikodni-bogosluzinna-projdut-v-onlajnovomu-formati.html" text:style-name="Internet_20_link" text:visited-style-name="Visited_20_Internet_20_Link">
https://www.ukrinform.ua/rubric-regions/3695617-na-doneccini-vsi-velikodni-bogosluzinna-projdut-v-onlajnovomu-formati.html</text:a>
</text:p>
      <!--NEWS-->
      <text:h text:style-name="P10" text:outline-level="1">
<text:span text:style-name="T4">
In Melitopol, an explosion and shooting were heard - mayor</text:span>
</text:h>
      <text:p text:style-name="P4">
Authors: Ukrinform (Person)</text:p>
      <text:p text:style-name="P4">
Publisher: Укринформ (Organization)</text:p>
      <text:p text:style-name="P4">
Published Time: 2023-04-13T21:37:00+03:00</text:p>
      <text:p text:style-name="P4">
Modified Time: 2023-04-13T21:37:00+03:00</text:p>
      <text:p text:style-name="P4">
Description: In the temporarily captured Melitopol, there was an explosion, after which the shooting bega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Стрілянина', 'Вибух']</text:p>
      <text:p text:style-name="P4">
Type: Article</text:p>
      <!--METADATA-->
      <text:p text:style-name="P4">
<draw:frame draw:style-name="fr1" draw:name="Image239" text:anchor-type="as-char" svg:width="6.9236in" svg:height="3.956343in" draw:z-index="0">
<draw:image xlink:href="../Images/yкринформ/2023-04-13T21-37-00-03-00/630_360_1669987737-966.jpg" xlink:type="simple" xlink:show="embed" xlink:actuate="onLoad" draw:mime-type="image/jpeg"/>
</draw:frame>
In the temporarily captured Melitopol, there was an explosion, after which the shooting began.  About it in <text:a xlink:type="simple" xlink:href="https://t.me/ivan_fedorov_melitopol/1716" text:style-name="Internet_20_link" text:visited-style-name="Visited_20_Internet_20_Link">
</text:a>
The city chairman of Melitopol Ivan Fedorov reports, Ukrinform reports.</text:p>
      <text:p text:style-name="P4">
"In <text:a xlink:type="simple" xlink:href="https://www.ukrinform.ua/tag-melitopol" text:style-name="Internet_20_link" text:visited-style-name="Visited_20_Internet_20_Link">
</text:a>
Again loudly: for the second time.</text:p>
      <text:p text:style-name="P4">
<text:span text:style-name="T4">
 Read also: </text:span>
 <text:a xlink:type="simple" xlink:href="https://www.ukrinform.ua/rubric-regions/3695506-u-melitopoli-ta-berdansku-prohodit-flesmob-vidderi-rasizm.html" text:style-name="Internet_20_link" text:visited-style-name="Visited_20_Internet_20_Link">
<text:span text:style-name="T4">
 Melitop </text:span>
</text:a>
Earlier it was reported that in the morning in the city center there was a heaping explosion.</text:p>
      <text:p text:style-name="P4">
The details are not reported at this time.</text:p>
      <text:p text:style-name="P4">
_ Photo illustrative_</text:p>
      <text:p text:style-name="P4">
News Source: <text:a xlink:type="simple" xlink:href="https://www.ukrinform.ua/rubric-regions/3695619-u-melitopoli-prolunali-vibuh-i-strilanina-mer.html" text:style-name="Internet_20_link" text:visited-style-name="Visited_20_Internet_20_Link">
https://www.ukrinform.ua/rubric-regions/3695619-u-melitopoli-prolunali-vibuh-i-strilanina-mer.html</text:a>
</text:p>
      <!--NEWS-->
      <text:h text:style-name="P10" text:outline-level="1">
<text:span text:style-name="T4">
Last year in Iran, more than 582 people were executed - most since 2015</text:span>
</text:h>
      <text:p text:style-name="P4">
Authors: Ukrinform (Person)</text:p>
      <text:p text:style-name="P4">
Publisher: Укринформ (Organization)</text:p>
      <text:p text:style-name="P4">
Published Time: 2023-04-13T21:48:00+03:00</text:p>
      <text:p text:style-name="P4">
Modified Time: 2023-04-13T21:48:00+03:00</text:p>
      <text:p text:style-name="P4">
Description: According to a study of human rights organizations, at least 582 people have been executed in Iran last year, which has been the largest number since 2015. - Ukrinform.</text:p>
      <text:p text:style-name="P4">
Images: ["<text:a xlink:type="simple" xlink:href="https://static.ukrinform.com/photos/2020_01/thumb_files/630_360_1578254791-696.jpg" text:style-name="Internet_20_link" text:visited-style-name="Visited_20_Internet_20_Link">
630_360_15782...</text:a>
"]</text:p>
      <text:p text:style-name="P4">
Tags: ['Іран', 'Смерть', 'Страта']</text:p>
      <text:p text:style-name="P4">
Type: Article</text:p>
      <!--METADATA-->
      <text:p text:style-name="P4">
<draw:frame draw:style-name="fr1" draw:name="Image240" text:anchor-type="as-char" svg:width="6.9236in" svg:height="3.956343in" draw:z-index="0">
<draw:image xlink:href="../Images/yкринформ/2023-04-13T21-48-00-03-00/630_360_1578254791-696.jpg" xlink:type="simple" xlink:show="embed" xlink:actuate="onLoad" draw:mime-type="image/jpeg"/>
</draw:frame>
According to human rights organizations, last year in Iran, there are no more than 582 people in Iran, which has been the highest number since 2015.</text:p>
      <text:p text:style-name="P4">
About it reports Ukrinform with reference to <text:a xlink:type="simple" xlink:href="https://nos.nl/artikel/2471271-hoogste-aantal-executies-in-iran-sinds-2015" text:style-name="Internet_20_link" text:visited-style-name="Visited_20_Internet_20_Link">
</text:a>
.</text:p>
      <text:p text:style-name="P4">
“Згідно з  <text:a xlink:type="simple" xlink:href="https://www.ecpm.org/en/death-penalty-in-iran-highest-number-of-executions-since-2015/" text:style-name="Internet_20_link" text:visited-style-name="Visited_20_Internet_20_Link">
 </text:a>
Iranian and French Human Human Rights(HER)And the Ensemble Contre La Peine de Mort, last year, vested at least 582 people, which is the highest number since 2015, ”the message reads.</text:p>
      <text:p text:style-name="P4">
It is noted that the number of executions increased by 75% compared to the year earlier, at least 333 people were executed.</text:p>
      <text:p text:style-name="P4">
The report also shows that the executions increased sharply in the month after the outbreak of the Iranian regime.</text:p>
      <text:p text:style-name="P4">
<text:span text:style-name="T4">
 Read also: </text:span>
 <text:a xlink:type="simple" xlink:href="https://www.ukrinform.ua/rubric-world/3694182-parlament-iranu-posilit-pokaranna-za-nasilstvo-sodo-zinok.html" text:style-name="Internet_20_link" text:visited-style-name="Visited_20_Internet_20_Link">
<text:span text:style-name="T4">
 Iran </text:span>
</text:a>
Iran was reported to protest after the death of 22-year-old Mahi Amini on September 16, who died after the police were detention. Since then, protests have not been unbridled and turned into one of the most serious challenges of the ruling in the Iranytecratic regime established by the Islamic Revolution of 1979.</text:p>
      <text:p text:style-name="P4">
At the end of December last year in <text:a xlink:type="simple" xlink:href="https://www.ukrinform.ua/tag-iran" text:style-name="Internet_20_link" text:visited-style-name="Visited_20_Internet_20_Link">
</text:a>
The death sentences of detained protesters began to be performed.</text:p>
      <text:p text:style-name="P4">
For participation in anti -government rallies, according to the Inform Reports of protesters, the Iranian regime has arrested more than 20,000 people.</text:p>
      <text:p text:style-name="P4">
News Source: <text:a xlink:type="simple" xlink:href="https://www.ukrinform.ua/rubric-world/3695622-torik-v-irani-stratili-sonajmense-582-ludini-so-e-najbilsou-kilkistu-z-2015-roku.html" text:style-name="Internet_20_link" text:visited-style-name="Visited_20_Internet_20_Link">
https://www.ukrinform.ua/rubric-world/3695622-torik-v-irani-stratili-sonajmense-582-ludini-so-e-najbilsou-kilkistu-z-2015-roku.html</text:a>
</text:p>
      <!--NEWS-->
      <text:h text:style-name="P10" text:outline-level="1">
<text:span text:style-name="T4">
The Black Sea is of strategic importance for the security of NATO countries - Deputy Stoltenberg</text:span>
</text:h>
      <text:p text:style-name="P4">
Authors: Ukrinform (Person)</text:p>
      <text:p text:style-name="P4">
Publisher: Укринформ (Organization)</text:p>
      <text:p text:style-name="P4">
Published Time: 2023-04-13T21:50:32+03:00</text:p>
      <text:p text:style-name="P4">
Modified Time: 2023-04-13T21:50:32+03:00</text:p>
      <text:p text:style-name="P4">
Description: The Black Sea region is at the center of the confrontation between the global forces, is of key importance for regional security and that is why it is strategic for the entire Euro -Atlantic security system. - Ukrinform.</text:p>
      <text:p text:style-name="P4">
Images: ["<text:a xlink:type="simple" xlink:href="https://static.ukrinform.com/photos/2022_02/thumb_files/630_360_1645283822-167.jpg" text:style-name="Internet_20_link" text:visited-style-name="Visited_20_Internet_20_Link">
630_360_16452...</text:a>
"]</text:p>
      <text:p text:style-name="P4">
Tags: ['НАТО', ' Чорне море', 'Безпека', 'Кримська платформа']</text:p>
      <text:p text:style-name="P4">
Type: Article</text:p>
      <!--METADATA-->
      <text:p text:style-name="P4">
<draw:frame draw:style-name="fr1" draw:name="Image241" text:anchor-type="as-char" svg:width="6.9236in" svg:height="3.956343in" draw:z-index="0">
<draw:image xlink:href="../Images/yкринформ/2023-04-13T21-50-32-03-00/630_360_1645283822-167.jpg" xlink:type="simple" xlink:show="embed" xlink:actuate="onLoad" draw:mime-type="image/jpeg"/>
</draw:frame>
The Black Sea region is at the center of the confrontation between the global forces, is of key importance for regional security and that is why the strategic vagudl of the entire Euro -Atlantic security system.</text:p>
      <text:p text:style-name="P4">
This was stated on Thursday in Bucharest during a speech at the first Black Sea Sea Conference of the International "Crimean Platform" by NATO General Secretary General Mirce Joan, Ukrinform correspondent reports.</text:p>
      <text:p text:style-name="P4">
“We live in a world that is competitive and dangerous, and not only as a result of this war(in Ukraine - ed.), but also as a result of global landslides, the cure between the global forces, which is now determined by the struggle of interdemocracies and authoritarian regimes. The Black Sea region is over the overwhelming discussions. This is the region that is of strategic importance for euro -Atlantic security, ”Joan said.</text:p>
      <text:p text:style-name="P4">
<text:span text:style-name="T4">
 Read also: </text:span>
 <text:a xlink:type="simple" xlink:href="https://www.ukrinform.ua/rubric-world/3669582-rosia-ne-mae-ani-sil-ani-bazanna-pocinati-vijnu-z-nato-zastupnik-stoltenberga.html" text:style-name="Internet_20_link" text:visited-style-name="Visited_20_Internet_20_Link">
</text:a>
He noted that Russia is trying to establish control of this region, to use it to projection of force to other regions of the world, including Africikut Middle East, to the Mediterranean and the Adriatic Sea, as well as to the Indian ocean. It is Russia that makes systematic efforts to militarize the Black Sea.</text:p>
      <text:p text:style-name="P4">
“The Black Sea region has been the object of military extension of Russia for more than decades. The illegal annexation of Crimea in 2014 and the capture of part of Donbass was only the beginning. But these events also had an impact on the Western Balkans, our friends in Bosnia and Herzegovina, Georgia and Moldova. The irresponsible hostile behavior of Russia in the wider Black Sea region is deeply impressive in all alliance, ”the Deputy Secretary -General of NATO emphasized.</text:p>
      <text:p text:style-name="P4">
He recalled that after the start of military aggression, NATO Allies provided unprecedented assistance, supplied weapons and military equipment in exceeding $ 65 billion, and will continue such support for a long time.</text:p>
      <text:p text:style-name="P4">
<text:span text:style-name="T4">
 Read also: </text:span>
 <text:a xlink:type="simple" xlink:href="https://www.ukrinform.ua/rubric-polytics/3695599-nato-mae-nadati-ukraini-bezpekovi-garantii-vlitku-premer-polsi.html" text:style-name="Internet_20_link" text:visited-style-name="Visited_20_Internet_20_Link">
<text:span text:style-name="T4">
 NATO </text:span>
</text:a>
</text:p>
      <text:p text:style-name="P4">
It was reported that a security conference was held on Thursday in Bucharest within the International "Crimean Platform", which was attended by representatives of governments, diplomats and scientists of the leading countries of Europe and the world. The main purpose of the Crimean Platform, which proved its importance as a powerful International Forum, is a full de -occupation of the Crimean Peninsula and the liberation of Ukraine from Russian ash.</text:p>
      <text:p text:style-name="P4">
<text:span text:style-name="T5">
Foto: Nato</text:span>
</text:p>
      <text:p text:style-name="P4">
News Source: <text:a xlink:type="simple" xlink:href="https://www.ukrinform.ua/rubric-world/3695623-corne-more-mae-strategicne-znacenna-dla-bezpeki-krain-nato-zastupnik-stoltenberga.html" text:style-name="Internet_20_link" text:visited-style-name="Visited_20_Internet_20_Link">
https://www.ukrinform.ua/rubric-world/3695623-corne-more-mae-strategicne-znacenna-dla-bezpeki-krain-nato-zastupnik-stoltenberga.html</text:a>
</text:p>
      <!--NEWS-->
      <text:h text:style-name="P10" text:outline-level="1">
<text:span text:style-name="T4">
In Ukraine a moment of silence</text:span>
</text:h>
      <text:p text:style-name="P4">
Author: ['АРМІЯINFORM']</text:p>
      <text:p text:style-name="P4">
Time: 2023-04-13T22: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2" text:anchor-type="as-char" svg:width="6.9236in" svg:height="3.895992in" draw:z-index="0">
<draw:image xlink:href="../Images/AРМІЯINFORM/2023-04-13T22-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3/v-ukrayini-hvylyna-movchannya/" text:style-name="Internet_20_link" text:visited-style-name="Visited_20_Internet_20_Link">
https://armyinform.com.ua/2023/04/13/v-ukrayini-hvylyna-movchannya/</text:a>
</text:p>
      <!--NEWS-->
      <text:h text:style-name="P10" text:outline-level="1">
<text:span text:style-name="T4">
UEFA Europa League: "Roma" gave way to "</text:span>
</text:h>
      <text:p text:style-name="P4">
Authors: Ukrinform (Person)</text:p>
      <text:p text:style-name="P4">
Publisher: Укринформ (Organization)</text:p>
      <text:p text:style-name="P4">
Published Time: 2023-04-13T22:04:00+03:00</text:p>
      <text:p text:style-name="P4">
Modified Time: 2023-04-13T22:04:00+03:00</text:p>
      <text:p text:style-name="P4">
Description: The only goal in the match on the Buffer's account. - Ukrinform.</text:p>
      <text:p text:style-name="P4">
Images: ["<text:a xlink:type="simple" xlink:href="https://static.ukrinform.com/photos/2023_04/thumb_files/630_360_1681412597-185.jpg" text:style-name="Internet_20_link" text:visited-style-name="Visited_20_Internet_20_Link">
630_360_16814...</text:a>
"]</text:p>
      <text:p text:style-name="P4">
Tags: ['Футбол', 'Ліга Європи', 'Рома']</text:p>
      <text:p text:style-name="P4">
Type: Article</text:p>
      <!--METADATA-->
      <text:p text:style-name="P4">
<draw:frame draw:style-name="fr1" draw:name="Image243" text:anchor-type="as-char" svg:width="6.9236in" svg:height="3.956343in" draw:z-index="0">
<draw:image xlink:href="../Images/yкринформ/2023-04-13T22-04-00-03-00/630_360_1681412597-185.jpg" xlink:type="simple" xlink:show="embed" xlink:actuate="onLoad" draw:mime-type="image/jpeg"/>
</draw:frame>
The only goal matches on the Buffer's account.</text:p>
      <text:p text:style-name="P4">
Figayerd beat Roma in the first quarterfinal match of the Europa League - 1: 0, Ukrinform reports.</text:p>
      <text:p text:style-name="P4">
The Wolves were able to open the account at the end of the first half, but Lorenzopellegrini did not sell the penalty.</text:p>
      <text:p text:style-name="P4">
After the break, Maters, Matfer Matfe, distinguished himself from the submission of the USC IDRISSI victory to the owners.</text:p>
      <text:p text:style-name="P4">
The match will be held in Rome on April 20. In the semifinals, the winner will meet the winner of the confrontation "Bayer" - "Union".</text:p>
      <text:p text:style-name="P4">
<text:span text:style-name="T4">
 Read also: </text:span>
 <text:a xlink:type="simple" xlink:href="https://www.ukrinform.ua/rubric-sports/3695125-liga-cempioniv-uefa-milan-minimalno-peregrav-napoli.html" text:style-name="Internet_20_link" text:visited-style-name="Visited_20_Internet_20_Link">
<text:span text:style-name="T4">
 League </text:span>
</text:a>
As reported by Ukrinform, today there will be three more matches of the first -top finals of the LE. Manchester United accepts "Seville", "Juventus" plays with "Sporting", and "Bayer" - with "Union".</text:p>
      <text:p text:style-name="P4">
Photo: Getty Image</text:p>
      <text:p text:style-name="P4">
News Source: <text:a xlink:type="simple" xlink:href="https://www.ukrinform.ua/rubric-sports/3695625-liga-evropi-uefa-roma-postupilas-feenordu.html" text:style-name="Internet_20_link" text:visited-style-name="Visited_20_Internet_20_Link">
https://www.ukrinform.ua/rubric-sports/3695625-liga-evropi-uefa-roma-postupilas-feenordu.html</text:a>
</text:p>
      <!--NEWS-->
      <text:h text:style-name="P10" text:outline-level="1">
<text:span text:style-name="T4">
In Moldova, they were sentenced to 15 years in prison of the leader of the pro -Russian Party "Shore"</text:span>
</text:h>
      <text:p text:style-name="P4">
Authors: Ukrinform (Person)</text:p>
      <text:p text:style-name="P4">
Publisher: Укринформ (Organization)</text:p>
      <text:p text:style-name="P4">
Published Time: 2023-04-13T22:05:00+03:00</text:p>
      <text:p text:style-name="P4">
Modified Time: 2023-04-13T22:05:00+03:00</text:p>
      <text:p text:style-name="P4">
Description: On Thursday, the Chamber of Appeal Poshenev condemned the fugitive deputy leader of the Shore Party Ilan Shore to 15 years in prison with confiscation of property for 5 billion lei (more than $ 270 million). - Ukrinform.</text:p>
      <text:p text:style-name="P4">
Images: ["<text:a xlink:type="simple" xlink:href="https://static.ukrinform.com/photos/2023_04/thumb_files/630_360_1681412597-135.jpg" text:style-name="Internet_20_link" text:visited-style-name="Visited_20_Internet_20_Link">
630_360_16814...</text:a>
"]</text:p>
      <text:p text:style-name="P4">
Tags: ['Молдова', 'Суд', 'Вирок', 'Партія']</text:p>
      <text:p text:style-name="P4">
Type: Article</text:p>
      <!--METADATA-->
      <text:p text:style-name="P4">
<draw:frame draw:style-name="fr1" draw:name="Image244" text:anchor-type="as-char" svg:width="6.9236in" svg:height="3.956343in" draw:z-index="0">
<draw:image xlink:href="../Images/yкринформ/2023-04-13T22-05-00-03-00/630_360_1681412597-135.jpg" xlink:type="simple" xlink:show="embed" xlink:actuate="onLoad" draw:mime-type="image/jpeg"/>
</draw:frame>
On Thursday, the Chamber of Kyshenev sentenced the fugitive deputy leader of the Shore Party Ilanashar to 15 years in prison with confiscation of property for 5 billion lei(over $ 270 million).</text:p>
      <text:p text:style-name="P4">
Як передає Укрінформ, про це повідомляє  <text:a xlink:type="simple" xlink:href="https://newsmaker.md/rus/novosti/v-kishineve-shora-prigovorili-k-15-godam-tyurmy-i-konfiskatsii-imuschestva-na-5-mlrd-leev/" text:style-name="Internet_20_link" text:visited-style-name="Visited_20_Internet_20_Link">
</text:a>
.</text:p>
      <text:p text:style-name="P4">
“The Appeal Chamber has condemned the Shore to 15 years in prison. Wherever he is punishable, in Israel or in <text:a xlink:type="simple" xlink:href="https://www.ukrinform.ua/tag-moldova" text:style-name="Internet_20_link" text:visited-style-name="Visited_20_Internet_20_Link">
</text:a>
, the most reinforced property is now confiscated for the benefit of the state - it is 5 billion Leev, ” - said the chairman of the parliamentary legal commission, a deputy from the Party" Acting Solidarity "Olesya Stamate.</text:p>
      <text:p text:style-name="P4">
According to Stamate, it is only one case against the Shore, and the courts will be able to decide on the rest. At the same time, she did not specify the self -law the deputy was convicted.</text:p>
      <text:p text:style-name="P4">
<text:span text:style-name="T4">
 Read also: </text:span>
 <text:a xlink:type="simple" xlink:href="https://www.ukrinform.ua/rubric-world/3608127-u-moldovi-zatrimali-predstavnikiv-prorosijskoi-partii-sor.html" text:style-name="Internet_20_link" text:visited-style-name="Visited_20_Internet_20_Link">
<text:span text:style-name="T4">
 Shore </text:span>
</text:a>
In 2015, Ilana Schora was sentenced to a billion theft case to 7.5 years for frauds for fraud and money laundering. The court found that the wake would come into force until it was final. The case was under consideration of the Vauplation Chamber of Kyshenov. The court hearings were repeatedly delayed.</text:p>
      <text:p text:style-name="P4">
In 2019, after the departure from the authorities of the Democratic Party of Moldova, Ilan Sharvic from the country. According to some reports, he is currently in Israel.</text:p>
      <text:p text:style-name="P4">
As reported by Ukrinform, on April 12, a pro -Russian protest, organized by the Shore Party and its supporters, was held in the capital of Moldova.</text:p>
      <text:p text:style-name="P4">
News Source: <text:a xlink:type="simple" xlink:href="https://www.ukrinform.ua/rubric-world/3695626-u-moldovi-zasudili-do-15-rokiv-vaznici-lidera-prorosijskoi-partii-sor.html" text:style-name="Internet_20_link" text:visited-style-name="Visited_20_Internet_20_Link">
https://www.ukrinform.ua/rubric-world/3695626-u-moldovi-zasudili-do-15-rokiv-vaznici-lidera-prorosijskoi-partii-sor.html</text:a>
</text:p>
      <!--NEWS-->
      <text:h text:style-name="P10" text:outline-level="1">
<text:span text:style-name="T4">
UEFA Conference League: Gent and West Hem shared points</text:span>
</text:h>
      <text:p text:style-name="P4">
Authors: Ukrinform (Person)</text:p>
      <text:p text:style-name="P4">
Publisher: Укринформ (Organization)</text:p>
      <text:p text:style-name="P4">
Published Time: 2023-04-13T22:11:40+03:00</text:p>
      <text:p text:style-name="P4">
Modified Time: 2023-04-13T22:11:40+03:00</text:p>
      <text:p text:style-name="P4">
Description: The match is scheduled for April 20. - Ukrinform.</text:p>
      <text:p text:style-name="P4">
Images: ["<text:a xlink:type="simple" xlink:href="https://static.ukrinform.com/photos/2023_04/thumb_files/630_360_1681413031-371.jpg" text:style-name="Internet_20_link" text:visited-style-name="Visited_20_Internet_20_Link">
630_360_16814...</text:a>
"]</text:p>
      <text:p text:style-name="P4">
Tags: ['Футбол', 'Ліга конференцій УЄФА']</text:p>
      <text:p text:style-name="P4">
Type: Article</text:p>
      <!--METADATA-->
      <text:p text:style-name="P4">
<draw:frame draw:style-name="fr1" draw:name="Image245" text:anchor-type="as-char" svg:width="6.9236in" svg:height="3.956343in" draw:z-index="0">
<draw:image xlink:href="../Images/yкринформ/2023-04-13T22-11-40-03-00/630_360_1681413031-371.jpg" xlink:type="simple" xlink:show="embed" xlink:actuate="onLoad" draw:mime-type="image/jpeg"/>
</draw:frame>
The match is scheduled for April 20.</text:p>
      <text:p text:style-name="P4">
In the starting match of the Gent Day on his field played a draw with Vesthem(1:1)In the 1/4 finals of the League of Conferences, reports Ukrinform.</text:p>
      <text:p text:style-name="P4">
On the goal of Danny Ingza, the Belgian team responded with a well -stroke.</text:p>
      <text:p text:style-name="P4">
Also today they will play "Anderlecht" - "AZ", "Basel" - "Nice" and "Lech" - "Fiorentina". Start - at 22:00 in Kyiv time.</text:p>
      <text:p text:style-name="P4">
<text:span text:style-name="T4">
 Read also: </text:span>
 <text:a xlink:type="simple" xlink:href="https://www.ukrinform.ua/rubric-sports/3695625-liga-evropi-uefa-roma-postupilas-feenordu.html" text:style-name="Internet_20_link" text:visited-style-name="Visited_20_Internet_20_Link">
<text:span text:style-name="T4">
 Roma </text:span>
</text:a>
As reported by Ukrinform, Figayonord beat Roma in the first quarterfinal of the Europa League.</text:p>
      <text:p text:style-name="P4">
Photo: Getty Image</text:p>
      <text:p text:style-name="P4">
News Source: <text:a xlink:type="simple" xlink:href="https://www.ukrinform.ua/rubric-sports/3695628-liga-konferencij-uefa-gent-ta-vest-gem-podilili-ocki.html" text:style-name="Internet_20_link" text:visited-style-name="Visited_20_Internet_20_Link">
https://www.ukrinform.ua/rubric-sports/3695628-liga-konferencij-uefa-gent-ta-vest-gem-podilili-ocki.html</text:a>
</text:p>
      <!--NEWS-->
      <text:h text:style-name="P10" text:outline-level="1">
<text:span text:style-name="T4">
In Ukraine potentially contaminated explosives 174 thousand square kilometers - SESNS</text:span>
</text:h>
      <text:p text:style-name="P4">
Authors: Ukrinform (Person)</text:p>
      <text:p text:style-name="P4">
Publisher: Укринформ (Organization)</text:p>
      <text:p text:style-name="P4">
Published Time: 2023-04-13T22:21:00+03:00</text:p>
      <text:p text:style-name="P4">
Modified Time: 2023-04-13T22:21:00+03:00</text:p>
      <text:p text:style-name="P4">
Description: Potentially contaminated explosive objects are 174 thousand square kilometers of Ukraine. - Ukrinform.</text:p>
      <text:p text:style-name="P4">
Images: ["<text:a xlink:type="simple" xlink:href="https://static.ukrinform.com/photos/2022_10/thumb_files/630_360_1666439593-782.jpg" text:style-name="Internet_20_link" text:visited-style-name="Visited_20_Internet_20_Link">
630_360_16664...</text:a>
", "<text:a xlink:type="simple" xlink:href="https://static.ukrinform.com/photos/2023_03/1680172121-435.jpg" text:style-name="Internet_20_link" text:visited-style-name="Visited_20_Internet_20_Link">
1680172121-43...</text:a>
"]</text:p>
      <text:p text:style-name="P4">
Tags: ['ДСНС', 'Розмінування', 'Вибухівка', 'Рятувальники']</text:p>
      <text:p text:style-name="P4">
Type: Article</text:p>
      <!--METADATA-->
      <text:p text:style-name="P4">
<draw:frame draw:style-name="fr1" draw:name="Image246" text:anchor-type="as-char" svg:width="6.9236in" svg:height="3.956343in" draw:z-index="0">
<draw:image xlink:href="../Images/yкринформ/2023-04-13T22-21-00-03-00/630_360_1666439593-782.jpg" xlink:type="simple" xlink:show="embed" xlink:actuate="onLoad" draw:mime-type="image/jpeg"/>
</draw:frame>
Potential -footed explosive objects are 174 thousand square kilometers of Ukraine.</text:p>
      <text:p text:style-name="P4">
This was announced by the SES Presenter Oleksandr Khorunzhi at a briefing "Questions of security during Easter - the reservation and recommendations of the SES" in <text:a xlink:type="simple" xlink:href="https://www.youtube.com/watch" text:style-name="Internet_20_link" text:visited-style-name="Visited_20_Internet_20_Link">
</text:a>
.</text:p>
      <text:p text:style-name="P4">
"I will remind that 174 thousand square kilometers potentially contaminated with a hazardous objects. People have to remember.</text:p>
      <text:p text:style-name="P4">
<draw:frame draw:style-name="fr1" draw:name="Image247" text:anchor-type="as-char" svg:width="6.9236in" svg:height="4.615733in" draw:z-index="0">
<draw:image xlink:href="../Images/yкринформ/2023-04-13T22-21-00-03-00/1680172121-435.jpg" xlink:type="simple" xlink:show="embed" xlink:actuate="onLoad" draw:mime-type="image/jpeg"/>
</draw:frame>
<text:span text:style-name="T4">
 Read also: </text:span>
 <text:a xlink:type="simple" xlink:href="https://www.ukrinform.ua/rubric-vidbudova/3694139-ukraini-potribno-pat-tisac-fahivciv-dla-rozminuvanna-reznikov.html" text:style-name="Internet_20_link" text:visited-style-name="Visited_20_Internet_20_Link">
<text:span text:style-name="T4">
 Mine </text:span>
</text:a>
The SESS Presopter of Ukraine called the regions where the contamination of explosive subjects is the largest. Among them are the territories of Kherson, Kharkiv, partly Mykolaiv, Zaporizhia, Donetsk, Sumy, Chernihiv of Takyiv regions.</text:p>
      <text:p text:style-name="P4">
"But in the Kyiv region, in fact, all objects of critical infrastructure of the efficiency have already been cleared. There may be some sections of forestry and fields," the harun said.</text:p>
      <text:p text:style-name="P4">
As reported by Ukrinform, to mine territories of Ukraine <text:a xlink:type="simple" xlink:href="https://www.ukrinform.ua/rubric-vidbudova/3694139-ukraini-potribno-pat-tisac-fahivciv-dla-rozminuvanna-reznikov.html" text:style-name="Internet_20_link" text:visited-style-name="Visited_20_Internet_20_Link">
</text:a>
, as well as specialists from other countries in the world.</text:p>
      <text:p text:style-name="P4">
In June 2022, the SES stated that <text:a xlink:type="simple" xlink:href="https://www.ukrinform.ua/rubric-ato/3498151-v-ukraini-300-tisac-kvadratnih-kilometriv-potrebuut-rozminuvanna.html" text:style-name="Internet_20_link" text:visited-style-name="Visited_20_Internet_20_Link">
</text:a>
</text:p>
      <text:p text:style-name="P4">
News Source: <text:a xlink:type="simple" xlink:href="https://www.ukrinform.ua/rubric-society/3695629-v-ukraini-potencijno-zabrudneni-vibuhivkou-174-tisaci-kvadratnih-kilometriv-dsns.html" text:style-name="Internet_20_link" text:visited-style-name="Visited_20_Internet_20_Link">
https://www.ukrinform.ua/rubric-society/3695629-v-ukraini-potencijno-zabrudneni-vibuhivkou-174-tisaci-kvadratnih-kilometriv-dsns.html</text:a>
</text:p>
      <!--NEWS-->
      <text:h text:style-name="P10" text:outline-level="1">
<text:span text:style-name="T4">
У США арештували лідера чат-групи, в якій з’явилися секретні дані Пентагону</text:span>
</text:h>
      <text:p text:style-name="P4">
Authors: Ukrinform (Person)</text:p>
      <text:p text:style-name="P4">
Publisher: Укринформ (Organization)</text:p>
      <text:p text:style-name="P4">
Published Time: 2023-04-13T22:33:00+03:00</text:p>
      <text:p text:style-name="P4">
Modified Time: 2023-04-13T22:33:00+03:00</text:p>
      <text:p text:style-name="P4">
Description: The FBI arrested a 21-year-old game of online chat group, which appeared publications of the secretary documents of the Pentagon. - Ukrinform.</text:p>
      <text:p text:style-name="P4">
Images: ["<text:a xlink:type="simple" xlink:href="https://static.ukrinform.com/photos/2016_05/thumb_files/630_360_1464332501-2066-fbr.jpg" text:style-name="Internet_20_link" text:visited-style-name="Visited_20_Internet_20_Link">
630_360_14643...</text:a>
"]</text:p>
      <text:p text:style-name="P4">
Tags: ['Арешт', 'ФБР', 'Пентагон', 'США', 'Витік']</text:p>
      <text:p text:style-name="P4">
Type: Article</text:p>
      <!--METADATA-->
      <text:p text:style-name="P4">
<draw:frame draw:style-name="fr1" draw:name="Image248" text:anchor-type="as-char" svg:width="6.9236in" svg:height="3.956343in" draw:z-index="0">
<draw:image xlink:href="../Images/yкринформ/2023-04-13T22-33-00-03-00/630_360_1464332501-2066-fbr.jpg" xlink:type="simple" xlink:show="embed" xlink:actuate="onLoad" draw:mime-type="image/jpeg"/>
</draw:frame>
FBRA was a 21-year-old player on an online chat group, which appeared to the publications of the Pentagon's secret documents.</text:p>
      <text:p text:style-name="P4">
According to Ukrinform correspondent, it writes <text:a xlink:type="simple" xlink:href="https://edition.cnn.com/politics/live-news/pentagon-documents-leak-04-13-23/index.html" text:style-name="Internet_20_link" text:visited-style-name="Visited_20_Internet_20_Link">
</text:a>
.</text:p>
      <text:p text:style-name="P4">
“Prosecutor General Merik Garland has confirmed that the FBI arrested Jackataysheyr, a member of the National Air Guard of Masscachusetts because(https://www.ukrinform.ua/tag-pentagon)”, - the material reads.</text:p>
      <text:p text:style-name="P4">
It is noted that the arrest was carried out because of "probable unauthorized maintenance, storage and transmission of secret information regarding the national defense."</text:p>
      <text:p text:style-name="P4">
<text:span text:style-name="T4">
 Read also: </text:span>
 <text:a xlink:type="simple" xlink:href="https://www.ukrinform.ua/rubric-world/3695486-pentagon-obmeziv-dostup-do-zlitih-sekretnih-dokumentiv-bilij-dim.html" text:style-name="Internet_20_link" text:visited-style-name="Visited_20_Internet_20_Link">
<text:span text:style-name="T4">
 Pentagon </text:span>
</text:a>
Garland added that the Takesira case will be considered by the US Federal Court.</text:p>
      <text:p text:style-name="P4">
It was reported that the New York Times has previously published a material in which <text:a xlink:type="simple" xlink:href="https://www.ukrinform.ua/rubric-world/3694664-glava-pentagonu-perevernemo-kozen-kamin-sobi-znajti-dzerelo-vitokiv.html" text:style-name="Internet_20_link" text:visited-style-name="Visited_20_Internet_20_Link">
</text:a>
Numbers -secret documents on the social network concerning plans for the Counter -offensive of the Armed Forces.</text:p>
      <text:p text:style-name="P4">
A group of investigators <text:a xlink:type="simple" xlink:href="https://www.ukrinform.ua/rubric-world/3693674-u-bellingcat-vstanovili-persodzerela-zlitih-dokumentiv-pentagonu.html" text:style-name="Internet_20_link" text:visited-style-name="Visited_20_Internet_20_Link">
</text:a>
Pentagon's fused documents that began to appear in January2023 on some Discord servers.</text:p>
      <text:p text:style-name="P4">
Jack Taisheir National Guard <text:a xlink:type="simple" xlink:href="https://www.ukrinform.ua/rubric-world/3695601-u-ssa-vstanovili-osobu-lidera-catgrupi-v-akij-zavilisa-sekretni-dani-pentagonu-nyt.html" text:style-name="Internet_20_link" text:visited-style-name="Visited_20_Internet_20_Link">
</text:a>
Under the name "Thug Shaker Central", which brings together 20-30 people because of a common commitment to weapons, racist online memos and video game.</text:p>
      <text:p text:style-name="P4">
News Source: <text:a xlink:type="simple" xlink:href="https://www.ukrinform.ua/rubric-world/3695633-u-ssa-arestuvali-lidera-catgrupi-v-akij-zavilisa-sekretni-dani-pentagonu.html" text:style-name="Internet_20_link" text:visited-style-name="Visited_20_Internet_20_Link">
https://www.ukrinform.ua/rubric-world/3695633-u-ssa-arestuvali-lidera-catgrupi-v-akij-zavilisa-sekretni-dani-pentagonu.html</text:a>
</text:p>
      <!--NEWS-->
      <text:h text:style-name="P10" text:outline-level="1">
<text:span text:style-name="T4">
The Armed Forces have more than one variant of events on the front - Danilov</text:span>
</text:h>
      <text:p text:style-name="P4">
Authors: Ukrinform (Person)</text:p>
      <text:p text:style-name="P4">
Publisher: Укринформ (Organization)</text:p>
      <text:p text:style-name="P4">
Published Time: 2023-04-13T22:46:00+03:00</text:p>
      <text:p text:style-name="P4">
Modified Time: 2023-04-13T22:46:00+03:00</text:p>
      <text:p text:style-name="P4">
Description: The Armed Forces of Ukraine have more than one variant of developments on the front.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ЗСУ', 'Данілов', 'Контрнаступ', 'Єдині новини']</text:p>
      <text:p text:style-name="P4">
Type: Article</text:p>
      <!--METADATA-->
      <text:p text:style-name="P4">
<draw:frame draw:style-name="fr1" draw:name="Image249" text:anchor-type="as-char" svg:width="6.9236in" svg:height="3.956343in" draw:z-index="0">
<draw:image xlink:href="../Images/yкринформ/2023-04-13T22-46-00-03-00/630_360_1680783784-260.jpg" xlink:type="simple" xlink:show="embed" xlink:actuate="onLoad" draw:mime-type="image/jpeg"/>
</draw:frame>
Arms of Ukraine have more than one variant of developments on the front.</text:p>
      <text:p text:style-name="P4">
This was stated by the Secretary of the National Security and Defense Council of Ukraine Alexeydanilov on the air of the Tele scale "Unified News", Ukrinform reports.</text:p>
      <text:p text:style-name="P4">
"We are aware of all the processes that take place on the front. All assumptions in the plans of the Ukrainian military, including the counter -offensive, have no basis. It will be solved at the last moment when the final decision will be made," Danilov said.</text:p>
      <text:p text:style-name="P4">
According to him, the Ukrainian soldiers have "not one, not two, not three, and unwashed variants of developments at the front", because it depends on many factors that are evaluated every day.</text:p>
      <text:p text:style-name="P4">
<text:span text:style-name="T4">
 Read also: </text:span>
 <text:a xlink:type="simple" xlink:href="https://www.ukrinform.ua/rubric-ato/3694666-ukraina-vze-mae-bagato-mozlivostej-sobi-dosagti-uspihu-ostin.html" text:style-name="Internet_20_link" text:visited-style-name="Visited_20_Internet_20_Link">
<text:span text:style-name="T4">
 counter -offensive </text:span>
</text:a>
"And everyone must understand that we have no conversation only about a counter -offensive. We have a understanding that we need to release all our territories to <text:a xlink:type="simple" xlink:href="https://www.ukrinform.ua/tag-kordon" text:style-name="Internet_20_link" text:visited-style-name="Visited_20_Internet_20_Link">
</text:a>
 1991 року. До того часу, поки ми це незробимо, поки цього не зроблять наші ЗСУ, мова про закінчення війни йти неможе", - наголосив Секретар РНБО.</text:p>
      <text:p text:style-name="P4">
Як повідомляв Укрінформ, Прем’єр-міністр України Денис Шмигаль заявив, щомасштабний контрнаступ українських сил проти російських загарбників можерозпочатися вже влітку.</text:p>
      <text:p text:style-name="P4">
News Source: <text:a xlink:type="simple" xlink:href="https://www.ukrinform.ua/rubric-ato/3695634-zsu-maut-ne-odin-variant-rozvitku-podij-na-fronti-danilov.html" text:style-name="Internet_20_link" text:visited-style-name="Visited_20_Internet_20_Link">
https://www.ukrinform.ua/rubric-ato/3695634-zsu-maut-ne-odin-variant-rozvitku-podij-na-fronti-danilov.html</text:a>
</text:p>
      <!--NEWS-->
      <text:h text:style-name="P10" text:outline-level="1">
<text:span text:style-name="T4">
The Ministry of Youth has prepared an official order for a boycott of competitions with Russian and Belarusian athletes</text:span>
</text:h>
      <text:p text:style-name="P4">
Authors: Ukrinform (Person)</text:p>
      <text:p text:style-name="P4">
Publisher: Укринформ (Organization)</text:p>
      <text:p text:style-name="P4">
Published Time: 2023-04-13T22:57:00+03:00</text:p>
      <text:p text:style-name="P4">
Modified Time: 2023-04-13T22:57:00+03:00</text:p>
      <text:p text:style-name="P4">
Description: In case of violation, the Ukrainian delegation will be withdrawn, and the relevant federation will be deprived of national status. - Ukrinform.</text:p>
      <text:p text:style-name="P4">
Images: ["<text:a xlink:type="simple" xlink:href="https://static.ukrinform.com/photos/2023_04/thumb_files/630_360_1681415639-463.jpg" text:style-name="Internet_20_link" text:visited-style-name="Visited_20_Internet_20_Link">
630_360_16814...</text:a>
", "<text:a xlink:type="simple" xlink:href="https://static.ukrinform.com/photos/2023_04/1681415809-383.jpg" text:style-name="Internet_20_link" text:visited-style-name="Visited_20_Internet_20_Link">
1681415809-38...</text:a>
", "<text:a xlink:type="simple" xlink:href="https://static.ukrinform.com/photos/2023_04/1681415822-714.jpg" text:style-name="Internet_20_link" text:visited-style-name="Visited_20_Internet_20_Link">
1681415822-71...</text:a>
"]</text:p>
      <text:p text:style-name="P4">
Tags: ['Міністерство молоді та спорту']</text:p>
      <text:p text:style-name="P4">
Type: Article</text:p>
      <!--METADATA-->
      <text:p text:style-name="P4">
<draw:frame draw:style-name="fr1" draw:name="Image250" text:anchor-type="as-char" svg:width="6.9236in" svg:height="3.956343in" draw:z-index="0">
<draw:image xlink:href="../Images/yкринформ/2023-04-13T22-57-00-03-00/630_360_1681415639-463.jpg" xlink:type="simple" xlink:show="embed" xlink:actuate="onLoad" draw:mime-type="image/jpeg"/>
</draw:frame>
In the event of a violation, the Ukrainian delegation will be withdrawn, and the relevant federation will be deprived of national status.</text:p>
      <text:p text:style-name="P4">
Olympic champion and People's Deputy Jean Beleniuk published <text:a xlink:type="simple" xlink:href="https://t.me/zhanbeleniuk/217" text:style-name="Internet_20_link" text:visited-style-name="Visited_20_Internet_20_Link">
</text:a>
The order of the Ministry of Youth and Sports of Prozabron to official delegations of Ukrainian national teams to participate in international competitions, which are involved in Russians and Belarusians, Ukrinform reports.</text:p>
      <text:p text:style-name="P4">
The order extends to the official delegations of Ukraine's national teams of Zolimpian and non -Olympic sports. In case of violation of the delegates will be dismissed from such competitions, and the relevant federation will be deprived of the status. Also, the participation of Ukrainian sportsmen will be monitored in competitions, where there will be Russians and Belarusians.</text:p>
      <text:p text:style-name="P4">
It should be noted that the order was signed by the electronic signature.</text:p>
      <text:p text:style-name="P4">
<draw:frame draw:style-name="fr1" draw:name="Image251" text:anchor-type="as-char" svg:width="6.9236in" svg:height="9.611939in" draw:z-index="0">
<draw:image xlink:href="../Images/yкринформ/2023-04-13T22-57-00-03-00/1681415809-383.jpg" xlink:type="simple" xlink:show="embed" xlink:actuate="onLoad" draw:mime-type="image/jpeg"/>
</draw:frame>
<draw:frame draw:style-name="fr1" draw:name="Image252" text:anchor-type="as-char" svg:width="6.9236in" svg:height="9.622376in" draw:z-index="0">
<draw:image xlink:href="../Images/yкринформ/2023-04-13T22-57-00-03-00/1681415822-714.jpg" xlink:type="simple" xlink:show="embed" xlink:actuate="onLoad" draw:mime-type="image/jpeg"/>
</draw:frame>
We will remind, the Cabinet of Ministers of Ukraine approved <text:a xlink:type="simple" xlink:href="https://www.ukrinform.ua/rubric-sports/3689645-ukraina-bojkotuvatime-zmaganna-de-budut-atleti-z-rosii-risenna-uradu.html" text:style-name="Internet_20_link" text:visited-style-name="Visited_20_Internet_20_Link">
</text:a>
About the boycott of qualifying tournaments on the Olympic Games-2024 in Paris, which will be admitted to Russian Ibilorus athletes. International Olympic Committee(Mok)He has already responded to the decision of the Government of Ukraine on the boycott of the qualifying tournaments Nalympic Games-2024 in Paris.</text:p>
      <text:p text:style-name="P4">
<text:span text:style-name="T4">
 Read also: </text:span>
 <text:a xlink:type="simple" xlink:href="https://www.ukrinform.ua/rubric-sports/3695395-dopusk-rosian-i-bilorusiv-mok-zajnav-vicikuvalnu-poziciu.html" text:style-name="Internet_20_link" text:visited-style-name="Visited_20_Internet_20_Link">
<text:span text:style-name="T4">
 MOC </text:span>
</text:a>
As reported by Ukrinform, earlier the IOC executive committee recommended to return the Russian athletes to Russian athletes to international competitions in neutral status. In this case, teams from Russia and Belarus are not allowed to the tournaments, as well as sportsmen who support the war or have a contract with the army of Russian Abopelorus.</text:p>
      <text:p text:style-name="P4">
Photo: Getty Image, T.me/zhanbeleniuk</text:p>
      <text:p text:style-name="P4">
News Source: <text:a xlink:type="simple" xlink:href="https://www.ukrinform.ua/rubric-sports/3695638-minmolodsportu-pidgotuvalo-oficijnij-nakaz-pro-bojkot-zmagan-z-rosijskimi-ta-biloruskimi-sportsmenami.html" text:style-name="Internet_20_link" text:visited-style-name="Visited_20_Internet_20_Link">
https://www.ukrinform.ua/rubric-sports/3695638-minmolodsportu-pidgotuvalo-oficijnij-nakaz-pro-bojkot-zmagan-z-rosijskimi-ta-biloruskimi-sportsmenami.html</text:a>
</text:p>
      <!--NEWS-->
      <text:h text:style-name="P10" text:outline-level="1">
<text:span text:style-name="T4">
Dmytro Kuleba discussed with the Ministry of Foreign Affairs of Argentina the formula of peace and strengthening of relations</text:span>
</text:h>
      <text:p text:style-name="P4">
Author: ['АРМІЯINFORM']</text:p>
      <text:p text:style-name="P4">
Time: 2023-04-13T23:00:00-04:00</text:p>
      <text:p text:style-name="P4">
Description: Minist of the law enforcement officers of Ukraine Dmitro Kuleba PID PID ROZMOVI HEALLY OF THE MZS Argentin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ministr-dmytro-kuleba.jpg" text:style-name="Internet_20_link" text:visited-style-name="Visited_20_Internet_20_Link">
ministr-dmytro-kuleba.jpg</text:a>
']</text:p>
      <text:p text:style-name="P4">
Tags: ['АРГЕНТИНА', 'ДМИТРО КУЛЕБА', 'МЗС', 'ФОРМУЛА МИРУ']</text:p>
      <text:p text:style-name="P4">
Category: News</text:p>
      <!--METADATA-->
      <text:p text:style-name="P4">
<draw:frame draw:style-name="fr1" draw:name="Image253" text:anchor-type="as-char" svg:width="6.9236in" svg:height="4.281328in" draw:z-index="0">
<draw:image xlink:href="../Images/AРМІЯINFORM/2023-04-13T23-00-00-04-00/ministr-dmytro-kuleba.jpg" xlink:type="simple" xlink:show="embed" xlink:actuate="onLoad" draw:mime-type="image/jpeg"/>
</draw:frame>
Foreign Minister of Ukraine Dmitry Kuleb, during a conversation with the Mzargentina head of Santiago Kafiero, discussed the formula of peace of the President of Ukraine as a path of just a just peace.</text:p>
      <text:p text:style-name="P4">
About it <text:a xlink:type="simple" xlink:href="https://mfa.gov.ua/news/dmitro-kuleba-proviv-telefonnu-rozmovu-z-ministrom-zakordonnih-sprav-argentinskoyi-respubliki-santyago-kafiyero" text:style-name="Internet_20_link" text:visited-style-name="Visited_20_Internet_20_Link">
reports</text:a>
The press service of the Ministry of Foreign Affairs of Ukraine.</text:p>
      <text:p text:style-name="P4">
"During today's telephone conversation, Argentine's colleague Santiagokafiero also discussed the bilateral agenda, strengthening the relation of Ukraine with Latin America," the message reads.</text:p>
      <text:p text:style-name="P4">
Also, the head of the Ministry of Foreign Affairs of Argentina condemned the execution of Russia by the Ukrainian -begged and expressed his condolences.</text:p>
      <text:p text:style-name="P4">
We will remind, in September last year Volodymyr Zelenskyy <text:a xlink:type="simple" xlink:href="https://armyinform.com.ua/2023/02/24/genasambleya-oon-pidtrymala-rezolyucziyu-shhodo-myru-v-ukrayini/" text:style-name="Internet_20_link" text:visited-style-name="Visited_20_Internet_20_Link">
presented</text:a>
The UN General Assembly Formula of Peace of Pyatipons. It is a punishment for aggression, protecting life, restoring security of and territorial integrity, security guarantees and determination to defend themselves.</text:p>
      <text:p text:style-name="P4">
News Source: <text:a xlink:type="simple" xlink:href="https://armyinform.com.ua/2023/04/13/dmytro-kuleba-obgovoryv-z-glavoyu-mzs-aregentyny-formulu-myru-ta-zmicznennya-vidnosyn/" text:style-name="Internet_20_link" text:visited-style-name="Visited_20_Internet_20_Link">
https://armyinform.com.ua/2023/04/13/dmytro-kuleba-obgovoryv-z-glavoyu-mzs-aregentyny-formulu-myru-ta-zmicznennya-vidnosyn/</text:a>
</text:p>
      <!--NEWS-->
      <text:h text:style-name="P10" text:outline-level="1">
<text:span text:style-name="T4">
It is necessary to restart the UN Security Council to exclude from there the Russian Federation</text:span>
</text:h>
      <text:p text:style-name="P4">
Authors: Ukrinform (Person)</text:p>
      <text:p text:style-name="P4">
Publisher: Укринформ (Organization)</text:p>
      <text:p text:style-name="P4">
Published Time: 2023-04-13T23:01:00+03:00</text:p>
      <text:p text:style-name="P4">
Modified Time: 2023-04-13T23:01:00+03:00</text:p>
      <text:p text:style-name="P4">
Description: Foreign Minister of Ukraine Dmytro Kuleba is convinced that it is necessary to restart the United Nations Security Council to exclude Russia from there. - Ukrinform.</text:p>
      <text:p text:style-name="P4">
Images: ["<text:a xlink:type="simple" xlink:href="https://static.ukrinform.com/photos/2022_12/thumb_files/630_360_1670861604-745.jpg" text:style-name="Internet_20_link" text:visited-style-name="Visited_20_Internet_20_Link">
630_360_16708...</text:a>
"]</text:p>
      <text:p text:style-name="P4">
Tags: ['Кулеба', 'МЗС', 'Реформа', 'росія', 'Радбез ООН']</text:p>
      <text:p text:style-name="P4">
Type: Article</text:p>
      <!--METADATA-->
      <text:p text:style-name="P4">
<draw:frame draw:style-name="fr1" draw:name="Image254" text:anchor-type="as-char" svg:width="6.9236in" svg:height="3.956343in" draw:z-index="0">
<draw:image xlink:href="../Images/yкринформ/2023-04-13T23-01-00-03-00/630_360_1670861604-745.jpg" xlink:type="simple" xlink:show="embed" xlink:actuate="onLoad" draw:mime-type="image/jpeg"/>
</draw:frame>
The Minister of Law of Ukraine Dmytro Kuleba is convinced that it is necessary to redeem the Security Council of the United Nations in order to exclude Russia.</text:p>
      <text:p text:style-name="P4">
He stated this on the air of the Telernahon "The One News" reports Ukrinform.</text:p>
      <text:p text:style-name="P4">
“I always talk honestly as is. This is not a quick process, because it is necessary to completely overhaul the UN Security Council in order to exclude Russia from it. But this will come up. The main thing is to be persistent and do what we do. And this moon(On April 1, the Russian Federation launched a monthly chair - ed), which Russia President UN Radbezi we will use as much as possible to bring this goal closer, ”he said <text:a xlink:type="simple" xlink:href="https://www.ukrinform.ua/tag-kuleba" text:style-name="Internet_20_link" text:visited-style-name="Visited_20_Internet_20_Link">
</text:a>
.</text:p>
      <text:p text:style-name="P4">
According to him, the issue of exclusion of Russia is relevant not for the first year, but it was Ukraine that became the first state that officially officially presented the issue of illegitimacy of the Russia in the UN Security Council on the international agenda. And when they did, even our friends are bulk, but now the ice has shifted.</text:p>
      <text:p text:style-name="P4">
<text:span text:style-name="T4">
 Read also: </text:span>
 <text:a xlink:type="simple" xlink:href="https://www.ukrinform.ua/rubric-world/3693244-rosia-prograla-vibori-do-troh-organiv-oon.html" text:style-name="Internet_20_link" text:visited-style-name="Visited_20_Internet_20_Link">
</text:a>
The Minister of Foreign Affairs also reacted to a video with the execution of Ukrainian -bearing Russian military military, noting that it is scary to think about all the deaths that did not get on video and did not receive a public voice. Ukrainian diplomats have done a lot to see the video make a maximum of many people.</text:p>
      <text:p text:style-name="P4">
“Military crimes in the territory of Ukraine will only stop when the last Russian soldier leaves our country. Until one of them is on our land, he will try to rape, kill, cut off his head, because such an ideology is. " Said the Foreign Minister.</text:p>
      <text:p text:style-name="P4">
As reported by Ukrinform, on the Internet appeared <text:a xlink:type="simple" xlink:href="https://www.ukrinform.ua/rubric-ato/3694808-zelenskij-pro-stratu-ukrainskogo-voina-ce-video-rosii-akou-vona-e.html" text:style-name="Internet_20_link" text:visited-style-name="Visited_20_Internet_20_Link">
</text:a>
Ukrainian defenders. The Safety Service of Ukraine has launched a pre -trial investigation into the video of the Yakovians cut off the head of the Ukrainian prisoner. Law enforcement agencies are taking measures to identify the persons who have committed this terrible zip.</text:p>
      <text:p text:style-name="P4">
The UK Ambassador to Ukraine Melinda Simmons has stated that the death of the Ukrainian prisoner is filling in the list of accusations that Russia needs to face its crimes in Ukraine.Georgia President Salome Zurabishvili said the brutal death of a captive Ukrainian warrior is another crime against humanity.</text:p>
      <text:p text:style-name="P4">
France has been horrified by the video of the beheading of the alleged Ukrainian -begged Russian armed forces in Ukraine and demands the punishment of all crimes of the Russian Federation in Ukraine.</text:p>
      <text:p text:style-name="P4">
News Source: <text:a xlink:type="simple" xlink:href="https://www.ukrinform.ua/rubric-polytics/3695639-treba-perezavantaziti-radu-bezpeki-oon-abi-vikluciti-zvidti-rf-kuleba.html" text:style-name="Internet_20_link" text:visited-style-name="Visited_20_Internet_20_Link">
https://www.ukrinform.ua/rubric-polytics/3695639-treba-perezavantaziti-radu-bezpeki-oon-abi-vikluciti-zvidti-rf-kuleba.html</text:a>
</text:p>
      <!--NEWS-->
      <text:h text:style-name="P10" text:outline-level="1">
<text:span text:style-name="T4">
Shmigal in the USA: Help Ukraine is an investment in a new world without aggression</text:span>
</text:h>
      <text:p text:style-name="P4">
Authors: Ukrinform (Person)</text:p>
      <text:p text:style-name="P4">
Publisher: Укринформ (Organization)</text:p>
      <text:p text:style-name="P4">
Published Time: 2023-04-13T23:10:00+03:00</text:p>
      <text:p text:style-name="P4">
Modified Time: 2023-04-13T23:10:00+03:00</text:p>
      <text:p text:style-name="P4">
Description: Prime Minister Denis Shmigal thanked America for the "unprecedented" assistance to Ukraine in war and expressed his hope that this process would continue for the US leadership as investment in the world without Russian aggression. - Ukrinform.</text:p>
      <text:p text:style-name="P4">
Images: ["<text:a xlink:type="simple" xlink:href="https://static.ukrinform.com/photos/2023_04/thumb_files/630_360_1681418402-2038.jpeg" text:style-name="Internet_20_link" text:visited-style-name="Visited_20_Internet_20_Link">
630_360_16814...</text:a>
", "<text:a xlink:type="simple" xlink:href="https://static.ukrinform.com/photos/2023_04/thumb_files/630_360_1681418036-9976.jpeg" text:style-name="Internet_20_link" text:visited-style-name="Visited_20_Internet_20_Link">
630_360_16814...</text:a>
", "<text:a xlink:type="simple" xlink:href="https://static.ukrinform.com/photos/2023_04/thumb_files/630_360_1681418036-8625.jpeg" text:style-name="Internet_20_link" text:visited-style-name="Visited_20_Internet_20_Link">
630_360_16814...</text:a>
", "<text:a xlink:type="simple" xlink:href="https://static.ukrinform.com/photos/2023_04/thumb_files/630_360_1681418036-1089.jpeg" text:style-name="Internet_20_link" text:visited-style-name="Visited_20_Internet_20_Link">
630_360_16814...</text:a>
", "<text:a xlink:type="simple" xlink:href="https://static.ukrinform.com/photos/2023_04/thumb_files/630_360_1681418036-7467.jpeg" text:style-name="Internet_20_link" text:visited-style-name="Visited_20_Internet_20_Link">
630_360_16814...</text:a>
", "<text:a xlink:type="simple" xlink:href="https://static.ukrinform.com/photos/2023_04/thumb_files/630_360_1681418036-2697.jpeg" text:style-name="Internet_20_link" text:visited-style-name="Visited_20_Internet_20_Link">
630_360_16814...</text:a>
", "<text:a xlink:type="simple" xlink:href="https://static.ukrinform.com/photos/2023_04/thumb_files/630_360_1681418036-9849.jpeg" text:style-name="Internet_20_link" text:visited-style-name="Visited_20_Internet_20_Link">
630_360_16814...</text:a>
", "<text:a xlink:type="simple" xlink:href="https://static.ukrinform.com/photos/2023_04/thumb_files/630_360_1681418037-1533.jpeg" text:style-name="Internet_20_link" text:visited-style-name="Visited_20_Internet_20_Link">
630_360_16814...</text:a>
", "<text:a xlink:type="simple" xlink:href="https://static.ukrinform.com/photos/2023_04/thumb_files/630_360_1681418037-6048.jpeg" text:style-name="Internet_20_link" text:visited-style-name="Visited_20_Internet_20_Link">
630_360_16814...</text:a>
", "<text:a xlink:type="simple" xlink:href="https://static.ukrinform.com/photos/2023_04/thumb_files/630_360_1681418037-2885.jpeg" text:style-name="Internet_20_link" text:visited-style-name="Visited_20_Internet_20_Link">
630_360_16814...</text:a>
", "<text:a xlink:type="simple" xlink:href="https://static.ukrinform.com/photos/2023_04/thumb_files/630_360_1681418402-5016.jpeg" text:style-name="Internet_20_link" text:visited-style-name="Visited_20_Internet_20_Link">
630_360_16814...</text:a>
", "<text:a xlink:type="simple" xlink:href="https://static.ukrinform.com/photos/2023_04/1681417021-378.jpg" text:style-name="Internet_20_link" text:visited-style-name="Visited_20_Internet_20_Link">
1681417021-37...</text:a>
"]</text:p>
      <text:p text:style-name="P4">
Tags: ['Мінфін', 'США', 'Візит', 'Гроші', 'Шмигаль']</text:p>
      <text:p text:style-name="P4">
Type: Article</text:p>
      <!--METADATA-->
      <text:p text:style-name="P4">
<draw:frame draw:style-name="fr1" draw:name="Image255" text:anchor-type="as-char" svg:width="6.9236in" svg:height="3.956343in" draw:z-index="0">
<draw:image xlink:href="../Images/yкринформ/2023-04-13T23-10-00-03-00/630_360_1681418402-2038.jpeg" xlink:type="simple" xlink:show="embed" xlink:actuate="onLoad" draw:mime-type="image/jpeg"/>
</draw:frame>
Prime Minister Denis Schmigal thanked America for the "unprecedented" assistance to Ukraine of the war and expressed his hope that this process would continue to continue to the United States as an investment in the world without Russian aggression.</text:p>
      <text:p text:style-name="P4">
He stated this on Thursday during a joint press conference with US Minister of Finans Janet Ellen in the White House, reports his own correspondent.</text:p>
      <text:p text:style-name="P4">
<draw:frame draw:style-name="fr1" draw:name="Image256" text:anchor-type="as-char" svg:width="6.9236in" svg:height="3.956343in" draw:z-index="0">
<draw:image xlink:href="../Images/yкринформ/2023-04-13T23-10-00-03-00/630_360_1681418036-9976.jpeg" xlink:type="simple" xlink:show="embed" xlink:actuate="onLoad" draw:mime-type="image/jpeg"/>
</draw:frame>
Dennis Shmigal's meeting with US Ministry of Finance Janet Ellen/Photo: kmu.gov.ua <text:a xlink:type="simple" xlink:href="https://static.ukrinform.com/photos/2023_04/1681418036-9976.jpeg" text:style-name="Internet_20_link" text:visited-style-name="Visited_20_Internet_20_Link">
![] [](Images/yкринформ/2023-04-13T23-10-00-03-00/630_360_1681418036-9976.jpeg)</text:a>
 <text:a xlink:type="simple" xlink:href="https://static.ukrinform.com/photos/2023_04/1681418036-8625.jpeg" text:style-name="Internet_20_link" text:visited-style-name="Visited_20_Internet_20_Link">
<draw:frame draw:style-name="fr1" draw:name="Image257" text:anchor-type="as-char" svg:width="6.9236in" svg:height="3.956343in" draw:z-index="0">
<draw:image xlink:href="../Images/yкринформ/2023-04-13T23-10-00-03-00/630_360_1681418036-8625.jpeg" xlink:type="simple" xlink:show="embed" xlink:actuate="onLoad" draw:mime-type="image/jpeg"/>
</draw:frame>
</text:a>
 <text:a xlink:type="simple" xlink:href="https://static.ukrinform.com/photos/2023_04/1681418036-1089.jpeg" text:style-name="Internet_20_link" text:visited-style-name="Visited_20_Internet_20_Link">
<draw:frame draw:style-name="fr1" draw:name="Image258" text:anchor-type="as-char" svg:width="6.9236in" svg:height="3.956343in" draw:z-index="0">
<draw:image xlink:href="../Images/yкринформ/2023-04-13T23-10-00-03-00/630_360_1681418036-1089.jpeg" xlink:type="simple" xlink:show="embed" xlink:actuate="onLoad" draw:mime-type="image/jpeg"/>
</draw:frame>
</text:a>
 <text:a xlink:type="simple" xlink:href="https://static.ukrinform.com/photos/2023_04/1681418036-7467.jpeg" text:style-name="Internet_20_link" text:visited-style-name="Visited_20_Internet_20_Link">
<draw:frame draw:style-name="fr1" draw:name="Image259" text:anchor-type="as-char" svg:width="6.9236in" svg:height="3.956343in" draw:z-index="0">
<draw:image xlink:href="../Images/yкринформ/2023-04-13T23-10-00-03-00/630_360_1681418036-7467.jpeg" xlink:type="simple" xlink:show="embed" xlink:actuate="onLoad" draw:mime-type="image/jpeg"/>
</draw:frame>
</text:a>
 <text:a xlink:type="simple" xlink:href="https://static.ukrinform.com/photos/2023_04/1681418036-2697.jpeg" text:style-name="Internet_20_link" text:visited-style-name="Visited_20_Internet_20_Link">
<draw:frame draw:style-name="fr1" draw:name="Image260" text:anchor-type="as-char" svg:width="6.9236in" svg:height="3.956343in" draw:z-index="0">
<draw:image xlink:href="../Images/yкринформ/2023-04-13T23-10-00-03-00/630_360_1681418036-2697.jpeg" xlink:type="simple" xlink:show="embed" xlink:actuate="onLoad" draw:mime-type="image/jpeg"/>
</draw:frame>
</text:a>
 <text:a xlink:type="simple" xlink:href="https://static.ukrinform.com/photos/2023_04/1681418036-9849.jpeg" text:style-name="Internet_20_link" text:visited-style-name="Visited_20_Internet_20_Link">
<draw:frame draw:style-name="fr1" draw:name="Image261" text:anchor-type="as-char" svg:width="6.9236in" svg:height="3.956343in" draw:z-index="0">
<draw:image xlink:href="../Images/yкринформ/2023-04-13T23-10-00-03-00/630_360_1681418036-9849.jpeg" xlink:type="simple" xlink:show="embed" xlink:actuate="onLoad" draw:mime-type="image/jpeg"/>
</draw:frame>
</text:a>
 <text:a xlink:type="simple" xlink:href="https://static.ukrinform.com/photos/2023_04/1681418037-1533.jpeg" text:style-name="Internet_20_link" text:visited-style-name="Visited_20_Internet_20_Link">
<draw:frame draw:style-name="fr1" draw:name="Image262" text:anchor-type="as-char" svg:width="6.9236in" svg:height="3.956343in" draw:z-index="0">
<draw:image xlink:href="../Images/yкринформ/2023-04-13T23-10-00-03-00/630_360_1681418037-1533.jpeg" xlink:type="simple" xlink:show="embed" xlink:actuate="onLoad" draw:mime-type="image/jpeg"/>
</draw:frame>
</text:a>
 <text:a xlink:type="simple" xlink:href="https://static.ukrinform.com/photos/2023_04/1681418037-6048.jpeg" text:style-name="Internet_20_link" text:visited-style-name="Visited_20_Internet_20_Link">
<draw:frame draw:style-name="fr1" draw:name="Image263" text:anchor-type="as-char" svg:width="6.9236in" svg:height="3.956343in" draw:z-index="0">
<draw:image xlink:href="../Images/yкринформ/2023-04-13T23-10-00-03-00/630_360_1681418037-6048.jpeg" xlink:type="simple" xlink:show="embed" xlink:actuate="onLoad" draw:mime-type="image/jpeg"/>
</draw:frame>
</text:a>
 <text:a xlink:type="simple" xlink:href="https://static.ukrinform.com/photos/2023_04/1681418037-2885.jpeg" text:style-name="Internet_20_link" text:visited-style-name="Visited_20_Internet_20_Link">
<draw:frame draw:style-name="fr1" draw:name="Image264" text:anchor-type="as-char" svg:width="6.9236in" svg:height="3.956343in" draw:z-index="0">
<draw:image xlink:href="../Images/yкринформ/2023-04-13T23-10-00-03-00/630_360_1681418037-2885.jpeg" xlink:type="simple" xlink:show="embed" xlink:actuate="onLoad" draw:mime-type="image/jpeg"/>
</draw:frame>
</text:a>
 <text:a xlink:type="simple" xlink:href="https://static.ukrinform.com/photos/2023_04/1681418402-2038.jpeg" text:style-name="Internet_20_link" text:visited-style-name="Visited_20_Internet_20_Link">
<draw:frame draw:style-name="fr1" draw:name="Image265" text:anchor-type="as-char" svg:width="6.9236in" svg:height="3.956343in" draw:z-index="0">
<draw:image xlink:href="../Images/yкринформ/2023-04-13T23-10-00-03-00/630_360_1681418402-2038.jpeg" xlink:type="simple" xlink:show="embed" xlink:actuate="onLoad" draw:mime-type="image/jpeg"/>
</draw:frame>
</text:a>
 <text:a xlink:type="simple" xlink:href="https://static.ukrinform.com/photos/2023_04/1681418402-5016.jpeg" text:style-name="Internet_20_link" text:visited-style-name="Visited_20_Internet_20_Link">
<draw:frame draw:style-name="fr1" draw:name="Image266" text:anchor-type="as-char" svg:width="6.9236in" svg:height="3.956343in" draw:z-index="0">
<draw:image xlink:href="../Images/yкринформ/2023-04-13T23-10-00-03-00/630_360_1681418402-5016.jpeg" xlink:type="simple" xlink:show="embed" xlink:actuate="onLoad" draw:mime-type="image/jpeg"/>
</draw:frame>
</text:a>
“The US has become the leader of this process(financial support - ed.)And the main donor to finance the state budget deficit of Ukraine, ”he stressed <text:a xlink:type="simple" xlink:href="https://www.ukrinform.ua/tag-smigal" text:style-name="Internet_20_link" text:visited-style-name="Visited_20_Internet_20_Link">
</text:a>
.</text:p>
      <text:p text:style-name="P4">
He recalled the US statement about <text:a xlink:type="simple" xlink:href="http://Шмигаль" text:style-name="Internet_20_link" text:visited-style-name="Visited_20_Internet_20_Link">
</text:a>
Having expressed gratitude to the partner.In this connection, Shmigal expressed his gratitude to the American people, as well as the ages and Congress of the United States for the "unprecedented support of Ukraine" in its struggle of anti -Russian aggression.</text:p>
      <text:p text:style-name="P4">
<draw:frame draw:style-name="fr1" draw:name="Image267" text:anchor-type="as-char" svg:width="6.9236in" svg:height="4.596501in" draw:z-index="0">
<draw:image xlink:href="../Images/yкринформ/2023-04-13T23-10-00-03-00/1681417021-378.jpg" xlink:type="simple" xlink:show="embed" xlink:actuate="onLoad" draw:mime-type="image/jpeg"/>
</draw:frame>
<text:span text:style-name="T5">
Foto: Yaroslavovgopol</text:span>
</text:p>
      <text:p text:style-name="P4">
"It is extremely important for us to start a quick restoration of Ukraine this year," the Prime Minister said.</text:p>
      <text:p text:style-name="P4">
According to him, the government has already identified five priority areas to achieve the settled goals for recovery, and this year it will be needed at least <text:a xlink:type="simple" xlink:href="https://www.ukrinform.ua/rubric-economy/3695113-smigal-u-vasingtoni-cogoric-ukraini-znadobitsa-sonajmense-141-milarda.html" text:style-name="Internet_20_link" text:visited-style-name="Visited_20_Internet_20_Link">
</text:a>
"I am sure that the United States will be the leaders in this process,"- said Premier, adding that they are already showing it.</text:p>
      <text:p text:style-name="P4">
Shmigal stressed that Ukraine's help today is an investment in global -safety and peace based on law, "it is an investment in a world where aggression like Russian will never happen again."</text:p>
      <text:p text:style-name="P4">
<text:span text:style-name="T4">
 Read also: </text:span>
 <text:a xlink:type="simple" xlink:href="https://www.ukrinform.ua/rubric-economy/3695538-vijna-rosii-proti-ukraini-mae-tragicni-naslidki-dla-vsiei-globalnoi-ekonomiki-glava-mvf.html" text:style-name="Internet_20_link" text:visited-style-name="Visited_20_Internet_20_Link">
</text:a>
In this context, he stressed that the Ukrainian side introduced "exclusive controls" by the use of US assistance and provides all necessary reports of the US Administration and the World Bank for each used dollar.</text:p>
      <text:p text:style-name="P4">
In addition, he thanked the United States for the wide sanctio against Russia, as well as against persons and organizations that facilitated the Russian Federation to bypass the restrictions. Prime Minister's Dructors emphasized the effectiveness of the pricing mechanism for Russian oil and called on to reduce the price threshold for Russia in order to deprive it of the ability to nourish its aggression.</text:p>
      <text:p text:style-name="P4">
“We will win in this war, we will be restored, we will rebuild our economy with iinfrastructure. This will be the best evidence of the power of democracy, international solidarity, the rule of law, inclusivity and social justice. It is convinced that the United States will continue to play a role in this process, ”Shmigal stressed.</text:p>
      <text:p text:style-name="P4">
<text:span text:style-name="T4">
 Read also: </text:span>
 <text:a xlink:type="simple" xlink:href="https://www.ukrinform.ua/rubric-economy/3695132-miznarodni-partneri-nadadut-ukraini-115-milardiv-smigal.html" text:style-name="Internet_20_link" text:visited-style-name="Visited_20_Internet_20_Link">
<text:span text:style-name="T4">
 Shmigal </text:span>
</text:a>
</text:p>
      <text:p text:style-name="P4">
News Source: <text:a xlink:type="simple" xlink:href="https://www.ukrinform.ua/rubric-economy/3695643-smigal-u-ssa-dopomoga-ukraini-ce-investicia-u-novij-svit-bez-agresii.html" text:style-name="Internet_20_link" text:visited-style-name="Visited_20_Internet_20_Link">
https://www.ukrinform.ua/rubric-economy/3695643-smigal-u-ssa-dopomoga-ukraini-ce-investicia-u-novij-svit-bez-agresii.html</text:a>
</text:p>
      <!--NEWS-->
      <text:h text:style-name="P10" text:outline-level="1">
<text:span text:style-name="T4">
Ukraine receives weapons from partners, but it is still not enough - the Secretary of the NSDC</text:span>
</text:h>
      <text:p text:style-name="P4">
Authors: Ukrinform (Person)</text:p>
      <text:p text:style-name="P4">
Publisher: Укринформ (Organization)</text:p>
      <text:p text:style-name="P4">
Published Time: 2023-04-13T23:26:00+03:00</text:p>
      <text:p text:style-name="P4">
Modified Time: 2023-04-13T23:26:00+03:00</text:p>
      <text:p text:style-name="P4">
Description: The secretary of the National Security and Defense Council of Ukraine Alexei Danilov notes that Ukraine is increasingly receiving weapons from partners, but to say that it is enough, the Ukrainian military cannot. - Ukrinform.</text:p>
      <text:p text:style-name="P4">
Images: ["<text:a xlink:type="simple" xlink:href="https://static.ukrinform.com/photos/2022_05/thumb_files/630_360_1653987256-796.jpg" text:style-name="Internet_20_link" text:visited-style-name="Visited_20_Internet_20_Link">
630_360_16539...</text:a>
"]</text:p>
      <text:p text:style-name="P4">
Tags: ['РНБО', 'Зброя', 'Данілов', 'Війна з росією', 'Єдині новини']</text:p>
      <text:p text:style-name="P4">
Type: Article</text:p>
      <!--METADATA-->
      <text:p text:style-name="P4">
<draw:frame draw:style-name="fr1" draw:name="Image268" text:anchor-type="as-char" svg:width="6.9236in" svg:height="3.956343in" draw:z-index="0">
<draw:image xlink:href="../Images/yкринформ/2023-04-13T23-26-00-03-00/630_360_1653987256-796.jpg" xlink:type="simple" xlink:show="embed" xlink:actuate="onLoad" draw:mime-type="image/jpeg"/>
</draw:frame>
The Secretaries of National Security and Defense of Ukraine Alexei Danilov notes that Ukraine is increasingly receiving weapons from partners, but to say that it is not enough for the Ukrainian military.</text:p>
      <text:p text:style-name="P4">
He stated this on the national telephone "Unified News", commenting on the information of Poland's decisions to transfer to Ukraine another MiG-29 party, Ukrinform reports.</text:p>
      <text:p text:style-name="P4">
"Today we get more and more help from our partners. But what is about enough or not enough of these weapons, I will tell you everyday will never be enough. Such a phrase like" superstitious arms "in the war does not exist. Ours <text:a xlink:type="simple" xlink:href="https://www.ukrinform.ua/tag-vijskovi" text:style-name="Internet_20_link" text:visited-style-name="Visited_20_Internet_20_Link">
</text:a>
They have a great desire to have as many weapons as possible in order to felt the fastening of those terrorists who have fallen into our territory, "Danilov said.</text:p>
      <text:p text:style-name="P4">
At the same time, he added that there are "certain delays" in the supply of weapons, which promulgated Ukraine, not all partners have responded to such supply.</text:p>
      <text:p text:style-name="P4">
<text:span text:style-name="T4">
 Read also: </text:span>
 <text:a xlink:type="simple" xlink:href="https://www.ukrinform.ua/rubric-ato/3695431-rada-es-zatverdila-nadanna-ukraini-1-milard-na-boepripasi.html" text:style-name="Internet_20_link" text:visited-style-name="Visited_20_Internet_20_Link">
</text:a>
"I want to pay attention to the words of the President that we are waiting for the promised help of our partners. I can note, unfortunately, not all partners have gone over. issues. We will assume that this is a temporary grain that will be worked out, "Danilov said.</text:p>
      <text:p text:style-name="P4">
At the same time he did not specify what kind of weapons it was.</text:p>
      <text:p text:style-name="P4">
The NSDC secretary stressed that Ukraine rests not only on partners, but also on "many other channels" that allow you to buy weapons for defense forces, the process continues daily.</text:p>
      <text:p text:style-name="P4">
According to Ukrinform, Polish Prime Minister Mateusz Moravetsky on April 13, that Warsaw would soon hand over to Kiev another batch of MiG-29 aircraft.</text:p>
      <text:p text:style-name="P4">
Earlier the Federal Government of Germany <text:a xlink:type="simple" xlink:href="https://www.ukrinform.ua/rubric-ato/3695533-berlin-dozvoliv-polsi-peredati-ukraini-vinisuvaci-mig29-spiegel.html" text:style-name="Internet_20_link" text:visited-style-name="Visited_20_Internet_20_Link">
</text:a>
From the warehouses of the former GDR.</text:p>
      <text:p text:style-name="P4">
Last week, Polish President Andrzej Duda said that Poland had already handed over eight MiG-29 aircraft in total and is preparing six fighter-type fighters.</text:p>
      <text:p text:style-name="P4">
News Source: <text:a xlink:type="simple" xlink:href="https://www.ukrinform.ua/rubric-ato/3695641-ukraina-otrimue-zbrou-vid-partneriv-ale-ii-vse-odno-nedostatno-sekretar-rnbo.html" text:style-name="Internet_20_link" text:visited-style-name="Visited_20_Internet_20_Link">
https://www.ukrinform.ua/rubric-ato/3695641-ukraina-otrimue-zbrou-vid-partneriv-ale-ii-vse-odno-nedostatno-sekretar-rnbo.html</text:a>
</text:p>
      <!--NEWS-->
      <text:h text:style-name="P10" text:outline-level="1">
<text:span text:style-name="T4">
The defeat of Ukraine will mean the end of the "golden age" of the event - Moravetsky</text:span>
</text:h>
      <text:p text:style-name="P4">
Authors: Ukrinform (Person)</text:p>
      <text:p text:style-name="P4">
Publisher: Укринформ (Organization)</text:p>
      <text:p text:style-name="P4">
Published Time: 2023-04-13T23:35:00+03:00</text:p>
      <text:p text:style-name="P4">
Modified Time: 2023-04-13T23:35:00+03:00</text:p>
      <text:p text:style-name="P4">
Description: Якщо Захід допустить поразку України у розв’язаній росією агресивній війні, це стане початком кінця його “золотого віку”.  — Укрінформ.</text:p>
      <text:p text:style-name="P4">
Images: ["<text:a xlink:type="simple" xlink:href="https://static.ukrinform.com/photos/2021_09/thumb_files/630_360_1632404103-972.jpg" text:style-name="Internet_20_link" text:visited-style-name="Visited_20_Internet_20_Link">
630_360_16324...</text:a>
"]</text:p>
      <text:p text:style-name="P4">
Tags: ['Польща', 'Україна', 'Моравецький', 'Війна з росією']</text:p>
      <text:p text:style-name="P4">
Type: Article</text:p>
      <!--METADATA-->
      <text:p text:style-name="P4">
<draw:frame draw:style-name="fr1" draw:name="Image269" text:anchor-type="as-char" svg:width="6.9236in" svg:height="3.956343in" draw:z-index="0">
<draw:image xlink:href="../Images/yкринформ/2023-04-13T23-35-00-03-00/630_360_1632404103-972.jpg" xlink:type="simple" xlink:show="embed" xlink:actuate="onLoad" draw:mime-type="image/jpeg"/>
</draw:frame>
If the Western defeat Ukraine in Russia's aggressive war, it becomes the end of his "golden age".</text:p>
      <text:p text:style-name="P4">
According to the Ukrinform correspondent, the Prime Minister Porosimateush Moravtsky stated this during a speech at Atlantic Council in Washington.</text:p>
      <text:p text:style-name="P4">
“If we lose Ukraine, we will lose peace for decades. The defeat of Ukraine can be the beginning of the end of the "golden age" of the event, - said Moravetsky.</text:p>
      <text:p text:style-name="P4">
In his opinion, the victory of Ukraine will "guarantee not only the restoration, but the imitation of our economic force."</text:p>
      <text:p text:style-name="P4">
<text:span text:style-name="T4">
 Read also: </text:span>
 <text:a xlink:type="simple" xlink:href="https://www.ukrinform.ua/rubric-ato/3695562-polsa-peredae-ukraini-cergovu-partiu-mig29-moraveckij.html" text:style-name="Internet_20_link" text:visited-style-name="Visited_20_Internet_20_Link">
<text:span text:style-name="T4">
 Moravetsky </text:span>
</text:a>
As reported by Ukrinform, the German government approved the application of Poland for export in Ukraine <text:a xlink:type="simple" xlink:href="https://www.ukrinform.ua/tag-vinisuvac" text:style-name="Internet_20_link" text:visited-style-name="Visited_20_Internet_20_Link">
</text:a>
MiG-29 from the warehouse of the east GDR.</text:p>
      <text:p text:style-name="P4">
Last week, Polish President Andrzej Duda informed that Poland has already transmitted eight MiG-29 aircraft to Ukraine and was preparing for the transfer of six more seats of this type.</text:p>
      <text:p text:style-name="P4">
<text:span text:style-name="T5">
Foto: phar</text:span>
</text:p>
      <text:p text:style-name="P4">
News Source: <text:a xlink:type="simple" xlink:href="https://www.ukrinform.ua/rubric-ato/3695588-porazka-ukraini-oznacatime-kinec-zolotogo-viku-zahodu-moraveckij.html" text:style-name="Internet_20_link" text:visited-style-name="Visited_20_Internet_20_Link">
https://www.ukrinform.ua/rubric-ato/3695588-porazka-ukraini-oznacatime-kinec-zolotogo-viku-zahodu-moraveckij.html</text:a>
</text:p>
      <!--NEWS-->
      <text:h text:style-name="P10" text:outline-level="1">
<text:span text:style-name="T4">
In South Korea, "radiation" tests will be held at 89 fugitives with DPRK</text:span>
</text:h>
      <text:p text:style-name="P4">
Authors: Ukrinform (Person)</text:p>
      <text:p text:style-name="P4">
Publisher: Укринформ (Organization)</text:p>
      <text:p text:style-name="P4">
Published Time: 2023-04-13T23:51:00+03:00</text:p>
      <text:p text:style-name="P4">
Modified Time: 2023-04-13T23:51:00+03:00</text:p>
      <text:p text:style-name="P4">
Description: South Korea's authorities plan to carry out tests for radiation radiation on 89 fugitives from North Korea. - Ukrinform.</text:p>
      <text:p text:style-name="P4">
Images: ["<text:a xlink:type="simple" xlink:href="https://static.ukrinform.com/photos/2023_04/thumb_files/630_360_1681388671-424.jpg" text:style-name="Internet_20_link" text:visited-style-name="Visited_20_Internet_20_Link">
630_360_16813...</text:a>
"]</text:p>
      <text:p text:style-name="P4">
Tags: ['КНДР', 'Корея', 'Втеча']</text:p>
      <text:p text:style-name="P4">
Type: Article</text:p>
      <!--METADATA-->
      <text:p text:style-name="P4">
<draw:frame draw:style-name="fr1" draw:name="Image270" text:anchor-type="as-char" svg:width="6.9236in" svg:height="3.956343in" draw:z-index="0">
<draw:image xlink:href="../Images/yкринформ/2023-04-13T23-51-00-03-00/630_360_1681388671-424.jpg" xlink:type="simple" xlink:show="embed" xlink:actuate="onLoad" draw:mime-type="image/jpeg"/>
</draw:frame>
Vladapvipiva Korea plans to take tests for radiation radiation on 89 fugitives of North Korea.</text:p>
      <text:p text:style-name="P4">
As Ukrinform reports, it reports <text:a xlink:type="simple" xlink:href="https://en.yna.co.kr/view/AEN20230413004751325" text:style-name="Internet_20_link" text:visited-style-name="Visited_20_Internet_20_Link">
</text:a>
.</text:p>
      <text:p text:style-name="P4">
According to the Ministry of South Korea, from May and for six months in the North Korean refugees, a nuclear -bearing nuclear landfill of Pungery will be tested from the near -a -core Korean nuclear landfill.</text:p>
      <text:p text:style-name="P4">
All of them lived in Kilage County and after the first nuclear test <text:a xlink:type="simple" xlink:href="https://www.ukrinform.ua/tag-kndr" text:style-name="Internet_20_link" text:visited-style-name="Visited_20_Internet_20_Link">
</text:a>
In 2006, they escaped from North Korea.</text:p>
      <text:p text:style-name="P4">
Earlier, the government has already conducted similar trials for 40 North Korean bins in 2017 and 2018.</text:p>
      <text:p text:style-name="P4">
<text:span text:style-name="T4">
 Read also: </text:span>
 <text:a xlink:type="simple" xlink:href="https://www.ukrinform.ua/rubric-world/3695156-u-aponii-spracuvala-povitrana-trivoga-cerez-pusk-raketi-kndr.html" text:style-name="Internet_20_link" text:visited-style-name="Visited_20_Internet_20_Link">
<text:span text:style-name="T4">
 DPRK </text:span>
</text:a>
"It is important to check in advance the possibility of exposure to radioactive leaks of health health status of those who could harm the nuclear testing of a northern Korea," the ministry representative told reporters.</text:p>
      <text:p text:style-name="P4">
As reported by Ukrinform, North Korea on Thursday, April 13, <text:a xlink:type="simple" xlink:href="https://www.ukrinform.ua/rubric-world/3695140-kndr-zapustila-balisticnu-raketu-v-bik-shidnogo-mora.html" text:style-name="Internet_20_link" text:visited-style-name="Visited_20_Internet_20_Link">
</text:a>
</text:p>
      <text:p text:style-name="P4">
News Source: <text:a xlink:type="simple" xlink:href="https://www.ukrinform.ua/rubric-world/3695436-u-pivdennij-korei-provedut-radiacijni-testi-na-89-vtikacah-iz-kndr.html" text:style-name="Internet_20_link" text:visited-style-name="Visited_20_Internet_20_Link">
https://www.ukrinform.ua/rubric-world/3695436-u-pivdennij-korei-provedut-radiacijni-testi-na-89-vtikacah-iz-kndr.html</text:a>
</text:p>
      <!--NEWS-->
      <text:h text:style-name="P10" text:outline-level="1">
<text:span text:style-name="T4">
By posting a video with a war crime, the Russians intimidate their military - GUR</text:span>
</text:h>
      <text:p text:style-name="P4">
Author: ['АРМІЯINFORM']</text:p>
      <text:p text:style-name="P4">
Time: 2023-04-13T24:00:00-04:00</text:p>
      <text:p text:style-name="P4">
Description: Metoy Pubblekatsiy Video Zhinnima є Bazhannya Rosіyan Zalyakati his own vіsysikovikh,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0230413-01.jpg" text:style-name="Internet_20_link" text:visited-style-name="Visited_20_Internet_20_Link">
20230413-01.jpg</text:a>
']</text:p>
      <text:p text:style-name="P4">
Tags: ['STOPRUSSIA', 'АГРЕСІЯ РФ', 'АНДРІЙ ЮСОВ', 'ВТОРГНЕННЯ РФ', 'ГУР МОУ', 'КАТУВАННЯ ЗАХИСНИКА']</text:p>
      <text:p text:style-name="P4">
Category: News</text:p>
      <!--METADATA-->
      <text:p text:style-name="P4">
<draw:frame draw:style-name="fr1" draw:name="Image271" text:anchor-type="as-char" svg:width="6.9236in" svg:height="4.038767in" draw:z-index="0">
<draw:image xlink:href="../Images/AРМІЯINFORM/2023-04-13T24-00-00-04-00/20230413-01.jpg" xlink:type="simple" xlink:show="embed" xlink:actuate="onLoad" draw:mime-type="image/jpeg"/>
</draw:frame>
The purpose of publication of video with a war crime is the desire of the Russians to intimidate their Zheavos, so that they do not be captured, and an attempt to demoralize and sowing and sowing in the defense forces of Ukraine.</text:p>
      <text:p text:style-name="P4">
This was reported by the representative of the GRU of the Ministry of Defense of Ukraine Andriy Yusov, <text:a xlink:type="simple" xlink:href="https://gur.gov.ua/content/publikuiuchy-video-z-voiennym-zlochynom-rosiiany-zaliakuiut-svoikh-zhe-viiskovykh.html" text:style-name="Internet_20_link" text:visited-style-name="Visited_20_Internet_20_Link">
informs</text:a>
Main Directorate of Intelligence of Defense of Ukraine.</text:p>
      <text:p text:style-name="P4">
“It is a screaming fact of violation of all possible rules and rules of war. I have been talking about the Geneva Conventions, International Humanitarian Law and many other releases. It is a fact that the world should not only pay attention to not only seizure or indignation, but also joint work to bring the reference of all the perpetrators, ”Andrei Yusov said.</text:p>
      <text:p text:style-name="P4">
At the same time, according to the representative of the GRU of the Ministry of Defense of Ukraine, not only the perpetrator of the war crime.</text:p>
      <text:p text:style-name="P4">
“The publication of this video is an indication that a similar genocidal policy, a similar policy of war crimes is a state policy. Since Russia's propagandan is centralized, periodically presenting such atrocities of the Russian military, which we observe ... We have seen recently the execution of the Ukrainian bark for the slogan "Glory to Ukraine!" And in general, every few weeks-months, similar content appears. It is a purposeful state policy of the Russian Federation of highlighting the atrocities of their army against the Ukrainian military. The goal is to try to admitize and sow panic in the Ukrainian defense forces that they are not faded, ”Andrei Yusov explained.</text:p>
      <text:p text:style-name="P4">
He added that another purpose is also to intimidate the military.</text:p>
      <text:p text:style-name="P4">
"They say," Do not think to be captured, because in the Ukrainian captivity will be the same as we do with Ukrainian prisoners, " - said the representative of Ukraine's military intelligence.</text:p>
      <text:p text:style-name="P4">
News Source: <text:a xlink:type="simple" xlink:href="https://armyinform.com.ua/2023/04/13/publikuyuchy-video-z-voyennym-zlochynom-rosiyany-zalyakuyut-svoyih-zhe-vijskovyh-gur/" text:style-name="Internet_20_link" text:visited-style-name="Visited_20_Internet_20_Link">
https://armyinform.com.ua/2023/04/13/publikuyuchy-video-z-voyennym-zlochynom-rosiyany-zalyakuyut-svoyih-zhe-vijskovyh-gur/</text:a>
</text:p>
      <!--NEWS-->
      <text:h text:style-name="P10" text:outline-level="1">
<text:span text:style-name="T4">
The US has imposed sanctions against structures close to "Rosatom"</text:span>
</text:h>
      <text:p text:style-name="P4">
Author: ['АРМІЯINFORM']</text:p>
      <text:p text:style-name="P4">
Time: 2023-04-13T25:00:00-04:00</text:p>
      <text:p text:style-name="P4">
Description: Mini Finsions of the United States has risen about the request for the new package of St. Sanziy RF RF.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rosatom.jpg" text:style-name="Internet_20_link" text:visited-style-name="Visited_20_Internet_20_Link">
rosatom.jpg</text:a>
']</text:p>
      <text:p text:style-name="P4">
Tags: ['ЕКОНОМІКА РФ', 'КРАХ РОСІЙСЬКОЇ ЕКОНОМІКИ', 'САНКЦІЇ РФ']</text:p>
      <text:p text:style-name="P4">
Category: News</text:p>
      <!--METADATA-->
      <text:p text:style-name="P4">
<draw:frame draw:style-name="fr1" draw:name="Image272" text:anchor-type="as-char" svg:width="6.9236in" svg:height="3.894525in" draw:z-index="0">
<draw:image xlink:href="../Images/AРМІЯINFORM/2023-04-13T25-00-00-04-00/rosatom.jpg" xlink:type="simple" xlink:show="embed" xlink:actuate="onLoad" draw:mime-type="image/jpeg"/>
</draw:frame>
The US Department of Finance has announced the introduction of a new package of sanctions in front of the Russian Federation.</text:p>
      <text:p text:style-name="P4">
This is stated in <text:a xlink:type="simple" xlink:href="https://home.treasury.gov/news/press-releases/jy1402" text:style-name="Internet_20_link" text:visited-style-name="Visited_20_Internet_20_Link">
message</text:a>
US Finance Ministry press services.</text:p>
      <text:p text:style-name="P4">
These restrictions include intentions to strengthen existing measures and further impede Russia's importing critical technologies used in its war in Ukraine.</text:p>
      <text:p text:style-name="P4">
In total, 25 individuals and 29 legal entities were sanctioned.</text:p>
      <text:p text:style-name="P4">
The US State Department at the same time identifies several organizations operating in the Russian Economy and organizations that support the war of Russian opposite Ukraine, as well as additional organizations related to the Russian state corporation on atomic energy - Rosatom. In particular, the Kowrovsky Mechanical Plant, the Oversman Rusat and Atomstroy.</text:p>
      <text:p text:style-name="P4">
News Source: <text:a xlink:type="simple" xlink:href="https://armyinform.com.ua/2023/04/13/ssha-zaprovadyly-sankcziyi-proty-struktur-nablyzhenyh-do-rosatomu/" text:style-name="Internet_20_link" text:visited-style-name="Visited_20_Internet_20_Link">
https://armyinform.com.ua/2023/04/13/ssha-zaprovadyly-sankcziyi-proty-struktur-nablyzhenyh-do-rosatomu/</text:a>
</text:p>
      <!--NEWS-->
      <text:h text:style-name="P10" text:outline-level="1">
<text:span text:style-name="T4">
During the day, rescuers have been traveling almost two hundred times to eliminate the consequences of enemy shelling</text:span>
</text:h>
      <text:p text:style-name="P4">
Author: ['АРМІЯINFORM']</text:p>
      <text:p text:style-name="P4">
Time: 2023-04-13T26:00:00-04:00</text:p>
      <text:p text:style-name="P4">
Description: Lent out, 12 kvіnynya, the holding of the Utzvichah’s hold of Ukraine ... the war with Ukraine 2022, the war with Ukraine is the latest news today, the News War with Ukraine 2022 is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73" text:anchor-type="as-char" svg:width="6.9236in" svg:height="4.635046in" draw:z-index="0">
<draw:image xlink:href="../Images/AРМІЯINFORM/2023-04-13T26-00-00-04-00/pozhezha-1.jpg" xlink:type="simple" xlink:show="embed" xlink:actuate="onLoad" draw:mime-type="image/jpeg"/>
</draw:frame>
Illustrative photo</text:p>
      <text:p text:style-name="P4">
During the last day, <text:span text:style-name="T4">
 April 12, </text:span>
 Divisions of the Civil Service of Ukraine of Uncertain Situations <text:span text:style-name="T4">
 194 trips </text:span>
 to eliminate the consequences of the occupants of settlements and infrastructure. 16 fires were eliminated, 2 persons were rescued. Psychological assistance was provided to 156 people.</text:p>
      <text:p text:style-name="P4">
This is stated in <text:a xlink:type="simple" xlink:href="https://dsns.gov.ua/uk/news/nadzvicaini-podiyi/operativna-informaciia-dsns-shhodo-naslidkiv-vedennia-boiovix-dii-rosiiskoiu-federacijeiu-124" text:style-name="Internet_20_link" text:visited-style-name="Visited_20_Internet_20_Link">
message</text:a>
SES of Ukraine.</text:p>
      <text:p text:style-name="P4">
Since the beginning of the war, 88,978 departures for the elimination of the consequences of shelling have been made, 14 287 fires have been liquidated, 3,994 persons were rescued, psychological assistance was provided 209 948.</text:p>
      <text:p text:style-name="P4">
News Source: <text:a xlink:type="simple" xlink:href="https://armyinform.com.ua/2023/04/13/za-dobu-ryatuvalnyky-majzhe-dvisti-raziv-vyyizhdzhaly-na-likvidacziyu-naslidkiv-vorozhyh-obstriliv-3/" text:style-name="Internet_20_link" text:visited-style-name="Visited_20_Internet_20_Link">
https://armyinform.com.ua/2023/04/13/za-dobu-ryatuvalnyky-majzhe-dvisti-raziv-vyyizhdzhaly-na-likvidacziyu-naslidkiv-vorozhyh-obstriliv-3/</text:a>
</text:p>
      <!--NEWS-->
      <text:h text:style-name="P10" text:outline-level="1">
<text:span text:style-name="T4">
Elements of Destroyed RF Technology have demonstrated to representatives of diplomatic missions of EU countries</text:span>
</text:h>
      <text:p text:style-name="P4">
Author: ['АРМІЯINFORM']</text:p>
      <text:p text:style-name="P4">
Time: 2023-04-13T27:00:00-04:00</text:p>
      <text:p text:style-name="P4">
Description: At the OFIS President of Ukraine Proyshov Briffing for the shit of diplomatic msiye Krain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56514351f781d0a36e7a2d772415c7_1681300393_wysiwyg.jpeg" text:style-name="Internet_20_link" text:visited-style-name="Visited_20_Internet_20_Link">
3356514351f781d0a36e7a2d772415c7_1681300393_wysiwyg.jpeg</text:a>
']</text:p>
      <text:p text:style-name="P4">
Tags: ['ВИСТАВКА ОЗБРОЄННЯ', 'ЗНИЩЕНА ТЕХНІКА ЗС РФ', 'ОФІС ПРЕЗИДЕНТА УКРАЇНИ']</text:p>
      <text:p text:style-name="P4">
Category: News</text:p>
      <!--METADATA-->
      <text:p text:style-name="P4">
<draw:frame draw:style-name="fr1" draw:name="Image274" text:anchor-type="as-char" svg:width="6.9236in" svg:height="4.612849in" draw:z-index="0">
<draw:image xlink:href="../Images/AРМІЯINFORM/2023-04-13T27-00-00-04-00/3356514351f781d0a36e7a2d772415c7_1681300393_wysiwyg.jpeg" xlink:type="simple" xlink:show="embed" xlink:actuate="onLoad" draw:mime-type="image/jpeg"/>
</draw:frame>
The office of the President of Ukraine has passed a briefing for the heads of diplomatic missions of the country of Ukraine and the EU Delegation in Ukraine, dedicated to issues of state policy on Russia.</text:p>
      <text:p text:style-name="P4">
About it <text:a xlink:type="simple" xlink:href="https://www.president.gov.ua/news/v-ofisi-prezidenta-ukrayini-vidbuvsya-brifing-dlya-goliv-dip-82249" text:style-name="Internet_20_link" text:visited-style-name="Visited_20_Internet_20_Link">
reports</text:a>
Office of the President of Ukraine.</text:p>
      <text:p text:style-name="P4">
During the event, they discussed the need to further strengthen the sanction pressure of the aggressor country, in particular in the context of preparation of the 11th sanctional package. They also emphasized the importance of implementing previously imposed restrictions.</text:p>
      <text:p text:style-name="P4">
“It is worth focusing on the following sanctions priorities: expanding the sanctioning to Russian banks and <text:a xlink:type="simple" xlink:href="https://armyinform.com.ua/2023/04/13/ssha-zaprovadyly-sankcziyi-proty-struktur-nablyzhenyh-do-rosatomu/" text:style-name="Internet_20_link" text:visited-style-name="Visited_20_Internet_20_Link">
“ Rosatom ”</text:a>
, strengthening the sanctions of anti-propagandists and representatives of the show business of the Russian Federation, further restrictions on Russian MIC and high-tech industries that have direct consumption for weapons production, ”said Vladislav Vlasyuk, adviser to the head of the office.</text:p>
      <text:p text:style-name="P4">
At the end of the event, with the assistance of the Central Research Institute and Military Equipment of the Armed Forces of Ukraine, a special exposition was demonstrated, where representatives of diplomatic missions of the EU countries were able to get acquainted with the remains of destroyed Russian military equipment, which contain electronics and household equipment.</text:p>
      <text:p text:style-name="P4">
News Source: <text:a xlink:type="simple" xlink:href="https://armyinform.com.ua/2023/04/13/elementy-znyshhenoyi-tehniky-rf-prodemonstruvaly-predstavnykam-dyplomatychnyh-misij-krayin-yes/" text:style-name="Internet_20_link" text:visited-style-name="Visited_20_Internet_20_Link">
https://armyinform.com.ua/2023/04/13/elementy-znyshhenoyi-tehniky-rf-prodemonstruvaly-predstavnykam-dyplomatychnyh-misij-krayin-yes/</text:a>
</text:p>
      <!--NEWS-->
      <text:h text:style-name="P10" text:outline-level="1">
<text:span text:style-name="T4">
Ukraine appealed to the ICRC with a proposal to stimulate the work of the committee mission in the Russian Federation</text:span>
</text:h>
      <text:p text:style-name="P4">
Author: ['АРМІЯINFORM']</text:p>
      <text:p text:style-name="P4">
Time: 2023-04-13T28:00:00-04:00</text:p>
      <text:p text:style-name="P4">
Description: Ukrainian Party fought up to the MICTOM Comix of the Chervonnoye Khrest Z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889750475220299958_y.jpg" text:style-name="Internet_20_link" text:visited-style-name="Visited_20_Internet_20_Link">
photo_5889750475220299958_y.jpg</text:a>
']</text:p>
      <text:p text:style-name="P4">
Tags: ['КООРДИНАЦІЙНИЙ ШТАБ З ПИТАНЬ ПОВОДЖЕННЯ З ВІЙСЬКОВОПОЛОНЕНИМИ', 'ЧЕРВОНИЙ ХРЕСТ УКРАЇНИ']</text:p>
      <text:p text:style-name="P4">
Category: News</text:p>
      <!--METADATA-->
      <text:p text:style-name="P4">
<draw:frame draw:style-name="fr1" draw:name="Image275" text:anchor-type="as-char" svg:width="6.9236in" svg:height="5.1927in" draw:z-index="0">
<draw:image xlink:href="../Images/AРМІЯINFORM/2023-04-13T28-00-00-04-00/photo_5889750475220299958_y.jpg" xlink:type="simple" xlink:show="embed" xlink:actuate="onLoad" draw:mime-type="image/jpeg"/>
</draw:frame>
The Ukrainian side appealed to the mission of the International Committee of the Red Cross to stimulate the work of the Committee's mission in the Russian Federation.</text:p>
      <text:p text:style-name="P4">
About it <text:a xlink:type="simple" xlink:href="https://t.me/Koord_shtab/832" text:style-name="Internet_20_link" text:visited-style-name="Visited_20_Internet_20_Link">
reports</text:a>
Coordination headquarters with questions.</text:p>
      <text:p text:style-name="P4">
During a meeting with representatives of the International Committee of the Red Cross, they discussed the creation of new opportunities for constructive interaction, and also the problematic issues concerning compliance with the rules of international humanitarian law on the treatment of prisoners of war.</text:p>
      <text:p text:style-name="P4">
“Let's look for ways to cooperate to force Russia to fulfill sebete liability in accordance with international humanitarian law. From us Evimoya: seek the mandate of the ICRC in Russia, ” - said the head of the department of support and counseling of relatives of the defenders of the coordination staff Taraanyuk.</text:p>
      <text:p text:style-name="P4">
The Vien reported that the ICRC requests were satisfied with the Ukrainian side according to the divers of international humanitarian law. However, there are no such results from Russia.</text:p>
      <text:p text:style-name="P4">
"We see in what state Russian prisoners of war are returning, and in which time it returns our defenders Russia," he emphasized.</text:p>
      <text:p text:style-name="P4">
For her part, the ICCH representative noted that the organization understands the problems, who are confronted with prisoners of war and their families, because they also communicate with them.</text:p>
      <text:p text:style-name="P4">
"The main goal is not to create an obstacle, but a space for cooperation," said ICCH. "We see that Ukraine seeks to comply with the norms of international humanitarian law in issues of prisoners of war."</text:p>
      <text:p text:style-name="P4">
News Source: <text:a xlink:type="simple" xlink:href="https://armyinform.com.ua/2023/04/13/ukrayina-zvernulasya-do-mkchh-z-propozycziyeyu-stymulyuvaty-robotu-misiyi-komitetu-v-rf/" text:style-name="Internet_20_link" text:visited-style-name="Visited_20_Internet_20_Link">
https://armyinform.com.ua/2023/04/13/ukrayina-zvernulasya-do-mkchh-z-propozycziyeyu-stymulyuvaty-robotu-misiyi-komitetu-v-rf/</text:a>
</text:p>
      <!--NEWS-->
      <text:h text:style-name="P10" text:outline-level="1">
<text:span text:style-name="T4">
More than 3,000 children from the frontlines will undergo health at the expense of the state</text:span>
</text:h>
      <text:p text:style-name="P4">
Author: ['Леся Медведенко']</text:p>
      <text:p text:style-name="P4">
Time: 2023-04-13T29:00:00-04:00</text:p>
      <text:p text:style-name="P4">
Description: About Tsdomil Ministra Social Polivye, Ukrainian Oksana Zholnovich in Efir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4582069986313164_y.jpg" text:style-name="Internet_20_link" text:visited-style-name="Visited_20_Internet_20_Link">
photo_5314582069986313164_y.jpg</text:a>
']</text:p>
      <text:p text:style-name="P4">
Tags: ['ВТОРГНЕННЯ РФ', 'ДІТИ', 'ОЗДОРОВЛЕННЯ', 'СОЦЗАХИСТ ПІД ЧАС ВІЙНИ']</text:p>
      <text:p text:style-name="P4">
Category: News</text:p>
      <!--METADATA-->
      <text:p text:style-name="P4">
<draw:frame draw:style-name="fr1" draw:name="Image276" text:anchor-type="as-char" svg:width="6.9236in" svg:height="2.988687in" draw:z-index="0">
<draw:image xlink:href="../Images/AРМІЯINFORM/2023-04-13T29-00-00-04-00/photo_5314582069986313164_y.jpg" xlink:type="simple" xlink:show="embed" xlink:actuate="onLoad" draw:mime-type="image/jpeg"/>
</draw:frame>
About it <text:a xlink:type="simple" xlink:href="https://www.facebook.com/MLSP.gov.ua/videos/524150739904510" text:style-name="Internet_20_link" text:visited-style-name="Visited_20_Internet_20_Link">
reported</text:a>
Minister of Social Policy of Ukraine Oksana Zholnovich on the air of the National Marathon "Unified News".</text:p>
      <text:p text:style-name="P4">
The war in Ukraine is ongoing, and the state must take care of Ukrainian children who are suffering from the consequences of armed aggression of the Russian Federation. On the eve of the summer season, the Social Policy made changes to the system of providing children with health services.</text:p>
      <ul>
        <li>
We have a separate program aimed at improving and resting children of confident categories of citizens. We have reformatted the help for children to recreate this season, including significantly increased its size(This is the installment of 5 subsistence minimums, about 14 thousand hryvnias). Крім того,відтепер батьки самі зможуть обрати кількість днів, коли дитина будеоздоровлюватись. Тож можна буде отримати дорожчу путівку на меншу кількістьднів або дешевшу путівку на більшу кількість днів, — зазначила ОксанаЖолнович.</li>
      </ul>
      <text:p text:style-name="P4">
Батьки зможуть обрати путівку з переліку закладів, що внесені до реєстру йвідповідають усім вимогам щодо оздоровлення дітей. На сайті Національноїсоціальної служби буде опубліковано профайл кожного з таких закладів.</text:p>
      <text:p text:style-name="P4">
— Цього року ми обираємо дітей саме з прифронтових територій, дітей зінвалідністю, дітей з багатодітних родин, тобто тих, яким найскладнішезабезпечити оздоровлення. Кожному з них через портал «Дія», смс-повідомленнячи електронну пошту буде надіслана інформація про те, що вони мають право натаке оздоровлення. Все, що вимагається — це відкрити у ПриватБанку спеціальнийрахунок, куди надійдуть кошти, якими можна буде скористатися в одному зобраних оздоровчих закладів, — пояснила Міністр соцполітики.</text:p>
      <text:p text:style-name="P4">
За її словами, з міркувань безпеки цього року до запропонованого перелікувходять лише заклади Карпатського регіону: Чернівецька, Івано-Франківська,Львівська, Закарпатська області. Всі заклади вищої категорії, що тамрозташовані, мають право подавати заявки та укладати договори з Нацсоцслужбоюна надання таких послуг.</text:p>
      <text:p text:style-name="P4">
Крім того, Мінсоцполітики активно працює з міжнародними партнерами. Зокрема єдомовленість з Португалією, яка готова приймати окремі категорії українськихгромадян для оздоровлення.</text:p>
      <text:p text:style-name="P4">
News Source: <text:a xlink:type="simple" xlink:href="https://armyinform.com.ua/2023/04/13/ponad-3-tysyachi-ditej-iz-pryfrontovyh-terytorij-projdut-ozdorovlennya-koshtom-derzhavy/" text:style-name="Internet_20_link" text:visited-style-name="Visited_20_Internet_20_Link">
https://armyinform.com.ua/2023/04/13/ponad-3-tysyachi-ditej-iz-pryfrontovyh-terytorij-projdut-ozdorovlennya-koshtom-derzhavy/</text:a>
</text:p>
      <!--NEWS-->
      <text:h text:style-name="P10" text:outline-level="1">
<text:span text:style-name="T4">
Russia fired 135 settlements of Ukraine per day, the dead and wounded are</text:span>
</text:h>
      <text:p text:style-name="P4">
Author: ['АРМІЯINFORM']</text:p>
      <text:p text:style-name="P4">
Time: 2023-04-13T30: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14798463323587935_y.jpg" text:style-name="Internet_20_link" text:visited-style-name="Visited_20_Internet_20_Link">
photo_5314798463323587935_y.jpg</text:a>
']</text:p>
      <text:p text:style-name="P4">
Tags: ['MILITARY MEDIA CENTER', 'STOPRUSSIA', 'ВОРОЖІ ОБСТРІЛИ', 'ОБСТРІЛИ РФ']</text:p>
      <text:p text:style-name="P4">
Category: News</text:p>
      <!--METADATA-->
      <text:p text:style-name="P4">
<draw:frame draw:style-name="fr1" draw:name="Image277" text:anchor-type="as-char" svg:width="6.9236in" svg:height="4.80863in" draw:z-index="0">
<draw:image xlink:href="../Images/AРМІЯINFORM/2023-04-13T30-00-00-04-00/photo_5314798463323587935_y.jpg" xlink:type="simple" xlink:show="embed" xlink:actuate="onLoad" draw:mime-type="image/jpeg"/>
</draw:frame>
During the last day, Russian troops fired at the territory of 9 regions of Ukraine.</text:p>
      <text:p text:style-name="P4">
About it <text:a xlink:type="simple" xlink:href="https://t.me/militarymediacenter/1689" text:style-name="Internet_20_link" text:visited-style-name="Visited_20_Internet_20_Link">
reports</text:a>
Military Mediacenter.</text:p>
      <text:p text:style-name="P4">
“In general from different types of weapons(Rifle weapons, mortars, tanks, artillery, RSZV, S-300 ZRC, UAV, tactical aviation)Fireings of 135 painting points were carried out, the defeat of 50 infrastructure objects was confirmed, ”the message goes.</text:p>
      <text:p text:style-name="P4">
According to preliminary information, there are dead and injured, the number of victims is.</text:p>
      <text:p text:style-name="P4">
News Source: <text:a xlink:type="simple" xlink:href="https://armyinform.com.ua/2023/04/13/rosiya-za-dobu-obstrilyala-135-naselenyh-punktiv-ukrayiny-ye-zagybli-ta-poraneni/" text:style-name="Internet_20_link" text:visited-style-name="Visited_20_Internet_20_Link">
https://armyinform.com.ua/2023/04/13/rosiya-za-dobu-obstrilyala-135-naselenyh-punktiv-ukrayiny-ye-zagybli-ta-poraneni/</text:a>
</text:p>
      <!--NEWS-->
      <text:h text:style-name="P10" text:outline-level="1">
<text:span text:style-name="T4">
Briefing representatives of Ukraine's security and defense forces in Military Media Center</text:span>
</text:h>
      <text:p text:style-name="P4">
Author: ['АРМІЯINFORM']</text:p>
      <text:p text:style-name="P4">
Time: 2023-04-13T31:00:00-04:00</text:p>
      <text:p text:style-name="P4">
Description: https://www.youtube.com/watch?v=goslpftuklo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 'БРИФІНГ']</text:p>
      <text:p text:style-name="P4">
Category: News</text:p>
      <!--METADATA-->
      <text:p text:style-name="P4">
News Source: <text:a xlink:type="simple" xlink:href="https://armyinform.com.ua/2023/04/13/bryfing-predstavnykiv-syl-bezpeky-ta-oborony-ukrayiny-u-military-media-center-4/" text:style-name="Internet_20_link" text:visited-style-name="Visited_20_Internet_20_Link">
https://armyinform.com.ua/2023/04/13/bryfing-predstavnykiv-syl-bezpeky-ta-oborony-ukrayiny-u-military-media-center-4/</text:a>
</text:p>
      <!--NEWS-->
      <text:h text:style-name="P10" text:outline-level="1">
<text:span text:style-name="T4">
In the northern direction of defense force conduct coordination</text:span>
</text:h>
      <text:p text:style-name="P4">
Author: ['АРМІЯINFORM']</text:p>
      <text:p text:style-name="P4">
Time: 2023-04-13T32:00:00-04:00</text:p>
      <text:p text:style-name="P4">
Description: Days at the Pivniye Operationi Zoni Bulo, go to the zy zegodzhennya di pirzdil ... War with Ukraine 2022, the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ez-imeni-6.jpg" text:style-name="Internet_20_link" text:visited-style-name="Visited_20_Internet_20_Link">
bez-imeni-6.jpg</text:a>
']</text:p>
      <text:p text:style-name="P4">
Tags: ['АГРЕСІЯ РФ', 'ВТОРГНЕННЯ РФ', "КОМАНДУВАННЯ ОБ'ЄДНАНИХ СИЛ"]</text:p>
      <text:p text:style-name="P4">
Category: News</text:p>
      <!--METADATA-->
      <text:p text:style-name="P4">
<draw:frame draw:style-name="fr1" draw:name="Image278" text:anchor-type="as-char" svg:width="6.9236in" svg:height="3.98684in" draw:z-index="0">
<draw:image xlink:href="../Images/AРМІЯINFORM/2023-04-13T32-00-00-04-00/bez-imeni-6.jpg" xlink:type="simple" xlink:show="embed" xlink:actuate="onLoad" draw:mime-type="image/jpeg"/>
</draw:frame>
The other day, measures were taken in the northern operating area to settle the action of the unit of cover of the UAV control unit, to perform standard -operating procedures and to check the serviceability of the units of the combat vehicles of the vehicles.</text:p>
      <text:p text:style-name="P4">
About it <text:a xlink:type="simple" xlink:href="https://fb.watch/jTmT1reTCq/" text:style-name="Internet_20_link" text:visited-style-name="Visited_20_Internet_20_Link">
reports</text:a>
Command of United SIZSS of Ukraine.</text:p>
      <text:p text:style-name="P4">
“Units of the UAV“ eyelashes ”, which operates in one of the areas of the northern operation zone, does not grow time. Fighters study the terrain, paths, as well as convenient areas for shelter, ”the message reads.</text:p>
      <text:p text:style-name="P4">
According to the detachment commander, the most important component of the success of each operation is the safety.</text:p>
      <text:p text:style-name="P4">
"Weapons and equipment give us the capacity, but first of all we work over the coordination of the actions of each team member and the ability to respond to the change of operational situation," the officer emphasized.</text:p>
      <text:p text:style-name="P4">
News Source: <text:a xlink:type="simple" xlink:href="https://armyinform.com.ua/2023/04/13/na-pivnichnomu-napryamku-syly-oborony-provodyat-zlagodzhennya/" text:style-name="Internet_20_link" text:visited-style-name="Visited_20_Internet_20_Link">
https://armyinform.com.ua/2023/04/13/na-pivnichnomu-napryamku-syly-oborony-provodyat-zlagodzhennya/</text:a>
</text:p>
      <!--NEWS-->
      <text:h text:style-name="P10" text:outline-level="1">
<text:span text:style-name="T4">
Crimea is Ukraine and it has to return under its control - Dmytro Kuleba</text:span>
</text:h>
      <text:p text:style-name="P4">
Author: ['Світлана Кирган']</text:p>
      <text:p text:style-name="P4">
Time: 2023-04-13T33:00:00-04:00</text:p>
      <text:p text:style-name="P4">
Description: About the chin -art of the law enforcement reports of Ukraine Dmitro Kuleba Vodimiv PID Persh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dmytro-kuleba.jpg" text:style-name="Internet_20_link" text:visited-style-name="Visited_20_Internet_20_Link">
dmytro-kuleba.jpg</text:a>
']</text:p>
      <text:p text:style-name="P4">
Tags: ['ВТОРГНЕННЯ РФ', 'ДМИТРО КУЛЕБА', 'КРИМ - ЦЕ УКРАЇНА']</text:p>
      <text:p text:style-name="P4">
Category: News</text:p>
      <!--METADATA-->
      <text:p text:style-name="P4">
<draw:frame draw:style-name="fr1" draw:name="Image279" text:anchor-type="as-char" svg:width="6.9236in" svg:height="4.608521in" draw:z-index="0">
<draw:image xlink:href="../Images/AРМІЯINFORM/2023-04-13T33-00-00-04-00/dmytro-kuleba.jpg" xlink:type="simple" xlink:show="embed" xlink:actuate="onLoad" draw:mime-type="image/jpeg"/>
</draw:frame>
Dmytro Kuleba. Photo: Ministry of Foreign Affairs of Ukraine</text:p>
      <text:p text:style-name="P4">
The Minister of Foreign Affairs of Ukraine Dmytro Kuleba announced this during the first Black Sea Sea Security Conference of the International Crimean Platform, which has collected representatives of more than 50 countries and organizations in Bucharest.</text:p>
      <text:p text:style-name="P4">
“I sincerely regret that I have not joined you today because of the events that held in Kiev. I started my work day with the fact that my dear colleague of Reznikov - from calls and sms about accelerating the supply of weapons in Ukraine. This is what we do with him every day twenty -four to seven to prepare for the counter -offensive of Ukraine. And, of course, we were all released by horrible videos yesterday, and carried out yesterday, mobilizing an international reaction to this terrible crime, ”the Minister of Foreign Affairs of Ukraine said.</text:p>
      <text:p text:style-name="P4">
Dmytro Kuleba thanked the Romanian Foreign Minister Bohdan Aursca to ward the initiative to gather this forum and look closer to the present Tami -webage of the Black Sea region.</text:p>
      <ul>
        <li>
It united peaceful countries that oppose aggression and occupation. The Charter and Principles of the UN and the common conviction are united that Crimea is Ukraine, and it must return to its control. And every time you hear someone from any corner of the world says that Crimea is something special and it is not worthwhile to regulate Ukraine as any other part of our territory, you must know: Ukraine is strongly disagreed with it. There is no difference between Simferopol, Donetsk, Lugansk, Kherson or any other city of Ukraine. They all have to be and will be with Ukraine again, as Kherson has done, - the Minister of Foreign Affairs of Ukraine emphasized.</li>
      </ul>
      <text:p text:style-name="P4">
News Source: <text:a xlink:type="simple" xlink:href="https://armyinform.com.ua/2023/04/13/krym-cze-ukrayina-i-vin-maye-povernutys-pid-yiyi-kontrol-dmytro-kuleba/" text:style-name="Internet_20_link" text:visited-style-name="Visited_20_Internet_20_Link">
https://armyinform.com.ua/2023/04/13/krym-cze-ukrayina-i-vin-maye-povernutys-pid-yiyi-kontrol-dmytro-kuleba/</text:a>
</text:p>
      <!--NEWS-->
      <text:h text:style-name="P10" text:outline-level="1">
<text:span text:style-name="T4">
We will make the Black Sea of Peace space - Alexey Reznikov</text:span>
</text:h>
      <text:p text:style-name="P4">
Author: ['Єгор Брайлян']</text:p>
      <text:p text:style-name="P4">
Time: 2023-04-13T34:00:00-04:00</text:p>
      <text:p text:style-name="P4">
Description: About Tsinisters of the defense of Ukraine Oleksiy Reznikov, saying the PID hour of Vidkritty Persh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whatsapp-image-2023-04-13-at-11.23.52-1.jpeg" text:style-name="Internet_20_link" text:visited-style-name="Visited_20_Internet_20_Link">
whatsapp-image-2023-04-13-at-11.23.52-1.jpeg</text:a>
']</text:p>
      <text:p text:style-name="P4">
Tags: ['КРИМСЬКА ПЛАТФОРМА', 'МЗС', 'ОЛЕКСІЙ РЕЗНІКОВ', 'РУМУНІЯ']</text:p>
      <text:p text:style-name="P4">
Category: News</text:p>
      <!--METADATA-->
      <text:p text:style-name="P4">
<draw:frame draw:style-name="fr1" draw:name="Image280" text:anchor-type="as-char" svg:width="6.9236in" svg:height="5.1927in" draw:z-index="0">
<draw:image xlink:href="../Images/AРМІЯINFORM/2023-04-13T34-00-00-04-00/whatsapp-image-2023-04-13-at-11.23.52-1.jpeg" xlink:type="simple" xlink:show="embed" xlink:actuate="onLoad" draw:mime-type="image/jpeg"/>
</draw:frame>
The Minister of Defense of Ukraine Oleksiy Reznikov stated this during the opening of the first Black Sea Security Conference as part of the work of the International Crimea Platform.</text:p>
      <ul>
        <li>
More than 400 days ago, Russia launched a large -scale invasion, and thousands of people were killed. The invasion has forced millions of Ukrainians of the abandoned home, destroyed entire cities, caused a military conflict of such a nogoviphsta, which Europe has not seen in the last 80 years.</li>
      </ul>
      <text:p text:style-name="P4">
After Russia's invasion of Ukraine, it has become apparent to European countries as weapons are used as weapons, energy is used as weapons, - the Reznikov emphasis.</text:p>
      <text:p text:style-name="P4">
The Minister of Defense also noted that exactly a year ago the Ukrainian Navy destroyed the Russian military cruiser "Moscow", and this became a very important known place for diving in the Black Sea.</text:p>
      <text:p text:style-name="P4">
It was also said that due to the violation of international humanitarian law and their commission of war crimes, it was necessary to unite in the creation of peace in the Black Sea region.</text:p>
      <ul>
        <li>
violation of all existing principles of international law enforcement by the aggressor is a revision of the critical aspects of regional security.</li>
      </ul>
      <text:p text:style-name="P4">
This is in the interests of each country in the region. We cannot rely on the practice we have used - it did not produce. Ukraine is open, because the unity of efforts of the free world we will ensure the luminaries of law, not the rule of power. And we will make the Black Sea of space, - Alexei Reznikov summarized in his introductory speech.</text:p>
      <text:p text:style-name="P4">
News Source: <text:a xlink:type="simple" xlink:href="https://armyinform.com.ua/2023/04/13/my-zrobymo-chorne-more-prostorom-myru-oleksij-reznikov/" text:style-name="Internet_20_link" text:visited-style-name="Visited_20_Internet_20_Link">
https://armyinform.com.ua/2023/04/13/my-zrobymo-chorne-more-prostorom-myru-oleksij-reznikov/</text:a>
</text:p>
      <!--NEWS-->
      <text:h text:style-name="P10" text:outline-level="1">
<text:span text:style-name="T4">
Briefing of representatives of the Trophy and Promising Weapons and Military Technical Center</text:span>
</text:h>
      <text:p text:style-name="P4">
Author: ['АРМІЯINFORM']</text:p>
      <text:p text:style-name="P4">
Time: 2023-04-13T35:00:00-04:00</text:p>
      <text:p text:style-name="P4">
Description: https://www.youtube.com/watch?v=YXKF2LPC In 2022, Ukraine will be or not, will there be a war with Ukraine in the near future, they say, the war with Ukraine, Ukraine’s news today, Ukrainian news in Ukrainian media in Russian</text:p>
      <text:p text:style-name="P4">
Images: []</text:p>
      <text:p text:style-name="P4">
Tags: ['MILITARY MEDIA CENTER']</text:p>
      <text:p text:style-name="P4">
Category: News</text:p>
      <!--METADATA-->
      <text:p text:style-name="P4">
News Source: <text:a xlink:type="simple" xlink:href="https://armyinform.com.ua/2023/04/13/bryfing-predstavnykiv-czentru-doslidzhen-trofejnogo-ta-perspektyvnogo-ozbroyennya-ta-vijskovoyi-tehniky/" text:style-name="Internet_20_link" text:visited-style-name="Visited_20_Internet_20_Link">
https://armyinform.com.ua/2023/04/13/bryfing-predstavnykiv-czentru-doslidzhen-trofejnogo-ta-perspektyvnogo-ozbroyennya-ta-vijskovoyi-tehniky/</text:a>
</text:p>
      <!--NEWS-->
      <text:h text:style-name="P10" text:outline-level="1">
<text:span text:style-name="T4">
In Crimea forcibly involve evacuated Ukrainians in the most difficult works - Anna Malyar</text:span>
</text:h>
      <text:p text:style-name="P4">
Author: ['АРМІЯINFORM']</text:p>
      <text:p text:style-name="P4">
Time: 2023-04-13T36:00:00-04:00</text:p>
      <text:p text:style-name="P4">
Description: Vorog Acting, go to the cowdo Zalakuvannya at the Timchasovo Teritor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023-04-13-11.40.19.jpg" text:style-name="Internet_20_link" text:visited-style-name="Visited_20_Internet_20_Link">
2023-04-13-11.40.19.jpg</text:a>
']</text:p>
      <text:p text:style-name="P4">
Tags: ['MILITARY MEDIA CENTER', 'АР КРИМ', 'БРИФІНГ', 'ГАННА МАЛЯР']</text:p>
      <text:p text:style-name="P4">
Category: News</text:p>
      <!--METADATA-->
      <text:p text:style-name="P4">
<draw:frame draw:style-name="fr1" draw:name="Image281" text:anchor-type="as-char" svg:width="6.9236in" svg:height="4.615733in" draw:z-index="0">
<draw:image xlink:href="../Images/AРМІЯINFORM/2023-04-13T36-00-00-04-00/2023-04-13-11.40.19.jpg" xlink:type="simple" xlink:show="embed" xlink:actuate="onLoad" draw:mime-type="image/jpeg"/>
</draw:frame>
The enemy intensified measures to intimidate the population in the temporarily occupied territories of Ukraine.</text:p>
      <text:p text:style-name="P4">
About it <text:a xlink:type="simple" xlink:href="https://armyinform.com.ua/2023/04/13/bryfing-predstavnykiv-syl-bezpeky-ta-oborony-ukrayiny-u-military-media-center-4/" text:style-name="Internet_20_link" text:visited-style-name="Visited_20_Internet_20_Link">
stated</text:a>
Deputy Ministers of Ukraine Anna Malyar during a speech at Military Media Center.</text:p>
      <text:p text:style-name="P4">
The command of the Russian occupation troops in the temporarily occupied territory of Krym organized the forced involvement of evacuees evacuated in the implementation of the most difficult works of engineering and forming structures under the supervision of armed Russian servicemen.</text:p>
      <text:p text:style-name="P4">
Also, as Anna Malyar emphasized, false information is disseminated by the negative consequences of the return of the Ukrainian authorities as a result of the regimen of the Armed Forces of Ukraine.</text:p>
      <text:p text:style-name="P4">
"In this way, the Russian occupation administrations encourage the population of the separate regions of Zaporizhzhya and Kherson regions to evacuate the so -called safe regions of the Russian Federation and the temporarily occupied territory crimuni.</text:p>
      <text:p text:style-name="P4">
News Source: <text:a xlink:type="simple" xlink:href="https://armyinform.com.ua/2023/04/13/u-krymu-prymusovo-zaluchayut-evakujovanyh-ukrayincziv-do-vykonannya-najvazhchyh-robit-ganna-malyar/" text:style-name="Internet_20_link" text:visited-style-name="Visited_20_Internet_20_Link">
https://armyinform.com.ua/2023/04/13/u-krymu-prymusovo-zaluchayut-evakujovanyh-ukrayincziv-do-vykonannya-najvazhchyh-robit-ganna-malyar/</text:a>
</text:p>
      <!--NEWS-->
      <text:h text:style-name="P10" text:outline-level="1">
<text:span text:style-name="T4">
The hostile informant was detained who corrected Shahaneda attacks on Odessa</text:span>
</text:h>
      <text:p text:style-name="P4">
Author: ['АРМІЯINFORM']</text:p>
      <text:p text:style-name="P4">
Time: 2023-04-13T37:00:00-04:00</text:p>
      <text:p text:style-name="P4">
Description: Behind Danami Kontrrosvyki SBU, a malicious cumulative man, sewing up about Miss Rostashva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13_10-00-08-e1681370187644.jpg" text:style-name="Internet_20_link" text:visited-style-name="Visited_20_Internet_20_Link">
photo_2023-04-13_10-00-08-e1681370187644.jpg</text:a>
']</text:p>
      <text:p text:style-name="P4">
Tags: ['STOPRUSSIA', 'АГРЕСІЯ РФ', 'КОЛАБОРАНТИ', 'СБУ']</text:p>
      <text:p text:style-name="P4">
Category: News</text:p>
      <!--METADATA-->
      <text:p text:style-name="P4">
<draw:frame draw:style-name="fr1" draw:name="Image282" text:anchor-type="as-char" svg:width="6.9236in" svg:height="4.74019in" draw:z-index="0">
<draw:image xlink:href="../Images/AРМІЯINFORM/2023-04-13T37-00-00-04-00/photo_2023-04-13_10-00-08-e1681370187644.jpg" xlink:type="simple" xlink:show="embed" xlink:actuate="onLoad" draw:mime-type="image/jpeg"/>
</draw:frame>
According to the SBU counterintelligence, the attacker disseminated information on the location of the units of defense forces and strategically important objects of the Odessa defense and industrial complex.</text:p>
      <text:p text:style-name="P4">
It was according to his coordinates that the invaders made one of the Iranian drones in the regional center.</text:p>
      <text:p text:style-name="P4">
According to the investigation, the invaders' associates were the radio mechanic of one Zodesk plants of the military-industrial complex. The man distributed in the Telegram-group messenger, the participants of which were predominantly Russian, information about the location at the defense enterprise and the opposition of the defense forces and their weapons. In addition, the informant "drained" data on the execution of defense orders by the enterprise.</text:p>
      <text:p text:style-name="P4">
It was found that after Russian air attacks, the persons recorded in his own group the consequences of "arrivals" with the detail of the degree of impression of attacked objects. This data could be used by the enemy to carry out the repetition and prepare new blows with Droam-Kamikadze in the Ukrainian City.</text:p>
      <text:p text:style-name="P4">
On the basis of the evidence collected, the security services informed the detained proading for the unauthorized dissemination of information about the referral, moving, weapons, weapons and ammunition to Ukraine, the movement, movement or deployment of the Armed Forces or other military formations formed in accordance with the laws of Ukraine.</text:p>
      <text:p text:style-name="P4">
He was chosen by a preventive measure - detention. Investigation is currently underway to establish all the circumstances of the crime.</text:p>
      <text:p text:style-name="P4">
<text:span text:style-name="T4">
 Source: </text:span>
 <text:a xlink:type="simple" xlink:href="https://t.me/SBUkr/7943" text:style-name="Internet_20_link" text:visited-style-name="Visited_20_Internet_20_Link">
__ Security Service of Ukraine_</text:a>
</text:p>
      <text:p text:style-name="P4">
News Source: <text:a xlink:type="simple" xlink:href="https://armyinform.com.ua/2023/04/13/zatrymano-vorozhogo-informatora-yakyj-koryguvav-ataky-shahediv-po-odesi/" text:style-name="Internet_20_link" text:visited-style-name="Visited_20_Internet_20_Link">
https://armyinform.com.ua/2023/04/13/zatrymano-vorozhogo-informatora-yakyj-koryguvav-ataky-shahediv-po-odesi/</text:a>
</text:p>
      <!--NEWS-->
      <text:h text:style-name="P10" text:outline-level="1">
<text:span text:style-name="T4">
Ukraine with partners intensifies the work on creating a special about a journal against Russia - Anna Malyar</text:span>
</text:h>
      <text:p text:style-name="P4">
Author: ['АРМІЯINFORM']</text:p>
      <text:p text:style-name="P4">
Time: 2023-04-13T38:00:00-04:00</text:p>
      <text:p text:style-name="P4">
Description: Ukrainian Nazrai Needle Partners of the Partners of the Zbilnnya Vnna Potzial T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14400723582175341_w-scaled-e1681375859959.jpg" text:style-name="Internet_20_link" text:visited-style-name="Visited_20_Internet_20_Link">
photo_5314400723582175341_w-scaled-e1681375859959.jpg</text:a>
']</text:p>
      <text:p text:style-name="P4">
Tags: ['MILITARY MEDIA CENTER', 'ГАННА МАЛЯР']</text:p>
      <text:p text:style-name="P4">
Category: News</text:p>
      <!--METADATA-->
      <text:p text:style-name="P4">
<draw:frame draw:style-name="fr1" draw:name="Image283" text:anchor-type="as-char" svg:width="6.9236in" svg:height="4.223396in" draw:z-index="0">
<draw:image xlink:href="../Images/AРМІЯINFORM/2023-04-13T38-00-00-04-00/photo_5314400723582175341_w-scaled-e1681375859959.jpg" xlink:type="simple" xlink:show="embed" xlink:actuate="onLoad" draw:mime-type="image/jpeg"/>
</draw:frame>
Ukraine is currently negotiating with partners to increase military potential and increase the pressure of the international community on the aggressor.</text:p>
      <text:p text:style-name="P4">
This was during a press conference at Military Media Center <text:a xlink:type="simple" xlink:href="https://armyinform.com.ua/2023/04/13/bryfing-predstavnykiv-syl-bezpeky-ta-oborony-ukrayiny-u-military-media-center-4/" text:style-name="Internet_20_link" text:visited-style-name="Visited_20_Internet_20_Link">
reported</text:a>
Deputy Ministers of Ukraine Anna Malyar.</text:p>
      <ul>
        <li>
Ukraine has raised rigidly competently the issue of responsibility of the Russian Federation for the war. Our requirement is to create a special tribunal in the Russian Federation's aggression, - said Anna Malyar.</li>
      </ul>
      <text:p text:style-name="P4">
She added that it is important to understand that the Russian Federation needs to be held responsible not only for war crimes and crimes against humanity, but an aging crime that is committed is a crime of aggression, because other crimes are derived from him.</text:p>
      <text:p text:style-name="P4">
News Source: <text:a xlink:type="simple" xlink:href="https://armyinform.com.ua/2023/04/13/ukrayina-z-partneramy-intensyfikuye-robotu-shhodo-stvorennya-specztrybunalu-proty-rf-ganna-malyar/" text:style-name="Internet_20_link" text:visited-style-name="Visited_20_Internet_20_Link">
https://armyinform.com.ua/2023/04/13/ukrayina-z-partneramy-intensyfikuye-robotu-shhodo-stvorennya-specztrybunalu-proty-rf-ganna-malyar/</text:a>
</text:p>
      <!--NEWS-->
      <text:h text:style-name="P10" text:outline-level="1">
<text:span text:style-name="T4">
We are a community united not only by common values ​​but also by the common sea - Dmytro Kuleba</text:span>
</text:h>
      <text:p text:style-name="P4">
Author: ['Світлана Кирган']</text:p>
      <text:p text:style-name="P4">
Time: 2023-04-13T39:00:00-04:00</text:p>
      <text:p text:style-name="P4">
Description: About the chin -art of the law enforcement reports of Ukraine Dmitro Kuleba Vodimiv PID Persh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3/dmytro-kuleba-antaliya.jpeg" text:style-name="Internet_20_link" text:visited-style-name="Visited_20_Internet_20_Link">
dmytro-kuleba-antaliya.jpeg</text:a>
']</text:p>
      <text:p text:style-name="P4">
Tags: ['ВТОРГНЕННЯ РФ', 'ДМИТРО КУЛЕБА', 'КРИМСЬКА ПЛАТФОРМА', 'ЧОРНЕ МОРЕ']</text:p>
      <text:p text:style-name="P4">
Category: News</text:p>
      <!--METADATA-->
      <text:p text:style-name="P4">
<draw:frame draw:style-name="fr1" draw:name="Image284" text:anchor-type="as-char" svg:width="6.9236in" svg:height="3.63489in" draw:z-index="0">
<draw:image xlink:href="../Images/AРМІЯINFORM/2023-04-13T39-00-00-04-00/dmytro-kuleba-antaliya.jpeg" xlink:type="simple" xlink:show="embed" xlink:actuate="onLoad" draw:mime-type="image/jpeg"/>
</draw:frame>
Illustrative photo</text:p>
      <text:p text:style-name="P4">
The Minister of Foreign Affairs of Ukraine Dmytro Kuleba announced this during the first Black Sea Security Conference of the International Crimean Platform.</text:p>
      <ul>
        <li>
I think we all agree today that Russian aggression has broken the security of the region into many pieces that need to be collected again. Many of us thought that the XXI century would be the century of peace and cooperation. Unfortunately, Russia went the opposite route and returned to the XIX century of the Caucasus, - said Dmytro Kuleba.</li>
      </ul>
      <text:p text:style-name="P4">
The Minister of Foreign Affairs of Ukraine thanked everyone and everyone in attendance for being close to Ukraine.</text:p>
      <ul>
        <li>
For those who support Ukraine around the world, so much light, courage, strength. I want to thank everyone and every one of you, attendees here, and that you were with us at the darkest hour. We are a community, united not by the values, but also by common sense and common sea. We all wanted it to be a peace and prosperity area, not a war zone. The Black Sea is a CEI tooling to make all Europe peaceful and peace -oriented. Unfortunately, the Black Sea is also an example of how quickly everything can get worse if you get threatened, - Dmytro Kuleba said.</li>
      </ul>
      <text:p text:style-name="P4">
The Minister of Foreign Affairs of Ukraine noted that Russia has always been preparing a proven imperialist war to hold another Yalta Conference to divide Europe into spheres of influence.</text:p>
      <ul>
        <li>
Unfortunately, I believed that the West did not have a consistent Black Sea strategy, then Russia always had it: aggressive, revenge. I would like to mention everyone that Russia's first proposal for territorial integrity of Ukraine: to place on the island of Tuzla in the Black Sea, located in the inter -red sea and other sea, - said Dmytro Kuleba.</li>
      </ul>
      <text:p text:style-name="P4">
News Source: <text:a xlink:type="simple" xlink:href="https://armyinform.com.ua/2023/04/13/my-spilnota-obyednana-ne-lyshe-spilnymy-czinnostyamy-ale-j-spilnym-morem-dmytro-kuleba/" text:style-name="Internet_20_link" text:visited-style-name="Visited_20_Internet_20_Link">
https://armyinform.com.ua/2023/04/13/my-spilnota-obyednana-ne-lyshe-spilnymy-czinnostyamy-ale-j-spilnym-morem-dmytro-kuleba/</text:a>
</text:p>
      <!--NEWS-->
      <text:h text:style-name="P10" text:outline-level="1">
<text:span text:style-name="T4">
Anna Malyar About the Front Situation: Brave Bakhmut, Fierce Battle in Maryanka and Avdiivka</text:span>
</text:h>
      <text:p text:style-name="P4">
Author: ['АРМІЯINFORM']</text:p>
      <text:p text:style-name="P4">
Time: 2023-04-13T40:00:00-04:00</text:p>
      <text:p text:style-name="P4">
Description: Zhorstoye Tu Nivajchi Zitknnya Trivayat from Bakhmuti. The Vorog Having encouraged there ...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photo_5314400723582175341_w-scaled-e1681375859959.jpg" text:style-name="Internet_20_link" text:visited-style-name="Visited_20_Internet_20_Link">
photo_5314400723582175341_w-scaled-e1681375859959.jpg</text:a>
']</text:p>
      <text:p text:style-name="P4">
Tags: ['MILITARY MEDIA CENTER', 'АВДІЇВКА', 'БАХМУТ', 'ВТОРГНЕННЯ РФ', 'ГАННА МАЛЯР', 'ЛИМАНСЬКИЙ НАПРЯМОК', 'МАР’ЯНКА']</text:p>
      <text:p text:style-name="P4">
Category: News</text:p>
      <!--METADATA-->
      <text:p text:style-name="P4">
<draw:frame draw:style-name="fr1" draw:name="Image285" text:anchor-type="as-char" svg:width="6.9236in" svg:height="4.223396in" draw:z-index="0">
<draw:image xlink:href="../Images/AРМІЯINFORM/2023-04-13T40-00-00-04-00/photo_5314400723582175341_w-scaled-e1681375859959.jpg" xlink:type="simple" xlink:show="embed" xlink:actuate="onLoad" draw:mime-type="image/jpeg"/>
</draw:frame>
The brutal and most difficult clashes are ongoing in Bakhmut today. He has been the main efforts there, and the forces of defense were forced to make significant efforts to ensure the defense of our borders.</text:p>
      <text:p text:style-name="P4">
About it <text:a xlink:type="simple" xlink:href="https://armyinform.com.ua/2023/04/13/bryfing-predstavnykiv-syl-bezpeky-ta-oborony-ukrayiny-u-military-media-center-4/" text:style-name="Internet_20_link" text:visited-style-name="Visited_20_Internet_20_Link">
stated</text:a>
Deputy Ministers of Ukraine Anna Malyar during a speech at Military Media Center.</text:p>
      <ul>
        <li>
Also today fierce battles continue in Maryanka and Avdiivka. These are Marinski, Avdiiv and Liman directions, - said Anna Malyar.</li>
      </ul>
      <text:p text:style-name="P4">
She emphasized that Ukrainian soldiers, despite the difficult situation, would desperate, not allowing the enemy to move and reach the target war.</text:p>
      <text:p text:style-name="P4">
According to Anna Malyar, in Bakhmut Russians suffer huge losses. However, the people do not stop and want to achieve the goal and take control of this city.</text:p>
      <text:p text:style-name="P4">
-Despite the fact that in Bakhmut, the enemy concentrated its most professional units: "Wagner", landing units and special forces, the Russians cannot reach their goal-to take control of Bakhmut,-she said.</text:p>
      <text:p text:style-name="P4">
News Source: <text:a xlink:type="simple" xlink:href="https://armyinform.com.ua/2023/04/13/ganna-malyar-pro-sytuacziyu-na-fronti-zhorstoki-zitknennya-u-bahmuti-zapekli-boyi-v-maryanczi-ta-avdiyivczi/" text:style-name="Internet_20_link" text:visited-style-name="Visited_20_Internet_20_Link">
https://armyinform.com.ua/2023/04/13/ganna-malyar-pro-sytuacziyu-na-fronti-zhorstoki-zitknennya-u-bahmuti-zapekli-boyi-v-maryanczi-ta-avdiyivczi/</text:a>
</text:p>
      <!--NEWS-->
      <text:h text:style-name="P10" text:outline-level="1">
<text:span text:style-name="T4">
Almost 100 hectares of land have been returned to the Ministry of Defense</text:span>
</text:h>
      <text:p text:style-name="P4">
Author: ['АРМІЯINFORM']</text:p>
      <text:p text:style-name="P4">
Time: 2023-04-13T41:00:00-04:00</text:p>
      <text:p text:style-name="P4">
Description: About the PID Hour Briffing at the Military Media Center, the defender of the defense of the defense is the defender of the defense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MILITARY MEDIA CENTER', 'ВТОРГНЕННЯ РФ', 'ГАННА МАЛЯР', 'ЗЕМЛІ МІНОБОРОНИ', 'МІНОБОРОНИ']</text:p>
      <text:p text:style-name="P4">
Category: News</text:p>
      <!--METADATA-->
      <text:p text:style-name="P4">
<draw:frame draw:style-name="fr1" draw:name="Image286" text:anchor-type="as-char" svg:width="6.9236in" svg:height="4.615733in" draw:z-index="0">
<draw:image xlink:href="../Images/AРМІЯINFORM/2023-04-13T41-00-00-04-00/77acfef9ac002e47cfc3020e10de49c60959d638.jpg" xlink:type="simple" xlink:show="embed" xlink:actuate="onLoad" draw:mime-type="image/jpeg"/>
</draw:frame>
About it during <text:a xlink:type="simple" xlink:href="https://armyinform.com.ua/2023/04/13/bryfing-predstavnykiv-syl-bezpeky-ta-oborony-ukrayiny-u-military-media-center-4/" text:style-name="Internet_20_link" text:visited-style-name="Visited_20_Internet_20_Link">
briefing</text:a>
The Deputy Minister of Defense of Ukraine Hannamaars informed VMILITARY Media Center.</text:p>
      <text:p text:style-name="P4">
The Supreme Court put an end to the renewal of the right of the Ministry of Defense of Ukraine with a total area of 95 hectares in Khmelnitsky region. Therefore, the land that was illegally removed was returned to the property of defense consciousness.</text:p>
      <ul>
        <li>
Also, the Northern Appeal Court of Appeal was left in the force of the decision of the Housing Court of Kyiv, which was declared invalid the registration of right -handed property under the territorial community of the city of Kyiv in the person of the Kyiv city council and recognized the right of permanent use under the Ministry of Defense of about 3 hectares, which is located in the city Avenue of the Oboradny, - said Anna Malyar.</li>
      </ul>
      <text:p text:style-name="P4">
This section was illegally removed on the basis of the decision of the Kyiv City Council. Now this land has been returned to the Office of the Defense Office.</text:p>
      <text:p text:style-name="P4">
News Source: <text:a xlink:type="simple" xlink:href="https://armyinform.com.ua/2023/04/13/u-vlasnist-minoborony-povernuto-majzhe-100-gektariv-zemli/" text:style-name="Internet_20_link" text:visited-style-name="Visited_20_Internet_20_Link">
https://armyinform.com.ua/2023/04/13/u-vlasnist-minoborony-povernuto-majzhe-100-gektariv-zemli/</text:a>
</text:p>
      <!--NEWS-->
      <text:h text:style-name="P10" text:outline-level="1">
<text:span text:style-name="T4">
Rockets launched by the Russian Federation in Ukraine also threaten Romania and Moldova - Dmytro Kuleba</text:span>
</text:h>
      <text:p text:style-name="P4">
Author: ['Світлана Кирган']</text:p>
      <text:p text:style-name="P4">
Time: 2023-04-13T42:00:00-04:00</text:p>
      <text:p text:style-name="P4">
Description: Про це під час Першої Чорноморської безпекової конференції Міжнародної крим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kuleba-partnerstvo.jpg" text:style-name="Internet_20_link" text:visited-style-name="Visited_20_Internet_20_Link">
kuleba-partnerstvo.jpg</text:a>
']</text:p>
      <text:p text:style-name="P4">
Tags: ['АГРЕСІЯ РФ', 'ВТОРГНЕННЯ РФ', 'ДМИТРО КУЛЕБА', 'КРИМСЬКА ПЛАТФОРМА', 'МОЛДОВА', 'НАТО', 'РАКЕТНА ЗАГРОЗА', 'РУМУНІЯ']</text:p>
      <text:p text:style-name="P4">
Category: News</text:p>
      <!--METADATA-->
      <text:p text:style-name="P4">
<draw:frame draw:style-name="fr1" draw:name="Image287" text:anchor-type="as-char" svg:width="6.9236in" svg:height="4.615733in" draw:z-index="0">
<draw:image xlink:href="../Images/AРМІЯINFORM/2023-04-13T42-00-00-04-00/kuleba-partnerstvo.jpg" xlink:type="simple" xlink:show="embed" xlink:actuate="onLoad" draw:mime-type="image/jpeg"/>
</draw:frame>
Dmytro Kuleba. Illustrative photo</text:p>
      <text:p text:style-name="P4">
This was announced during the first Black Sea Security Conference of the International Crimea Platform by the Minister of Foreign Affairs of Ukraine Dmytro Kuleba.</text:p>
      <ul>
        <li>
The future NATO summit in Vilnius is just a time to correct the false, taking a step forward to NATO's membership in NATO's membership, to show that the door is not only open, but there is a clear plan when and how Ukraine will go into them. I feel that now we all understand that fear is a missing, ”the Minister of Foreign Affairs said.</li>
      </ul>
      <text:p text:style-name="P4">
He noted that it is now time to develop a comprehensive safety network for all natives of all regions that are threatening from the Russian Federation and turning the Black Morena NATO sea.</text:p>
      <ul>
        <li>
Romania launched in Ukraine also threaten Romania and Moldova. Millions of Ukrainians have felt the war. And I use the opportunity to thank all of you, your colleagues, governments and peoples, but that you have accepted Ukrainian refugees, - said Dmytro Kuleba.</li>
      </ul>
      <text:p text:style-name="P4">
News Source: <text:a xlink:type="simple" xlink:href="https://armyinform.com.ua/2023/04/13/rakety-zapushheni-rf-po-ukrayini-zagrozhuyut-takozh-rumuniyi-ta-moldovi-dmytro-kuleba/" text:style-name="Internet_20_link" text:visited-style-name="Visited_20_Internet_20_Link">
https://armyinform.com.ua/2023/04/13/rakety-zapushheni-rf-po-ukrayini-zagrozhuyut-takozh-rumuniyi-ta-moldovi-dmytro-kuleba/</text:a>
</text:p>
      <!--NEWS-->
      <text:h text:style-name="P10" text:outline-level="1">
<text:span text:style-name="T4">
Sumy and Chernihiv region army fired at mortars and barrel artillery</text:span>
</text:h>
      <text:p text:style-name="P4">
Author: ['АРМІЯINFORM']</text:p>
      <text:p text:style-name="P4">
Time: 2023-04-13T43:00:00-04:00</text:p>
      <text:p text:style-name="P4">
Description: Syogodnі, 13 kvіtyn, at 11:00 Rosіyskіdvetskiyinі Vіskika DVICHIA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501379058ae50fdafa91a200e502c1df_l-2.jpg" text:style-name="Internet_20_link" text:visited-style-name="Visited_20_Internet_20_Link">
501379058ae50fdafa91a200e502c1df_l-2.jpg</text:a>
']</text:p>
      <text:p text:style-name="P4">
Tags: ['STOPRUSSIA', 'АГРЕСІЯ РФ', 'ВТОРГНЕННЯ РФ', 'ОБСТРІЛИ ПРИКОРДОННЯ', 'ОК «ПІВНІЧ»']</text:p>
      <text:p text:style-name="P4">
Category: News</text:p>
      <!--METADATA-->
      <text:p text:style-name="P4">
<draw:frame draw:style-name="fr1" draw:name="Image288" text:anchor-type="as-char" svg:width="6.9236in" svg:height="4.286862in" draw:z-index="0">
<draw:image xlink:href="../Images/AРМІЯINFORM/2023-04-13T43-00-00-04-00/501379058ae50fdafa91a200e502c1df_l-2.jpg" xlink:type="simple" xlink:show="embed" xlink:actuate="onLoad" draw:mime-type="image/jpeg"/>
</draw:frame>
Today, on April 13, as of 11:00, Russian occupation troops twice fired the border of Sumy and Chernihiv region.</text:p>
      <text:p text:style-name="P4">
About it <text:a xlink:type="simple" xlink:href="https://t.me/ok_pivnich1/1765" text:style-name="Internet_20_link" text:visited-style-name="Visited_20_Internet_20_Link">
reports</text:a>
Operational Command "North".</text:p>
      <text:p text:style-name="P4">
From 06:10 to 06:28 there were 2 parishes, probably from a mortar 120 mm, in the rayon -populated point of Rivne of Sumy region. From 07:55 to 09:00 there were 15 harvesters, probably from the barrel artillery, in the area of the populated punctaughalanivka of Chernihiv region.</text:p>
      <text:p text:style-name="P4">
There was no information about losses among the local population or damage to civilian infrastructure.</text:p>
      <text:p text:style-name="P4">
News Source: <text:a xlink:type="simple" xlink:href="https://armyinform.com.ua/2023/04/13/sumshhynu-i-chernigivshhynu-armiya-rf-obstrilyala-z-minometiv-ta-stvolnoyi-artyleriyi/" text:style-name="Internet_20_link" text:visited-style-name="Visited_20_Internet_20_Link">
https://armyinform.com.ua/2023/04/13/sumshhynu-i-chernigivshhynu-armiya-rf-obstrilyala-z-minometiv-ta-stvolnoyi-artyleriyi/</text:a>
</text:p>
      <!--NEWS-->
      <text:h text:style-name="P10" text:outline-level="1">
<text:span text:style-name="T4">
Daily for the protection and defense of important state objects the National Guard of Ukraine assigns more than 300 guards</text:span>
</text:h>
      <text:p text:style-name="P4">
Author: ['Володимир Поліщук']</text:p>
      <text:p text:style-name="P4">
Time: 2023-04-13T44:00:00-04:00</text:p>
      <text:p text:style-name="P4">
Description: National Guard of Ukraine is recognized as 300 Vart Zhotroni Vazhoni Oblivikh Op'kktv, to establish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lok-post-ngu.jpg" text:style-name="Internet_20_link" text:visited-style-name="Visited_20_Internet_20_Link">
blok-post-ngu.jpg</text:a>
']</text:p>
      <text:p text:style-name="P4">
Tags: ['MILITARY MEDIA CENTER', 'БРИФІНГ', 'МИКОЛА УРШАЛОВИЧ', 'НАЦГВАРДІЯ']</text:p>
      <text:p text:style-name="P4">
Category: News</text:p>
      <!--METADATA-->
      <text:p text:style-name="P4">
<draw:frame draw:style-name="fr1" draw:name="Image289" text:anchor-type="as-char" svg:width="6.9236in" svg:height="4.615733in" draw:z-index="0">
<draw:image xlink:href="../Images/AРМІЯINFORM/2023-04-13T44-00-00-04-00/blok-post-ngu.jpg" xlink:type="simple" xlink:show="embed" xlink:actuate="onLoad" draw:mime-type="image/jpeg"/>
</draw:frame>
The National Guard of Ukraine appoints more than 300 guards for the protection of important persons, monitors the requirements of the curfew and ensures public safety in 32 settlements of the state.</text:p>
      <text:p text:style-name="P4">
Also, NSU servicemen at the entrances and exits to settlements in 21 region of the country are checking the documents, if necessary, inspect things Tatransport, luggage and cargo. A total of 127 checkpoints were exhibited.</text:p>
      <text:p text:style-name="P4">
About it during <text:a xlink:type="simple" xlink:href="https://www.youtube.com/watch" text:style-name="Internet_20_link" text:visited-style-name="Visited_20_Internet_20_Link">
briefing</text:a>
VMILITARY MEDIA CENTER was informed by the Deputy Director of the Planning Department of the Main Directorate of NSU Colonel Mykola Urshalovich.</text:p>
      <ul>
        <li>
The National Guards detained 1909 people for the offense, of whom 74 were screening, in particular, four - on suspicion of involvement in committing a crime in front of the foundations of national security of Ukraine, - said the representative of the State Technical University of NSU. —The two units of cold weapons, 200 rounds of various calibers, five grenades, half a kilogram of explosives and more than a kilogram of narcotic substances have been drained.</li>
      </ul>
      <text:p text:style-name="P4">
When participating in stabilization actions, engineering units continue to ensure the work of Ukrenergo crews, which are repaired in the Kherson region of the power grid.</text:p>
      <ul>
        <li>
In the area of the settlements of Dudchany, Solovoy was surveyed about 2.5 gambles and disposed of 15 explosive objects, - added Nikolaeurshalovich. - In addition, since April 11, he began to perform the tasks of demining the territories of the Muzykiv United Territorial Civicson region, a detachment of the Dmining of the National Guard of Ukraine has been erected, which is an additional 6 demining groups and 9 units of special equipment.</li>
      </ul>
      <text:p text:style-name="P4">
News Source: <text:a xlink:type="simple" xlink:href="https://armyinform.com.ua/2023/04/13/shhodenno-dlya-ohorony-ta-oborony-vazhlyvyh-derzhavnyh-obyektiv-naczionalna-gvardiya-ukrayiny-pryznachaye-ponad-300-vart/" text:style-name="Internet_20_link" text:visited-style-name="Visited_20_Internet_20_Link">
https://armyinform.com.ua/2023/04/13/shhodenno-dlya-ohorony-ta-oborony-vazhlyvyh-derzhavnyh-obyektiv-naczionalna-gvardiya-ukrayiny-pryznachaye-ponad-300-vart/</text:a>
</text:p>
      <!--NEWS-->
      <text:h text:style-name="P10" text:outline-level="1">
<text:span text:style-name="T4">
In Russia, more than 400,000 people - Alexei Gromov - were announced for contract service</text:span>
</text:h>
      <text:p text:style-name="P4">
Author: ['Яна Задубінна']</text:p>
      <text:p text:style-name="P4">
Time: 2023-04-13T45:00:00-04:00</text:p>
      <text:p text:style-name="P4">
Description: DOSVID is the husband of our Zakhisnikov, and such a way is the VMINNYA ZASTOSOVATO OZBRONNA, Nadan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romov-435.jpg" text:style-name="Internet_20_link" text:visited-style-name="Visited_20_Internet_20_Link">
gromov-435.jpg</text:a>
']</text:p>
      <text:p text:style-name="P4">
Tags: ['MILITARY MEDIA CENTER', 'ОЛЕКСІЙ ГРОМОВ']</text:p>
      <text:p text:style-name="P4">
Category: News</text:p>
      <!--METADATA-->
      <text:p text:style-name="P4">
<draw:frame draw:style-name="fr1" draw:name="Image290" text:anchor-type="as-char" svg:width="6.9236in" svg:height="4.615733in" draw:z-index="0">
<draw:image xlink:href="../Images/AРМІЯINFORM/2023-04-13T45-00-00-04-00/gromov-435.jpg" xlink:type="simple" xlink:show="embed" xlink:actuate="onLoad" draw:mime-type="image/jpeg"/>
</draw:frame>
The experience and courage of our defenders, as well as their ability to use the arms provided by partner countries, have led to a reduction in the military potential of the Russian Federation. For its part, it will force the aggressor to revise the strategic goals of the wars, in particular the gradual seizure of the entire Left Bank of Ukraine this year.</text:p>
      <text:p text:style-name="P4">
About it during <text:a xlink:type="simple" xlink:href="https://www.youtube.com/watch" text:style-name="Internet_20_link" text:visited-style-name="Visited_20_Internet_20_Link">
briefing</text:a>
VMILITARY MEDIA CENTER was informed by the Deputy Chief of the Main Operational Administration of the General Staff of the Armed Forces of Ukraine Bryadna General Oleksigromov.</text:p>
      <text:p text:style-name="P4">
He also predicted that in the spring and summer of this year the enemy to build quantitative and qualitative indicators of units and military units that wage war in Ukraine. Also aggressor will form strategic reserves and transfer them to Ukrainian borders.</text:p>
      <text:p text:style-name="P4">
<text:span text:style-name="T4">
-</text:span>
 most likely, the Kremlin will continue to carry out hidden mobilization of sales, and to prevent protests, especially in the densely populated regions of Russia, Putin's regime avoids mass mobilization from the central regions: Moscow and St. Petersburg and gives priority to the most depressed. In order to increase the number of contracts of contract service, the enemy was announced by more than 400 thousand people, and for conscript service <text:span text:style-name="T4">
 - </text:span>
 147 thousand. But despite the deterioration of the social-demographic and economic situation in Russia, conducting an agitation campaign on federal channels, the population is already aware of the chances of increasing the chances of returning home in the package and does not want to make controversial with the advertised so-called second army of the world, <text:span text:style-name="T4">
-</text:span>
-</text:p>
      <text:p text:style-name="P4">
News Source: <text:a xlink:type="simple" xlink:href="https://armyinform.com.ua/2023/04/13/u-rosiyi-anonsuvaly-pryzvaty-na-kontraktnu-sluzhbu-ponad-400-tysyach-osib-oleksij-gromov/" text:style-name="Internet_20_link" text:visited-style-name="Visited_20_Internet_20_Link">
https://armyinform.com.ua/2023/04/13/u-rosiyi-anonsuvaly-pryzvaty-na-kontraktnu-sluzhbu-ponad-400-tysyach-osib-oleksij-gromov/</text:a>
</text:p>
      <!--NEWS-->
      <text:h text:style-name="P10" text:outline-level="1">
<text:span text:style-name="T4">
Within three months in the Volgograd region, only 7% of the quarterly need have been summoned to the contract</text:span>
</text:h>
      <text:p text:style-name="P4">
Author: ['Євген Проворний']</text:p>
      <text:p text:style-name="P4">
Time: 2023-04-13T46:00:00-04:00</text:p>
      <text:p text:style-name="P4">
Description: About the intercessor of the chief of the head of the head management of the General Staff of the Zbroyni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1681375240.jpg" text:style-name="Internet_20_link" text:visited-style-name="Visited_20_Internet_20_Link">
photo1681375240.jpg</text:a>
']</text:p>
      <text:p text:style-name="P4">
Tags: ['MILITARY MEDIA CENTER', 'ВТОРГНЕННЯ РФ', 'ОЛЕКСІЙ ГРОМОВ']</text:p>
      <text:p text:style-name="P4">
Category: News</text:p>
      <!--METADATA-->
      <text:p text:style-name="P4">
<draw:frame draw:style-name="fr1" draw:name="Image291" text:anchor-type="as-char" svg:width="6.9236in" svg:height="4.615733in" draw:z-index="0">
<draw:image xlink:href="../Images/AРМІЯINFORM/2023-04-13T46-00-00-04-00/photo1681375240.jpg" xlink:type="simple" xlink:show="embed" xlink:actuate="onLoad" draw:mime-type="image/jpeg"/>
</draw:frame>
Alexei Gromov. Photo by Dmitry Yurchenko</text:p>
      <text:p text:style-name="P4">
About this the deputy chief of the Main Operational Administration of the General Staff of the Armed Forces of Ukraine Brigade General Alexei Gromov <text:a xlink:type="simple" xlink:href="https://www.youtube.com/watch" text:style-name="Internet_20_link" text:visited-style-name="Visited_20_Internet_20_Link">
reported</text:a>
During the briefing of Ukraine's security and defense forces in Military Media Center.</text:p>
      <ul>
        <li>
military enlistment offices are recognized as a lag in the implementation of plans from the conscript for three months in the Volgograd region out of 7800 persons planned by Narik, called only 134, which is 7 % of the quarterly need. And 270 - 14 %, respectively, were called up by the Uaratov region of 7600 people. They do not want to make fun of reality and end the war, the Kremlin is looking for new ways to bring the population to the ranks of their armed forces to replenish the loss. Thus, the task of developing the mechanism of mechanism of mechanism of financial debtors in military service is defined in military service, accelerating the consideration of criminal proceedings for economic crimes of incentives of suspects to voluntarily conclude contracts for further military service. For the same purpose, it is proposed to involve foreign citizens - Tajikov, Uzbeks and representatives of other nationalities that are subject to the removal from the Russian Federation and are still waiting for deportation, especially those who have families in Russia, - said Alexei Gromov.</li>
      </ul>
      <text:p text:style-name="P4">
News Source: <text:a xlink:type="simple" xlink:href="https://armyinform.com.ua/2023/04/13/protyagom-troh-misyacziv-u-volgogradskij-oblasti-na-kontrakt-pryzvano-lyshe-7-vid-kvartalnoyi-potreby/" text:style-name="Internet_20_link" text:visited-style-name="Visited_20_Internet_20_Link">
https://armyinform.com.ua/2023/04/13/protyagom-troh-misyacziv-u-volgogradskij-oblasti-na-kontrakt-pryzvano-lyshe-7-vid-kvartalnoyi-potreby/</text:a>
</text:p>
      <!--NEWS-->
      <text:h text:style-name="P10" text:outline-level="1">
<text:span text:style-name="T4">
This week National Guards destroyed 430 invaders, 2 tanks and artisystems</text:span>
</text:h>
      <text:p text:style-name="P4">
Author: ['Володимир Поліщук']</text:p>
      <text:p text:style-name="P4">
Time: 2023-04-13T47:00:00-04:00</text:p>
      <text:p text:style-name="P4">
Description: Національна гвардія України у складі Сил оборони разом із ЗСУ бере участь в обор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2-35-40.jpg" text:style-name="Internet_20_link" text:visited-style-name="Visited_20_Internet_20_Link">
photo_2023-04-13_12-35-40.jpg</text:a>
']</text:p>
      <text:p text:style-name="P4">
Tags: ['MILITARY MEDIA CENTER', 'ВТОРГНЕННЯ РФ', 'МИКОЛА УРШАЛОВИЧ', 'НГУ']</text:p>
      <text:p text:style-name="P4">
Category: News</text:p>
      <!--METADATA-->
      <text:p text:style-name="P4">
<draw:frame draw:style-name="fr1" draw:name="Image292" text:anchor-type="as-char" svg:width="6.9236in" svg:height="4.615733in" draw:z-index="0">
<draw:image xlink:href="../Images/AРМІЯINFORM/2023-04-13T47-00-00-04-00/photo_2023-04-13_12-35-40.jpg" xlink:type="simple" xlink:show="embed" xlink:actuate="onLoad" draw:mime-type="image/jpeg"/>
</draw:frame>
Mykola Urshalovich. Photodmitry Yurchenko</text:p>
      <text:p text:style-name="P4">
The National Guard of Ukraine, together with the Armed Forces of Ukraine, participates in the vocal actions within the Slobozhansky, Donetsk, Tavriya operating districts, namely, holding back the enemy's offensive in Kupyansk, Slavyansk, Avdiiv, Novopavlovsky and Zaporizhzhya.</text:p>
      <text:p text:style-name="P4">
About the weekly results of combat missions by the National Guard as part of Siloborov during <text:a xlink:type="simple" xlink:href="https://www.youtube.com/watch" text:style-name="Internet_20_link" text:visited-style-name="Visited_20_Internet_20_Link">
briefing</text:a>
VMILITARY MEDIA CENTER was told by the Deputy Director of the Planning Department of the Main Directorate of NSU Colonel Mykola Urshalovich.</text:p>
      <ul>
        <li>
Despite the daily shelling and attempts of the enemy to move forward, the National Guards successfully have defensive actions and destroy the enemy, - said the Colonel Mykola Urshalovich.</li>
      </ul>
      <text:p text:style-name="P4">
According to him, the enemy fighters of the 4th Brigade of the Operational Purpose of the name of Hero of Ukraine Sergeant Mikhalchuk, the 1st presidential brigade of the operational purpose of Hetman Petro Doroshenko, the 14th Brigadioperative Purpose of Ivan Bohun are effectively opposed. Over the past week, they destroyed 155 invaders, three mortars, two units of car and two combat armored vehicles.</text:p>
      <ul>
        <li>
The most violent and bloody battles of the National Guards will be presented in the area of the forest of Serebryansky Forestry, where the enemy, not patronizing their own personnel soldiers, nor mobilized or mercenaries of the PVC, almost freely performs assault. Thanks to the heroic actions of the personnel of the 31st Brigade named after Major General Alexander Radievsky and the 5th Slobozhanskaya Brigade, the assault actions of the enemy were reflected and defined the borders were defined. At the same time, more than 150 invaders and 3 units of armored vehicles were reduced, - summed up their actions by a representative of the NSU Main Directorate.</li>
      </ul>
      <text:p text:style-name="P4">
He also cited other examples of a worthy repel of a hostile invasion of the National Guard. About 35 servicemen and two infantry fighting vehicles were destroyed in the area of Avdiivka.</text:p>
      <text:p text:style-name="P4">
News Source: <text:a xlink:type="simple" xlink:href="https://armyinform.com.ua/2023/04/13/czogo-tyzhnya-naczgvardijczi-znyshhyly-430-okupantiv-19-bojovyh-bronovanyh-mashyn-2-tanky-5-minometnyh-rozrahunkiv-5-artsystem-ta-sklad-z-boyeprypasamy/" text:style-name="Internet_20_link" text:visited-style-name="Visited_20_Internet_20_Link">
https://armyinform.com.ua/2023/04/13/czogo-tyzhnya-naczgvardijczi-znyshhyly-430-okupantiv-19-bojovyh-bronovanyh-mashyn-2-tanky-5-minometnyh-rozrahunkiv-5-artsystem-ta-sklad-z-boyeprypasamy/</text:a>
</text:p>
      <!--NEWS-->
      <text:h text:style-name="P10" text:outline-level="1">
<text:span text:style-name="T4">
Anna Malyar: The issue of recovery in favor of MoU over 30 million UAH of penalties has been resolved</text:span>
</text:h>
      <text:p text:style-name="P4">
Author: ['Олексій Мазепа']</text:p>
      <text:p text:style-name="P4">
Time: 2023-04-13T48:00:00-04:00</text:p>
      <text:p text:style-name="P4">
Description: About CE, the intercessor of the Ministan defense of Ukraine Ganna Maller Pil Hour Vistup in Military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ou.jpg" text:style-name="Internet_20_link" text:visited-style-name="Visited_20_Internet_20_Link">
mou.jpg</text:a>
']</text:p>
      <text:p text:style-name="P4">
Tags: ['MILITARY MEDIA CENTER', 'БРИФІНГ', 'ГАННА МАЛЯР', 'МІНОБОРОНИ']</text:p>
      <text:p text:style-name="P4">
Category: News</text:p>
      <!--METADATA-->
      <text:p text:style-name="P4">
<draw:frame draw:style-name="fr1" draw:name="Image293" text:anchor-type="as-char" svg:width="6.9236in" svg:height="4.615733in" draw:z-index="0">
<draw:image xlink:href="../Images/AРМІЯINFORM/2023-04-13T48-00-00-04-00/mou.jpg" xlink:type="simple" xlink:show="embed" xlink:actuate="onLoad" draw:mime-type="image/jpeg"/>
</draw:frame>
About it <text:a xlink:type="simple" xlink:href="https://armyinform.com.ua/2023/04/13/bryfing-predstavnykiv-syl-bezpeky-ta-oborony-ukrayiny-u-military-media-center-4/" text:style-name="Internet_20_link" text:visited-style-name="Visited_20_Internet_20_Link">
stated</text:a>
Deputy Ministers of Ukraine Anna Malyar during a speech at Military Media Center.</text:p>
      <ul>
        <li>
during March 2023 the Supreme Court of Ukraine finally resolve the recovery of more than 30 million hryvnias of penalties of the penalties in connection with the improper performance of contractual obligations. In particular, it is about violation of the deadline and volume of delivery , distillates and aviation kerosene for special purpose techniques, - she stressed.</li>
      </ul>
      <text:p text:style-name="P4">
Similarly, according to the court, the pre-payment of the IUA in favor of the IVA in favor of improper performance of contractual obligations in terms of violation of the terms and perception of the performance of research and development work on state defense order.</text:p>
      <ul>
        <li>
Now an enterprise that has not fulfilled its obligations for this work, to everyday life in court.</li>
      </ul>
      <text:p text:style-name="P4">
Work on the protection of the interests of the MOU is ongoing, and we have new court decisions that restore justice daily, ”Anna Malyar emphasized.</text:p>
      <text:p text:style-name="P4">
News Source: <text:a xlink:type="simple" xlink:href="https://armyinform.com.ua/2023/04/13/ganna-malyar-vyrisheno-pytannya-pro-styagnennya-na-koryst-mou-ponad-30-mln-grn-shtrafnyh-sankczij/" text:style-name="Internet_20_link" text:visited-style-name="Visited_20_Internet_20_Link">
https://armyinform.com.ua/2023/04/13/ganna-malyar-vyrisheno-pytannya-pro-styagnennya-na-koryst-mou-ponad-30-mln-grn-shtrafnyh-sankczij/</text:a>
</text:p>
      <!--NEWS-->
      <text:h text:style-name="P10" text:outline-level="1">
<text:span text:style-name="T4">
Private military companies are actively formed in the Russian Federation and to Tot - Alexei Gromov</text:span>
</text:h>
      <text:p text:style-name="P4">
Author: ['Яна Задубінна']</text:p>
      <text:p text:style-name="P4">
Time: 2023-04-13T49:00:00-04:00</text:p>
      <text:p text:style-name="P4">
Description: About the intercessor of the head of the head of the head management of the General Staff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2023-04-13_12-41-37.jpg" text:style-name="Internet_20_link" text:visited-style-name="Visited_20_Internet_20_Link">
photo_2023-04-13_12-41-37.jpg</text:a>
']</text:p>
      <text:p text:style-name="P4">
Tags: ['MILITARY MEDIA CENTER', 'ВТОРГНЕННЯ РФ', 'ОЛЕКСІЙ ГРОМОВ', 'ПВК']</text:p>
      <text:p text:style-name="P4">
Category: News</text:p>
      <!--METADATA-->
      <text:p text:style-name="P4">
<draw:frame draw:style-name="fr1" draw:name="Image294" text:anchor-type="as-char" svg:width="6.9236in" svg:height="4.615733in" draw:z-index="0">
<draw:image xlink:href="../Images/AРМІЯINFORM/2023-04-13T49-00-00-04-00/photo_2023-04-13_12-41-37.jpg" xlink:type="simple" xlink:show="embed" xlink:actuate="onLoad" draw:mime-type="image/jpeg"/>
</draw:frame>
This was stated(https://www.youtube.com/watch?v=GoSlPfTUkLo)In Military Mediacenter.</text:p>
      <text:p text:style-name="P4">
“In the Russian Federation and in the temporarily occupied territories of Ukraine, the active formation of the alternative private military companies" Wagner "continues. At the same time, according to partners, in the short term, such companies will not have such a no means and potential as a private military company Wagner. But in general, it is necessary to underestimate the mobilization capabilities of the aggressor country. Given the mobilization resource, Russia is able to fully provide its own personnel for the personnel for a long war for exhaustion, ”the brigade general proclaimed.</text:p>
      <text:p text:style-name="P4">
News Source: <text:a xlink:type="simple" xlink:href="https://armyinform.com.ua/2023/04/13/pryvatni-vijskovi-kompaniyi-aktyvno-formuyutsya-u-rf-ta-na-tot-oleksij-gromov/" text:style-name="Internet_20_link" text:visited-style-name="Visited_20_Internet_20_Link">
https://armyinform.com.ua/2023/04/13/pryvatni-vijskovi-kompaniyi-aktyvno-formuyutsya-u-rf-ta-na-tot-oleksij-gromov/</text:a>
</text:p>
      <!--NEWS-->
      <text:h text:style-name="P10" text:outline-level="1">
<text:span text:style-name="T4">
In two weeks in the Bakhmut area, the enemy lost nearly 4,500 people killed and injured</text:span>
</text:h>
      <text:p text:style-name="P4">
Author: ['Євген Проворний']</text:p>
      <text:p text:style-name="P4">
Time: 2023-04-13T50:00:00-04:00</text:p>
      <text:p text:style-name="P4">
Description: About the intercessor of the chief of the head of the head management of the General Staff of the Zbroyni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72108-1_large-e1681379262520.jpg" text:style-name="Internet_20_link" text:visited-style-name="Visited_20_Internet_20_Link">
172108-1_large-e1681379262520.jpg</text:a>
']</text:p>
      <text:p text:style-name="P4">
Tags: ['MILITARY MEDIA CENTER', 'ОЛЕКСІЙ ГРОМОВ']</text:p>
      <text:p text:style-name="P4">
Category: News</text:p>
      <!--METADATA-->
      <text:p text:style-name="P4">
<draw:frame draw:style-name="fr1" draw:name="Image295" text:anchor-type="as-char" svg:width="6.9236in" svg:height="4.40924in" draw:z-index="0">
<draw:image xlink:href="../Images/AРМІЯINFORM/2023-04-13T50-00-00-04-00/172108-1_large-e1681379262520.jpg" xlink:type="simple" xlink:show="embed" xlink:actuate="onLoad" draw:mime-type="image/jpeg"/>
</draw:frame>
About this the deputy chief of the Main Operational Administration of the General Staff of the Armed Forces of Ukraine Brigade General Alexei Gromov <text:a xlink:type="simple" xlink:href="https://www.youtube.com/watch" text:style-name="Internet_20_link" text:visited-style-name="Visited_20_Internet_20_Link">
reported</text:a>
During the briefing of Ukraine's security and defense forces in Military Media Center.</text:p>
      <ul>
        <li>
Today, the Bakhmut direction remains the enemy, where the opponent predetermined the offensive actions in the central part of Bakhmut, as well as Unapryamki on the settlements of Bogdanivka and Ivanivske for the purpose of the city of the city from half and south. In order to strengthen the offensive potential to the Bakhmutaz area of the Avdiivsky direction, part of the enemy's forces and means. Every day in the Bakhmut, the enemy performs from 40 to 50 attempts of offensive storms, carries out more than 500 shelling with the use of the whole range of available arms, - said Alexei Gromov.</li>
      </ul>
      <text:p text:style-name="P4">
According to him, the military-political leadership of the Russian Federation is incapable of significant losses of personnel:</text:p>
      <ul>
        <li>
Yes, only within the last two weeks in the Bakhmut area the enemy was lost and wounded by nearly 4,500 "Wagnerists" and military personnel of the Russian Federation Armed Forces. In some departments of the Russian -tier troops, mobilized servicemen are massively refused to be expelled in active fighting. It is noted that the command is committed by cruel, illegal massacre against the refusals. In particular, they are planted in pits to realize psychological and physical pressure. And for the most rebellious torture.</li>
      </ul>
      <text:p text:style-name="P4">
News Source: <text:a xlink:type="simple" xlink:href="https://armyinform.com.ua/2023/04/13/za-dva-tyzhni-v-rajoni-bahmuta-vorog-vtratyv-vbytymy-ta-poranenymy-majzhe-4500-osib/" text:style-name="Internet_20_link" text:visited-style-name="Visited_20_Internet_20_Link">
https://armyinform.com.ua/2023/04/13/za-dva-tyzhni-v-rajoni-bahmuta-vorog-vtratyv-vbytymy-ta-poranenymy-majzhe-4500-osib/</text:a>
</text:p>
      <!--NEWS-->
      <text:h text:style-name="P10" text:outline-level="1">
<text:span text:style-name="T4">
The ninth brigade as part of the Guard of the offensive was the Charter</text:span>
</text:h>
      <text:p text:style-name="P4">
Author: ['Володимир Поліщук']</text:p>
      <text:p text:style-name="P4">
Time: 2023-04-13T51:00:00-04:00</text:p>
      <text:p text:style-name="P4">
Description: Tzheogo Tizhnya to the stormtrooper of the brigades “Guard Nashtupu”, one brigade - “Hartіya” was briefly shown .... War with Ukraine 2022, war with Ukraine Latest news today, News War with Ukraine 2022 Last for today, will there be a war between Ukraine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gvardiya-nastupu-3.jpg" text:style-name="Internet_20_link" text:visited-style-name="Visited_20_Internet_20_Link">
gvardiya-nastupu-3.jpg</text:a>
']</text:p>
      <text:p text:style-name="P4">
Tags: ['MILITARY MEDIA CENTER', 'БРИФІНГ', 'ГВАРДІЇ НАСТУПУ', 'МИКОЛА УРШАЛОВИЧ', 'НАЦГВАРДІЯ', 'ХАРТІЯ']</text:p>
      <text:p text:style-name="P4">
Category: News</text:p>
      <!--METADATA-->
      <text:p text:style-name="P4">
<draw:frame draw:style-name="fr1" draw:name="Image296" text:anchor-type="as-char" svg:width="6.9236in" svg:height="4.615733in" draw:z-index="0">
<draw:image xlink:href="../Images/AРМІЯINFORM/2023-04-13T51-00-00-04-00/gvardiya-nastupu-3.jpg" xlink:type="simple" xlink:show="embed" xlink:actuate="onLoad" draw:mime-type="image/jpeg"/>
</draw:frame>
This week, another brigade - "Charter" - was added to the assault brigades of the Guard of the offensive. This brigade will be the 9th as part of the Guards of the offensive and the 7th Brigade of the Vinional Guard of Ukraine.</text:p>
      <text:p text:style-name="P4">
About this during a briefing at Military Media Center <text:a xlink:type="simple" xlink:href="https://armyinform.com.ua/2023/04/13/bryfing-predstavnykiv-syl-bezpeky-ta-oborony-ukrayiny-u-military-media-center-4/" text:style-name="Internet_20_link" text:visited-style-name="Visited_20_Internet_20_Link">
reported</text:a>
Colonel Mykola Urshalovych, Deputy Director Administrative Administration of the Use of the Main Directorate of the National Guard.</text:p>
      <ul>
        <li>
It was the basis of the fighters of the volunteer formation of the Kharkiv community. In the aftermath of a large -scale invasion of the Charter, the Charter has united highly professional immutivated citizens who sought to help our army withstand the enemy to give the Russian troops to capture our country. In just a month of post -formation, in April 2022, its fighters participated in the village of Russian Lozova in Kharkiv region, and in September of that pupil they were part of the Slobozhansky counter -offensive, - said Gung representative.</li>
      </ul>
      <text:p text:style-name="P4">
Armyinform <text:a xlink:type="simple" xlink:href="https://armyinform.com.ua/2023/04/06/ponad-20-tysyach-dobrovolcziv-podaly-zayavky-na-vstup-do-gvardiyi-nastupu/" text:style-name="Internet_20_link" text:visited-style-name="Visited_20_Internet_20_Link">
wrote</text:a>
that the pretracters who want to participate in the liberation of Ukraine from the "Russian" as part of the NSU brigades have received more than 20 thousand appeals.</text:p>
      <text:p text:style-name="P4">
Colonel Urshalovich noted that the recruitment to the Charter has already begun, the application can be submitted on the website of the Guards of the offensive or in the CNAP.</text:p>
      <text:p text:style-name="P4">
News Source: <text:a xlink:type="simple" xlink:href="https://armyinform.com.ua/2023/04/13/devyatoyu-brygadoyu-u-skladi-gvardiyi-nastupu-stala-hartiya/" text:style-name="Internet_20_link" text:visited-style-name="Visited_20_Internet_20_Link">
https://armyinform.com.ua/2023/04/13/devyatoyu-brygadoyu-u-skladi-gvardiyi-nastupu-stala-hartiya/</text:a>
</text:p>
      <!--NEWS-->
      <text:h text:style-name="P10" text:outline-level="1">
<text:span text:style-name="T4">
The occupiers are depressed through the possible offensive of the Armed Forces and the canceled leave - Brigade General Gromov</text:span>
</text:h>
      <text:p text:style-name="P4">
Author: ['Яна Задубінна']</text:p>
      <text:p text:style-name="P4">
Time: 2023-04-13T52:00:00-04:00</text:p>
      <text:p text:style-name="P4">
Description: On the Limanskoye of the Metia Vida on the Administrative Cordon Luhanskoe Cordo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13_12-46-42.jpg" text:style-name="Internet_20_link" text:visited-style-name="Visited_20_Internet_20_Link">
photo_2023-04-13_12-46-42.jpg</text:a>
']</text:p>
      <text:p text:style-name="P4">
Tags: ['MILITARY MEDIA CENTER', 'ВТОРГНЕННЯ РФ', 'ЛИМАНСЬКИЙ НАПРЯМОК', 'ОЛЕКСІЙ ГРОМОВ']</text:p>
      <text:p text:style-name="P4">
Category: News</text:p>
      <!--METADATA-->
      <text:p text:style-name="P4">
<draw:frame draw:style-name="fr1" draw:name="Image297" text:anchor-type="as-char" svg:width="6.9236in" svg:height="4.615733in" draw:z-index="0">
<draw:image xlink:href="../Images/AРМІЯINFORM/2023-04-13T52-00-00-04-00/photo_2023-04-13_12-46-42.jpg" xlink:type="simple" xlink:show="embed" xlink:actuate="onLoad" draw:mime-type="image/jpeg"/>
</draw:frame>
Alexei Gromov. Photodmitry Yurchenko</text:p>
      <text:p text:style-name="P4">
In the Lyman direction, in order to enter the administrative border of the Lugansk region, the enemy continues offensive actions and tries to displace our Ourivian on the right bank of the Zherebets River at the turn of the Makeevka-Torsky, as well as the Izserebryansky forestry.</text:p>
      <text:p text:style-name="P4">
About it during <text:a xlink:type="simple" xlink:href="https://www.youtube.com/watch" text:style-name="Internet_20_link" text:visited-style-name="Visited_20_Internet_20_Link">
briefing</text:a>
VMILITARY MEDIA CENTER was emphasized by the Deputy Chief of the Main Operational Administration of the General Staff of the Armed Forces of Ukraine Bryadna General Oleksigromov.</text:p>
      <text:p text:style-name="P4">
The enemy also increased the use of operative-tactical and army aviation in the positions of our troops. In order to strengthen the grouping of Russian Occupation Wauvsk in the specified direction, the transfer of motorized Tartilerian units, the personnel of the detachment "Bars", as well as additional air intelligence vehicles was recorded.</text:p>
      <text:p text:style-name="P4">
“The military personnel of the Russian Federation stationed in the area of the settlement of Kreminna are depressed because of the possible offensive of the Armed Forces of Ukraine Tasked leave. They complain in telephone conversations that only automatic machines are armed, and in the event of the offensive of our troops with the use of heavy engineering will not be able to keep the position. Also, according to the order of the Russian occupation forces, in this direction is recorded by savings of supplies, ” - said Brigadna General Alexei Gromov.</text:p>
      <text:p text:style-name="P4">
News Source: <text:a xlink:type="simple" xlink:href="https://armyinform.com.ua/2023/04/13/okupanty-depresuyut-cherez-mozhlyvyj-nastup-zsu-ta-skasovanu-vidpustku-brygadnyj-general-gromov/" text:style-name="Internet_20_link" text:visited-style-name="Visited_20_Internet_20_Link">
https://armyinform.com.ua/2023/04/13/okupanty-depresuyut-cherez-mozhlyvyj-nastup-zsu-ta-skasovanu-vidpustku-brygadnyj-general-gromov/</text:a>
</text:p>
      <!--NEWS-->
      <text:h text:style-name="P10" text:outline-level="1">
<text:span text:style-name="T4">
It is important for the world that the Russian Federation is international criminal liability for all crimes - Anna Malyar</text:span>
</text:h>
      <text:p text:style-name="P4">
Author: ['АРМІЯINFORM']</text:p>
      <text:p text:style-name="P4">
Time: 2023-04-13T53:00:00-04:00</text:p>
      <text:p text:style-name="P4">
Description: Ukrainians who are scorched by the many sodovic people of the Sudani, the CHO in our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1-75.jpg" text:style-name="Internet_20_link" text:visited-style-name="Visited_20_Internet_20_Link">
1-75.jpg</text:a>
']</text:p>
      <text:p text:style-name="P4">
Tags: ['MILITARY MEDIA CENTER', 'БРИФІНГ', 'ГАННА МАЛЯР']</text:p>
      <text:p text:style-name="P4">
Category: News</text:p>
      <!--METADATA-->
      <text:p text:style-name="P4">
<draw:frame draw:style-name="fr1" draw:name="Image298" text:anchor-type="as-char" svg:width="6.9236in" svg:height="3.894525in" draw:z-index="0">
<draw:image xlink:href="../Images/AРМІЯINFORM/2023-04-13T53-00-00-04-00/1-75.jpg" xlink:type="simple" xlink:show="embed" xlink:actuate="onLoad" draw:mime-type="image/jpeg"/>
</draw:frame>
Ukraine should take advantage of the opportunities of international courts, because for the first time Russia is not the first time the Ukrainian nation is destroyed. It is also important that the Russian Federation is international criminal liability for the omnipotence that it commits in our territory.</text:p>
      <text:p text:style-name="P4">
About it during <text:a xlink:type="simple" xlink:href="https://armyinform.com.ua/2023/04/13/bryfing-predstavnykiv-syl-bezpeky-ta-oborony-ukrayiny-u-military-media-center-4/" text:style-name="Internet_20_link" text:visited-style-name="Visited_20_Internet_20_Link">
briefing</text:a>
The Deputy Minister of Defense of Ukraine Anna Malyar said VMILITARY Media Center.</text:p>
      <text:p text:style-name="P4">
The charter provides for four crimes that are subject to the jurisdiction of the international court: war crimes, crimes against humanity, aggression and genocide.</text:p>
      <text:p text:style-name="P4">
“But the first and key crime is aggression. All other crimes are derivatives of depression. And the world must, on the example of the Russo-Ukrainian War, realize that all the instruments that were created before this to counteract such wars are not working, ”said Anna Malyar.</text:p>
      <text:p text:style-name="P4">
She recalled that since the Nuremberg process in the world, no sentence for aggression, where wars are constantly being constantly, have been announced.</text:p>
      <text:p text:style-name="P4">
“Therefore, the Russian-Ukrainian war should become the point from which the political will to punish aggressors in the world for such difficult, internationalist, in particular for genocide, war crimes and crimes against humanity. And it is a one tool for all other aggressors that may have the same immibitions as Putin. If he and Russia are not punished, then it will solve it to all others, ”the Deputy Minister of Defense of Ukraine emphasized.</text:p>
      <text:p text:style-name="P4">
News Source: <text:a xlink:type="simple" xlink:href="https://armyinform.com.ua/2023/04/13/dlya-svitu-vazhlyvo-shhoby-rf-ponesla-mizhnarodnu-kryminalnu-vidpovidalnist-za-vsi-zlochyny-ganna-malyar/" text:style-name="Internet_20_link" text:visited-style-name="Visited_20_Internet_20_Link">
https://armyinform.com.ua/2023/04/13/dlya-svitu-vazhlyvo-shhoby-rf-ponesla-mizhnarodnu-kryminalnu-vidpovidalnist-za-vsi-zlochyny-ganna-malyar/</text:a>
</text:p>
      <!--NEWS-->
      <text:h text:style-name="P10" text:outline-level="1">
<text:span text:style-name="T4">
In Ukraine presented the movie "Warriors": the stories of our defenders</text:span>
</text:h>
      <text:p text:style-name="P4">
Author: ['Валентина Вілюра']</text:p>
      <text:p text:style-name="P4">
Time: 2023-04-13T54:00:00-04:00</text:p>
      <text:p text:style-name="P4">
Description: Days on the Medіashesіsі Megogo were the prime minor to Film "Wonya". Tse Persh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2023_04_07_34acb288175c8d13.jpg" text:style-name="Internet_20_link" text:visited-style-name="Visited_20_Internet_20_Link">
2023_04_07_34acb288175c8d13.jpg</text:a>
', '<text:a xlink:type="simple" xlink:href="https://armyinform.com.ua/wp-content/uploads/2023/04/photo_5314801074663703868_y.jpg" text:style-name="Internet_20_link" text:visited-style-name="Visited_20_Internet_20_Link">
photo_5314801074663703868_y.jpg</text:a>
']</text:p>
      <text:p text:style-name="P4">
Tags: ['ВТОРГНЕННЯ РФ', 'ПРЕЗЕНТАЦІЯ ФІЛЬМУ', 'УКРАЇНСЬКИЙ НАРОД НЕПЕРЕМОЖНИЙ']</text:p>
      <text:p text:style-name="P4">
Category: News</text:p>
      <!--METADATA-->
      <text:p text:style-name="P4">
<draw:frame draw:style-name="fr1" draw:name="Image299" text:anchor-type="as-char" svg:width="6.9236in" svg:height="4.017298in" draw:z-index="0">
<draw:image xlink:href="../Images/AРМІЯINFORM/2023-04-13T54-00-00-04-00/2023_04_07_34acb288175c8d13.jpg" xlink:type="simple" xlink:show="embed" xlink:actuate="onLoad" draw:mime-type="image/jpeg"/>
</draw:frame>
Recently, the Media Veris Media Verisor of the documentary "Warriors" took place. This is the first project of the studio in the documentary genre. The film consists of 6 units that tell about the military, which by February 24, 2022, the malodian professions, but after-not only mastered military affairs, but showed high results on combat missions and serve in the hottest.</text:p>
      <text:p text:style-name="P4">
The Megogo Originals Schedule visited Kharkiv, Kherson and Donetsk region, including the city of Bakhmut. Thanks to this team, the documentary staff of the fighters in positions managed to capture. During installation, archival videos of heroes and open source materials were also used.</text:p>
      <text:p text:style-name="P4">
“With the beginning of a large -scale war, we were forced to roll up the production of all entertainment projects and was most organic to concentrate the adverse ones. The task of the "warriors" cycle is to tell the stories of defenders, through which we can live and work today. In our eyes, the history of Ukraine is written, and we want to capture and show fate of at least a few of those who create this story. Megogo has the purpose to see the movie as many Ukrainians as possible, and our warriors feel the support they need, the energy of admiration and gratitude, ” - said MEGOGO Correspondent Maria Panchenko.</text:p>
      <text:p text:style-name="P4">
<draw:frame draw:style-name="fr1" draw:name="Image300" text:anchor-type="as-char" svg:width="6.9236in" svg:height="3.894525in" draw:z-index="0">
<draw:image xlink:href="../Images/AРМІЯINFORM/2023-04-13T54-00-00-04-00/photo_5314801074663703868_y.jpg" xlink:type="simple" xlink:show="embed" xlink:actuate="onLoad" draw:mime-type="image/jpeg"/>
</draw:frame>
At the center of the plot of each part of the bold individuals who protect Ukraine with the lining of different units of the Armed Forces. They share the unprecedented events of today, candid memories of civilian life and dreams of the future.</text:p>
      <text:p text:style-name="P4">
Every hero of the movie "Warriors" demonstrates the struggle of Ukrainians, the power of spirit, the cold mind and the belief in victory:</text:p>
      <text:p text:style-name="P4">
· The main character of the first part-Denis Vlasenko, former director, lived in Gostomel. His war caught one of the first. He took the subtoute queues of the family - two sons and wife, and then returned to the ranks of the police.</text:p>
      <text:p text:style-name="P4">
· The main character of the second part is the Serge Kolya serviceman with the call sign "producer". From the first days of military aggression he joined the Armed Forces, later organized the "Cultural Airborne" unit, to which many creative people entered the ranks.</text:p>
      <text:p text:style-name="P4">
· At the center of the plot of the third part Alexander Guts, call sign "Ball". Oleksandr Entrepreneur. The legendary adjuster of artillery, he and his unit with the support of artillery, destroyed dozens of units of hostile equipment.· The main character of the fifth part is the fighter of the special unit of Blgr.Squad with the call sign "Armor". IT Project Manager worked before the war. From the first days of war with the two best friends of the Avitians, "Armor" stood up to defend Ukraine.</text:p>
      <text:p text:style-name="P4">
· In the sixth part, the plot is built on the stories of the TRI fighters, which was the task of the Donbass.</text:p>
      <text:p text:style-name="P4">
The duration of each part is about 40 minutes. You can view the first part of the "soldiers" with Denis Vlasenko at the Megogo Media Varvis from April 7. The new parts of the tape will appear on the service weekly.</text:p>
      <text:p text:style-name="P4">
News Source: <text:a xlink:type="simple" xlink:href="https://armyinform.com.ua/2023/04/13/v-ukrayini-prezentuvaly-film-voyiny-istoriyi-nashyh-zahysnykiv/" text:style-name="Internet_20_link" text:visited-style-name="Visited_20_Internet_20_Link">
https://armyinform.com.ua/2023/04/13/v-ukrayini-prezentuvaly-film-voyiny-istoriyi-nashyh-zahysnykiv/</text:a>
</text:p>
      <!--NEWS-->
      <text:h text:style-name="P10" text:outline-level="1">
<text:span text:style-name="T4">
In the Ship Group of the enemy in the Black Sea on duty there is one carrier of winged missiles "Caliber"</text:span>
</text:h>
      <text:p text:style-name="P4">
Author: ['АРМІЯINFORM']</text:p>
      <text:p text:style-name="P4">
Time: 2023-04-13T55:00:00-04:00</text:p>
      <text:p text:style-name="P4">
Description: The village of 13 KVITRY in the waters of Chorny, Azovsky, that scores on the battl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4/12-5.jpg" text:style-name="Internet_20_link" text:visited-style-name="Visited_20_Internet_20_Link">
12-5.jpg</text:a>
']</text:p>
      <text:p text:style-name="P4">
Tags: ['STOPRUSSIA', 'АГРЕСІЯ РФ', 'ВМС ЗС УКРАЇНИ']</text:p>
      <text:p text:style-name="P4">
Category: News</text:p>
      <!--METADATA-->
      <text:p text:style-name="P4">
<draw:frame draw:style-name="fr1" draw:name="Image301" text:anchor-type="as-char" svg:width="6.9236in" svg:height="4.615733in" draw:z-index="0">
<draw:image xlink:href="../Images/AРМІЯINFORM/2023-04-13T55-00-00-04-00/raketa-kalibr-pusk-chorne-more.jpg" xlink:type="simple" xlink:show="embed" xlink:actuate="onLoad" draw:mime-type="image/jpeg"/>
</draw:frame>
Illustrative photo</text:p>
      <text:p text:style-name="P4">
As of April 13, there are 13 enemy ships in the waters of the Black, Azov and Mediterranean Seas, of which 5 are the carbrakhet "Caliber" carriers. The total volley is 40 rockets.</text:p>
      <text:p text:style-name="P4">
This is stated in <text:a xlink:type="simple" xlink:href="https://www.facebook.com/navy.mil.gov.ua/posts/pfbid02KDXEGqTd15LH3EGsSRgsSusvFTCiDCuyZ8XniVEdtxFpRRskFpeyy8jGctTzVc8Ll" text:style-name="Internet_20_link" text:visited-style-name="Visited_20_Internet_20_Link">
message</text:a>
Command of the Navy of the Armed Forces of Ukraine.</text:p>
      <text:p text:style-name="P4">
Of them:</text:p>
      <ul>
        <li>
There are 4 enemy ships in the Black Sea, including 1 carriage carriage missiles, the total volley is 4 rockets; * In the Sea of Azov, the enemy continues to control marine communications, holding 1 ship on combat duty; * In the Mediterranean - 8 enemy ships, of which 4 carriers of the Caliber Winged missiles, the total volley is 36 rockets.</li>
      </ul>
      <text:p text:style-name="P4">
During the day, in the interests of the Russian Federation, the passage of the Kerch-Yenicral Strait was made:</text:p>
      <text:p text:style-name="P4">
27 vessels to the Azov Sea, 8 of them were continued by the Bosphorus Strait;</text:p>
      <text:p text:style-name="P4">
to the Black Sea - 26 vessels, 6 of them were continued by the traffic in the direction of the ducttocibosphorus;</text:p>
      <text:p text:style-name="P4">
The Russian Federation continues to violate the International Convention on the Protection of Human Life at the Sea of 1974.(SOLAS)by turning off automatic identification systems(AIS), Nazi vessels in the Azov Sea.</text:p>
      <text:p text:style-name="P4">
<draw:frame draw:style-name="fr1" draw:name="Image302" text:anchor-type="as-char" svg:width="6.9236in" svg:height="6.154311in" draw:z-index="0">
<draw:image xlink:href="../Images/AРМІЯINFORM/2023-04-13T55-00-00-04-00/12-5.jpg" xlink:type="simple" xlink:show="embed" xlink:actuate="onLoad" draw:mime-type="image/jpeg"/>
</draw:frame>
</text:p>
      <text:p text:style-name="P4">
News Source: <text:a xlink:type="simple" xlink:href="https://armyinform.com.ua/2023/04/13/u-korabelnomu-ugrupovanni-protyvnyka-v-chornomu-mori-na-cherguvanni-zalyshyvsya-odyn-nosij-krylatyh-raket-kalibr/" text:style-name="Internet_20_link" text:visited-style-name="Visited_20_Internet_20_Link">
https://armyinform.com.ua/2023/04/13/u-korabelnomu-ugrupovanni-protyvnyka-v-chornomu-mori-na-cherguvanni-zalyshyvsya-odyn-nosij-krylatyh-raket-kalibr/</text:a>
</text:p>
      <!--NEWS-->
      <text:h text:style-name="P10" text:outline-level="1">
<text:span text:style-name="T4">
The enemy had to "modernize" Shahd 136 relay 30 years ago-Andrey Rudyk</text:span>
</text:h>
      <text:p text:style-name="P4">
Author: ['Олег Мащенко']</text:p>
      <text:p text:style-name="P4">
Time: 2023-04-13T56:00:00-04:00</text:p>
      <text:p text:style-name="P4">
Description: “Importosamine” of the RF RF Ninі is to be in the rimmers of the details of the sam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5f6a3284-scaled.jpg" text:style-name="Internet_20_link" text:visited-style-name="Visited_20_Internet_20_Link">
5f6a3284-scaled.jpg</text:a>
']</text:p>
      <text:p text:style-name="P4">
Tags: ['STOPRUSSIA', 'АГРЕСІЯ РФ', 'ДУТА ВЕЛИЧ РОСАРМІЇ']</text:p>
      <text:p text:style-name="P4">
Category: News</text:p>
      <!--METADATA-->
      <text:p text:style-name="P4">
<draw:frame draw:style-name="fr1" draw:name="Image303" text:anchor-type="as-char" svg:width="6.9236in" svg:height="4.615733in" draw:z-index="0">
<draw:image xlink:href="../Images/AРМІЯINFORM/2023-04-13T56-00-00-04-00/5f6a3284-scaled.jpg" xlink:type="simple" xlink:show="embed" xlink:actuate="onLoad" draw:mime-type="image/jpeg"/>
</draw:frame>
The "import substitution" of the Russian Security Service of Ukraine now remains even at the level of individual parts of spare parts, but at the level of propaganda imagination of the Kremlin. This is especially true in the production and modernization of unmanned aerial vehicles. During a briefing at the Military Media Center, a representative of the Tropician Center for Perspective Weapons and Military equipment of the General Staff of the Armed Forces of Ukraine Andriy Rudyk said that it "combines" the scattered Iranianhad 136 and the less famous Russian Zala 421-16e.</text:p>
      <text:p text:style-name="P4">
_ <text:span text:style-name="T4">
 Reference. </text:span>
 Shahd 136 is a barrow ammunition known as Dron Kamikadze, which the Russian Federation has tried considerably to reduce civilian and critical infrastructure and continues the killing civilian population.__</text:p>
      <text:p text:style-name="P4">
Zala 421-16e is a reconnaissance drone, by which the aggressor cites a firearterleria into the position of our soldiers.</text:p>
      <ul>
        <li>
These are two completely different UAVs. There is almost nothing in common in them - different buildings, types of engines, functionality. Our studies have shown that the last SHahd 136 and Zala 421-16e have a number of "modifications", which certify the constructive degradation and significant problems of the Russian MIC in the industry, modernization and maintenance of unmanned aerial vehicles,-Andrei Rudyk is told. - Unlike chips and chips, Russian federation is able to produce simple parts on its own - transistors, resonators, resistors and relays. The technologies of their production have been known for a long time inherited from the USSR. However, after all, the aggressor state faced the problem at this level. In the course of research of later specimens of Iranian wreck, Shahd 136 revealed relays of 30 years ago of non-Russian receipt. Equally eloquent is the fact that the enemy had to "modernize" the Iranian aircraft by adding this detail.</li>
      </ul>
      <text:p text:style-name="P4">
News Source: <text:a xlink:type="simple" xlink:href="https://armyinform.com.ua/2023/04/13/vorogu-dovelosya-modernizuvaty-shahed-136-rele-30-richnoyi-davnosti-andrij-rudyk/" text:style-name="Internet_20_link" text:visited-style-name="Visited_20_Internet_20_Link">
https://armyinform.com.ua/2023/04/13/vorogu-dovelosya-modernizuvaty-shahed-136-rele-30-richnoyi-davnosti-andrij-rudyk/</text:a>
</text:p>
      <!--NEWS-->
      <text:h text:style-name="P10" text:outline-level="1">
<text:span text:style-name="T4">
SCOs showed how "burned at work" the Russian "resident"</text:span>
</text:h>
      <text:p text:style-name="P4">
Author: ['АРМІЯINFORM']</text:p>
      <text:p text:style-name="P4">
Time: 2023-04-13T57:00:00-04:00</text:p>
      <text:p text:style-name="P4">
Description: SCO at once by the forces of the defense "Himarsov" shine one fat Tsil.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fofik6gxoaco1bq-kopiya.jpg" text:style-name="Internet_20_link" text:visited-style-name="Visited_20_Internet_20_Link">
fofik6gxoaco1bq-kopiya.jpg</text:a>
']</text:p>
      <text:p text:style-name="P4">
Tags: ['STOPRUSSIA', 'АГРЕСІЯ РФ', 'КОМАНДУВАННЯ ССО']</text:p>
      <text:p text:style-name="P4">
Category: News</text:p>
      <!--METADATA-->
      <text:p text:style-name="P4">
<draw:frame draw:style-name="fr1" draw:name="Image304" text:anchor-type="as-char" svg:width="6.9236in" svg:height="3.802664in" draw:z-index="0">
<draw:image xlink:href="../Images/AРМІЯINFORM/2023-04-13T57-00-00-04-00/fofik6gxoaco1bq-kopiya.jpg" xlink:type="simple" xlink:show="embed" xlink:actuate="onLoad" draw:mime-type="image/jpeg"/>
</draw:frame>
Illustrative photo</text:p>
      <text:p text:style-name="P4">
The SCO, along with the Defense Forces, "" Himars "another fatty target was".</text:p>
      <text:p text:style-name="P4">
About it <text:a xlink:type="simple" xlink:href="https://www.facebook.com/usofcom/videos/6814318431931223/" text:style-name="Internet_20_link" text:visited-style-name="Visited_20_Internet_20_Link">
reports</text:a>
SCO command.</text:p>
      <text:p text:style-name="P4">
In the Donetsk direction, the operators of the SCO of Ukraine together with the units of the forces of defense conducted a set of measures, during which they revealed the position of automated stations of the station of obstacles of the R-330G "resident". The station was quite far from the collision.</text:p>
      <text:p text:style-name="P4">
The coordinates were promptly handed over to the brothers of one of the missile and artillery units who know their work well.</text:p>
      <text:p text:style-name="P4">
News Source: <text:a xlink:type="simple" xlink:href="https://armyinform.com.ua/2023/04/13/sso-pokazaly-yak-zgoriv-na-roboti-rosijskyj-zhytel/" text:style-name="Internet_20_link" text:visited-style-name="Visited_20_Internet_20_Link">
https://armyinform.com.ua/2023/04/13/sso-pokazaly-yak-zgoriv-na-roboti-rosijskyj-zhytel/</text:a>
</text:p>
      <!--NEWS-->
      <text:h text:style-name="P10" text:outline-level="1">
<text:span text:style-name="T4">
In the production of UAVs of the Russian Federation hides its dependence on foreign components</text:span>
</text:h>
      <text:p text:style-name="P4">
Author: ['Олег Мащенко']</text:p>
      <text:p text:style-name="P4">
Time: 2023-04-13T58:00:00-04:00</text:p>
      <text:p text:style-name="P4">
Description: About the PID Hour Briffing at the Military Media Center, the representation of the Doslіjen cente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5f6a2756-scaled.jpg" text:style-name="Internet_20_link" text:visited-style-name="Visited_20_Internet_20_Link">
5f6a2756-scaled.jpg</text:a>
', '<text:a xlink:type="simple" xlink:href="https://armyinform.com.ua/wp-content/uploads/2023/04/5f6a2748-150x150.jpg" text:style-name="Internet_20_link" text:visited-style-name="Visited_20_Internet_20_Link">
5f6a2748-150x150.jpg</text:a>
', '<text:a xlink:type="simple" xlink:href="https://armyinform.com.ua/wp-content/uploads/2023/04/5f6a2751-150x150.jpg" text:style-name="Internet_20_link" text:visited-style-name="Visited_20_Internet_20_Link">
5f6a2751-150x150.jpg</text:a>
', '<text:a xlink:type="simple" xlink:href="https://armyinform.com.ua/wp-content/uploads/2023/04/5f6a2758-150x150.jpg" text:style-name="Internet_20_link" text:visited-style-name="Visited_20_Internet_20_Link">
5f6a2758-150x150.jpg</text:a>
', '<text:a xlink:type="simple" xlink:href="https://armyinform.com.ua/wp-content/uploads/2023/04/5f6a2775-150x150.jpg" text:style-name="Internet_20_link" text:visited-style-name="Visited_20_Internet_20_Link">
5f6a2775-150x150.jpg</text:a>
']</text:p>
      <text:p text:style-name="P4">
Tags: ['STOPRUSSIA', 'АГРЕСІЯ РФ', 'КРАХ РОСІЙСЬКОЇ ЕКОНОМІКИ']</text:p>
      <text:p text:style-name="P4">
Category: News</text:p>
      <!--METADATA-->
      <text:p text:style-name="P4">
<draw:frame draw:style-name="fr1" draw:name="Image305" text:anchor-type="as-char" svg:width="6.9236in" svg:height="4.615733in" draw:z-index="0">
<draw:image xlink:href="../Images/AРМІЯINFORM/2023-04-13T58-00-00-04-00/5f6a2756-scaled.jpg" xlink:type="simple" xlink:show="embed" xlink:actuate="onLoad" draw:mime-type="image/jpeg"/>
</draw:frame>
About it during _ <text:a xlink:type="simple" xlink:href="https://armyinform.com.ua/2023/04/13/bryfing-predstavnykiv-czentru-doslidzhen-trofejnogo-ta-perspektyvnogo-ozbroyennya-ta-vijskovoyi-tehniky/" text:style-name="Internet_20_link" text:visited-style-name="Visited_20_Internet_20_Link">
briefing</text:a>
<text:span text:style-name="T5">
 в </text:span>
<text:a xlink:type="simple" xlink:href="https://t.me/militarymediacenter/1675" text:style-name="Internet_20_link" text:visited-style-name="Visited_20_Internet_20_Link">
Military MediaCenter</text:a>
_ reported a representative of the Central Investigations of Trophy and Prospective Weapons and Military Technical Technical Headquarters of the Armed Forces of Ukraine Andriy Rudyk.</text:p>
      <ul>
        <li>
In addition to the Russian "manipulations" from the UAV Shahd 136, it was found that Iran stopped denying his involvement in him. It is likely that the name "Geran-2" was chosen by the Russian Federation not only from the logic of the nomenclature of weapons, but also for the cover and issuance of this Ublaak of its development. It should be recalled that the Iranian origin of individual parts of the tsy drones was deliberately hidden. However, in recent months, the situation has changed, ”the officer said.</li>
      </ul>
      <text:p text:style-name="P4">
The present during the event showed a photo of a super -labeled Mado company - the first similar case.</text:p>
      <text:p text:style-name="P4">
-In addition to the "new" relay, the servicemen of the center found in the UAV Shahd 136 so-called GSM transverse. The main feature of this device is to accept and transmit information by the 3G, 4G GSM-standard channels. As it turned out, there is nothing Russian in it - no chip or chip. Even there are no Russian markings. There is also no traditional "brand" equipment for such equipment. Hence the conclusion that such a device was prepared and installed quickly. Although the marking of the central microprocessor is completely destroyed, and therefore not established origin. However, we can state that it is not Russian production, - says Andrei Rudyk.</text:p>
      <text:p text:style-name="P4">
-You can see some foreign components in Zala 421-16e. This processor, RAM, Internet Commercial and Audio Codek of Field Controller, Global Navigation Satellite Satellite Receiver, Air Value Sensor, Barometric High meter of Inertocial Navigation System, etc. It is worth noting that each of these components is not new. It is possible that they were used somewhere, before getting into this drone.The words of the speaker, found in both modifications, are evidenced by the prodigal facts. First of all, the Russian MIC is in principle not capable of providing a full cycle of production of own and maintenance of UAVs. Not only the basic components, but even the latest "modifications" are of foreign origin. It is obvious that the Russian MIC in the production of bplassically dependent on foreign components.</text:p>
      <text:p text:style-name="P4">
<text:a xlink:type="simple" xlink:href="https://armyinform.com.ua/wp-content/uploads/2023/04/5f6a2748-scaled.jpg" text:style-name="Internet_20_link" text:visited-style-name="Visited_20_Internet_20_Link">
!(Images/AРМІЯINFORM/2023-04-13T58-00-00-04-00/5f6a2748-150x150.jpg)</text:a>
</text:p>
      <text:p text:style-name="P4">
<text:a xlink:type="simple" xlink:href="https://armyinform.com.ua/wp-content/uploads/2023/04/5f6a2751-scaled.jpg" text:style-name="Internet_20_link" text:visited-style-name="Visited_20_Internet_20_Link">
<draw:frame draw:style-name="fr1" draw:name="Image306" text:anchor-type="as-char" svg:width="6.9236in" svg:height="6.9236in" draw:z-index="0">
<draw:image xlink:href="../Images/AРМІЯINFORM/2023-04-13T58-00-00-04-00/5f6a2751-150x150.jpg" xlink:type="simple" xlink:show="embed" xlink:actuate="onLoad" draw:mime-type="image/jpeg"/>
</draw:frame>
</text:a>
</text:p>
      <text:p text:style-name="P4">
<text:a xlink:type="simple" xlink:href="https://armyinform.com.ua/wp-content/uploads/2023/04/5f6a2758-scaled.jpg" text:style-name="Internet_20_link" text:visited-style-name="Visited_20_Internet_20_Link">
<draw:frame draw:style-name="fr1" draw:name="Image307" text:anchor-type="as-char" svg:width="6.9236in" svg:height="6.9236in" draw:z-index="0">
<draw:image xlink:href="../Images/AРМІЯINFORM/2023-04-13T58-00-00-04-00/5f6a2758-150x150.jpg" xlink:type="simple" xlink:show="embed" xlink:actuate="onLoad" draw:mime-type="image/jpeg"/>
</draw:frame>
</text:a>
</text:p>
      <text:p text:style-name="P4">
<text:a xlink:type="simple" xlink:href="https://armyinform.com.ua/wp-content/uploads/2023/04/5f6a2775-scaled.jpg" text:style-name="Internet_20_link" text:visited-style-name="Visited_20_Internet_20_Link">
<draw:frame draw:style-name="fr1" draw:name="Image308" text:anchor-type="as-char" svg:width="6.9236in" svg:height="6.9236in" draw:z-index="0">
<draw:image xlink:href="../Images/AРМІЯINFORM/2023-04-13T58-00-00-04-00/5f6a2775-150x150.jpg" xlink:type="simple" xlink:show="embed" xlink:actuate="onLoad" draw:mime-type="image/jpeg"/>
</draw:frame>
</text:a>
</text:p>
      <text:p text:style-name="P4">
News Source: <text:a xlink:type="simple" xlink:href="https://armyinform.com.ua/2023/04/13/u-vyrobnycztvi-bpla-rf-pryhovuye-svoyu-zalezhnist-vid-zakordonnyh-komponentiv/" text:style-name="Internet_20_link" text:visited-style-name="Visited_20_Internet_20_Link">
https://armyinform.com.ua/2023/04/13/u-vyrobnycztvi-bpla-rf-pryhovuye-svoyu-zalezhnist-vid-zakordonnyh-komponentiv/</text:a>
</text:p>
      <!--NEWS-->
      <text:h text:style-name="P10" text:outline-level="1">
<text:span text:style-name="T4">
Since February 2022, Russia has spent at least 50% of its anti -aircraft missiles with a long -range anti -aircraft missile</text:span>
</text:h>
      <text:p text:style-name="P4">
Author: ['Євген Проворний']</text:p>
      <text:p text:style-name="P4">
Time: 2023-04-13T59:00:00-04:00</text:p>
      <text:p text:style-name="P4">
Description: About the intercessor of the chief of the head of the head management of the General Staff of the Zbroyni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1681375240-scaled.jpeg" text:style-name="Internet_20_link" text:visited-style-name="Visited_20_Internet_20_Link">
photo1681375240-scaled.jpeg</text:a>
']</text:p>
      <text:p text:style-name="P4">
Tags: ['STOPRUSSIA', 'АГРЕСІЯ РФ']</text:p>
      <text:p text:style-name="P4">
Category: News</text:p>
      <!--METADATA-->
      <text:p text:style-name="P4">
<draw:frame draw:style-name="fr1" draw:name="Image309" text:anchor-type="as-char" svg:width="6.9236in" svg:height="4.615733in" draw:z-index="0">
<draw:image xlink:href="../Images/AРМІЯINFORM/2023-04-13T59-00-00-04-00/photo1681375240-scaled.jpeg" xlink:type="simple" xlink:show="embed" xlink:actuate="onLoad" draw:mime-type="image/jpeg"/>
</draw:frame>
About this the deputy chief of the Main Operational Administration of the General Staff of the Armed Forces of Ukraine Brigade General Alexei Gromov <text:a xlink:type="simple" xlink:href="https://www.youtube.com/watch" text:style-name="Internet_20_link" text:visited-style-name="Visited_20_Internet_20_Link">
reported</text:a>
During the briefing of Ukraine's security and defense forces in Military Media Center.</text:p>
      <text:p text:style-name="P4">
-According to the available data, in June this year, the Russian Federation plans to start the production production of strategic winged rockets of air basex-50 air base, which will allow the Kremlin to activate rocket strokes in the autumn in the fall. At the same time, according to the available information, since February 2022 she has spent at least 50% of her reserve of anti-aircraft missiles of the far radius of action, using at least 8,000 such missiles, mainly the Earth-Earth class. In this case, Russia will not be able to restore its reserve the average term, which can potentially endanger Moscow to protect its strategic interests in the Far East and the Border with NATO countries, - said Alexei Gromov.</text:p>
      <text:p text:style-name="P4">
Photo by Dmitry Yurchenko</text:p>
      <text:p text:style-name="P4">
News Source: <text:a xlink:type="simple" xlink:href="https://armyinform.com.ua/2023/04/13/z-lyutogo-2022-roku-rosiya-vytratyla-shhonajmenshe-50-svogo-zapasu-zenitnyh-raket-dalnogo-radiusa-diyi/" text:style-name="Internet_20_link" text:visited-style-name="Visited_20_Internet_20_Link">
https://armyinform.com.ua/2023/04/13/z-lyutogo-2022-roku-rosiya-vytratyla-shhonajmenshe-50-svogo-zapasu-zenitnyh-raket-dalnogo-radiusa-diyi/</text:a>
</text:p>
      <!--NEWS-->
      <text:h text:style-name="P10" text:outline-level="1">
<text:span text:style-name="T4">
Russian border guards with friendly fire eliminated their own drone</text:span>
</text:h>
      <text:p text:style-name="P4">
Author: ['Яна Задубінна']</text:p>
      <text:p text:style-name="P4">
Time: 2023-04-13T60:00:00-04:00</text:p>
      <text:p text:style-name="P4">
Description: The Bєlgorodgodskiy Kostordonniks of the Country-Agresoro post-aino Vartіsne Min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560689258-427.jpg" text:style-name="Internet_20_link" text:visited-style-name="Visited_20_Internet_20_Link">
1560689258-427.jpg</text:a>
']</text:p>
      <text:p text:style-name="P4">
Tags: ['STOPRUSSIA', 'АГРЕСІЯ РФ']</text:p>
      <text:p text:style-name="P4">
Category: News</text:p>
      <!--METADATA-->
      <text:p text:style-name="P4">
<draw:frame draw:style-name="fr1" draw:name="Image310" text:anchor-type="as-char" svg:width="6.9236in" svg:height="3.89773in" draw:z-index="0">
<draw:image xlink:href="../Images/AРМІЯINFORM/2023-04-13T60-00-00-04-00/1560689258-427.jpg" xlink:type="simple" xlink:show="embed" xlink:actuate="onLoad" draw:mime-type="image/jpeg"/>
</draw:frame>
Illustrative photo</text:p>
      <text:p text:style-name="P4">
In the Belgorod region, border guards of the aggressor country are constantly losing cost. On March 30, they destroyed the unmanned aircraft, estimated at three million Russian rubles, as a result of the friendly fire of one of the units of the Russian occupation troops.</text:p>
      <text:p text:style-name="P4">
About it during <text:a xlink:type="simple" xlink:href="https://www.youtube.com/watch" text:style-name="Internet_20_link" text:visited-style-name="Visited_20_Internet_20_Link">
briefing</text:a>
VMILITARY MEDIA CENTER was noted by the Deputy Chief of the Main Operational Administration of the General Staff of the Armed Forces of Ukraine Bryadna General Oleksigromov.</text:p>
      <ul>
        <li>
And on April 5, as a result of a violation of safety, explosion and destruction of buildings, the modern radar complex "Raccoon" was destroyed, a valuation of 14.5 million Russian rubles, - Alexei Gromov said.</li>
      </ul>
      <text:p text:style-name="P4">
News Source: <text:a xlink:type="simple" xlink:href="https://armyinform.com.ua/2023/04/13/rosijski-prykordonnyky-druzhnim-vognem-likviduvaly-vlasnyj-bezpilotnyk/" text:style-name="Internet_20_link" text:visited-style-name="Visited_20_Internet_20_Link">
https://armyinform.com.ua/2023/04/13/rosijski-prykordonnyky-druzhnim-vognem-likviduvaly-vlasnyj-bezpilotnyk/</text:a>
</text:p>
      <!--NEWS-->
      <text:h text:style-name="P10" text:outline-level="1">
<text:span text:style-name="T4">
Exactly 9 years ago, Russian troops invaded Ukrainian Donbas - Dmytro Kuleba</text:span>
</text:h>
      <text:p text:style-name="P4">
Author: ['Світлана Кирган']</text:p>
      <text:p text:style-name="P4">
Time: 2023-04-13T61:00:00-04:00</text:p>
      <text:p text:style-name="P4">
Description: About the PID hour of the Pershornomorskoye conference of the people of the peopl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dae203b836138ac1563d7bedc1092d8e.png" text:style-name="Internet_20_link" text:visited-style-name="Visited_20_Internet_20_Link">
dae203b836138ac1563d7bedc1092d8e.png</text:a>
']</text:p>
      <text:p text:style-name="P4">
Tags: ['STOPRUSSIA', 'АГРЕСІЯ РФ', 'АТО/ООС', 'ДМИТРО КУЛЕБА']</text:p>
      <text:p text:style-name="P4">
Category: News</text:p>
      <!--METADATA-->
      <text:p text:style-name="P4">
<draw:frame draw:style-name="fr1" draw:name="Image311" text:anchor-type="as-char" svg:width="6.9236in" svg:height="4.335338in" draw:z-index="0">
<draw:image xlink:href="../Images/AРМІЯINFORM/2023-04-13T61-00-00-04-00/dae203b836138ac1563d7bedc1092d8e.png" xlink:type="simple" xlink:show="embed" xlink:actuate="onLoad" draw:mime-type="image/png"/>
</draw:frame>
Illustrative photo</text:p>
      <text:p text:style-name="P4">
Dmitry Kuleb, the Minister of Foreign Affairs of Ukraine, emphasized this during the first Black Sea Security Conference of the International Crimea Platform.</text:p>
      <ul>
        <li>
Today, one year has passed since the damage to the Moscow rocket cruiser, which was sank shortly afterwards. This event has significantly improved the Sea security.</li>
      </ul>
      <text:p text:style-name="P4">
The Minister of Foreign Affairs of Ukraine noted that on April 13, the most recent anniversary for Ukraine - exactly 9 years ago, Russian troops invaded the Ukrainian Donbas.</text:p>
      <text:p text:style-name="P4">
-The captain of the SBU 41-year-old Gennady Belichenko died on the spot, becoming the first sacrifice of the Russian war in the Donbass. At that time, the Ukrainian Armed Forces was ordered to avoid any fighting, since the idea was widespread. But when you are shooting, there is no other way out other than you are in response. Then 29-year-old Lieutenant Vadim Sukharevsky Open and reflected the attack of the invaders. This moment went down in history. Vadim Zaraz is 38 years old, he is a colonel, a brigade commander, - Dmitrykuleba said.</text:p>
      <text:p text:style-name="P4">
News Source: <text:a xlink:type="simple" xlink:href="https://armyinform.com.ua/2023/04/13/rivno-9-rokiv-tomu-rosijski-vijska-vtorglysya-na-ukrayinskyj-donbas-dmytro-kuleba/" text:style-name="Internet_20_link" text:visited-style-name="Visited_20_Internet_20_Link">
https://armyinform.com.ua/2023/04/13/rivno-9-rokiv-tomu-rosijski-vijska-vtorglysya-na-ukrayinskyj-donbas-dmytro-kuleba/</text:a>
</text:p>
      <!--NEWS-->
      <text:h text:style-name="P10" text:outline-level="1">
<text:span text:style-name="T4">
More than 400 explosive items have been neutralized per day of Pyrotechnics of SES</text:span>
</text:h>
      <text:p text:style-name="P4">
Author: ['АРМІЯINFORM']</text:p>
      <text:p text:style-name="P4">
Time: 2023-04-13T62:00:00-04:00</text:p>
      <text:p text:style-name="P4">
Description: Lent out, 12 KVITRY, PIRETHRICHICHILELY OF HOUSE OF WERENSIONAL WAR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9a5a7db791be056.jpg" text:style-name="Internet_20_link" text:visited-style-name="Visited_20_Internet_20_Link">
29a5a7db791be056.jpg</text:a>
', '<text:a xlink:type="simple" xlink:href="https://armyinform.com.ua/wp-content/uploads/2023/04/340918066_740183690916132_3338526204819790965_n.jpg" text:style-name="Internet_20_link" text:visited-style-name="Visited_20_Internet_20_Link">
340918066_740183690916132_3338526204819790965_n.jpg</text:a>
']</text:p>
      <text:p text:style-name="P4">
Tags: ['STOPRUSSIA', 'АГРЕСІЯ РФ', 'ВІЙНА', 'ВТОРГНЕННЯ РФ', 'ДСНС УКРАЇНИ', 'РОЗМІНУВАННЯ']</text:p>
      <text:p text:style-name="P4">
Category: News</text:p>
      <!--METADATA-->
      <text:p text:style-name="P4">
<draw:frame draw:style-name="fr1" draw:name="Image312" text:anchor-type="as-char" svg:width="6.9236in" svg:height="3.892602in" draw:z-index="0">
<draw:image xlink:href="../Images/AРМІЯINFORM/2023-04-13T62-00-00-04-00/29a5a7db791be056.jpg" xlink:type="simple" xlink:show="embed" xlink:actuate="onLoad" draw:mime-type="image/jpeg"/>
</draw:frame>
Illustrative photo</text:p>
      <text:p text:style-name="P4">
<text:span text:style-name="T4">
 During the past day, </text:span>
 <text:span text:style-name="T4">
 </text:span>
 April 12 <text:span text:style-name="T4">
 </text:span>
, <text:span text:style-name="T4">
 pyrotechnic units of Ukraine for emergency situations </text:span>
 147 times ** have been involved in finishing tasks.</text:p>
      <text:p text:style-name="P4">
About it _ <text:a xlink:type="simple" xlink:href="https://dsns.gov.ua/uk/news/nadzvicaini-podiyi/informaciia-shhodo-diialnosti-pirotexnicnix-pidrozdiliv-dsns-101" text:style-name="Internet_20_link" text:visited-style-name="Visited_20_Internet_20_Link">
reports</text:a>
_ SESU Ukraine.</text:p>
      <text:p text:style-name="P4">
Pyrotechnical units found, seized and neutralized <text:span text:style-name="T4">
 4 </text:span>
 <text:span text:style-name="T4">
 18 </text:span>
<text:span text:style-name="T4">
 explosive </text:span>
 <text:span text:style-name="T4">
 </text:span>
 items.(cleared)territory of the area of the representative <text:span text:style-name="T4">
 82 hectares </text:span>
.</text:p>
      <text:p text:style-name="P4">
Most often pyrotechnic units worked: in the Kharkiv region 16 698 times, Kyiv region - 7422, Donetsk region - 4631, Chernihiv - 4433, Mykolaiv region - 4342, Kherson region - 4402, Sumy - 1804, Cherkasy region - 1085.</text:p>
      <text:p text:style-name="P4">
Background: from the beginning of large -scale aggression of the Russian Federation of Ukrainian Pyrotechnical units of the SES of Ukraine, the Pyrotechnical units of the SES of Ukraine have been involved <text:span text:style-name="T4">
 50 655. </text:span>
 to perform demining tasks. Disposed of <text:span text:style-name="T4">
 344 399 extinguishing items </text:span>
, including <text:span text:style-name="T4">
 2 205 Aviation bombs </text:span>
. Examined(cleared)area of area <text:span text:style-name="T4">
 82 006 hectares </text:span>
.</text:p>
      <text:p text:style-name="P4">
A total of 174 thousand square meters remain. km of potentially dangerous territories, measuring 30% of the total area of the state.</text:p>
      <text:p text:style-name="P4">
<draw:frame draw:style-name="fr1" draw:name="Image313" text:anchor-type="as-char" svg:width="6.9236in" svg:height="5.804039in" draw:z-index="0">
<draw:image xlink:href="../Images/AРМІЯINFORM/2023-04-13T62-00-00-04-00/340918066_740183690916132_3338526204819790965_n.jpg" xlink:type="simple" xlink:show="embed" xlink:actuate="onLoad" draw:mime-type="image/jpeg"/>
</draw:frame>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13/za-dobu-pirotehniky-dsns-zneshkodyly-ponad-400-vybuhonebezpechnyh-predmetiv-5/" text:style-name="Internet_20_link" text:visited-style-name="Visited_20_Internet_20_Link">
https://armyinform.com.ua/2023/04/13/za-dobu-pirotehniky-dsns-zneshkodyly-ponad-400-vybuhonebezpechnyh-predmetiv-5/</text:a>
</text:p>
      <!--NEWS-->
      <text:h text:style-name="P10" text:outline-level="1">
<text:span text:style-name="T4">
Catastrophic loss of rating mopatriarchal compensates for a passionate behavior</text:span>
</text:h>
      <text:p text:style-name="P4">
Author: ['АРМІЯINFORM']</text:p>
      <text:p text:style-name="P4">
Time: 2023-04-13T63:00:00-04:00</text:p>
      <text:p text:style-name="P4">
Description: Vnaslіdok of a large -scale Veini, Zv''di Rosyyu Ant Ukrainian, UOC -MP Shvidko ... War with Ukraine 2022, War with Ukraine Latest News Today, News War with Ukraine 2022 The last to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14582069986313442_y.jpg" text:style-name="Internet_20_link" text:visited-style-name="Visited_20_Internet_20_Link">
photo_5314582069986313442_y.jpg</text:a>
']</text:p>
      <text:p text:style-name="P4">
Tags: ['ВТОРГНЕННЯ РФ', 'МОСПАТРІАРХАТ', 'РЕЛІГІЯ']</text:p>
      <text:p text:style-name="P4">
Category: News</text:p>
      <!--METADATA-->
      <text:p text:style-name="P4">
<draw:frame draw:style-name="fr1" draw:name="Image314" text:anchor-type="as-char" svg:width="6.9236in" svg:height="4.298402in" draw:z-index="0">
<draw:image xlink:href="../Images/AРМІЯINFORM/2023-04-13T63-00-00-04-00/photo_5314582069986313442_y.jpg" xlink:type="simple" xlink:show="embed" xlink:actuate="onLoad" draw:mime-type="image/jpeg"/>
</draw:frame>
As a result of a large -scale war, Russia -related against Ukraine, the UOC IPShshtically loses its authority in the midst of Ukrainians, but tries to stop this process by aggressive actions.</text:p>
      <text:p text:style-name="P4">
About it in an interview with the Armyinform <text:a xlink:type="simple" xlink:href="https://armyinform.com.ua/2023/04/13/diyalnist-mospatriarhatu-v-ukrayini-obyektyvno-ye-zagrozoyu-naczbezpeczi-nashoyi-krayiny-profesor-oleksandr-sagan/" text:style-name="Internet_20_link" text:visited-style-name="Visited_20_Internet_20_Link">
told</text:a>
Head of the Department of Religious Studies of the GS Skovorodyan of Ukraine, Doctor of Philosophy, Professor Alexander Sagan.</text:p>
      <text:p text:style-name="P4">
“Large -scale invasion and missiles that fall into our cities and villages, the preaching of the Moscow Patriarch Kirill, in which he not only supported but also urges to destroy Ukrainians.(For that he even promises "release of sins" and get into paradise), significantly changed the attitude of many Ukrainian believers to the Moscow Patriarchate. Sociologists claim that UOC -MP support has decreased with 15%(to a large -scale invasion)Do4%(As of April 2022), - he said.</text:p>
      <text:p text:style-name="P4">
According to him, at the same time in Ukraine significantly increased supporters of the idea of connection of the UOC -MP with the Moscow Patriarchate. Thus, in March 2022 it was supported by 63% of respondents, and in April this year-already 74%(Sociological Research of the Rating Group).</text:p>
      <text:p text:style-name="P4">
«Керівництво упц мп намагається компенсувати таке катастрофічне падіннярейтингу церкви своєю аґресивною поведінкою та звинуваченням держави Україна внібито „рейдерських захопленнях“ храмів. Робиться багато заяв, особливо дляіноземних ЗМІ, в яких перекручують очевидні факти чи маніпулюють ними», —сказав Олександр Саган.</text:p>
      <text:p text:style-name="P4">
News Source: <text:a xlink:type="simple" xlink:href="https://armyinform.com.ua/2023/04/13/katastrofichnu-vtratu-rejtyngu-mospatriarhat-kompensuye-agresyvnoyu-povedinkoyu/" text:style-name="Internet_20_link" text:visited-style-name="Visited_20_Internet_20_Link">
https://armyinform.com.ua/2023/04/13/katastrofichnu-vtratu-rejtyngu-mospatriarhat-kompensuye-agresyvnoyu-povedinkoyu/</text:a>
</text:p>
      <!--NEWS-->
      <text:h text:style-name="P10" text:outline-level="1">
<text:span text:style-name="T4">
The Court in Hague obliged Russia to pay $ 5 billion for stolen Crimea property</text:span>
</text:h>
      <text:p text:style-name="P4">
Author: ['АРМІЯINFORM']</text:p>
      <text:p text:style-name="P4">
Time: 2023-04-13T64:00:00-04:00</text:p>
      <text:p text:style-name="P4">
Description: Compensation of 5 Millardiz USA Rosіyska Federalsi Zobov'bovi is obligated to allocate names ... War with Ukraine 2022, War with Ukraine Latest news today,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5b4f335d-93f6-4f57-9278-c044d71b5d11.jpg" text:style-name="Internet_20_link" text:visited-style-name="Visited_20_Internet_20_Link">
5b4f335d-93f6-4f57-9278-c044d71b5d11.jpg</text:a>
']</text:p>
      <text:p text:style-name="P4">
Tags: ['STOPRUSSIA', 'АГРЕСІЯ РФ', 'АРБІТРАЖНИЙ ТРИБУНАЛ', 'НАФТОГАЗ', 'СУД У ГААЗІ']</text:p>
      <text:p text:style-name="P4">
Category: News</text:p>
      <!--METADATA-->
      <text:p text:style-name="P4">
<draw:frame draw:style-name="fr1" draw:name="Image315" text:anchor-type="as-char" svg:width="6.9236in" svg:height="3.894525in" draw:z-index="0">
<draw:image xlink:href="../Images/AРМІЯINFORM/2023-04-13T64-00-00-04-00/5b4f335d-93f6-4f57-9278-c044d71b5d11.jpg" xlink:type="simple" xlink:show="embed" xlink:actuate="onLoad" draw:mime-type="image/jpeg"/>
</draw:frame>
The Russian Federation is obliged to compensate for $ 5 billion in Naftogaz of Ukraine for the losses caused by the seizure of assets of Naftogaz companies in Crimea in 2014. This decision was made by the arbitration tribunal during the Permanent Chamber of the Arbitration Court in the Hague on April 12, 2023.</text:p>
      <text:p text:style-name="P4">
About it <text:a xlink:type="simple" xlink:href="https://www.naftogaz.com/news/russia-pay-5bn-compensation-naftogaz-crimea" text:style-name="Internet_20_link" text:visited-style-name="Visited_20_Internet_20_Link">
reports</text:a>
The press service of Naftogaz of Ukraine.</text:p>
      <text:p text:style-name="P4">
“Despite Russia's efforts to prevent justice, the arbitration tribunal obliged the RFCOMPcomation of Naftogaz for losses of $ 5 billion. It is the leaders of the seizure of our assets in Crimea in 2014. Now Russia has this decision in accordance with its obligations under international law, ”said Oleksiy Chernyshov, the head of Naftogaz group.</text:p>
      <text:p text:style-name="P4">
The arbitration tribunal confirmed that Russia should fully compete the losses of Naftogaz, caused by the illegal seizure of Russian Naftogaz group companies in Crimea.</text:p>
      <text:p text:style-name="P4">
Arbitration decisions can be enforced through the mechanism of enforcement. Russian Federation.</text:p>
      <text:p text:style-name="P4">
The court found that the amount of such compensation should be equal to the fair -size value of Naftogaz's assets by the time of their expropriation. The deposit of Russia that Naftogaz is not entitled to any compensation for the expropriation of its assets, the arbitration tribunal disagreed with such a solution.</text:p>
      <text:p text:style-name="P4">
The amount of compensation set by this decision is the highest amount awarded by the International Arbitration Tribunal as compensation for the expropriation of Russia in Crimea.</text:p>
      <text:p text:style-name="P4">
In addition, the court ruled that Russia should reimburse Naftogaz costs associated with this arbitration.</text:p>
      <text:p text:style-name="P4">
News Source: <text:a xlink:type="simple" xlink:href="https://armyinform.com.ua/2023/04/13/sud-u-gaazi-zobovyazav-rosiyu-splatyty-5-mlrd-za-vykradene-majno-krymu/" text:style-name="Internet_20_link" text:visited-style-name="Visited_20_Internet_20_Link">
https://armyinform.com.ua/2023/04/13/sud-u-gaazi-zobovyazav-rosiyu-splatyty-5-mlrd-za-vykradene-majno-krymu/</text:a>
</text:p>
      <!--NEWS-->
      <text:h text:style-name="P10" text:outline-level="1">
<text:span text:style-name="T4">
A Russian mine - Energoatom exploded near the Zaporozhye NPP</text:span>
</text:h>
      <text:p text:style-name="P4">
Author: ['АРМІЯINFORM']</text:p>
      <text:p text:style-name="P4">
Time: 2023-04-13T65:00:00-04:00</text:p>
      <text:p text:style-name="P4">
Description: Bilya Machino of the Fourth Energoblock of Constructure of the Electrostan, Sh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aes-1.jpg" text:style-name="Internet_20_link" text:visited-style-name="Visited_20_Internet_20_Link">
zaes-1.jpg</text:a>
']</text:p>
      <text:p text:style-name="P4">
Tags: ['ЗАЕС', 'НАЕК ЕНЕРГОАТОМ']</text:p>
      <text:p text:style-name="P4">
Category: News</text:p>
      <!--METADATA-->
      <text:p text:style-name="P4">
<draw:frame draw:style-name="fr1" draw:name="Image316" text:anchor-type="as-char" svg:width="6.9236in" svg:height="3.894525in" draw:z-index="0">
<draw:image xlink:href="../Images/AРМІЯINFORM/2023-04-13T65-00-00-04-00/zaes-1.jpg" xlink:type="simple" xlink:show="embed" xlink:actuate="onLoad" draw:mime-type="image/jpeg"/>
</draw:frame>
A Russian mine exploded near the machine hall of the fourth power unit of the Zaporizhzhya Nuclear Power Plant.</text:p>
      <text:p text:style-name="P4">
This is stated in <text:a xlink:type="simple" xlink:href="https://t.me/energoatom_ua/12713" text:style-name="Internet_20_link" text:visited-style-name="Visited_20_Internet_20_Link">
message</text:a>
Energoatom, which is the operator of the Ukrainian NPP.</text:p>
      <text:p text:style-name="P4">
“Russian invaders continue to turn the Zaporozhye NPP into a military base, changing the perimeter around the station. And these actions can not have consequences. Information of the sources, an explosion occurred near the machine hall of the 4th unit. As the nuclear terrorists themselves, they were detonated by their mine, ”the testimony reads.</text:p>
      <text:p text:style-name="P4">
According to the state -owned enterprise, the sounds of the explosion have heard Ukrainian atomic, which <text:a xlink:type="simple" xlink:href="https://armyinform.com.ua/2022/12/14/magate-zabezpechyt-postijnu-prysutnist-ekspertiv-na-vsih-aes-ukrayiny/" text:style-name="Internet_20_link" text:visited-style-name="Visited_20_Internet_20_Link">
continue to work</text:a>
At the same time, the Russians tried to "reassure" the workers and quickly hide the traces so that the IAEA experts would not see it.</text:p>
      <text:p text:style-name="P4">
News Source: <text:a xlink:type="simple" xlink:href="https://armyinform.com.ua/2023/04/13/bilya-zaporizkoyi-aes-vybuhnula-rosijska-mina-energoatom/" text:style-name="Internet_20_link" text:visited-style-name="Visited_20_Internet_20_Link">
https://armyinform.com.ua/2023/04/13/bilya-zaporizkoyi-aes-vybuhnula-rosijska-mina-energoatom/</text:a>
</text:p>
      <!--NEWS-->
      <text:h text:style-name="P10" text:outline-level="1">
<text:span text:style-name="T4">
Together with the people of Poland, we honor the memory of the victims of the Katin crime - President of Ukraine</text:span>
</text:h>
      <text:p text:style-name="P4">
Author: ['АРМІЯINFORM']</text:p>
      <text:p text:style-name="P4">
Time: 2023-04-13T66:00:00-04:00</text:p>
      <text:p text:style-name="P4">
Description: Ukrainian in the sorrow of the Polish people of the Pam'yat of the victims of the Katin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c1d9b784ec75b53be8b581575613d6a.png" text:style-name="Internet_20_link" text:visited-style-name="Visited_20_Internet_20_Link">
0c1d9b784ec75b53be8b581575613d6a.png</text:a>
']</text:p>
      <text:p text:style-name="P4">
Tags: ['КАТИНЬ', 'ПОЛЬЩА', 'ПРЕЗИДЕНТ УКРАЇНИ']</text:p>
      <text:p text:style-name="P4">
Category: News</text:p>
      <!--METADATA-->
      <text:p text:style-name="P4">
<draw:frame draw:style-name="fr1" draw:name="Image317" text:anchor-type="as-char" svg:width="6.9236in" svg:height="4.335338in" draw:z-index="0">
<draw:image xlink:href="../Images/AРМІЯINFORM/2023-04-13T66-00-00-04-00/0c1d9b784ec75b53be8b581575613d6a.png" xlink:type="simple" xlink:show="embed" xlink:actuate="onLoad" draw:mime-type="image/png"/>
</draw:frame>
Ukraine honors the memory of the victim's crime in sorrow with a brotherly Polish people.</text:p>
      <text:p text:style-name="P4">
President of Ukraine Volodymyr Zelenskyy <text:a xlink:type="simple" xlink:href="https://twitter.com/zelenskyyua/status/1646445319624818688" text:style-name="Internet_20_link" text:visited-style-name="Visited_20_Internet_20_Link">
reported</text:a>
In Twitter.</text:p>
      <text:p text:style-name="P4">
“Today, in the sorrow with the brotherly Polish people, we honor the memory of the victim's crime. Eternal memory!Like 83 years ago, the Moscow totalitarian regime continues to kill and torture. We fight this break -up battlefield together. And be sure to win!” - says his post.</text:p>
      <text:p text:style-name="P4">
It is known that the Katyn crime is a mass execution of prisoners of war in 1940, which was carried out by the bodies of the People's Commissariat of Internal Affairs of the USSR. The execution was carried out simultaneously in several places - mainly by the Uctoral Forest(Near Katyn village of Smolensk region).</text:p>
      <text:p text:style-name="P4">
Загалом були вбиті майже 22 тисячі громадян Польщі.</text:p>
      <text:p text:style-name="P4">
News Source: <text:a xlink:type="simple" xlink:href="https://armyinform.com.ua/2023/04/13/razom-z-narodom-polshhi-vshanovuyemo-pamyat-zhertv-katynskogo-zlochynu-prezydent-ukrayiny/" text:style-name="Internet_20_link" text:visited-style-name="Visited_20_Internet_20_Link">
https://armyinform.com.ua/2023/04/13/razom-z-narodom-polshhi-vshanovuyemo-pamyat-zhertv-katynskogo-zlochynu-prezydent-ukrayiny/</text:a>
</text:p>
      <!--NEWS-->
      <text:h text:style-name="P10" text:outline-level="1">
<text:span text:style-name="T4">
The Russian Federation went to the tactics "if it would come and explode somewhere", "that at least something showed/illuminated" - Andriy Rudyk</text:span>
</text:h>
      <text:p text:style-name="P4">
Author: ['Олег Мащенко']</text:p>
      <text:p text:style-name="P4">
Time: 2023-04-13T67:00:00-04:00</text:p>
      <text:p text:style-name="P4">
Description: Taku Vumka Vyudovy PID Hour Briffing at the Military Media Center Representative to the Cente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f6a3245.jpg" text:style-name="Internet_20_link" text:visited-style-name="Visited_20_Internet_20_Link">
5f6a3245.jpg</text:a>
', '<text:a xlink:type="simple" xlink:href="https://armyinform.com.ua/wp-content/uploads/2023/04/5f6a2754-150x150.jpg" text:style-name="Internet_20_link" text:visited-style-name="Visited_20_Internet_20_Link">
5f6a2754-150x150.jpg</text:a>
', '<text:a xlink:type="simple" xlink:href="https://armyinform.com.ua/wp-content/uploads/2023/04/5f6a2756-1-150x150.jpg" text:style-name="Internet_20_link" text:visited-style-name="Visited_20_Internet_20_Link">
5f6a2756-1-150x150.jpg</text:a>
', '<text:a xlink:type="simple" xlink:href="https://armyinform.com.ua/wp-content/uploads/2023/04/5f6a2758-1-150x150.jpg" text:style-name="Internet_20_link" text:visited-style-name="Visited_20_Internet_20_Link">
5f6a2758-1-150x150.jpg</text:a>
', '<text:a xlink:type="simple" xlink:href="https://armyinform.com.ua/wp-content/uploads/2023/04/5f6a2767-150x150.jpg" text:style-name="Internet_20_link" text:visited-style-name="Visited_20_Internet_20_Link">
5f6a2767-150x150.jpg</text:a>
', '<text:a xlink:type="simple" xlink:href="https://armyinform.com.ua/wp-content/uploads/2023/04/5f6a2772-150x150.jpg" text:style-name="Internet_20_link" text:visited-style-name="Visited_20_Internet_20_Link">
5f6a2772-150x150.jpg</text:a>
', '<text:a xlink:type="simple" xlink:href="https://armyinform.com.ua/wp-content/uploads/2023/04/5f6a2775-1-150x150.jpg" text:style-name="Internet_20_link" text:visited-style-name="Visited_20_Internet_20_Link">
5f6a2775-1-150x150.jpg</text:a>
', '<text:a xlink:type="simple" xlink:href="https://armyinform.com.ua/wp-content/uploads/2023/04/5f6a2751-1-150x150.jpg" text:style-name="Internet_20_link" text:visited-style-name="Visited_20_Internet_20_Link">
5f6a2751-1-150x150.jpg</text:a>
', '<text:a xlink:type="simple" xlink:href="https://armyinform.com.ua/wp-content/uploads/2023/04/5f6a2748-1.jpg" text:style-name="Internet_20_link" text:visited-style-name="Visited_20_Internet_20_Link">
5f6a2748-1.jpg</text:a>
']</text:p>
      <text:p text:style-name="P4">
Tags: ['MILITARY MEDIA CENTER', 'SHAHED-136', 'АНДРІЙ РУДИК', 'БПЛА ZALA', 'ВТОРГНЕННЯ РФ', 'ДУТА ВЕЛИЧ РОСАРМІЇ']</text:p>
      <text:p text:style-name="P4">
Category: News</text:p>
      <!--METADATA-->
      <text:p text:style-name="P4">
<draw:frame draw:style-name="fr1" draw:name="Image318" text:anchor-type="as-char" svg:width="6.9236in" svg:height="4.615733in" draw:z-index="0">
<draw:image xlink:href="../Images/AРМІЯINFORM/2023-04-13T67-00-00-04-00/5f6a3245.jpg" xlink:type="simple" xlink:show="embed" xlink:actuate="onLoad" draw:mime-type="image/jpeg"/>
</draw:frame>
Representative of the Trophy and Prospective Weapons Center for Tavi Taurus General Staff of the Armed Forces of Ukraine Andriy Rudyk</text:p>
      <text:p text:style-name="P4">
This opinion was expressed during <text:a xlink:type="simple" xlink:href="https://armyinform.com.ua/2023/04/13/bryfing-predstavnykiv-czentru-doslidzhen-trofejnogo-ta-perspektyvnogo-ozbroyennya-ta-vijskovoyi-tehniky/" text:style-name="Internet_20_link" text:visited-style-name="Visited_20_Internet_20_Link">
briefing</text:a>
в<text:a xlink:type="simple" xlink:href="https://t.me/militarymediacenter/1675" text:style-name="Internet_20_link" text:visited-style-name="Visited_20_Internet_20_Link">
Military Media Center</text:a>
Andriy Rudyk, a representative of the research of trophy and prospective weapons and military technicians of the Armed Forces of Ukraine.</text:p>
      <text:p text:style-name="P4">
-International sanctions, despite the Kremlin's statements, operate and cause serious problematic aggressor. You can see this by estimating the degree of wear and tear and chips. Russia is forced to look for ways to bypass sanctions, for any point to get even the simplest audio codes. As a consequence, the Russian MIC, the branch of the industry is structurally degrading. This is evident Immediately the difference in the neatness of the printing of boards and the soldering of individual elements, - said Rudyk, will be noticeable.</text:p>
      <text:p text:style-name="P4">
<text:a xlink:type="simple" xlink:href="https://armyinform.com.ua/wp-content/uploads/2023/04/5f6a2754.jpg" text:style-name="Internet_20_link" text:visited-style-name="Visited_20_Internet_20_Link">
!(Images/AРМІЯINFORM/2023-04-13T67-00-00-04-00/5f6a2754-150x150.jpg)</text:a>
</text:p>
      <text:p text:style-name="P4">
<text:a xlink:type="simple" xlink:href="https://armyinform.com.ua/wp-content/uploads/2023/04/5f6a2756-1.jpg" text:style-name="Internet_20_link" text:visited-style-name="Visited_20_Internet_20_Link">
<draw:frame draw:style-name="fr1" draw:name="Image319" text:anchor-type="as-char" svg:width="6.9236in" svg:height="6.9236in" draw:z-index="0">
<draw:image xlink:href="../Images/AРМІЯINFORM/2023-04-13T67-00-00-04-00/5f6a2756-1-150x150.jpg" xlink:type="simple" xlink:show="embed" xlink:actuate="onLoad" draw:mime-type="image/jpeg"/>
</draw:frame>
</text:a>
</text:p>
      <text:p text:style-name="P4">
<text:a xlink:type="simple" xlink:href="https://armyinform.com.ua/wp-content/uploads/2023/04/5f6a2758-1.jpg" text:style-name="Internet_20_link" text:visited-style-name="Visited_20_Internet_20_Link">
<draw:frame draw:style-name="fr1" draw:name="Image320" text:anchor-type="as-char" svg:width="6.9236in" svg:height="6.9236in" draw:z-index="0">
<draw:image xlink:href="../Images/AРМІЯINFORM/2023-04-13T67-00-00-04-00/5f6a2758-1-150x150.jpg" xlink:type="simple" xlink:show="embed" xlink:actuate="onLoad" draw:mime-type="image/jpeg"/>
</draw:frame>
</text:a>
</text:p>
      <text:p text:style-name="P4">
<text:a xlink:type="simple" xlink:href="https://armyinform.com.ua/wp-content/uploads/2023/04/5f6a2767.jpg" text:style-name="Internet_20_link" text:visited-style-name="Visited_20_Internet_20_Link">
<draw:frame draw:style-name="fr1" draw:name="Image321" text:anchor-type="as-char" svg:width="6.9236in" svg:height="6.9236in" draw:z-index="0">
<draw:image xlink:href="../Images/AРМІЯINFORM/2023-04-13T67-00-00-04-00/5f6a2767-150x150.jpg" xlink:type="simple" xlink:show="embed" xlink:actuate="onLoad" draw:mime-type="image/jpeg"/>
</draw:frame>
</text:a>
</text:p>
      <text:p text:style-name="P4">
<text:a xlink:type="simple" xlink:href="https://armyinform.com.ua/wp-content/uploads/2023/04/5f6a2772.jpg" text:style-name="Internet_20_link" text:visited-style-name="Visited_20_Internet_20_Link">
<draw:frame draw:style-name="fr1" draw:name="Image322" text:anchor-type="as-char" svg:width="6.9236in" svg:height="6.9236in" draw:z-index="0">
<draw:image xlink:href="../Images/AРМІЯINFORM/2023-04-13T67-00-00-04-00/5f6a2772-150x150.jpg" xlink:type="simple" xlink:show="embed" xlink:actuate="onLoad" draw:mime-type="image/jpeg"/>
</draw:frame>
</text:a>
</text:p>
      <text:p text:style-name="P4">
<text:a xlink:type="simple" xlink:href="https://armyinform.com.ua/wp-content/uploads/2023/04/5f6a2775-1.jpg" text:style-name="Internet_20_link" text:visited-style-name="Visited_20_Internet_20_Link">
<draw:frame draw:style-name="fr1" draw:name="Image323" text:anchor-type="as-char" svg:width="6.9236in" svg:height="6.9236in" draw:z-index="0">
<draw:image xlink:href="../Images/AРМІЯINFORM/2023-04-13T67-00-00-04-00/5f6a2775-1-150x150.jpg" xlink:type="simple" xlink:show="embed" xlink:actuate="onLoad" draw:mime-type="image/jpeg"/>
</draw:frame>
</text:a>
</text:p>
      <text:p text:style-name="P4">
<text:a xlink:type="simple" xlink:href="https://armyinform.com.ua/wp-content/uploads/2023/04/5f6a2751-1.jpg" text:style-name="Internet_20_link" text:visited-style-name="Visited_20_Internet_20_Link">
<draw:frame draw:style-name="fr1" draw:name="Image324" text:anchor-type="as-char" svg:width="6.9236in" svg:height="6.9236in" draw:z-index="0">
<draw:image xlink:href="../Images/AРМІЯINFORM/2023-04-13T67-00-00-04-00/5f6a2751-1-150x150.jpg" xlink:type="simple" xlink:show="embed" xlink:actuate="onLoad" draw:mime-type="image/jpeg"/>
</draw:frame>
</text:a>
</text:p>
      <text:p text:style-name="P4">
<draw:frame draw:style-name="fr1" draw:name="Image325" text:anchor-type="as-char" svg:width="6.9236in" svg:height="4.615733in" draw:z-index="0">
<draw:image xlink:href="../Images/AРМІЯINFORM/2023-04-13T67-00-00-04-00/5f6a2748-1.jpg" xlink:type="simple" xlink:show="embed" xlink:actuate="onLoad" draw:mime-type="image/jpeg"/>
</draw:frame>
-The components and "modifications" of the UAV Shahd 136 and Zala 421-16e certify that the Russian Federation is not going to abandon aggressive intentions in Ukraine and at any cost will continue to sow destruction and death on our land. That is why it is extremely important to deprive Russia of any opportunity and even the least ability to aggression and continue to commit numerous numerals, ”he added.</text:p>
      <text:p text:style-name="P4">
<text:span text:style-name="T5">
Foto Dmitry Yurchenko</text:span>
</text:p>
      <text:p text:style-name="P4">
News Source: <text:a xlink:type="simple" xlink:href="https://armyinform.com.ua/2023/04/13/rf-perejshla-do-taktyk-aby-hoch-kudys-doletilo-j-vybuhnulo-aby-hoch-shhos-pokazalo-pidsvitylo-andrij-rudyk/" text:style-name="Internet_20_link" text:visited-style-name="Visited_20_Internet_20_Link">
https://armyinform.com.ua/2023/04/13/rf-perejshla-do-taktyk-aby-hoch-kudys-doletilo-j-vybuhnulo-aby-hoch-shhos-pokazalo-pidsvitylo-andrij-rudyk/</text:a>
</text:p>
      <!--NEWS-->
      <text:h text:style-name="P10" text:outline-level="1">
<text:span text:style-name="T4">
Billion euros on ammunition for Ukraine: The European Council has agreed to allocate tranche</text:span>
</text:h>
      <text:p text:style-name="P4">
Author: ['АРМІЯINFORM']</text:p>
      <text:p text:style-name="P4">
Time: 2023-04-13T68:00:00-04:00</text:p>
      <text:p text:style-name="P4">
Description: Єvropeiska Rada praised Vidіlennnya Duphomoga in Rosiri alone Maglian єvro with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_main-v1680750971-e1681389580339.jpg" text:style-name="Internet_20_link" text:visited-style-name="Visited_20_Internet_20_Link">
7_main-v1680750971-e1681389580339.jpg</text:a>
']</text:p>
      <text:p text:style-name="P4">
Tags: ['БОЄПРИПАСИ ДЛЯ УКРАЇНИ', 'ЄВРОПЕЙСЬКА РАДА', 'ЖОЗЕП БОРРЕЛЬ', 'СВІТ ПІДТРИМУЄ УКРАЇНУ']</text:p>
      <text:p text:style-name="P4">
Category: News</text:p>
      <!--METADATA-->
      <text:p text:style-name="P4">
<draw:frame draw:style-name="fr1" draw:name="Image326" text:anchor-type="as-char" svg:width="6.9236in" svg:height="3.540927in" draw:z-index="0">
<draw:image xlink:href="../Images/AРМІЯINFORM/2023-04-13T68-00-00-04-00/7_main-v1680750971-e1681389580339.jpg" xlink:type="simple" xlink:show="embed" xlink:actuate="onLoad" draw:mime-type="image/jpeg"/>
</draw:frame>
Illustrative photo</text:p>
      <text:p text:style-name="P4">
The European Council has approved the allocation of assistance in the amount of one billion euros in the European Peace Fund for support of the Armed Forces of Ukraine.</text:p>
      <text:p text:style-name="P4">
This is stated in <text:a xlink:type="simple" xlink:href="https://www.consilium.europa.eu/en/press/press-releases/2023/04/13/ammunition-for-ukraine-council-agrees-1-billion-support-under-the-european-peace-facility/" text:style-name="Internet_20_link" text:visited-style-name="Visited_20_Internet_20_Link">
message</text:a>
The press service of the European Council.</text:p>
      <text:p text:style-name="P4">
This, as stated in the document, will allow the EU to compensate for Member States, provided to Ukraine, from reserves or by changing priority orders from February 9 to May 31, 2023.</text:p>
      <text:p text:style-name="P4">
“Today's decision we put into operation the first part of the historical agreement achieved by EU leaders to support the immediate delivery of artillery boobs for the Ukrainian Armed Forces in the amount of 1 billion euros. There is no better repair of the EU's uniform determination to continue to support the legal right of Ukraine to self -defense from a cruel Russian aggressor, ” - said EU Josepborrell, a survey representative on foreign affairs and security policy.</text:p>
      <text:p text:style-name="P4">
Together with the previous seven support tranches, the Western assistance adopted today increases the total EU contribution for Ukraine under the European Foundation to EUR 4.6 billion.</text:p>
      <text:p text:style-name="P4">
News Source: <text:a xlink:type="simple" xlink:href="https://armyinform.com.ua/2023/04/13/milyard-yevro-na-boyeprypasy-dlya-ukrayiny-yevropejska-rada-pogodyla-vydilennya-transhu/" text:style-name="Internet_20_link" text:visited-style-name="Visited_20_Internet_20_Link">
https://armyinform.com.ua/2023/04/13/milyard-yevro-na-boyeprypasy-dlya-ukrayiny-yevropejska-rada-pogodyla-vydilennya-transhu/</text:a>
</text:p>
      <!--NEWS-->
      <text:h text:style-name="P10" text:outline-level="1">
<text:span text:style-name="T4">
The President of Ukraine founded the Day of the Defense and Industrial Complex employee</text:span>
</text:h>
      <text:p text:style-name="P4">
Author: ['АРМІЯINFORM']</text:p>
      <text:p text:style-name="P4">
Time: 2023-04-13T69:00:00-04:00</text:p>
      <text:p text:style-name="P4">
Description: President of Ukraine Volodymyr Zelensky, sleeping on the day of the pratinel of the defense and public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STOPRUSSIA', 'АГРЕСІЯ РФ', 'УКАЗ', 'УКАЗ ПРЕЗИДЕНТА УКРАЇНИ']</text:p>
      <text:p text:style-name="P4">
Category: News</text:p>
      <!--METADATA-->
      <text:p text:style-name="P4">
<draw:frame draw:style-name="fr1" draw:name="Image327" text:anchor-type="as-char" svg:width="6.9236in" svg:height="4.615733in" draw:z-index="0">
<draw:image xlink:href="../Images/AРМІЯINFORM/2023-04-13T69-00-00-04-00/ukaz.jpg" xlink:type="simple" xlink:show="embed" xlink:actuate="onLoad" draw:mime-type="image/jpeg"/>
</draw:frame>
President of Ukraine Volodymyr Zelensky founded the Day of the Defense and Industrial Complex of Ukraine, which will be celebrated <text:span text:style-name="T4">
 April 13 </text:span>
.</text:p>
      <text:p text:style-name="P4">
This is stated in the corresponding <text:a xlink:type="simple" xlink:href="https://www.president.gov.ua/documents/2142023-46441" text:style-name="Internet_20_link" text:visited-style-name="Visited_20_Internet_20_Link">
Decree # 214</text:a>
.</text:p>
      <text:p text:style-name="P4">
«Ураховуючи важливе значення оборонно-промислового комплексу для забезпеченнянаціональної безпеки та захисту державного суверенітету України, значнийвнесок працівників оборонно-промислового комплексу у зміцненняобороноздатності держави, постановляю: установити в Україні День працівникаоборонно-промислового комплексу України, який відзначати щороку 13 квітня», —йдеться в документі.</text:p>
      <text:p text:style-name="P4">
Указ набирає чинності з дня його опублікування.</text:p>
      <text:p text:style-name="P4">
News Source: <text:a xlink:type="simple" xlink:href="https://armyinform.com.ua/2023/04/13/prezydent-ukrayiny-zasnuvav-den-praczivnyka-oboronno-promyslovogo-kompleksu/" text:style-name="Internet_20_link" text:visited-style-name="Visited_20_Internet_20_Link">
https://armyinform.com.ua/2023/04/13/prezydent-ukrayiny-zasnuvav-den-praczivnyka-oboronno-promyslovogo-kompleksu/</text:a>
</text:p>
      <!--NEWS-->
      <text:h text:style-name="P10" text:outline-level="1">
<text:span text:style-name="T4">
Ministry of Veterans in May begins a pilot project to introduce a veteran assistant institute</text:span>
</text:h>
      <text:p text:style-name="P4">
Author: ['АРМІЯINFORM']</text:p>
      <text:p text:style-name="P4">
Time: 2023-04-13T70:00:00-04:00</text:p>
      <text:p text:style-name="P4">
Description: About the Uglyodenna of the mechanisms of the reintegrait, the regions of the regions is the PID Hour ... the war with Ukraine 2022, the war with Ukraine is the latest news today, the news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veterany.jpg" text:style-name="Internet_20_link" text:visited-style-name="Visited_20_Internet_20_Link">
veterany.jpg</text:a>
']</text:p>
      <text:p text:style-name="P4">
Tags: ['STOPRUSSIA', 'МІНВЕТЕРАНІВ', 'ЮЛІЯ ЛАПУТІНА']</text:p>
      <text:p text:style-name="P4">
Category: News</text:p>
      <!--METADATA-->
      <text:p text:style-name="P4">
<draw:frame draw:style-name="fr1" draw:name="Image328" text:anchor-type="as-char" svg:width="6.9236in" svg:height="3.894525in" draw:z-index="0">
<draw:image xlink:href="../Images/AРМІЯINFORM/2023-04-13T70-00-00-04-00/veterany.jpg" xlink:type="simple" xlink:show="embed" xlink:actuate="onLoad" draw:mime-type="image/jpeg"/>
</draw:frame>
On the establishment of mechanisms of reintegration of veterans with the heads of the region was during the working meeting of the Minister of Veterans of Ukraine Yulialaputina with representatives of Lviv, Mykolaiv, Dnipropetrovsk, Vinnytsia regional military administrations.</text:p>
      <text:p text:style-name="P4">
About it <text:a xlink:type="simple" xlink:href="https://www.kmu.gov.ua/news/yuliia-laputina-nalahodzhuiemo-optymalni-mekhanizmy-reintehratsii-veteraniv-z-kerivnykamy-rehioniv" text:style-name="Internet_20_link" text:visited-style-name="Visited_20_Internet_20_Link">
reports</text:a>
Government portal.</text:p>
      <text:p text:style-name="P4">
During the meeting it was about the start of the implementation of the pilot project of the Ministry of Veterans by the implementation of the veteran assistant institute within the system of transition of the Public Service to Civil Life. It is planned to start in May four regions of Ukraine, and Lviv - one of them.</text:p>
      <text:p text:style-name="P4">
“We plan that in the Ukrainian communities, on the principle of" Rivne - Rivne ", specially trained people will work, who will establish communication veterans with the whole bureaucratic system, will assist with the necessary information on social guarantees and veteran services. Individual consumption will be received not only by war veterans, but also by members of their families of the diversion of fallen defenders and defenders of Ukraine, ”Yulia Laputina stressed.</text:p>
      <text:p text:style-name="P4">
To do this, the administrative center of each community will organize a service office, where they will employ such assistants. It will be informed of their activities, will interact with all state -owned institutions on the list of services that will be provided to veterans and their families.</text:p>
      <text:p text:style-name="P4">
“Ukrainian society should be ready for the mass return of our soldiers after winning the war and qualitative reintegration of them to the peaceful life of the communities. Our policy and our philosophy that veteran policy is a national security, an element of state stability and it should be realized through a human -centric approach. It is confident that as a result of our fertile cooperation, every defender and defender will have all the ability to suggest in a peaceful life, ”said the head of the Ministry of Defense.</text:p>
      <text:p text:style-name="P4">
The heads of Lviv, Vinnytsia, Dnipropetrovsk Tamikolaev regions during the meeting noted that the local authorities were interested in the implementation of the said pilot project in the regions and ready to assist the Ministry of Veterans in the implementation of state veteran policy, to establish optimal lives.</text:p>
      <text:p text:style-name="P4">
News Source: <text:a xlink:type="simple" xlink:href="https://armyinform.com.ua/2023/04/13/minveteraniv-u-travni-rozpochynaye-pilotnyj-proyekt-iz-zaprovadzhennya-instytutu-pomichnyka-veterana/" text:style-name="Internet_20_link" text:visited-style-name="Visited_20_Internet_20_Link">
https://armyinform.com.ua/2023/04/13/minveteraniv-u-travni-rozpochynaye-pilotnyj-proyekt-iz-zaprovadzhennya-instytutu-pomichnyka-veterana/</text:a>
</text:p>
      <!--NEWS-->
      <text:h text:style-name="P10" text:outline-level="1">
<text:span text:style-name="T4">
Представники місії МКЧХ повинні мати доступ до місць утримань військовополонених — Координаційний штаб</text:span>
</text:h>
      <text:p text:style-name="P4">
Author: ['АРМІЯINFORM']</text:p>
      <text:p text:style-name="P4">
Time: 2023-04-13T71:00:00-04:00</text:p>
      <text:p text:style-name="P4">
Description: Zgіdno with the norms of the Mission of Humanitarian Law, Zokrem of the Geneva Convention, ... War with Ukraine 2022, War with Ukraine Latest News Today, News War with Ukraine 2022 Last for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892300728016416807_y.jpg" text:style-name="Internet_20_link" text:visited-style-name="Visited_20_Internet_20_Link">
photo_5892300728016416807_y.jpg</text:a>
']</text:p>
      <text:p text:style-name="P4">
Tags: ['STOPRUSSIA', 'КООРДИНАЦІЙНИЙ ШТАБ З ПИТАНЬ ПОВОДЖЕННЯ З ВІЙСЬКОВОПОЛОНЕНИМИ']</text:p>
      <text:p text:style-name="P4">
Category: News</text:p>
      <!--METADATA-->
      <text:p text:style-name="P4">
<draw:frame draw:style-name="fr1" draw:name="Image329" text:anchor-type="as-char" svg:width="6.9236in" svg:height="4.080545in" draw:z-index="0">
<draw:image xlink:href="../Images/AРМІЯINFORM/2023-04-13T71-00-00-04-00/photo_5892300728016416807_y.jpg" xlink:type="simple" xlink:show="embed" xlink:actuate="onLoad" draw:mime-type="image/jpeg"/>
</draw:frame>
According to the rules of international humanitarian law, including Geneva Conventions, ICCC representatives should have access to the places of detention.</text:p>
      <text:p text:style-name="P4">
About this <text:a xlink:type="simple" xlink:href="https://t.me/Koord_shtab/833" text:style-name="Internet_20_link" text:visited-style-name="Visited_20_Internet_20_Link">
the one was talking</text:a>
During the meeting of representatives of the Coordination Staff on the treatment of prisoners of war from the families of a separate Marine infantry brigade named after Mikhailabilinsky.</text:p>
      <text:p text:style-name="P4">
The staff representative noted that this applies to both places in the territory of the RPF and temporarily occupied Ukrainian territories.</text:p>
      <text:p text:style-name="P4">
According to the headquarters, as soon as the situation arises that the location of the military serviceman cannot be established, the commander initiates official investigation.</text:p>
      <text:p text:style-name="P4">
According to the investigation materials, the military unit sends notifications to the dottorial centers of staffing and social support(the former office)where a serviceman was mobilized.</text:p>
      <text:p text:style-name="P4">
RTC and JV staff, in the shortest possible time, pass the corresponding notifications to the defendant.</text:p>
      <text:p text:style-name="P4">
News Source: <text:a xlink:type="simple" xlink:href="https://armyinform.com.ua/2023/04/13/predstavnyky-misiyi-mkchh-povynni-maty-dostup-do-miscz-utryman-vijskovopolonenyh-koordynaczijnyj-shtab/" text:style-name="Internet_20_link" text:visited-style-name="Visited_20_Internet_20_Link">
https://armyinform.com.ua/2023/04/13/predstavnyky-misiyi-mkchh-povynni-maty-dostup-do-miscz-utryman-vijskovopolonenyh-koordynaczijnyj-shtab/</text:a>
</text:p>
      <!--NEWS-->
      <text:h text:style-name="P10" text:outline-level="1">
<text:span text:style-name="T4">
Norwegian instructors teach Ukrainian crews on Leopard tanks break tank obstacles</text:span>
</text:h>
      <text:p text:style-name="P4">
Author: ['АРМІЯINFORM']</text:p>
      <text:p text:style-name="P4">
Time: 2023-04-13T72:00:00-04:00</text:p>
      <text:p text:style-name="P4">
Description: The sorrow of izbroyni Zbroynyn forces of the Korolivniy Norwegia was made up by Polish for Polish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1082049_139891255715778_6435473059168679474_n-e1681389874130.jpg" text:style-name="Internet_20_link" text:visited-style-name="Visited_20_Internet_20_Link">
341082049_139891255715778_6435473059168679474_n-e1681389874130.jpg</text:a>
', '<text:a xlink:type="simple" xlink:href="https://armyinform.com.ua/wp-content/uploads/2023/04/341090071_230437106236268_3400446824614682067_n-150x150.jpg" text:style-name="Internet_20_link" text:visited-style-name="Visited_20_Internet_20_Link">
341090071_230437106236268_3400446824614682067_n-150x150.jpg</text:a>
', '<text:a xlink:type="simple" xlink:href="https://armyinform.com.ua/wp-content/uploads/2023/04/340981738_1371645900286586_25292781154558880_n-150x150.jpg" text:style-name="Internet_20_link" text:visited-style-name="Visited_20_Internet_20_Link">
340981738_1371645900286586_25292781154558880_n-150x150.jpg</text:a>
', '<text:a xlink:type="simple" xlink:href="https://armyinform.com.ua/wp-content/uploads/2023/04/341080798_1995809357429628_3607908098339529940_n-150x150.jpg" text:style-name="Internet_20_link" text:visited-style-name="Visited_20_Internet_20_Link">
341080798_1995809357429628_3607908098339529940_n-150x150.jpg</text:a>
', '<text:a xlink:type="simple" xlink:href="https://armyinform.com.ua/wp-content/uploads/2023/04/341246497_618235920210809_8923025949865283864_n.jpg" text:style-name="Internet_20_link" text:visited-style-name="Visited_20_Internet_20_Link">
341246497_618235920210809_8923025949865283864_n.jpg</text:a>
']</text:p>
      <text:p text:style-name="P4">
Tags: ['STOPRUSSIA', 'ВІЙНА', 'ГШ ЗСУ', 'ІНСТРУКТОРИ']</text:p>
      <text:p text:style-name="P4">
Category: News</text:p>
      <!--METADATA-->
      <text:p text:style-name="P4">
<draw:frame draw:style-name="fr1" draw:name="Image330" text:anchor-type="as-char" svg:width="6.9236in" svg:height="4.067615in" draw:z-index="0">
<draw:image xlink:href="../Images/AРМІЯINFORM/2023-04-13T72-00-00-04-00/341082049_139891255715778_6435473059168679474_n-e1681389874130.jpg" xlink:type="simple" xlink:show="embed" xlink:actuate="onLoad" draw:mime-type="image/jpeg"/>
</draw:frame>
A consolidated group of instructors from the armed forces of the Kingdom of Norway in Poland are being operated by the servicemen of the Armed Forces of Ukraine to manage Leopard 2 tanks, build tank obstacles and break them.</text:p>
      <text:p text:style-name="P4">
About it <text:a xlink:type="simple" xlink:href="https%3A%2F%2Fwww.facebook.com%2FGeneralStaff.ua%2Fposts%2Fpfbid02hFAshr6yzvXYjvjmR9wyh2BpFKA1kBhMXjDyXtMjL1N6dzzZ8g9GsrRc5DokmJcPl&amp;show_text=true&amp;width=500" text:style-name="Internet_20_link" text:visited-style-name="Visited_20_Internet_20_Link">
reports</text:a>
The General Staff of the Armed Forces.</text:p>
      <text:p text:style-name="P4">
“We are only part of the instructors from all the Norway Armed Forces. Tanking tank instructors ten years of experience with tanks. We have eins of armored repair and evacuation machines Bergepanzer, which are able to repair and operate them. We have instructors and techniques of Zengongenic Armored vehicles with many years of experience. So I can say that we are boiling the best of the best to provide this training, ”said the Norwegian instructors' commander.</text:p>
      <text:p text:style-name="P4">
<text:a xlink:type="simple" xlink:href="https://armyinform.com.ua/wp-content/uploads/2023/04/341090071_230437106236268_3400446824614682067_n.jpg" text:style-name="Internet_20_link" text:visited-style-name="Visited_20_Internet_20_Link">
!(Images/AРМІЯINFORM/2023-04-13T72-00-00-04-00/341090071_230437106236268_3400446824614682067_n-150x150.jpg)</text:a>
</text:p>
      <text:p text:style-name="P4">
<text:a xlink:type="simple" xlink:href="https://armyinform.com.ua/wp-content/uploads/2023/04/340981738_1371645900286586_25292781154558880_n.jpg" text:style-name="Internet_20_link" text:visited-style-name="Visited_20_Internet_20_Link">
<draw:frame draw:style-name="fr1" draw:name="Image331" text:anchor-type="as-char" svg:width="6.9236in" svg:height="6.9236in" draw:z-index="0">
<draw:image xlink:href="../Images/AРМІЯINFORM/2023-04-13T72-00-00-04-00/340981738_1371645900286586_25292781154558880_n-150x150.jpg" xlink:type="simple" xlink:show="embed" xlink:actuate="onLoad" draw:mime-type="image/jpeg"/>
</draw:frame>
</text:a>
</text:p>
      <text:p text:style-name="P4">
<text:a xlink:type="simple" xlink:href="https://armyinform.com.ua/wp-content/uploads/2023/04/341080798_1995809357429628_3607908098339529940_n.jpg" text:style-name="Internet_20_link" text:visited-style-name="Visited_20_Internet_20_Link">
<draw:frame draw:style-name="fr1" draw:name="Image332" text:anchor-type="as-char" svg:width="6.9236in" svg:height="6.9236in" draw:z-index="0">
<draw:image xlink:href="../Images/AРМІЯINFORM/2023-04-13T72-00-00-04-00/341080798_1995809357429628_3607908098339529940_n-150x150.jpg" xlink:type="simple" xlink:show="embed" xlink:actuate="onLoad" draw:mime-type="image/jpeg"/>
</draw:frame>
</text:a>
According to Norwegian instructors, Ukrainians are quickly studying.</text:p>
      <text:p text:style-name="P4">
“Ukrainians have proven themselves well in the study of new material. It is easier to use because it is designed in accordance with operation, ”Lieutenant Colonel Pale Adbo from the Norwegian Academy of Defense.</text:p>
      <text:p text:style-name="P4">
<draw:frame draw:style-name="fr1" draw:name="Image333" text:anchor-type="as-char" svg:width="6.9236in" svg:height="6.9236in" draw:z-index="0">
<draw:image xlink:href="../Images/AРМІЯINFORM/2023-04-13T72-00-00-04-00/341246497_618235920210809_8923025949865283864_n.jpg" xlink:type="simple" xlink:show="embed" xlink:actuate="onLoad" draw:mime-type="image/jpeg"/>
</draw:frame>
</text:p>
      <text:p text:style-name="P4">
News Source: <text:a xlink:type="simple" xlink:href="https://armyinform.com.ua/2023/04/13/norvezki-instruktory-navchayut-ukrayinski-ekipazhi-na-tankah-leopard-proryvaty-tankovi-pereshkody/" text:style-name="Internet_20_link" text:visited-style-name="Visited_20_Internet_20_Link">
https://armyinform.com.ua/2023/04/13/norvezki-instruktory-navchayut-ukrayinski-ekipazhi-na-tankah-leopard-proryvaty-tankovi-pereshkody/</text:a>
</text:p>
      <!--NEWS-->
      <text:h text:style-name="P10" text:outline-level="1">
<text:span text:style-name="T4">
The head of state awarded orders and medals almost a hundred defenders of Ukraine</text:span>
</text:h>
      <text:p text:style-name="P4">
Author: ['АРМІЯINFORM']</text:p>
      <text:p text:style-name="P4">
Time: 2023-04-13T73:00:00-04:00</text:p>
      <text:p text:style-name="P4">
Description: President of Ukraine Volodymyr Zelensky Vidniy, by sovereign Nagorods 99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06/golovna2.jpg" text:style-name="Internet_20_link" text:visited-style-name="Visited_20_Internet_20_Link">
golovna2.jpg</text:a>
']</text:p>
      <text:p text:style-name="P4">
Tags: ['УКАЗ ПРЕЗИДЕНТА УКРАЇНИ']</text:p>
      <text:p text:style-name="P4">
Category: News</text:p>
      <!--METADATA-->
      <text:p text:style-name="P4">
<draw:frame draw:style-name="fr1" draw:name="Image334" text:anchor-type="as-char" svg:width="6.9236in" svg:height="4.406583in" draw:z-index="0">
<draw:image xlink:href="../Images/AРМІЯINFORM/2023-04-13T73-00-00-04-00/golovna2.jpg" xlink:type="simple" xlink:show="embed" xlink:actuate="onLoad" draw:mime-type="image/jpeg"/>
</draw:frame>
President of Ukraine Volodymyr Zelensky celebrated the state awards of 99 military servicemen, including half a hundred posthumously.</text:p>
      <text:p text:style-name="P4">
Corresponding <text:a xlink:type="simple" xlink:href="https://www.president.gov.ua/documents/2172023-46429" text:style-name="Internet_20_link" text:visited-style-name="Visited_20_Internet_20_Link">
Decree No. 217/2023</text:a>
Posted on the state site.</text:p>
      <text:p text:style-name="P4">
It is noted that the awards were awarded "for personal courage, revealed in the protection of the state sovereignty and territorial integrity of Ukraine, selfless military obligation."</text:p>
      <text:p text:style-name="P4">
<text:span text:style-name="T4">
 To award the Order of Bohdan Khmelnitsky III degree </text:span>
</text:p>
      <text:p text:style-name="P4">
Oleksiychenko Igor Alexandrovich - Captain</text:p>
      <text:p text:style-name="P4">
Gennady Vladimirovich owl(posthumously)- Major</text:p>
      <text:p text:style-name="P4">
Sokurrenko Vladimir Anatoliyovych(posthumously)- Colonel</text:p>
      <text:p text:style-name="P4">
Yakimenko Artem Alexandrovich - Lieutenant</text:p>
      <text:p text:style-name="P4">
<text:span text:style-name="T4">
 reward the Order </text:span>
 <text:span text:style-name="T4">
 "</text:span>
 <text:span text:style-name="T4">
 for courage </text:span>
 <text:span text:style-name="T4">
" </text:span>
 <text:span text:style-name="T4">
 and degree </text:span>
</text:p>
      <text:p text:style-name="P4">
Oleksandr Sergeyevich Leib - Senior Sergeant</text:p>
      <text:p text:style-name="P4">
<text:span text:style-name="T4">
 reward the Order </text:span>
 <text:span text:style-name="T4">
 "</text:span>
 <text:span text:style-name="T4">
 for courage </text:span>
 <text:span text:style-name="T4">
" </text:span>
 <text:span text:style-name="T4">
 </text:span>
 III degree **</text:p>
      <text:p text:style-name="P4">
Alupoy Ivan Pylypovych(posthumously)- Soldier</text:p>
      <text:p text:style-name="P4">
Antukha Oleg Sergeyevich(posthumously)- Senior soldier</text:p>
      <text:p text:style-name="P4">
Barsuchenko Mikhail Vasilyevich - Senior Soldier</text:p>
      <text:p text:style-name="P4">
Belinsky Oleg Alexandrovich(posthumously)- Soldier</text:p>
      <text:p text:style-name="P4">
Bilan Nikolai Vasilyevich(posthumously)- Soldier</text:p>
      <text:p text:style-name="P4">
Vladislav Gennadyevich Belorovsky(posthumously)- Chief Sergeant</text:p>
      <text:p text:style-name="P4">
Maxim Braslavsky(posthumously)- Soldier</text:p>
      <text:p text:style-name="P4">
Alexander Valeryevich Burik(posthumously)- Junior Sergeant</text:p>
      <text:p text:style-name="P4">
Anatoly Vedernikov(posthumously)- Senior soldier</text:p>
      <text:p text:style-name="P4">
Oleksandr Petrovich(posthumously)- Soldier</text:p>
      <text:p text:style-name="P4">
Voloshina Maxim Sergeyevich(posthumously)- Soldier</text:p>
      <text:p text:style-name="P4">
Volsky Nikolai Nikolaevich(posthumously)- Senior soldier</text:p>
      <text:p text:style-name="P4">
Hannokh Alexander Nikolaevich(посмертно)- Soldier</text:p>
      <text:p text:style-name="P4">
Gontarchuk Anatoly Nikolaevich(posthumously)- Sergeant</text:p>
      <text:p text:style-name="P4">
Gonchar Vladimir Stepanovich(posthumously)- Soldier</text:p>
      <text:p text:style-name="P4">
Gorbatyuk Yaroslav Sergeyevich(posthumously)- Sergeant</text:p>
      <text:p text:style-name="P4">
Roman Sergeyevich sparrow - Chief Sergeant</text:p>
      <text:p text:style-name="P4">
Dmitry Petrovich Gromyuk(posthumously)- Senior soldier</text:p>
      <text:p text:style-name="P4">
Davidov Yevgeny Nikolaevich(posthumously)- Senior soldier</text:p>
      <text:p text:style-name="P4">
Oleg Valeryevich Debitsky(posthumously)- Soldier</text:p>
      <text:p text:style-name="P4">
Denisyuk Denis Yevgenovich(posthumously)- Soldier</text:p>
      <text:p text:style-name="P4">
Ershova Artem Anatoliyovych - Senior Soldier</text:p>
      <text:p text:style-name="P4">
Sergei's Zavitsynskyi - Sergeant</text:p>
      <text:p text:style-name="P4">
Zaritsky Miroslav Vladimirovich(posthumously)- Soldier</text:p>
      <text:p text:style-name="P4">
Yuri Ivanovich Skornitsky(posthumously)- Soldier</text:p>
      <text:p text:style-name="P4">
Sergey Kalitan(posthumously)- Senior soldier</text:p>
      <text:p text:style-name="P4">
Kaminsky Maxim Anatolyevich(posthumously)- Junior SergeantVitaliy Olegovich's kobets - a senior soldier</text:p>
      <text:p text:style-name="P4">
Andrei Kovalchuk - Senior Soldier</text:p>
      <text:p text:style-name="P4">
Kondratyuk Bohdan Vladimirovich - Senior Soldier</text:p>
      <text:p text:style-name="P4">
Kornienko Vadim Viktorovich - Soldier</text:p>
      <text:p text:style-name="P4">
Kostenko Ruslan Vladimirovich(posthumously)- Senior Sergeant</text:p>
      <text:p text:style-name="P4">
Nikita Kochev Anatolyevich - Junior Sergeant</text:p>
      <text:p text:style-name="P4">
Kravchuk Bohdan Vitaliyovich - soldier</text:p>
      <text:p text:style-name="P4">
Kryshchuk Bohdan Dmitrovich - Soldier</text:p>
      <text:p text:style-name="P4">
Igor Kuzminsky(posthumously)- Senior Sergeant</text:p>
      <text:p text:style-name="P4">
Kucherenko Sergey Anatoliyovych(posthumously)- Soldier</text:p>
      <text:p text:style-name="P4">
Kushpit Yaroslav Leonidovich(posthumously)- Soldier</text:p>
      <text:p text:style-name="P4">
Mikhail Nikolaevich Lasyuk(posthumously)- Sergeant</text:p>
      <text:p text:style-name="P4">
Levchuk Igor Viktorovich - Senior Sergeant</text:p>
      <text:p text:style-name="P4">
Lisak Maxim Nikolaevich(posthumously) — солдата</text:p>
      <text:p text:style-name="P4">
ЛОГІНОВА Андрія Сергійовича — солдата</text:p>
      <text:p text:style-name="P4">
ЛУПАЧОВА Петра Івановича — сержанта</text:p>
      <text:p text:style-name="P4">
ЛЮШНЯКА Дениса Олеговича (posthumously)- Senior soldier</text:p>
      <text:p text:style-name="P4">
Sergei Vasilyevich's Malsa - Sergeant</text:p>
      <text:p text:style-name="P4">
Mikhayev Alexei Mikhailovich(posthumously)- Soldier</text:p>
      <text:p text:style-name="P4">
Sergei Olegovich Morozenko - Senior Soldier</text:p>
      <text:p text:style-name="P4">
Nestor Dmitry Pavlovich(posthumously)- Soldier</text:p>
      <text:p text:style-name="P4">
Alexander Novitsky(posthumously) — солдата</text:p>
      <text:p text:style-name="P4">
ПАВЛІШИНА Івана Віталійовича (posthumously)- Soldier</text:p>
      <text:p text:style-name="P4">
Vladimir Pavlovsky(posthumously)- Soldier</text:p>
      <text:p text:style-name="P4">
Panchuk Anatoly Viktorovich - Soldier</text:p>
      <text:p text:style-name="P4">
Petruk Nicholas Petrovich - Junior Sergeant</text:p>
      <text:p text:style-name="P4">
Plotnikov Denis Alexandrovich(posthumously)- Senior Lieutenant</text:p>
      <text:p text:style-name="P4">
Viktor Polishchuk(посмертно)- Soldier</text:p>
      <text:p text:style-name="P4">
Polishchuk Yuri Nikolaevich-headquarters</text:p>
      <text:p text:style-name="P4">
Vyacheslav Vasilyevich - Senior Lieutenant</text:p>
      <text:p text:style-name="P4">
Primak Anatoly Vasilyevich(posthumously)- Soldier</text:p>
      <text:p text:style-name="P4">
Oscar Damien's Rodrigza - Soldier</text:p>
      <text:p text:style-name="P4">
Seged Maxim Nikolaevich - Senior Soldier</text:p>
      <text:p text:style-name="P4">
Seleznova Alexander Nikolaevich(posthumously)- Soldier</text:p>
      <text:p text:style-name="P4">
Andrei Sirotyuk(posthumously)- Senior soldier</text:p>
      <text:p text:style-name="P4">
Victor Borisovich Sobkalov - Senior Soldier</text:p>
      <text:p text:style-name="P4">
Starkov Igor Vladimirovich(posthumously)- Soldier</text:p>
      <text:p text:style-name="P4">
Tatarchuk Alexander Vitaliyevich(posthumously)- Junior Lieutenant</text:p>
      <text:p text:style-name="P4">
Hilka Sergey(posthumously)- Senior soldier</text:p>
      <text:p text:style-name="P4">
Maxim Tsybulsky(posthumously)- Soldier</text:p>
      <text:p text:style-name="P4">
Shapovalov Oleg Alexandrovich(posthumously)- Soldier</text:p>
      <text:p text:style-name="P4">
Andrei Shvets(posthumously)- Sergeant</text:p>
      <text:p text:style-name="P4">
Schlapak Petra Stepanovich(posthumously)- Senior soldier</text:p>
      <text:p text:style-name="P4">
Vladimir Shlapatsky - Senior Lieutenant</text:p>
      <text:p text:style-name="P4">
Stifurak Taras Mikhailovich - Senior Soldier</text:p>
      <text:p text:style-name="P4">
Schustor Dmitry Vasilyevich(posthumously)- Soldier</text:p>
      <text:p text:style-name="P4">
Sergey Mikhailovich Yarmurathy - Chief Sergeant</text:p>
      <text:p text:style-name="P4">
<text:span text:style-name="T4">
 Award the Order of Danylo Halytsky </text:span>
</text:p>
      <text:p text:style-name="P4">
Voituk Bohdan Alexandrovich - CaptainVladimir Nikolaevich - Lieutenant Colonel</text:p>
      <text:p text:style-name="P4">
<text:span text:style-name="T4">
 Reward Medal </text:span>
 <text:span text:style-name="T4">
 "</text:span>
 <text:span text:style-name="T4">
 for military service to Ukraine </text:span>
 <text:span text:style-name="T4">
" </text:span>
 **</text:p>
      <text:p text:style-name="P4">
Antonova Alexander Alexandrovich - Senior Soldier</text:p>
      <text:p text:style-name="P4">
Biletsky Igor Alexandrovich - junior sergeant</text:p>
      <text:p text:style-name="P4">
Borisov Sergey Yurievich - Captain</text:p>
      <text:p text:style-name="P4">
Alexei Viktorovich Brovarnik - Senior Soldier</text:p>
      <text:p text:style-name="P4">
Vladislav Anatolyevich - Senior Soldier</text:p>
      <text:p text:style-name="P4">
Jeremenko Valery Viktorovich - Lieutenant Colonel</text:p>
      <text:p text:style-name="P4">
Alexander Zhukov - Captain</text:p>
      <text:p text:style-name="P4">
Zubrytsky Vladimir Petrovich - soldier</text:p>
      <text:p text:style-name="P4">
Kafka Yevgeny Arnoldovich - Captain</text:p>
      <text:p text:style-name="P4">
Nechaya Vadim Nikolaevich - Lieutenant Colonel</text:p>
      <text:p text:style-name="P4">
Siroshtan Dmitry Alexandrovich - Captain of Medical Service</text:p>
      <text:p text:style-name="P4">
Smirnova Dmitry Vladimirovich - Major</text:p>
      <text:p text:style-name="P4">
Sergei Stanislavovich - junior sergeant</text:p>
      <text:p text:style-name="P4">
Chernous Sergey Valentinovich - Senior Lieutenant</text:p>
      <text:p text:style-name="P4">
Chmily Anatoly Vasilyevich - Soldier</text:p>
      <text:p text:style-name="P4">
<text:span text:style-name="T4">
 reward the medal </text:span>
 <text:span text:style-name="T4">
 "</text:span>
 <text:span text:style-name="T4">
 for saved life </text:span>
 <text:span text:style-name="T4">
" </text:span>
</text:p>
      <text:p text:style-name="P4">
Vitaliy Viktorovich - junior sergeant.</text:p>
      <text:p text:style-name="P4">
News Source: <text:a xlink:type="simple" xlink:href="https://armyinform.com.ua/2023/04/13/glava-derzhavy-nagorodyv-ordenamy-i-medalyamy-majzhe-sotnyu-zahysnykiv-ukrayiny/" text:style-name="Internet_20_link" text:visited-style-name="Visited_20_Internet_20_Link">
https://armyinform.com.ua/2023/04/13/glava-derzhavy-nagorodyv-ordenamy-i-medalyamy-majzhe-sotnyu-zahysnykiv-ukrayiny/</text:a>
</text:p>
      <!--NEWS-->
      <text:h text:style-name="P10" text:outline-level="1">
<text:span text:style-name="T4">
In the Seimas of Poland presented an exhibition - “Mariupol. Unconquered ”</text:span>
</text:h>
      <text:p text:style-name="P4">
Author: ['АРМІЯINFORM']</text:p>
      <text:p text:style-name="P4">
Time: 2023-04-13T74:00:00-04:00</text:p>
      <text:p text:style-name="P4">
Description: Ambassador of Ukraine Vasil Zvarich at once with Vitsespіmer Seima Polshi Malgozhato Gosvsyu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lb_09950.view_.jpg" text:style-name="Internet_20_link" text:visited-style-name="Visited_20_Internet_20_Link">
lb_09950.view_.jpg</text:a>
', '<text:a xlink:type="simple" xlink:href="https://armyinform.com.ua/wp-content/uploads/2023/04/lb_00020.view_-150x150.jpg" text:style-name="Internet_20_link" text:visited-style-name="Visited_20_Internet_20_Link">
lb_00020.view_-150x150.jpg</text:a>
', '<text:a xlink:type="simple" xlink:href="https://armyinform.com.ua/wp-content/uploads/2023/04/lb_00057.view_-150x150.jpg" text:style-name="Internet_20_link" text:visited-style-name="Visited_20_Internet_20_Link">
lb_00057.view_-150x150.jpg</text:a>
', '<text:a xlink:type="simple" xlink:href="https://armyinform.com.ua/wp-content/uploads/2023/04/lb_00149.view_-150x150.jpg" text:style-name="Internet_20_link" text:visited-style-name="Visited_20_Internet_20_Link">
lb_00149.view_-150x150.jpg</text:a>
', '<text:a xlink:type="simple" xlink:href="https://armyinform.com.ua/wp-content/uploads/2023/04/lb_00166.view_-150x150.jpg" text:style-name="Internet_20_link" text:visited-style-name="Visited_20_Internet_20_Link">
lb_00166.view_-150x150.jpg</text:a>
', '<text:a xlink:type="simple" xlink:href="https://armyinform.com.ua/wp-content/uploads/2023/04/lb_00172.view_-150x150.jpg" text:style-name="Internet_20_link" text:visited-style-name="Visited_20_Internet_20_Link">
lb_00172.view_-150x150.jpg</text:a>
', '<text:a xlink:type="simple" xlink:href="https://armyinform.com.ua/wp-content/uploads/2023/04/lb_00182.view_-150x150.jpg" text:style-name="Internet_20_link" text:visited-style-name="Visited_20_Internet_20_Link">
lb_00182.view_-150x150.jpg</text:a>
']</text:p>
      <text:p text:style-name="P4">
Tags: ['ВТОРГНЕННЯ РФ', 'ДОПОМОГА ПАРТНЕРІВ', 'МАРІУПОЛЬ', 'ПОЛЬЩА', 'СВІТ ПІДТРИМУЄ УКРАЇНУ']</text:p>
      <text:p text:style-name="P4">
Category: News</text:p>
      <!--METADATA-->
      <text:p text:style-name="P4">
<draw:frame draw:style-name="fr1" draw:name="Image335" text:anchor-type="as-char" svg:width="6.9236in" svg:height="4.612849in" draw:z-index="0">
<draw:image xlink:href="../Images/AРМІЯINFORM/2023-04-13T74-00-00-04-00/lb_09950.view_.jpg" xlink:type="simple" xlink:show="embed" xlink:actuate="onLoad" draw:mime-type="image/jpeg"/>
</draw:frame>
Ambassador of Ukraine Vasyl Zvarych, together with ViesPicer of the Seimas of Poland, Malgozhatomazhasevskaya, opened the exhibition “Mariupol. Unconquered ”in the main reconciliation of the Seimas of the Republic of Poland, <text:a xlink:type="simple" xlink:href="https://www.facebook.com/100068077835901/posts/pfbid0ePpxAzhG3JK7shqwxgKnDRBapRfhKSRmQfETyxdBAqDu2TzcNdv78QaYXjhbheucl/" text:style-name="Internet_20_link" text:visited-style-name="Visited_20_Internet_20_Link">
reports</text:a>
Embassy of Ukraine in Poland.</text:p>
      <text:p text:style-name="P4">
The exhibition of Ukrainian artists, dedicated to the city-gerry of Mariupol, its defenders and defenders, residents and residents and all the Ukrainian people, who heroically defends their country from Russian aggression.</text:p>
      <text:p text:style-name="P4">
<text:a xlink:type="simple" xlink:href="https://armyinform.com.ua/wp-content/uploads/2023/04/lb_00020.view_.jpg" text:style-name="Internet_20_link" text:visited-style-name="Visited_20_Internet_20_Link">
!(Images/AРМІЯINFORM/2023-04-13T74-00-00-04-00/lb_00020.view_-150x150.jpg)</text:a>
</text:p>
      <text:p text:style-name="P4">
<text:a xlink:type="simple" xlink:href="https://armyinform.com.ua/wp-content/uploads/2023/04/lb_00057.view_.jpg" text:style-name="Internet_20_link" text:visited-style-name="Visited_20_Internet_20_Link">
<draw:frame draw:style-name="fr1" draw:name="Image336" text:anchor-type="as-char" svg:width="6.9236in" svg:height="6.9236in" draw:z-index="0">
<draw:image xlink:href="../Images/AРМІЯINFORM/2023-04-13T74-00-00-04-00/lb_00057.view_-150x150.jpg" xlink:type="simple" xlink:show="embed" xlink:actuate="onLoad" draw:mime-type="image/jpeg"/>
</draw:frame>
</text:a>
The opening of the exhibition in the Seimas of Poland was made possible by the efforts of the National Union of Artists of Ukraine and the personal support of the project of the ViesPicer Parliament with Malgozhate Gosevskaya.</text:p>
      <text:p text:style-name="P4">
In his speech, VesPicker of the Polish Parliament touched on the current Taviyna events, which continues in Ukraine. She noted that the works presented were a story about the drama of the Great Metropolitan and its inhabitants.</text:p>
      <text:p text:style-name="P4">
<text:a xlink:type="simple" xlink:href="https://armyinform.com.ua/wp-content/uploads/2023/04/lb_00149.view_.jpg" text:style-name="Internet_20_link" text:visited-style-name="Visited_20_Internet_20_Link">
!(Images/AРМІЯINFORM/2023-04-13T74-00-00-04-00/lb_00149.view_-150x150.jpg)</text:a>
</text:p>
      <text:p text:style-name="P4">
<text:a xlink:type="simple" xlink:href="https://armyinform.com.ua/wp-content/uploads/2023/04/lb_00166.view_.jpg" text:style-name="Internet_20_link" text:visited-style-name="Visited_20_Internet_20_Link">
<draw:frame draw:style-name="fr1" draw:name="Image337" text:anchor-type="as-char" svg:width="6.9236in" svg:height="6.9236in" draw:z-index="0">
<draw:image xlink:href="../Images/AРМІЯINFORM/2023-04-13T74-00-00-04-00/lb_00166.view_-150x150.jpg" xlink:type="simple" xlink:show="embed" xlink:actuate="onLoad" draw:mime-type="image/jpeg"/>
</draw:frame>
</text:a>
</text:p>
      <text:p text:style-name="P4">
<text:a xlink:type="simple" xlink:href="https://armyinform.com.ua/wp-content/uploads/2023/04/lb_00172.view_.jpg" text:style-name="Internet_20_link" text:visited-style-name="Visited_20_Internet_20_Link">
<draw:frame draw:style-name="fr1" draw:name="Image338" text:anchor-type="as-char" svg:width="6.9236in" svg:height="6.9236in" draw:z-index="0">
<draw:image xlink:href="../Images/AРМІЯINFORM/2023-04-13T74-00-00-04-00/lb_00172.view_-150x150.jpg" xlink:type="simple" xlink:show="embed" xlink:actuate="onLoad" draw:mime-type="image/jpeg"/>
</draw:frame>
</text:a>
</text:p>
      <text:p text:style-name="P4">
<text:a xlink:type="simple" xlink:href="https://armyinform.com.ua/wp-content/uploads/2023/04/lb_00182.view_.jpg" text:style-name="Internet_20_link" text:visited-style-name="Visited_20_Internet_20_Link">
<draw:frame draw:style-name="fr1" draw:name="Image339" text:anchor-type="as-char" svg:width="6.9236in" svg:height="6.9236in" draw:z-index="0">
<draw:image xlink:href="../Images/AРМІЯINFORM/2023-04-13T74-00-00-04-00/lb_00182.view_-150x150.jpg" xlink:type="simple" xlink:show="embed" xlink:actuate="onLoad" draw:mime-type="image/jpeg"/>
</draw:frame>
</text:a>
- The paintings show the chronicle of hell, from which a mixture of pain and pity tomorrow and barbaric destruction caused by Russian bans, as well as pride for a persistent people and their courage, was presented, "said Malgozhata Gossevskaya. - For us Mariupol became a symbol of war, the alley is deeply convinced that it will soon become a symbol of victory, and the perpetrators of the crime will be responsible.<text:span text:style-name="T5">
Opto office of the Seimas of the Republic of Poland.</text:span>
</text:p>
      <text:p text:style-name="P4">
<text:span text:style-name="T5">
Paded Vladimir Zagrebelny</text:span>
</text:p>
      <text:p text:style-name="P4">
News Source: <text:a xlink:type="simple" xlink:href="https://armyinform.com.ua/2023/04/13/u-sejmi-polshhi-prezentuvaly-vystavku-mariupol-neskorenyj/" text:style-name="Internet_20_link" text:visited-style-name="Visited_20_Internet_20_Link">
https://armyinform.com.ua/2023/04/13/u-sejmi-polshhi-prezentuvaly-vystavku-mariupol-neskorenyj/</text:a>
</text:p>
      <!--NEWS-->
      <text:h text:style-name="P10" text:outline-level="1">
<text:span text:style-name="T4">
Ukraine, Moldova and Romania have not only common borders, but also a common Russian threat - Alexei Reznikov</text:span>
</text:h>
      <text:p text:style-name="P4">
Author: ['Єгор Брайлян']</text:p>
      <text:p text:style-name="P4">
Time: 2023-04-13T75:00:00-04:00</text:p>
      <text:p text:style-name="P4">
Description: About the announcement of the Ministan defense of Ukraine Oleki Reznikov PID Pershina Chornomors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_2023-04-13_17-06-32-2.jpg" text:style-name="Internet_20_link" text:visited-style-name="Visited_20_Internet_20_Link">
photo_2023-04-13_17-06-32-2.jpg</text:a>
', '<text:a xlink:type="simple" xlink:href="https://armyinform.com.ua/wp-content/uploads/2023/04/photo_2023-04-13_17-06-32-150x150.jpg" text:style-name="Internet_20_link" text:visited-style-name="Visited_20_Internet_20_Link">
photo_2023-04-13_17-06-32-150x150.jpg</text:a>
', '<text:a xlink:type="simple" xlink:href="https://armyinform.com.ua/wp-content/uploads/2023/04/photo_2023-04-13_17-06-33-2-150x150.jpg" text:style-name="Internet_20_link" text:visited-style-name="Visited_20_Internet_20_Link">
photo_2023-04-13_17-06-33-2-150x150.jpg</text:a>
']</text:p>
      <text:p text:style-name="P4">
Tags: ['STOPRUSSIA', 'АГРЕСІЯ РФ', 'КРИМСЬКА ПЛАТФОРМА', 'МЗС', 'МІНІСТЕРСТВО ОБОРОНИ УКРАЇНИ', 'МОЛДОВА', 'ОЛЕКСІЙ РЕЗНІКОВ', 'РУМУНІЯ', 'СВІТ ПІДТРИМУЄ УКРАЇНУ']</text:p>
      <text:p text:style-name="P4">
Category: News</text:p>
      <!--METADATA-->
      <text:p text:style-name="P4">
<draw:frame draw:style-name="fr1" draw:name="Image340" text:anchor-type="as-char" svg:width="6.9236in" svg:height="4.617987in" draw:z-index="0">
<draw:image xlink:href="../Images/AРМІЯINFORM/2023-04-13T75-00-00-04-00/photo_2023-04-13_17-06-32-2.jpg" xlink:type="simple" xlink:show="embed" xlink:actuate="onLoad" draw:mime-type="image/jpeg"/>
</draw:frame>
This was stated by the Minister of Defense of Ukraine Alexei Reznikov during the First Black Sea Sea Security Conference of the International Crimean Platform.</text:p>
      <ul>
        <li>
Today's tripartite meeting is vital in the context of strengthening the voluntary relations between our countries. Ukraine, Moldova and Romanians are not only common borders but also history.</li>
      </ul>
      <text:p text:style-name="P4">
We also share common threats. It is a Russian hybrid war against the Moldovan Large -scale War of Russia against Ukraine. The latter is a threat to all states of the Azov-Black Sea region.</text:p>
      <text:p text:style-name="P4">
Alexei Reznikov thanked partner countries for his help and stressed that there is a lot of work to ensure peace in the Black Sea region.</text:p>
      <ul>
        <li>
The Ukrainian side is sincerely grateful to our neighbors for political, practical support and solidarity in the fight against the aggressor. In our turn, we will be ready to take the practical experience of reprimanding armed aggression and to provide partnerships for improving the defense sector.</li>
      </ul>
      <text:p text:style-name="P4">
To restore safety in the Azov-Black Sea region, our countries also have hard work. Only by uniting, side by side, do we provide a stable future and prosperity for the peoples of our countries. Let's win. Glory to Ukraine!</text:p>
      <text:p text:style-name="P4">
<text:a xlink:type="simple" xlink:href="https://armyinform.com.ua/wp-content/uploads/2023/04/photo_2023-04-13_17-06-32.jpg" text:style-name="Internet_20_link" text:visited-style-name="Visited_20_Internet_20_Link">
!(Images/AРМІЯINFORM/2023-04-13T75-00-00-04-00/photo_2023-04-13_17-06-32-150x150.jpg)</text:a>
</text:p>
      <text:p text:style-name="P4">
<text:a xlink:type="simple" xlink:href="https://armyinform.com.ua/wp-content/uploads/2023/04/photo_2023-04-13_17-06-33-2.jpg" text:style-name="Internet_20_link" text:visited-style-name="Visited_20_Internet_20_Link">
<draw:frame draw:style-name="fr1" draw:name="Image341" text:anchor-type="as-char" svg:width="6.9236in" svg:height="6.9236in" draw:z-index="0">
<draw:image xlink:href="../Images/AРМІЯINFORM/2023-04-13T75-00-00-04-00/photo_2023-04-13_17-06-33-2-150x150.jpg" xlink:type="simple" xlink:show="embed" xlink:actuate="onLoad" draw:mime-type="image/jpeg"/>
</draw:frame>
</text:a>
</text:p>
      <text:p text:style-name="P4">
News Source: <text:a xlink:type="simple" xlink:href="https://armyinform.com.ua/2023/04/13/ukrayina-moldova-ta-rumuniya-mayut-ne-lyshe-spilni-kordony-ale-j-spilnu-rosijsku-zagrozu-oleksij-reznikov/" text:style-name="Internet_20_link" text:visited-style-name="Visited_20_Internet_20_Link">
https://armyinform.com.ua/2023/04/13/ukrayina-moldova-ta-rumuniya-mayut-ne-lyshe-spilni-kordony-ale-j-spilnu-rosijsku-zagrozu-oleksij-reznikov/</text:a>
</text:p>
      <!--NEWS-->
      <text:h text:style-name="P10" text:outline-level="1">
<text:span text:style-name="T4">
The Commander -in -Chief of the Armed Forces General Valery Zaluzhny met in Ukraine with a French colleague</text:span>
</text:h>
      <text:p text:style-name="P4">
Author: ['АРМІЯINFORM']</text:p>
      <text:p text:style-name="P4">
Time: 2023-04-13T76:00:00-04:00</text:p>
      <text:p text:style-name="P4">
Description: In Ukrainian, the chief of the Obroyman of the Zbroyni forces of the Franziy, Army General of the Army ... War with Ukraine 2022, the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2023-04-13_17-40-00.jpg" text:style-name="Internet_20_link" text:visited-style-name="Visited_20_Internet_20_Link">
photo_2023-04-13_17-40-00.jpg</text:a>
']</text:p>
      <text:p text:style-name="P4">
Tags: ['STOPRUSSIA', 'АГРЕСІЯ РФ', 'ВАЛЕРІЙ ЗАЛУЖНИЙ', 'ГШ ЗСУ', 'СВІТ ПІДТРИМУЄ УКРАЇНУ', 'ФРАНЦІЯ']</text:p>
      <text:p text:style-name="P4">
Category: News</text:p>
      <!--METADATA-->
      <text:p text:style-name="P4">
<draw:frame draw:style-name="fr1" draw:name="Image342" text:anchor-type="as-char" svg:width="6.9236in" svg:height="4.61393in" draw:z-index="0">
<draw:image xlink:href="../Images/AРМІЯINFORM/2023-04-13T76-00-00-04-00/photo_2023-04-13_17-40-00.jpg" xlink:type="simple" xlink:show="embed" xlink:actuate="onLoad" draw:mime-type="image/jpeg"/>
</draw:frame>
The chief of the United Staff of France, General General Tyeri Burkar, arrived in Ukraine.</text:p>
      <text:p text:style-name="P4">
This was reported by the Commander -in -Chief of the Armed Forces General Valery Zaluzhny in Telegram.</text:p>
      <ul>
        <li>
I was happy to welcome the headquarters of the Armed Forces of the Armed Forces of the Armed Forces for the first time in Ukraine, the General of the Army General, Tierry Burkar. This is a clear signal support for the Ukrainian army by French colleagues in the war against the aggressor, - said Valery Zaluzhny.</li>
      </ul>
      <text:p text:style-name="P4">
The commander -in -chief conducted meaningful negotiations with the French Top generale with the situation at the front.</text:p>
      <text:p text:style-name="P4">
During the talks, Zaluzhny also stopped in detail on the needs of Ukraine of Vartilerian shells and other ammunition, means of air defense of F-16 fighters.</text:p>
      <text:p text:style-name="P4">
The parties have agreed to continue cooperation and maintain dialogue. The halt, the Armed Forces of Ukraine are ready to share experience with partners of the full -scale war.</text:p>
      <ul>
        <li>
I am grateful to the General of the Bureau and the French people for their help. I appreciate solidarity and support, - said the Commander -in -Chief of the Armed Forces.</li>
      </ul>
      <text:p text:style-name="P4">
News Source: <text:a xlink:type="simple" xlink:href="https://armyinform.com.ua/2023/04/13/golovnokomanduvach-zsu-general-valerij-zaluzhnyj-zustrivsya-v-ukrayini-z-franczuzkym-kolegoyu/" text:style-name="Internet_20_link" text:visited-style-name="Visited_20_Internet_20_Link">
https://armyinform.com.ua/2023/04/13/golovnokomanduvach-zsu-general-valerij-zaluzhnyj-zustrivsya-v-ukrayini-z-franczuzkym-kolegoyu/</text:a>
</text:p>
      <!--NEWS-->
      <text:h text:style-name="P10" text:outline-level="1">
<text:span text:style-name="T4">
Офіс Генпрокурора України: задокументовано понад 80 тисяч воєнних злочинів</text:span>
</text:h>
      <text:p text:style-name="P4">
Author: ['АРМІЯINFORM']</text:p>
      <text:p text:style-name="P4">
Time: 2023-04-13T7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13042023ua.jpg" text:style-name="Internet_20_link" text:visited-style-name="Visited_20_Internet_20_Link">
warcrime-13042023ua.jpg</text:a>
', '<text:a xlink:type="simple" xlink:href="https://armyinform.com.ua/wp-content/uploads/2023/04/warcrime-13042023en.jpg" text:style-name="Internet_20_link" text:visited-style-name="Visited_20_Internet_20_Link">
warcrime-13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43" text:anchor-type="as-char" svg:width="6.9236in" svg:height="4.448413in" draw:z-index="0">
<draw:image xlink:href="../Images/AРМІЯINFORM/2023-04-13T77-00-00-04-00/warcrime-13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13 </text:span>
 Registered:</text:p>
      <ul>
        <li>
80 198 198 Military Crimes, * 17 057 Crimes against National Security of Ukraine.</li>
      </ul>
      <text:p text:style-name="P4">
In addition, according to the official data of juvenile prosecutors, <text:span text:style-name="T4">
 1415 children have become </text:span>
 due to aggression of the Russian Federation, including:</text:p>
      <ul>
        <li>
468 - children were killed, * 94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44" text:anchor-type="as-char" svg:width="6.9236in" svg:height="4.448413in" draw:z-index="0">
<draw:image xlink:href="../Images/AРМІЯINFORM/2023-04-13T77-00-00-04-00/warcrime-13042023en.jpg" xlink:type="simple" xlink:show="embed" xlink:actuate="onLoad" draw:mime-type="image/jpeg"/>
</draw:frame>
</text:p>
      <text:p text:style-name="P4">
News Source: <text:a xlink:type="simple" xlink:href="https://armyinform.com.ua/2023/04/13/ofis-genprokurora-ukrayiny-zadokumentovano-ponad-80-tysyach-voyennyh-zlochyniv/" text:style-name="Internet_20_link" text:visited-style-name="Visited_20_Internet_20_Link">
https://armyinform.com.ua/2023/04/13/ofis-genprokurora-ukrayiny-zadokumentovano-ponad-80-tysyach-voyennyh-zlochyniv/</text:a>
</text:p>
      <!--NEWS-->
      <text:h text:style-name="P10" text:outline-level="1">
<text:span text:style-name="T4">
The head of state presented awards to representatives of domestic OPC</text:span>
</text:h>
      <text:p text:style-name="P4">
Author: ['АРМІЯINFORM']</text:p>
      <text:p text:style-name="P4">
Time: 2023-04-13T78:00:00-04:00</text:p>
      <text:p text:style-name="P4">
Description: President Volodymyr Zelensky Prazchatnika on the day of the pratsivnik day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abb9a85a68d3cab0330f007cabbc62ae_1681391510_wysiwyg.jpeg" text:style-name="Internet_20_link" text:visited-style-name="Visited_20_Internet_20_Link">
abb9a85a68d3cab0330f007cabbc62ae_1681391510_wysiwyg.jpeg</text:a>
', '<text:a xlink:type="simple" xlink:href="https://armyinform.com.ua/wp-content/uploads/2023/04/090fd159ef51b23d819497f887050a66_1681391505_extra_large.jpeg" text:style-name="Internet_20_link" text:visited-style-name="Visited_20_Internet_20_Link">
090fd159ef51b23d819497f887050a66_1681391505_extra_large.jpeg</text:a>
', '<text:a xlink:type="simple" xlink:href="https://armyinform.com.ua/wp-content/uploads/2023/04/f72f79de467a39364c0924795b96f5f1_1681391512_extra_large.jpeg" text:style-name="Internet_20_link" text:visited-style-name="Visited_20_Internet_20_Link">
f72f79de467a39364c0924795b96f5f1_1681391512_extra_large.jpeg</text:a>
', '<text:a xlink:type="simple" xlink:href="https://armyinform.com.ua/wp-content/uploads/2023/04/32a700daee6c95efb6d87e5e6c106e7d_1681391505_extra_large.jpeg" text:style-name="Internet_20_link" text:visited-style-name="Visited_20_Internet_20_Link">
32a700daee6c95efb6d87e5e6c106e7d_1681391505_extra_large.jpeg</text:a>
']</text:p>
      <text:p text:style-name="P4">
Tags: ['ВОЛОДИМИР ЗЕЛЕНСЬКИЙ', 'ВПК']</text:p>
      <text:p text:style-name="P4">
Category: News</text:p>
      <!--METADATA-->
      <text:p text:style-name="P4">
<draw:frame draw:style-name="fr1" draw:name="Image345" text:anchor-type="as-char" svg:width="6.9236in" svg:height="4.612849in" draw:z-index="0">
<draw:image xlink:href="../Images/AРМІЯINFORM/2023-04-13T78-00-00-04-00/abb9a85a68d3cab0330f007cabbc62ae_1681391510_wysiwyg.jpeg" xlink:type="simple" xlink:show="embed" xlink:actuate="onLoad" draw:mime-type="image/jpeg"/>
</draw:frame>
President Volodymyr Zelensky started in Ukraine the day of the employee of the boost-industrial complex, which will be celebrated annually on April 13, branded state awards to representatives of domestic OPC.</text:p>
      <text:p text:style-name="P4">
The Head of State signed a decree on April 13 of the Professional Readers of the Defense Council, in order to mark the importance of the defense-industrial complex for ensuring national security and protection of state grafts, a significant contribution of employees of the defense and industrial complex of Ukraine's defense capability.</text:p>
      <text:p text:style-name="P4">
<draw:frame draw:style-name="fr1" draw:name="Image346" text:anchor-type="as-char" svg:width="6.9236in" svg:height="4.613521in" draw:z-index="0">
<draw:image xlink:href="../Images/AРМІЯINFORM/2023-04-13T78-00-00-04-00/090fd159ef51b23d819497f887050a66_1681391505_extra_large.jpeg" xlink:type="simple" xlink:show="embed" xlink:actuate="onLoad" draw:mime-type="image/jpeg"/>
</draw:frame>
According to Volodymyr Zelensky, a year ago, a year ago, the winged -enormous rockets of Neptune Ukrainian production were affected by the flagship of the Black Sea Fleet of the Russian Federation - the Moscow missile cruiser.</text:p>
      <text:p text:style-name="P4">
"Today we have a significant day when we remember the historical event for our state, when we honor anyone who provides the very possibility of such historical events for our independence, for our Ukraine, for all our Ukrainian people," the president said.</text:p>
      <text:p text:style-name="P4">
According to the Head of State, the Ukrainian production rocket helped to introduce the Black Sea in the Ukrainian waters. It was the first use of Neptune in combat conditions, and it became historical.</text:p>
      <text:p text:style-name="P4">
Volodymyr Zelensky emphasized that there are many successful examples of domestic weapons, equipment and shells - all that is produced in Ukraine or in conjunction with our country.</text:p>
      <text:p text:style-name="P4">
"We need to know our strength, honor their potential and anyone who provides it daily," the President emphasized.</text:p>
      <text:p text:style-name="P4">
He noted that he has the honor of greeting all those who work in the Ukrainian OPK, modernize, repair, design and build Ukrainian force.</text:p>
      <text:p text:style-name="P4">
<draw:frame draw:style-name="fr1" draw:name="Image347" text:anchor-type="as-char" svg:width="6.9236in" svg:height="4.613521in" draw:z-index="0">
<draw:image xlink:href="../Images/AРМІЯINFORM/2023-04-13T78-00-00-04-00/f72f79de467a39364c0924795b96f5f1_1681391512_extra_large.jpeg" xlink:type="simple" xlink:show="embed" xlink:actuate="onLoad" draw:mime-type="image/jpeg"/>
</draw:frame>
</text:p>
      <text:p text:style-name="P4">
The head of state emphasized that our country should develop and build up production of weapons, missiles, shells, equipment, engines and more. According to its words, the Ukrainian state has already begun to produce artillery, guns, shells, develops new technologies in the direction of UAV and sea drones.</text:p>
      <text:p text:style-name="P4">
“The Ukrainian defense-industrial complex can become and, confident, becomes from the key sectors of our economy, as it should be from the time of our independence. We will see the appropriate increase in the volume order, ”the President said.</text:p>
      <text:p text:style-name="P4">
The head of state named the achievement of the ability of Ukraine to be able to go, and after the victory over the enemy - to export weapons.</text:p>
      <text:p text:style-name="P4">
“Be sure to help others after our victory. This is our ambitameta. But we have already proven during this war that we can achieve any embarked goal. Ukraine will always cooperate in defense issues with more common states and companies of the world. And we will do everything that the interest of the world in cooperation with Ukraine in the defense industry is always at the appropriate, high -community, ”he stressed.</text:p>
      <text:p text:style-name="P4">
Volodymyr Zelensky stated that the potential of a strong state is based on people capable of building missiles, equipment, ammunition lines that can be technological defense, analyze the development of military science and global competition of defense and industrial complexes.</text:p>
      <text:p text:style-name="P4">
The attendees paid a moment of silence to the memory of all the heroes, the people who died while working on Ukraine and ensuring its defense.</text:p>
      <text:p text:style-name="P4">
The President presented high state awards to OPC employees. In particular, the Order of Bohdan Khmelnytsky III degree, Order of Merit II and III Stapes, Order of Danylo Halytsky and Order of Princess Olga III degree, medals "For work".</text:p>
      <text:p text:style-name="P4">
In addition, under the chairmanship of Vladimir Zelensky, a meeting was held by the Central Executive Bodies, enterprises of the defense-industrial complex, which discussed the strategy of development of domestic OPC.</text:p>
      <text:p text:style-name="P4">
<draw:frame draw:style-name="fr1" draw:name="Image348" text:anchor-type="as-char" svg:width="6.9236in" svg:height="4.613521in" draw:z-index="0">
<draw:image xlink:href="../Images/AРМІЯINFORM/2023-04-13T78-00-00-04-00/32a700daee6c95efb6d87e5e6c106e7d_1681391505_extra_large.jpeg" xlink:type="simple" xlink:show="embed" xlink:actuate="onLoad" draw:mime-type="image/jpeg"/>
</draw:frame>
Oleg Korostelov, CEO of KB "Luch" thanked the President, but that the Defense of Ukraine was raised to a high level.<text:span text:style-name="T4">
 Source: </text:span>
 <text:a xlink:type="simple" xlink:href="https://www.president.gov.ua/news/mayemo-znati-svoyu-silu-shanuvati-svij-potencial-i-vsih-hto-82253" text:style-name="Internet_20_link" text:visited-style-name="Visited_20_Internet_20_Link">
<text:span text:style-name="T5">
opice president -Ukraine</text:span>
</text:a>
</text:p>
      <text:p text:style-name="P4">
News Source: <text:a xlink:type="simple" xlink:href="https://armyinform.com.ua/2023/04/13/glava-derzhavy-vruchyv-nagorody-predstavnykam-vitchyznyanogo-opk/" text:style-name="Internet_20_link" text:visited-style-name="Visited_20_Internet_20_Link">
https://armyinform.com.ua/2023/04/13/glava-derzhavy-vruchyv-nagorody-predstavnykam-vitchyznyanogo-opk/</text:a>
</text:p>
      <!--NEWS-->
      <text:h text:style-name="P10" text:outline-level="1">
<text:span text:style-name="T4">
In the border areas of Chernihiv region, two shrouds with Russian ammunition were found</text:span>
</text:h>
      <text:p text:style-name="P4">
Author: ['АРМІЯINFORM']</text:p>
      <text:p text:style-name="P4">
Time: 2023-04-13T79:00:00-04:00</text:p>
      <text:p text:style-name="P4">
Description: The Service of the Bezpeques got the Mix -Straznikhnnya Shchekh Khokonov with the Rosieki Zasobs ... the war with Ukraine 2022, the war with Ukraine is the latest news today, the news war with Ukraine 2022 The last ones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86d5afeaab8d3b05dc4d45296eb82d7-e1681394694265.jpeg" text:style-name="Internet_20_link" text:visited-style-name="Visited_20_Internet_20_Link">
686d5afeaab8d3b05dc4d45296eb82d7-e1681394694265.jpeg</text:a>
']</text:p>
      <text:p text:style-name="P4">
Tags: ['STOPRUSSIA', 'АГРЕСІЯ РФ', 'СБУ']</text:p>
      <text:p text:style-name="P4">
Category: News</text:p>
      <!--METADATA-->
      <text:p text:style-name="P4">
<draw:frame draw:style-name="fr1" draw:name="Image349" text:anchor-type="as-char" svg:width="6.9236in" svg:height="7.294094in" draw:z-index="0">
<draw:image xlink:href="../Images/AРМІЯINFORM/2023-04-13T79-00-00-04-00/686d5afeaab8d3b05dc4d45296eb82d7-e1681394694265.jpeg" xlink:type="simple" xlink:show="embed" xlink:actuate="onLoad" draw:mime-type="image/jpeg"/>
</draw:frame>
The Security Service has established a location of two more strokes with Russian defeat during counter -protein measures in the border areas of Chernihiv.</text:p>
      <text:p text:style-name="P4">
The occupiers were found to hide these arsenals before the counter -offensive of the forces of the defense year.</text:p>
      <text:p text:style-name="P4">
As a result of operational actions in an abandoned building near one of the military personnel found:</text:p>
      <ul>
        <li>
21 artillery shell 30 mm; * combat grenades; * 800 ammunition to small arms.</li>
      </ul>
      <text:p text:style-name="P4">
Another disguised hostile hiding place was found in a non -residential room near the field.</text:p>
      <text:p text:style-name="P4">
From a shroud removed:</text:p>
      <ul>
        <li>
two shots for jet anti -tank grenade launchers and powder charge to them; * 7.62 mm.</li>
      </ul>
      <text:p text:style-name="P4">
Currently, discovered ammunition has been aimed at the needs of armed units.</text:p>
      <text:p text:style-name="P4">
Counter -core measures were carried out by SBU staff in the Chernihiv region.</text:p>
      <text:p text:style-name="P4">
<text:span text:style-name="T4">
 Source: </text:span>
 <text:a xlink:type="simple" xlink:href="https://ssu.gov.ua/novyny/sbu-vyiavyla-dva-skhrony-z-rosiiskym-boieprypasamy-u-prykordonnykh-raionakh-chernihivshchyny" text:style-name="Internet_20_link" text:visited-style-name="Visited_20_Internet_20_Link">
<text:span text:style-name="T5">
SBU</text:span>
</text:a>
</text:p>
      <text:p text:style-name="P4">
News Source: <text:a xlink:type="simple" xlink:href="https://armyinform.com.ua/2023/04/13/u-prykordonnyh-rajonah-chernigivshhyny-vyyavleno-dva-shrony-z-rosijskym-boyeprypasamy/" text:style-name="Internet_20_link" text:visited-style-name="Visited_20_Internet_20_Link">
https://armyinform.com.ua/2023/04/13/u-prykordonnyh-rajonah-chernigivshhyny-vyyavleno-dva-shrony-z-rosijskym-boyeprypasamy/</text:a>
</text:p>
      <!--NEWS-->
      <text:h text:style-name="P10" text:outline-level="1">
<text:span text:style-name="T4">
Defense forces during the day repelled 20 attacks by Russians</text:span>
</text:h>
      <text:p text:style-name="P4">
Author: ['АРМІЯINFORM']</text:p>
      <text:p text:style-name="P4">
Time: 2023-04-13T80:00:00-04:00</text:p>
      <text:p text:style-name="P4">
Description: About the General Headquarters of the ZS Ukrainian. “Non -visible to mean, ... War with Ukraine 2022, war with Ukraine Latest news today, News War with Ukraine 2022 Last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ГШ ЗСУ']</text:p>
      <text:p text:style-name="P4">
Category: News</text:p>
      <!--METADATA-->
      <text:p text:style-name="P4">
<draw:frame draw:style-name="fr1" draw:name="Image350" text:anchor-type="as-char" svg:width="6.9236in" svg:height="4.170843in" draw:z-index="0">
<draw:image xlink:href="../Images/AРМІЯINFORM/2023-04-13T80-00-00-04-00/vidbyly-atak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b4CQRgHnSvYWqoVLmtcshtaK3Abamq51TfgqJAERcuAJoNkHnvdqBLAiVJZXTHgbl" text:style-name="Internet_20_link" text:visited-style-name="Visited_20_Internet_20_Link">
reports</text:a>
The General Staff of the Armed Forces of Ukraine.</text:p>
      <text:p text:style-name="P4">
“Despite the significant losses, the Russians do not abandon their plans for their plans for our territory. They continue to focus on the Vedennnninpatal Actions on Liman, Bakhmut, Avdiivsky and Marinskaya. The most fierce battles continue for Bakhmut and Marinka. During the day, due to the coordination of the actions of the units of the forces and the stability of our soldiers, about 20 enemy attacks were reflected, ”the message reads ..</text:p>
      <text:p text:style-name="P4">
News Source: <text:a xlink:type="simple" xlink:href="https://armyinform.com.ua/2023/04/13/syly-oborony-protyagom-doby-vidbyly-20-atak-rosiyan/" text:style-name="Internet_20_link" text:visited-style-name="Visited_20_Internet_20_Link">
https://armyinform.com.ua/2023/04/13/syly-oborony-protyagom-doby-vidbyly-20-atak-rosiyan/</text:a>
</text:p>
      <!--NEWS-->
      <text:h text:style-name="P10" text:outline-level="1">
<text:span text:style-name="T4">
The Russians inflicted 11 air strikes and more than 20 shellings from the RSLS - civilian citizens were injured</text:span>
</text:h>
      <text:p text:style-name="P4">
Author: ['АРМІЯINFORM']</text:p>
      <text:p text:style-name="P4">
Time: 2023-04-13T81:00:00-04:00</text:p>
      <text:p text:style-name="P4">
Description: About the General Headquarters of the ZS Ukrainian. “Triva Chotirist Chotirnadtsyata add ... War with Ukraine 2022, war with Ukraine Latest news today, News War with Ukraine 2022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У']</text:p>
      <text:p text:style-name="P4">
Category: News</text:p>
      <!--METADATA-->
      <text:p text:style-name="P4">
<draw:frame draw:style-name="fr1" draw:name="Image351" text:anchor-type="as-char" svg:width="6.9236in" svg:height="3.894525in" draw:z-index="0">
<draw:image xlink:href="../Images/AРМІЯINFORM/2023-04-13T81-00-00-04-00/1040728078_0_0_3146_1770_1920x0_80_0_0_1665f11f0531350b041e17426b426c1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b4CQRgHnSvYWqoVLmtcshtaK3Abamq51TfgqJAERcuAJoNkHnvdqBLAiVJZXTHgbl" text:style-name="Internet_20_link" text:visited-style-name="Visited_20_Internet_20_Link">
reports</text:a>
The General Staff of the Armed Forces of Ukraine.</text:p>
      <text:p text:style-name="P4">
“Four hundred and fourteenth days of large -scale armed aggression of the Russian Federation against Ukraine are ongoing.</text:p>
      <text:p text:style-name="P4">
The Russian Federation continues to conduct the invading war. Ignoring international humanitarian law, strikes, shells not only on the positions of our military, but also in peaceful settlements. During the day, the enemy struck 11 aviation strikes, made about 20 shelling of jet system gun fire, and are affected by the civilian population.</text:p>
      <text:p text:style-name="P4">
The likelihood of rocket and aviation strikes throughout Ukraine is high.</text:p>
      <text:p text:style-name="P4">
<text:span text:style-name="T4">
 In Volyn, Polissya, Siversky and Slobozhansky directions </text:span>
 Operational situation without much change, signs of formation of offensive groups of the enemy were not detected. In the territory of the Republic of Belarus, some units of territorial troops of the Armed Forces of the Russian Federation continue to interpret. There is a comprehensive check of the combat readiness of the armed force of Belarus.</text:p>
      <text:p text:style-name="P4">
The military presence of the enemy in the border with Ukraine district of Kursk and Belgorod regions is maintained.</text:p>
      <text:p text:style-name="P4">
During the day, the occupiers fired at the settlements of Studenok, Iskryskivshchyna, Volphin of Sumy region, as well as Uda, Kozacha Lopan, Ternov, Old Taritsa, Gatyshcheta Budarka in Kharkiv region.</text:p>
      <text:p text:style-name="P4">
<text:span text:style-name="T4">
 In the Kupyansk direction </text:span>
 enemy shelling was the first, two -year, Western, Masutivka and Tabaivka of Kharkiv region.</text:p>
      <text:p text:style-name="P4">
<text:span text:style-name="T4">
 In the Liman direction </text:span>
 during the day the enemy led unsuccessful offensive in the area of Bigorivka. Artillery shelling was suffered by Novoselivske, Stelmakhivka, Nevskoye, Bigorivka of Lugansk region and controversial in Donetsk region.<text:span text:style-name="T4">
 In the Avdiivsky direction </text:span>
 the enemy made artillery shelter of seizures Stepove, Avdiivka, Vodyane, Pervomaisk and Karlovkadonetsk region.</text:p>
      <text:p text:style-name="P4">
<text:span text:style-name="T4">
 In the Mariinsky direction </text:span>
 During the day, our defenders repelled numerous attacks in the Marinka area of Donetsk region. At the same time, the enemy fired were Nevelskoye, Krasnogorivka, Marinka, Venta and Novomikhailivka.</text:p>
      <text:p text:style-name="P4">
<text:span text:style-name="T4">
 In the mineral direction </text:span>
 the enemy of offensive actions was not carried out. Shakhtarske settlements, Veliky Novosilka, coal, Prychistivka, Golden Niva of Donetsk region.</text:p>
      <text:p text:style-name="P4">
<text:span text:style-name="T4">
 In the Zaporizhzhya and Kherson directions </text:span>
 the enemy continues the Valioron actions. During the day he fired at the settlements, which is near the boat collision. Among them - Olgivske, Red, Gulyaipole, Magic, Mala Tokmachka, Novodanilovka, Orikhiv, Novoandriivka, Stepnogorskzkzapozhye region; Stepanivka and Antonovka of Kherson region and citysharson, ”the message reads.</text:p>
      <text:p text:style-name="P4">
News Source: <text:a xlink:type="simple" xlink:href="https://armyinform.com.ua/2023/04/13/rosiyany-zavdaly-po-ukrayini-11-aviaudariv-postrazhdaly-czyvilni-gromadyany/" text:style-name="Internet_20_link" text:visited-style-name="Visited_20_Internet_20_Link">
https://armyinform.com.ua/2023/04/13/rosiyany-zavdaly-po-ukrayini-11-aviaudariv-postrazhdaly-czyvilni-gromadyany/</text:a>
</text:p>
      <!--NEWS-->
      <text:h text:style-name="P10" text:outline-level="1">
<text:span text:style-name="T4">
Aviation of Defense Forces per day struck 3 strikes by the Russian concentration areas</text:span>
</text:h>
      <text:p text:style-name="P4">
Author: ['АРМІЯINFORM']</text:p>
      <text:p text:style-name="P4">
Time: 2023-04-13T82: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ВІАЦІЯ ЗСУ', 'АГРЕСІЯ РФ', 'ВТОРГНЕННЯ РФ', 'ГШ ЗСУ']</text:p>
      <text:p text:style-name="P4">
Category: News</text:p>
      <!--METADATA-->
      <text:p text:style-name="P4">
<draw:frame draw:style-name="fr1" draw:name="Image352" text:anchor-type="as-char" svg:width="6.9236in" svg:height="5.185007in" draw:z-index="0">
<draw:image xlink:href="../Images/AРМІЯINFORM/2023-04-13T82-00-00-04-00/ukrayinska-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b4CQRgHnSvYWqoVLmtcshtaK3Abamq51TfgqJAERcuAJoNkHnvdqBLAiVJZXTHgbl" text:style-name="Internet_20_link" text:visited-style-name="Visited_20_Internet_20_Link">
reports</text:a>
The General Staff of the Armed Forces of Ukraine.</text:p>
      <text:p text:style-name="P4">
“Aviation of defense forces per day struck the areas of concentration of personnel and military equipment of the occupiers, and units of missile troops of the Iarterlier struck 2 points of management, 2 areas of concentration of live strength, weapons and military equipment of the enemy, as well as the radar.</text:p>
      <text:p text:style-name="P4">
Support the Armed Forces!Let's win!</text:p>
      <text:p text:style-name="P4">
Glory to Ukraine!”, - the message reads.</text:p>
      <text:p text:style-name="P4">
News Source: <text:a xlink:type="simple" xlink:href="https://armyinform.com.ua/2023/04/13/viacziya-syl-oborony-za-dobu-zavdala-3-udary-po-rajonah-zoseredzhennya-rosiyan/" text:style-name="Internet_20_link" text:visited-style-name="Visited_20_Internet_20_Link">
https://armyinform.com.ua/2023/04/13/viacziya-syl-oborony-za-dobu-zavdala-3-udary-po-rajonah-zoseredzhennya-rosiyan/</text:a>
</text:p>
      <!--NEWS-->
      <text:h text:style-name="P10" text:outline-level="1">
<text:span text:style-name="T4">
Head of State: We are preparing guys and very much waiting for the weapons promised by partners</text:span>
</text:h>
      <text:p text:style-name="P4">
Author: ['АРМІЯINFORM']</text:p>
      <text:p text:style-name="P4">
Time: 2023-04-13T83:00:00-04:00</text:p>
      <text:p text:style-name="P4">
Description: Сьогодні провів військовий кабінет – особливий формат роботи з керівниками нашого сект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ДОПОМОГА ПАРТНЕРІВ']</text:p>
      <text:p text:style-name="P4">
Category: News</text:p>
      <!--METADATA-->
      <text:p text:style-name="P4">
Today he conducted a military office - a special format of work with the heads of the more defense sector, our commander, intelligence, office. Only that we are necessary for the management of the advanced and ensuring the active actions of Ukraine, the protection of our country from Russian terror. It was meaningful.</text:p>
      <text:p text:style-name="P4">
And our actions will be powerful. We prepare guys. And we are waiting for the supply of arms promised by partners. And to the maximum - we bring the victory. Pomaximum - the spirit of unity. To the maximum - efficiency. Preparation is also a pump.</text:p>
      <text:p text:style-name="P4">
The enemy is sure to bear the loss for every blow to the Ukrainians. Glory to all who are in battle for Ukraine now!Thank you to everyone who works for defense and victory!Thank you all who help!Glory to Ukraine!</text:p>
      <text:p text:style-name="P4">
<text:span text:style-name="T4">
 Source: </text:span>
 <text:a xlink:type="simple" xlink:href="https://t.me/V_Zelenskiy_official/5841" text:style-name="Internet_20_link" text:visited-style-name="Visited_20_Internet_20_Link">
Zelenskiy / Official</text:a>
</text:p>
      <text:p text:style-name="P4">
News Source: <text:a xlink:type="simple" xlink:href="https://armyinform.com.ua/2023/04/13/glava-derzhavy-gotuyemo-hlopcziv-i-duzhe-chekayemo-obiczyanoyi-partneramy-zbroyi/" text:style-name="Internet_20_link" text:visited-style-name="Visited_20_Internet_20_Link">
https://armyinform.com.ua/2023/04/13/glava-derzhavy-gotuyemo-hlopcziv-i-duzhe-chekayemo-obiczyanoyi-partneramy-zbroyi/</text:a>
</text:p>
      <!--NEWS-->
      <text:h text:style-name="P10" text:outline-level="1">
<text:span text:style-name="T4">
In the Luhansk region, the occupiers select phones from citizens, fearing the leakage of information about their units</text:span>
</text:h>
      <text:p text:style-name="P4">
Author: ['АРМІЯINFORM']</text:p>
      <text:p text:style-name="P4">
Time: 2023-04-13T84:00:00-04:00</text:p>
      <text:p text:style-name="P4">
Description: About the General Headquarters of the ZS Ukrainian. “Sreeping settlements ... War with Ukraine 2022, the war with Ukraine is the latest news today, the war with Ukraine 2022 is the last for today, whether the war between Ukraine and Russia will be, when, the war with Ukraine will be or not, it will be or not, there will be whether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ТОРГНЕННЯ РФ']</text:p>
      <text:p text:style-name="P4">
Category: News</text:p>
      <!--METADATA-->
      <text:p text:style-name="P4">
<draw:frame draw:style-name="fr1" draw:name="Image353" text:anchor-type="as-char" svg:width="6.9236in" svg:height="5.140773in" draw:z-index="0">
<draw:image xlink:href="../Images/AРМІЯINFORM/2023-04-13T84-00-00-04-00/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b4CQRgHnSvYWqoVLmtcshtaK3Abamq51TfgqJAERcuAJoNkHnvdqBLAiVJZXTHgbl" text:style-name="Internet_20_link" text:visited-style-name="Visited_20_Internet_20_Link">
reports</text:a>
The General Staff of the Armed Forces of Ukraine.</text:p>
      <text:p text:style-name="P4">
“In some settlements of the Troitsky district <text:span text:style-name="T4">
 of Lugansk region, </text:span>
 Russian invaders strengthen the counterintelligence regime due to fears of pollutoring about the deployment of their units. The number of patrols has increased. Whenpassing premises, people have mobile phones. Introduced a border on leaving settlements, ”the message reads.</text:p>
      <text:p text:style-name="P4">
News Source: <text:a xlink:type="simple" xlink:href="https://armyinform.com.ua/2023/04/13/na-luganshhyni-okupanty-vidbyrayut-u-gromadyan-telefony-poboyuyuchys-vytoku-informacziyi-shhodo-yihnih-pidrozdiliv/" text:style-name="Internet_20_link" text:visited-style-name="Visited_20_Internet_20_Link">
https://armyinform.com.ua/2023/04/13/na-luganshhyni-okupanty-vidbyrayut-u-gromadyan-telefony-poboyuyuchys-vytoku-informacziyi-shhodo-yihnih-pidrozdiliv/</text:a>
</text:p>
      <!--NEWS-->
      <text:h text:style-name="P10" text:outline-level="1">
<text:span text:style-name="T4">
Дипломатам з ЄС продемонстрували рештки російської військової техніки, які містять електроніку західного виробництва</text:span>
</text:h>
      <text:p text:style-name="P4">
Author: ['АРМІЯINFORM']</text:p>
      <text:p text:style-name="P4">
Time: 2023-04-13T85:00:00-04:00</text:p>
      <text:p text:style-name="P4">
Description: At the OFIS President of Ukraine, for the Pershogy-Prom-Presh-Ministra-Ministra Ekononiki, the war with Ukraine 2022, the war with Ukraine is the latest news today, the war with Ukraine 2022 is the last for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4f72664a2c65265f045171217e64b1f3_1681300398_extra_large.jpeg" text:style-name="Internet_20_link" text:visited-style-name="Visited_20_Internet_20_Link">
4f72664a2c65265f045171217e64b1f3_1681300398_extra_large.jpeg</text:a>
', '<text:a xlink:type="simple" xlink:href="https://armyinform.com.ua/wp-content/uploads/2023/04/ab31c0032cc041e71bb01500363d8ace_1681300400_extra_large.jpeg" text:style-name="Internet_20_link" text:visited-style-name="Visited_20_Internet_20_Link">
ab31c0032cc041e71bb01500363d8ace_1681300400_extra_large.jpeg</text:a>
', '<text:a xlink:type="simple" xlink:href="https://armyinform.com.ua/wp-content/uploads/2023/04/3356514351f781d0a36e7a2d772415c7_1681300393_extra_large.jpeg" text:style-name="Internet_20_link" text:visited-style-name="Visited_20_Internet_20_Link">
3356514351f781d0a36e7a2d772415c7_1681300393_extra_large.jpeg</text:a>
']</text:p>
      <text:p text:style-name="P4">
Tags: ['STOPRUSSIA', 'АНТИРОСІЙСЬКІ САНКЦІЇ', 'ВТОРГНЕННЯ РФ', 'ОФІС ПРЕЗИДЕНТА УКРАЇНИ', 'СВІТ ПІДТРИМУЄ УКРАЇНУ']</text:p>
      <text:p text:style-name="P4">
Category: News</text:p>
      <!--METADATA-->
      <text:p text:style-name="P4">
<draw:frame draw:style-name="fr1" draw:name="Image354" text:anchor-type="as-char" svg:width="6.9236in" svg:height="4.613521in" draw:z-index="0">
<draw:image xlink:href="../Images/AРМІЯINFORM/2023-04-13T85-00-00-04-00/4f72664a2c65265f045171217e64b1f3_1681300398_extra_large.jpeg" xlink:type="simple" xlink:show="embed" xlink:actuate="onLoad" draw:mime-type="image/jpeg"/>
</draw:frame>
In the office of the President of Ukraine with the participation of the First Vice Prime Minister-Ministers of Economy Yulia Sviridenko and advisers of the head of the office of the head of state Vladislavvlavlasuk and Dariya Zarivna there was another briefing for heads of diplomatic missions of the European Union and EU representation in Ukraine.</text:p>
      <text:p text:style-name="P4">
<draw:frame draw:style-name="fr1" draw:name="Image355" text:anchor-type="as-char" svg:width="6.9236in" svg:height="4.613521in" draw:z-index="0">
<draw:image xlink:href="../Images/AРМІЯINFORM/2023-04-13T85-00-00-04-00/ab31c0032cc041e71bb01500363d8ace_1681300400_extra_large.jpeg" xlink:type="simple" xlink:show="embed" xlink:actuate="onLoad" draw:mime-type="image/jpeg"/>
</draw:frame>
__</text:p>
      <text:p text:style-name="P4">
The main attention during the event was focused on the need to further increase the sanction pressure to the aggressor country, in particular in the context of preparation of the 11th EU sanction package, as well as the importance of implementing previously resolved constraints. In addition, the organizers of the event informed the participants about the results of the work of the international sanction group of Yermak-Macfola of the Tuhrain Interagency Working Group on the Implementation of State Sancing Policy.</text:p>
      <text:p text:style-name="P4">
“Ukraine already has practical developments on the mechanism of using confiscated Russian assets to restore our economy. The EU states are urged to accelerate the revision of the regulatory framework and practical tools for the use of confiscated Russian assets abroad necessary for the needs of Ukraine's reconstruction, ”Yulia Sviridenko said.</text:p>
      <text:p text:style-name="P4">
The First Vice Prime Minister-the Minister of Economy added that the sanction regime is increasing while the war is ongoing.</text:p>
      <text:p text:style-name="P4">
In his presentation, the adviser to the head of the head of state Vladislav Vlasyuka acaches on the following sanctions priorities: expanding the sanction pressure of Narodian banks and "Rosatom", strengthening sanctions against the propagandists of the and representatives of the show business of the Russian Federation, further restrictions on Russian. Vladislav Vlasyuk gave examples of bypassing sanctions and called for a speedy elimination of existing gaps.</text:p>
      <text:p text:style-name="P4">
“Next week, the International Sanction Group of Yermak-Macfola presents the action plan2.0 on strengthening sanctions against Russia. The first document became the basis for the implementation of many sanctions restrictions, so we hope that the plan 2.0 is a real road card for further sanctions, ” - said.</text:p>
      <text:p text:style-name="P4">
The adviser to the head of the Presidential Office Dariy Zarivna stopped the priority of imposing sanctions on propagandists.</text:p>
      <text:p text:style-name="P4">
<draw:frame draw:style-name="fr1" draw:name="Image356" text:anchor-type="as-char" svg:width="6.9236in" svg:height="4.613521in" draw:z-index="0">
<draw:image xlink:href="../Images/AРМІЯINFORM/2023-04-13T85-00-00-04-00/3356514351f781d0a36e7a2d772415c7_1681300393_extra_large.jpeg" xlink:type="simple" xlink:show="embed" xlink:actuate="onLoad" draw:mime-type="image/jpeg"/>
</draw:frame>
__</text:p>
      <text:p text:style-name="P4">
As a result of the briefing, the Ukrainian side thanked the participants of the prosecuting event, which Ukraine feels from the governments and citizens of the EU countries, as well as accumulated European partners to further cohesion and determination of the Association of the Association of the Russian aggressor for the sake of accelerating victory.</text:p>
      <text:p text:style-name="P4">
At the end of the event, with the assistance of the Central Research Institute for Armed Forces of Ukraine, a specialization of a special exhibition was held, where representatives of diplomatic missions of the country of Ukraine were able to get acquainted with the residues of destroyed Russian power equipment, which contain elements of electronics and household equipment.</text:p>
      <text:p text:style-name="P4">
<text:span text:style-name="T4">
 Source: </text:span>
 <text:a xlink:type="simple" xlink:href="https://www.president.gov.ua/news/v-ofisi-prezidenta-ukrayini-vidbuvsya-brifing-dlya-goliv-dip-82249" text:style-name="Internet_20_link" text:visited-style-name="Visited_20_Internet_20_Link">
<text:span text:style-name="T5">
opice president -Ukraine</text:span>
</text:a>
</text:p>
      <text:p text:style-name="P4">
News Source: <text:a xlink:type="simple" xlink:href="https://armyinform.com.ua/2023/04/13/dyplomatam-z-yes-prodemonstruvaly-reshtky-rosijskoyi-vijskovoyi-tehniky-yaki-mistyat-elektroniku-zahidnogo-vyrobnycztva/" text:style-name="Internet_20_link" text:visited-style-name="Visited_20_Internet_20_Link">
https://armyinform.com.ua/2023/04/13/dyplomatam-z-yes-prodemonstruvaly-reshtky-rosijskoyi-vijskovoyi-tehniky-yaki-mistyat-elektroniku-zahidnogo-vyrobnycztva/</text:a>
</text:p>
      <!--NEWS-->
      <text:h text:style-name="P10" text:outline-level="1">
<text:span text:style-name="T4">
The desire not to provoke Russia created the ideal conditions for its aggression - Alexei Reznikov</text:span>
</text:h>
      <text:p text:style-name="P4">
Author: ['Єгор Брайлян']</text:p>
      <text:p text:style-name="P4">
Time: 2023-04-13T86:00:00-04:00</text:p>
      <text:p text:style-name="P4">
Description: About the announcement of the Ministry of Defense of Ukraine Oleksiy Reznikov PID Hour Vistup in Pershi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ce443f0-86b4-4204-b93e-6e1cd3c9f7f6.jpg" text:style-name="Internet_20_link" text:visited-style-name="Visited_20_Internet_20_Link">
0ce443f0-86b4-4204-b93e-6e1cd3c9f7f6.jpg</text:a>
']</text:p>
      <text:p text:style-name="P4">
Tags: ['ГРУЗІЯ', 'КРИМ', 'КРИМСЬКА ПЛАТФОРМА', 'МІНІСТЕРСТВО ОБОРОНИ УКРАЇНИ', 'ОЛЕКСІЙ РЕЗНІКОВ', 'РУМУНІЯ']</text:p>
      <text:p text:style-name="P4">
Category: News</text:p>
      <!--METADATA-->
      <text:p text:style-name="P4">
<draw:frame draw:style-name="fr1" draw:name="Image357" text:anchor-type="as-char" svg:width="6.9236in" svg:height="4.615733in" draw:z-index="0">
<draw:image xlink:href="../Images/AРМІЯINFORM/2023-04-13T86-00-00-04-00/0ce443f0-86b4-4204-b93e-6e1cd3c9f7f6.jpg" xlink:type="simple" xlink:show="embed" xlink:actuate="onLoad" draw:mime-type="image/jpeg"/>
</draw:frame>
This was stated by the Minister of Defense of Ukraine Alexei Reznikov during a speech over the first Black Sea Security Conference of the International Crimean Platform.</text:p>
      <text:p text:style-name="P4">
<text:span text:style-name="T4">
 - </text:span>
 After the Budapest Memorandum, Russia tried to capture the island of Tuzla. Later, the path of Ukraine and Georgia to NATO was blocked at the NATO summit here, the unfortunate capital of Bucharest. Then there was an attack of the Russian Federation on Georgia and the occupation of Krym.</text:p>
      <text:p text:style-name="P4">
According to Alexei Reznikov, the modern aggressive policy of Russia against neighbors Eresultat of the following trends:</text:p>
      <ul>
        <li>
the desire not to provoke the Russians to act postfactum when everything happened; * To force the victim of aggression to compromise.</li>
      </ul>
      <text:p text:style-name="P4">
<text:span text:style-name="T4">
 - </text:span>
 This is the ideal conditions for the aggressor that managed to deny thee and achieve the goals. In fact, the whole world will become a very dangerous place, only our region, if Russian aggression is successful. Because there will be a huge nozzle for other aggressors. We have a vision of the overall security configuration of the so -needed steps to take, <text:span text:style-name="T4">
 - </text:span>
 - said Alexei Reznikov.</text:p>
      <text:p text:style-name="P4">
News Source: <text:a xlink:type="simple" xlink:href="https://armyinform.com.ua/2023/04/13/pragnennya-ne-provokuvaty-rosiyu-stvorylo-idealni-umovy-dlya-yiyi-agresiyi-oleksij-reznikov/" text:style-name="Internet_20_link" text:visited-style-name="Visited_20_Internet_20_Link">
https://armyinform.com.ua/2023/04/13/pragnennya-ne-provokuvaty-rosiyu-stvorylo-idealni-umovy-dlya-yiyi-agresiyi-oleksij-reznikov/</text:a>
</text:p>
      <!--NEWS-->
      <text:h text:style-name="P10" text:outline-level="1">
<text:span text:style-name="T4">
Denis Shmigal called the US for leadership in the confiscation of Russian assets</text:span>
</text:h>
      <text:p text:style-name="P4">
Author: ['АРМІЯINFORM']</text:p>
      <text:p text:style-name="P4">
Time: 2023-04-13T87:00:00-04:00</text:p>
      <text:p text:style-name="P4">
Description: Ukrainian to pay the Great Tsіn for Storymuvannya Ambassia of the Rosiyi I MO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thumb_202372_820_360_0_0_auto.jpg" text:style-name="Internet_20_link" text:visited-style-name="Visited_20_Internet_20_Link">
thumb_202372_820_360_0_0_auto.jpg</text:a>
']</text:p>
      <text:p text:style-name="P4">
Tags: ['STOPRUSSIA', 'АГРЕСІЯ РФ', 'АНТИРОСІЙСЬКІ САНКЦІЇ', 'ДЕНИС ШМИГАЛЬ']</text:p>
      <text:p text:style-name="P4">
Category: News</text:p>
      <!--METADATA-->
      <text:p text:style-name="P4">
<draw:frame draw:style-name="fr1" draw:name="Image358" text:anchor-type="as-char" svg:width="6.9236in" svg:height="4.610104in" draw:z-index="0">
<draw:image xlink:href="../Images/AРМІЯINFORM/2023-04-13T87-00-00-04-00/thumb_202372_820_360_0_0_auto.jpg" xlink:type="simple" xlink:show="embed" xlink:actuate="onLoad" draw:mime-type="image/jpeg"/>
</draw:frame>
Ukraine pays a huge price for containment of Russia's imperial ambitions and can therefore count on a new Marshall Plan, which will rebuild and transform our economics. Prime Minister Denis Schmigal said this during a speech of the US and Ukraine partnerships, organized by the US trading plate in conjunction with the US Administration.</text:p>
      <text:p text:style-name="P4">
“We are determined not only to come out of this war with the winners, but also to be integrated into the global chains of added value and to create possibleness for Ukrainian and foreign companies to flourish from keeping business in Ukraine and Ukraine. We will rebuild better. By principle Back Better. Private foreign investments, especially from the United States, will lay the basis for such a transformation, ”Denis Shmigal said.</text:p>
      <text:p text:style-name="P4">
The Prime Minister noted the prospect of investment in such industry, defense-industrial complex, agrarian sector, IT, production of duccritical raw materials, construction of new infrastructure and new housing.</text:p>
      <text:p text:style-name="P4">
“Ukraine offers four main sources of financing for the restoration plan: confiscated Russian funds in Ukraine and the world, funds of international partners, including international financial organizations, directly funds of the state budget of Ukraine, as well as donors and private sector. It is very important for the confiscated Russian sovereign funds to become a basic resource for rebuilding, ”Denis Shmigal emphasized.</text:p>
      <text:p text:style-name="P4">
The head of government reminded of the proposals of Ukraine to create a special compensatory mechanism and to approve the relevant national legislation, which will allow to confine the frozen private and sovereign Russian assets. Denisshigal also expressed his hope for US leadership in this matter.</text:p>
      <text:p text:style-name="P4">
<text:span text:style-name="T4">
 Source: </text:span>
 <text:a xlink:type="simple" xlink:href="https://www.kmu.gov.ua/news/denys-shmyhal-zaklykav-ssha-do-liderstva-v-konfiskatsii-rosiiskykh-aktyviv" text:style-name="Internet_20_link" text:visited-style-name="Visited_20_Internet_20_Link">
<text:span text:style-name="T5">
asor portal</text:span>
</text:a>
</text:p>
      <text:p text:style-name="P4">
News Source: <text:a xlink:type="simple" xlink:href="https://armyinform.com.ua/2023/04/13/denys-shmygal-zaklykav-ssha-do-liderstva-v-konfiskacziyi-rosijskyh-aktyviv/" text:style-name="Internet_20_link" text:visited-style-name="Visited_20_Internet_20_Link">
https://armyinform.com.ua/2023/04/13/denys-shmygal-zaklykav-ssha-do-liderstva-v-konfiskacziyi-rosijskyh-aktyviv/</text:a>
</text:p>
      <!--NEWS-->
      <text:h text:style-name="P10" text:outline-level="1">
<text:span text:style-name="T4">
“Officers recognized a very scary Nazis from the Tornado Battalion - the GUR Trance</text:span>
</text:h>
      <text:p text:style-name="P4">
Author: ['АРМІЯINFORM']</text:p>
      <text:p text:style-name="P4">
Time: 2023-04-13T88:00:00-04:00</text:p>
      <text:p text:style-name="P4">
Description: At the Cherrovy Perekholnny GUR MOU VIISKOVOVOVEV RF ROZPOVIDIA about JORSTOKA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ГУР МО УКРАЇНИ']</text:p>
      <text:p text:style-name="P4">
Category: News</text:p>
      <!--METADATA-->
      <text:p text:style-name="P4">
<draw:frame draw:style-name="fr1" draw:name="Image359" text:anchor-type="as-char" svg:width="6.9236in" svg:height="3.894525in" draw:z-index="0">
<draw:image xlink:href="../Images/AРМІЯINFORM/2023-04-13T88-00-00-04-00/gurperehoplennya.jpg" xlink:type="simple" xlink:show="embed" xlink:actuate="onLoad" draw:mime-type="image/jpeg"/>
</draw:frame>
In the next interception of GUR MOU, the Russian serviceman tells his wife torture of the Ukrainian military from the Tornado battalion.</text:p>
      <text:p text:style-name="P4">
<text:span text:style-name="T4">
 Source: </text:span>
 <text:a xlink:type="simple" xlink:href="https://gur.gov.ua/content/ofytsery-uznaly-v-nyom-tornado-eto-ochen-strashnyi-natsyst.html" text:style-name="Internet_20_link" text:visited-style-name="Visited_20_Internet_20_Link">
_gur mou__</text:a>
</text:p>
      <text:p text:style-name="P4">
News Source: <text:a xlink:type="simple" xlink:href="https://armyinform.com.ua/2023/04/13/oficzery-vpiznaly-u-nomu-duzhe-strashnogo-naczysta-z-bataljonu-tornado-perehoplennya-gur/" text:style-name="Internet_20_link" text:visited-style-name="Visited_20_Internet_20_Link">
https://armyinform.com.ua/2023/04/13/oficzery-vpiznaly-u-nomu-duzhe-strashnogo-naczysta-z-bataljonu-tornado-perehoplennya-gur/</text:a>
</text:p>
      <!--NEWS-->
      <text:h text:style-name="P10" text:outline-level="1">
<text:span text:style-name="T4">
The head of the district court in Kharkiv will be judged by the State Education Council</text:span>
</text:h>
      <text:p text:style-name="P4">
Author: ['АРМІЯINFORM']</text:p>
      <text:p text:style-name="P4">
Time: 2023-04-13T89:00:00-04:00</text:p>
      <text:p text:style-name="P4">
Description: Kharkivska Regional Prosecutor's Office sneaked to court the accusatory act of Stosomno Golov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6.jpg" text:style-name="Internet_20_link" text:visited-style-name="Visited_20_Internet_20_Link">
16.jpg</text:a>
']</text:p>
      <text:p text:style-name="P4">
Tags: ['STOPRUSSIA', 'АГРЕСІЯ РФ', 'КОЛАБОРАНТИ', 'ОФІС ГЕНЕРАЛЬНОГО ПРОКУРОРА УКРАЇНИ']</text:p>
      <text:p text:style-name="P4">
Category: News</text:p>
      <!--METADATA-->
      <text:p text:style-name="P4">
<draw:frame draw:style-name="fr1" draw:name="Image360" text:anchor-type="as-char" svg:width="6.9236in" svg:height="7.356325in" draw:z-index="0">
<draw:image xlink:href="../Images/AРМІЯINFORM/2023-04-13T89-00-00-04-00/16.jpg" xlink:type="simple" xlink:show="embed" xlink:actuate="onLoad" draw:mime-type="image/jpeg"/>
</draw:frame>
The Kharkiv Regional Prosecutor's Office directed to the court an indictment of the Balakli District Court of Kharkiv region on the fact of the State Council.</text:p>
      <text:p text:style-name="P4">
The pre -trial investigation found that in April 2022 the chairman of the district court was from Balaklii to the occupied city of Kupyansk, where he began to build a "career" of the grievous invaders.</text:p>
      <text:p text:style-name="P4">
He voluntarily hugged the pseudo -office "and. at. The referee of the head of management - the head of the legal soviet "in the so -called" VSA of Kharkov's Equipment ".</text:p>
      <text:p text:style-name="P4">
In a new position, the accused gave people legal consultations on the law of the Russian Federation, and inclined them to move to the side of the enemy and cooperate with the state power.</text:p>
      <text:p text:style-name="P4">
He is currently in the territory of the aggressor country. He was wanted.</text:p>
      <text:p text:style-name="P4">
The pre -trial investigation was carried out by investigators of the DBR, located in the city of Poltava, operational support - employees of the DBR, Kharkiv Office of the Department of Internal Security of the National Police of Ukraine, the SBU Office of the Vharkiv Oblast and the Department of Counterintelligence of the SBU.</text:p>
      <text:p text:style-name="P4">
<text:span text:style-name="T4">
 Source: </text:span>
 <text:a xlink:type="simple" xlink:href="https://gp.gov.ua/ua/posts/za-derzzradu-suditimut-golovu-raisudu-na-xarkivshhini" text:style-name="Internet_20_link" text:visited-style-name="Visited_20_Internet_20_Link">
<text:span text:style-name="T5">
opice of the Prosecutor General of Ukraine</text:span>
</text:a>
</text:p>
      <text:p text:style-name="P4">
News Source: <text:a xlink:type="simple" xlink:href="https://armyinform.com.ua/2023/04/13/za-derzhzradu-sudytymut-golovu-rajsudu-na-harkivshhyni/" text:style-name="Internet_20_link" text:visited-style-name="Visited_20_Internet_20_Link">
https://armyinform.com.ua/2023/04/13/za-derzhzradu-sudytymut-golovu-rajsudu-na-harkivshhyni/</text:a>
</text:p>
      <!--NEWS-->
      <text:h text:style-name="P10" text:outline-level="1">
<text:span text:style-name="T4">
Denis Shmigal thanked Poland for the next MiG-29 party</text:span>
</text:h>
      <text:p text:style-name="P4">
Author: ['АРМІЯINFORM']</text:p>
      <text:p text:style-name="P4">
Time: 2023-04-13T90:00:00-04:00</text:p>
      <text:p text:style-name="P4">
Description: Prem-Minist Ukrainian Denis Schmigal PID Hour Zustychi by Washingtoni Penal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tm6jsmxoaegymj.jpg" text:style-name="Internet_20_link" text:visited-style-name="Visited_20_Internet_20_Link">
ftm6jsmxoaegymj.jpg</text:a>
']</text:p>
      <text:p text:style-name="P4">
Tags: ['STOPRUSSIA', 'АГРЕСІЯ РФ', 'ВИНИЩУВАЧ МІГ-29', 'ДЕНИС ШМИГАЛЬ', 'ПОЛЬЩА']</text:p>
      <text:p text:style-name="P4">
Category: News</text:p>
      <!--METADATA-->
      <text:p text:style-name="P4">
<draw:frame draw:style-name="fr1" draw:name="Image361" text:anchor-type="as-char" svg:width="6.9236in" svg:height="4.677276in" draw:z-index="0">
<draw:image xlink:href="../Images/AРМІЯINFORM/2023-04-13T90-00-00-04-00/ftm6jsmxoaegymj.jpg" xlink:type="simple" xlink:show="embed" xlink:actuate="onLoad" draw:mime-type="image/jpeg"/>
</draw:frame>
Prime Minister of Ukraine Denis Shmigal thanked the Polish Minister of Mateusha Moravtsky and all the Polish people with the care that this country provides our country and for his willingness to give the MiG-29 party.</text:p>
      <text:p text:style-name="P4">
Denis Shmigal wrote about it in <text:a xlink:type="simple" xlink:href="https://twitter.com/Denys_Shmyhal/status/1646552271369404430" text:style-name="Internet_20_link" text:visited-style-name="Visited_20_Internet_20_Link">
Twitter</text:a>
.</text:p>
      <text:p text:style-name="P4">
«У Вашингтоні провели зустріч з другом України, з Матеушем Моравецьким.Подякував особисто прем'єру та всьому польському народу за підтримку, щоПольща ініціює для перемоги України. Формуємо «коаліцію винищувачів». Чекаємона МіГ-29 від Польщі», - зазначив глава уряду.</text:p>
      <text:p text:style-name="P4">
News Source: <text:a xlink:type="simple" xlink:href="https://armyinform.com.ua/2023/04/13/denys-shmygal-podyakuvav-polshhi-za-chergovu-partiyu-mig-29/" text:style-name="Internet_20_link" text:visited-style-name="Visited_20_Internet_20_Link">
https://armyinform.com.ua/2023/04/13/denys-shmygal-podyakuvav-polshhi-za-chergovu-partiyu-mig-29/</text:a>
</text:p>
      <!--NEWS-->
      <text:h text:style-name="P10" text:outline-level="1">
<text:span text:style-name="T4">
In Kharkiv, the tractor driver exploded on a hostile mini</text:span>
</text:h>
      <text:p text:style-name="P4">
Author: ['АРМІЯINFORM']</text:p>
      <text:p text:style-name="P4">
Time: 2023-04-13T91:00:00-04:00</text:p>
      <text:p text:style-name="P4">
Description: For the proprietary Kerivnitva Dergachyvo district prosecutors of the Kharkivsovo region ... War with Ukraine 2022, war with Ukraine Latest news today, News War with Ukraine 2022 Last for today, will there be a war between Ukraine and Russia and when the war with Ukraine will be either in 2022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4/img-2863.jpg" text:style-name="Internet_20_link" text:visited-style-name="Visited_20_Internet_20_Link">
img-2863.jpg</text:a>
']</text:p>
      <text:p text:style-name="P4">
Tags: ['STOPRUSSIA', 'АГРЕСІЯ РФ', 'ХАРКІВСЬКИЙ ТРИБУНАЛ']</text:p>
      <text:p text:style-name="P4">
Category: News</text:p>
      <!--METADATA-->
      <text:p text:style-name="P4">
<draw:frame draw:style-name="fr1" draw:name="Image362" text:anchor-type="as-char" svg:width="6.9236in" svg:height="4.183008in" draw:z-index="0">
<draw:image xlink:href="../Images/AРМІЯINFORM/2023-04-13T91-00-00-04-00/img-2863.jpg" xlink:type="simple" xlink:show="embed" xlink:actuate="onLoad" draw:mime-type="image/jpeg"/>
</draw:frame>
Under the procedural guidance of the Dergachiv District Prosecutor's Office of the Kharkiv region, a pre -trial investigation was launched on violation of the laws of the pelvis of war.</text:p>
      <text:p text:style-name="P4">
According to the investigation, on April 13 at about 8:10 in the village of Borisivka, the Kharkiv district tractor driver ran into a field on a Russian anti -tank mine.</text:p>
      <text:p text:style-name="P4">
The man was injured and was now hospitalized.</text:p>
      <text:p text:style-name="P4">
<text:span text:style-name="T4">
 Source: </text:span>
 <text:a xlink:type="simple" xlink:href="https://gp.gov.ua/ua/posts/na-xarkivshhini-traktorist-pidirvavsya-na-vorozii-mini-rozpocato-provadzennya" text:style-name="Internet_20_link" text:visited-style-name="Visited_20_Internet_20_Link">
<text:span text:style-name="T5">
opice of the Prosecutor General of Ukraine</text:span>
</text:a>
</text:p>
      <text:p text:style-name="P4">
News Source: <text:a xlink:type="simple" xlink:href="https://armyinform.com.ua/2023/04/13/na-harkivshhyni-traktoryst-pidirvavsya-na-vorozhij-mini/" text:style-name="Internet_20_link" text:visited-style-name="Visited_20_Internet_20_Link">
https://armyinform.com.ua/2023/04/13/na-harkivshhyni-traktoryst-pidirvavsya-na-vorozhij-mini/</text:a>
</text:p>
      <!--NEWS-->
      <text:h text:style-name="P10" text:outline-level="1">
<text:span text:style-name="T4">
It is necessary to talk about the genocide that Russia performs in relation to the Ukrainian people - Anna Malyar</text:span>
</text:h>
      <text:p text:style-name="P4">
Author: ['Андрій Агєєв']</text:p>
      <text:p text:style-name="P4">
Time: 2023-04-13T92:00:00-04:00</text:p>
      <text:p text:style-name="P4">
Description: —Tat Golovna, Svydchennya, outdated the aggressor of the Federal Federal Administrative Offenses, and the Mary of the Ministry of Estate ... The war with Ukraine 2022, the war with Ukraine is the latest news today, the war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2/golovna_malyar.jpg" text:style-name="Internet_20_link" text:visited-style-name="Visited_20_Internet_20_Link">
golovna_malyar.jpg</text:a>
']</text:p>
      <text:p text:style-name="P4">
Tags: ['STOPRUSSIA', 'АГРЕСІЯ РФ', 'ВОЄННІ ЗЛОЧИНИ', 'ВТОРГНЕННЯ РФ', 'ГАННА МАЛЯР']</text:p>
      <text:p text:style-name="P4">
Category: News</text:p>
      <!--METADATA-->
      <text:p text:style-name="P4">
<draw:frame draw:style-name="fr1" draw:name="Image363" text:anchor-type="as-char" svg:width="6.9236in" svg:height="4.615733in" draw:z-index="0">
<draw:image xlink:href="../Images/AРМІЯINFORM/2023-04-13T92-00-00-04-00/golovna_malyar.jpg" xlink:type="simple" xlink:show="embed" xlink:actuate="onLoad" draw:mime-type="image/jpeg"/>
</draw:frame>
—This is the main thing that is evidence of the aggression of the Russian Federation, which is a life -threatening crime and derivatives from it - war crimes, anti -mobility crimes, and after all, we need to talk about the genocide, which is carried out by the today's Federation in relation to the Ukrainian people. And for all these crimes, there is an international legal assessment, - said the Deputy Minister of Defense of Ukraine Anna Malyar on the united information telephone today, commenting on the terrible execution of the Ukrainian serviceman of the Russian serviceman.</text:p>
      <text:p text:style-name="P4">
Emphasis on why this video was widespread right now, although it was clear that they were doing it in the summer, the Deputy of Ukraine emphasized that the authors or customers probably intended to intimidate us, Ukrainians.</text:p>
      <ul>
        <li>
Although it is difficult to imagine what we can still be intimidated after a year of large -scale interruption of Russia in Ukraine. It can also be a struggle in the middle of Russian power elites. And now we have an assumption whose representatives have been united. In this way, they just heat each other, giving out such atrocities. Apparently, the people who did it did not do it for the first time. Maybe I will name terrible things, and they have some pleasure from it. They can shoot it to then look and assert themselves, or to report the commanders in the form of a report on the work done, - said the painter.</li>
      </ul>
      <text:p text:style-name="P4">
She also stressed that it is good when such crimes did not remain heated. Because if it were not this video, we would have never been aware of what it could have happened.</text:p>
      <ul>
        <li>
We have a very big chance to condemn the people they committed. Of course, we can do it at our own national level, our courts and law enforcement agencies are able to do so professionally. Tap here is different as the world evaluates it. The fact is that this was not a crime in the middle of our country, our citizens. The main thing here is that there is an aggression of the Russian Federation in our territory - which is an international crime derived from it - war crimes, crimes against humanity. In the end, it is necessary to speak about genocide, which is carried out today by the Russian Federation of Revening to the Ukrainian People.</li>
      </ul>
      <text:p text:style-name="P4">
News Source: <text:a xlink:type="simple" xlink:href="https://armyinform.com.ua/2023/04/13/treba-govoryty-pro-genoczyd-yakyj-zdijsnyuye-sogodni-rosijska-federacziya-po-vidnoshennyu-do-ukrayinskogo-narodu-ganna-malyar/" text:style-name="Internet_20_link" text:visited-style-name="Visited_20_Internet_20_Link">
https://armyinform.com.ua/2023/04/13/treba-govoryty-pro-genoczyd-yakyj-zdijsnyuye-sogodni-rosijska-federacziya-po-vidnoshennyu-do-ukrayinskogo-narodu-ganna-malyar/</text:a>
</text:p>
      <!--NEWS-->
      <text:h text:style-name="P10" text:outline-level="1">
<text:span text:style-name="T4">
Optimization of the procurement system in MOU: Ministry of Defense and British Crown Agents discussed the areas of cooperation</text:span>
</text:h>
      <text:p text:style-name="P4">
Author: ['АРМІЯINFORM']</text:p>
      <text:p text:style-name="P4">
Time: 2023-04-13T93:00:00-04:00</text:p>
      <text:p text:style-name="P4">
Description: At the ministry of the defense of Ukraine, Ofitziina Zustych was represented by the representatives of the people ... The war with Ukraine 2022, the war with Ukraine latest news today, the news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f09651922a72f7c6ca707eb4e8ebd81d314df6be.jpg" text:style-name="Internet_20_link" text:visited-style-name="Visited_20_Internet_20_Link">
f09651922a72f7c6ca707eb4e8ebd81d314df6be.jpg</text:a>
']</text:p>
      <text:p text:style-name="P4">
Tags: ['ЗАКУПІВЛІ ДЛЯ АРМІЇ', 'МІНІСТЕРСТВО ОБОРОНИ УКРАЇНИ']</text:p>
      <text:p text:style-name="P4">
Category: News</text:p>
      <!--METADATA-->
      <text:p text:style-name="P4">
<draw:frame draw:style-name="fr1" draw:name="Image364" text:anchor-type="as-char" svg:width="6.9236in" svg:height="5.1927in" draw:z-index="0">
<draw:image xlink:href="../Images/AРМІЯINFORM/2023-04-13T93-00-00-04-00/f09651922a72f7c6ca707eb4e8ebd81d314df6be.jpg" xlink:type="simple" xlink:show="embed" xlink:actuate="onLoad" draw:mime-type="image/jpeg"/>
</draw:frame>
The Ministry of Defense of Ukraine took an official meeting with representatives of the International British non -profit organization Crown Agents. The delegation was headed by the Deputy Minister of Defense Denis Sharapov from the Ministry of Defense of Ukraine. The delegation also included the Deputy Directorate of Public Procurement and Supply of Material Resources of the Defense Ministry of Ukraine Yaroslav Fedorchuk. The Crown Agents was presented by: CEO of Fergus Drake, CEO in Ukraine Tatiana Korotchenko, Deputy General Director in Ukraine Yevgeny Vilinsky. During the official meeting, the foreign party informed the representative of the Ministry of Defense of Ukraine on the experience of working in Ukraine from the beginning of the full -scale invasion of Russia. In particular, when purchased for the Ministry of Health of Ukraine, the participation of the company allowed to significantly increase the number of suppliers and the saves(by individual goods up to 45%)budget funds. During the negotiations, the participants were also pre -discussed with prospects of cooperation, in particular, for individual defense purchases(According to a certain category of goods, in particular, industrial, agricultural goods, chemical food)as well as the possibility of sharing experience of teaching tancing(Testing)Ukrainian specialists in the field of procurement. As a result of the meeting, the parties discussed further practical steps to realize the areas of cooperation. In the near future, Crownagents are expected to have a list of goods that can be put, as well as a commercial proposal for the organization of training for Ukrainian specialists in spheres. Reference. The Crown Agents has an office in Ukraine and from the beginning of the full -scale invasion of the Russian Federation into Ukraine provides humanitarian assistance to governmental organizations, providing personal protective equipment, tactical first aid kits, generators, medical equipment, etc. Also, the organization implements in Ukraine projects, which are funded by the UK government and aimed at attracting British business in the renewal of Ukraine and supporting public society. Working in close partnership with the Government of Ukraine, Crown Agents focuses on public procurement and managing supply chain.</text:p>
      <text:p text:style-name="P4">
News Source: <text:a xlink:type="simple" xlink:href="https://armyinform.com.ua/2023/04/13/optymizacziya-systemy-zakupivel-v-mou-minoborony-i-brytanska-crown-agents-obgovoryly-napryamy-spivrobitnycztva/" text:style-name="Internet_20_link" text:visited-style-name="Visited_20_Internet_20_Link">
https://armyinform.com.ua/2023/04/13/optymizacziya-systemy-zakupivel-v-mou-minoborony-i-brytanska-crown-agents-obgovoryly-napryamy-spivrobitnycztva/</text:a>
</text:p>
      <!--NEWS-->
      <text:h text:style-name="P10" text:outline-level="1">
<text:span text:style-name="T4">
Denis Shmigal: In 2023, a quick reconstruction projects require $ 14 billion</text:span>
</text:h>
      <text:p text:style-name="P4">
Author: ['АРМІЯINFORM']</text:p>
      <text:p text:style-name="P4">
Time: 2023-04-13T94:00:00-04:00</text:p>
      <text:p text:style-name="P4">
Description: 12 KVITRY Prem'r-Minіst Ukrainian Denis Schmigal, taking fate from the round table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2310_820_360_0_0_auto.jpg" text:style-name="Internet_20_link" text:visited-style-name="Visited_20_Internet_20_Link">
thumb_202310_820_360_0_0_auto.jpg</text:a>
']</text:p>
      <text:p text:style-name="P4">
Tags: ['STOPRUSSIA', 'АГРЕСІЯ РФ', 'СВІТ ПІДТРИМУЄ УКРАЇНУ']</text:p>
      <text:p text:style-name="P4">
Category: News</text:p>
      <!--METADATA-->
      <text:p text:style-name="P4">
<draw:frame draw:style-name="fr1" draw:name="Image365" text:anchor-type="as-char" svg:width="6.9236in" svg:height="4.610104in" draw:z-index="0">
<draw:image xlink:href="../Images/AРМІЯINFORM/2023-04-13T94-00-00-04-00/thumb_202310_820_360_0_0_auto.jpg" xlink:type="simple" xlink:show="embed" xlink:actuate="onLoad" draw:mime-type="image/jpeg"/>
</draw:frame>
On April 12, the Prime Minister of Ukraine Denis Shmigal participated in a round-country level in support of Ukraine, which takes place within the Springmeetings Group of the World Bank and the IMF.</text:p>
      <text:p text:style-name="P4">
The event was opened by the President of Ukraine Volodymyr Zelensky.</text:p>
      <text:p text:style-name="P4">
"In order for people to return to Ukraine so that the aggressor will lose not only on the battlefield, abandoned in everything, we need the approval of the support program to cover the primary projects of rapid recovery," the Head of State stressed.</text:p>
      <text:p text:style-name="P4">
For its part, Prime Minister of Ukraine Denis Shmigal stressed that the restoration of Ukraine is already beginning now and the government will not wait for this.</text:p>
      <text:p text:style-name="P4">
“In 2023, we need $ 14 billion for quick reconstruction projects. We can do all the tasks in five priority areas of recovery, ”said the head of the Ukrainian government.</text:p>
      <text:p text:style-name="P4">
Denis Shmigal also stated that long -term support from international partners in the amount of $ 115 billion will not only ensure financial stability in Ukraine, but also sends a clear signal of Russia that the Allies of Ukraine will support us as much as it will be needed.</text:p>
      <text:p text:style-name="P4">
<text:span text:style-name="T4">
 Source: </text:span>
 _ <text:a xlink:type="simple" xlink:href="https://www.kmu.gov.ua/news/denys-shmyhal-u-2023-rotsi-na-proekty-shvydkoi-vidbudovy-potribno-14-mlrd" text:style-name="Internet_20_link" text:visited-style-name="Visited_20_Internet_20_Link">
Government portal</text:a>
_</text:p>
      <text:p text:style-name="P4">
News Source: <text:a xlink:type="simple" xlink:href="https://armyinform.com.ua/2023/04/13/denys-shmygal-u-2023-roczi-na-proekty-shvydkoyi-vidbudovy-potribno-14-mlrd/" text:style-name="Internet_20_link" text:visited-style-name="Visited_20_Internet_20_Link">
https://armyinform.com.ua/2023/04/13/denys-shmygal-u-2023-roczi-na-proekty-shvydkoyi-vidbudovy-potribno-14-mlrd/</text:a>
</text:p>
      <!--NEWS-->
      <text:h text:style-name="P10" text:outline-level="1">
<text:span text:style-name="T4">
Destructed details of the operation of destruction of the cruiser "Moscow"</text:span>
</text:h>
      <text:p text:style-name="P4">
Author: ['Руслана Богдан']</text:p>
      <text:p text:style-name="P4">
Time: 2023-04-13T95:00:00-04:00</text:p>
      <text:p text:style-name="P4">
Description: Torik 13 Kvіnynya Ukrainian Vіsyskovi, it was toned, not unwashed. Cinema missiles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golovne_foto-4.jpg" text:style-name="Internet_20_link" text:visited-style-name="Visited_20_Internet_20_Link">
golovne_foto-4.jpg</text:a>
', '<text:a xlink:type="simple" xlink:href="https://armyinform.com.ua/wp-content/uploads/2023/04/foto_1-4.jpg" text:style-name="Internet_20_link" text:visited-style-name="Visited_20_Internet_20_Link">
foto_1-4.jpg</text:a>
', '<text:a xlink:type="simple" xlink:href="https://armyinform.com.ua/wp-content/uploads/2023/04/foto_2-1-150x150.jpg" text:style-name="Internet_20_link" text:visited-style-name="Visited_20_Internet_20_Link">
foto_2-1-150x150.jpg</text:a>
', '<text:a xlink:type="simple" xlink:href="https://armyinform.com.ua/wp-content/uploads/2023/04/foto_3-2-150x150.jpg" text:style-name="Internet_20_link" text:visited-style-name="Visited_20_Internet_20_Link">
foto_3-2-150x150.jpg</text:a>
', '<text:a xlink:type="simple" xlink:href="https://armyinform.com.ua/wp-content/uploads/2023/04/foto_4-2-e1681413510644-150x150.jpg" text:style-name="Internet_20_link" text:visited-style-name="Visited_20_Internet_20_Link">
foto_4-2-e1681413510644-150x150.jpg</text:a>
', '<text:a xlink:type="simple" xlink:href="https://armyinform.com.ua/wp-content/uploads/2023/04/foto_5-2-150x150.jpg" text:style-name="Internet_20_link" text:visited-style-name="Visited_20_Internet_20_Link">
foto_5-2-150x150.jpg</text:a>
', '<text:a xlink:type="simple" xlink:href="https://armyinform.com.ua/wp-content/uploads/2023/04/foto_6-1.jpg" text:style-name="Internet_20_link" text:visited-style-name="Visited_20_Internet_20_Link">
foto_6-1.jpg</text:a>
', '<text:a xlink:type="simple" xlink:href="https://armyinform.com.ua/wp-content/uploads/2023/04/foto_7-scaled.jpg" text:style-name="Internet_20_link" text:visited-style-name="Visited_20_Internet_20_Link">
foto_7-scaled.jpg</text:a>
', '<text:a xlink:type="simple" xlink:href="https://armyinform.com.ua/wp-content/uploads/2023/04/foto_9-1-150x150.jpg" text:style-name="Internet_20_link" text:visited-style-name="Visited_20_Internet_20_Link">
foto_9-1-150x150.jpg</text:a>
', '<text:a xlink:type="simple" xlink:href="https://armyinform.com.ua/wp-content/uploads/2023/04/foto_8-150x150.jpg" text:style-name="Internet_20_link" text:visited-style-name="Visited_20_Internet_20_Link">
foto_8-150x150.jpg</text:a>
', '<text:a xlink:type="simple" xlink:href="https://armyinform.com.ua/wp-content/uploads/2023/04/foto_10-1-150x150.jpg" text:style-name="Internet_20_link" text:visited-style-name="Visited_20_Internet_20_Link">
foto_10-1-150x150.jpg</text:a>
']</text:p>
      <text:p text:style-name="P4">
Tags: ['КРЕЙСЕР «МОСКВА»', 'УЛАМОК РАКЕТИ', 'ЩО ЗБИЛА МОСКВУ']</text:p>
      <text:p text:style-name="P4">
Category: News</text:p>
      <!--METADATA-->
      <text:p text:style-name="P4">
<draw:frame draw:style-name="fr1" draw:name="Image366" text:anchor-type="as-char" svg:width="6.9236in" svg:height="4.615733in" draw:z-index="0">
<draw:image xlink:href="../Images/AРМІЯINFORM/2023-04-13T95-00-00-04-00/golovne_foto-4.jpg" xlink:type="simple" xlink:show="embed" xlink:actuate="onLoad" draw:mime-type="image/jpeg"/>
</draw:frame>
Last year, on April 13, the Ukrainian military made it seemed impossible. Neptune's two -Markets, they destroyed the flagship of the Russian Fleet - the cruiser "Moscow". Today, part of the rocket that kissed the enemy ship showed the Vnational Navy of Ukraine and told the details of the operation, which will undoubtedly be included in the history and military history textbooks.</text:p>
      <text:p text:style-name="P4">
<draw:frame draw:style-name="fr1" draw:name="Image367" text:anchor-type="as-char" svg:width="6.9236in" svg:height="3.956343in" draw:z-index="0">
<draw:image xlink:href="../Images/AРМІЯINFORM/2023-04-13T95-00-00-04-00/foto_1-4.jpg" xlink:type="simple" xlink:show="embed" xlink:actuate="onLoad" draw:mime-type="image/jpeg"/>
</draw:frame>
Moscow cruiser was built in Nikolaev, its length 186 meters - two football fields. He was called Guards and participated in the Zakodiost Snake. It is this flagship of the Fleet of the Russian Federation The Ukrainian border guard will send the well -known direction.</text:p>
      <text:p text:style-name="P4">
<text:a xlink:type="simple" xlink:href="https://armyinform.com.ua/wp-content/uploads/2023/04/foto_2-1.jpg" text:style-name="Internet_20_link" text:visited-style-name="Visited_20_Internet_20_Link">
!(Images/AРМІЯINFORM/2023-04-13T95-00-00-04-00/foto_2-1-150x150.jpg)</text:a>
The fact that the ship has drowned still does not recognize either the leadership or the propagandist Russian -bearing, calling the cause of the "malfunction" of the ship - a fire. Instead, foreign experts have been surprised and studied for a year how the Ukrainian military has been able to send Moscow to the bottom.</text:p>
      <text:p text:style-name="P4">
It was a cloudy and rainy day, the cruiser was 120 kilometers from Odessa, when he appeared on the radar of the operator PKR R-360 "Neptune". On April 13, 2022, at 14: 06, the start of the first of the two rockets "P-360" "Neptune" was started. Subsequently, the second one flew. They hit the left side into the area of the running bridge, the cabinet company and the machine compartment. During the day, on April 14, the flagship of the Russian Army wasized.</text:p>
      <text:p text:style-name="P4">
<text:a xlink:type="simple" xlink:href="https://armyinform.com.ua/wp-content/uploads/2023/04/foto_3-2.jpg" text:style-name="Internet_20_link" text:visited-style-name="Visited_20_Internet_20_Link">
!(Images/AРМІЯINFORM/2023-04-13T95-00-00-04-00/foto_3-2-150x150.jpg)</text:a>
</text:p>
      <text:p text:style-name="P4">
<text:a xlink:type="simple" xlink:href="https://armyinform.com.ua/wp-content/uploads/2023/04/foto_4-2-e1681413510644.jpg" text:style-name="Internet_20_link" text:visited-style-name="Visited_20_Internet_20_Link">
<draw:frame draw:style-name="fr1" draw:name="Image368" text:anchor-type="as-char" svg:width="6.9236in" svg:height="6.9236in" draw:z-index="0">
<draw:image xlink:href="../Images/AРМІЯINFORM/2023-04-13T95-00-00-04-00/foto_4-2-e1681413510644-150x150.jpg" xlink:type="simple" xlink:show="embed" xlink:actuate="onLoad" draw:mime-type="image/jpeg"/>
</draw:frame>
</text:a>
Illustrative photo</text:p>
      <text:p text:style-name="P4">
Holding the stabilizer of the starting unit of one of the missiles, kissing Ukreer, the head of the National Naval Museum of Ukraine Sergivoronov does not restrain smiles:</text:p>
      <text:p text:style-name="P4">
<text:a xlink:type="simple" xlink:href="https://armyinform.com.ua/wp-content/uploads/2023/04/foto_5-2.jpg" text:style-name="Internet_20_link" text:visited-style-name="Visited_20_Internet_20_Link">
!(Images/AРМІЯINFORM/2023-04-13T95-00-00-04-00/foto_5-2-150x150.jpg)</text:a>
- This was a sufficiently secreted element of the missile weapon of Ukraine, but today we have the opportunity to show it. It is a symbol of the fact that in Ukraine Emps, which will allow us to win, and which we already win. This artifactnam was submitted by the Armed Forces of the Armed Forces.Another exhibit of the museum was the rescue circle from the board of the cruiser "Moscow". Six months ago, the border guards found him on board one of the fishing vessels. Almost thanks to him, one of the staff of Stracer was escaped. According to the data of Sergey Voronov, there were about 500 military servicemen of the Russian Federation.</text:p>
      <text:p text:style-name="P4">
<draw:frame draw:style-name="fr1" draw:name="Image369" text:anchor-type="as-char" svg:width="6.9236in" svg:height="4.615733in" draw:z-index="0">
<draw:image xlink:href="../Images/AРМІЯINFORM/2023-04-13T95-00-00-04-00/foto_7-scaled.jpg" xlink:type="simple" xlink:show="embed" xlink:actuate="onLoad" draw:mime-type="image/jpeg"/>
</draw:frame>
The inseparable part of the exhibition is the 3D show "Otricateliva". The excerpt of the exhibits and journalists was shown to visitors. In May he will be able to see Ukrainians. The show will last half an hour, during which time the viewer will observe the cruiser of Moscow from the moment when the ship sailed the pre -Officer Snake, and even to flooding.</text:p>
      <text:p text:style-name="P4">
<text:a xlink:type="simple" xlink:href="https://armyinform.com.ua/wp-content/uploads/2023/04/foto_9-1.jpg" text:style-name="Internet_20_link" text:visited-style-name="Visited_20_Internet_20_Link">
!(Images/AРМІЯINFORM/2023-04-13T95-00-00-04-00/foto_9-1-150x150.jpg)</text:a>
</text:p>
      <text:p text:style-name="P4">
<text:a xlink:type="simple" xlink:href="https://armyinform.com.ua/wp-content/uploads/2023/04/foto_8.jpg" text:style-name="Internet_20_link" text:visited-style-name="Visited_20_Internet_20_Link">
<draw:frame draw:style-name="fr1" draw:name="Image370" text:anchor-type="as-char" svg:width="6.9236in" svg:height="6.9236in" draw:z-index="0">
<draw:image xlink:href="../Images/AРМІЯINFORM/2023-04-13T95-00-00-04-00/foto_8-150x150.jpg" xlink:type="simple" xlink:show="embed" xlink:actuate="onLoad" draw:mime-type="image/jpeg"/>
</draw:frame>
</text:a>
With the help of 3D graphics, they also reproduced what the cruiser looks like, flooded at the bottom of the Black Sea. The participants of the NGO "Done" did this, says the head of the Supervisory Board of NGO Yevgeny Mironyuk:</text:p>
      <text:p text:style-name="P4">
<text:a xlink:type="simple" xlink:href="https://armyinform.com.ua/wp-content/uploads/2023/04/foto_10-1.jpg" text:style-name="Internet_20_link" text:visited-style-name="Visited_20_Internet_20_Link">
!(Images/AРМІЯINFORM/2023-04-13T95-00-00-04-00/foto_10-1-150x150.jpg)</text:a>
- This cruiser is an element and flag of Russian propaganda. As they lied to the prose, the very cause of flooding is an element of lies. In the example of history, we want to show how Moscow lies, how it does. We have Efacts and evidence. We say today that Muscovy cannot be trusted.</text:p>
      <text:p text:style-name="P4">
In May, shows will be shown to Ukrainians. After that, the residents of Belgium, Germany, Britain and America are only previous arrangements.</text:p>
      <text:p text:style-name="P4">
The sinking cruiser is visible now. It is located at a depth of about 50 meters of sea, a huge spot of petroleum products. After the victory, the cruiser will leave the days. But artifacts from it will also become exhibits of the National Museum of Ukraine of Ukraine,-says its head Sergey Voronov. —When will reveal the name of the person who pressed the Neptune missiles.</text:p>
      <text:p text:style-name="P4">
_Foto: Victor Dekhtar, _ _Sozozh networks created by NGO "Done" _</text:p>
      <text:p text:style-name="P4">
News Source: <text:a xlink:type="simple" xlink:href="https://armyinform.com.ua/2023/04/13/rozsekrecheni-detali-operacziyi-znyshhennya-krejsera-moskva/" text:style-name="Internet_20_link" text:visited-style-name="Visited_20_Internet_20_Link">
https://armyinform.com.ua/2023/04/13/rozsekrecheni-detali-operacziyi-znyshhennya-krejsera-moskva/</text:a>
</text:p>
      <!--NEWS-->
      <text:h text:style-name="P10" text:outline-level="1">
<text:span text:style-name="T4">
In Donetsk, the occupiers release local doctors and take doctors from the Russian Federation</text:span>
</text:h>
      <text:p text:style-name="P4">
Author: ['АРМІЯINFORM']</text:p>
      <text:p text:style-name="P4">
Time: 2023-04-13T96:00:00-04:00</text:p>
      <text:p text:style-name="P4">
Description: Before Timchasovo, the regions of Luhanskoo, Porstyphan to take the LIKARIV ZP RF, deput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vfev.webp" text:style-name="Internet_20_link" text:visited-style-name="Visited_20_Internet_20_Link">
fvfev.webp</text:a>
']</text:p>
      <text:p text:style-name="P4">
Tags: ['STOPRUSSIA', 'АГРЕСІЯ РФ', 'ВТОРГНЕННЯ РФ']</text:p>
      <text:p text:style-name="P4">
Category: News</text:p>
      <!--METADATA-->
      <text:p text:style-name="P4">
<draw:frame draw:style-name="fr1" draw:name="Image371" text:anchor-type="as-char" svg:width="6.9236in" svg:height="4.615733in" draw:z-index="0">
<draw:image xlink:href="../ConvertedIMGs/AРМІЯINFORM/2023-04-13T96-00-00-04-00/fvfev.png" xlink:type="simple" xlink:show="embed" xlink:actuate="onLoad" draw:mime-type="image/png"/>
</draw:frame>
Illustrative photo</text:p>
      <text:p text:style-name="P4">
The occupiers bring doctors of the SFF, instead of the released local medical staff, to the temporarily captured areas of the Luhansk region.</text:p>
      <text:p text:style-name="P4">
So temporarily captured by snowy(Donetsk region) окупанти звільнили 10медиків, які відмовились отримувати паспорт рф. Замість них у місто прислалилікарів з Самари.</text:p>
      <text:p text:style-name="P4">
Нагадаємо, ворог продовжує переобладнувати цивільні лікарні під потребиокупаційних військ, але немає достатньої кількості лікарів. При цьому, попридефіцит лікарів, напередодні ще кілька цивільних лікарень на Сході Українивіддали на потреби терористичної організації «пвк вагнер».</text:p>
      <text:p text:style-name="P4">
<text:span text:style-name="T4">
Джерело:</text:span>
<text:a xlink:type="simple" xlink:href="https://sprotyv.mod.gov.ua/2023/04/13/na-donechchyni-okupanty-zavozyat-rosijskyh-likariv-zamist-zvilnenyh-misczevyh/" text:style-name="Internet_20_link" text:visited-style-name="Visited_20_Internet_20_Link">
 <text:span text:style-name="T5">
Центр національногоспротиву</text:span>
</text:a>
</text:p>
      <text:p text:style-name="P4">
News Source: <text:a xlink:type="simple" xlink:href="https://armyinform.com.ua/2023/04/13/na-donechchyni-okupanty-zvilnyayut-misczevyh-likariv-ta-vezut-medykiv-z-rf/" text:style-name="Internet_20_link" text:visited-style-name="Visited_20_Internet_20_Link">
https://armyinform.com.ua/2023/04/13/na-donechchyni-okupanty-zvilnyayut-misczevyh-likariv-ta-vezut-medykiv-z-rf/</text:a>
</text:p>
      <!--NEWS-->
      <text:h text:style-name="P10" text:outline-level="1">
<text:span text:style-name="T4">
The Ministry of Defense continues to search for effective models of the Organization Organization of the Armed Forces: a meeting with retailers took place</text:span>
</text:h>
      <text:p text:style-name="P4">
Author: ['АРМІЯINFORM']</text:p>
      <text:p text:style-name="P4">
Time: 2023-04-13T97:00:00-04:00</text:p>
      <text:p text:style-name="P4">
Description: The Minsky Costure of the Defense of Ukraine is a sway of rush, aimed at forgetting Prozorich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olovne_foto-2-918x540-1.jpg" text:style-name="Internet_20_link" text:visited-style-name="Visited_20_Internet_20_Link">
golovne_foto-2-918x540-1.jpg</text:a>
']</text:p>
      <text:p text:style-name="P4">
Tags: ['ДЕРЖАВНІ ЗАКУПІВЛІ', 'МІНІСТЕРСТВО ОБОРОНИ УКРАЇНИ']</text:p>
      <text:p text:style-name="P4">
Category: News</text:p>
      <!--METADATA-->
      <text:p text:style-name="P4">
<draw:frame draw:style-name="fr1" draw:name="Image372" text:anchor-type="as-char" svg:width="6.9236in" svg:height="4.072706in" draw:z-index="0">
<draw:image xlink:href="../Images/AРМІЯINFORM/2023-04-13T97-00-00-04-00/golovne_foto-2-918x540-1.jpg" xlink:type="simple" xlink:show="embed" xlink:actuate="onLoad" draw:mime-type="image/jpeg"/>
</draw:frame>
Illustrative photo</text:p>
      <text:p text:style-name="P4">
The Ministry of Defense of Ukraine continues to search for decisions aimed at the adoption of transparent procurement procedures and effective models of organization of the Armed Forces of Ukraine. Therefore, the Deputy Minister of Defense of Ukraine Denis Sharapov, together with the command of logistics of the Armed Forces of Ukraine, met with representatives of large -trading networks(retailers).  Зокрема, на зустрічі були присутні наступні представники:  — від мережі продуктових магазинів «КОЛО» Олег Первушин та Марина Сергієнко,  — від мережі продуктових магазинів «АТБ-Маркет» Ольга Бучковська та ЄвгенійШабовта,  — від мережі продуктових магазинів «ВАРУС» Олександр Булгаков та КостянтинРомащенко,  — від мережі продуктових магазинів «АШАН» Алла Ковалевська та Руслан Дубас,  — від мережі продуктових магазинів «СІЛЬПО» (Fozzy Group)Irina Dyachuk. During the meeting, Deputy Minister of Defense of Ukraine Denis Sharapov expressed a position on the importance of attracting retailers in the process of organizing the power of servicemen. Representatives of retailers informed that with the existing requirements of providing products of products - namely on the principle of guaranteeing the delivery of products of premature, with their constant relocation - is a too risky process for the necessary business business at existing prices. Understanding the importance of the continuous nutrition process, the parties agreed to work out the possibility of conducting several pilot projects in order to analyze the directions of optimization of the process of purchasing system. The parties have agreed to exchange additional experiences and continue search -efficient solutions in a week.</text:p>
      <text:p text:style-name="P4">
<text:span text:style-name="T4">
 Source: </text:span>
 <text:a xlink:type="simple" xlink:href="https://www.mil.gov.ua/news/2023/04/13/ministerstvo-oboroni-prodovzhue-poshuk-efektivnih-modelej-organizaczii-harchuvannya-zsu-vidbulasya-zustrich-z-ritejlerami/" text:style-name="Internet_20_link" text:visited-style-name="Visited_20_Internet_20_Link">
__ Ministry of Defense of Ukraine_</text:a>
</text:p>
      <text:p text:style-name="P4">
News Source: <text:a xlink:type="simple" xlink:href="https://armyinform.com.ua/2023/04/13/ministerstvo-oborony-prodovzhuye-poshuk-efektyvnyh-modelej-organizacziyi-harchuvannya-zsu-vidbulasya-zustrich-z-ritejleramy/" text:style-name="Internet_20_link" text:visited-style-name="Visited_20_Internet_20_Link">
https://armyinform.com.ua/2023/04/13/ministerstvo-oborony-prodovzhuye-poshuk-efektyvnyh-modelej-organizacziyi-harchuvannya-zsu-vidbulasya-zustrich-z-ritejleramy/</text:a>
</text:p>
      <!--NEWS-->
      <text:h text:style-name="P10" text:outline-level="1">
<text:span text:style-name="T4">
In the war, the phrase "enough weapons" does not exist - Alexei Danilov</text:span>
</text:h>
      <text:p text:style-name="P4">
Author: ['АРМІЯINFORM']</text:p>
      <text:p text:style-name="P4">
Time: 2023-04-13T98:00:00-04:00</text:p>
      <text:p text:style-name="P4">
Description: The secretary for the sake of National Bezpeki, the defense of Ukraine Oleksiy Danylov Pіdkresliv, Shch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СЕКРЕТАР РНБО УКРАЇНИ']</text:p>
      <text:p text:style-name="P4">
Category: News</text:p>
      <!--METADATA-->
      <text:p text:style-name="P4">
<draw:frame draw:style-name="fr1" draw:name="Image373" text:anchor-type="as-char" svg:width="6.9236in" svg:height="3.894525in" draw:z-index="0">
<draw:image xlink:href="../ConvertedIMGs/AРМІЯINFORM/2023-04-13T98-00-00-04-00/124169412_728e27f1-5076-4016-ae2e-9fb07e605c88.jpg.png" xlink:type="simple" xlink:show="embed" xlink:actuate="onLoad" draw:mime-type="image/png"/>
</draw:frame>
The secretary of the National Security and Defense Council of Ukraine Alexei Danilov acted that Ukraine is currently receiving more weapons from partners, but to say that it is enough, the Ukrainian military cannot.</text:p>
      <text:p text:style-name="P4">
He stated this on the national telephone "Unified News".</text:p>
      <text:p text:style-name="P4">
"Today we are getting more and more help from our partners. But what is enough or not enough of these weapons, I will tell you that it will never be enough. There is no such phrase as "sufficient arms" in the war. Our military has a great desire to have weapons as soon as possible in order to destroy those terrorists who have invaded our territory as soon as possible, ”the NSDC secretary stressed.</text:p>
      <text:p text:style-name="P4">
He also noted that there were "certain delays" in the supply of weapons, which partners of Ukraine were referred to.</text:p>
      <text:p text:style-name="P4">
“I want to pay attention to the President's words that we are waiting for the promised help of our partners. I can note that, unfortunately, not all partners have gone over. Supply is going now - I cannot say that it is not - but they are delays on certain issues. We will assume that this is a temporary -maturity that will be worked out, ”Alexei Danilov said.</text:p>
      <text:p text:style-name="P4">
He also stressed that Ukraine rests not only on partners, but also on "many other channels" that allow you to buy weapons for defense forces, the process continues daily.</text:p>
      <text:p text:style-name="P4">
At the same time, the NSDC secretary did not specify what kind of weapons it was.</text:p>
      <text:p text:style-name="P4">
News Source: <text:a xlink:type="simple" xlink:href="https://armyinform.com.ua/2023/04/13/na-vijni-slovospoluchennya-dostatno-zbroyi-ne-isnuye-oleksij-danilov/" text:style-name="Internet_20_link" text:visited-style-name="Visited_20_Internet_20_Link">
https://armyinform.com.ua/2023/04/13/na-vijni-slovospoluchennya-dostatno-zbroyi-ne-isnuye-oleksij-danilov/</text:a>
</text:p>
      <!--NEWS-->
      <text:h text:style-name="P10" text:outline-level="1">
<text:span text:style-name="T4">
Short. War. Day 414. Videoodigest</text:span>
</text:h>
      <text:p text:style-name="P4">
Author: ['АРМІЯINFORM']</text:p>
      <text:p text:style-name="P4">
Time: 2023-04-13T99:00:00-04:00</text:p>
      <text:p text:style-name="P4">
Description: &amp; nbsp;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РЮ В ЗСУ']</text:p>
      <text:p text:style-name="P4">
Category: News</text:p>
      <!--METADATA-->
      <text:p text:style-name="P4">
News Source: <text:a xlink:type="simple" xlink:href="https://armyinform.com.ua/2023/04/13/korotko-vijna-den-414-videodajdzhest-2/" text:style-name="Internet_20_link" text:visited-style-name="Visited_20_Internet_20_Link">
https://armyinform.com.ua/2023/04/13/korotko-vijna-den-414-videodajdzhest-2/</text:a>
</text:p>
      <!--NEWS-->
      <text:h text:style-name="P10" text:outline-level="1">
<text:span text:style-name="T4">
The Office of the Prosecutor General has recorded more than 77 thousand military crimes of Russians in Ukraine - Kostin</text:span>
</text:h>
      <text:p text:style-name="P4">
Authors: Ukrinform (Person)</text:p>
      <text:p text:style-name="P4">
Publisher: Укринформ (Organization)</text:p>
      <text:p text:style-name="P4">
Published Time: 2023-04-14T-30:09:00+03:00</text:p>
      <text:p text:style-name="P4">
Modified Time: 2023-04-14T01:09:00+03:00</text:p>
      <text:p text:style-name="P4">
Description: Since the commencement of a full -scale Russian invasion, Ukraine has already registered the commission of more than 77 thousand war crimes in its territory. - Ukrinform.</text:p>
      <text:p text:style-name="P4">
Images: ["<text:a xlink:type="simple" xlink:href="https://static.ukrinform.com/photos/2022_08/thumb_files/630_360_1659550516-968.jpg" text:style-name="Internet_20_link" text:visited-style-name="Visited_20_Internet_20_Link">
630_360_16595...</text:a>
"]</text:p>
      <text:p text:style-name="P4">
Tags: ['Російські військові', 'Воєнні злочини', 'Офіс генпрокурора', 'Андрій Костін', 'Війна з росією']</text:p>
      <text:p text:style-name="P4">
Type: Article</text:p>
      <!--METADATA-->
      <text:p text:style-name="P4">
<draw:frame draw:style-name="fr1" draw:name="Image374" text:anchor-type="as-char" svg:width="6.9236in" svg:height="3.956343in" draw:z-index="0">
<draw:image xlink:href="../Images/yкринформ/2023-04-14T-30-09-00-03-00/630_360_1659550516-968.jpg" xlink:type="simple" xlink:show="embed" xlink:actuate="onLoad" draw:mime-type="image/jpeg"/>
</draw:frame>
Since the beginning of a full -scale Russian invasion, Ukraine has already registered more than 77 thousand war crimes in its territory.</text:p>
      <text:p text:style-name="P4">
According to Ukrinform correspondent, about it in an interview <text:a xlink:type="simple" xlink:href="https://www.washingtonpost.com/washington-post-live/2023/04/12/ukraines-prosecutor-general-investigating-alleged-russian-war-crimes/" text:style-name="Internet_20_link" text:visited-style-name="Visited_20_Internet_20_Link">
</text:a>
The prosecutor of Ukraine Andriy Kostin.</text:p>
      <text:p text:style-name="P4">
“As of today, we have registered more than 77 thousand cases of crimes. It is not only about murder, humiliation and rape, ascertaining the destruction of property, forced deportation. &lt;...&gt;
 and massiveness in the occupied territories, ”Kostin said.</text:p>
      <text:p text:style-name="P4">
He stressed that “there are no such <text:a xlink:type="simple" xlink:href="https://www.ukrinform.ua/tag-vijskovi-zlocini" text:style-name="Internet_20_link" text:visited-style-name="Visited_20_Internet_20_Link">
</text:a>
that have not been performed and not being held by the Russians in Ukraine. ” "We get information from everywhere, from all sources, but of course, most of the victims of military crimes committed by the Russian Federation," the Prosecutor General said.</text:p>
      <text:p text:style-name="P4">
<text:span text:style-name="T4">
 Read also: </text:span>
 <text:a xlink:type="simple" xlink:href="https://www.ukrinform.ua/rubric-ato/3694863-ukraina-zaklikae-ofis-prokurora-mks-nevidkladno-zvernuti-uvagu-na-stratu-ukrainskogo-bijca.html" text:style-name="Internet_20_link" text:visited-style-name="Visited_20_Internet_20_Link">
</text:a>
Kostin added that Ukraine has already established and reported suspicion of committing crimes to 305 persons. "There are already 150 indictments and 30 sentences of Ukrainian courts regarding Russian military crimes committed in the territory of Ukraine," he said.</text:p>
      <text:p text:style-name="P4">
In his opinion, "more than 99% of war crimes committed against Ukrainians will be investigated and judged in Ukraine."</text:p>
      <text:p text:style-name="P4">
"In addition to our national efforts, investigations of the International Criminal Court, and the team of prosecutor Khan, we also coordinate the work of the wealth of 20 states that have begun investigations on possible commission of military crimes in Ukraine," Kostin summed up.</text:p>
      <text:p text:style-name="P4">
<text:span text:style-name="T5">
Foto: Prosecutor General's Office</text:span>
</text:p>
      <text:p text:style-name="P4">
News Source: <text:a xlink:type="simple" xlink:href="https://www.ukrinform.ua/rubric-ato/3695651-ofis-genprokurora-zafiksuvav-ponad-77-tisac-voennih-zlociniv-rosian-v-ukraini-kostin.html" text:style-name="Internet_20_link" text:visited-style-name="Visited_20_Internet_20_Link">
https://www.ukrinform.ua/rubric-ato/3695651-ofis-genprokurora-zafiksuvav-ponad-77-tisac-voennih-zlociniv-rosian-v-ukraini-kostin.html</text:a>
</text:p>
      <!--NEWS-->
      <text:h text:style-name="P10" text:outline-level="1">
<text:span text:style-name="T4">
Russians imagine taking Bakhmut as a victory in World War II - Danilov</text:span>
</text:h>
      <text:p text:style-name="P4">
Authors: Ukrinform (Person)</text:p>
      <text:p text:style-name="P4">
Publisher: Укринформ (Organization)</text:p>
      <text:p text:style-name="P4">
Published Time: 2023-04-14T-33:47:00+03:00</text:p>
      <text:p text:style-name="P4">
Modified Time: 2023-04-14T00:47:00+03:00</text:p>
      <text:p text:style-name="P4">
Description: The secretary of the National Security and Defense Council of Ukraine Alexei Danilov stated that the Russian army for some reason imagines Bakhmut's admiration as a victory in World War II. - Ukrinform.</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РНБО', 'Данілов', 'Війна з росією', 'Єдині новини']</text:p>
      <text:p text:style-name="P4">
Type: Article</text:p>
      <!--METADATA-->
      <text:p text:style-name="P4">
<draw:frame draw:style-name="fr1" draw:name="Image375" text:anchor-type="as-char" svg:width="6.9236in" svg:height="3.956343in" draw:z-index="0">
<draw:image xlink:href="../Images/yкринформ/2023-04-14T-33-47-00-03-00/630_360_1671467664-524.jpg" xlink:type="simple" xlink:show="embed" xlink:actuate="onLoad" draw:mime-type="image/jpeg"/>
</draw:frame>
The Secretaries of National Security and Defense of Ukraine Alexei Danilov stated that the Russian army for some reason imagines Bakhmut's admiration as a victory for the second world.</text:p>
      <text:p text:style-name="P4">
He said this on the broadcasting of the only news, commenting on the focus of Russian in four directions in the East and the likelihood that the Ukrainian military will have to retreat, Ukrinform reports.</text:p>
      <text:p text:style-name="P4">
"We are not going to retreat. The capture of the Bakhmut Russians seizes a month and a half. They hang somewhere a rag and shout. They for some reason imagine that they will be fascinated by Bakhmut as a victory in the second war. - This is solving all issues. We, for our part, do not give anyone.</text:p>
      <text:p text:style-name="P4">
He noted that the situation on the front, and especially the hottest directions, was discussed every time at the Chief Commander -in -Chief and every morning Nanarada with the President with the participation of the heads of the Ministry of Defense, the General Staff, and all generals.</text:p>
      <text:p text:style-name="P4">
<text:span text:style-name="T4">
 Read also: </text:span>
 <text:a xlink:type="simple" xlink:href="https://www.ukrinform.ua/rubric-ato/3695419-rosiani-namagautsa-otociti-bahmut-iz-pivnoci-ta-pivdna-genstab.html" text:style-name="Internet_20_link" text:visited-style-name="Visited_20_Internet_20_Link">
<text:span text:style-name="T4">
 Bakhmut </text:span>
</text:a>
Answering the questions whether the actions of the Russians are intention to take in Kilseavdiivka, Danilov said that in this direction professional experienced -Ukrainian servicemen and generals who have experience in warfare since 2014 work. "So as soon as the threat of the environment suddenly arises, the decision will be made instantly," he said.</text:p>
      <text:p text:style-name="P4">
As reported by Ukrinform, now the enemy concentrated all its professional strikes in four directions in the east - Mariinsky, Lymansky, Bakhmut Ivdiivka.</text:p>
      <text:p text:style-name="P4">
Over the last two weeks in the Bakhmut area <text:a xlink:type="simple" xlink:href="https://www.ukrinform.ua/tag-doneccina" text:style-name="Internet_20_link" text:visited-style-name="Visited_20_Internet_20_Link">
</text:a>
The Russian Federation is lost and wounded by nearly 4,5 thousand servicemen of regular armed forces of the Russian Federation and militants of the private military company "Wagner".</text:p>
      <text:p text:style-name="P4">
<text:span text:style-name="T5">
Foto: General Staff of the Armed Forces</text:span>
</text:p>
      <text:p text:style-name="P4">
News Source: <text:a xlink:type="simple" xlink:href="https://www.ukrinform.ua/rubric-ato/3695642-danilov-rosiani-uavlaut-vzatta-bahmuta-ak-peremogu-v-drugij-svitovij-vijni.html" text:style-name="Internet_20_link" text:visited-style-name="Visited_20_Internet_20_Link">
https://www.ukrinform.ua/rubric-ato/3695642-danilov-rosiani-uavlaut-vzatta-bahmuta-ak-peremogu-v-drugij-svitovij-vijni.html</text:a>
</text:p>
      <!--NEWS-->
      <text:h text:style-name="P10" text:outline-level="1">
<text:span text:style-name="T4">
UEFA Europa League: Juventus won, and Mu and Bayer played a draw in their matches</text:span>
</text:h>
      <text:p text:style-name="P4">
Authors: Ukrinform (Person)</text:p>
      <text:p text:style-name="P4">
Publisher: Укринформ (Organization)</text:p>
      <text:p text:style-name="P4">
Published Time: 2023-04-14T-35:39:09+03:00</text:p>
      <text:p text:style-name="P4">
Modified Time: 2023-04-14T00:39:09+03:00</text:p>
      <text:p text:style-name="P4">
Description: Bayer painted a draw with a piano Union, and Mu with Seville. - Ukrinform.</text:p>
      <text:p text:style-name="P4">
Images: ["<text:a xlink:type="simple" xlink:href="https://static.ukrinform.com/photos/2023_04/thumb_files/630_360_1681421874-775.jpg" text:style-name="Internet_20_link" text:visited-style-name="Visited_20_Internet_20_Link">
630_360_16814...</text:a>
"]</text:p>
      <text:p text:style-name="P4">
Tags: ['Футбол', 'Ліга Європи']</text:p>
      <text:p text:style-name="P4">
Type: Article</text:p>
      <!--METADATA-->
      <text:p text:style-name="P4">
<draw:frame draw:style-name="fr1" draw:name="Image376" text:anchor-type="as-char" svg:width="6.9236in" svg:height="3.956343in" draw:z-index="0">
<draw:image xlink:href="../Images/yкринформ/2023-04-14T-35-39-09-03-00/630_360_1681421874-775.jpg" xlink:type="simple" xlink:show="embed" xlink:actuate="onLoad" draw:mime-type="image/jpeg"/>
</draw:frame>
Bayer painted a draw with a piano Union, and Mu with Seville.</text:p>
      <text:p text:style-name="P4">
The game day of the first quarterfinal matches of the Europa League has ended, reports Ukrinform.</text:p>
      <text:p text:style-name="P4">
Juventus has minimally overcome "Sporting" - 1: 0. The only goal on Gatti's account.</text:p>
      <text:p text:style-name="P4">
In another match, Manchester United played a draw with Seville - 2: 2. The Portuguese gates were shot, and Malasia and Magweyr were distinguished by highways.</text:p>
      <text:p text:style-name="P4">
Another match between Bayer and Royal Union ended in a draw - 1: 1. The Virazins distinguished the Viec. The Belgians responded with an accurate blow to Bonfeys.</text:p>
      <text:p text:style-name="P4">
<text:span text:style-name="T4">
 Read also: </text:span>
 <text:a xlink:type="simple" xlink:href="https://www.ukrinform.ua/rubric-sports/3695625-liga-evropi-uefa-roma-postupilas-feenordu.html" text:style-name="Internet_20_link" text:visited-style-name="Visited_20_Internet_20_Link">
<text:span text:style-name="T4">
 Roma </text:span>
</text:a>
As it was reported, in the first duel of the play of the Europa League "Figayonord" overcame "Roma"(1:0).</text:p>
      <text:p text:style-name="P4">
Фото: twitter.com/juventusfc</text:p>
      <text:p text:style-name="P4">
News Source: <text:a xlink:type="simple" xlink:href="https://www.ukrinform.ua/rubric-sports/3695650-liga-evropi-uefa-uventus-peremig-a-mu-i-baer-zigrali-vniciu-u-svoih-matcah.html" text:style-name="Internet_20_link" text:visited-style-name="Visited_20_Internet_20_Link">
https://www.ukrinform.ua/rubric-sports/3695650-liga-evropi-uefa-uventus-peremig-a-mu-i-baer-zigrali-vniciu-u-svoih-matcah.html</text:a>
</text:p>
      <!--NEWS-->
      <text:h text:style-name="P10" text:outline-level="1">
<text:span text:style-name="T4">
Reznikov: OPK Romania produces "some good things" we need</text:span>
</text:h>
      <text:p text:style-name="P4">
Authors: Ukrinform (Person)</text:p>
      <text:p text:style-name="P4">
Publisher: Укринформ (Organization)</text:p>
      <text:p text:style-name="P4">
Published Time: 2023-04-14T-37:28:00+03:00</text:p>
      <text:p text:style-name="P4">
Modified Time: 2023-04-14T00:28:00+03:00</text:p>
      <text:p text:style-name="P4">
Description: Defense Minister Alexei Reznikov held a meeting with representatives of the defense-industrial complex (OPC) of Romania in Bucharest, which produces "some good things" needed by Ukraine to increase its defense capability. - Ukrinform.</text:p>
      <text:p text:style-name="P4">
Images: ["<text:a xlink:type="simple" xlink:href="https://static.ukrinform.com/photos/2023_04/thumb_files/630_360_1681398232-396.jpg" text:style-name="Internet_20_link" text:visited-style-name="Visited_20_Internet_20_Link">
630_360_16813...</text:a>
"]</text:p>
      <text:p text:style-name="P4">
Tags: ['Румунія', 'Зброя', 'ЗСУ', 'ОПК', 'Резніков', 'Кримська платформа', 'Війна з росією', '#stoprussia']</text:p>
      <text:p text:style-name="P4">
Type: Article</text:p>
      <!--METADATA-->
      <text:p text:style-name="P4">
<draw:frame draw:style-name="fr1" draw:name="Image377" text:anchor-type="as-char" svg:width="6.9236in" svg:height="3.956343in" draw:z-index="0">
<draw:image xlink:href="../Images/yкринформ/2023-04-14T-37-28-00-03-00/630_360_1681398232-396.jpg" xlink:type="simple" xlink:show="embed" xlink:actuate="onLoad" draw:mime-type="image/jpeg"/>
</draw:frame>
Ministry of Ministers Alexei Reznikov held in Bucharest on Thursday a meeting with representatives of the defense and industrial complex(OPC)Romania, which produces "some unmistakable" that Ukraine is needed to increase its defense capability.</text:p>
      <text:p text:style-name="P4">
According to Ukrinform correspondent, Reznikov reported this at the first Black Sea Sea Sea Sea Conference in Bucharest.</text:p>
      <text:p text:style-name="P4">
"I had a meeting and will still have a meeting with representatives of the Romanian military -industrial complex. Their industry produces some good things that are needed to increase the defense capability of our defense forces," - said <text:a xlink:type="simple" xlink:href="https://www.ukrinform.ua/tag-reznikov" text:style-name="Internet_20_link" text:visited-style-name="Visited_20_Internet_20_Link">
</text:a>
.</text:p>
      <text:p text:style-name="P4">
At the same time, the minister noted that not everything could be told publicly to "leave the opportunity for maneuver."</text:p>
      <text:p text:style-name="P4">
<text:span text:style-name="T4">
 Read also: </text:span>
 <text:a xlink:type="simple" xlink:href="https://www.ukrinform.ua/rubric-ato/3695529-dla-bezpeki-regionu-neobhidna-deokupacia-krimu-i-ce-bude-zrobleno-reznikov.html" text:style-name="Internet_20_link" text:visited-style-name="Visited_20_Internet_20_Link">
<text:span text:style-name="T4">
 Reznikov </text:span>
</text:a>
The head of the Defense Ministry of Ukraine also informed that during the meeting, a colleague assured him that all the political forces of Romania support Ukraine and wish her victory.</text:p>
      <text:p text:style-name="P4">
As reported by Ukrinform, in the capital of Romania on Thursday is the second(official)Day of the First Black Sea Security <text:a xlink:type="simple" xlink:href="https://www.ukrinform.ua/rubric-polytics/3695230-u-buharesti-rozpocalasa-cornomorska-bezpekova-konferencia.html" text:style-name="Internet_20_link" text:visited-style-name="Visited_20_Internet_20_Link">
</text:a>
which has collected from Bucharest representatives of more than 50 countries and organizations.</text:p>
      <text:p text:style-name="P4">
News Source: <text:a xlink:type="simple" xlink:href="https://www.ukrinform.ua/rubric-ato/3695649-reznikov-opk-rumunii-viroblae-deaki-nepogani-reci-aki-nam-potribni.html" text:style-name="Internet_20_link" text:visited-style-name="Visited_20_Internet_20_Link">
https://www.ukrinform.ua/rubric-ato/3695649-reznikov-opk-rumunii-viroblae-deaki-nepogani-reci-aki-nam-potribni.html</text:a>
</text:p>
      <!--NEWS-->
      <text:h text:style-name="P10" text:outline-level="1">
<text:span text:style-name="T4">
US support Ukraine's desire for reforms and implementation of the IMF program - Minister of Finance</text:span>
</text:h>
      <text:p text:style-name="P4">
Authors: Ukrinform (Person)</text:p>
      <text:p text:style-name="P4">
Publisher: Укринформ (Organization)</text:p>
      <text:p text:style-name="P4">
Published Time: 2023-04-14T-39:08:00+03:00</text:p>
      <text:p text:style-name="P4">
Modified Time: 2023-04-14T00:08:00+03:00</text:p>
      <text:p text:style-name="P4">
Description: US Finance Minister Janet Ellen has expressed support for the Ukrainian government's desire to implement the reforms and achieve the indicators referred to in the recent IMF program for Ukraine to return to healthy economic growth. - Ukrinform.</text:p>
      <text:p text:style-name="P4">
Images: ["<text:a xlink:type="simple" xlink:href="https://static.ukrinform.com/photos/2023_04/thumb_files/630_360_1681418037-1533.jpeg" text:style-name="Internet_20_link" text:visited-style-name="Visited_20_Internet_20_Link">
630_360_16814...</text:a>
", "<text:a xlink:type="simple" xlink:href="https://static.ukrinform.com/photos/2023_04/1681417227-860.jpg" text:style-name="Internet_20_link" text:visited-style-name="Visited_20_Internet_20_Link">
1681417227-86...</text:a>
"]</text:p>
      <text:p text:style-name="P4">
Tags: ['Мінфін', 'МВФ', 'Реформа', 'США', 'Україна', 'Шмигаль']</text:p>
      <text:p text:style-name="P4">
Type: Article</text:p>
      <!--METADATA-->
      <text:p text:style-name="P4">
<draw:frame draw:style-name="fr1" draw:name="Image378" text:anchor-type="as-char" svg:width="6.9236in" svg:height="3.956343in" draw:z-index="0">
<draw:image xlink:href="../Images/yкринформ/2023-04-14T-39-08-00-03-00/630_360_1681418037-1533.jpeg" xlink:type="simple" xlink:show="embed" xlink:actuate="onLoad" draw:mime-type="image/jpeg"/>
</draw:frame>
US Finance Minister Janet Ellen has expressed support for the desire of the Ukrainian government to implement reforms and achieve the indicators specified in the IMF program for Ukraine to return to healthy economic growth.</text:p>
      <text:p text:style-name="P4">
She stated this on Thursday during the Washington Prime Minister Denidomshmigal in joint with Prime Minister Denmoshmigal, she reports her own correspondent.</text:p>
      <text:p text:style-name="P4">
<draw:frame draw:style-name="fr1" draw:name="Image379" text:anchor-type="as-char" svg:width="6.9236in" svg:height="4.596501in" draw:z-index="0">
<draw:image xlink:href="../Images/yкринформ/2023-04-14T-39-08-00-03-00/1681417227-860.jpg" xlink:type="simple" xlink:show="embed" xlink:actuate="onLoad" draw:mime-type="image/jpeg"/>
</draw:frame>
<text:span text:style-name="T5">
Foto: Yaroslavovgopol</text:span>
</text:p>
      <text:p text:style-name="P4">
"I highly appreciate your dedication to perform the agenda of reforms and to achieve controls set out in the IMF program," Yellen said.</text:p>
      <text:p text:style-name="P4">
She emphasized that the new level of accountability of the Government of Ukraine, the proper management and ensuring the responsible use of international assistance is a "significant step" to bringing Ukraine to a healthy economic path.</text:p>
      <text:p text:style-name="P4">
<text:span text:style-name="T4">
 Read also: </text:span>
 <text:a xlink:type="simple" xlink:href="https://www.ukrinform.ua/rubric-economy/3695643-smigal-u-ssa-dopomoga-ukraini-ce-investicia-u-novij-svit-bez-agresii.html" text:style-name="Internet_20_link" text:visited-style-name="Visited_20_Internet_20_Link">
<text:span text:style-name="T4">
 Shmigal </text:span>
</text:a>
"Rest assured that the United States support Ukraine from the first day of this day, and we will continue to support Ukraine as much as it will be needed," the minister said.</text:p>
      <text:p text:style-name="P4">
According to her, the United States is proud of what is the leading partner of Ukraine. In this connection, she recalled the words of President Zelensky that Ukraine's support is not a charity, but an investment in democracy.</text:p>
      <text:p text:style-name="P4">
As reported by Ukrinform, the day before the US Finance Minister <text:a xlink:type="simple" xlink:href="https://www.ukrinform.ua/rubric-economy/3695122-vasington-planue-do-veresna-nadati-novu-grantovu-dopomogu-ukraini-minfin-ssa.html" text:style-name="Internet_20_link" text:visited-style-name="Visited_20_Internet_20_Link">
</text:a>
About Washingtonas to provide Ukraine by September this year with additional financial support, as well as other forms of assistance.</text:p>
      <text:p text:style-name="P4">
<text:span text:style-name="T5">
Foto: kmu.gov.ua</text:span>
</text:p>
      <text:p text:style-name="P4">
News Source: <text:a xlink:type="simple" xlink:href="https://www.ukrinform.ua/rubric-economy/3695648-ssa-pidtrimuut-pragnenna-ukraini-do-reform-i-vikonanna-programi-mvf-ministerka-finansiv.html" text:style-name="Internet_20_link" text:visited-style-name="Visited_20_Internet_20_Link">
https://www.ukrinform.ua/rubric-economy/3695648-ssa-pidtrimuut-pragnenna-ukraini-do-reform-i-vikonanna-programi-mvf-ministerka-finansiv.html</text:a>
</text:p>
      <!--NEWS-->
      <text:h text:style-name="P10" text:outline-level="1">
<text:span text:style-name="T4">
US support Ukraine's desire for reforms and implementation of the IMF program - Minister of Finance</text:span>
</text:h>
      <text:p text:style-name="P4">
Authors: Ukrinform (Person)</text:p>
      <text:p text:style-name="P4">
Publisher: Укринформ (Organization)</text:p>
      <text:p text:style-name="P4">
Published Time: 2023-04-14T00:08:00+03:00</text:p>
      <text:p text:style-name="P4">
Modified Time: 2023-04-14T00:08:00+03:00</text:p>
      <text:p text:style-name="P4">
Description: US Finance Minister Janet Ellen has expressed support for the Ukrainian government's desire to implement the reforms and achieve the indicators referred to in the recent IMF program for Ukraine to return to healthy economic growth. - Ukrinform.</text:p>
      <text:p text:style-name="P4">
Images: ["<text:a xlink:type="simple" xlink:href="https://static.ukrinform.com/photos/2023_04/thumb_files/630_360_1681418037-1533.jpeg" text:style-name="Internet_20_link" text:visited-style-name="Visited_20_Internet_20_Link">
630_360_16814...</text:a>
", "<text:a xlink:type="simple" xlink:href="https://static.ukrinform.com/photos/2023_04/1681417227-860.jpg" text:style-name="Internet_20_link" text:visited-style-name="Visited_20_Internet_20_Link">
1681417227-86...</text:a>
"]</text:p>
      <text:p text:style-name="P4">
Tags: ['Мінфін', 'МВФ', 'Реформа', 'США', 'Україна', 'Шмигаль']</text:p>
      <text:p text:style-name="P4">
Type: Article</text:p>
      <!--METADATA-->
      <text:p text:style-name="P4">
<draw:frame draw:style-name="fr1" draw:name="Image380" text:anchor-type="as-char" svg:width="6.9236in" svg:height="3.956343in" draw:z-index="0">
<draw:image xlink:href="../Images/yкринформ/2023-04-14T00-08-00-03-00/630_360_1681418037-1533.jpeg" xlink:type="simple" xlink:show="embed" xlink:actuate="onLoad" draw:mime-type="image/jpeg"/>
</draw:frame>
US Finance Minister Janet Ellen has expressed support for the desire of the Ukrainian government to implement reforms and achieve the indicators specified in the IMF program for Ukraine to return to healthy economic growth.</text:p>
      <text:p text:style-name="P4">
She stated this on Thursday during the Washington Prime Minister Denidomshmigal in joint with Prime Minister Denmoshmigal, she reports her own correspondent.</text:p>
      <text:p text:style-name="P4">
<draw:frame draw:style-name="fr1" draw:name="Image381" text:anchor-type="as-char" svg:width="6.9236in" svg:height="4.596501in" draw:z-index="0">
<draw:image xlink:href="../Images/yкринформ/2023-04-14T00-08-00-03-00/1681417227-860.jpg" xlink:type="simple" xlink:show="embed" xlink:actuate="onLoad" draw:mime-type="image/jpeg"/>
</draw:frame>
<text:span text:style-name="T5">
Foto: Yaroslavovgopol</text:span>
</text:p>
      <text:p text:style-name="P4">
"I highly appreciate your dedication to perform the agenda of reforms and to achieve controls set out in the IMF program," Yellen said.</text:p>
      <text:p text:style-name="P4">
She emphasized that the new level of accountability of the Government of Ukraine, the proper management and ensuring the responsible use of international assistance is a "significant step" to bringing Ukraine to a healthy economic path.</text:p>
      <text:p text:style-name="P4">
<text:span text:style-name="T4">
 Read also: </text:span>
 <text:a xlink:type="simple" xlink:href="https://www.ukrinform.ua/rubric-economy/3695643-smigal-u-ssa-dopomoga-ukraini-ce-investicia-u-novij-svit-bez-agresii.html" text:style-name="Internet_20_link" text:visited-style-name="Visited_20_Internet_20_Link">
<text:span text:style-name="T4">
 Shmigal </text:span>
</text:a>
</text:p>
      <text:p text:style-name="P4">
«Будьте впевнені, Сполучені Штати підтримують Україну від першого дня цієївійни, і ми продовжимо підтримувати Україну стільки, скільки буде потрібно», -наголосила міністерка.</text:p>
      <text:p text:style-name="P4">
За її словами, Сполучені Штати пишаються тим, що є провідним партнеромУкраїни. У цьому зв’язку вона нагадала слова президента Зеленського, щопідтримка України – це не благодійність, а інвестиція в демократію таглобальну безпеку.</text:p>
      <text:p text:style-name="P4">
Як повідомляв Укрінформ, напередодні міністр фінансів США <text:a xlink:type="simple" xlink:href="https://www.ukrinform.ua/rubric-economy/3695122-vasington-planue-do-veresna-nadati-novu-grantovu-dopomogu-ukraini-minfin-ssa.html" text:style-name="Internet_20_link" text:visited-style-name="Visited_20_Internet_20_Link">
</text:a>
About Washingtonas to provide Ukraine by September this year with additional financial support, as well as other forms of assistance.</text:p>
      <text:p text:style-name="P4">
<text:span text:style-name="T5">
Foto: kmu.gov.ua</text:span>
</text:p>
      <text:p text:style-name="P4">
News Source: <text:a xlink:type="simple" xlink:href="https://www.ukrinform.ua/rubric-economy/3695648-ssa-pidtrimuut-pragnenna-ukraini-do-reform-i-vikonanna-programi-mvf-ministerka-finansiv.html" text:style-name="Internet_20_link" text:visited-style-name="Visited_20_Internet_20_Link">
https://www.ukrinform.ua/rubric-economy/3695648-ssa-pidtrimuut-pragnenna-ukraini-do-reform-i-vikonanna-programi-mvf-ministerka-finansiv.html</text:a>
</text:p>
      <!--NEWS-->
      <text:h text:style-name="P10" text:outline-level="1">
<text:span text:style-name="T4">
Reznikov: OPK Romania produces "some good things" we need</text:span>
</text:h>
      <text:p text:style-name="P4">
Authors: Ukrinform (Person)</text:p>
      <text:p text:style-name="P4">
Publisher: Укринформ (Organization)</text:p>
      <text:p text:style-name="P4">
Published Time: 2023-04-14T00:28:00+03:00</text:p>
      <text:p text:style-name="P4">
Modified Time: 2023-04-14T00:28:00+03:00</text:p>
      <text:p text:style-name="P4">
Description: Defense Minister Alexei Reznikov held a meeting with representatives of the defense-industrial complex (OPC) of Romania in Bucharest, which produces "some good things" needed by Ukraine to increase its defense capability. - Ukrinform.</text:p>
      <text:p text:style-name="P4">
Images: ["<text:a xlink:type="simple" xlink:href="https://static.ukrinform.com/photos/2023_04/thumb_files/630_360_1681398232-396.jpg" text:style-name="Internet_20_link" text:visited-style-name="Visited_20_Internet_20_Link">
630_360_16813...</text:a>
"]</text:p>
      <text:p text:style-name="P4">
Tags: ['Румунія', 'Зброя', 'ЗСУ', 'ОПК', 'Резніков', 'Кримська платформа', 'Війна з росією', '#stoprussia']</text:p>
      <text:p text:style-name="P4">
Type: Article</text:p>
      <!--METADATA-->
      <text:p text:style-name="P4">
<draw:frame draw:style-name="fr1" draw:name="Image382" text:anchor-type="as-char" svg:width="6.9236in" svg:height="3.956343in" draw:z-index="0">
<draw:image xlink:href="../Images/yкринформ/2023-04-14T00-28-00-03-00/630_360_1681398232-396.jpg" xlink:type="simple" xlink:show="embed" xlink:actuate="onLoad" draw:mime-type="image/jpeg"/>
</draw:frame>
Ministry of Ministers Alexei Reznikov held in Bucharest on Thursday a meeting with representatives of the defense and industrial complex(OPC)Romania, which produces "some unmistakable" that Ukraine is needed to increase its defense capability.</text:p>
      <text:p text:style-name="P4">
According to Ukrinform correspondent, Reznikov reported this at the first Black Sea Sea Sea Sea Conference in Bucharest.</text:p>
      <text:p text:style-name="P4">
"I had a meeting and will still have a meeting with representatives of the Romanian military -industrial complex. Their industry produces some good things that are needed to increase the defense capability of our defense forces," - said <text:a xlink:type="simple" xlink:href="https://www.ukrinform.ua/tag-reznikov" text:style-name="Internet_20_link" text:visited-style-name="Visited_20_Internet_20_Link">
</text:a>
.</text:p>
      <text:p text:style-name="P4">
At the same time, the minister noted that not everything could be told publicly to "leave the opportunity for maneuver."</text:p>
      <text:p text:style-name="P4">
<text:span text:style-name="T4">
 Read also: </text:span>
 <text:a xlink:type="simple" xlink:href="https://www.ukrinform.ua/rubric-ato/3695529-dla-bezpeki-regionu-neobhidna-deokupacia-krimu-i-ce-bude-zrobleno-reznikov.html" text:style-name="Internet_20_link" text:visited-style-name="Visited_20_Internet_20_Link">
<text:span text:style-name="T4">
 Reznikov </text:span>
</text:a>
</text:p>
      <text:p text:style-name="P4">
Очільник оборонного відомства України також повідомив, що під час зустрічірумунський колега запевнив його, що усі політичні сили Румунії підтримуютьУкраїну та бажають їй перемоги.</text:p>
      <text:p text:style-name="P4">
Як повідомляв Укрінформ, у столиці Румунії у четвер проходить другий(офіційний)Day of the First Black Sea Security <text:a xlink:type="simple" xlink:href="https://www.ukrinform.ua/rubric-polytics/3695230-u-buharesti-rozpocalasa-cornomorska-bezpekova-konferencia.html" text:style-name="Internet_20_link" text:visited-style-name="Visited_20_Internet_20_Link">
</text:a>
which has collected from Bucharest representatives of more than 50 countries and organizations.</text:p>
      <text:p text:style-name="P4">
News Source: <text:a xlink:type="simple" xlink:href="https://www.ukrinform.ua/rubric-ato/3695649-reznikov-opk-rumunii-viroblae-deaki-nepogani-reci-aki-nam-potribni.html" text:style-name="Internet_20_link" text:visited-style-name="Visited_20_Internet_20_Link">
https://www.ukrinform.ua/rubric-ato/3695649-reznikov-opk-rumunii-viroblae-deaki-nepogani-reci-aki-nam-potribni.html</text:a>
</text:p>
      <!--NEWS-->
      <text:h text:style-name="P10" text:outline-level="1">
<text:span text:style-name="T4">
UEFA Europa League: Juventus won, and Mu and Bayer played a draw in their matches</text:span>
</text:h>
      <text:p text:style-name="P4">
Authors: Ukrinform (Person)</text:p>
      <text:p text:style-name="P4">
Publisher: Укринформ (Organization)</text:p>
      <text:p text:style-name="P4">
Published Time: 2023-04-14T00:39:09+03:00</text:p>
      <text:p text:style-name="P4">
Modified Time: 2023-04-14T00:39:09+03:00</text:p>
      <text:p text:style-name="P4">
Description: Bayer painted a draw with a piano Union, and Mu with Seville. - Ukrinform.</text:p>
      <text:p text:style-name="P4">
Images: ["<text:a xlink:type="simple" xlink:href="https://static.ukrinform.com/photos/2023_04/thumb_files/630_360_1681421874-775.jpg" text:style-name="Internet_20_link" text:visited-style-name="Visited_20_Internet_20_Link">
630_360_16814...</text:a>
"]</text:p>
      <text:p text:style-name="P4">
Tags: ['Футбол', 'Ліга Європи']</text:p>
      <text:p text:style-name="P4">
Type: Article</text:p>
      <!--METADATA-->
      <text:p text:style-name="P4">
<draw:frame draw:style-name="fr1" draw:name="Image383" text:anchor-type="as-char" svg:width="6.9236in" svg:height="3.956343in" draw:z-index="0">
<draw:image xlink:href="../Images/yкринформ/2023-04-14T00-39-09-03-00/630_360_1681421874-775.jpg" xlink:type="simple" xlink:show="embed" xlink:actuate="onLoad" draw:mime-type="image/jpeg"/>
</draw:frame>
Bayer painted a draw with a piano Union, and Mu with Seville.</text:p>
      <text:p text:style-name="P4">
The game day of the first quarterfinal matches of the Europa League has ended, reports Ukrinform.</text:p>
      <text:p text:style-name="P4">
Juventus has minimally overcome "Sporting" - 1: 0. The only goal on Gatti's account.</text:p>
      <text:p text:style-name="P4">
In another match, Manchester United played a draw with Seville - 2: 2. The Portuguese gates were shot, and Malasia and Magweyr were distinguished by highways.</text:p>
      <text:p text:style-name="P4">
Another match between Bayer and Royal Union ended in a draw - 1: 1. The Virazins distinguished the Viec. The Belgians responded with an accurate blow to Bonfeys.</text:p>
      <text:p text:style-name="P4">
<text:span text:style-name="T4">
 Read also: </text:span>
 <text:a xlink:type="simple" xlink:href="https://www.ukrinform.ua/rubric-sports/3695625-liga-evropi-uefa-roma-postupilas-feenordu.html" text:style-name="Internet_20_link" text:visited-style-name="Visited_20_Internet_20_Link">
<text:span text:style-name="T4">
 Roma </text:span>
</text:a>
As it was reported, in the first duel of the play of the Europa League "Figayonord" overcame "Roma"(1:0).</text:p>
      <text:p text:style-name="P4">
Фото: twitter.com/juventusfc</text:p>
      <text:p text:style-name="P4">
News Source: <text:a xlink:type="simple" xlink:href="https://www.ukrinform.ua/rubric-sports/3695650-liga-evropi-uefa-uventus-peremig-a-mu-i-baer-zigrali-vniciu-u-svoih-matcah.html" text:style-name="Internet_20_link" text:visited-style-name="Visited_20_Internet_20_Link">
https://www.ukrinform.ua/rubric-sports/3695650-liga-evropi-uefa-uventus-peremig-a-mu-i-baer-zigrali-vniciu-u-svoih-matcah.html</text:a>
</text:p>
      <!--NEWS-->
      <text:h text:style-name="P10" text:outline-level="1">
<text:span text:style-name="T4">
Russians imagine taking Bakhmut as a victory in World War II - Danilov</text:span>
</text:h>
      <text:p text:style-name="P4">
Authors: Ukrinform (Person)</text:p>
      <text:p text:style-name="P4">
Publisher: Укринформ (Organization)</text:p>
      <text:p text:style-name="P4">
Published Time: 2023-04-14T00:47:00+03:00</text:p>
      <text:p text:style-name="P4">
Modified Time: 2023-04-14T00:47:00+03:00</text:p>
      <text:p text:style-name="P4">
Description: The secretary of the National Security and Defense Council of Ukraine Alexei Danilov stated that the Russian army for some reason imagines Bakhmut's admiration as a victory in World War II. - Ukrinform.</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РНБО', 'Данілов', 'Війна з росією', 'Єдині новини']</text:p>
      <text:p text:style-name="P4">
Type: Article</text:p>
      <!--METADATA-->
      <text:p text:style-name="P4">
<draw:frame draw:style-name="fr1" draw:name="Image384" text:anchor-type="as-char" svg:width="6.9236in" svg:height="3.956343in" draw:z-index="0">
<draw:image xlink:href="../Images/yкринформ/2023-04-14T00-47-00-03-00/630_360_1671467664-524.jpg" xlink:type="simple" xlink:show="embed" xlink:actuate="onLoad" draw:mime-type="image/jpeg"/>
</draw:frame>
The Secretaries of National Security and Defense of Ukraine Alexei Danilov stated that the Russian army for some reason imagines Bakhmut's admiration as a victory for the second world.</text:p>
      <text:p text:style-name="P4">
He said this on the broadcasting of the only news, commenting on the focus of Russian in four directions in the East and the likelihood that the Ukrainian military will have to retreat, Ukrinform reports.</text:p>
      <text:p text:style-name="P4">
"We are not going to retreat. The capture of the Bakhmut Russians seizes a month and a half. They hang somewhere a rag and shout. They for some reason imagine that they will be fascinated by Bakhmut as a victory in the second war. - This is solving all issues. We, for our part, do not give anyone.</text:p>
      <text:p text:style-name="P4">
He noted that the situation on the front, and especially the hottest directions, was discussed every time at the Chief Commander -in -Chief and every morning Nanarada with the President with the participation of the heads of the Ministry of Defense, the General Staff, and all generals.</text:p>
      <text:p text:style-name="P4">
<text:span text:style-name="T4">
 Read also: </text:span>
 <text:a xlink:type="simple" xlink:href="https://www.ukrinform.ua/rubric-ato/3695419-rosiani-namagautsa-otociti-bahmut-iz-pivnoci-ta-pivdna-genstab.html" text:style-name="Internet_20_link" text:visited-style-name="Visited_20_Internet_20_Link">
<text:span text:style-name="T4">
 Bakhmut </text:span>
</text:a>
Answering the questions whether the actions of the Russians are intention to take in Kilseavdiivka, Danilov said that in this direction professional experienced -Ukrainian servicemen and generals who have experience in warfare since 2014 work. "So as soon as the threat of the environment suddenly arises, the decision will be made instantly," he said.</text:p>
      <text:p text:style-name="P4">
As reported by Ukrinform, now the enemy concentrated all its professional strikes in four directions in the east - Mariinsky, Lymansky, Bakhmut Ivdiivka.</text:p>
      <text:p text:style-name="P4">
Over the last two weeks in the Bakhmut area <text:a xlink:type="simple" xlink:href="https://www.ukrinform.ua/tag-doneccina" text:style-name="Internet_20_link" text:visited-style-name="Visited_20_Internet_20_Link">
</text:a>
The Russian Federation is lost and wounded by nearly 4,5 thousand servicemen of regular armed forces of the Russian Federation and militants of the private military company "Wagner".</text:p>
      <text:p text:style-name="P4">
<text:span text:style-name="T5">
Foto: General Staff of the Armed Forces</text:span>
</text:p>
      <text:p text:style-name="P4">
News Source: <text:a xlink:type="simple" xlink:href="https://www.ukrinform.ua/rubric-ato/3695642-danilov-rosiani-uavlaut-vzatta-bahmuta-ak-peremogu-v-drugij-svitovij-vijni.html" text:style-name="Internet_20_link" text:visited-style-name="Visited_20_Internet_20_Link">
https://www.ukrinform.ua/rubric-ato/3695642-danilov-rosiani-uavlaut-vzatta-bahmuta-ak-peremogu-v-drugij-svitovij-vijni.html</text:a>
</text:p>
      <!--NEWS-->
      <text:h text:style-name="P10" text:outline-level="1">
<text:span text:style-name="T4">
The Office of the Prosecutor General has recorded more than 77 thousand military crimes of Russians in Ukraine - Kostin</text:span>
</text:h>
      <text:p text:style-name="P4">
Authors: Ukrinform (Person)</text:p>
      <text:p text:style-name="P4">
Publisher: Укринформ (Organization)</text:p>
      <text:p text:style-name="P4">
Published Time: 2023-04-14T01:09:00+03:00</text:p>
      <text:p text:style-name="P4">
Modified Time: 2023-04-14T01:09:00+03:00</text:p>
      <text:p text:style-name="P4">
Description: Since the commencement of a full -scale Russian invasion, Ukraine has already registered the commission of more than 77 thousand war crimes in its territory. - Ukrinform.</text:p>
      <text:p text:style-name="P4">
Images: ["<text:a xlink:type="simple" xlink:href="https://static.ukrinform.com/photos/2022_08/thumb_files/630_360_1659550516-968.jpg" text:style-name="Internet_20_link" text:visited-style-name="Visited_20_Internet_20_Link">
630_360_16595...</text:a>
"]</text:p>
      <text:p text:style-name="P4">
Tags: ['Російські військові', 'Воєнні злочини', 'Офіс генпрокурора', 'Андрій Костін', 'Війна з росією']</text:p>
      <text:p text:style-name="P4">
Type: Article</text:p>
      <!--METADATA-->
      <text:p text:style-name="P4">
<draw:frame draw:style-name="fr1" draw:name="Image385" text:anchor-type="as-char" svg:width="6.9236in" svg:height="3.956343in" draw:z-index="0">
<draw:image xlink:href="../Images/yкринформ/2023-04-14T01-09-00-03-00/630_360_1659550516-968.jpg" xlink:type="simple" xlink:show="embed" xlink:actuate="onLoad" draw:mime-type="image/jpeg"/>
</draw:frame>
 З часупочатку повномасштабного російського вторгнення, Україна уже зареєструвалавчинення на своїй території понад 77 тисяч воєнних злочинів.</text:p>
      <text:p text:style-name="P4">
Як повідомляє кореспондент Укрінформу, про це в інтерв’ю <text:a xlink:type="simple" xlink:href="https://www.washingtonpost.com/washington-post-live/2023/04/12/ukraines-prosecutor-general-investigating-alleged-russian-war-crimes/" text:style-name="Internet_20_link" text:visited-style-name="Visited_20_Internet_20_Link">
</text:a>
The prosecutor of Ukraine Andriy Kostin.</text:p>
      <text:p text:style-name="P4">
“As of today, we have registered more than 77 thousand cases of crimes. It is not only about murder, humiliation and rape, ascertaining the destruction of property, forced deportation. &lt;...&gt;
 and massiveness in the occupied territories, ”Kostin said.</text:p>
      <text:p text:style-name="P4">
He stressed that “there are no such <text:a xlink:type="simple" xlink:href="https://www.ukrinform.ua/tag-vijskovi-zlocini" text:style-name="Internet_20_link" text:visited-style-name="Visited_20_Internet_20_Link">
</text:a>
that have not been performed and not being held by the Russians in Ukraine. ” "We get information from everywhere, from all sources, but of course, most of the victims of military crimes committed by the Russian Federation," the Prosecutor General said.</text:p>
      <text:p text:style-name="P4">
<text:span text:style-name="T4">
 Read also: </text:span>
 <text:a xlink:type="simple" xlink:href="https://www.ukrinform.ua/rubric-ato/3694863-ukraina-zaklikae-ofis-prokurora-mks-nevidkladno-zvernuti-uvagu-na-stratu-ukrainskogo-bijca.html" text:style-name="Internet_20_link" text:visited-style-name="Visited_20_Internet_20_Link">
</text:a>
Kostin added that Ukraine has already established and reported suspicion of committing crimes to 305 persons. "There are already 150 indictments and 30 sentences of Ukrainian courts regarding Russian military crimes committed in the territory of Ukraine," he said.</text:p>
      <text:p text:style-name="P4">
In his opinion, "more than 99% of war crimes committed against Ukrainians will be investigated and judged in Ukraine."</text:p>
      <text:p text:style-name="P4">
"In addition to our national efforts, investigations of the International Criminal Court, and the team of prosecutor Khan, we also coordinate the work of the wealth of 20 states that have begun investigations on possible commission of military crimes in Ukraine," Kostin summed up.</text:p>
      <text:p text:style-name="P4">
<text:span text:style-name="T5">
Foto: Prosecutor General's Office</text:span>
</text:p>
      <text:p text:style-name="P4">
News Source: <text:a xlink:type="simple" xlink:href="https://www.ukrinform.ua/rubric-ato/3695651-ofis-genprokurora-zafiksuvav-ponad-77-tisac-voennih-zlociniv-rosian-v-ukraini-kostin.html" text:style-name="Internet_20_link" text:visited-style-name="Visited_20_Internet_20_Link">
https://www.ukrinform.ua/rubric-ato/3695651-ofis-genprokurora-zafiksuvav-ponad-77-tisac-voennih-zlociniv-rosian-v-ukraini-kostin.html</text:a>
</text:p>
      <!--NEWS-->
      <text:h text:style-name="P10" text:outline-level="1">
<text:span text:style-name="T4">
In 2023, Ukraine will receive $ 3.5 billion in direct budget support from Japan</text:span>
</text:h>
      <text:p text:style-name="P4">
Author: ['АРМІЯINFORM']</text:p>
      <text:p text:style-name="P4">
Time: 2023-04-14T98:00:00-04:00</text:p>
      <text:p text:style-name="P4">
Description: Thrustly with Robomi Vizit in the United States, Ministra Financies Ukrainian Sergey Marchenko Proviv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89df50deeba3d0c381bdc6b874022cb.jpeg" text:style-name="Internet_20_link" text:visited-style-name="Visited_20_Internet_20_Link">
b89df50deeba3d0c381bdc6b874022cb.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86" text:anchor-type="as-char" svg:width="6.9236in" svg:height="4.332834in" draw:z-index="0">
<draw:image xlink:href="../Images/AРМІЯINFORM/2023-04-14T98-00-00-04-00/b89df50deeba3d0c381bdc6b874022cb.jpeg" xlink:type="simple" xlink:show="embed" xlink:actuate="onLoad" draw:mime-type="image/jpeg"/>
</draw:frame>
Illustrative photo</text:p>
      <text:p text:style-name="P4">
While on a working visit to the United States, the Minister of Finance of Ukraine Serhiy Marchenko has a meeting with the Minister of Finance of Japan Sunichi Sudzuki.</text:p>
      <text:p text:style-name="P4">
The meeting was also attended by Deputy Minister of Finance Olga Zikova, Deputy Minister of Finance on European Integration Yuriy Draganchuk, Government Commissioner for Public Debt Management, Yuri Buts.</text:p>
      <text:p text:style-name="P4">
The parties discussed the needs of the State Budget of Ukraine for priority directions for the country's restoration and reconstruction.</text:p>
      <text:p text:style-name="P4">
“Ukraine is extremely appreciating Japan's contribution to the acceleration of our victory, in particular through the systematic provision of financial and humanitarian assistance, the Tasancial pressure on Russia. While chairman in G7 in 2023, Japan demonstrates predecessor leadership in supporting the Ukrainian issue on the agenda of international events, as well as in improving the coordination of financial assistance for Ukraine, ”said Sergey Marchenko.</text:p>
      <text:p text:style-name="P4">
The Minister of Finance of Ukraine stressed that in war, external financing is a key role in maintaining macroeconomic stability due to a significant increase in expenditures for defense and defense.</text:p>
      <text:p text:style-name="P4">
Sunichi Suzuki confirmed the intentions of the Japan Government to direct $ 3.5 billion dodolers to Ukraine direct budget support during 2023. These funds will allow priority, including social and humanitarian expenditures.</text:p>
      <text:p text:style-name="P4">
Since the beginning of a full -scale war, Japan provided Ukraine $ 581 million in funding.</text:p>
      <text:p text:style-name="P4">
During the discussion of the country's restoration and reconstruction, Sergei Marchenko reinforced that, in order to implement a rapid restoration in 2023, the Ukrainians were deducted in support of international partners and private sector.</text:p>
      <text:p text:style-name="P4">
It should be reminded that according to the Government of Ukraine, the World Bank, the European Commission and the UN, the needs of Ukraine for rapid restoration in 2023 are estimated at $ 14.1 billion.</text:p>
      <text:p text:style-name="P4">
Representatives of the Ministry of Finance of Japan expressed their readiness to support Ukraine in rebuilding, in particular through potential joint projects with the Japanese Agency of International Cooperation "Jaika"(JICA).</text:p>
      <text:p text:style-name="P4">
<text:span text:style-name="T4">
Джерело:</text:span>
 <text:a xlink:type="simple" xlink:href="https://www.kmu.gov.ua/news/ukraina-otrymaie-35-mlrd-dolariv-ssha-vid-iaponii-u-2023-rotsi-ministr-finansiv-iaponii-pid-chas-zustrichi-z-serhiiem-marchenkom" text:style-name="Internet_20_link" text:visited-style-name="Visited_20_Internet_20_Link">
<text:span text:style-name="T5">
Урядовий портал</text:span>
</text:a>
</text:p>
      <text:p text:style-name="P4">
News Source: <text:a xlink:type="simple" xlink:href="https://armyinform.com.ua/2023/04/14/u-2023-roczi-ukrayina-otrymaye-vid-yaponiyi-35-mlrd-dolariv-ssha-pryamoyi-byudzhetnoyi-pidtrymky/" text:style-name="Internet_20_link" text:visited-style-name="Visited_20_Internet_20_Link">
https://armyinform.com.ua/2023/04/14/u-2023-roczi-ukrayina-otrymaye-vid-yaponiyi-35-mlrd-dolariv-ssha-pryamoyi-byudzhetnoyi-pidtrym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